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Thumbnails/thumbnail.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11"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meta.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family-generic="system" style:font-pitch="variable"/>
    <style:font-face style:name="Noto Serif CJK SC1" svg:font-family="'Noto Serif CJK SC'" style:font-pitch="variable"/>
    <style:font-face style:name="Times New Roman" svg:font-family="'Times New Roman'" style:font-family-generic="roman" style:font-pitch="variable"/>
    <style:font-face style:name="Times New Roman1" svg:font-family="'Times New Roman'" style:font-pitch="variable"/>
    <style:font-face style:name="华文细黑" svg:font-family="华文细黑" style:font-pitch="variable"/>
    <style:font-face style:name="宋体" svg:font-family="宋体" style:font-pitch="variable"/>
    <style:font-face style:name="宋体1" svg:font-family="宋体" style:font-family-generic="modern" style:font-pitch="variable"/>
    <style:font-face style:name="宋体2" svg:font-family="宋体" style:font-family-generic="roman" style:font-pitch="variable"/>
    <style:font-face style:name="隶书" svg:font-family="隶书" style:font-family-generic="modern" style:font-pitch="fixed"/>
    <style:font-face style:name="隶书1" svg:font-family="隶书" style:font-family-generic="modern" style:font-pitch="variable"/>
    <style:font-face style:name="黑体" svg:font-family="黑体"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min-height="1.01cm" fo:min-width="4.792cm" fo:padding-top="0.13cm" fo:padding-bottom="0.13cm" fo:padding-left="0.25cm" fo:padding-right="0.25cm" fo:wrap-option="wrap" draw:shadow-color="#808080"/>
      <style:paragraph-properties style:writing-mode="lr-tb"/>
    </style:style>
    <style:style style:name="gr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 style:family="graphic" style:parent-style-name="standard">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 style:family="graphic" style:parent-style-name="standard">
      <style:graphic-properties draw:stroke="none" draw:fill="solid" draw:fill-color="#ff0000"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7" style:family="graphic" style:parent-style-name="standard">
      <style:graphic-properties draw:stroke="solid" svg:stroke-width="0.035cm" svg:stroke-color="#ffffff" draw:stroke-linejoin="miter" draw:fill="solid" draw:fill-color="#ff0000" draw:textarea-horizontal-align="justify" draw:textarea-vertical-align="middle" draw:auto-grow-height="true" fo:min-height="0cm" fo:min-width="0cm" fo:padding-top="0.03cm" fo:padding-bottom="0.03cm" fo:padding-left="0.05cm" fo:padding-right="0.05cm" fo:wrap-option="no-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 style:family="graphic" style:parent-style-name="standard" style:list-style-name="L2">
      <style:graphic-properties draw:stroke="solid" svg:stroke-width="0.035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 style:family="graphic" style:parent-style-name="standard" style:list-style-name="L2">
      <style:graphic-properties draw:stroke="solid" svg:stroke-width="0.035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4.604cm" fo:padding-top="0.03cm" fo:padding-bottom="0.03cm" fo:padding-left="0.05cm" fo:padding-right="0.0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 style:family="graphic" style:parent-style-name="standard">
      <style:graphic-properties draw:stroke="none" draw:fill="solid"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1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0"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4.408cm" fo:padding-top="0.03cm" fo:padding-bottom="0.03cm" fo:padding-left="0.05cm" fo:padding-right="0.05cm" fo:wrap-option="wrap" draw:shadow-color="#808080"/>
      <style:paragraph-properties style:writing-mode="lr-tb"/>
    </style:style>
    <style:style style:name="gr2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4.408cm" fo:padding-top="0.03cm" fo:padding-bottom="0.03cm" fo:padding-left="0.05cm" fo:padding-right="0.05cm" fo:wrap-option="wrap" draw:shadow-color="#808080"/>
      <style:paragraph-properties style:writing-mode="lr-tb"/>
    </style:style>
    <style:style style:name="gr2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4.604cm" fo:padding-top="0.03cm" fo:padding-bottom="0.03cm" fo:padding-left="0.05cm" fo:padding-right="0.05cm" fo:wrap-option="wrap" draw:shadow-color="#808080"/>
      <style:paragraph-properties style:writing-mode="lr-tb"/>
    </style:style>
    <style:style style:name="gr2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4.213cm" fo:padding-top="0.03cm" fo:padding-bottom="0.03cm" fo:padding-left="0.05cm" fo:padding-right="0.05cm" fo:wrap-option="wrap" draw:shadow-color="#808080"/>
      <style:paragraph-properties style:writing-mode="lr-tb"/>
    </style:style>
    <style:style style:name="gr2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3.232cm" fo:padding-top="0.03cm" fo:padding-bottom="0.03cm" fo:padding-left="0.05cm" fo:padding-right="0.05cm" fo:wrap-option="wrap" draw:shadow-color="#808080"/>
      <style:paragraph-properties style:writing-mode="lr-tb"/>
    </style:style>
    <style:style style:name="gr2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3.232cm" fo:padding-top="0.03cm" fo:padding-bottom="0.03cm" fo:padding-left="0.05cm" fo:padding-right="0.05cm" fo:wrap-option="wrap" draw:shadow-color="#808080"/>
      <style:paragraph-properties style:writing-mode="lr-tb"/>
    </style:style>
    <style:style style:name="gr27" style:family="graphic" style:parent-style-name="standard" style:list-style-name="L1">
      <style:graphic-properties draw:stroke="solid" svg:stroke-width="0.106cm" svg:stroke-color="#000099"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 style:family="graphic" style:parent-style-name="standard">
      <style:graphic-properties draw:stroke="solid" svg:stroke-width="0.035cm" svg:stroke-color="#000000" draw:stroke-linejoin="miter" draw:fill="none" draw:fill-color="#ffffff" draw:textarea-horizontal-align="justify" draw:textarea-vertical-align="top" draw:auto-grow-height="true" fo:min-height="0cm" fo:min-width="0cm" fo:padding-top="0.13cm" fo:padding-bottom="0.13cm" fo:padding-left="0.05cm" fo:padding-right="0.05cm" fo:wrap-option="wrap" draw:shadow-color="#808080"/>
      <style:paragraph-properties style:writing-mode="lr-tb"/>
    </style:style>
    <style:style style:name="gr3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509cm" fo:min-width="4.604cm" fo:padding-top="0.03cm" fo:padding-bottom="0.03cm" fo:padding-left="0.05cm" fo:padding-right="0.05cm" fo:wrap-option="wrap" draw:shadow-color="#808080"/>
      <style:paragraph-properties style:writing-mode="lr-tb"/>
    </style:style>
    <style:style style:name="gr3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4.604cm" fo:padding-top="0.03cm" fo:padding-bottom="0.03cm" fo:padding-left="0.05cm" fo:padding-right="0.05cm" fo:wrap-option="wrap" draw:shadow-color="#808080"/>
      <style:paragraph-properties style:writing-mode="lr-tb"/>
    </style:style>
    <style:style style:name="gr3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4.017cm" fo:padding-top="0.03cm" fo:padding-bottom="0.03cm" fo:padding-left="0.05cm" fo:padding-right="0.05cm" fo:wrap-option="wrap" draw:shadow-color="#808080"/>
      <style:paragraph-properties style:writing-mode="lr-tb"/>
    </style:style>
    <style:style style:name="gr3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3.625cm" fo:padding-top="0.03cm" fo:padding-bottom="0.03cm" fo:padding-left="0.05cm" fo:padding-right="0.05cm" fo:wrap-option="wrap" draw:shadow-color="#808080"/>
      <style:paragraph-properties style:writing-mode="lr-tb"/>
    </style:style>
    <style:style style:name="gr3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3.428cm" fo:padding-top="0.03cm" fo:padding-bottom="0.03cm" fo:padding-left="0.05cm" fo:padding-right="0.05cm" fo:wrap-option="wrap" draw:shadow-color="#808080"/>
      <style:paragraph-properties style:writing-mode="lr-tb"/>
    </style:style>
    <style:style style:name="gr3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5.976cm" fo:padding-top="0.03cm" fo:padding-bottom="0.03cm" fo:padding-left="0.05cm" fo:padding-right="0.05cm" fo:wrap-option="wrap" draw:shadow-color="#808080"/>
      <style:paragraph-properties style:writing-mode="lr-tb"/>
    </style:style>
    <style:style style:name="gr3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3.821cm" fo:padding-top="0.03cm" fo:padding-bottom="0.03cm" fo:padding-left="0.05cm" fo:padding-right="0.05cm" fo:wrap-option="wrap" draw:shadow-color="#808080"/>
      <style:paragraph-properties style:writing-mode="lr-tb"/>
    </style:style>
    <style:style style:name="gr3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4.017cm" fo:padding-top="0.03cm" fo:padding-bottom="0.03cm" fo:padding-left="0.05cm" fo:padding-right="0.05cm" fo:wrap-option="wrap" draw:shadow-color="#808080"/>
      <style:paragraph-properties style:writing-mode="lr-tb"/>
    </style:style>
    <style:style style:name="gr40" style:family="graphic" style:parent-style-name="standard">
      <style:graphic-properties draw:stroke="solid" svg:stroke-width="0.079cm" svg:stroke-color="#000099"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2" style:family="graphic" style:parent-style-name="standard" style:list-style-name="L2">
      <style:graphic-properties draw:stroke="solid" svg:stroke-width="0.079cm" svg:stroke-color="#3333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 style:family="graphic" style:parent-style-name="standard" style:list-style-name="L2">
      <style:graphic-properties draw:stroke="solid" svg:stroke-width="0.079cm" svg:stroke-color="#3333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6"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8" style:family="graphic" style:parent-style-name="standard">
      <style:graphic-properties draw:stroke="solid" svg:stroke-width="0.079cm" svg:stroke-color="#000099"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9"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0" style:family="graphic" style:parent-style-name="standard" style:list-style-name="L6">
      <style:graphic-properties draw:stroke="solid" svg:stroke-width="0.079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1"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2" style:family="graphic" style:parent-style-name="standard" style:list-style-name="L6">
      <style:graphic-properties draw:stroke="solid" svg:stroke-width="0.079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4"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5"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6" style:family="graphic" style:parent-style-name="standard">
      <style:graphic-properties draw:stroke="solid" svg:stroke-width="0.212cm" svg:stroke-color="#ff0000" draw:marker-end="线条箭头_20_43" draw:marker-end-width="0.636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57" style:family="graphic" style:parent-style-name="standard">
      <style:graphic-properties draw:stroke="solid" svg:stroke-width="0.212cm" svg:stroke-color="#ff0000" draw:marker-end="线条箭头_20_44" draw:marker-end-width="0.636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58" style:family="graphic" style:parent-style-name="standard" style:list-style-name="L6">
      <style:graphic-properties draw:stroke="solid" svg:stroke-width="0.079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9"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0" style:family="graphic" style:parent-style-name="standard">
      <style:graphic-properties draw:stroke="solid" svg:stroke-width="0.212cm" svg:stroke-color="#000099" draw:marker-end="线条箭头_20_45" draw:marker-end-width="0.636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61"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3" style:family="graphic" style:parent-style-name="standard" style:list-style-name="L7">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4"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2.489cm" fo:min-width="4.924cm" fo:padding-top="0.03cm" fo:padding-bottom="0.03cm" fo:padding-left="0.05cm" fo:padding-right="0.05cm" fo:wrap-option="wrap" draw:shadow-color="#808080"/>
      <style:paragraph-properties style:writing-mode="lr-tb"/>
    </style:style>
    <style:style style:name="gr67" style:family="graphic" style:parent-style-name="standard">
      <style:graphic-properties draw:stroke="solid" svg:stroke-width="0.035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8" style:family="graphic" style:parent-style-name="standard">
      <style:graphic-properties draw:stroke="solid" svg:stroke-width="0.035cm" svg:stroke-color="#000000" draw:stroke-linejoin="miter" draw:fill="none" draw:fill-color="#ffffff" draw:textarea-horizontal-align="justify" draw:textarea-vertical-align="middle" draw:auto-grow-height="true" fo:min-height="0cm" fo:min-width="0cm" fo:padding-top="0.03cm" fo:padding-bottom="0.03cm" fo:padding-left="0.05cm" fo:padding-right="0.05cm" fo:wrap-option="no-wrap" draw:shadow-color="#808080"/>
      <style:paragraph-properties style:writing-mode="lr-tb"/>
    </style:style>
    <style:style style:name="gr6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0" style:family="graphic" style:parent-style-name="standard">
      <style:graphic-properties draw:stroke="solid" svg:stroke-width="0.079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1" style:family="graphic" style:parent-style-name="standard">
      <style:graphic-properties draw:stroke="solid" svg:stroke-width="0.212cm" svg:stroke-color="#ff0000" draw:marker-end="线条箭头_20_46" draw:marker-end-width="0.636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72"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3" style:family="graphic" style:parent-style-name="standard">
      <style:graphic-properties draw:stroke="solid" svg:stroke-width="0.212cm" svg:stroke-color="#ff0000" draw:marker-end="线条箭头_20_47" draw:marker-end-width="0.636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74"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5"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6"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7" style:family="graphic" style:parent-style-name="standard" style:list-style-name="L8">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8" style:family="graphic" style:parent-style-name="standard" style:list-style-name="L8">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9"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1" style:family="graphic" style:parent-style-name="standard">
      <style:graphic-properties draw:stroke="solid" svg:stroke-width="0.212cm" svg:stroke-color="#ff0000" draw:marker-end="线条箭头_20_48" draw:marker-end-width="0.636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82"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3" style:family="graphic" style:parent-style-name="standard">
      <style:graphic-properties draw:stroke="solid" svg:stroke-width="0.212cm" svg:stroke-color="#ff0000" draw:marker-end="线条箭头_20_49" draw:marker-end-width="0.636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84"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5"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6"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7" style:family="graphic" style:parent-style-name="standard" style:list-style-name="L8">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8" style:family="graphic" style:parent-style-name="standard" style:list-style-name="L8">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9"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0"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2"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7.349cm" fo:padding-top="0.03cm" fo:padding-bottom="0.03cm" fo:padding-left="0.05cm" fo:padding-right="0.05cm" fo:wrap-option="wrap" draw:shadow-color="#808080"/>
      <style:paragraph-properties style:writing-mode="lr-tb"/>
    </style:style>
    <style:style style:name="gr9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9.897cm" fo:padding-top="0.03cm" fo:padding-bottom="0.03cm" fo:padding-left="0.05cm" fo:padding-right="0.05cm" fo:wrap-option="wrap" draw:shadow-color="#808080"/>
      <style:paragraph-properties style:writing-mode="lr-tb"/>
    </style:style>
    <style:style style:name="gr9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16.168cm" fo:padding-top="0.03cm" fo:padding-bottom="0.03cm" fo:padding-left="0.05cm" fo:padding-right="0.05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3.861cm" fo:min-width="7.349cm" fo:padding-top="0.03cm" fo:padding-bottom="0.03cm" fo:padding-left="0.05cm" fo:padding-right="0.05cm" fo:wrap-option="wrap" draw:shadow-color="#808080"/>
      <style:paragraph-properties style:writing-mode="lr-tb"/>
    </style:style>
    <style:style style:name="gr10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3.861cm" fo:min-width="7.545cm" fo:padding-top="0.03cm" fo:padding-bottom="0.03cm" fo:padding-left="0.05cm" fo:padding-right="0.05cm" fo:wrap-option="wrap" draw:shadow-color="#808080"/>
      <style:paragraph-properties style:writing-mode="lr-tb"/>
    </style:style>
    <style:style style:name="gr107" style:family="graphic" style:parent-style-name="standard">
      <style:graphic-properties draw:stroke="solid" svg:stroke-width="0.106cm" svg:stroke-color="#000099"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8"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9"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7.151cm" fo:padding-top="0.03cm" fo:padding-bottom="0.03cm" fo:padding-left="0.05cm" fo:padding-right="0.05cm" fo:wrap-option="wrap" draw:shadow-color="#808080"/>
      <style:paragraph-properties style:writing-mode="lr-tb"/>
    </style:style>
    <style:style style:name="gr11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7.152cm" fo:padding-top="0.03cm" fo:padding-bottom="0.03cm" fo:padding-left="0.05cm" fo:padding-right="0.05cm" fo:wrap-option="wrap" draw:shadow-color="#808080"/>
      <style:paragraph-properties style:writing-mode="lr-tb"/>
    </style:style>
    <style:style style:name="gr11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2.685cm" fo:min-width="5.584cm" fo:padding-top="0.03cm" fo:padding-bottom="0.03cm" fo:padding-left="0.05cm" fo:padding-right="0.05cm" fo:wrap-option="wrap" draw:shadow-color="#808080"/>
      <style:paragraph-properties style:writing-mode="lr-tb"/>
    </style:style>
    <style:style style:name="gr11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2.685cm" fo:min-width="11.66cm" fo:padding-top="0.03cm" fo:padding-bottom="0.03cm" fo:padding-left="0.05cm" fo:padding-right="0.05cm" fo:wrap-option="wrap" draw:shadow-color="#808080"/>
      <style:paragraph-properties style:writing-mode="lr-tb"/>
    </style:style>
    <style:style style:name="gr11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5.975cm" fo:padding-top="0.03cm" fo:padding-bottom="0.03cm" fo:padding-left="0.05cm" fo:padding-right="0.05cm" fo:wrap-option="wrap" draw:shadow-color="#808080"/>
      <style:paragraph-properties style:writing-mode="lr-tb"/>
    </style:style>
    <style:style style:name="gr11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4.213cm" fo:padding-top="0.03cm" fo:padding-bottom="0.03cm" fo:padding-left="0.05cm" fo:padding-right="0.05cm" fo:wrap-option="wrap" draw:shadow-color="#808080"/>
      <style:paragraph-properties style:writing-mode="lr-tb"/>
    </style:style>
    <style:style style:name="gr120" style:family="graphic" style:parent-style-name="standard" style:list-style-name="L2">
      <style:graphic-properties draw:stroke="solid" svg:stroke-width="0.079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7"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8"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9"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1"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3" style:family="graphic" style:parent-style-name="无填充且无边框的对象">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13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5"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6"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7"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8"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1"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4.017cm" fo:padding-top="0.03cm" fo:padding-bottom="0.03cm" fo:padding-left="0.05cm" fo:padding-right="0.05cm" fo:wrap-option="wrap" draw:shadow-color="#808080"/>
      <style:paragraph-properties style:writing-mode="lr-tb"/>
    </style:style>
    <style:style style:name="gr14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4.47cm" fo:padding-top="0.03cm" fo:padding-bottom="0.03cm" fo:padding-left="0.05cm" fo:padding-right="0.05cm" fo:wrap-option="wrap" draw:shadow-color="#808080"/>
      <style:paragraph-properties style:writing-mode="lr-tb"/>
    </style:style>
    <style:style style:name="gr14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4.471cm" fo:padding-top="0.03cm" fo:padding-bottom="0.03cm" fo:padding-left="0.05cm" fo:padding-right="0.05cm" fo:wrap-option="wrap" draw:shadow-color="#808080"/>
      <style:paragraph-properties style:writing-mode="lr-tb"/>
    </style:style>
    <style:style style:name="gr145" style:family="graphic" style:parent-style-name="standard">
      <style:graphic-properties draw:stroke="solid" svg:stroke-width="0.115cm" svg:stroke-color="#ff0000" draw:marker-end="msArrowStealthEnd_20_9" draw:marker-end-width="0.57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46"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3.625cm" fo:padding-top="0.03cm" fo:padding-bottom="0.03cm" fo:padding-left="0.05cm" fo:padding-right="0.05cm" fo:wrap-option="wrap" draw:shadow-color="#808080"/>
      <style:paragraph-properties style:writing-mode="lr-tb"/>
    </style:style>
    <style:style style:name="gr14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3.625cm" fo:padding-top="0.03cm" fo:padding-bottom="0.03cm" fo:padding-left="0.05cm" fo:padding-right="0.05cm" fo:wrap-option="wrap" draw:shadow-color="#808080"/>
      <style:paragraph-properties style:writing-mode="lr-tb"/>
    </style:style>
    <style:style style:name="gr14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3.625cm" fo:padding-top="0.03cm" fo:padding-bottom="0.03cm" fo:padding-left="0.05cm" fo:padding-right="0.05cm" fo:wrap-option="wrap" draw:shadow-color="#808080"/>
      <style:paragraph-properties style:writing-mode="lr-tb"/>
    </style:style>
    <style:style style:name="gr15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3.625cm" fo:padding-top="0.03cm" fo:padding-bottom="0.03cm" fo:padding-left="0.05cm" fo:padding-right="0.05cm" fo:wrap-option="wrap" draw:shadow-color="#808080"/>
      <style:paragraph-properties style:writing-mode="lr-tb"/>
    </style:style>
    <style:style style:name="gr15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3" style:family="graphic" style:parent-style-name="standard">
      <style:graphic-properties draw:stroke="solid" svg:stroke-width="0.159cm" svg:stroke-color="#ff0000" draw:marker-end="线条箭头_20_50" draw:marker-end-width="0.79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54" style:family="graphic" style:parent-style-name="standard">
      <style:graphic-properties draw:stroke="solid" svg:stroke-width="0.159cm" svg:stroke-color="#ff0000" draw:marker-end="线条箭头_20_51" draw:marker-end-width="0.79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3" style:family="graphic" style:parent-style-name="standard">
      <style:graphic-properties draw:stroke="solid" svg:stroke-width="0.115cm" svg:stroke-color="#66ff33" draw:stroke-linejoin="miter" draw:fill="none"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16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8.721cm" fo:padding-top="0.03cm" fo:padding-bottom="0.03cm" fo:padding-left="0.05cm" fo:padding-right="0.05cm" fo:wrap-option="wrap" draw:shadow-color="#808080"/>
      <style:paragraph-properties style:writing-mode="lr-tb"/>
    </style:style>
    <style:style style:name="gr165"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6"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7"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8"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9"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0" style:family="graphic" style:parent-style-name="standard">
      <style:graphic-properties draw:stroke="solid" svg:stroke-width="0.159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6"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7"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8"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9"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0"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2"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3"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4"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5"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6"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9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5"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0" style:family="graphic" style:parent-style-name="standard" style:list-style-name="L5">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01"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0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0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05"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08" style:family="graphic" style:parent-style-name="standard">
      <style:graphic-properties draw:stroke="solid" svg:stroke-width="0.115cm" svg:stroke-color="#000000" draw:stroke-linejoin="miter" draw:fill="none" draw:fill-color="#ffffff" draw:textarea-horizontal-align="justify" draw:textarea-vertical-align="middle" draw:auto-grow-height="true" fo:min-height="0cm" fo:min-width="0cm" fo:padding-top="0.03cm" fo:padding-bottom="0.03cm" fo:padding-left="0.05cm" fo:padding-right="0.05cm" fo:wrap-option="no-wrap" draw:shadow-color="#808080"/>
      <style:paragraph-properties style:writing-mode="lr-tb"/>
    </style:style>
    <style:style style:name="gr209"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1"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2"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3"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6" style:family="graphic" style:parent-style-name="standard">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7" style:family="graphic" style:parent-style-name="standard" style:list-style-name="L3">
      <style:graphic-properties draw:stroke="solid" svg:stroke-width="0.106cm" svg:stroke-color="#ff0000" draw:stroke-linejoin="miter"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8"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1"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4"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7" style:family="graphic" style:parent-style-name="standard" style:list-style-name="L10">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8" style:family="graphic" style:parent-style-name="standard" style:list-style-name="L8">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9" style:family="graphic" style:parent-style-name="standard">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0" style:family="graphic" style:parent-style-name="standard" style:list-style-name="L5">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1" style:family="graphic" style:parent-style-name="standard" style:list-style-name="L8">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5"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6"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8"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9"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4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4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4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4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46" style:family="graphic" style:parent-style-name="standard">
      <style:graphic-properties draw:stroke="solid" svg:stroke-width="0.115cm" svg:stroke-color="#000000" draw:stroke-linejoin="miter" draw:fill="none"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24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4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4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5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51"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5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5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54"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5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5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57"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5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59"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60"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61"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62" style:family="graphic" style:parent-style-name="standard" style:list-style-name="L4">
      <style:graphic-properties draw:stroke="solid" svg:stroke-width="0.079cm" svg:stroke-color="#cc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63"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64" style:family="graphic" style:parent-style-name="standard" style:list-style-name="L5">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65" style:family="graphic" style:parent-style-name="standard">
      <style:graphic-properties draw:stroke="solid" svg:stroke-width="0.159cm" svg:stroke-color="#cc0000" draw:marker-end="线条箭头_20_52"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266" style:family="graphic" style:parent-style-name="standard">
      <style:graphic-properties draw:stroke="solid" svg:stroke-width="0.159cm" svg:stroke-color="#cc0000" draw:marker-end="线条箭头_20_53"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26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68"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6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70" style:family="graphic" style:parent-style-name="standard">
      <style:graphic-properties draw:stroke="solid" svg:stroke-width="0.159cm" svg:stroke-color="#cc0000" draw:marker-end="线条箭头_20_54"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27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72" style:family="graphic" style:parent-style-name="standard" style:list-style-name="L4">
      <style:graphic-properties draw:stroke="solid" svg:stroke-width="0.115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7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7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7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7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77" style:family="graphic" style:parent-style-name="standard" style:list-style-name="L5">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7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7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5"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6"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7"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89"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90" style:family="graphic" style:parent-style-name="standard">
      <style:graphic-properties draw:stroke="solid" svg:stroke-width="0.079cm" svg:stroke-color="#000000" draw:stroke-linejoin="miter" draw:fill="solid" draw:fill-color="#ffffff" draw:textarea-horizontal-align="justify" draw:textarea-vertical-align="middle" draw:auto-grow-height="true" fo:min-height="0cm" fo:min-width="0cm" fo:padding-top="0.03cm" fo:padding-bottom="0.03cm" fo:padding-left="0.05cm" fo:padding-right="0.05cm" fo:wrap-option="no-wrap" draw:shadow-color="#808080"/>
      <style:paragraph-properties style:writing-mode="lr-tb"/>
    </style:style>
    <style:style style:name="gr291" style:family="graphic" style:parent-style-name="standard">
      <style:graphic-properties draw:stroke="solid" svg:stroke-width="0.106cm" svg:stroke-color="#000000" draw:stroke-linejoin="miter" draw:fill="solid" draw:fill-color="#ff0000" draw:textarea-horizontal-align="justify" draw:textarea-vertical-align="middle" draw:auto-grow-height="true" fo:min-height="0cm" fo:min-width="0cm" fo:padding-top="0.03cm" fo:padding-bottom="0.03cm" fo:padding-left="0.05cm" fo:padding-right="0.05cm" fo:wrap-option="no-wrap" draw:shadow-color="#808080"/>
      <style:paragraph-properties style:writing-mode="lr-tb"/>
    </style:style>
    <style:style style:name="gr29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9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94" style:family="graphic" style:parent-style-name="standard">
      <style:graphic-properties draw:stroke="solid" svg:stroke-width="0.106cm" svg:stroke-color="#000000" draw:stroke-linejoin="miter" draw:fill="none"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29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96" style:family="graphic" style:parent-style-name="standard">
      <style:graphic-properties draw:stroke="solid" svg:stroke-width="0.071cm" svg:stroke-color="#000000" draw:stroke-linejoin="miter" draw:fill="none"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29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9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9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1" style:family="graphic" style:parent-style-name="standard" style:list-style-name="L3">
      <style:graphic-properties draw:stroke="solid" svg:stroke-width="0.106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02" style:family="graphic" style:parent-style-name="standard" style:list-style-name="L3">
      <style:graphic-properties draw:stroke="solid" svg:stroke-width="0.106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03" style:family="graphic" style:parent-style-name="standard" style:list-style-name="L3">
      <style:graphic-properties draw:stroke="solid" svg:stroke-width="0.106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0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5"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7" style:family="graphic" style:parent-style-name="standard" style:list-style-name="L4">
      <style:graphic-properties draw:stroke="solid" svg:stroke-width="0.079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8" style:family="graphic" style:parent-style-name="standard" style:list-style-name="L4">
      <style:graphic-properties draw:stroke="solid" svg:stroke-width="0.079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9"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1" style:family="graphic" style:parent-style-name="standard">
      <style:graphic-properties draw:stroke="none" draw:fill="solid" draw:fill-color="#ff0000" draw:textarea-horizontal-align="justify" draw:textarea-vertical-align="middle" draw:auto-grow-height="true" fo:min-height="0cm" fo:min-width="0cm" fo:padding-top="0.03cm" fo:padding-bottom="0.03cm" fo:padding-left="0.05cm" fo:padding-right="0.05cm" fo:wrap-option="no-wrap" draw:shadow-color="#808080"/>
      <style:paragraph-properties style:writing-mode="lr-tb"/>
    </style:style>
    <style:style style:name="gr312"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3" style:family="graphic" style:parent-style-name="standard" style:list-style-name="L4">
      <style:graphic-properties draw:stroke="solid" svg:stroke-width="0.079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4"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5" style:family="graphic" style:parent-style-name="standard" style:list-style-name="L5">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6" style:family="graphic" style:parent-style-name="standard" style:list-style-name="L4">
      <style:graphic-properties draw:stroke="solid" svg:stroke-width="0.079cm" svg:stroke-color="#0000cc"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8"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19"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0" style:family="graphic" style:parent-style-name="standard" style:list-style-name="L5">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2" style:family="graphic" style:parent-style-name="standard">
      <style:graphic-properties draw:stroke="solid" svg:stroke-width="0.159cm" svg:stroke-color="#ff0000" draw:marker-end="线条箭头_20_55"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323" style:family="graphic" style:parent-style-name="standard" style:list-style-name="L4">
      <style:graphic-properties draw:stroke="solid" svg:stroke-width="0.079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25" style:family="graphic" style:parent-style-name="standard" style:list-style-name="L4">
      <style:graphic-properties draw:stroke="solid" svg:stroke-width="0.079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7" style:family="graphic" style:parent-style-name="standard" style:list-style-name="L5">
      <style:graphic-properties draw:stroke="solid" svg:stroke-width="0.035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2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33"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4"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6"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7"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39"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1"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2"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6"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7"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8"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5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51"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5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5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5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5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5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5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58" style:family="graphic" style:parent-style-name="standard">
      <style:graphic-properties draw:stroke="none" draw:fill="solid" draw:fill-color="#ffffff" draw:textarea-horizontal-align="justify" draw:textarea-vertical-align="middle" draw:auto-grow-height="true" fo:min-height="0cm" fo:min-width="0cm" fo:padding-top="0.03cm" fo:padding-bottom="0.03cm" fo:padding-left="0.05cm" fo:padding-right="0.05cm" fo:wrap-option="no-wrap" draw:shadow-color="#808080"/>
      <style:paragraph-properties style:writing-mode="lr-tb"/>
    </style:style>
    <style:style style:name="gr359" style:family="graphic" style:parent-style-name="standard">
      <style:graphic-properties draw:stroke="solid" svg:stroke-width="0.106cm" svg:stroke-color="#000000" draw:stroke-linejoin="miter" draw:fill="solid"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360" style:family="graphic" style:parent-style-name="standard">
      <style:graphic-properties draw:stroke="solid" svg:stroke-width="0.159cm" svg:stroke-color="#cc0000" draw:marker-end="线条箭头_20_56"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361" style:family="graphic" style:parent-style-name="standard">
      <style:graphic-properties draw:stroke="solid" svg:stroke-width="0.159cm" svg:stroke-color="#cc0000" draw:marker-end="线条箭头_20_57"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362" style:family="graphic" style:parent-style-name="standard">
      <style:graphic-properties draw:stroke="solid" svg:stroke-width="0.159cm" svg:stroke-color="#cc0000" draw:marker-end="线条箭头_20_58"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36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6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6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66" style:family="graphic" style:parent-style-name="standard">
      <style:graphic-properties draw:stroke="solid" svg:stroke-width="0.106cm" svg:stroke-color="#000000" draw:stroke-linejoin="miter" draw:fill="solid" draw:fill-color="#ff0000"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367" style:family="graphic" style:parent-style-name="standard">
      <style:graphic-properties draw:stroke="solid" svg:stroke-width="0.159cm" svg:stroke-color="#cc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6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69"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3" style:family="graphic" style:parent-style-name="standard" style:list-style-name="L5">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4"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8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8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graphic-properties draw:stroke="solid" svg:stroke-width="0.035cm" svg:stroke-color="#000000" draw:marker-end="线条箭头_20_59" draw:marker-end-width="0.3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386" style:family="graphic" style:parent-style-name="standard">
      <style:graphic-properties draw:stroke="solid" svg:stroke-width="0.035cm" svg:stroke-color="#000000" draw:marker-end="线条箭头_20_60" draw:marker-end-width="0.3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38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90"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9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92"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93"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9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95" style:family="graphic" style:parent-style-name="standard" style:list-style-name="L1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9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9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9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399" style:family="graphic" style:parent-style-name="standard" style:list-style-name="L6">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0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01" style:family="graphic" style:parent-style-name="standard" style:list-style-name="L4">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02"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cm" fo:min-width="0cm" fo:padding-top="0.13cm" fo:padding-bottom="0.13cm" fo:padding-left="0cm" fo:padding-right="0cm" fo:wrap-option="wrap" draw:shadow-color="#808080"/>
      <style:paragraph-properties style:writing-mode="lr-tb"/>
    </style:style>
    <style:style style:name="gr403" style:family="graphic" style:parent-style-name="standard">
      <style:graphic-properties draw:stroke="dash" draw:stroke-dash="Dot" svg:stroke-width="0.106cm" svg:stroke-color="#000000"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404" style:family="graphic" style:parent-style-name="standard">
      <style:graphic-properties draw:stroke="dash" draw:stroke-dash="Dot" svg:stroke-width="0.106cm" svg:stroke-color="#000000" draw:marker-end="msArrowStealthEnd_20_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405" style:family="graphic" style:parent-style-name="standard" style:list-style-name="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406" style:family="graphic" style:parent-style-name="standard" style:list-style-name="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407" style:family="graphic" style:parent-style-name="standard" style:list-style-name="L3">
      <style:graphic-properties draw:stroke="solid" svg:stroke-width="0.079cm" svg:stroke-color="#000099" draw:stroke-linejoin="miter"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0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1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1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1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1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414"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1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41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41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41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41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20" style:family="graphic" style:parent-style-name="standard">
      <style:graphic-properties draw:stroke="solid" svg:stroke-width="0.035cm" svg:stroke-color="#000000" draw:stroke-linejoin="miter" draw:fill="solid" draw:fill-color="#ff0000" draw:textarea-horizontal-align="justify" draw:textarea-vertical-align="top" draw:auto-grow-height="false" fo:min-height="1.509cm" fo:min-width="4.604cm" fo:padding-top="0.03cm" fo:padding-bottom="0.03cm" fo:padding-left="0.05cm" fo:padding-right="0.05cm" fo:wrap-option="wrap" draw:shadow-color="#808080"/>
      <style:paragraph-properties style:writing-mode="lr-tb"/>
    </style:style>
    <style:style style:name="gr421" style:family="graphic" style:parent-style-name="standard" style:list-style-name="L1">
      <style:graphic-properties draw:stroke="solid" svg:stroke-width="0.035cm" svg:stroke-color="#000000" draw:stroke-linejoin="miter" draw:fill="solid" draw:fill-color="#ff0000" draw:textarea-horizontal-align="justify" draw:textarea-vertical-align="top" draw:auto-grow-height="false" fo:min-height="1.705cm" fo:min-width="6.565cm" fo:padding-top="0.03cm" fo:padding-bottom="0.03cm" fo:padding-left="0.05cm" fo:padding-right="0.05cm" fo:wrap-option="wrap" draw:shadow-color="#808080"/>
      <style:paragraph-properties style:writing-mode="lr-tb"/>
    </style:style>
    <style:style style:name="gr42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705cm" fo:min-width="4.213cm" fo:padding-top="0.03cm" fo:padding-bottom="0.03cm" fo:padding-left="0.05cm" fo:padding-right="0.05cm" fo:wrap-option="wrap" draw:shadow-color="#808080"/>
      <style:paragraph-properties style:writing-mode="lr-tb"/>
    </style:style>
    <style:style style:name="gr42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509cm" fo:min-width="4.408cm" fo:padding-top="0.03cm" fo:padding-bottom="0.03cm" fo:padding-left="0.05cm" fo:padding-right="0.05cm" fo:wrap-option="wrap" draw:shadow-color="#808080"/>
      <style:paragraph-properties style:writing-mode="lr-tb"/>
    </style:style>
    <style:style style:name="gr424" style:family="graphic" style:parent-style-name="standard" style:list-style-name="L3">
      <style:graphic-properties draw:stroke="solid" svg:stroke-width="0.035cm" svg:stroke-color="#000099" draw:stroke-linejoin="miter" draw:fill="solid" draw:fill-color="#000099" draw:textarea-horizontal-align="justify" draw:textarea-vertical-align="top" draw:auto-grow-height="false" fo:min-height="1.51cm" fo:min-width="4.604cm" fo:padding-top="0.03cm" fo:padding-bottom="0.03cm" fo:padding-left="0.05cm" fo:padding-right="0.05cm" fo:wrap-option="wrap" draw:shadow-color="#808080"/>
      <style:paragraph-properties style:writing-mode="lr-tb"/>
    </style:style>
    <style:style style:name="gr425" style:family="graphic" style:parent-style-name="standard" style:list-style-name="L3">
      <style:graphic-properties draw:stroke="solid" svg:stroke-width="0.035cm" svg:stroke-color="#000099" draw:stroke-linejoin="miter" draw:fill="solid" draw:fill-color="#000099" draw:textarea-horizontal-align="justify" draw:textarea-vertical-align="top" draw:auto-grow-height="false" fo:min-height="1.51cm" fo:min-width="8.525cm" fo:padding-top="0.03cm" fo:padding-bottom="0.03cm" fo:padding-left="0.05cm" fo:padding-right="0.05cm" fo:wrap-option="wrap" draw:shadow-color="#808080"/>
      <style:paragraph-properties style:writing-mode="lr-tb"/>
    </style:style>
    <style:style style:name="gr426" style:family="graphic" style:parent-style-name="standard">
      <style:graphic-properties draw:stroke="solid" svg:stroke-width="0.115cm" svg:stroke-color="#000000"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27" style:family="graphic" style:parent-style-name="standard">
      <style:graphic-properties draw:stroke="solid" svg:stroke-width="0.115cm" svg:stroke-color="#000000" draw:marker-end="线条箭头_20_61" draw:marker-end-width="0.34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28" style:family="graphic" style:parent-style-name="standard">
      <style:graphic-properties draw:stroke="solid" svg:stroke-width="0.115cm" svg:stroke-color="#ff0000"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29" style:family="graphic" style:parent-style-name="standard">
      <style:graphic-properties draw:stroke="solid" svg:stroke-width="0.115cm" svg:stroke-color="#ff0000" draw:marker-end="线条箭头_20_62" draw:marker-end-width="0.34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30" style:family="graphic" style:parent-style-name="standard">
      <style:graphic-properties draw:stroke="solid" svg:stroke-width="0.115cm" svg:stroke-color="#000000" draw:marker-end="线条箭头_20_63" draw:marker-end-width="0.34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31" style:family="graphic" style:parent-style-name="standard">
      <style:graphic-properties draw:stroke="solid" svg:stroke-width="0.115cm" svg:stroke-color="#ff0000" draw:marker-end="线条箭头_20_64" draw:marker-end-width="0.34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32" style:family="graphic" style:parent-style-name="standard">
      <style:graphic-properties draw:stroke="solid" svg:stroke-width="0.115cm" svg:stroke-color="#000000" draw:marker-end="线条箭头_20_65" draw:marker-end-width="0.34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33" style:family="graphic" style:parent-style-name="standard">
      <style:graphic-properties draw:stroke="solid" svg:stroke-width="0.115cm" svg:stroke-color="#ff0000" draw:marker-end="线条箭头_20_66" draw:marker-end-width="0.345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34" style:family="graphic" style:parent-style-name="standard" style:list-style-name="L6">
      <style:graphic-properties draw:stroke="solid" svg:stroke-width="0.106cm" svg:stroke-color="#000099"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3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39" style:family="graphic" style:parent-style-name="standard" style:list-style-name="L1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0" style:family="graphic" style:parent-style-name="standard" style:list-style-name="L1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1" style:family="graphic" style:parent-style-name="standard" style:list-style-name="L5">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2" style:family="graphic" style:parent-style-name="standard" style:list-style-name="L3">
      <style:graphic-properties draw:stroke="solid" svg:stroke-width="0.106cm" svg:stroke-color="#000000" draw:stroke-linejoin="miter" draw:fill="solid" draw:fill-color="#ff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5" style:family="graphic" style:parent-style-name="standard" style:list-style-name="L1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6" style:family="graphic" style:parent-style-name="standard" style:list-style-name="L1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7" style:family="graphic" style:parent-style-name="standard" style:list-style-name="L3">
      <style:graphic-properties draw:stroke="solid" svg:stroke-width="0.106cm" svg:stroke-color="#000000" draw:stroke-linejoin="miter" draw:fill="solid" draw:fill-color="#ff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8" style:family="graphic" style:parent-style-name="standard" style:list-style-name="L3">
      <style:graphic-properties draw:stroke="solid" svg:stroke-width="0.106cm" svg:stroke-color="#000000" draw:stroke-linejoin="miter" draw:fill="solid" draw:fill-color="#ff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49" style:family="graphic" style:parent-style-name="standard" style:list-style-name="L3">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0" style:family="graphic" style:parent-style-name="standard" style:list-style-name="L1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1" style:family="graphic" style:parent-style-name="standard">
      <style:graphic-properties draw:stroke="solid" svg:stroke-width="0.035cm" svg:stroke-color="#008000" draw:stroke-linejoin="miter" draw:fill="solid" draw:fill-color="#00cc00"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452" style:family="graphic" style:parent-style-name="standard" style:list-style-name="L1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3" style:family="graphic" style:parent-style-name="standard" style:list-style-name="L3">
      <style:graphic-properties draw:stroke="solid" svg:stroke-width="0.035cm" svg:stroke-color="#000099" draw:stroke-linejoin="miter" draw:fill="solid" draw:fill-color="#000099" draw:textarea-horizontal-align="justify" draw:textarea-vertical-align="top" draw:auto-grow-height="false" fo:min-height="1.509cm" fo:min-width="2.449cm" fo:padding-top="0.03cm" fo:padding-bottom="0.03cm" fo:padding-left="0.05cm" fo:padding-right="0.05cm" fo:wrap-option="wrap" draw:shadow-color="#808080"/>
      <style:paragraph-properties style:writing-mode="lr-tb"/>
    </style:style>
    <style:style style:name="gr454" style:family="graphic" style:parent-style-name="standard" style:list-style-name="L1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5"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6" style:family="graphic" style:parent-style-name="standard" style:list-style-name="L6">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6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61" style:family="graphic" style:parent-style-name="standard" style:list-style-name="L3">
      <style:graphic-properties draw:stroke="solid" svg:stroke-width="0.106cm" svg:stroke-color="#000000" draw:stroke-linejoin="miter" draw:fill="solid" draw:fill-color="#ff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62" style:family="graphic" style:parent-style-name="standard" style:list-style-name="L5">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6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64"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65" style:family="graphic" style:parent-style-name="standard">
      <style:graphic-properties draw:stroke="solid" svg:stroke-width="0.062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graphic-properties draw:stroke="solid" svg:stroke-width="0.071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467" style:family="graphic" style:parent-style-name="standard">
      <style:graphic-properties draw:stroke="solid" svg:stroke-width="0.035cm" svg:stroke-color="#000000" draw:stroke-linejoin="miter" draw:fill="none" draw:fill-color="#ffffff" draw:textarea-horizontal-align="left" draw:textarea-vertical-align="middle" draw:auto-grow-height="true" fo:padding-top="0.13cm" fo:padding-bottom="0.13cm" fo:padding-left="0.25cm" fo:padding-right="0.25cm" fo:wrap-option="wrap" draw:shadow-color="#808080"/>
    </style:style>
    <style:style style:name="gr46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9" style:family="graphic" style:parent-style-name="standard">
      <style:graphic-properties draw:stroke="solid" svg:stroke-width="0.115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1"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509cm" fo:min-width="4.409cm" fo:padding-top="0.03cm" fo:padding-bottom="0.03cm" fo:padding-left="0.05cm" fo:padding-right="0.05cm" fo:wrap-option="wrap" draw:shadow-color="#808080"/>
      <style:paragraph-properties style:writing-mode="lr-tb"/>
    </style:style>
    <style:style style:name="gr47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3" style:family="graphic" style:parent-style-name="standard" style:list-style-name="L1">
      <style:graphic-properties draw:stroke="solid" svg:stroke-width="0.106cm" svg:stroke-color="#000099"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5" style:family="graphic" style:parent-style-name="standard" style:list-style-name="L1">
      <style:graphic-properties draw:stroke="solid" svg:stroke-width="0.115cm" svg:stroke-color="#000099"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6"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7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51cm" fo:min-width="6.174cm" fo:padding-top="0.03cm" fo:padding-bottom="0.03cm" fo:padding-left="0.05cm" fo:padding-right="0.05cm" fo:wrap-option="wrap" draw:shadow-color="#808080"/>
      <style:paragraph-properties style:writing-mode="lr-tb"/>
    </style:style>
    <style:style style:name="gr479"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0" style:family="graphic" style:parent-style-name="standard" style:list-style-name="L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8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82" style:family="graphic" style:parent-style-name="standard">
      <style:graphic-properties draw:stroke="solid" svg:stroke-width="0.079cm" svg:stroke-color="#000000" draw:marker-end="线条箭头_20_67" draw:marker-end-width="0.23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83" style:family="graphic" style:parent-style-name="standard">
      <style:graphic-properties draw:stroke="solid" svg:stroke-width="0.079cm" svg:stroke-color="#000000" draw:marker-end="线条箭头_20_68" draw:marker-end-width="0.23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84" style:family="graphic" style:parent-style-name="standard">
      <style:graphic-properties draw:stroke="solid" svg:stroke-width="0.079cm" svg:stroke-color="#000000" draw:stroke-linejoin="round"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85" style:family="graphic" style:parent-style-name="standard">
      <style:graphic-properties draw:stroke="solid" svg:stroke-width="0.035cm" svg:stroke-color="#000000" draw:stroke-linejoin="miter" draw:fill="solid" draw:fill-color="#00cc99" draw:textarea-horizontal-align="justify" draw:textarea-vertical-align="top" draw:auto-grow-height="false" fo:min-height="1.133cm" fo:min-width="1.093cm" fo:padding-top="0.03cm" fo:padding-bottom="0.03cm" fo:padding-left="0.05cm" fo:padding-right="0.05cm" fo:wrap-option="wrap" draw:shadow-color="#808080"/>
      <style:paragraph-properties style:writing-mode="lr-tb"/>
    </style:style>
    <style:style style:name="gr486" style:family="graphic" style:parent-style-name="standard">
      <style:graphic-properties draw:stroke="solid" svg:stroke-width="0.079cm" svg:stroke-color="#000000" draw:marker-end="线条箭头_20_69" draw:marker-end-width="0.23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87" style:family="graphic" style:parent-style-name="standard">
      <style:graphic-properties draw:stroke="solid" svg:stroke-width="0.079cm" svg:stroke-color="#000000" draw:marker-end="线条箭头_20_70" draw:marker-end-width="0.23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88" style:family="graphic" style:parent-style-name="standard">
      <style:graphic-properties draw:stroke="solid" svg:stroke-width="0.035cm" svg:stroke-color="#000000" draw:stroke-linejoin="miter" draw:fill="solid" draw:fill-color="#00cc99" draw:textarea-horizontal-align="justify" draw:textarea-vertical-align="top" draw:auto-grow-height="false" fo:min-height="0.984cm" fo:min-width="0.794cm" fo:padding-top="0.03cm" fo:padding-bottom="0.03cm" fo:padding-left="0.05cm" fo:padding-right="0.05cm" fo:wrap-option="wrap" draw:shadow-color="#808080"/>
      <style:paragraph-properties style:writing-mode="lr-tb"/>
    </style:style>
    <style:style style:name="gr489" style:family="graphic" style:parent-style-name="standard">
      <style:graphic-properties draw:stroke="dash" draw:stroke-dash="Dot" svg:stroke-width="0.106cm" svg:stroke-color="#000000"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90" style:family="graphic" style:parent-style-name="standard">
      <style:graphic-properties draw:stroke="solid" svg:stroke-width="0.035cm" svg:stroke-color="#000000" draw:stroke-linejoin="miter" draw:fill="solid" draw:fill-color="#00cc99" draw:textarea-horizontal-align="justify" draw:textarea-vertical-align="top" draw:auto-grow-height="false" fo:min-height="1.132cm" fo:min-width="1.688cm" fo:padding-top="0.03cm" fo:padding-bottom="0.03cm" fo:padding-left="0.05cm" fo:padding-right="0.05cm" fo:wrap-option="wrap" draw:shadow-color="#808080"/>
      <style:paragraph-properties style:writing-mode="lr-tb"/>
    </style:style>
    <style:style style:name="gr491" style:family="graphic" style:parent-style-name="standard">
      <style:graphic-properties draw:stroke="solid" svg:stroke-width="0.106cm" svg:stroke-color="#0000cc"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92" style:family="graphic" style:parent-style-name="standard">
      <style:graphic-properties draw:stroke="solid" svg:stroke-width="0.035cm" svg:stroke-color="#000000" draw:stroke-linejoin="miter" draw:fill="solid" draw:fill-color="#00cc99" draw:textarea-horizontal-align="justify" draw:textarea-vertical-align="top" draw:auto-grow-height="false" fo:min-height="0.984cm" fo:min-width="1.092cm" fo:padding-top="0.03cm" fo:padding-bottom="0.03cm" fo:padding-left="0.05cm" fo:padding-right="0.05cm" fo:wrap-option="wrap" draw:shadow-color="#808080"/>
      <style:paragraph-properties style:writing-mode="lr-tb"/>
    </style:style>
    <style:style style:name="gr49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94" style:family="graphic" style:parent-style-name="standard">
      <style:graphic-properties draw:stroke="dash" draw:stroke-dash="Dot" svg:stroke-width="0.106cm" svg:stroke-color="#cc0000"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95" style:family="graphic" style:parent-style-name="standard">
      <style:graphic-properties draw:stroke="solid" svg:stroke-width="0.079cm" svg:stroke-color="#cc0000"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496" style:family="graphic" style:parent-style-name="standard" style:list-style-name="L3">
      <style:graphic-properties draw:stroke="solid" svg:stroke-width="0.035cm" svg:stroke-color="#cc0000" draw:stroke-linejoin="miter" draw:fill="solid" draw:fill-color="#cc0000" draw:textarea-horizontal-align="justify" draw:textarea-vertical-align="top" draw:auto-grow-height="false" fo:min-height="1.133cm" fo:min-width="0.944cm" fo:padding-top="0.03cm" fo:padding-bottom="0.03cm" fo:padding-left="0.05cm" fo:padding-right="0.05cm" fo:wrap-option="wrap" draw:shadow-color="#808080"/>
      <style:paragraph-properties style:writing-mode="lr-tb"/>
    </style:style>
    <style:style style:name="gr497" style:family="graphic" style:parent-style-name="standard" style:list-style-name="L3">
      <style:graphic-properties draw:stroke="solid" svg:stroke-width="0.035cm" svg:stroke-color="#000000" draw:stroke-linejoin="miter" draw:fill="solid" draw:fill-color="#cc0000" draw:textarea-horizontal-align="justify" draw:textarea-vertical-align="top" draw:auto-grow-height="false" fo:min-height="0.984cm" fo:min-width="1.093cm" fo:padding-top="0.03cm" fo:padding-bottom="0.03cm" fo:padding-left="0.05cm" fo:padding-right="0.05cm" fo:wrap-option="wrap" draw:shadow-color="#808080"/>
      <style:paragraph-properties style:writing-mode="lr-tb"/>
    </style:style>
    <style:style style:name="gr498" style:family="graphic" style:parent-style-name="无填充且无边框的对象">
      <style:graphic-properties draw:stroke="none" draw:fill="solid"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499" style:family="graphic" style:parent-style-name="standard" style:list-style-name="L3">
      <style:graphic-properties draw:stroke="none" draw:fill="solid" draw:fill-color="#000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0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01"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10.093cm" fo:padding-top="0.03cm" fo:padding-bottom="0.03cm" fo:padding-left="0.05cm" fo:padding-right="0.05cm" fo:wrap-option="wrap" draw:shadow-color="#808080"/>
      <style:paragraph-properties style:writing-mode="lr-tb"/>
    </style:style>
    <style:style style:name="gr50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3cm" fo:min-width="16.168cm" fo:padding-top="0.03cm" fo:padding-bottom="0.03cm" fo:padding-left="0.05cm" fo:padding-right="0.05cm" fo:wrap-option="wrap" draw:shadow-color="#808080"/>
      <style:paragraph-properties style:writing-mode="lr-tb"/>
    </style:style>
    <style:style style:name="gr503" style:family="graphic" style:parent-style-name="standard">
      <style:graphic-properties draw:stroke="solid" svg:stroke-width="0.079cm" svg:stroke-color="#000000" draw:marker-end="线条箭头_20_71" draw:marker-end-width="0.23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504" style:family="graphic" style:parent-style-name="standard">
      <style:graphic-properties draw:stroke="solid" svg:stroke-width="0.079cm" svg:stroke-color="#000000" draw:marker-end="线条箭头_20_72" draw:marker-end-width="0.23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505" style:family="graphic" style:parent-style-name="standard">
      <style:graphic-properties draw:stroke="solid" svg:stroke-width="0.106cm" svg:stroke-color="#000000" draw:stroke-linejoin="round"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06" style:family="graphic" style:parent-style-name="standard">
      <style:graphic-properties draw:stroke="solid" svg:stroke-width="0.035cm" svg:stroke-color="#000000" draw:stroke-linejoin="miter" draw:fill="solid" draw:fill-color="#00cc99" draw:textarea-horizontal-align="justify" draw:textarea-vertical-align="top" draw:auto-grow-height="false" fo:min-height="0.983cm" fo:min-width="1.093cm" fo:padding-top="0.03cm" fo:padding-bottom="0.03cm" fo:padding-left="0.05cm" fo:padding-right="0.05cm" fo:wrap-option="wrap" draw:shadow-color="#808080"/>
      <style:paragraph-properties style:writing-mode="lr-tb"/>
    </style:style>
    <style:style style:name="gr507" style:family="graphic" style:parent-style-name="standard">
      <style:graphic-properties draw:stroke="solid" svg:stroke-width="0.035cm" svg:stroke-color="#000000" draw:stroke-linejoin="miter" draw:fill="solid" draw:fill-color="#00cc99" draw:textarea-horizontal-align="justify" draw:textarea-vertical-align="top" draw:auto-grow-height="false" fo:min-height="0.984cm" fo:min-width="1.093cm" fo:padding-top="0.03cm" fo:padding-bottom="0.03cm" fo:padding-left="0.05cm" fo:padding-right="0.05cm" fo:wrap-option="wrap" draw:shadow-color="#808080"/>
      <style:paragraph-properties style:writing-mode="lr-tb"/>
    </style:style>
    <style:style style:name="gr508"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509" style:family="graphic" style:parent-style-name="standard">
      <style:graphic-properties draw:stroke="solid" svg:stroke-width="0.035cm" svg:stroke-color="#000000" draw:stroke-linejoin="miter" draw:fill="solid" draw:fill-color="#00cc99" draw:textarea-horizontal-align="justify" draw:textarea-vertical-align="top" draw:auto-grow-height="false" fo:min-height="1.133cm" fo:min-width="1.688cm" fo:padding-top="0.03cm" fo:padding-bottom="0.03cm" fo:padding-left="0.05cm" fo:padding-right="0.05cm" fo:wrap-option="wrap" draw:shadow-color="#808080"/>
      <style:paragraph-properties style:writing-mode="lr-tb"/>
    </style:style>
    <style:style style:name="gr510" style:family="graphic" style:parent-style-name="standard" style:list-style-name="L3">
      <style:graphic-properties draw:stroke="solid" svg:stroke-width="0.035cm" svg:stroke-color="#000000" draw:stroke-linejoin="miter" draw:fill="solid" draw:fill-color="#cc0000" draw:textarea-horizontal-align="justify" draw:textarea-vertical-align="top" draw:auto-grow-height="false" fo:min-height="0.984cm" fo:min-width="1.093cm" fo:padding-top="0.03cm" fo:padding-bottom="0.03cm" fo:padding-left="0.05cm" fo:padding-right="0.05cm" fo:wrap-option="wrap" draw:shadow-color="#808080"/>
      <style:paragraph-properties style:writing-mode="lr-tb"/>
    </style:style>
    <style:style style:name="gr511" style:family="graphic" style:parent-style-name="standard" style:list-style-name="L3">
      <style:graphic-properties draw:stroke="solid" svg:stroke-width="0.035cm" svg:stroke-color="#000000" draw:stroke-linejoin="miter" draw:fill="solid" draw:fill-color="#cc0000" draw:textarea-horizontal-align="justify" draw:textarea-vertical-align="top" draw:auto-grow-height="false" fo:min-height="0.983cm" fo:min-width="1.093cm" fo:padding-top="0.03cm" fo:padding-bottom="0.03cm" fo:padding-left="0.05cm" fo:padding-right="0.05cm" fo:wrap-option="wrap" draw:shadow-color="#808080"/>
      <style:paragraph-properties style:writing-mode="lr-tb"/>
    </style:style>
    <style:style style:name="gr512" style:family="graphic" style:parent-style-name="standard">
      <style:graphic-properties draw:stroke="dash" draw:stroke-dash="Dot" svg:stroke-width="0.079cm" svg:stroke-color="#cc0000"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513" style:family="graphic" style:parent-style-name="standard" style:list-style-name="L3">
      <style:graphic-properties draw:stroke="solid" svg:stroke-width="0.035cm" svg:stroke-color="#000000" draw:stroke-linejoin="miter" draw:fill="solid" draw:fill-color="#0000cc" draw:textarea-horizontal-align="justify" draw:textarea-vertical-align="top" draw:auto-grow-height="false" fo:min-height="0.984cm" fo:min-width="1.093cm" fo:padding-top="0.03cm" fo:padding-bottom="0.03cm" fo:padding-left="0.05cm" fo:padding-right="0.05cm" fo:wrap-option="wrap" draw:shadow-color="#808080"/>
      <style:paragraph-properties style:writing-mode="lr-tb"/>
    </style:style>
    <style:style style:name="gr514"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15" style:family="graphic" style:parent-style-name="standard">
      <style:graphic-properties draw:stroke="solid" svg:stroke-width="0.115cm" svg:stroke-color="#000000" draw:stroke-linejoin="miter"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1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1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5.976cm" fo:padding-top="0.03cm" fo:padding-bottom="0.03cm" fo:padding-left="0.05cm" fo:padding-right="0.05cm" fo:wrap-option="wrap" draw:shadow-color="#808080"/>
      <style:paragraph-properties style:writing-mode="lr-tb"/>
    </style:style>
    <style:style style:name="gr518" style:family="graphic" style:parent-style-name="standard" style:list-style-name="L3">
      <style:graphic-properties draw:stroke="solid" svg:stroke-width="0.035cm" svg:stroke-color="#000000" draw:stroke-linejoin="miter" draw:fill="solid" draw:fill-color="#008000" draw:textarea-horizontal-align="justify" draw:textarea-vertical-align="top" draw:auto-grow-height="false" fo:min-height="1.116cm" fo:min-width="7.936cm" fo:padding-top="0.03cm" fo:padding-bottom="0.03cm" fo:padding-left="0.05cm" fo:padding-right="0.05cm" fo:wrap-option="wrap" draw:shadow-color="#808080"/>
      <style:paragraph-properties style:writing-mode="lr-tb"/>
    </style:style>
    <style:style style:name="gr51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7.152cm" fo:padding-top="0.03cm" fo:padding-bottom="0.03cm" fo:padding-left="0.05cm" fo:padding-right="0.05cm" fo:wrap-option="wrap" draw:shadow-color="#808080"/>
      <style:paragraph-properties style:writing-mode="lr-tb"/>
    </style:style>
    <style:style style:name="gr520" style:family="graphic" style:parent-style-name="standard">
      <style:graphic-properties draw:stroke="solid" svg:stroke-width="0.079cm" svg:stroke-color="#000000" draw:marker-end="线条箭头_20_73" draw:marker-end-width="0.23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521" style:family="graphic" style:parent-style-name="standard">
      <style:graphic-properties draw:stroke="solid" svg:stroke-width="0.079cm" svg:stroke-color="#000000" draw:marker-end="线条箭头_20_74" draw:marker-end-width="0.23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522" style:family="graphic" style:parent-style-name="standard" style:list-style-name="L3">
      <style:graphic-properties draw:stroke="solid" svg:stroke-width="0.035cm" svg:stroke-color="#000000" draw:stroke-linejoin="miter" draw:fill="solid" draw:fill-color="#cc0000" draw:textarea-horizontal-align="justify" draw:textarea-vertical-align="top" draw:auto-grow-height="false" fo:min-height="0.984cm" fo:min-width="1.093cm" fo:padding-top="0.03cm" fo:padding-bottom="0.03cm" fo:padding-left="0.05cm" fo:padding-right="0.05cm" fo:wrap-option="wrap" draw:shadow-color="#808080"/>
      <style:paragraph-properties style:writing-mode="lr-tb"/>
    </style:style>
    <style:style style:name="gr523" style:family="graphic" style:parent-style-name="standard" style:list-style-name="L3">
      <style:graphic-properties draw:stroke="solid" svg:stroke-width="0.035cm" svg:stroke-color="#000000" draw:stroke-linejoin="miter" draw:fill="solid" draw:fill-color="#cc0000" draw:textarea-horizontal-align="justify" draw:textarea-vertical-align="top" draw:auto-grow-height="false" fo:min-height="0.983cm" fo:min-width="1.093cm" fo:padding-top="0.03cm" fo:padding-bottom="0.03cm" fo:padding-left="0.05cm" fo:padding-right="0.05cm" fo:wrap-option="wrap" draw:shadow-color="#808080"/>
      <style:paragraph-properties style:writing-mode="lr-tb"/>
    </style:style>
    <style:style style:name="gr524" style:family="graphic" style:parent-style-name="standard" style:list-style-name="L3">
      <style:graphic-properties draw:stroke="solid" svg:stroke-width="0.035cm" svg:stroke-color="#000000" draw:stroke-linejoin="miter" draw:fill="solid" draw:fill-color="#0000cc" draw:textarea-horizontal-align="justify" draw:textarea-vertical-align="top" draw:auto-grow-height="false" fo:min-height="0.983cm" fo:min-width="1.093cm" fo:padding-top="0.03cm" fo:padding-bottom="0.03cm" fo:padding-left="0.05cm" fo:padding-right="0.05cm" fo:wrap-option="wrap" draw:shadow-color="#808080"/>
      <style:paragraph-properties style:writing-mode="lr-tb"/>
    </style:style>
    <style:style style:name="gr52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2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2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116cm" fo:min-width="5.976cm" fo:padding-top="0.03cm" fo:padding-bottom="0.03cm" fo:padding-left="0.05cm" fo:padding-right="0.05cm" fo:wrap-option="wrap" draw:shadow-color="#808080"/>
      <style:paragraph-properties style:writing-mode="lr-tb"/>
    </style:style>
    <style:style style:name="gr528" style:family="graphic" style:parent-style-name="standard" style:list-style-name="L3">
      <style:graphic-properties draw:stroke="solid" svg:stroke-width="0.035cm" svg:stroke-color="#000000" draw:stroke-linejoin="miter" draw:fill="solid" draw:fill-color="#000099" draw:textarea-horizontal-align="justify" draw:textarea-vertical-align="top" draw:auto-grow-height="false" fo:min-height="1.314cm" fo:min-width="8.525cm" fo:padding-top="0.03cm" fo:padding-bottom="0.03cm" fo:padding-left="0.05cm" fo:padding-right="0.05cm" fo:wrap-option="wrap" draw:shadow-color="#808080"/>
      <style:paragraph-properties style:writing-mode="lr-tb"/>
    </style:style>
    <style:style style:name="gr52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1.314cm" fo:min-width="7.151cm" fo:padding-top="0.03cm" fo:padding-bottom="0.03cm" fo:padding-left="0.05cm" fo:padding-right="0.05cm" fo:wrap-option="wrap" draw:shadow-color="#808080"/>
      <style:paragraph-properties style:writing-mode="lr-tb"/>
    </style:style>
    <style:style style:name="gr53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3"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4"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min-height="2.292cm" fo:min-width="4.408cm" fo:padding-top="0.03cm" fo:padding-bottom="0.03cm" fo:padding-left="0.05cm" fo:padding-right="0.05cm" fo:wrap-option="wrap" draw:shadow-color="#808080"/>
      <style:paragraph-properties style:writing-mode="lr-tb"/>
    </style:style>
    <style:style style:name="gr536" style:family="graphic" style:parent-style-name="standard" style:list-style-name="L1">
      <style:graphic-properties draw:stroke="solid" svg:stroke-width="0.115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8"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3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pr1" style:family="presentation" style:parent-style-name="默认-notes">
      <style:graphic-properties draw:fill-color="#ffffff" fo:min-height="11.43cm"/>
      <style:paragraph-properties style:writing-mode="lr-tb"/>
    </style:style>
    <style:style style:name="co1" style:family="table-column">
      <style:table-column-properties style:column-width="5.292cm" style:use-optimal-column-width="false"/>
    </style:style>
    <style:style style:name="co2" style:family="table-column">
      <style:table-column-properties style:column-width="7.831cm" style:use-optimal-column-width="false"/>
    </style:style>
    <style:style style:name="co3" style:family="table-column">
      <style:table-column-properties style:column-width="2.019cm" style:use-optimal-column-width="false"/>
    </style:style>
    <style:style style:name="co4" style:family="table-column">
      <style:table-column-properties style:column-width="2.016cm" style:use-optimal-column-width="false"/>
    </style:style>
    <style:style style:name="co5" style:family="table-column">
      <style:table-column-properties style:column-width="2.024cm" style:use-optimal-column-width="false"/>
    </style:style>
    <style:style style:name="co6" style:family="table-column">
      <style:table-column-properties style:column-width="2.015cm" style:use-optimal-column-width="false"/>
    </style:style>
    <style:style style:name="co7" style:family="table-column">
      <style:table-column-properties style:column-width="2.02cm" style:use-optimal-column-width="false"/>
    </style:style>
    <style:style style:name="ro1" style:family="table-row">
      <style:table-row-properties style:row-height="5.291cm" style:use-optimal-row-height="false"/>
    </style:style>
    <style:style style:name="ro2" style:family="table-row">
      <style:table-row-properties style:row-height="2.329cm" style:use-optimal-row-height="false"/>
    </style:style>
    <style:style style:name="ro3" style:family="table-row">
      <style:table-row-properties style:row-height="2.116cm" style:use-optimal-row-height="false"/>
    </style:style>
    <style:style style:name="ro4" style:family="table-row">
      <style:table-row-properties style:row-height="1.438cm" style:use-optimal-row-height="false"/>
    </style:style>
    <style:style style:name="ro5" style:family="table-row">
      <style:table-row-properties style:row-height="1.314cm" style:use-optimal-row-height="false"/>
    </style:style>
    <style:style style:name="ro6" style:family="table-row">
      <style:table-row-properties style:row-height="1.384cm" style:use-optimal-row-height="false"/>
    </style:style>
    <style:style style:name="ro7" style:family="table-row">
      <style:table-row-properties style:row-height="1.446cm" style:use-optimal-row-height="false"/>
    </style:style>
    <style:style style:name="ce1" style:family="table-cell">
      <loext:graphic-properties draw:fill="none" draw:textarea-horizontal-align="justify" draw:textarea-vertical-align="top" fo:padding-top="0.03cm" fo:padding-bottom="0.03cm" fo:padding-left="0.05cm" fo:padding-right="0.05cm"/>
      <style:paragraph-properties fo:margin-left="0cm" fo:margin-right="0cm" fo:margin-top="0.247cm" fo:margin-bottom="0cm" fo:line-height="100%"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none" draw:textarea-horizontal-align="justify" draw:textarea-vertical-align="top" fo:padding-top="0.03cm" fo:padding-bottom="0.03cm" fo:padding-left="0.05cm" fo:padding-right="0.05cm"/>
      <style:paragraph-properties fo:margin-left="0cm" fo:margin-right="0cm" fo:margin-top="0.247cm" fo:margin-bottom="0cm" fo:line-height="100%"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none" draw:textarea-horizontal-align="justify" draw:textarea-vertical-align="top" fo:padding-top="0.03cm" fo:padding-bottom="0.03cm" fo:padding-left="0.05cm" fo:padding-right="0.05cm"/>
      <style:paragraph-properties fo:margin-left="0cm" fo:margin-right="0cm" fo:margin-top="0.247cm" fo:margin-bottom="0cm" fo:line-height="100%"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none" draw:textarea-horizontal-align="justify" draw:textarea-vertical-align="top"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none" draw:textarea-horizontal-align="justify" draw:textarea-vertical-align="top"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none" draw:textarea-horizontal-align="justify" draw:textarea-vertical-align="top"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54pt solid #000000" fo:border-right="0.23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23pt solid #000000" fo:border-right="0.23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23pt solid #000000" fo:border-right="0.54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1.058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margin-top="1.05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color="#ffffff"/>
      <style:paragraph-properties style:writing-mode="lr-tb"/>
    </style:style>
    <style:style style:name="P6" style:family="paragraph">
      <style:paragraph-properties fo:margin-left="0cm" fo:margin-right="0cm" fo:margin-top="0.9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none" draw:fill-color="#ffffff"/>
      <style:paragraph-properties fo:margin-left="0cm" fo:margin-right="0cm" fo:margin-top="0.9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794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margin-left="0cm" fo:margin-right="0cm" fo:margin-top="0.794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solid" draw:fill-color="#ff0000"/>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529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loext:graphic-properties draw:fill="none" draw:fill-color="#ffffff"/>
      <style:paragraph-properties fo:margin-left="0cm" fo:margin-right="0cm" fo:margin-top="0.529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0.706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draw:fill-color="#ffffff"/>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margin-top="0.61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fo:margin-left="0cm" fo:margin-right="0cm" fo:margin-top="0.61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margin-top="0.706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margin-left="0cm" fo:margin-right="0cm" fo:margin-top="0.706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left="0cm" fo:margin-right="0cm" fo:margin-top="0.70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margin-left="0cm" fo:margin-right="0cm" fo:margin-top="0.70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706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loext:graphic-properties draw:fill="none" draw:fill-color="#ffffff"/>
      <style:paragraph-properties fo:margin-left="0cm" fo:margin-right="0cm" fo:margin-top="0.7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529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loext:graphic-properties draw:fill="solid" draw:fill-color="#ff0000"/>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margin-top="0.617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solid" draw:fill-color="#ffffff"/>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212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loext:graphic-properties draw:fill="none" draw:fill-color="#ffffff"/>
      <style:paragraph-properties fo:margin-left="0cm" fo:margin-right="0cm" fo:margin-top="0.212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margin-top="0.617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loext:graphic-properties draw:fill="solid" draw:fill-color="#ff0000"/>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margin-top="0.794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loext:graphic-properties draw:fill="none" draw:fill-color="#ffffff"/>
      <style:paragraph-properties fo:margin-left="0cm" fo:margin-right="0cm" fo:margin-top="0.794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794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loext:graphic-properties draw:fill="none" draw:fill-color="#ffffff"/>
      <style:paragraph-properties fo:margin-left="0cm" fo:margin-right="0cm" fo:margin-top="0.794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423cm" fo:margin-bottom="0cm" fo:line-height="9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none" draw:fill-color="#ffffff"/>
      <style:paragraph-properties fo:margin-left="0cm" fo:margin-right="0cm" fo:margin-top="0.423cm" fo:margin-bottom="0cm" fo:line-height="9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423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none" draw:fill-color="#ffffff"/>
      <style:paragraph-properties fo:margin-left="0cm" fo:margin-right="0cm" fo:margin-top="0.423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loext:graphic-properties draw:fill="none" draw:fill-color="#ffffff"/>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none" draw:fill-color="#ffffff"/>
      <style:paragraph-properties fo:text-align="center" style:writing-mode="lr-tb"/>
    </style:style>
    <style:style style:name="P41" style:family="paragraph">
      <style:paragraph-properties fo:margin-left="0cm" fo:margin-right="0cm" fo:margin-top="0.794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loext:graphic-properties draw:fill="none" draw:fill-color="#ffffff"/>
      <style:paragraph-properties fo:margin-left="0cm" fo:margin-right="0cm" fo:margin-top="0.794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margin-top="0.3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none" draw:fill-color="#ffffff"/>
      <style:paragraph-properties fo:margin-left="0cm" fo:margin-right="0cm" fo:margin-top="0.3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none" draw:fill-color="#ffffff"/>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loext:graphic-properties draw:fill="solid" draw:fill-color="#ffffff"/>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loext:graphic-properties draw:fill="solid" draw:fill-color="#000000"/>
      <style:paragraph-properties fo:margin-left="0cm" fo:margin-right="0cm" fo:margin-top="0.61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loext:graphic-properties draw:fill="solid" draw:fill-color="#ffffff"/>
      <style:paragraph-properties fo:margin-left="0cm" fo:margin-right="0cm" fo:margin-top="0.706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706cm" fo:margin-bottom="0cm" fo:line-height="12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loext:graphic-properties draw:fill="none" draw:fill-color="#ffffff"/>
      <style:paragraph-properties fo:margin-left="0cm" fo:margin-right="0cm" fo:margin-top="0.706cm" fo:margin-bottom="0cm" fo:line-height="12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style:paragraph-properties fo:margin-left="0cm" fo:margin-right="0cm" fo:margin-top="0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loext:graphic-properties draw:fill="none" draw:fill-color="#ffffff"/>
      <style:paragraph-properties fo:margin-left="0cm" fo:margin-right="0cm" fo:margin-top="0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loext:graphic-properties draw:fill="solid" draw:fill-color="#ff0000"/>
      <style:paragraph-properties fo:margin-left="0cm" fo:margin-right="0cm" fo:margin-top="0.61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style:paragraph-properties fo:margin-left="0cm" fo:margin-right="0cm" fo:margin-top="0.794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loext:graphic-properties draw:fill="none" draw:fill-color="#ffffff"/>
      <style:paragraph-properties fo:margin-left="0cm" fo:margin-right="0cm" fo:margin-top="0.794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6" style:family="paragraph">
      <style:paragraph-properties fo:margin-left="0cm" fo:margin-right="0cm" fo:margin-top="0.3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loext:graphic-properties draw:fill="none" draw:fill-color="#ffffff"/>
      <style:paragraph-properties fo:margin-left="0cm" fo:margin-right="0cm" fo:margin-top="0.3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8" style:family="paragraph">
      <style:paragraph-properties fo:margin-left="0cm" fo:margin-right="0cm" fo:margin-top="0.61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none" draw:fill-color="#ffffff"/>
      <style:paragraph-properties fo:margin-left="0cm" fo:margin-right="0cm" fo:margin-top="0.61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0" style:family="paragraph">
      <loext:graphic-properties draw:fill="none" draw:fill-color="#ffffff"/>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1" style:family="paragraph">
      <style:paragraph-properties fo:margin-left="0cm" fo:margin-right="0cm" fo:margin-top="0.24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loext:graphic-properties draw:fill="none" draw:fill-color="#ffffff"/>
      <style:paragraph-properties fo:margin-left="0cm" fo:margin-right="0cm" fo:margin-top="0.24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3" style:family="paragraph">
      <style:paragraph-properties fo:margin-left="0cm" fo:margin-right="0cm" fo:margin-top="0.617cm" fo:margin-bottom="0cm" fo:line-height="9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loext:graphic-properties draw:fill="none" draw:fill-color="#ffffff"/>
      <style:paragraph-properties fo:margin-left="0cm" fo:margin-right="0cm" fo:margin-top="0.617cm" fo:margin-bottom="0cm" fo:line-height="9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style:paragraph-properties fo:margin-left="0cm" fo:margin-right="0cm" fo:margin-top="0.123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loext:graphic-properties draw:fill="none" draw:fill-color="#ffffff"/>
      <style:paragraph-properties fo:margin-left="0cm" fo:margin-right="0cm" fo:margin-top="0.123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style:paragraph-properties fo:margin-left="0cm" fo:margin-right="0cm" fo:margin-top="0.617cm" fo:margin-bottom="0cm" fo:line-height="9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8" style:family="paragraph">
      <loext:graphic-properties draw:fill="solid" draw:fill-color="#ff0000"/>
      <style:paragraph-properties fo:margin-left="0cm" fo:margin-right="0cm" fo:margin-top="0.617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9" style:family="paragraph">
      <style:paragraph-properties fo:margin-left="0cm" fo:margin-right="0cm" fo:margin-top="0.079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0" style:family="paragraph">
      <loext:graphic-properties draw:fill="none" draw:fill-color="#ffffff"/>
      <style:paragraph-properties fo:margin-left="0cm" fo:margin-right="0cm" fo:margin-top="0.079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style:paragraph-properties fo:margin-left="0cm" fo:margin-right="0cm" fo:margin-top="0.617cm" fo:margin-bottom="0cm" fo:line-height="85%"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loext:graphic-properties draw:fill="none" draw:fill-color="#ffffff"/>
      <style:paragraph-properties fo:margin-left="0cm" fo:margin-right="0cm" fo:margin-top="0.617cm" fo:margin-bottom="0cm" fo:line-height="85%"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3" style:family="paragraph">
      <style:paragraph-properties fo:margin-left="0cm" fo:margin-right="0cm" fo:margin-top="0.106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loext:graphic-properties draw:fill="none" draw:fill-color="#ffffff"/>
      <style:paragraph-properties fo:margin-left="0cm" fo:margin-right="0cm" fo:margin-top="0.1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5" style:family="paragraph">
      <style:paragraph-properties fo:margin-left="0cm" fo:margin-right="0cm" fo:margin-top="0.529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6" style:family="paragraph">
      <loext:graphic-properties draw:fill="none" draw:fill-color="#ffffff"/>
      <style:paragraph-properties fo:margin-left="0cm" fo:margin-right="0cm" fo:margin-top="0.5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7" style:family="paragraph">
      <style:paragraph-properties fo:margin-left="0cm" fo:margin-right="0cm" fo:margin-top="0.706cm" fo:margin-bottom="0cm" fo:line-height="10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8" style:family="paragraph">
      <loext:graphic-properties draw:fill="none" draw:fill-color="#ffffff"/>
      <style:paragraph-properties fo:margin-left="0cm" fo:margin-right="0cm" fo:margin-top="0.706cm" fo:margin-bottom="0cm" fo:line-height="10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9" style:family="paragraph">
      <style:paragraph-properties fo:margin-left="0cm" fo:margin-right="0cm" fo:margin-top="0.706cm" fo:margin-bottom="0cm" fo:line-height="12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loext:graphic-properties draw:fill="none" draw:fill-color="#ffffff"/>
      <style:paragraph-properties fo:margin-left="0cm" fo:margin-right="0cm" fo:margin-top="0.706cm" fo:margin-bottom="0cm" fo:line-height="12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1" style:family="paragraph">
      <style:paragraph-properties fo:margin-left="0cm" fo:margin-right="0cm" fo:margin-top="0.706cm" fo:margin-bottom="0cm" fo:line-height="9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2" style:family="paragraph">
      <loext:graphic-properties draw:fill="none" draw:fill-color="#ffffff"/>
      <style:paragraph-properties fo:margin-left="0cm" fo:margin-right="0cm" fo:margin-top="0.706cm" fo:margin-bottom="0cm" fo:line-height="9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3" style:family="paragraph">
      <style:paragraph-properties fo:margin-left="0cm" fo:margin-right="0cm" fo:margin-top="1.764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4" style:family="paragraph">
      <loext:graphic-properties draw:fill="solid" draw:fill-color="#ffffff"/>
      <style:paragraph-properties fo:margin-left="0cm" fo:margin-right="0cm" fo:margin-top="1.764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5" style:family="paragraph">
      <loext:graphic-properties draw:fill="solid" draw:fill-color="#ff0000"/>
      <style:paragraph-properties fo:margin-left="0cm" fo:margin-right="0cm" fo:margin-top="0.794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6" style:family="paragraph">
      <style:paragraph-properties fo:margin-left="0cm" fo:margin-right="0cm" fo:margin-top="0.794cm" fo:margin-bottom="0cm" fo:line-height="15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7" style:family="paragraph">
      <loext:graphic-properties draw:fill="none" draw:fill-color="#ffffff"/>
      <style:paragraph-properties fo:margin-left="0cm" fo:margin-right="0cm" fo:margin-top="0.794cm" fo:margin-bottom="0cm" fo:line-height="15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8" style:family="paragraph">
      <style:paragraph-properties fo:margin-left="0cm" fo:margin-right="0cm" fo:margin-top="0.123cm" fo:margin-bottom="0cm" fo:line-height="110%"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9" style:family="paragraph">
      <loext:graphic-properties draw:fill="solid" draw:fill-color="#000000"/>
      <style:paragraph-properties fo:margin-left="0cm" fo:margin-right="0cm" fo:margin-top="0.123cm" fo:margin-bottom="0cm" fo:line-height="110%"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0" style:family="paragraph">
      <style:paragraph-properties fo:margin-left="1.27cm" fo:margin-right="0cm" fo:margin-top="0.123cm" fo:margin-bottom="0cm" fo:line-height="110%" fo:text-indent="-1.27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1" style:family="paragraph">
      <loext:graphic-properties draw:fill="solid" draw:fill-color="#000000"/>
      <style:paragraph-properties fo:margin-left="1.27cm" fo:margin-right="0cm" fo:margin-top="0.123cm" fo:margin-bottom="0cm" fo:line-height="110%" fo:text-indent="-1.27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2" style:family="paragraph">
      <style:paragraph-properties fo:margin-left="0cm" fo:margin-right="0cm" fo:margin-top="1.323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3" style:family="paragraph">
      <loext:graphic-properties draw:fill="solid" draw:fill-color="#ffffff"/>
      <style:paragraph-properties fo:margin-left="0cm" fo:margin-right="0cm" fo:margin-top="1.323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4" style:family="paragraph">
      <loext:graphic-properties draw:fill="solid" draw:fill-color="#ffffff"/>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5" style:family="paragraph">
      <style:paragraph-properties fo:margin-left="0cm" fo:margin-right="0cm" fo:margin-top="0.123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6" style:family="paragraph">
      <loext:graphic-properties draw:fill="solid" draw:fill-color="#ff0000"/>
      <style:paragraph-properties fo:margin-left="0cm" fo:margin-right="0cm" fo:margin-top="0.123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7" style:family="paragraph">
      <style:paragraph-properties fo:margin-left="0cm" fo:margin-right="0cm" fo:margin-top="1.455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8" style:family="paragraph">
      <loext:graphic-properties draw:fill="solid" draw:fill-color="#ffffff"/>
      <style:paragraph-properties fo:margin-left="0cm" fo:margin-right="0cm" fo:margin-top="1.455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9" style:family="paragraph">
      <loext:graphic-properties draw:fill="solid" draw:fill-color="#ffffff"/>
      <style:paragraph-properties fo:margin-left="0cm" fo:margin-right="0cm" fo:margin-top="0.61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0" style:family="paragraph">
      <style:paragraph-properties fo:margin-left="0cm" fo:margin-right="0cm" fo:margin-top="0.37cm" fo:margin-bottom="0cm" fo:line-height="8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1" style:family="paragraph">
      <loext:graphic-properties draw:fill="none" draw:fill-color="#ffffff"/>
      <style:paragraph-properties fo:margin-left="0cm" fo:margin-right="0cm" fo:margin-top="0.37cm" fo:margin-bottom="0cm" fo:line-height="8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2" style:family="paragraph">
      <style:paragraph-properties fo:margin-left="0cm" fo:margin-right="0cm" fo:margin-top="0.706cm" fo:margin-bottom="0cm" fo:line-height="14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3" style:family="paragraph">
      <loext:graphic-properties draw:fill="none" draw:fill-color="#ffffff"/>
      <style:paragraph-properties fo:margin-left="0cm" fo:margin-right="0cm" fo:margin-top="0.706cm" fo:margin-bottom="0cm" fo:line-height="14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4" style:family="paragraph">
      <style:paragraph-properties fo:margin-left="0cm" fo:margin-right="0cm" fo:margin-top="0.247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5" style:family="paragraph">
      <style:paragraph-properties fo:margin-left="0cm" fo:margin-right="0cm" fo:margin-top="0.617cm" fo:margin-bottom="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loext:graphic-properties draw:fill="none" draw:fill-color="#ffffff"/>
      <style:paragraph-properties fo:margin-left="0cm" fo:margin-right="0cm" fo:margin-top="0.617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7" style:family="paragraph">
      <style:paragraph-properties fo:margin-left="0cm" fo:margin-right="0cm" fo:margin-top="0.282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8" style:family="paragraph">
      <loext:graphic-properties draw:fill="none" draw:fill-color="#ffffff"/>
      <style:paragraph-properties fo:margin-left="0cm" fo:margin-right="0cm" fo:margin-top="0.282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9" style:family="paragraph">
      <style:paragraph-properties fo:margin-left="0cm" fo:margin-right="0cm" fo:margin-top="0.318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0" style:family="paragraph">
      <loext:graphic-properties draw:fill="none" draw:fill-color="#ffffff"/>
      <style:paragraph-properties fo:margin-left="0cm" fo:margin-right="0cm" fo:margin-top="0.318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1" style:family="paragraph">
      <style:paragraph-properties fo:margin-left="0cm" fo:margin-right="0cm" fo:margin-top="0.106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2" style:family="paragraph">
      <loext:graphic-properties draw:fill="solid" draw:fill-color="#ff0000"/>
      <style:paragraph-properties fo:margin-left="0cm" fo:margin-right="0cm" fo:margin-top="0.1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3" style:family="paragraph">
      <style:paragraph-properties fo:margin-left="0cm" fo:margin-right="0cm" fo:margin-top="0.706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4" style:family="paragraph">
      <loext:graphic-properties draw:fill="none" draw:fill-color="#ffffff"/>
      <style:paragraph-properties fo:margin-left="0cm" fo:margin-right="0cm" fo:margin-top="0.706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5" style:family="paragraph">
      <style:paragraph-properties fo:margin-left="0cm" fo:margin-right="0cm" fo:margin-top="0.794cm" fo:margin-bottom="0cm" fo:line-height="15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6" style:family="paragraph">
      <loext:graphic-properties draw:fill="none" draw:fill-color="#ffffff"/>
      <style:paragraph-properties fo:margin-left="0cm" fo:margin-right="0cm" fo:margin-top="0.794cm" fo:margin-bottom="0cm" fo:line-height="15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7" style:family="paragraph">
      <style:paragraph-properties fo:margin-left="0cm" fo:margin-right="0cm" fo:margin-top="0.617cm" fo:margin-bottom="0cm" fo:line-height="10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8" style:family="paragraph">
      <loext:graphic-properties draw:fill="none" draw:fill-color="#ffffff"/>
      <style:paragraph-properties fo:margin-left="0cm" fo:margin-right="0cm" fo:margin-top="0.617cm" fo:margin-bottom="0cm" fo:line-height="10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9" style:family="paragraph">
      <style:paragraph-properties fo:margin-left="0cm" fo:margin-right="0cm" fo:margin-top="0.706cm" fo:margin-bottom="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0" style:family="paragraph">
      <loext:graphic-properties draw:fill="none" draw:fill-color="#ffffff"/>
      <style:paragraph-properties fo:margin-left="0cm" fo:margin-right="0cm" fo:margin-top="0.706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1" style:family="paragraph">
      <style:paragraph-properties fo:margin-left="0cm" fo:margin-right="0cm" fo:margin-top="0.159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2" style:family="paragraph">
      <loext:graphic-properties draw:fill="solid" draw:fill-color="#ff0000"/>
      <style:paragraph-properties fo:margin-left="0cm" fo:margin-right="0cm" fo:margin-top="0.15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3" style:family="paragraph">
      <style:paragraph-properties fo:margin-left="0cm" fo:margin-right="0cm" fo:margin-top="0.529cm" fo:margin-bottom="0cm" fo:line-height="12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4" style:family="paragraph">
      <loext:graphic-properties draw:fill="none" draw:fill-color="#ffffff"/>
      <style:paragraph-properties fo:margin-left="0cm" fo:margin-right="0cm" fo:margin-top="0.529cm" fo:margin-bottom="0cm" fo:line-height="12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5" style:family="paragraph">
      <style:paragraph-properties fo:margin-left="0cm" fo:margin-right="0cm" fo:margin-top="0.529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6" style:family="paragraph">
      <loext:graphic-properties draw:fill="none" draw:fill-color="#ffffff"/>
      <style:paragraph-properties fo:margin-left="0cm" fo:margin-right="0cm" fo:margin-top="0.529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7" style:family="paragraph">
      <style:paragraph-properties fo:margin-left="0cm" fo:margin-right="0cm" fo:margin-top="0.529cm" fo:margin-bottom="0cm" fo:line-height="65%"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8" style:family="paragraph">
      <loext:graphic-properties draw:fill="none" draw:fill-color="#ffffff"/>
      <style:paragraph-properties fo:margin-left="0cm" fo:margin-right="0cm" fo:margin-top="0.529cm" fo:margin-bottom="0cm" fo:line-height="6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9" style:family="paragraph">
      <style:paragraph-properties fo:margin-left="0cm" fo:margin-right="0cm" fo:margin-top="0.529cm" fo:margin-bottom="0cm" fo:line-height="10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0" style:family="paragraph">
      <loext:graphic-properties draw:fill="none" draw:fill-color="#ffffff"/>
      <style:paragraph-properties fo:margin-left="0cm" fo:margin-right="0cm" fo:margin-top="0.529cm" fo:margin-bottom="0cm" fo:line-height="10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1" style:family="paragraph">
      <style:paragraph-properties fo:margin-left="0cm" fo:margin-right="0cm" fo:margin-top="0.794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2" style:family="paragraph">
      <loext:graphic-properties draw:fill="solid" draw:fill-color="#ff0000"/>
      <style:paragraph-properties fo:margin-left="0cm" fo:margin-right="0cm" fo:margin-top="0.79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3" style:family="paragraph">
      <style:paragraph-properties fo:margin-left="0cm" fo:margin-right="0cm" fo:margin-top="0.141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4" style:family="paragraph">
      <loext:graphic-properties draw:fill="solid" draw:fill-color="#ff0000"/>
      <style:paragraph-properties fo:margin-left="0cm" fo:margin-right="0cm" fo:margin-top="0.141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5" style:family="paragraph">
      <loext:graphic-properties draw:fill="solid" draw:fill-color="#ff0000"/>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6" style:family="paragraph">
      <loext:graphic-properties draw:fill="solid" draw:fill-color="#000099"/>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7" style:family="paragraph">
      <loext:graphic-properties draw:fill="solid" draw:fill-color="#ffffff"/>
      <style:paragraph-properties fo:margin-left="0cm" fo:margin-right="0cm" fo:margin-top="0.7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8" style:family="paragraph">
      <loext:graphic-properties draw:fill="solid" draw:fill-color="#000000"/>
      <style:paragraph-properties fo:margin-left="0cm" fo:margin-right="0cm" fo:margin-top="0.7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9" style:family="paragraph">
      <loext:graphic-properties draw:fill="solid" draw:fill-color="#00cc00"/>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0" style:family="paragraph">
      <style:paragraph-properties fo:margin-left="0cm" fo:margin-right="0cm" fo:margin-top="0.617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1" style:family="paragraph">
      <loext:graphic-properties draw:fill="none" draw:fill-color="#ffffff"/>
      <style:paragraph-properties fo:margin-left="0cm" fo:margin-right="0cm" fo:margin-top="0.61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2" style:family="paragraph">
      <style:paragraph-properties fo:margin-left="0cm" fo:margin-right="0cm" fo:margin-top="0.529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3" style:family="paragraph">
      <loext:graphic-properties draw:fill="none" draw:fill-color="#ffffff"/>
      <style:paragraph-properties fo:margin-left="0cm" fo:margin-right="0cm" fo:margin-top="0.529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4" style:family="paragraph">
      <loext:graphic-properties draw:fill="solid" draw:fill-color="#ffffff"/>
      <style:paragraph-properties fo:margin-left="0cm" fo:margin-right="0cm" fo:margin-top="0.70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5" style:family="paragraph">
      <loext:graphic-properties draw:fill="solid" draw:fill-color="#00cc99"/>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6" style:family="paragraph">
      <style:paragraph-properties fo:margin-left="0cm" fo:margin-right="0cm" fo:margin-top="0.617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7" style:family="paragraph">
      <loext:graphic-properties draw:fill="none" draw:fill-color="#ffffff"/>
      <style:paragraph-properties fo:margin-left="0cm" fo:margin-right="0cm" fo:margin-top="0.617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8" style:family="paragraph">
      <style:paragraph-properties fo:margin-left="0cm" fo:margin-right="0cm" fo:margin-top="0.529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9" style:family="paragraph">
      <loext:graphic-properties draw:fill="none" draw:fill-color="#ffffff"/>
      <style:paragraph-properties fo:margin-left="0cm" fo:margin-right="0cm" fo:margin-top="0.529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0" style:family="paragraph">
      <style:paragraph-properties fo:margin-left="0cm" fo:margin-right="0cm" fo:margin-top="0.529cm" fo:margin-bottom="0cm" fo:line-height="13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1" style:family="paragraph">
      <loext:graphic-properties draw:fill="solid" draw:fill-color="#00cc99"/>
      <style:paragraph-properties fo:margin-left="0cm" fo:margin-right="0cm" fo:margin-top="0.529cm" fo:margin-bottom="0cm" fo:line-height="13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2" style:family="paragraph">
      <loext:graphic-properties draw:fill="solid" draw:fill-color="#cc0000"/>
      <style:paragraph-properties fo:margin-left="0cm" fo:margin-right="0cm" fo:margin-top="0.529cm" fo:margin-bottom="0cm" fo:line-height="13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3" style:family="paragraph">
      <loext:graphic-properties draw:fill="solid" draw:fill-color="#ffffff"/>
      <style:paragraph-properties fo:margin-left="0cm" fo:margin-right="0cm" fo:margin-top="0.617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4" style:family="paragraph">
      <loext:graphic-properties draw:fill="solid" draw:fill-color="#ffffff"/>
      <style:paragraph-properties fo:text-align="center" style:writing-mode="lr-tb"/>
    </style:style>
    <style:style style:name="P155" style:family="paragraph">
      <loext:graphic-properties draw:fill="solid" draw:fill-color="#000000"/>
      <style:paragraph-properties fo:margin-left="0cm" fo:margin-right="0cm" fo:margin-top="0.617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6" style:family="paragraph">
      <loext:graphic-properties draw:fill="solid" draw:fill-color="#cc0000"/>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7" style:family="paragraph">
      <loext:graphic-properties draw:fill="solid" draw:fill-color="#0000cc"/>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8" style:family="paragraph">
      <loext:graphic-properties draw:fill="solid" draw:fill-color="#008000"/>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9" style:family="paragraph">
      <loext:graphic-properties draw:fill="solid" draw:fill-color="#000099"/>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0" style:family="paragraph">
      <style:paragraph-properties fo:margin-left="0cm" fo:margin-right="0cm" fo:margin-top="0cm" fo:margin-bottom="0cm" fo:line-height="100%"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1" style:family="paragraph">
      <loext:graphic-properties draw:fill="solid" draw:fill-color="#ff0000"/>
      <style:paragraph-properties fo:margin-left="0cm" fo:margin-right="0cm" fo:margin-top="0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T2" style:family="text">
      <style:text-properties style:font-name="Arial" fo:font-size="48pt" fo:language="zh" fo:country="CN" fo:font-weight="normal" style:font-name-asian="黑体" style:font-size-asian="48pt" style:language-asian="zh" style:country-asian="CN" style:font-weight-asian="normal" style:font-name-complex="黑体" style:font-size-complex="48pt" style:language-complex="zh" style:country-complex="CN" style:font-weight-complex="normal"/>
    </style:style>
    <style:style style:name="T3" style:family="text">
      <style:text-properties fo:font-size="44pt" fo:language="zh" fo:country="CN" style:font-size-asian="44pt" style:language-asian="zh" style:country-asian="CN" style:font-size-complex="44pt" style:language-complex="zh" style:country-complex="CN"/>
    </style:style>
    <style:style style:name="T4" style:family="text">
      <style:text-properties fo:font-size="36pt" fo:language="zh" fo:country="CN" style:font-size-asian="36pt" style:language-asian="zh" style:country-asian="CN" style:font-size-complex="36pt" style:language-complex="zh" style:country-complex="CN"/>
    </style:style>
    <style:style style:name="T5" style:family="text">
      <style:text-properties fo:font-size="36pt" fo:language="en" fo:country="US" style:font-size-asian="36pt" style:language-asian="en" style:country-asian="US" style:font-size-complex="36pt" style:language-complex="en" style:country-complex="US"/>
    </style:style>
    <style:style style:name="T6" style:family="text">
      <style:text-properties fo:color="#000099" loext:opacity="100%" fo:font-size="36pt" fo:language="zh" fo:country="CN" style:font-size-asian="36pt" style:language-asian="zh" style:country-asian="CN" style:font-size-complex="36pt" style:language-complex="zh" style:country-complex="CN"/>
    </style:style>
    <style:style style:name="T7" style:family="text">
      <style:text-properties fo:color="#000099" loext:opacity="100%" fo:font-size="36pt" fo:language="en" fo:country="US" style:font-size-asian="36pt" style:language-asian="en" style:country-asian="US" style:font-size-complex="36pt" style:language-complex="en" style:country-complex="US"/>
    </style:style>
    <style:style style:name="T8" style:family="text">
      <style:text-properties fo:font-size="24pt" fo:language="zh" fo:country="CN" style:font-size-asian="24pt" style:language-asian="zh" style:country-asian="CN" style:font-size-complex="24pt" style:language-complex="zh" style:country-complex="CN"/>
    </style:style>
    <style:style style:name="T9" style:family="text">
      <style:text-properties fo:font-size="24pt" fo:language="en" fo:country="US" style:font-size-asian="24pt" style:language-asian="en" style:country-asian="US" style:font-size-complex="24pt" style:language-complex="en" style:country-complex="US"/>
    </style:style>
    <style:style style:name="T10" style:family="text">
      <style:text-properties fo:color="#000000" loext:opacity="100%" fo:font-size="32pt" fo:language="zh" fo:country="CN" style:font-size-asian="32pt" style:language-asian="zh" style:country-asian="CN" style:font-size-complex="32pt" style:language-complex="zh" style:country-complex="CN"/>
    </style:style>
    <style:style style:name="T11" style:family="text">
      <style:text-properties fo:language="zh" fo:country="CN" style:language-asian="zh" style:country-asian="CN" style:language-complex="zh" style:country-complex="CN"/>
    </style:style>
    <style:style style:name="T12" style:family="text">
      <style:text-properties fo:language="en" fo:country="US" style:language-asian="en" style:country-asian="US" style:language-complex="en" style:country-complex="US"/>
    </style:style>
    <style:style style:name="T13" style:family="text">
      <style:text-properties fo:color="#000099" loext:opacity="100%" fo:language="en" fo:country="US" style:language-asian="en" style:country-asian="US" style:language-complex="en" style:country-complex="US"/>
    </style:style>
    <style:style style:name="T14" style:family="text">
      <style:text-properties fo:color="#000099" loext:opacity="100%" fo:language="zh" fo:country="CN" style:language-asian="zh" style:country-asian="CN" style:language-complex="zh" style:country-complex="CN"/>
    </style:style>
    <style:style style:name="T15" style:family="text">
      <style:text-properties fo:color="#000000" loext:opacity="100%" fo:language="zh" fo:country="CN" style:language-asian="zh" style:country-asian="CN" style:language-complex="zh" style:country-complex="CN"/>
    </style:style>
    <style:style style:name="T16" style:family="text">
      <style:text-properties fo:color="#ff0000" loext:opacity="100%" fo:language="zh" fo:country="CN" style:language-asian="zh" style:country-asian="CN" style:language-complex="zh" style:country-complex="CN"/>
    </style:style>
    <style:style style:name="T17" style:family="text">
      <style:text-properties fo:font-size="32pt" fo:language="zh" fo:country="CN" style:font-size-asian="32pt" style:language-asian="zh" style:country-asian="CN" style:font-size-complex="32pt" style:language-complex="zh" style:country-complex="CN"/>
    </style:style>
    <style:style style:name="T18" style:family="text">
      <style:text-properties fo:color="#ff0000" loext:opacity="100%" fo:font-size="32pt" fo:language="en" fo:country="US" style:font-size-asian="32pt" style:language-asian="en" style:country-asian="US" style:font-size-complex="32pt" style:language-complex="en" style:country-complex="US"/>
    </style:style>
    <style:style style:name="T19" style:family="text">
      <style:text-properties fo:color="#ff0000" loext:opacity="100%" fo:font-size="32pt" fo:language="zh" fo:country="CN" style:font-size-asian="32pt" style:language-asian="zh" style:country-asian="CN" style:font-size-complex="32pt" style:language-complex="zh" style:country-complex="CN"/>
    </style:style>
    <style:style style:name="T20" style:family="text">
      <style:text-properties fo:font-size="32pt" fo:language="en" fo:country="US" style:font-size-asian="32pt" style:language-asian="en" style:country-asian="US" style:font-size-complex="32pt" style:language-complex="en" style:country-complex="US"/>
    </style:style>
    <style:style style:name="T21" style:family="text">
      <style:text-properties fo:color="#0000cc" loext:opacity="100%" fo:font-size="32pt" fo:language="en" fo:country="US" style:font-size-asian="32pt" style:language-asian="en" style:country-asian="US" style:font-size-complex="32pt" style:language-complex="en" style:country-complex="US"/>
    </style:style>
    <style:style style:name="T22" style:family="text">
      <style:text-properties fo:color="#000099" loext:opacity="100%" fo:font-size="32pt" fo:language="zh" fo:country="CN" style:font-size-asian="32pt" style:language-asian="zh" style:country-asian="CN" style:font-size-complex="32pt" style:language-complex="zh" style:country-complex="CN"/>
    </style:style>
    <style:style style:name="T23" style:family="text">
      <style:text-properties fo:color="#000099" loext:opacity="100%" fo:font-size="32pt" fo:language="en" fo:country="US" style:font-size-asian="32pt" style:language-asian="en" style:country-asian="US" style:font-size-complex="32pt" style:language-complex="en" style:country-complex="US"/>
    </style:style>
    <style:style style:name="T24" style:family="text">
      <style:text-properties fo:color="#ffff00" loext:opacity="100%" fo:font-size="24pt" fo:language="zh" fo:country="CN" style:font-size-asian="24pt" style:language-asian="zh" style:country-asian="CN" style:font-size-complex="24pt" style:language-complex="zh" style:country-complex="CN"/>
    </style:style>
    <style:style style:name="T25" style:family="text">
      <style:text-properties fo:color="#cc0000" loext:opacity="100%" fo:font-size="32pt" fo:language="en" fo:country="US" style:font-size-asian="32pt" style:language-asian="en" style:country-asian="US" style:font-size-complex="32pt" style:language-complex="en" style:country-complex="US"/>
    </style:style>
    <style:style style:name="T26" style:family="text">
      <style:text-properties fo:color="#ffff00" loext:opacity="100%" fo:language="zh" fo:country="CN" style:language-asian="zh" style:country-asian="CN" style:language-complex="zh" style:country-complex="CN"/>
    </style:style>
    <style:style style:name="T27" style:family="text">
      <style:text-properties fo:color="#0000cc" loext:opacity="100%" fo:font-size="36pt" fo:language="zh" fo:country="CN" style:font-size-asian="36pt" style:language-asian="zh" style:country-asian="CN" style:font-size-complex="36pt" style:language-complex="zh" style:country-complex="CN"/>
    </style:style>
    <style:style style:name="T28" style:family="text">
      <style:text-properties fo:color="#ff0000" loext:opacity="100%" fo:language="en" fo:country="US" style:language-asian="en" style:country-asian="US" style:language-complex="en" style:country-complex="US"/>
    </style:style>
    <style:style style:name="T29" style:family="text">
      <style:text-properties fo:color="#ff0000" loext:opacity="100%" fo:font-size="36pt" fo:language="zh" fo:country="CN" style:font-size-asian="36pt" style:language-asian="zh" style:country-asian="CN" style:font-size-complex="36pt" style:language-complex="zh" style:country-complex="CN"/>
    </style:style>
    <style:style style:name="T30" style:family="text">
      <style:text-properties fo:color="#3333cc" loext:opacity="100%" fo:font-size="36pt" fo:language="zh" fo:country="CN" style:font-size-asian="36pt" style:language-asian="zh" style:country-asian="CN" style:font-size-complex="36pt" style:language-complex="zh" style:country-complex="CN"/>
    </style:style>
    <style:style style:name="T31" style:family="text">
      <style:text-properties fo:color="#0000cc" loext:opacity="100%" fo:language="en" fo:country="US" style:language-asian="en" style:country-asian="US" style:language-complex="en" style:country-complex="US"/>
    </style:style>
    <style:style style:name="T32" style:family="text">
      <style:text-properties fo:color="#000000" loext:opacity="100%" fo:language="en" fo:country="US" style:language-asian="en" style:country-asian="US" style:language-complex="en" style:country-complex="US"/>
    </style:style>
    <style:style style:name="T33" style:family="text">
      <style:text-properties fo:color="#0000cc" loext:opacity="100%" fo:language="zh" fo:country="CN" style:language-asian="zh" style:country-asian="CN" style:language-complex="zh" style:country-complex="CN"/>
    </style:style>
    <style:style style:name="T34" style:family="text">
      <style:text-properties fo:color="#cc0000" loext:opacity="100%" fo:language="zh" fo:country="CN" style:language-asian="zh" style:country-asian="CN" style:language-complex="zh" style:country-complex="CN"/>
    </style:style>
    <style:style style:name="T35" style:family="text">
      <style:text-properties fo:color="#cc0000" loext:opacity="100%" fo:language="en" fo:country="US" style:language-asian="en" style:country-asian="US" style:language-complex="en" style:country-complex="US"/>
    </style:style>
    <style:style style:name="T36" style:family="text">
      <style:text-properties fo:color="#ffffff" loext:opacity="100%" fo:language="en" fo:country="US" style:language-asian="en" style:country-asian="US" style:language-complex="en" style:country-complex="US"/>
    </style:style>
    <style:style style:name="T37" style:family="text">
      <style:text-properties fo:color="#ff0000" loext:opacity="100%" fo:font-size="36pt" fo:language="zh" fo:country="CN" style:font-name-asian="隶书" style:font-size-asian="36pt" style:language-asian="zh" style:country-asian="CN" style:font-name-complex="隶书" style:font-size-complex="36pt" style:language-complex="zh" style:country-complex="CN"/>
    </style:style>
    <style:style style:name="T38" style:family="text">
      <style:text-properties fo:color="#ff0000" loext:opacity="100%" fo:font-size="36pt" fo:language="en" fo:country="US" style:font-size-asian="36pt" style:language-asian="en" style:country-asian="US" style:font-size-complex="36pt" style:language-complex="en" style:country-complex="US"/>
    </style:style>
    <style:style style:name="T39" style:family="text">
      <style:text-properties fo:color="#0000cc" loext:opacity="100%" fo:font-size="36pt" fo:language="en" fo:country="US" style:font-size-asian="36pt" style:language-asian="en" style:country-asian="US" style:font-size-complex="36pt" style:language-complex="en" style:country-complex="US"/>
    </style:style>
    <style:style style:name="T40" style:family="text">
      <style:text-properties style:font-name="宋体" fo:font-size="32pt" fo:language="zh" fo:country="CN" style:font-size-asian="32pt" style:language-asian="zh" style:country-asian="CN" style:font-size-complex="32pt" style:language-complex="zh" style:country-complex="CN"/>
    </style:style>
    <style:style style:name="T41" style:family="text">
      <style:text-properties fo:color="#3333cc" loext:opacity="100%" fo:language="en" fo:country="US" style:language-asian="en" style:country-asian="US" style:language-complex="en" style:country-complex="US"/>
    </style:style>
    <style:style style:name="T42" style:family="text">
      <style:text-properties fo:color="#ffff00" loext:opacity="100%" fo:language="en" fo:country="US" style:language-asian="en" style:country-asian="US" style:language-complex="en" style:country-complex="US"/>
    </style:style>
    <style:style style:name="T43" style:family="text">
      <style:text-properties fo:color="#000099" loext:opacity="100%" style:font-name="宋体" fo:font-size="32pt" fo:language="zh" fo:country="CN" style:font-size-asian="32pt" style:language-asian="zh" style:country-asian="CN" style:font-size-complex="32pt" style:language-complex="zh" style:country-complex="CN"/>
    </style:style>
    <style:style style:name="T44" style:family="text">
      <style:text-properties fo:color="#ff0000" loext:opacity="100%" style:font-name="宋体" fo:font-size="32pt" fo:language="zh" fo:country="CN" style:font-size-asian="32pt" style:language-asian="zh" style:country-asian="CN" style:font-size-complex="32pt" style:language-complex="zh" style:country-complex="CN"/>
    </style:style>
    <style:style style:name="T45" style:family="text">
      <style:text-properties fo:color="#0000cc" loext:opacity="100%" fo:font-size="24pt" fo:language="en" fo:country="US" style:font-size-asian="24pt" style:language-asian="en" style:country-asian="US" style:font-size-complex="24pt" style:language-complex="en" style:country-complex="US"/>
    </style:style>
    <style:style style:name="T46" style:family="text">
      <style:text-properties fo:color="#000099" loext:opacity="100%" fo:font-size="24pt" fo:language="en" fo:country="US" style:font-size-asian="24pt" style:language-asian="en" style:country-asian="US" style:font-size-complex="24pt" style:language-complex="en" style:country-complex="US"/>
    </style:style>
    <style:style style:name="T47" style:family="text">
      <style:text-properties fo:color="#ff0000" loext:opacity="100%" fo:font-size="24pt" fo:language="en" fo:country="US" style:font-size-asian="24pt" style:language-asian="en" style:country-asian="US" style:font-size-complex="24pt" style:language-complex="en" style:country-complex="US"/>
    </style:style>
    <style:style style:name="T48" style:family="text">
      <style:text-properties style:font-name="宋体" fo:font-size="32pt" fo:language="en" fo:country="US" style:font-size-asian="32pt" style:language-asian="en" style:country-asian="US" style:font-size-complex="32pt" style:language-complex="en" style:country-complex="US"/>
    </style:style>
    <style:style style:name="T49" style:family="text">
      <style:text-properties style:font-name="Arial" fo:font-size="32pt" fo:language="en" fo:country="US" style:font-size-asian="32pt" style:language-asian="en" style:country-asian="US" style:font-size-complex="32pt" style:language-complex="en" style:country-complex="US"/>
    </style:style>
    <style:style style:name="T50" style:family="text">
      <style:text-properties fo:color="#336600" loext:opacity="100%" fo:language="en" fo:country="US" style:language-asian="en" style:country-asian="US" style:language-complex="en" style:country-complex="US"/>
    </style:style>
    <style:style style:name="T51" style:family="text">
      <style:text-properties fo:color="#ff0000" loext:opacity="100%" fo:font-size="18pt" fo:language="en" fo:country="US" style:font-size-asian="18pt" style:language-asian="en" style:country-asian="US" style:font-size-complex="18pt" style:language-complex="en" style:country-complex="US"/>
    </style:style>
    <style:style style:name="T52" style:family="text">
      <style:text-properties fo:color="#0000cc" loext:opacity="100%" fo:font-size="18pt" fo:language="en" fo:country="US" style:font-size-asian="18pt" style:language-asian="en" style:country-asian="US" style:font-size-complex="18pt" style:language-complex="en" style:country-complex="US"/>
    </style:style>
    <style:style style:name="T53" style:family="text">
      <style:text-properties fo:color="#0000cc" loext:opacity="100%" fo:font-size="18pt" fo:language="zh" fo:country="CN" style:font-size-asian="18pt" style:language-asian="zh" style:country-asian="CN" style:font-size-complex="18pt" style:language-complex="zh" style:country-complex="CN"/>
    </style:style>
    <style:style style:name="T54" style:family="text">
      <style:text-properties fo:font-size="18pt" fo:language="en" fo:country="US" style:font-size-asian="18pt" style:language-asian="en" style:country-asian="US" style:font-size-complex="18pt" style:language-complex="en" style:country-complex="US"/>
    </style:style>
    <style:style style:name="T55" style:family="text">
      <style:text-properties fo:font-size="18pt" fo:language="zh" fo:country="CN" style:font-size-asian="18pt" style:language-asian="zh" style:country-asian="CN" style:font-size-complex="18pt" style:language-complex="zh" style:country-complex="CN"/>
    </style:style>
    <style:style style:name="T56" style:family="text">
      <style:text-properties fo:color="#ff00ff" loext:opacity="100%" fo:language="en" fo:country="US" style:language-asian="en" style:country-asian="US" style:language-complex="en" style:country-complex="US"/>
    </style:style>
    <style:style style:name="T57" style:family="text">
      <style:text-properties fo:color="#000000" loext:opacity="100%" fo:font-size="24pt" fo:language="en" fo:country="US" style:font-size-asian="24pt" style:language-asian="en" style:country-asian="US" style:font-size-complex="24pt" style:language-complex="en" style:country-complex="US"/>
    </style:style>
    <style:style style:name="T58" style:family="text">
      <style:text-properties fo:color="#cc0000" loext:opacity="100%" fo:font-size="24pt" fo:language="en" fo:country="US" style:font-size-asian="24pt" style:language-asian="en" style:country-asian="US" style:font-size-complex="24pt" style:language-complex="en" style:country-complex="US"/>
    </style:style>
    <style:style style:name="T59" style:family="text">
      <style:text-properties fo:color="#0000cc" loext:opacity="100%" fo:language="zh" fo:country="CN" style:font-name-asian="华文细黑" style:language-asian="zh" style:country-asian="CN" style:font-name-complex="华文细黑" style:language-complex="zh" style:country-complex="CN"/>
    </style:style>
    <style:style style:name="T60" style:family="text">
      <style:text-properties fo:color="#0000cc" loext:opacity="100%" fo:language="en" fo:country="US" style:font-name-asian="华文细黑" style:language-asian="en" style:country-asian="US" style:font-name-complex="华文细黑" style:language-complex="en" style:country-complex="US"/>
    </style:style>
    <style:style style:name="T61" style:family="text">
      <style:text-properties fo:color="#cc0000" loext:opacity="100%" fo:language="zh" fo:country="CN" style:font-name-asian="华文细黑" style:language-asian="zh" style:country-asian="CN" style:font-name-complex="华文细黑" style:language-complex="zh" style:country-complex="CN"/>
    </style:style>
    <style:style style:name="T62" style:family="text">
      <style:text-properties fo:color="#cc0000" loext:opacity="100%" fo:font-size="36pt" fo:language="en" fo:country="US" style:font-size-asian="36pt" style:language-asian="en" style:country-asian="US" style:font-size-complex="36pt" style:language-complex="en" style:country-complex="US"/>
    </style:style>
    <style:style style:name="T63" style:family="text">
      <style:text-properties fo:color="#0000cc" loext:opacity="100%" fo:font-size="32pt" fo:language="zh" fo:country="CN" style:font-size-asian="32pt" style:language-asian="zh" style:country-asian="CN" style:font-size-complex="32pt" style:language-complex="zh" style:country-complex="CN"/>
    </style:style>
    <style:style style:name="T64" style:family="text">
      <style:text-properties style:font-name="Arial" fo:font-size="32pt" fo:language="zh" fo:country="CN" style:font-name-asian="黑体" style:font-size-asian="32pt" style:language-asian="zh" style:country-asian="CN" style:font-name-complex="黑体" style:font-size-complex="32pt" style:language-complex="zh" style:country-complex="CN"/>
    </style:style>
    <style:style style:name="T65" style:family="text">
      <style:text-properties fo:color="#000000" loext:opacity="100%" fo:font-size="32pt" fo:language="en" fo:country="US" style:font-size-asian="32pt" style:language-asian="en" style:country-asian="US" style:font-size-complex="32pt" style:language-complex="en" style:country-complex="US"/>
    </style:style>
    <style:style style:name="T66" style:family="text">
      <style:text-properties fo:font-size="80pt" fo:language="zh" fo:country="CN" style:font-size-asian="80pt" style:language-asian="zh" style:country-asian="CN" style:font-size-complex="80pt" style:language-complex="zh" style:country-complex="CN"/>
    </style:style>
    <style:style style:name="T67" style:family="text">
      <style:text-properties fo:color="#ffff00" loext:opacity="100%" fo:font-size="36pt" fo:language="zh" fo:country="CN" style:font-size-asian="36pt" style:language-asian="zh" style:country-asian="CN" style:font-size-complex="36pt" style:language-complex="zh" style:country-complex="CN"/>
    </style:style>
    <style:style style:name="T68" style:family="text">
      <style:text-properties fo:font-size="60pt" fo:language="zh" fo:country="CN" style:font-size-asian="60pt" style:language-asian="zh" style:country-asian="CN" style:font-size-complex="60pt" style:language-complex="zh" style:country-complex="CN"/>
    </style:style>
    <style:style style:name="T69" style:family="text">
      <style:text-properties fo:color="#cc0000" loext:opacity="100%" fo:font-size="32pt" fo:language="zh" fo:country="CN" style:font-size-asian="32pt" style:language-asian="zh" style:country-asian="CN" style:font-size-complex="32pt" style:language-complex="zh" style:country-complex="CN"/>
    </style:style>
    <style:style style:name="T70" style:family="text">
      <style:text-properties fo:font-size="66pt" fo:language="zh" fo:country="CN" style:font-size-asian="66pt" style:language-asian="zh" style:country-asian="CN" style:font-size-complex="66pt" style:language-complex="zh" style:country-complex="CN"/>
    </style:style>
    <style:style style:name="T71" style:family="text">
      <style:text-properties fo:color="#0000cc" loext:opacity="100%" fo:font-size="24pt" fo:language="zh" fo:country="CN" style:font-size-asian="24pt" style:language-asian="zh" style:country-asian="CN" style:font-size-complex="24pt" style:language-complex="zh" style:country-complex="CN"/>
    </style:style>
    <style:style style:name="T72" style:family="text">
      <style:text-properties style:text-position="30% 58%" fo:language="en" fo:country="US" style:language-asian="en" style:country-asian="US" style:language-complex="en" style:country-complex="US"/>
    </style:style>
    <style:style style:name="T73" style:family="text">
      <style:text-properties fo:color="#000000" loext:opacity="100%" fo:font-size="24pt" fo:language="zh" fo:country="CN" style:font-size-asian="24pt" style:language-asian="zh" style:country-asian="CN" style:font-size-complex="24pt" style:language-complex="zh" style:country-complex="CN"/>
    </style:style>
    <style:style style:name="T74" style:family="text">
      <style:text-properties fo:color="#000099" loext:opacity="100%" fo:font-size="24pt" fo:language="zh" fo:country="CN" style:font-size-asian="24pt" style:language-asian="zh" style:country-asian="CN" style:font-size-complex="24pt" style:language-complex="zh" style:country-complex="CN"/>
    </style:style>
    <style:style style:name="T75" style:family="text">
      <style:text-properties fo:font-size="32pt" fo:language="zh" fo:country="CN" fo:font-weight="normal" style:font-size-asian="32pt" style:language-asian="zh" style:country-asian="CN" style:font-weight-asian="normal" style:font-size-complex="32pt" style:language-complex="zh" style:country-complex="CN" style:font-weight-complex="normal"/>
    </style:style>
    <style:style style:name="T76" style:family="text">
      <style:text-properties style:font-name="Arial" fo:font-size="24pt" fo:language="zh" fo:country="CN" fo:font-weight="normal" style:font-name-asian="黑体" style:font-size-asian="24pt" style:language-asian="zh" style:country-asian="CN" style:font-weight-asian="normal" style:font-name-complex="黑体" style:font-size-complex="24pt" style:language-complex="zh" style:country-complex="CN" style:font-weight-complex="normal"/>
    </style:style>
    <style:style style:name="T77" style:family="text">
      <style:text-properties fo:font-size="24pt" fo:language="zh" fo:country="CN" fo:font-weight="normal" style:font-size-asian="24pt" style:language-asian="zh" style:country-asian="CN" style:font-weight-asian="normal" style:font-size-complex="24pt" style:language-complex="zh" style:country-complex="CN" style:font-weight-complex="normal"/>
    </style:style>
    <style:style style:name="T78" style:family="text">
      <style:text-properties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79" style:family="text">
      <style:text-properties fo:color="#000099" loext:opacity="100%" fo:font-size="24pt" fo:language="zh" fo:country="CN" fo:font-weight="normal" style:font-size-asian="24pt" style:language-asian="zh" style:country-asian="CN" style:font-weight-asian="normal" style:font-size-complex="24pt" style:language-complex="zh" style:country-complex="CN" style:font-weight-complex="normal"/>
    </style:style>
    <style:style style:name="T80" style:family="text">
      <style:text-properties fo:color="#000099" loext:opacity="1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81" style:family="text">
      <style:text-properties fo:language="en" fo:country="US" fo:font-weight="normal" style:language-asian="en" style:country-asian="US" style:font-weight-asian="normal" style:language-complex="en" style:country-complex="US" style:font-weight-complex="normal"/>
    </style:style>
    <style:style style:name="T82" style:family="text">
      <style:text-properties fo:color="#ff0000" loext:opacity="1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83" style:family="text">
      <style:text-properties fo:color="#ff0000" loext:opacity="100%" fo:font-size="24pt" fo:language="zh" fo:country="CN" fo:font-weight="normal" style:font-size-asian="24pt" style:language-asian="zh" style:country-asian="CN" style:font-weight-asian="normal" style:font-size-complex="24pt" style:language-complex="zh" style:country-complex="CN" style:font-weight-complex="normal"/>
    </style:style>
    <style:style style:name="T84" style:family="text">
      <style:text-properties fo:color="#008000" loext:opacity="100%" fo:language="en" fo:country="US" style:language-asian="en" style:country-asian="US" style:language-complex="en" style:country-complex="US"/>
    </style:style>
    <style:style style:name="T85" style:family="text">
      <style:text-properties fo:color="#ffff00" loext:opacity="100%" fo:font-size="24pt" fo:language="en" fo:country="US" style:font-size-asian="24pt" style:language-asian="en" style:country-asian="US" style:font-size-complex="24pt" style:language-complex="en" style:country-complex="US"/>
    </style:style>
    <style:style style:name="T86" style:family="text">
      <style:text-properties fo:color="#ff0000" loext:opacity="100%" fo:font-size="24pt" fo:language="zh" fo:country="CN" style:font-size-asian="24pt" style:language-asian="zh" style:country-asian="CN" style:font-size-complex="24pt" style:language-complex="zh" style:country-complex="CN"/>
    </style:style>
    <style:style style:name="T87" style:family="text">
      <style:text-properties fo:color="#ffff00" loext:opacity="100%" fo:font-size="32pt" fo:language="zh" fo:country="CN" style:font-size-asian="32pt" style:language-asian="zh" style:country-asian="CN" style:font-size-complex="32pt" style:language-complex="zh" style:country-complex="CN"/>
    </style:style>
    <style:style style:name="T88" style:family="text">
      <style:text-properties fo:color="#cc0066" loext:opacity="100%" fo:font-size="32pt" fo:language="en" fo:country="US" style:font-size-asian="32pt" style:language-asian="en" style:country-asian="US" style:font-size-complex="32pt" style:language-complex="en" style:country-complex="US"/>
    </style:style>
    <style:style style:name="T89" style:family="text">
      <style:text-properties fo:color="#ffff00" loext:opacity="100%" fo:font-size="32pt" fo:language="en" fo:country="US" style:font-size-asian="32pt" style:language-asian="en" style:country-asian="US" style:font-size-complex="32pt" style:language-complex="en" style:country-complex="US"/>
    </style:style>
    <style:style style:name="T90" style:family="text">
      <style:text-properties fo:color="#00cc00" loext:opacity="100%" fo:font-size="32pt" fo:language="en" fo:country="US" style:font-size-asian="32pt" style:language-asian="en" style:country-asian="US" style:font-size-complex="32pt" style:language-complex="en" style:country-complex="US"/>
    </style:style>
    <style:style style:name="T91" style:family="text">
      <style:text-properties style:text-position="-25% 58%" fo:font-size="24pt" fo:language="en" fo:country="US" style:font-size-asian="24pt" style:language-asian="en" style:country-asian="US" style:font-size-complex="24pt" style:language-complex="en" style:country-complex="US"/>
    </style:style>
    <style:style style:name="T92" style:family="text">
      <style:text-properties fo:color="#cc0000" loext:opacity="100%" style:text-position="30% 58%" fo:font-size="24pt" fo:language="en" fo:country="US" style:font-size-asian="24pt" style:language-asian="en" style:country-asian="US" style:font-size-complex="24pt" style:language-complex="en" style:country-complex="US"/>
    </style:style>
    <style:style style:name="T93" style:family="text">
      <style:text-properties fo:color="#008000" loext:opacity="100%" fo:font-size="24pt" fo:language="en" fo:country="US" style:font-size-asian="24pt" style:language-asian="en" style:country-asian="US" style:font-size-complex="24pt" style:language-complex="en" style:country-complex="US"/>
    </style:style>
    <style:style style:name="T94" style:family="text">
      <style:text-properties fo:font-size="24pt" fo:language="en" fo:country="US" style:font-name-asian="Times New Roman" style:font-size-asian="24pt" style:language-asian="en" style:country-asian="US" style:font-name-complex="Times New Roman" style:font-size-complex="24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0000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33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number text:level="1" style:num-format="1" text:start-value="2">
        <style:list-level-properties text:min-label-width="1.27cm"/>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number text:level="1" style:num-format="">
        <style:list-level-properties/>
        <style:text-properties fo:color="#cc00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number text:level="1" style:num-format="">
        <style:list-level-properties/>
        <style:text-properties fo:color="#00cc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默认" presentation:presentation-page-layout-name="AL1T0"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 draw:layer="layout" svg:width="21.59cm" svg:height="2.292cm" svg:x="1.905cm" svg:y="6.985cm">
          <text:list text:style-name="L1">
            <text:list-header>
              <text:p text:style-name="P3"><text:span text:style-name="T2">第五章 <text:s text:c="3"/>函数与编译预处理</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 presentation:class="page"/>
          <draw:frame presentation:style-name="pr1" draw:text-style-name="P5" draw:layer="layout" svg:width="13.97cm" svg:height="11.43cm" svg:x="2.54cm" svg:y="12.065cm" presentation:class="notes" presentation:placeholder="true">
            <draw:text-box/>
          </draw:frame>
        </presentation:notes>
      </draw:page>
      <draw:page draw:name="page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7" draw:layer="layout" svg:width="5.503cm" svg:height="2.123cm" svg:x="0cm" svg:y="0cm">
          <text:list text:style-name="L1">
            <text:list-header>
              <text:p text:style-name="P6"><text:span text:style-name="T3">概述</text:span></text:p>
            </text:list-header>
          </text:list>
          <draw:enhanced-geometry svg:viewBox="0 0 21600 21600" draw:type="mso-spt202" draw:enhanced-path="M 0 0 L 21600 0 21600 21600 0 21600 0 0 Z N"/>
        </draw:custom-shape>
        <draw:custom-shape draw:name="Text Box 3" draw:style-name="gr5" draw:text-style-name="P9" draw:layer="layout" svg:width="25.4cm" svg:height="3.413cm" svg:x="0cm" svg:y="2.963cm">
          <text:list text:style-name="L1">
            <text:list-header>
              <text:p text:style-name="P8"><text:span text:style-name="T4">函数是程序代码的一个自包含单元，用于完成某一特定的任务。</text:span></text:p>
            </text:list-header>
          </text:list>
          <draw:enhanced-geometry svg:viewBox="0 0 21600 21600" draw:type="mso-spt202" draw:enhanced-path="M 0 0 L 21600 0 21600 21600 0 21600 0 0 Z N"/>
        </draw:custom-shape>
        <draw:custom-shape draw:name="Text Box 4" draw:style-name="gr5" draw:text-style-name="P9" xml:id="id1" draw:id="id1" draw:layer="layout" svg:width="25.4cm" svg:height="3.413cm" svg:x="0cm" svg:y="7.832cm">
          <text:list text:style-name="L1">
            <text:list-header>
              <text:p text:style-name="P8"><text:span text:style-name="T5">C++</text:span><text:span text:style-name="T4">是由函数构成的，</text:span><text:span text:style-name="T6">函数是</text:span><text:span text:style-name="T7">C++</text:span><text:span text:style-name="T6">的基本模块</text:span><text:span text:style-name="T4">。</text:span></text:p>
            </text:list-header>
          </text:list>
          <draw:enhanced-geometry svg:viewBox="0 0 21600 21600" draw:type="mso-spt202" draw:enhanced-path="M 0 0 L 21600 0 21600 21600 0 21600 0 0 Z N"/>
        </draw:custom-shape>
        <draw:custom-shape draw:name="Text Box 5" draw:style-name="gr5" draw:text-style-name="P9" xml:id="id2" draw:id="id2" draw:layer="layout" svg:width="25.4cm" svg:height="5.089cm" svg:x="0cm" svg:y="11.218cm">
          <text:list text:style-name="L1">
            <text:list-header>
              <text:p text:style-name="P8"><text:span text:style-name="T4">有的函数完成某一操作；有的函数计算出一个值。通常，一个函数即能完成某一特定操作，又能计算数值。</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seq>
        </anim:par>
        <presentation:notes draw:style-name="dp2">
          <draw:page-thumbnail draw:style-name="gr3" draw:layer="layout" svg:width="12.7cm" svg:height="9.525cm" svg:x="3.175cm" svg:y="1.904cm" draw:page-number="2" presentation:class="page"/>
          <draw:frame presentation:style-name="pr1" draw:text-style-name="P5" draw:layer="layout" svg:width="13.97cm" svg:height="11.43cm" svg:x="2.54cm" svg:y="12.065cm" presentation:class="notes" presentation:placeholder="true">
            <draw:text-box/>
          </draw:frame>
        </presentation:notes>
      </draw:page>
      <draw:page draw:name="page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5" draw:text-style-name="P9" draw:layer="layout" svg:width="17.992cm" svg:height="1.737cm" svg:x="0cm" svg:y="0.423cm">
          <text:list text:style-name="L1">
            <text:list-header>
              <text:p text:style-name="P8"><text:span text:style-name="T4">为什么要使用函数？</text:span></text:p>
            </text:list-header>
          </text:list>
          <draw:enhanced-geometry svg:viewBox="0 0 21600 21600" draw:type="mso-spt202" draw:enhanced-path="M 0 0 L 21600 0 21600 21600 0 21600 0 0 Z N"/>
        </draw:custom-shape>
        <draw:custom-shape draw:name="Text Box 4" draw:style-name="gr5" draw:text-style-name="P9" xml:id="id3" draw:id="id3" draw:layer="layout" svg:width="23.918cm" svg:height="4.207cm" svg:x="0cm" svg:y="2.54cm">
          <text:list text:style-name="L1">
            <text:list-header>
              <text:p text:style-name="P8"><text:span text:style-name="T5">1</text:span><text:span text:style-name="T4">、避免重复的编程。</text:span></text:p>
              <text:p text:style-name="P8"><text:span text:style-name="T5">2</text:span><text:span text:style-name="T4">、使程序更加模块化，便于阅读、修改。</text:span></text:p>
            </text:list-header>
          </text:list>
          <draw:enhanced-geometry svg:viewBox="0 0 21600 21600" draw:type="mso-spt202" draw:enhanced-path="M 0 0 L 21600 0 21600 21600 0 21600 0 0 Z N"/>
        </draw:custom-shape>
        <draw:g draw:name="Group 5" xml:id="id4" draw:id="id4">
          <draw:custom-shape draw:name="AutoShape 6" draw:style-name="gr6" draw:text-style-name="P10" draw:layer="layout" svg:width="6.49cm" svg:height="1.482cm" svg:x="3.1cm" svg:y="13.784cm">
            <text:p/>
            <draw:enhanced-geometry svg:viewBox="0 0 21600 21600" draw:text-areas="0 ?f0 ?f5 ?f2" draw:type="right-arrow" draw:modifiers="17424 414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5" draw:text-style-name="P12" draw:layer="layout" svg:width="6.231cm" svg:height="1.178cm" svg:x="3.1cm" svg:y="12.726cm">
            <text:list text:style-name="L1">
              <text:list-header>
                <text:p text:style-name="P11"><text:span text:style-name="T8">参数（多个）</text:span></text:p>
              </text:list-header>
            </text:list>
            <draw:enhanced-geometry svg:viewBox="0 0 21600 21600" draw:type="mso-spt202" draw:enhanced-path="M 0 0 L 21600 0 21600 21600 0 21600 0 0 Z N"/>
          </draw:custom-shape>
        </draw:g>
        <draw:g draw:name="Group 8" xml:id="id6" draw:id="id6">
          <draw:custom-shape draw:name="AutoShape 9" draw:style-name="gr6" draw:text-style-name="P10" draw:layer="layout" svg:width="6.152cm" svg:height="1.482cm" svg:x="15.901cm" svg:y="13.784cm">
            <text:p/>
            <draw:enhanced-geometry svg:viewBox="0 0 21600 21600" draw:text-areas="0 ?f0 ?f5 ?f2" draw:type="right-arrow" draw:modifiers="17424 414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0" draw:style-name="gr5" draw:text-style-name="P12" draw:layer="layout" svg:width="5.905cm" svg:height="1.178cm" svg:x="16.393cm" svg:y="12.726cm">
            <text:list text:style-name="L1">
              <text:list-header>
                <text:p text:style-name="P11"><text:span text:style-name="T8">函数值</text:span><text:span text:style-name="T9">(</text:span><text:span text:style-name="T8">唯一）</text:span></text:p>
              </text:list-header>
            </text:list>
            <draw:enhanced-geometry svg:viewBox="0 0 21600 21600" draw:type="mso-spt202" draw:enhanced-path="M 0 0 L 21600 0 21600 21600 0 21600 0 0 Z N"/>
          </draw:custom-shape>
        </draw:g>
        <draw:g draw:name="Group 11" xml:id="id5" draw:id="id5">
          <draw:custom-shape draw:name="AutoShape 12" draw:style-name="gr7" draw:text-style-name="P10" draw:layer="layout" svg:width="5.926cm" svg:height="4.445cm" svg:x="9.737cm" svg:y="12.488cm">
            <text:p/>
            <draw:enhanced-geometry svg:viewBox="0 0 21600 21600" draw:path-stretchpoint-x="10800" draw:path-stretchpoint-y="10800" draw:text-areas="?f0 ?f0 ?f1 ?f2" draw:type="quad-bevel" draw:modifiers="4736"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name="Text Box 13" draw:style-name="gr8" draw:text-style-name="P14" draw:layer="layout" svg:width="4.232cm" svg:height="1.55cm" svg:x="10.583cm" svg:y="13.97cm">
            <text:list text:style-name="L1">
              <text:list-header>
                <text:p text:style-name="P13"><text:span text:style-name="T10">函数体</text:span></text:p>
              </text:list-header>
            </text:list>
            <draw:enhanced-geometry svg:viewBox="0 0 21600 21600" draw:type="mso-spt202" draw:enhanced-path="M 0 0 L 21600 0 21600 21600 0 21600 0 0 Z N"/>
          </draw:custom-shape>
        </draw:g>
        <draw:custom-shape draw:name="Text Box 14" draw:style-name="gr9" draw:text-style-name="P9" xml:id="id7" draw:id="id7" draw:layer="layout" svg:width="21.802cm" svg:height="3.413cm" svg:x="1.905cm" svg:y="7.832cm">
          <text:list text:style-name="L2">
            <text:list-header>
              <text:p text:style-name="P8"><text:span text:style-name="T6">所编写的函数应尽量少与主调函数发生联系，这样便于移植。</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par smil:begin="next" smil:fill="hold">
              <anim:par smil:begin="0s" smil:fill="hold">
                <anim:par smil:begin="0s" smil:fill="hold" presentation:node-type="on-click" presentation:preset-class="entrance" presentation:preset-id="ooo-entrance-peek-in" presentation:preset-sub-type="from-left">
                  <anim:set smil:begin="0s" smil:dur="0.001s" smil:fill="hold" smil:targetElement="id5" smil:attributeName="visibility" smil:to="visible"/>
                  <anim:transitionFilter smil:dur="0.5s" smil:targetElement="id5" smil:type="slideWipe" smil:subtype="fromLef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2">
          <draw:page-thumbnail draw:style-name="gr3" draw:layer="layout" svg:width="12.7cm" svg:height="9.525cm" svg:x="3.175cm" svg:y="1.904cm" draw:page-number="3" presentation:class="page"/>
          <draw:frame presentation:style-name="pr1" draw:text-style-name="P5" draw:layer="layout" svg:width="13.97cm" svg:height="11.43cm" svg:x="2.54cm" svg:y="12.065cm" presentation:class="notes" presentation:placeholder="true">
            <draw:text-box/>
          </draw:frame>
        </presentation:notes>
      </draw:page>
      <draw:page draw:name="page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2.225cm" svg:height="1.364cm" svg:x="0cm" svg:y="0.423cm">
          <text:list text:style-name="L1">
            <text:list-header>
              <text:p text:style-name="P15"><text:span text:style-name="T11">说明：</text:span></text:p>
            </text:list-header>
          </text:list>
          <draw:enhanced-geometry svg:viewBox="0 0 21600 21600" draw:type="mso-spt202" draw:enhanced-path="M 0 0 L 21600 0 21600 21600 0 21600 0 0 Z N"/>
        </draw:custom-shape>
        <draw:custom-shape draw:name="Text Box 3" draw:style-name="gr5" draw:text-style-name="P16" xml:id="id8" draw:id="id8" draw:layer="layout" svg:width="25.4cm" svg:height="2.667cm" svg:x="0cm" svg:y="2.328cm">
          <text:list text:style-name="L1">
            <text:list-header>
              <text:p text:style-name="P15"><text:span text:style-name="T12">1</text:span><text:span text:style-name="T11">、一个源程序文件由一个或多个函数组成，编译程序以文件而不是以函数为单位进行编译的。</text:span></text:p>
            </text:list-header>
          </text:list>
          <draw:enhanced-geometry svg:viewBox="0 0 21600 21600" draw:type="mso-spt202" draw:enhanced-path="M 0 0 L 21600 0 21600 21600 0 21600 0 0 Z N"/>
        </draw:custom-shape>
        <draw:custom-shape draw:name="Text Box 4" draw:style-name="gr5" draw:text-style-name="P16" xml:id="id9" draw:id="id9" draw:layer="layout" svg:width="25.4cm" svg:height="2.667cm" svg:x="0cm" svg:y="5.503cm">
          <text:list text:style-name="L1">
            <text:list-header>
              <text:p text:style-name="P15"><text:span text:style-name="T12">2</text:span><text:span text:style-name="T11">、一个程序可以由多个源文件组成，可以分别编译，统一执行。</text:span></text:p>
            </text:list-header>
          </text:list>
          <draw:enhanced-geometry svg:viewBox="0 0 21600 21600" draw:type="mso-spt202" draw:enhanced-path="M 0 0 L 21600 0 21600 21600 0 21600 0 0 Z N"/>
        </draw:custom-shape>
        <draw:custom-shape draw:name="Text Box 5" draw:style-name="gr10" draw:text-style-name="P16" xml:id="id10" draw:id="id10" draw:layer="layout" svg:width="25.4cm" svg:height="2.667cm" svg:x="0cm" svg:y="8.255cm">
          <text:list text:style-name="L2">
            <text:list-header>
              <text:p text:style-name="P15"><text:span text:style-name="T13">3</text:span><text:span text:style-name="T14">、一个程序必须有且只有一个</text:span><text:span text:style-name="T13">main( )</text:span><text:span text:style-name="T14">函数，</text:span><text:span text:style-name="T13">C++</text:span><text:span text:style-name="T14">从</text:span><text:span text:style-name="T13">main( )</text:span><text:span text:style-name="T14">函数开始执行。</text:span></text:p>
            </text:list-header>
          </text:list>
          <draw:enhanced-geometry svg:viewBox="0 0 21600 21600" draw:type="mso-spt202" draw:enhanced-path="M 0 0 L 21600 0 21600 21600 0 21600 0 0 Z N"/>
        </draw:custom-shape>
        <draw:custom-shape draw:name="Text Box 6" draw:style-name="gr5" draw:text-style-name="P16" xml:id="id11" draw:id="id11" draw:layer="layout" svg:width="25.4cm" svg:height="2.667cm" svg:x="0cm" svg:y="11.43cm">
          <text:list text:style-name="L1">
            <text:list-header>
              <text:p text:style-name="P15"><text:span text:style-name="T12">4</text:span><text:span text:style-name="T11">、</text:span><text:span text:style-name="T12">C++</text:span><text:span text:style-name="T11">语言中，</text:span><text:span text:style-name="T15">所有函数都是平行独立的，无主次、相互包含之分</text:span><text:span text:style-name="T11">。</text:span><text:span text:style-name="T16">函数可以嵌套调用，不可嵌套定义</text:span><text:span text:style-name="T11">。</text:span></text:p>
            </text:list-header>
          </text:list>
          <draw:enhanced-geometry svg:viewBox="0 0 21600 21600" draw:type="mso-spt202" draw:enhanced-path="M 0 0 L 21600 0 21600 21600 0 21600 0 0 Z N"/>
        </draw:custom-shape>
        <draw:custom-shape draw:name="Text Box 7" draw:style-name="gr5" draw:text-style-name="P16" xml:id="id12" draw:id="id12" draw:layer="layout" svg:width="25.4cm" svg:height="2.667cm" svg:x="0cm" svg:y="14.817cm">
          <text:list text:style-name="L1">
            <text:list-header>
              <text:p text:style-name="P15"><text:span text:style-name="T12">5</text:span><text:span text:style-name="T11">、从使用角度来说，分标准函数和用户自定义函数；从形式来说，分无参函数和有参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 smil:attributeName="visibility" smil:to="visible"/>
                  <anim:transitionFilter smil:dur="0.5s" smil:targetElement="id8"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9" smil:attributeName="visibility" smil:to="visible"/>
                  <anim:transitionFilter smil:dur="0.5s" smil:targetElement="id9"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0" smil:attributeName="visibility" smil:to="visible"/>
                  <anim:transitionFilter smil:dur="0.5s" smil:targetElement="id10"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1" smil:attributeName="visibility" smil:to="visible"/>
                  <anim:transitionFilter smil:dur="0.5s" smil:targetElement="id11"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2" smil:attributeName="visibility" smil:to="visible"/>
                  <anim:transitionFilter smil:dur="0.5s" smil:targetElement="id12" smil:type="checkerBoardWipe" smil:subtype="across"/>
                </anim:par>
              </anim:par>
            </anim:par>
          </anim:seq>
        </anim:par>
        <presentation:notes draw:style-name="dp2">
          <draw:page-thumbnail draw:style-name="gr3" draw:layer="layout" svg:width="12.7cm" svg:height="9.525cm" svg:x="3.175cm" svg:y="1.904cm" draw:page-number="4" presentation:class="page"/>
          <draw:frame presentation:style-name="pr1" draw:text-style-name="P5" draw:layer="layout" svg:width="13.97cm" svg:height="11.43cm" svg:x="2.54cm" svg:y="12.065cm" presentation:class="notes" presentation:placeholder="true">
            <draw:text-box/>
          </draw:frame>
        </presentation:notes>
      </draw:page>
      <draw:page draw:name="page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8" draw:layer="layout" svg:width="25.4cm" svg:height="17.913cm" svg:x="0cm" svg:y="0cm">
          <text:list text:style-name="L1">
            <text:list-header>
              <text:p xml:id="id13" text:id="id13" text:style-name="P17"><text:span text:style-name="T17">库函数是</text:span><text:span text:style-name="T18">C++</text:span><text:span text:style-name="T19">编译系统已预定义的函数</text:span><text:span text:style-name="T17">，用户根据需要可以直接使用这类函数。库函数也称为标准函数。</text:span></text:p>
              <text:p xml:id="id14" text:id="id14" text:style-name="P17"><text:span text:style-name="T17">为了方便用户进行程序设计，</text:span><text:span text:style-name="T20">C++</text:span><text:span text:style-name="T17">把一些常用数学计算函数（如</text:span><text:span text:style-name="T20">sqrt()</text:span><text:span text:style-name="T17">、</text:span><text:span text:style-name="T20">exp()</text:span><text:span text:style-name="T17">等）、字符串处理函数、标准输入输出函数等，都作为库函数提供给用户，用户可以直接使用系统提供的库函数。</text:span></text:p>
              <text:p xml:id="id15" text:id="id15" text:style-name="P17"><text:span text:style-name="T17">库函数有很多个，当用户使用任一库函数时，在程序中必须包含相应的头文件。 如 </text:span><text:span text:style-name="T21">#include&lt;iostream.h&gt;</text:span><text:span text:style-name="T17">等。</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 anim:sub-item="text" smil:attributeName="visibility" smil:to="visible"/>
                  <anim:transitionFilter smil:dur="0.5s" smil:targetElement="id13" anim:sub-item="text"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 anim:sub-item="text" smil:attributeName="visibility" smil:to="visible"/>
                  <anim:transitionFilter smil:dur="0.5s" smil:targetElement="id14" anim:sub-item="text"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 anim:sub-item="text" smil:attributeName="visibility" smil:to="visible"/>
                  <anim:transitionFilter smil:dur="0.5s" smil:targetElement="id15" anim:sub-item="text" smil:type="dissolve"/>
                </anim:par>
              </anim:par>
            </anim:par>
          </anim:seq>
        </anim:par>
        <presentation:notes draw:style-name="dp2">
          <draw:page-thumbnail draw:style-name="gr3" draw:layer="layout" svg:width="12.7cm" svg:height="9.525cm" svg:x="3.175cm" svg:y="1.904cm" draw:page-number="5" presentation:class="page"/>
          <draw:frame presentation:style-name="pr1" draw:text-style-name="P5" draw:layer="layout" svg:width="13.97cm" svg:height="11.43cm" svg:x="2.54cm" svg:y="12.065cm" presentation:class="notes" presentation:placeholder="true">
            <draw:text-box/>
          </draw:frame>
        </presentation:notes>
      </draw:page>
      <draw:page draw:name="page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8" xml:id="id16" draw:id="id16" draw:layer="layout" svg:width="25.4cm" svg:height="6.757cm" svg:x="0cm" svg:y="0cm">
          <text:list text:style-name="L1">
            <text:list-header>
              <text:p text:style-name="P17"><text:span text:style-name="T17">用户在设计程序时，可以将完成某一相对独立功能的程序定义为一个函数。用户在程序中，根据应用的需要，由</text:span><text:span text:style-name="T19">用户自己定义函数</text:span><text:span text:style-name="T17">，这类函数称为用户自定义的函数。 </text:span></text:p>
            </text:list-header>
          </text:list>
          <draw:enhanced-geometry svg:viewBox="0 0 21600 21600" draw:type="mso-spt202" draw:enhanced-path="M 0 0 L 21600 0 21600 21600 0 21600 0 0 Z N"/>
        </draw:custom-shape>
        <draw:custom-shape draw:name="Text Box 3" draw:style-name="gr4" draw:text-style-name="P18" xml:id="id17" draw:id="id17" draw:layer="layout" svg:width="25.4cm" svg:height="3.509cm" svg:x="0cm" svg:y="8.043cm">
          <text:list text:style-name="L1">
            <text:list-header>
              <text:p text:style-name="P17"><text:span text:style-name="T17">根据定义函数或调用时是否要给出参数，又可将函数分为：无参函数和有参函数。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anim:par>
          </anim:seq>
        </anim:par>
        <presentation:notes draw:style-name="dp2">
          <draw:page-thumbnail draw:style-name="gr3" draw:layer="layout" svg:width="12.7cm" svg:height="9.525cm" svg:x="3.175cm" svg:y="1.904cm" draw:page-number="6" presentation:class="page"/>
          <draw:frame presentation:style-name="pr1" draw:text-style-name="P5" draw:layer="layout" svg:width="13.97cm" svg:height="11.43cm" svg:x="2.54cm" svg:y="12.065cm" presentation:class="notes" presentation:placeholder="true">
            <draw:text-box/>
          </draw:frame>
        </presentation:notes>
      </draw:page>
      <draw:page draw:name="page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 draw:text-style-name="P20" draw:layer="layout" svg:width="10.675cm" svg:height="1.615cm" svg:x="0.018cm" svg:y="0cm">
          <text:list text:style-name="L1">
            <text:list-header>
              <text:p text:style-name="P19"><text:span text:style-name="T17">函数定义的一般形式</text:span></text:p>
            </text:list-header>
          </text:list>
          <draw:enhanced-geometry svg:viewBox="0 0 21600 21600" draw:type="mso-spt202" draw:enhanced-path="M 0 0 L 21600 0 21600 21600 0 21600 0 0 Z N"/>
        </draw:custom-shape>
        <draw:custom-shape draw:name="Text Box 3" draw:style-name="gr5" draw:text-style-name="P22" draw:layer="layout" svg:width="25.4cm" svg:height="1.55cm" svg:x="0cm" svg:y="1.693cm">
          <text:list text:style-name="L1">
            <text:list-header>
              <text:p text:style-name="P21"><text:span text:style-name="T17">一、无参函数</text:span></text:p>
            </text:list-header>
          </text:list>
          <draw:enhanced-geometry svg:viewBox="0 0 21600 21600" draw:type="mso-spt202" draw:enhanced-path="M 0 0 L 21600 0 21600 21600 0 21600 0 0 Z N"/>
        </draw:custom-shape>
        <draw:custom-shape draw:name="Text Box 4" draw:style-name="gr12" draw:text-style-name="P22" xml:id="id18" draw:id="id18" draw:layer="layout" svg:width="25.4cm" svg:height="1.55cm" svg:x="0cm" svg:y="3.387cm">
          <text:list text:style-name="L2">
            <text:list-header>
              <text:p text:style-name="P21"><text:span text:style-name="T22">主调函数并不将数据传给被调函数。</text:span></text:p>
            </text:list-header>
          </text:list>
          <draw:enhanced-geometry svg:viewBox="0 0 21600 21600" draw:type="mso-spt202" draw:enhanced-path="M 0 0 L 21600 0 21600 21600 0 21600 0 0 Z N"/>
        </draw:custom-shape>
        <draw:custom-shape draw:name="Text Box 5" draw:style-name="gr13" draw:text-style-name="P14" xml:id="id24" draw:id="id24" draw:layer="layout" svg:width="17.145cm" svg:height="3.745cm" svg:x="2.963cm" svg:y="13.335cm">
          <text:list text:style-name="L2">
            <text:list-header>
              <text:p text:style-name="P13"><text:span text:style-name="T22">类型说明 <text:s text:c="5"/>函数名（</text:span><text:span text:style-name="T23">void</text:span><text:span text:style-name="T22">）</text:span></text:p>
              <text:p text:style-name="P13"><text:span text:style-name="T22"><text:s text:c="4"/></text:span><text:span text:style-name="T22">｛ <text:s text:c="2"/>函数体 <text:s text:c="2"/>｝ <text:s/></text:span></text:p>
            </text:list-header>
          </text:list>
          <draw:enhanced-geometry svg:viewBox="0 0 21600 21600" draw:type="mso-spt202" draw:enhanced-path="M 0 0 L 21600 0 21600 21600 0 21600 0 0 Z N"/>
        </draw:custom-shape>
        <draw:custom-shape draw:name="Text Box 6" draw:style-name="gr14" draw:text-style-name="P22" xml:id="id19" draw:id="id19" draw:layer="layout" svg:width="21.59cm" svg:height="1.55cm" svg:x="0cm" svg:y="5.503cm">
          <text:list text:style-name="L1">
            <text:list-header>
              <text:p text:style-name="P21"><text:span text:style-name="T10">无参函数主要用于完成某一操作。</text:span></text:p>
            </text:list-header>
          </text:list>
          <draw:enhanced-geometry svg:viewBox="0 0 21600 21600" draw:type="mso-spt202" draw:enhanced-path="M 0 0 L 21600 0 21600 21600 0 21600 0 0 Z N"/>
        </draw:custom-shape>
        <draw:custom-shape draw:name="AutoShape 19" draw:style-name="gr15" draw:text-style-name="P24" xml:id="id25" draw:id="id25" draw:layer="layout" svg:width="5.08cm" svg:height="1.481cm" svg:x="14.605cm" svg:y="16.087cm">
          <text:list text:style-name="L3">
            <text:list-header>
              <text:p text:style-name="P23"><text:span text:style-name="T24">不传递参数</text:span></text:p>
            </text:list-header>
          </text:list>
          <draw:enhanced-geometry svg:viewBox="0 0 21600 21600" draw:text-areas="800 800 20800 20800" draw:type="round-rectangular-callout" draw:modifiers="4406 -205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Group 20" xml:id="id20" draw:id="id20">
          <draw:custom-shape draw:name="AutoShape 21" draw:style-name="gr6" draw:text-style-name="P10" draw:layer="layout" svg:width="6.199cm" svg:height="1.482cm" svg:x="1.301cm" svg:y="9.313cm">
            <text:p/>
            <draw:enhanced-geometry svg:viewBox="0 0 21600 21600" draw:text-areas="0 ?f0 ?f5 ?f2" draw:type="right-arrow" draw:modifiers="17424 414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2" draw:style-name="gr5" draw:text-style-name="P12" draw:layer="layout" svg:width="5.952cm" svg:height="1.178cm" svg:x="1.301cm" svg:y="8.255cm">
            <text:list text:style-name="L1">
              <text:list-header>
                <text:p text:style-name="P11"><text:span text:style-name="T8">参数（多个）</text:span></text:p>
              </text:list-header>
            </text:list>
            <draw:enhanced-geometry svg:viewBox="0 0 21600 21600" draw:type="mso-spt202" draw:enhanced-path="M 0 0 L 21600 0 21600 21600 0 21600 0 0 Z N"/>
          </draw:custom-shape>
        </draw:g>
        <draw:g draw:name="Group 23" xml:id="id22" draw:id="id22">
          <draw:custom-shape draw:name="AutoShape 24" draw:style-name="gr6" draw:text-style-name="P10" draw:layer="layout" svg:width="6.279cm" svg:height="1.482cm" svg:x="13.97cm" svg:y="9.313cm">
            <text:p/>
            <draw:enhanced-geometry svg:viewBox="0 0 21600 21600" draw:text-areas="0 ?f0 ?f5 ?f2" draw:type="right-arrow" draw:modifiers="17424 414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5" draw:style-name="gr5" draw:text-style-name="P12" draw:layer="layout" svg:width="6.027cm" svg:height="1.178cm" svg:x="14.473cm" svg:y="8.255cm">
            <text:list text:style-name="L1">
              <text:list-header>
                <text:p text:style-name="P11"><text:span text:style-name="T8">函数值</text:span><text:span text:style-name="T9">(</text:span><text:span text:style-name="T8">唯一）</text:span></text:p>
              </text:list-header>
            </text:list>
            <draw:enhanced-geometry svg:viewBox="0 0 21600 21600" draw:type="mso-spt202" draw:enhanced-path="M 0 0 L 21600 0 21600 21600 0 21600 0 0 Z N"/>
          </draw:custom-shape>
        </draw:g>
        <draw:g draw:name="Group 26" xml:id="id21" draw:id="id21">
          <draw:custom-shape draw:name="AutoShape 27" draw:style-name="gr7" draw:text-style-name="P10" draw:layer="layout" svg:width="5.926cm" svg:height="4.445cm" svg:x="7.832cm" svg:y="8.043cm">
            <text:p/>
            <draw:enhanced-geometry svg:viewBox="0 0 21600 21600" draw:path-stretchpoint-x="10800" draw:path-stretchpoint-y="10800" draw:text-areas="?f0 ?f0 ?f1 ?f2" draw:type="quad-bevel" draw:modifiers="4736"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name="Text Box 28" draw:style-name="gr16" draw:text-style-name="P14" draw:layer="layout" svg:width="4.232cm" svg:height="1.55cm" svg:x="8.678cm" svg:y="9.525cm">
            <text:list text:style-name="L1">
              <text:list-header>
                <text:p text:style-name="P13"><text:span text:style-name="T10">函数体</text:span></text:p>
              </text:list-header>
            </text:list>
            <draw:enhanced-geometry svg:viewBox="0 0 21600 21600" draw:type="mso-spt202" draw:enhanced-path="M 0 0 L 21600 0 21600 21600 0 21600 0 0 Z N"/>
          </draw:custom-shape>
        </draw:g>
        <draw:custom-shape draw:name="Rectangle 29" draw:style-name="gr17" draw:text-style-name="P26" xml:id="id23" draw:id="id23" draw:layer="layout" svg:width="6.985cm" svg:height="4.868cm" svg:x="0.697cm" svg:y="7.726cm">
          <text:list text:style-name="L1">
            <text:list-header>
              <text:p text:style-name="P25"><text:span text:style-name="T11"/></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 smil:attributeName="visibility" smil:to="visible"/>
                  <anim:transitionFilter smil:dur="0.5s" smil:targetElement="id20" smil:type="barWipe" smil:subtype="leftToRight"/>
                </anim:par>
              </anim:par>
            </anim:par>
            <anim:par smil:begin="next" smil:fill="hold">
              <anim:par smil:begin="0s" smil:fill="hold">
                <anim:par smil:begin="0s" smil:fill="hold" presentation:node-type="on-click" presentation:preset-class="entrance" presentation:preset-id="ooo-entrance-peek-in" presentation:preset-sub-type="from-left">
                  <anim:set smil:begin="0s" smil:dur="0.001s" smil:fill="hold" smil:targetElement="id21" smil:attributeName="visibility" smil:to="visible"/>
                  <anim:transitionFilter smil:dur="0.5s" smil:targetElement="id21" smil:type="slideWipe" smil:subtype="fromLef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2" smil:attributeName="visibility" smil:to="visible"/>
                  <anim:transitionFilter smil:dur="0.5s" smil:targetElement="id2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3" smil:attributeName="visibility" smil:to="visible"/>
                  <anim:transitionFilter smil:dur="0.5s" smil:targetElement="id23" smil:type="barWipe" smil:subtype="topTo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seq>
        </anim:par>
        <presentation:notes draw:style-name="dp2">
          <draw:page-thumbnail draw:style-name="gr3" draw:layer="layout" svg:width="12.7cm" svg:height="9.525cm" svg:x="3.175cm" svg:y="1.904cm" draw:page-number="7" presentation:class="page"/>
          <draw:frame presentation:style-name="pr1" draw:text-style-name="P5" draw:layer="layout" svg:width="13.97cm" svg:height="11.43cm" svg:x="2.54cm" svg:y="12.065cm" presentation:class="notes" presentation:placeholder="true">
            <draw:text-box/>
          </draw:frame>
        </presentation:notes>
      </draw:page>
      <draw:page draw:name="page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8" draw:text-style-name="P28" draw:layer="layout" svg:width="17.145cm" svg:height="8.354cm" svg:x="0.847cm" svg:y="0cm">
          <text:list text:style-name="L4">
            <text:list-header>
              <text:p text:style-name="P27"><text:span text:style-name="T21">void main(void )</text:span></text:p>
              <text:p text:style-name="P27"><text:span text:style-name="T21">{ <text:s text:c="2"/>printstar ( );</text:span></text:p>
              <text:p text:style-name="P27"><text:span text:style-name="T21"><text:s text:c="5"/></text:span><text:span text:style-name="T25">print_message ( );</text:span></text:p>
              <text:p text:style-name="P27"><text:span text:style-name="T21"><text:s text:c="5"/></text:span><text:span text:style-name="T21">printstar( );</text:span></text:p>
              <text:p text:style-name="P27"><text:span text:style-name="T21">}</text:span></text:p>
            </text:list-header>
          </text:list>
          <draw:enhanced-geometry svg:viewBox="0 0 21600 21600" draw:type="mso-spt202" draw:enhanced-path="M 0 0 L 21600 0 21600 21600 0 21600 0 0 Z N"/>
        </draw:custom-shape>
        <draw:custom-shape draw:name="Text Box 3" draw:style-name="gr19" draw:text-style-name="P28" xml:id="id26" draw:id="id26" draw:layer="layout" svg:width="23.072cm" svg:height="4.952cm" svg:x="1.058cm" svg:y="8.467cm">
          <text:list text:style-name="L4">
            <text:list-header>
              <text:p text:style-name="P27"><text:span text:style-name="T21">void <text:s text:c="4"/>printstar (void )</text:span></text:p>
              <text:p text:style-name="P27"><text:span text:style-name="T21">{ <text:s text:c="4"/>cout&lt;&lt;“* * * * * * * * * * *\n”;</text:span></text:p>
              <text:p text:style-name="P27"><text:span text:style-name="T21">} <text:s text:c="4"/></text:span></text:p>
            </text:list-header>
          </text:list>
          <draw:enhanced-geometry svg:viewBox="0 0 21600 21600" draw:type="mso-spt202" draw:enhanced-path="M 0 0 L 21600 0 21600 21600 0 21600 0 0 Z N"/>
        </draw:custom-shape>
        <draw:custom-shape draw:name="Text Box 4" draw:style-name="gr20" draw:text-style-name="P28" xml:id="id27" draw:id="id27" draw:layer="layout" svg:width="22.436cm" svg:height="4.952cm" svg:x="0.847cm" svg:y="13.335cm">
          <text:list text:style-name="L5">
            <text:list-header>
              <text:p text:style-name="P27"><text:span text:style-name="T25">void <text:s text:c="4"/>print_message (void)</text:span></text:p>
              <text:p text:style-name="P27"><text:span text:style-name="T25">{ <text:s text:c="4"/>cout&lt;&lt;“ <text:s/>How do you do! \n”;</text:span></text:p>
              <text:p text:style-name="P27"><text:span text:style-name="T25">} <text:s text:c="4"/></text:span></text:p>
            </text:list-header>
          </text:list>
          <draw:enhanced-geometry svg:viewBox="0 0 21600 21600" draw:type="mso-spt202" draw:enhanced-path="M 0 0 L 21600 0 21600 21600 0 21600 0 0 Z N"/>
        </draw:custom-shape>
        <draw:custom-shape draw:name="AutoShape 6" draw:style-name="gr21" draw:text-style-name="P30" xml:id="id28" draw:id="id28" draw:layer="layout" svg:width="4.868cm" svg:height="1.481cm" svg:x="9.525cm" svg:y="1.482cm">
          <text:list text:style-name="L3">
            <text:list-header>
              <text:p text:style-name="P29"><text:span text:style-name="T26">调用函数</text:span></text:p>
            </text:list-header>
          </text:list>
          <draw:enhanced-geometry svg:viewBox="0 0 21600 21600" draw:text-areas="800 800 20800 20800" draw:type="round-rectangular-callout" draw:modifiers="-5028 185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22" draw:text-style-name="P30" xml:id="id32" draw:id="id32" draw:layer="layout" svg:width="4.868cm" svg:height="1.482cm" svg:x="12.065cm" svg:y="3.598cm">
          <text:list text:style-name="L3">
            <text:list-header>
              <text:p text:style-name="P29"><text:span text:style-name="T26">调用函数</text:span></text:p>
            </text:list-header>
          </text:list>
          <draw:enhanced-geometry svg:viewBox="0 0 21600 21600" draw:text-areas="800 800 20800 20800" draw:type="round-rectangular-callout" draw:modifiers="-4500 10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23" draw:text-style-name="P30" xml:id="id33" draw:id="id33" draw:layer="layout" svg:width="5.08cm" svg:height="1.481cm" svg:x="9.102cm" svg:y="5.292cm">
          <text:list text:style-name="L3">
            <text:list-header>
              <text:p text:style-name="P29"><text:span text:style-name="T26">调用函数</text:span></text:p>
            </text:list-header>
          </text:list>
          <draw:enhanced-geometry svg:viewBox="0 0 21600 21600" draw:text-areas="800 800 20800 20800" draw:type="round-rectangular-callout" draw:modifiers="-4631 69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0" draw:style-name="gr24" draw:text-style-name="P30" xml:id="id29" draw:id="id29" draw:layer="layout" svg:width="4.657cm" svg:height="1.482cm" svg:x="1.693cm" svg:y="6.985cm">
          <text:list text:style-name="L3">
            <text:list-header>
              <text:p text:style-name="P29"><text:span text:style-name="T26">函数类型</text:span></text:p>
            </text:list-header>
          </text:list>
          <draw:enhanced-geometry svg:viewBox="0 0 21600 21600" draw:text-areas="800 800 20800 20800" draw:type="round-rectangular-callout" draw:modifiers="6341 286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1" draw:style-name="gr25" draw:text-style-name="P30" xml:id="id30" draw:id="id30" draw:layer="layout" svg:width="3.598cm" svg:height="1.481cm" svg:x="6.985cm" svg:y="7.197cm">
          <text:list text:style-name="L3">
            <text:list-header>
              <text:p text:style-name="P29"><text:span text:style-name="T26">函数名</text:span></text:p>
            </text:list-header>
          </text:list>
          <draw:enhanced-geometry svg:viewBox="0 0 21600 21600" draw:text-areas="800 800 20800 20800" draw:type="round-rectangular-callout" draw:modifiers="4844 250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2" draw:style-name="gr26" draw:text-style-name="P30" xml:id="id31" draw:id="id31" draw:layer="layout" svg:width="3.598cm" svg:height="1.482cm" svg:x="14.817cm" svg:y="8.255cm">
          <text:list text:style-name="L3">
            <text:list-header>
              <text:p text:style-name="P29"><text:span text:style-name="T26">函数体</text:span></text:p>
            </text:list-header>
          </text:list>
          <draw:enhanced-geometry svg:viewBox="0 0 21600 21600" draw:text-areas="800 800 20800 20800" draw:type="round-rectangular-callout" draw:modifiers="-1747 32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4" draw:style-name="gr27" draw:text-style-name="P14" xml:id="id34" draw:id="id34" draw:layer="layout" svg:width="7.832cm" svg:height="4.528cm" svg:x="17.145cm" svg:y="0.847cm">
          <text:list text:style-name="L1">
            <text:list-header>
              <text:p text:style-name="P13"><text:span text:style-name="T10">两个被调函数主要用于完成打印操作。</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3" smil:attributeName="visibility" smil:to="visible"/>
                  <anim:transitionFilter smil:dur="0.5s" smil:targetElement="id3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4" smil:attributeName="visibility" smil:to="visible"/>
                  <anim:transitionFilter smil:dur="0.5s" smil:targetElement="id34" smil:type="dissolve"/>
                </anim:par>
              </anim:par>
            </anim:par>
          </anim:seq>
        </anim:par>
        <presentation:notes draw:style-name="dp2">
          <draw:page-thumbnail draw:style-name="gr3" draw:layer="layout" svg:width="12.7cm" svg:height="9.525cm" svg:x="3.175cm" svg:y="1.904cm" draw:page-number="8" presentation:class="page"/>
          <draw:frame presentation:style-name="pr1" draw:text-style-name="P5" draw:layer="layout" svg:width="13.97cm" svg:height="11.43cm" svg:x="2.54cm" svg:y="12.065cm" presentation:class="notes" presentation:placeholder="true">
            <draw:text-box/>
          </draw:frame>
        </presentation:notes>
      </draw:page>
      <draw:page draw:name="page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8" draw:text-style-name="P22" draw:layer="layout" svg:width="16.298cm" svg:height="5.94cm" svg:x="4.022cm" svg:y="4.868cm">
          <text:list text:style-name="L2">
            <text:list-header>
              <text:p text:style-name="P21"><text:span text:style-name="T22">输出： </text:span><text:span text:style-name="T22">* * * * * * * * * * *</text:span></text:p>
              <text:p text:style-name="P21"><text:span text:style-name="T22"><text:s text:c="15"/></text:span><text:span text:style-name="T23">How do you do!</text:span></text:p>
              <text:p text:style-name="P21"><text:span text:style-name="T23"><text:s text:c="13"/></text:span><text:span text:style-name="T23">* * * * * * * * * * * <text:s text:c="6"/></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9" presentation:class="page"/>
          <draw:frame presentation:style-name="pr1" draw:text-style-name="P5" draw:layer="layout" svg:width="13.97cm" svg:height="11.43cm" svg:x="2.54cm" svg:y="12.065cm" presentation:class="notes" presentation:placeholder="true">
            <draw:text-box/>
          </draw:frame>
        </presentation:notes>
      </draw:page>
      <draw:page draw:name="page1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9" draw:layer="layout" svg:width="25.4cm" svg:height="1.737cm" svg:x="0cm" svg:y="0.635cm">
          <text:list text:style-name="L1">
            <text:list-header>
              <text:p text:style-name="P8"><text:span text:style-name="T4">二、有参函数</text:span></text:p>
            </text:list-header>
          </text:list>
          <draw:enhanced-geometry svg:viewBox="0 0 21600 21600" draw:type="mso-spt202" draw:enhanced-path="M 0 0 L 21600 0 21600 21600 0 21600 0 0 Z N"/>
        </draw:custom-shape>
        <draw:custom-shape draw:name="Text Box 3" draw:style-name="gr29" draw:text-style-name="P32" xml:id="id35" draw:id="id35" draw:layer="layout" svg:width="25.4cm" svg:height="6.004cm" svg:x="0cm" svg:y="2.963cm">
          <text:list text:style-name="L4">
            <text:list-header>
              <text:p text:style-name="P31"><text:span text:style-name="T27">主调函数和被调函数之间有数据传递</text:span><text:span text:style-name="T4">。主调函数可以将参数传递给被调函数，被调函数中的结果也可以带回主调函数。</text:span></text:p>
            </text:list-header>
          </text:list>
          <draw:enhanced-geometry svg:viewBox="0 0 21600 21600" draw:type="mso-spt202" draw:enhanced-path="M 0 0 L 21600 0 21600 21600 0 21600 0 0 Z N"/>
        </draw:custom-shape>
        <draw:custom-shape draw:name="Text Box 4" draw:style-name="gr30" draw:text-style-name="P34" xml:id="id36" draw:id="id36" draw:layer="layout" svg:width="24.765cm" svg:height="4.407cm" svg:x="0.635cm" svg:y="11.43cm">
          <text:list text:style-name="L1">
            <text:list-header>
              <text:p text:style-name="P33"><text:span text:style-name="T4">类型说明 <text:s text:c="5"/>函数名（</text:span><text:span text:style-name="T27">形式参数列表说明</text:span><text:span text:style-name="T4"> ）</text:span></text:p>
              <text:p text:style-name="P33"><text:span text:style-name="T4"><text:s text:c="10"/></text:span><text:span text:style-name="T4">｛ <text:s text:c="2"/>函数体 <text:s text:c="2"/>｝ <text: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5" smil:attributeName="visibility" smil:to="visible"/>
                  <anim:transitionFilter smil:dur="0.5s" smil:targetElement="id3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6" smil:attributeName="visibility" smil:to="visible"/>
                  <anim:transitionFilter smil:dur="0.5s" smil:targetElement="id36" smil:type="dissolve"/>
                </anim:par>
              </anim:par>
            </anim:par>
          </anim:seq>
        </anim:par>
        <presentation:notes draw:style-name="dp2">
          <draw:page-thumbnail draw:style-name="gr3" draw:layer="layout" svg:width="12.7cm" svg:height="9.525cm" svg:x="3.175cm" svg:y="1.904cm" draw:page-number="10" presentation:class="page"/>
          <draw:frame presentation:style-name="pr1" draw:text-style-name="P5" draw:layer="layout" svg:width="13.97cm" svg:height="11.43cm" svg:x="2.54cm" svg:y="12.065cm" presentation:class="notes" presentation:placeholder="true">
            <draw:text-box/>
          </draw:frame>
        </presentation:notes>
      </draw:page>
      <draw:page draw:name="page1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1" draw:text-style-name="P36" draw:layer="layout" svg:width="12.911cm" svg:height="7.843cm" svg:x="5.927cm" svg:y="0.847cm">
          <text:list text:style-name="L4">
            <text:list-header>
              <text:p text:style-name="P35"><text:span text:style-name="T21">int <text:s/>max (int x,int y)</text:span></text:p>
              <text:p text:style-name="P35"><text:span text:style-name="T21">{ <text:s text:c="2"/>int <text:s/>z;</text:span></text:p>
              <text:p text:style-name="P35"><text:span text:style-name="T21"><text:s text:c="5"/></text:span><text:span text:style-name="T21">z=(x&gt;y)? x : y ;</text:span></text:p>
              <text:p text:style-name="P35"><text:span text:style-name="T21"><text:s text:c="5"/></text:span><text:span text:style-name="T21">return <text:s/>z;</text:span></text:p>
              <text:p text:style-name="P35"><text:span text:style-name="T21">} <text:s text:c="4"/></text:span></text:p>
            </text:list-header>
          </text:list>
          <draw:enhanced-geometry svg:viewBox="0 0 21600 21600" draw:type="mso-spt202" draw:enhanced-path="M 0 0 L 21600 0 21600 21600 0 21600 0 0 Z N"/>
        </draw:custom-shape>
        <draw:custom-shape draw:name="Text Box 3" draw:style-name="gr5" draw:text-style-name="P38" xml:id="id37" draw:id="id37" draw:layer="layout" svg:width="17.78cm" svg:height="11.11cm" svg:x="1.058cm" svg:y="8.017cm">
          <text:list text:style-name="L1">
            <text:list-header>
              <text:p text:style-name="P37"><text:span text:style-name="T20">void main (void )</text:span></text:p>
              <text:p text:style-name="P37"><text:span text:style-name="T20">{ <text:s text:c="3"/>int <text:s text:c="2"/>a,b,c;</text:span></text:p>
              <text:p text:style-name="P37"><text:span text:style-name="T20"><text:s text:c="6"/></text:span><text:span text:style-name="T20">cin&gt;&gt;a&gt;&gt;b;</text:span></text:p>
              <text:p text:style-name="P37"><text:span text:style-name="T20"><text:s text:c="6"/></text:span><text:span text:style-name="T20">c=</text:span><text:span text:style-name="T21">max (a , b)</text:span><text:span text:style-name="T20"> ;</text:span></text:p>
              <text:p text:style-name="P37"><text:span text:style-name="T20"><text:s text:c="6"/></text:span><text:span text:style-name="T20">cout&lt;&lt;“The max is”&lt;&lt; c&lt;&lt;endl;</text:span></text:p>
              <text:p text:style-name="P37"><text:span text:style-name="T20">} <text:s text:c="4"/></text:span></text:p>
            </text:list-header>
          </text:list>
          <draw:enhanced-geometry svg:viewBox="0 0 21600 21600" draw:type="mso-spt202" draw:enhanced-path="M 0 0 L 21600 0 21600 21600 0 21600 0 0 Z N"/>
        </draw:custom-shape>
        <draw:custom-shape draw:name="AutoShape 4" draw:style-name="gr32" draw:text-style-name="P30" xml:id="id38" draw:id="id38" draw:layer="layout" svg:width="5.08cm" svg:height="1.693cm" svg:x="10.372cm" svg:y="7.832cm">
          <text:list text:style-name="L3">
            <text:list-header>
              <text:p text:style-name="P29"><text:span text:style-name="T26">主调函数</text:span></text:p>
            </text:list-header>
          </text:list>
          <draw:enhanced-geometry svg:viewBox="0 0 21600 21600" draw:text-areas="800 800 20800 20800" draw:type="round-rectangular-callout" draw:modifiers="-4294 16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33" draw:text-style-name="P30" xml:id="id39" draw:id="id39" draw:layer="layout" svg:width="5.08cm" svg:height="1.481cm" svg:x="8.467cm" svg:y="12.277cm">
          <text:list text:style-name="L3">
            <text:list-header>
              <text:p text:style-name="P29"><text:span text:style-name="T26">调用函数</text:span></text:p>
            </text:list-header>
          </text:list>
          <draw:enhanced-geometry svg:viewBox="0 0 21600 21600" draw:text-areas="800 800 20800 20800" draw:type="round-rectangular-callout" draw:modifiers="2794 29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34" draw:text-style-name="P30" xml:id="id41" draw:id="id41" draw:layer="layout" svg:width="4.445cm" svg:height="1.481cm" svg:x="0cm" svg:y="0.847cm">
          <text:list text:style-name="L3">
            <text:list-header>
              <text:p text:style-name="P29"><text:span text:style-name="T26">函数类型</text:span></text:p>
            </text:list-header>
          </text:list>
          <draw:enhanced-geometry svg:viewBox="0 0 21600 21600" draw:text-areas="800 800 20800 20800" draw:type="round-rectangular-callout" draw:modifiers="27943 86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35" draw:text-style-name="P30" xml:id="id42" draw:id="id42" draw:layer="layout" svg:width="4.021cm" svg:height="1.482cm" svg:x="11.007cm" svg:y="2.328cm">
          <text:list text:style-name="L3">
            <text:list-header>
              <text:p text:style-name="P29"><text:span text:style-name="T26">函数名</text:span></text:p>
            </text:list-header>
          </text:list>
          <draw:enhanced-geometry svg:viewBox="0 0 21600 21600" draw:text-areas="800 800 20800 20800" draw:type="round-rectangular-callout" draw:modifiers="-5376 -23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36" draw:text-style-name="P30" xml:id="id44" draw:id="id44" draw:layer="layout" svg:width="3.81cm" svg:height="1.481cm" svg:x="1.058cm" svg:y="4.022cm">
          <text:list text:style-name="L3">
            <text:list-header>
              <text:p text:style-name="P29"><text:span text:style-name="T26">函数体</text:span></text:p>
            </text:list-header>
          </text:list>
          <draw:enhanced-geometry svg:viewBox="0 0 21600 21600" draw:text-areas="800 800 20800 20800" draw:type="round-rectangular-callout" draw:modifiers="32625 158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37" draw:text-style-name="P30" xml:id="id43" draw:id="id43" draw:layer="layout" svg:width="6.562cm" svg:height="1.482cm" svg:x="15.875cm" svg:y="0cm">
          <text:list text:style-name="L3">
            <text:list-header>
              <text:p text:style-name="P29"><text:span text:style-name="T26">形参列表说明</text:span></text:p>
            </text:list-header>
          </text:list>
          <draw:enhanced-geometry svg:viewBox="0 0 21600 21600" draw:text-areas="800 800 20800 20800" draw:type="round-rectangular-callout" draw:modifiers="-1118 247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0" draw:style-name="gr38" draw:text-style-name="P30" xml:id="id45" draw:id="id45" draw:layer="layout" svg:width="4.233cm" svg:height="1.482cm" svg:x="12.7cm" svg:y="5.503cm">
          <text:list text:style-name="L3">
            <text:list-header>
              <text:p text:style-name="P29"><text:span text:style-name="T26">函数值</text:span></text:p>
            </text:list-header>
          </text:list>
          <draw:enhanced-geometry svg:viewBox="0 0 21600 21600" draw:text-areas="800 800 20800 20800" draw:type="round-rectangular-callout" draw:modifiers="-4388 13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1" draw:style-name="gr6" draw:text-style-name="P10" xml:id="id46" draw:id="id46" draw:layer="layout" svg:width="4.234cm" svg:height="1.059cm" draw:transform="rotate (-3.14159265358979) translate (6.562cm 16.086cm)">
          <text:list text:style-name="L1">
            <text:list-header>
              <text:p text:style-name="P25"><text:span text:style-name="T11"/></text:p>
            </text:list-header>
          </text:list>
          <draw:enhanced-geometry svg:viewBox="0 0 21600 21600" draw:glue-points="?f17 0 ?f16 ?f22 ?f12 ?f2 ?f8 ?f22 ?f14 ?f2" draw:text-areas="?f45 ?f47 ?f46 ?f48" draw:type="mso-spt105" draw:modifiers="12960 18652 14490" draw:enhanced-path="V 0 0 ?f3 ?f23 0 ?f22 ?f4 0 W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AutoShape 12" draw:style-name="gr39" draw:text-style-name="P30" xml:id="id40" draw:id="id40" draw:layer="layout" svg:width="4.445cm" svg:height="1.482cm" svg:x="10.16cm" svg:y="14.393cm">
          <text:list text:style-name="L3">
            <text:list-header>
              <text:p text:style-name="P29"><text:span text:style-name="T26">实际参数</text:span></text:p>
            </text:list-header>
          </text:list>
          <draw:enhanced-geometry svg:viewBox="0 0 21600 21600" draw:text-areas="800 800 20800 20800" draw:type="round-rectangular-callout" draw:modifiers="-8893 106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3" draw:style-name="gr40" draw:text-style-name="P18" xml:id="id47" draw:id="id47" draw:layer="layout" svg:width="9.102cm" svg:height="8.381cm" svg:x="15.663cm" svg:y="8.255cm">
          <text:list text:style-name="L1">
            <text:list-header>
              <text:p text:style-name="P17"><text:span text:style-name="T17">将实际值</text:span><text:span text:style-name="T23">a,b</text:span><text:span text:style-name="T17">传给被调函数的参数</text:span><text:span text:style-name="T18">x,y</text:span><text:span text:style-name="T17">，计算后得到函数值</text:span><text:span text:style-name="T18">z</text:span><text:span text:style-name="T17">返回</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7" smil:attributeName="visibility" smil:to="visible"/>
                  <anim:transitionFilter smil:dur="0.5s" smil:targetElement="id37"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8" smil:attributeName="visibility" smil:to="visible"/>
                  <anim:transitionFilter smil:dur="0.5s" smil:targetElement="id3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0" smil:attributeName="visibility" smil:to="visible"/>
                  <anim:transitionFilter smil:dur="0.5s" smil:targetElement="id4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1" smil:attributeName="visibility" smil:to="visible"/>
                  <anim:transitionFilter smil:dur="0.5s" smil:targetElement="id4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46" smil:attributeName="visibility" smil:to="visible"/>
                  <anim:transitionFilter smil:dur="0.5s" smil:targetElement="id46"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anim:seq>
        </anim:par>
        <presentation:notes draw:style-name="dp2">
          <draw:page-thumbnail draw:style-name="gr3" draw:layer="layout" svg:width="12.7cm" svg:height="9.525cm" svg:x="3.175cm" svg:y="1.904cm" draw:page-number="11" presentation:class="page"/>
          <draw:frame presentation:style-name="pr1" draw:text-style-name="P5" draw:layer="layout" svg:width="13.97cm" svg:height="11.43cm" svg:x="2.54cm" svg:y="12.065cm" presentation:class="notes" presentation:placeholder="true">
            <draw:text-box/>
          </draw:frame>
        </presentation:notes>
      </draw:page>
      <draw:page draw:name="page1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1" draw:text-style-name="P36" draw:layer="layout" svg:width="12.911cm" svg:height="7.843cm" svg:x="0.847cm" svg:y="0.423cm">
          <text:list text:style-name="L4">
            <text:list-header>
              <text:p text:style-name="P35"><text:span text:style-name="T21">int <text:s/>max (int x,int y)</text:span></text:p>
              <text:p text:style-name="P35"><text:span text:style-name="T21">{ <text:s text:c="2"/>int <text:s/>z;</text:span></text:p>
              <text:p text:style-name="P35"><text:span text:style-name="T21"><text:s text:c="5"/></text:span><text:span text:style-name="T21">z=(x&gt;y)? x : y ;</text:span></text:p>
              <text:p text:style-name="P35"><text:span text:style-name="T21"><text:s text:c="5"/></text:span><text:span text:style-name="T21">return <text:s/>z;</text:span></text:p>
              <text:p text:style-name="P35"><text:span text:style-name="T21">} <text:s text:c="4"/></text:span></text:p>
            </text:list-header>
          </text:list>
          <draw:enhanced-geometry svg:viewBox="0 0 21600 21600" draw:type="mso-spt202" draw:enhanced-path="M 0 0 L 21600 0 21600 21600 0 21600 0 0 Z N"/>
        </draw:custom-shape>
        <draw:custom-shape draw:name="Text Box 3" draw:style-name="gr5" draw:text-style-name="P38" draw:layer="layout" svg:width="17.78cm" svg:height="11.11cm" svg:x="1.058cm" svg:y="7.999cm">
          <text:list text:style-name="L1">
            <text:list-header>
              <text:p text:style-name="P37"><text:span text:style-name="T20">void main (void )</text:span></text:p>
              <text:p text:style-name="P37"><text:span text:style-name="T20">{ <text:s text:c="3"/>int <text:s text:c="2"/>a,b,c;</text:span></text:p>
              <text:p text:style-name="P37"><text:span text:style-name="T20"><text:s text:c="6"/></text:span><text:span text:style-name="T20">cin&gt;&gt;a&gt;&gt;b;</text:span></text:p>
              <text:p text:style-name="P37"><text:span text:style-name="T20"><text:s text:c="6"/></text:span><text:span text:style-name="T20">c=</text:span><text:span text:style-name="T21">max (a , b)</text:span><text:span text:style-name="T20"> ;</text:span></text:p>
              <text:p text:style-name="P37"><text:span text:style-name="T20"><text:s text:c="6"/></text:span><text:span text:style-name="T20">cout&lt;&lt;“The max is”&lt;&lt; c&lt;&lt;endl;</text:span></text:p>
              <text:p text:style-name="P37"><text:span text:style-name="T20">} <text:s text:c="4"/></text:span></text:p>
            </text:list-header>
          </text:list>
          <draw:enhanced-geometry svg:viewBox="0 0 21600 21600" draw:type="mso-spt202" draw:enhanced-path="M 0 0 L 21600 0 21600 21600 0 21600 0 0 Z N"/>
        </draw:custom-shape>
        <draw:custom-shape draw:name="Text Box 4" draw:style-name="gr42" draw:text-style-name="P14" xml:id="id48" draw:id="id48" draw:layer="layout" svg:width="1.905cm" svg:height="1.632cm" svg:x="11.43cm" svg:y="11.853cm">
          <text:list text:style-name="L2">
            <text:list-header>
              <text:p text:style-name="P13"><text:span text:style-name="T22"/></text:p>
            </text:list-header>
          </text:list>
          <draw:enhanced-geometry svg:viewBox="0 0 21600 21600" draw:type="mso-spt202" draw:enhanced-path="M 0 0 L 21600 0 21600 21600 0 21600 0 0 Z N"/>
        </draw:custom-shape>
        <draw:custom-shape draw:name="Text Box 5" draw:style-name="gr43" draw:text-style-name="P39" xml:id="id49" draw:id="id49" draw:layer="layout" svg:width="1.059cm" svg:height="1.364cm" svg:x="11.853cm" svg:y="13.335cm">
          <text:list text:style-name="L2">
            <text:list-header>
              <text:p text:style-name="P29"><text:span text:style-name="T13">a</text:span></text:p>
            </text:list-header>
          </text:list>
          <draw:enhanced-geometry svg:viewBox="0 0 21600 21600" draw:type="mso-spt202" draw:enhanced-path="M 0 0 L 21600 0 21600 21600 0 21600 0 0 Z N"/>
        </draw:custom-shape>
        <draw:custom-shape draw:name="Text Box 6" draw:style-name="gr44" draw:text-style-name="P14" xml:id="id50" draw:id="id50" draw:layer="layout" svg:width="1.905cm" svg:height="1.632cm" svg:x="15.452cm" svg:y="11.853cm">
          <text:list text:style-name="L2">
            <text:list-header>
              <text:p text:style-name="P13"><text:span text:style-name="T22"/></text:p>
            </text:list-header>
          </text:list>
          <draw:enhanced-geometry svg:viewBox="0 0 21600 21600" draw:type="mso-spt202" draw:enhanced-path="M 0 0 L 21600 0 21600 21600 0 21600 0 0 Z N"/>
        </draw:custom-shape>
        <draw:custom-shape draw:name="Text Box 7" draw:style-name="gr45" draw:text-style-name="P39" xml:id="id51" draw:id="id51" draw:layer="layout" svg:width="1.058cm" svg:height="1.364cm" svg:x="15.875cm" svg:y="13.335cm">
          <text:list text:style-name="L2">
            <text:list-header>
              <text:p text:style-name="P29"><text:span text:style-name="T13">b</text:span></text:p>
            </text:list-header>
          </text:list>
          <draw:enhanced-geometry svg:viewBox="0 0 21600 21600" draw:type="mso-spt202" draw:enhanced-path="M 0 0 L 21600 0 21600 21600 0 21600 0 0 Z N"/>
        </draw:custom-shape>
        <draw:custom-shape draw:name="Text Box 8" draw:style-name="gr46" draw:text-style-name="P39" xml:id="id54" draw:id="id54" draw:layer="layout" svg:width="1.059cm" svg:height="1.364cm" svg:x="11.853cm" svg:y="12.065cm">
          <text:list text:style-name="L2">
            <text:list-header>
              <text:p text:style-name="P29"><text:span text:style-name="T13">2</text:span></text:p>
            </text:list-header>
          </text:list>
          <draw:enhanced-geometry svg:viewBox="0 0 21600 21600" draw:type="mso-spt202" draw:enhanced-path="M 0 0 L 21600 0 21600 21600 0 21600 0 0 Z N"/>
        </draw:custom-shape>
        <draw:custom-shape draw:name="Text Box 9" draw:style-name="gr47" draw:text-style-name="P39" xml:id="id55" draw:id="id55" draw:layer="layout" svg:width="1.058cm" svg:height="1.364cm" svg:x="15.875cm" svg:y="12.065cm">
          <text:list text:style-name="L2">
            <text:list-header>
              <text:p text:style-name="P29"><text:span text:style-name="T13">3</text:span></text:p>
            </text:list-header>
          </text:list>
          <draw:enhanced-geometry svg:viewBox="0 0 21600 21600" draw:type="mso-spt202" draw:enhanced-path="M 0 0 L 21600 0 21600 21600 0 21600 0 0 Z N"/>
        </draw:custom-shape>
        <draw:custom-shape draw:name="Text Box 10" draw:style-name="gr48" draw:text-style-name="P14" xml:id="id52" draw:id="id52" draw:layer="layout" svg:width="1.905cm" svg:height="1.632cm" svg:x="19.473cm" svg:y="11.853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11" draw:style-name="gr49" draw:text-style-name="P39" xml:id="id53" draw:id="id53" draw:layer="layout" svg:width="1.058cm" svg:height="1.364cm" svg:x="19.897cm" svg:y="13.123cm">
          <text:list text:style-name="L2">
            <text:list-header>
              <text:p text:style-name="P29"><text:span text:style-name="T13">c</text:span></text:p>
            </text:list-header>
          </text:list>
          <draw:enhanced-geometry svg:viewBox="0 0 21600 21600" draw:type="mso-spt202" draw:enhanced-path="M 0 0 L 21600 0 21600 21600 0 21600 0 0 Z N"/>
        </draw:custom-shape>
        <draw:custom-shape draw:name="Text Box 12" draw:style-name="gr5" draw:text-style-name="P39" xml:id="id66" draw:id="id66" draw:layer="layout" svg:width="1.058cm" svg:height="1.364cm" svg:x="19.685cm" svg:y="5.292cm">
          <text:list text:style-name="L1">
            <text:list-header>
              <text:p text:style-name="P29"><text:span text:style-name="T12">3</text:span></text:p>
            </text:list-header>
          </text:list>
          <draw:enhanced-geometry svg:viewBox="0 0 21600 21600" draw:type="mso-spt202" draw:enhanced-path="M 0 0 L 21600 0 21600 21600 0 21600 0 0 Z N"/>
        </draw:custom-shape>
        <draw:custom-shape draw:name="Text Box 13" draw:style-name="gr50" draw:text-style-name="P14" xml:id="id56" draw:id="id56" draw:layer="layout" svg:width="1.905cm" svg:height="1.632cm" svg:x="11.642cm" svg:y="4.868cm">
          <text:list text:style-name="L6">
            <text:list-header>
              <text:p text:style-name="P13"><text:span text:style-name="T19"/></text:p>
            </text:list-header>
          </text:list>
          <draw:enhanced-geometry svg:viewBox="0 0 21600 21600" draw:type="mso-spt202" draw:enhanced-path="M 0 0 L 21600 0 21600 21600 0 21600 0 0 Z N"/>
        </draw:custom-shape>
        <draw:custom-shape draw:name="Text Box 14" draw:style-name="gr51" draw:text-style-name="P39" xml:id="id57" draw:id="id57" draw:layer="layout" svg:width="1.058cm" svg:height="1.364cm" svg:x="12.065cm" svg:y="3.387cm">
          <text:list text:style-name="L6">
            <text:list-header>
              <text:p text:style-name="P29"><text:span text:style-name="T28">x</text:span></text:p>
            </text:list-header>
          </text:list>
          <draw:enhanced-geometry svg:viewBox="0 0 21600 21600" draw:type="mso-spt202" draw:enhanced-path="M 0 0 L 21600 0 21600 21600 0 21600 0 0 Z N"/>
        </draw:custom-shape>
        <draw:custom-shape draw:name="Text Box 15" draw:style-name="gr52" draw:text-style-name="P14" xml:id="id58" draw:id="id58" draw:layer="layout" svg:width="1.905cm" svg:height="1.632cm" svg:x="15.663cm" svg:y="4.868cm">
          <text:list text:style-name="L6">
            <text:list-header>
              <text:p text:style-name="P13"><text:span text:style-name="T19"/></text:p>
            </text:list-header>
          </text:list>
          <draw:enhanced-geometry svg:viewBox="0 0 21600 21600" draw:type="mso-spt202" draw:enhanced-path="M 0 0 L 21600 0 21600 21600 0 21600 0 0 Z N"/>
        </draw:custom-shape>
        <draw:custom-shape draw:name="Text Box 16" draw:style-name="gr53" draw:text-style-name="P39" xml:id="id59" draw:id="id59" draw:layer="layout" svg:width="1.058cm" svg:height="1.364cm" svg:x="16.087cm" svg:y="3.387cm">
          <text:list text:style-name="L6">
            <text:list-header>
              <text:p text:style-name="P29"><text:span text:style-name="T28">y</text:span></text:p>
            </text:list-header>
          </text:list>
          <draw:enhanced-geometry svg:viewBox="0 0 21600 21600" draw:type="mso-spt202" draw:enhanced-path="M 0 0 L 21600 0 21600 21600 0 21600 0 0 Z N"/>
        </draw:custom-shape>
        <draw:custom-shape draw:name="Text Box 17" draw:style-name="gr54" draw:text-style-name="P39" xml:id="id61" draw:id="id61" draw:layer="layout" svg:width="1.058cm" svg:height="1.364cm" svg:x="12.065cm" svg:y="5.08cm">
          <text:list text:style-name="L6">
            <text:list-header>
              <text:p text:style-name="P29"><text:span text:style-name="T28">2</text:span></text:p>
            </text:list-header>
          </text:list>
          <draw:enhanced-geometry svg:viewBox="0 0 21600 21600" draw:type="mso-spt202" draw:enhanced-path="M 0 0 L 21600 0 21600 21600 0 21600 0 0 Z N"/>
        </draw:custom-shape>
        <draw:custom-shape draw:name="Text Box 18" draw:style-name="gr55" draw:text-style-name="P39" xml:id="id63" draw:id="id63" draw:layer="layout" svg:width="1.058cm" svg:height="1.364cm" svg:x="16.087cm" svg:y="5.08cm">
          <text:list text:style-name="L6">
            <text:list-header>
              <text:p text:style-name="P29"><text:span text:style-name="T28">3</text:span></text:p>
            </text:list-header>
          </text:list>
          <draw:enhanced-geometry svg:viewBox="0 0 21600 21600" draw:type="mso-spt202" draw:enhanced-path="M 0 0 L 21600 0 21600 21600 0 21600 0 0 Z N"/>
        </draw:custom-shape>
        <draw:polyline draw:name="Line 19" draw:style-name="gr56" draw:text-style-name="P40" xml:id="id60" draw:id="id60" draw:layer="layout" svg:width="0cm" svg:height="5.29cm" svg:x="12.488cm" svg:y="6.561cm" svg:viewBox="0 0 0 5291" draw:points="0,5291 0,0">
          <text:p/>
        </draw:polyline>
        <draw:polyline draw:name="Line 20" draw:style-name="gr57" draw:text-style-name="P40" xml:id="id62" draw:id="id62" draw:layer="layout" svg:width="0cm" svg:height="5.29cm" svg:x="16.51cm" svg:y="6.561cm" svg:viewBox="0 0 0 5291" draw:points="0,5291 0,0">
          <text:p/>
        </draw:polyline>
        <draw:custom-shape draw:name="Text Box 21" draw:style-name="gr58" draw:text-style-name="P14" xml:id="id64" draw:id="id64" draw:layer="layout" svg:width="1.905cm" svg:height="1.632cm" svg:x="19.262cm" svg:y="5.08cm">
          <text:list text:style-name="L6">
            <text:list-header>
              <text:p text:style-name="P13"><text:span text:style-name="T19"/></text:p>
            </text:list-header>
          </text:list>
          <draw:enhanced-geometry svg:viewBox="0 0 21600 21600" draw:type="mso-spt202" draw:enhanced-path="M 0 0 L 21600 0 21600 21600 0 21600 0 0 Z N"/>
        </draw:custom-shape>
        <draw:custom-shape draw:name="Text Box 22" draw:style-name="gr59" draw:text-style-name="P39" xml:id="id65" draw:id="id65" draw:layer="layout" svg:width="1.058cm" svg:height="1.364cm" svg:x="19.897cm" svg:y="3.598cm">
          <text:list text:style-name="L6">
            <text:list-header>
              <text:p text:style-name="P29"><text:span text:style-name="T28">z</text:span></text:p>
            </text:list-header>
          </text:list>
          <draw:enhanced-geometry svg:viewBox="0 0 21600 21600" draw:type="mso-spt202" draw:enhanced-path="M 0 0 L 21600 0 21600 21600 0 21600 0 0 Z N"/>
        </draw:custom-shape>
        <draw:polyline draw:name="Line 23" draw:style-name="gr60" draw:text-style-name="P40" xml:id="id67" draw:id="id67" draw:layer="layout" svg:width="0cm" svg:height="5.079cm" svg:x="20.32cm" svg:y="6.773cm" svg:viewBox="0 0 0 5080" draw:points="0,0 0,5080">
          <text:p/>
        </draw:polyline>
        <draw:custom-shape draw:name="Text Box 24" draw:style-name="gr61" draw:text-style-name="P39" xml:id="id68" draw:id="id68" draw:layer="layout" svg:width="1.058cm" svg:height="1.364cm" svg:x="19.897cm" svg:y="12.065cm">
          <text:list text:style-name="L6">
            <text:list-header>
              <text:p text:style-name="P29"><text:span text:style-name="T28">3</text:span></text:p>
            </text:list-header>
          </text:list>
          <draw:enhanced-geometry svg:viewBox="0 0 21600 21600" draw:type="mso-spt202" draw:enhanced-path="M 0 0 L 21600 0 21600 21600 0 21600 0 0 Z N"/>
        </draw:custom-shape>
        <draw:custom-shape draw:name="AutoShape 25" draw:style-name="gr6" draw:text-style-name="P10" xml:id="id69" draw:id="id69" draw:layer="layout" svg:width="4.233cm" svg:height="1.059cm" draw:transform="rotate (-3.14159265358979) translate (6.772cm 16.086cm)">
          <text:list text:style-name="L1">
            <text:list-header>
              <text:p text:style-name="P25"><text:span text:style-name="T11"/></text:p>
            </text:list-header>
          </text:list>
          <draw:enhanced-geometry svg:viewBox="0 0 21600 21600" draw:glue-points="?f17 0 ?f16 ?f22 ?f12 ?f2 ?f8 ?f22 ?f14 ?f2" draw:text-areas="?f45 ?f47 ?f46 ?f48" draw:type="mso-spt105" draw:modifiers="12960 18652 14490" draw:enhanced-path="V 0 0 ?f3 ?f23 0 ?f22 ?f4 0 W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Rectangle 26" draw:style-name="gr17" draw:text-style-name="P26" xml:id="id70" draw:id="id70" draw:layer="layout" svg:width="12.7cm" svg:height="9.314cm" svg:x="10.583cm" svg:y="2.328cm">
          <text:list text:style-name="L1">
            <text:list-header>
              <text:p text:style-name="P25"><text:span text:style-name="T11"/></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 smil:attributeName="visibility" smil:to="visible"/>
                  <anim:transitionFilter smil:dur="0.5s" smil:targetElement="id4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 smil:attributeName="visibility" smil:to="visible"/>
                  <anim:transitionFilter smil:dur="0.5s" smil:targetElement="id4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 smil:attributeName="visibility" smil:to="visible"/>
                  <anim:transitionFilter smil:dur="0.5s" smil:targetElement="id5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1" smil:attributeName="visibility" smil:to="visible"/>
                  <anim:transitionFilter smil:dur="0.5s" smil:targetElement="id5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2" smil:attributeName="visibility" smil:to="visible"/>
                  <anim:transitionFilter smil:dur="0.5s" smil:targetElement="id5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5" smil:attributeName="visibility" smil:to="visible"/>
                  <anim:transitionFilter smil:dur="0.5s" smil:targetElement="id5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7" smil:attributeName="visibility" smil:to="visible"/>
                  <anim:transitionFilter smil:dur="0.5s" smil:targetElement="id5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 smil:attributeName="visibility" smil:to="visible"/>
                  <anim:transitionFilter smil:dur="0.5s" smil:targetElement="id5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9" smil:attributeName="visibility" smil:to="visible"/>
                  <anim:transitionFilter smil:dur="0.5s" smil:targetElement="id5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0" smil:attributeName="visibility" smil:to="visible"/>
                  <anim:transitionFilter smil:dur="0.5s" smil:targetElement="id60"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1" smil:attributeName="visibility" smil:to="visible"/>
                  <anim:transitionFilter smil:dur="0.5s" smil:targetElement="id6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2" smil:attributeName="visibility" smil:to="visible"/>
                  <anim:transitionFilter smil:dur="0.5s" smil:targetElement="id62"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3" smil:attributeName="visibility" smil:to="visible"/>
                  <anim:transitionFilter smil:dur="0.5s" smil:targetElement="id6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 smil:attributeName="visibility" smil:to="visible"/>
                  <anim:transitionFilter smil:dur="0.5s" smil:targetElement="id6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5" smil:attributeName="visibility" smil:to="visible"/>
                  <anim:transitionFilter smil:dur="0.5s" smil:targetElement="id6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6" smil:attributeName="visibility" smil:to="visible"/>
                  <anim:transitionFilter smil:dur="0.5s" smil:targetElement="id6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7" smil:attributeName="visibility" smil:to="visible"/>
                  <anim:transitionFilter smil:dur="0.5s" smil:targetElement="id6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 smil:attributeName="visibility" smil:to="visible"/>
                  <anim:transitionFilter smil:dur="0.5s" smil:targetElement="id6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69" smil:attributeName="visibility" smil:to="visible"/>
                  <anim:transitionFilter smil:dur="0.5s" smil:targetElement="id69"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70" smil:attributeName="visibility" smil:to="visible"/>
                  <anim:transitionFilter smil:dur="0.5s" smil:targetElement="id70" smil:type="barWipe" smil:subtype="topToBottom"/>
                </anim:par>
              </anim:par>
            </anim:par>
          </anim:seq>
        </anim:par>
        <presentation:notes draw:style-name="dp2">
          <draw:page-thumbnail draw:style-name="gr3" draw:layer="layout" svg:width="12.7cm" svg:height="9.525cm" svg:x="3.175cm" svg:y="1.904cm" draw:page-number="12" presentation:class="page"/>
          <draw:frame presentation:style-name="pr1" draw:text-style-name="P5" draw:layer="layout" svg:width="13.97cm" svg:height="11.43cm" svg:x="2.54cm" svg:y="12.065cm" presentation:class="notes" presentation:placeholder="true">
            <draw:text-box/>
          </draw:frame>
        </presentation:notes>
      </draw:page>
      <draw:page draw:name="page1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 draw:text-style-name="P42" draw:layer="layout" svg:width="11.932cm" svg:height="2.089cm" svg:x="0.024cm" svg:y="0cm">
          <text:list text:style-name="L1">
            <text:list-header>
              <text:p text:style-name="P41"><text:span text:style-name="T4">函数参数和函数的值</text:span></text:p>
            </text:list-header>
          </text:list>
          <draw:enhanced-geometry svg:viewBox="0 0 21600 21600" draw:type="mso-spt202" draw:enhanced-path="M 0 0 L 21600 0 21600 21600 0 21600 0 0 Z N"/>
        </draw:custom-shape>
        <draw:custom-shape draw:name="Text Box 3" draw:style-name="gr62" draw:text-style-name="P42" xml:id="id71" draw:id="id71" draw:layer="layout" svg:width="24.977cm" svg:height="7.373cm" svg:x="0.423cm" svg:y="2.328cm">
          <text:list text:style-name="L2">
            <text:list-header>
              <text:p text:style-name="P41"><text:span text:style-name="T6">形参是被调函数中的变量；实参是主调函数赋给被调函数的特定值</text:span><text:span text:style-name="T4">。实参可以是常量、变量或复杂的表达式，不管是哪种情况，</text:span><text:span text:style-name="T29">在调用时实参必须是一个确定的值</text:span><text:span text:style-name="T4">。</text:span></text:p>
            </text:list-header>
          </text:list>
          <draw:enhanced-geometry svg:viewBox="0 0 21600 21600" draw:type="mso-spt202" draw:enhanced-path="M 0 0 L 21600 0 21600 21600 0 21600 0 0 Z N"/>
        </draw:custom-shape>
        <draw:custom-shape draw:name="Text Box 4" draw:style-name="gr63" draw:text-style-name="P42" xml:id="id72" draw:id="id72" draw:layer="layout" svg:width="23.072cm" svg:height="1.889cm" svg:x="0cm" svg:y="9.948cm">
          <text:list text:style-name="L7">
            <text:list-header>
              <text:p text:style-name="P41"><text:span text:style-name="T30">形参与实参类型相同，一一对应。</text:span></text:p>
            </text:list-header>
          </text:list>
          <draw:enhanced-geometry svg:viewBox="0 0 21600 21600" draw:type="mso-spt202" draw:enhanced-path="M 0 0 L 21600 0 21600 21600 0 21600 0 0 Z N"/>
        </draw:custom-shape>
        <draw:custom-shape draw:name="Text Box 8" draw:style-name="gr64" draw:text-style-name="P42" xml:id="id73" draw:id="id73" draw:layer="layout" svg:width="25.4cm" svg:height="5.545cm" svg:x="0cm" svg:y="12.065cm">
          <text:list text:style-name="L6">
            <text:list-header>
              <text:p text:style-name="P41"><text:span text:style-name="T29">形参必须要定义类型</text:span><text:span text:style-name="T30">，因为在定义被调函数时，不知道具体要操作</text:span><text:span text:style-name="T29">什么数</text:span><text:span text:style-name="T30">，而定义的是要操作</text:span><text:span text:style-name="T29">什么类型</text:span><text:span text:style-name="T30">的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71" smil:attributeName="visibility" smil:to="visible"/>
                  <anim:transitionFilter smil:dur="0.5s" smil:targetElement="id71"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72" smil:attributeName="visibility" smil:to="visible"/>
                  <anim:transitionFilter smil:dur="0.5s" smil:targetElement="id72" smil:type="blindsWipe" smil:subtype="vertic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73" smil:attributeName="visibility" smil:to="visible"/>
                  <anim:transitionFilter smil:dur="0.5s" smil:targetElement="id73" smil:type="blindsWipe" smil:subtype="vertical"/>
                </anim:par>
              </anim:par>
            </anim:par>
          </anim:seq>
        </anim:par>
        <presentation:notes draw:style-name="dp2">
          <draw:page-thumbnail draw:style-name="gr3" draw:layer="layout" svg:width="12.7cm" svg:height="9.525cm" svg:x="3.175cm" svg:y="1.904cm" draw:page-number="13" presentation:class="page"/>
          <draw:frame presentation:style-name="pr1" draw:text-style-name="P5" draw:layer="layout" svg:width="13.97cm" svg:height="11.43cm" svg:x="2.54cm" svg:y="12.065cm" presentation:class="notes" presentation:placeholder="true">
            <draw:text-box/>
          </draw:frame>
        </presentation:notes>
      </draw:page>
      <draw:page draw:name="page1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65" draw:text-style-name="P44" draw:layer="layout" svg:width="17.568cm" svg:height="8.056cm" svg:x="2.54cm" svg:y="0.847cm">
          <text:list text:style-name="L4">
            <text:list-header>
              <text:p text:style-name="P43"><text:span text:style-name="T31">int <text:s/>max (int x,int y)</text:span></text:p>
              <text:p text:style-name="P43"><text:span text:style-name="T31">{ <text:s text:c="2"/>int <text:s/>z;</text:span></text:p>
              <text:p text:style-name="P43"><text:span text:style-name="T31"><text:s text:c="5"/></text:span><text:span text:style-name="T31">z=(x&gt;y)? x : y ;</text:span></text:p>
              <text:p text:style-name="P43"><text:span text:style-name="T31"><text:s text:c="5"/></text:span><text:span text:style-name="T31">return <text:s/>z;</text:span></text:p>
              <text:p text:style-name="P43"><text:span text:style-name="T31">} <text:s text:c="4"/></text:span></text:p>
            </text:list-header>
          </text:list>
          <draw:enhanced-geometry svg:viewBox="0 0 21600 21600" draw:type="mso-spt202" draw:enhanced-path="M 0 0 L 21600 0 21600 21600 0 21600 0 0 Z N"/>
        </draw:custom-shape>
        <draw:custom-shape draw:name="Text Box 3" draw:style-name="gr5" draw:text-style-name="P44" draw:layer="layout" svg:width="17.78cm" svg:height="9.729cm" svg:x="1.905cm" svg:y="8.678cm">
          <text:list text:style-name="L1">
            <text:list-header>
              <text:p text:style-name="P43"><text:span text:style-name="T12">void main (void )</text:span></text:p>
              <text:p text:style-name="P43"><text:span text:style-name="T12">{ <text:s text:c="3"/>int <text:s text:c="2"/>a,b,c;</text:span></text:p>
              <text:p text:style-name="P43"><text:span text:style-name="T12"><text:s text:c="6"/></text:span><text:span text:style-name="T12">cin&gt;&gt;a&gt;&gt;b;</text:span></text:p>
              <text:p text:style-name="P43"><text:span text:style-name="T12"><text:s text:c="6"/></text:span><text:span text:style-name="T12">c=max (</text:span><text:span text:style-name="T32">a+b</text:span><text:span text:style-name="T12"> , </text:span><text:span text:style-name="T32">a*b</text:span><text:span text:style-name="T12">) ;</text:span></text:p>
              <text:p text:style-name="P43"><text:span text:style-name="T12"><text:s text:c="6"/></text:span><text:span text:style-name="T12">cout&lt;&lt;“The max is”&lt;&lt;c&lt;&lt;endl;</text:span></text:p>
              <text:p text:style-name="P43"><text:span text:style-name="T12">} <text:s text:c="4"/></text:span></text:p>
            </text:list-header>
          </text:list>
          <draw:enhanced-geometry svg:viewBox="0 0 21600 21600" draw:type="mso-spt202" draw:enhanced-path="M 0 0 L 21600 0 21600 21600 0 21600 0 0 Z N"/>
        </draw:custom-shape>
        <draw:custom-shape draw:name="AutoShape 4" draw:style-name="gr66" draw:text-style-name="P30" xml:id="id74" draw:id="id74" draw:layer="layout" svg:width="5.424cm" svg:height="2.751cm" svg:x="12.277cm" svg:y="11.642cm">
          <text:list text:style-name="L3">
            <text:list-header>
              <text:p text:style-name="P29"><text:span text:style-name="T26">先计算，后赋值</text:span></text:p>
            </text:list-header>
          </text:list>
          <draw:enhanced-geometry svg:viewBox="0 0 21600 21600" draw:text-areas="800 800 20800 20800" draw:type="round-rectangular-callout" draw:modifiers="-5532 200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5" draw:style-name="gr40" draw:text-style-name="P18" xml:id="id75" draw:id="id75" draw:layer="layout" svg:width="11.853cm" svg:height="5.133cm" svg:x="12.277cm" svg:y="4.657cm">
          <text:list text:style-name="L1">
            <text:list-header>
              <text:p text:style-name="P17"><text:span text:style-name="T17">若</text:span><text:span text:style-name="T20">a</text:span><text:span text:style-name="T17">为</text:span><text:span text:style-name="T20">3</text:span><text:span text:style-name="T17">，</text:span><text:span text:style-name="T20">b</text:span><text:span text:style-name="T17">为</text:span><text:span text:style-name="T20">5</text:span><text:span text:style-name="T17">，则实参为</text:span><text:span text:style-name="T23">8, 15</text:span><text:span text:style-name="T17">，分别送给形参</text:span><text:span text:style-name="T18">x</text:span><text:span text:style-name="T19">，</text:span><text:span text:style-name="T18">y</text:span><text:span text:style-name="T1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4" smil:attributeName="visibility" smil:to="visible"/>
                  <anim:transitionFilter smil:dur="0.5s" smil:targetElement="id7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5" smil:attributeName="visibility" smil:to="visible"/>
                  <anim:transitionFilter smil:dur="0.5s" smil:targetElement="id75" smil:type="dissolve"/>
                </anim:par>
              </anim:par>
            </anim:par>
          </anim:seq>
        </anim:par>
        <presentation:notes draw:style-name="dp2">
          <draw:page-thumbnail draw:style-name="gr3" draw:layer="layout" svg:width="12.7cm" svg:height="9.525cm" svg:x="3.175cm" svg:y="1.904cm" draw:page-number="14" presentation:class="page"/>
          <draw:frame presentation:style-name="pr1" draw:text-style-name="P5" draw:layer="layout" svg:width="13.97cm" svg:height="11.43cm" svg:x="2.54cm" svg:y="12.065cm" presentation:class="notes" presentation:placeholder="true">
            <draw:text-box/>
          </draw:frame>
        </presentation:notes>
      </draw:page>
      <draw:page draw:name="page1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18.415cm" svg:height="1.364cm" svg:x="0cm" svg:y="0cm">
          <text:list text:style-name="L1">
            <text:list-header>
              <text:p text:style-name="P15"><text:span text:style-name="T11">说明：</text:span></text:p>
            </text:list-header>
          </text:list>
          <draw:enhanced-geometry svg:viewBox="0 0 21600 21600" draw:type="mso-spt202" draw:enhanced-path="M 0 0 L 21600 0 21600 21600 0 21600 0 0 Z N"/>
        </draw:custom-shape>
        <draw:custom-shape draw:name="Text Box 3" draw:style-name="gr5" draw:text-style-name="P16" xml:id="id76" draw:id="id76" draw:layer="layout" svg:width="25.4cm" svg:height="3.97cm" svg:x="0cm" svg:y="1.482cm">
          <text:list text:style-name="L1">
            <text:list-header>
              <text:p text:style-name="P15"><text:span text:style-name="T12">1</text:span><text:span text:style-name="T11">、在未出现函数调用时，形参并不占内存的存储单元，</text:span><text:span text:style-name="T33">只有在函数开始调用时，形参才被分配内存单元</text:span><text:span text:style-name="T11">。调用结束后，形参所占用的内存单元被释放。</text:span></text:p>
            </text:list-header>
          </text:list>
          <draw:enhanced-geometry svg:viewBox="0 0 21600 21600" draw:type="mso-spt202" draw:enhanced-path="M 0 0 L 21600 0 21600 21600 0 21600 0 0 Z N"/>
        </draw:custom-shape>
        <draw:custom-shape draw:name="Text Box 4" draw:style-name="gr5" draw:text-style-name="P16" xml:id="id77" draw:id="id77" draw:layer="layout" svg:width="25.4cm" svg:height="2.667cm" svg:x="0cm" svg:y="6.138cm">
          <text:list text:style-name="L1">
            <text:list-header>
              <text:p text:style-name="P15"><text:span text:style-name="T12">2</text:span><text:span text:style-name="T11">、实参对形参变量的传递是“</text:span><text:span text:style-name="T34">值传递</text:span><text:span text:style-name="T11">”，即单向传递。</text:span><text:span text:style-name="T34">在内存中实参、形参分占不同的单元</text:span><text:span text:style-name="T11">。</text:span></text:p>
            </text:list-header>
          </text:list>
          <draw:enhanced-geometry svg:viewBox="0 0 21600 21600" draw:type="mso-spt202" draw:enhanced-path="M 0 0 L 21600 0 21600 21600 0 21600 0 0 Z N"/>
        </draw:custom-shape>
        <draw:custom-shape draw:name="Text Box 5" draw:style-name="gr5" draw:text-style-name="P16" xml:id="id82" draw:id="id82" draw:layer="layout" svg:width="25.4cm" svg:height="2.667cm" svg:x="0cm" svg:y="9.102cm">
          <text:list text:style-name="L1">
            <text:list-header>
              <text:p text:style-name="P15"><text:span text:style-name="T12">3</text:span><text:span text:style-name="T11">、形参只作用于被调函数，可以在别的函数中使用相同的变量名。</text:span></text:p>
            </text:list-header>
          </text:list>
          <draw:enhanced-geometry svg:viewBox="0 0 21600 21600" draw:type="mso-spt202" draw:enhanced-path="M 0 0 L 21600 0 21600 21600 0 21600 0 0 Z N"/>
        </draw:custom-shape>
        <draw:g draw:name="Group 6" xml:id="id80" draw:id="id80">
          <draw:custom-shape draw:name="AutoShape 7" draw:style-name="gr6" draw:text-style-name="P10" draw:layer="layout" svg:width="3.387cm" svg:height="0.635cm" svg:x="9.736cm" svg:y="15.4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8" draw:style-name="gr6" draw:text-style-name="P10" draw:layer="layout" svg:width="3.386cm" svg:height="0.635cm" svg:x="9.525cm" svg:y="13.1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9" xml:id="id78" draw:id="id78">
          <draw:custom-shape draw:name="Text Box 10" draw:style-name="gr67" draw:text-style-name="P39" draw:layer="layout" svg:width="1.693cm" svg:height="1.364cm" svg:x="6.985cm" svg:y="12.7cm">
            <text:list text:style-name="L1">
              <text:list-header>
                <text:p text:style-name="P29"><text:span text:style-name="T12">5</text:span></text:p>
              </text:list-header>
            </text:list>
            <draw:enhanced-geometry svg:viewBox="0 0 21600 21600" draw:type="mso-spt202" draw:enhanced-path="M 0 0 L 21600 0 21600 21600 0 21600 0 0 Z N"/>
          </draw:custom-shape>
          <draw:custom-shape draw:name="Text Box 11" draw:style-name="gr5" draw:text-style-name="P39" draw:layer="layout" svg:width="1.27cm" svg:height="1.364cm" svg:x="5.503cm" svg:y="12.7cm">
            <text:list text:style-name="L1">
              <text:list-header>
                <text:p text:style-name="P29"><text:span text:style-name="T12">a</text:span></text:p>
              </text:list-header>
            </text:list>
            <draw:enhanced-geometry svg:viewBox="0 0 21600 21600" draw:type="mso-spt202" draw:enhanced-path="M 0 0 L 21600 0 21600 21600 0 21600 0 0 Z N"/>
          </draw:custom-shape>
          <draw:custom-shape draw:name="Text Box 12" draw:style-name="gr67" draw:text-style-name="P39" draw:layer="layout" svg:width="1.693cm" svg:height="1.364cm" svg:x="6.985cm" svg:y="15.24cm">
            <text:list text:style-name="L1">
              <text:list-header>
                <text:p text:style-name="P29"><text:span text:style-name="T12">8</text:span></text:p>
              </text:list-header>
            </text:list>
            <draw:enhanced-geometry svg:viewBox="0 0 21600 21600" draw:type="mso-spt202" draw:enhanced-path="M 0 0 L 21600 0 21600 21600 0 21600 0 0 Z N"/>
          </draw:custom-shape>
          <draw:custom-shape draw:name="Text Box 13" draw:style-name="gr5" draw:text-style-name="P39" draw:layer="layout" svg:width="1.27cm" svg:height="1.364cm" svg:x="5.503cm" svg:y="15.24cm">
            <text:list text:style-name="L1">
              <text:list-header>
                <text:p text:style-name="P29"><text:span text:style-name="T12">b</text:span></text:p>
              </text:list-header>
            </text:list>
            <draw:enhanced-geometry svg:viewBox="0 0 21600 21600" draw:type="mso-spt202" draw:enhanced-path="M 0 0 L 21600 0 21600 21600 0 21600 0 0 Z N"/>
          </draw:custom-shape>
          <draw:custom-shape draw:name="AutoShape 14" draw:style-name="gr68" draw:text-style-name="P45" draw:layer="layout" svg:width="1.27cm" svg:height="2.963cm" svg:x="4.021cm" svg:y="13.3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5" draw:style-name="gr5" draw:text-style-name="P39" draw:layer="layout" svg:width="2.328cm" svg:height="1.364cm" svg:x="1.693cm" svg:y="14.182cm">
            <text:list text:style-name="L1">
              <text:list-header>
                <text:p text:style-name="P29"><text:span text:style-name="T11">实参</text:span></text:p>
              </text:list-header>
            </text:list>
            <draw:enhanced-geometry svg:viewBox="0 0 21600 21600" draw:type="mso-spt202" draw:enhanced-path="M 0 0 L 21600 0 21600 21600 0 21600 0 0 Z N"/>
          </draw:custom-shape>
        </draw:g>
        <draw:g draw:name="Group 16" xml:id="id79" draw:id="id79">
          <draw:custom-shape draw:name="Text Box 17" draw:style-name="gr67" draw:text-style-name="P39" draw:layer="layout" svg:width="1.694cm" svg:height="1.402cm" svg:x="14.816cm" svg:y="12.7cm">
            <text:p/>
            <draw:enhanced-geometry svg:viewBox="0 0 21600 21600" draw:type="mso-spt202" draw:enhanced-path="M 0 0 L 21600 0 21600 21600 0 21600 0 0 Z N"/>
          </draw:custom-shape>
          <draw:custom-shape draw:name="Text Box 18" draw:style-name="gr5" draw:text-style-name="P39" draw:layer="layout" svg:width="1.27cm" svg:height="1.364cm" svg:x="13.335cm" svg:y="12.7cm">
            <text:list text:style-name="L1">
              <text:list-header>
                <text:p text:style-name="P29"><text:span text:style-name="T12">x</text:span></text:p>
              </text:list-header>
            </text:list>
            <draw:enhanced-geometry svg:viewBox="0 0 21600 21600" draw:type="mso-spt202" draw:enhanced-path="M 0 0 L 21600 0 21600 21600 0 21600 0 0 Z N"/>
          </draw:custom-shape>
          <draw:custom-shape draw:name="Text Box 19" draw:style-name="gr67" draw:text-style-name="P39" draw:layer="layout" svg:width="1.694cm" svg:height="1.402cm" svg:x="14.816cm" svg:y="15.24cm">
            <text:p/>
            <draw:enhanced-geometry svg:viewBox="0 0 21600 21600" draw:type="mso-spt202" draw:enhanced-path="M 0 0 L 21600 0 21600 21600 0 21600 0 0 Z N"/>
          </draw:custom-shape>
          <draw:custom-shape draw:name="Text Box 20" draw:style-name="gr5" draw:text-style-name="P39" draw:layer="layout" svg:width="1.27cm" svg:height="1.364cm" svg:x="13.335cm" svg:y="15.24cm">
            <text:list text:style-name="L1">
              <text:list-header>
                <text:p text:style-name="P29"><text:span text:style-name="T12">y</text:span></text:p>
              </text:list-header>
            </text:list>
            <draw:enhanced-geometry svg:viewBox="0 0 21600 21600" draw:type="mso-spt202" draw:enhanced-path="M 0 0 L 21600 0 21600 21600 0 21600 0 0 Z N"/>
          </draw:custom-shape>
          <draw:custom-shape draw:name="AutoShape 21" draw:style-name="gr68" draw:text-style-name="P45" draw:layer="layout" svg:width="1.058cm" svg:height="2.752cm" svg:x="17.568cm" svg:y="13.1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22" draw:style-name="gr5" draw:text-style-name="P39" draw:layer="layout" svg:width="2.328cm" svg:height="1.364cm" svg:x="18.838cm" svg:y="13.97cm">
            <text:list text:style-name="L1">
              <text:list-header>
                <text:p text:style-name="P29"><text:span text:style-name="T11">形参</text:span></text:p>
              </text:list-header>
            </text:list>
            <draw:enhanced-geometry svg:viewBox="0 0 21600 21600" draw:type="mso-spt202" draw:enhanced-path="M 0 0 L 21600 0 21600 21600 0 21600 0 0 Z N"/>
          </draw:custom-shape>
        </draw:g>
        <draw:g draw:name="Group 23" xml:id="id81" draw:id="id81">
          <draw:custom-shape draw:name="Text Box 24" draw:style-name="gr5" draw:text-style-name="P39" draw:layer="layout" svg:width="1.27cm" svg:height="1.364cm" svg:x="15.028cm" svg:y="12.7cm">
            <text:list text:style-name="L1">
              <text:list-header>
                <text:p text:style-name="P29"><text:span text:style-name="T12">5</text:span></text:p>
              </text:list-header>
            </text:list>
            <draw:enhanced-geometry svg:viewBox="0 0 21600 21600" draw:type="mso-spt202" draw:enhanced-path="M 0 0 L 21600 0 21600 21600 0 21600 0 0 Z N"/>
          </draw:custom-shape>
          <draw:custom-shape draw:name="Text Box 25" draw:style-name="gr5" draw:text-style-name="P39" draw:layer="layout" svg:width="1.27cm" svg:height="1.364cm" svg:x="15.028cm" svg:y="15.24cm">
            <text:list text:style-name="L1">
              <text:list-header>
                <text:p text:style-name="P29"><text:span text:style-name="T12">8</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76" smil:attributeName="visibility" smil:to="visible"/>
                  <anim:transitionFilter smil:dur="0.5s" smil:targetElement="id7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77" smil:attributeName="visibility" smil:to="visible"/>
                  <anim:transitionFilter smil:dur="0.5s" smil:targetElement="id77" smil:type="checkerBoardWipe" smil:subtype="across"/>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peek-in" presentation:preset-sub-type="from-left">
                  <anim:set smil:begin="0s" smil:dur="0.001s" smil:fill="hold" smil:targetElement="id80" smil:attributeName="visibility" smil:to="visible"/>
                  <anim:transitionFilter smil:dur="0.5s" smil:targetElement="id80" smil:type="slideWipe" smil:subtype="fromLef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81" smil:attributeName="visibility" smil:to="visible"/>
                  <anim:transitionFilter smil:dur="0.5s" smil:targetElement="id81" smil:type="dissolv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2" smil:attributeName="visibility" smil:to="visible"/>
                  <anim:transitionFilter smil:dur="0.5s" smil:targetElement="id82" smil:type="irisWipe" smil:subtype="rectangle" smil:direction="reverse"/>
                </anim:par>
              </anim:par>
            </anim:par>
          </anim:seq>
        </anim:par>
        <presentation:notes draw:style-name="dp2">
          <draw:page-thumbnail draw:style-name="gr3" draw:layer="layout" svg:width="12.7cm" svg:height="9.525cm" svg:x="3.175cm" svg:y="1.904cm" draw:page-number="15" presentation:class="page"/>
          <draw:frame presentation:style-name="pr1" draw:text-style-name="P5" draw:layer="layout" svg:width="13.97cm" svg:height="11.43cm" svg:x="2.54cm" svg:y="12.065cm" presentation:class="notes" presentation:placeholder="true">
            <draw:text-box/>
          </draw:frame>
        </presentation:notes>
      </draw:page>
      <draw:page draw:name="page1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69" draw:text-style-name="P16" draw:layer="layout" svg:width="13.335cm" svg:height="18.644cm" svg:x="0.635cm" svg:y="0.423cm">
          <text:list text:style-name="L4">
            <text:list-header>
              <text:p text:style-name="P15"><text:span text:style-name="T31">void fun(int a, int b)</text:span></text:p>
              <text:p text:style-name="P15"><text:span text:style-name="T31">{ <text:s text:c="3"/>a=a*10;</text:span></text:p>
              <text:p text:style-name="P15"><text:span text:style-name="T31"><text:s text:c="5"/></text:span><text:span text:style-name="T31">b=b+a;</text:span></text:p>
              <text:p text:style-name="P15"><text:span text:style-name="T31"><text:s text:c="5"/></text:span><text:span text:style-name="T31">cout&lt;&lt;a&lt;&lt;‘\t’&lt;&lt;b&lt;&lt;endl;</text:span></text:p>
              <text:p text:style-name="P15"><text:span text:style-name="T31">}</text:span></text:p>
            </text:list-header>
          </text:list>
          <text:list text:style-name="L1">
            <text:list-header>
              <text:p text:style-name="P15"><text:span text:style-name="T12">void main(void)</text:span></text:p>
              <text:p text:style-name="P15"><text:span text:style-name="T12">{ <text:s text:c="2"/>int a=2, b=3;</text:span></text:p>
              <text:p text:style-name="P15"><text:span text:style-name="T12"><text:s text:c="4"/></text:span><text:span text:style-name="T31">fun(a,b)</text:span><text:span text:style-name="T12">;</text:span></text:p>
              <text:p text:style-name="P15"><text:span text:style-name="T12"><text:s text:c="4"/></text:span><text:span text:style-name="T12">cout&lt;&lt;a&lt;&lt;‘\t’&lt;&lt;b&lt;&lt;endl;</text:span></text:p>
              <text:p text:style-name="P15"><text:span text:style-name="T12">}</text:span></text:p>
            </text:list-header>
          </text:list>
          <draw:enhanced-geometry svg:viewBox="0 0 21600 21600" draw:type="mso-spt202" draw:enhanced-path="M 0 0 L 21600 0 21600 21600 0 21600 0 0 Z N"/>
        </draw:custom-shape>
        <draw:custom-shape draw:name="Text Box 3" draw:style-name="gr70" draw:text-style-name="P14" xml:id="id83" draw:id="id83" draw:layer="layout" svg:width="1.905cm" svg:height="1.631cm" svg:x="16.298cm" svg:y="10.372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4" draw:style-name="gr5" draw:text-style-name="P39" xml:id="id84" draw:id="id84" draw:layer="layout" svg:width="1.058cm" svg:height="1.364cm" svg:x="16.722cm" svg:y="11.853cm">
          <text:list text:style-name="L1">
            <text:list-header>
              <text:p text:style-name="P29"><text:span text:style-name="T12">a</text:span></text:p>
            </text:list-header>
          </text:list>
          <draw:enhanced-geometry svg:viewBox="0 0 21600 21600" draw:type="mso-spt202" draw:enhanced-path="M 0 0 L 21600 0 21600 21600 0 21600 0 0 Z N"/>
        </draw:custom-shape>
        <draw:custom-shape draw:name="Text Box 5" draw:style-name="gr70" draw:text-style-name="P14" xml:id="id85" draw:id="id85" draw:layer="layout" svg:width="2.117cm" svg:height="1.631cm" svg:x="20.32cm" svg:y="10.372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6" draw:style-name="gr5" draw:text-style-name="P39" xml:id="id86" draw:id="id86" draw:layer="layout" svg:width="1.059cm" svg:height="1.364cm" svg:x="20.743cm" svg:y="11.853cm">
          <text:list text:style-name="L1">
            <text:list-header>
              <text:p text:style-name="P29"><text:span text:style-name="T12">b</text:span></text:p>
            </text:list-header>
          </text:list>
          <draw:enhanced-geometry svg:viewBox="0 0 21600 21600" draw:type="mso-spt202" draw:enhanced-path="M 0 0 L 21600 0 21600 21600 0 21600 0 0 Z N"/>
        </draw:custom-shape>
        <draw:custom-shape draw:name="Text Box 7" draw:style-name="gr5" draw:text-style-name="P39" xml:id="id87" draw:id="id87" draw:layer="layout" svg:width="1.058cm" svg:height="1.364cm" svg:x="16.722cm" svg:y="10.583cm">
          <text:list text:style-name="L1">
            <text:list-header>
              <text:p text:style-name="P29"><text:span text:style-name="T12">2</text:span></text:p>
            </text:list-header>
          </text:list>
          <draw:enhanced-geometry svg:viewBox="0 0 21600 21600" draw:type="mso-spt202" draw:enhanced-path="M 0 0 L 21600 0 21600 21600 0 21600 0 0 Z N"/>
        </draw:custom-shape>
        <draw:custom-shape draw:name="Text Box 8" draw:style-name="gr5" draw:text-style-name="P39" xml:id="id88" draw:id="id88" draw:layer="layout" svg:width="1.059cm" svg:height="1.364cm" svg:x="20.743cm" svg:y="10.583cm">
          <text:list text:style-name="L1">
            <text:list-header>
              <text:p text:style-name="P29"><text:span text:style-name="T12">3</text:span></text:p>
            </text:list-header>
          </text:list>
          <draw:enhanced-geometry svg:viewBox="0 0 21600 21600" draw:type="mso-spt202" draw:enhanced-path="M 0 0 L 21600 0 21600 21600 0 21600 0 0 Z N"/>
        </draw:custom-shape>
        <draw:custom-shape draw:name="Text Box 10" draw:style-name="gr70" draw:text-style-name="P14" xml:id="id89" draw:id="id89" draw:layer="layout" svg:width="2.117cm" svg:height="1.631cm" svg:x="16.298cm" svg:y="4.022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11" draw:style-name="gr5" draw:text-style-name="P39" xml:id="id90" draw:id="id90" draw:layer="layout" svg:width="1.058cm" svg:height="1.364cm" svg:x="16.722cm" svg:y="2.752cm">
          <text:list text:style-name="L1">
            <text:list-header>
              <text:p text:style-name="P29"><text:span text:style-name="T12">a</text:span></text:p>
            </text:list-header>
          </text:list>
          <draw:enhanced-geometry svg:viewBox="0 0 21600 21600" draw:type="mso-spt202" draw:enhanced-path="M 0 0 L 21600 0 21600 21600 0 21600 0 0 Z N"/>
        </draw:custom-shape>
        <draw:custom-shape draw:name="Text Box 12" draw:style-name="gr70" draw:text-style-name="P14" xml:id="id91" draw:id="id91" draw:layer="layout" svg:width="2.117cm" svg:height="1.631cm" svg:x="20.108cm" svg:y="4.022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13" draw:style-name="gr5" draw:text-style-name="P39" xml:id="id92" draw:id="id92" draw:layer="layout" svg:width="1.059cm" svg:height="1.364cm" svg:x="20.743cm" svg:y="2.752cm">
          <text:list text:style-name="L1">
            <text:list-header>
              <text:p text:style-name="P29"><text:span text:style-name="T12">b</text:span></text:p>
            </text:list-header>
          </text:list>
          <draw:enhanced-geometry svg:viewBox="0 0 21600 21600" draw:type="mso-spt202" draw:enhanced-path="M 0 0 L 21600 0 21600 21600 0 21600 0 0 Z N"/>
        </draw:custom-shape>
        <draw:polyline draw:name="Line 16" draw:style-name="gr71" draw:text-style-name="P40" xml:id="id93" draw:id="id93" draw:layer="layout" svg:width="0cm" svg:height="4.444cm" svg:x="17.357cm" svg:y="5.926cm" svg:viewBox="0 0 0 4445" draw:points="0,4445 0,0">
          <text:p/>
        </draw:polyline>
        <draw:custom-shape draw:name="Text Box 17" draw:style-name="gr72" draw:text-style-name="P39" xml:id="id94" draw:id="id94" draw:layer="layout" svg:width="1.058cm" svg:height="1.364cm" svg:x="16.722cm" svg:y="4.445cm">
          <text:list text:style-name="L5">
            <text:list-header>
              <text:p text:style-name="P29"><text:span text:style-name="T35">2</text:span></text:p>
            </text:list-header>
          </text:list>
          <draw:enhanced-geometry svg:viewBox="0 0 21600 21600" draw:type="mso-spt202" draw:enhanced-path="M 0 0 L 21600 0 21600 21600 0 21600 0 0 Z N"/>
        </draw:custom-shape>
        <draw:polyline draw:name="Line 18" draw:style-name="gr73" draw:text-style-name="P40" xml:id="id95" draw:id="id95" draw:layer="layout" svg:width="0cm" svg:height="4.444cm" svg:x="21.167cm" svg:y="5.926cm" svg:viewBox="0 0 0 4445" draw:points="0,4445 0,0">
          <text:p/>
        </draw:polyline>
        <draw:custom-shape draw:name="Text Box 19" draw:style-name="gr74" draw:text-style-name="P39" xml:id="id96" draw:id="id96" draw:layer="layout" svg:width="1.059cm" svg:height="1.364cm" svg:x="20.743cm" svg:y="4.445cm">
          <text:list text:style-name="L5">
            <text:list-header>
              <text:p text:style-name="P29"><text:span text:style-name="T35">3</text:span></text:p>
            </text:list-header>
          </text:list>
          <draw:enhanced-geometry svg:viewBox="0 0 21600 21600" draw:type="mso-spt202" draw:enhanced-path="M 0 0 L 21600 0 21600 21600 0 21600 0 0 Z N"/>
        </draw:custom-shape>
        <draw:custom-shape draw:name="Text Box 20" draw:style-name="gr75" draw:text-style-name="P46" xml:id="id97" draw:id="id97" draw:layer="layout" svg:width="1.482cm" svg:height="1.364cm" svg:x="16.51cm" svg:y="4.233cm">
          <text:list text:style-name="L4">
            <text:list-header>
              <text:p text:style-name="P29"><text:span text:style-name="T31">20</text:span></text:p>
            </text:list-header>
          </text:list>
          <draw:enhanced-geometry svg:viewBox="0 0 21600 21600" draw:type="mso-spt202" draw:enhanced-path="M 0 0 L 21600 0 21600 21600 0 21600 0 0 Z N"/>
        </draw:custom-shape>
        <draw:custom-shape draw:name="Text Box 21" draw:style-name="gr76" draw:text-style-name="P46" xml:id="id98" draw:id="id98" draw:layer="layout" svg:width="1.481cm" svg:height="1.364cm" svg:x="20.532cm" svg:y="4.233cm">
          <text:list text:style-name="L4">
            <text:list-header>
              <text:p text:style-name="P29"><text:span text:style-name="T31">23</text:span></text:p>
            </text:list-header>
          </text:list>
          <draw:enhanced-geometry svg:viewBox="0 0 21600 21600" draw:type="mso-spt202" draw:enhanced-path="M 0 0 L 21600 0 21600 21600 0 21600 0 0 Z N"/>
        </draw:custom-shape>
        <draw:custom-shape draw:name="Text Box 22" draw:style-name="gr77" draw:text-style-name="P47" xml:id="id99" draw:id="id99" draw:layer="layout" svg:width="11.218cm" svg:height="1.364cm" svg:x="13.547cm" svg:y="13.547cm">
          <text:list text:style-name="L8">
            <text:list-header>
              <text:p text:style-name="P15"><text:span text:style-name="T36">20 <text:s text:c="12"/>23</text:span></text:p>
            </text:list-header>
          </text:list>
          <draw:enhanced-geometry svg:viewBox="0 0 21600 21600" draw:type="mso-spt202" draw:enhanced-path="M 0 0 L 21600 0 21600 21600 0 21600 0 0 Z N"/>
        </draw:custom-shape>
        <draw:custom-shape draw:name="Text Box 23" draw:style-name="gr78" draw:text-style-name="P47" xml:id="id101" draw:id="id101" draw:layer="layout" svg:width="11.218cm" svg:height="1.364cm" svg:x="13.547cm" svg:y="14.817cm">
          <text:list text:style-name="L8">
            <text:list-header>
              <text:p text:style-name="P15"><text:span text:style-name="T36">2 <text:s text:c="14"/>3</text:span></text:p>
            </text:list-header>
          </text:list>
          <draw:enhanced-geometry svg:viewBox="0 0 21600 21600" draw:type="mso-spt202" draw:enhanced-path="M 0 0 L 21600 0 21600 21600 0 21600 0 0 Z N"/>
        </draw:custom-shape>
        <draw:custom-shape draw:name="Text Box 24" draw:style-name="gr79" draw:text-style-name="P48" xml:id="id100" draw:id="id100" draw:layer="layout" svg:width="9.737cm" svg:height="6.275cm" svg:x="14.393cm" svg:y="1.693cm">
          <text:list text:style-name="L1">
            <text:list-header>
              <text:p text:style-name="P17"><text:span text:style-name="T20"/></text:p>
              <text:p text:style-name="P17"><text:span text:style-name="T20"/></text:p>
              <text:p text:style-name="P17"><text:span text:style-name="T20"/></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3" smil:attributeName="visibility" smil:to="visible"/>
                  <anim:transitionFilter smil:dur="0.5s" smil:targetElement="id8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4" smil:attributeName="visibility" smil:to="visible"/>
                  <anim:transitionFilter smil:dur="0.5s" smil:targetElement="id8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5" smil:attributeName="visibility" smil:to="visible"/>
                  <anim:transitionFilter smil:dur="0.5s" smil:targetElement="id8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6" smil:attributeName="visibility" smil:to="visible"/>
                  <anim:transitionFilter smil:dur="0.5s" smil:targetElement="id8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8" smil:attributeName="visibility" smil:to="visible"/>
                  <anim:transitionFilter smil:dur="0.5s" smil:targetElement="id8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9" smil:attributeName="visibility" smil:to="visible"/>
                  <anim:transitionFilter smil:dur="0.5s" smil:targetElement="id8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0" smil:attributeName="visibility" smil:to="visible"/>
                  <anim:transitionFilter smil:dur="0.5s" smil:targetElement="id9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1" smil:attributeName="visibility" smil:to="visible"/>
                  <anim:transitionFilter smil:dur="0.5s" smil:targetElement="id9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2" smil:attributeName="visibility" smil:to="visible"/>
                  <anim:transitionFilter smil:dur="0.5s" smil:targetElement="id9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3" smil:attributeName="visibility" smil:to="visible"/>
                  <anim:transitionFilter smil:dur="0.5s" smil:targetElement="id93"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94" smil:attributeName="visibility" smil:to="visible"/>
                  <anim:transitionFilter smil:dur="0.5s" smil:targetElement="id94"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5" smil:attributeName="visibility" smil:to="visible"/>
                  <anim:transitionFilter smil:dur="0.5s" smil:targetElement="id95"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96" smil:attributeName="visibility" smil:to="visible"/>
                  <anim:transitionFilter smil:dur="0.5s" smil:targetElement="id96"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7" smil:attributeName="visibility" smil:to="visible"/>
                  <anim:transitionFilter smil:dur="0.5s" smil:targetElement="id9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8" smil:attributeName="visibility" smil:to="visible"/>
                  <anim:transitionFilter smil:dur="0.5s" smil:targetElement="id9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9" smil:attributeName="visibility" smil:to="visible"/>
                  <anim:transitionFilter smil:dur="0.5s" smil:targetElement="id9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0" smil:attributeName="visibility" smil:to="visible"/>
                  <anim:transitionFilter smil:dur="0.5s" smil:targetElement="id10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1" smil:attributeName="visibility" smil:to="visible"/>
                  <anim:transitionFilter smil:dur="0.5s" smil:targetElement="id101" smil:type="barWipe" smil:subtype="leftToRight"/>
                </anim:par>
              </anim:par>
            </anim:par>
          </anim:seq>
        </anim:par>
        <presentation:notes draw:style-name="dp2">
          <draw:page-thumbnail draw:style-name="gr3" draw:layer="layout" svg:width="12.7cm" svg:height="9.525cm" svg:x="3.175cm" svg:y="1.904cm" draw:page-number="16" presentation:class="page"/>
          <draw:frame presentation:style-name="pr1" draw:text-style-name="P5" draw:layer="layout" svg:width="13.97cm" svg:height="11.43cm" svg:x="2.54cm" svg:y="12.065cm" presentation:class="notes" presentation:placeholder="true">
            <draw:text-box/>
          </draw:frame>
        </presentation:notes>
      </draw:page>
      <draw:page draw:name="page1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80" draw:text-style-name="P16" draw:layer="layout" svg:width="13.335cm" svg:height="18.644cm" svg:x="0.635cm" svg:y="0.423cm">
          <text:list text:style-name="L4">
            <text:list-header>
              <text:p text:style-name="P15"><text:span text:style-name="T31">void fun(int x, int y)</text:span></text:p>
              <text:p text:style-name="P15"><text:span text:style-name="T31">{ <text:s text:c="3"/>x=x*10;</text:span></text:p>
              <text:p text:style-name="P15"><text:span text:style-name="T31"><text:s text:c="5"/></text:span><text:span text:style-name="T31">y=y+x;</text:span></text:p>
              <text:p text:style-name="P15"><text:span text:style-name="T31"><text:s text:c="5"/></text:span><text:span text:style-name="T31">cout&lt;&lt;x&lt;&lt;‘\t’&lt;&lt;y&lt;&lt;endl;</text:span></text:p>
              <text:p text:style-name="P15"><text:span text:style-name="T31">}</text:span></text:p>
            </text:list-header>
          </text:list>
          <text:list text:style-name="L1">
            <text:list-header>
              <text:p text:style-name="P15"><text:span text:style-name="T12">void main(void)</text:span></text:p>
              <text:p text:style-name="P15"><text:span text:style-name="T12">{ <text:s text:c="2"/>int a=2, b=3;</text:span></text:p>
              <text:p text:style-name="P15"><text:span text:style-name="T12"><text:s text:c="4"/></text:span><text:span text:style-name="T31">fun(a+b,a*b)</text:span><text:span text:style-name="T12">;</text:span></text:p>
              <text:p text:style-name="P15"><text:span text:style-name="T12"><text:s text:c="4"/></text:span><text:span text:style-name="T12">cout&lt;&lt;a&lt;&lt;‘\t’&lt;&lt;b&lt;&lt;endl;</text:span></text:p>
              <text:p text:style-name="P15"><text:span text:style-name="T12">}</text:span></text:p>
            </text:list-header>
          </text:list>
          <draw:enhanced-geometry svg:viewBox="0 0 21600 21600" draw:type="mso-spt202" draw:enhanced-path="M 0 0 L 21600 0 21600 21600 0 21600 0 0 Z N"/>
        </draw:custom-shape>
        <draw:custom-shape draw:name="Text Box 3" draw:style-name="gr70" draw:text-style-name="P14" xml:id="id102" draw:id="id102" draw:layer="layout" svg:width="1.905cm" svg:height="1.631cm" svg:x="15.875cm" svg:y="9.102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4" draw:style-name="gr5" draw:text-style-name="P39" xml:id="id103" draw:id="id103" draw:layer="layout" svg:width="1.059cm" svg:height="1.364cm" svg:x="16.298cm" svg:y="10.583cm">
          <text:list text:style-name="L1">
            <text:list-header>
              <text:p text:style-name="P29"><text:span text:style-name="T12">a</text:span></text:p>
            </text:list-header>
          </text:list>
          <draw:enhanced-geometry svg:viewBox="0 0 21600 21600" draw:type="mso-spt202" draw:enhanced-path="M 0 0 L 21600 0 21600 21600 0 21600 0 0 Z N"/>
        </draw:custom-shape>
        <draw:custom-shape draw:name="Text Box 5" draw:style-name="gr70" draw:text-style-name="P14" xml:id="id104" draw:id="id104" draw:layer="layout" svg:width="2.116cm" svg:height="1.631cm" svg:x="19.897cm" svg:y="9.102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6" draw:style-name="gr5" draw:text-style-name="P39" xml:id="id105" draw:id="id105" draw:layer="layout" svg:width="1.058cm" svg:height="1.364cm" svg:x="20.32cm" svg:y="10.583cm">
          <text:list text:style-name="L1">
            <text:list-header>
              <text:p text:style-name="P29"><text:span text:style-name="T12">b</text:span></text:p>
            </text:list-header>
          </text:list>
          <draw:enhanced-geometry svg:viewBox="0 0 21600 21600" draw:type="mso-spt202" draw:enhanced-path="M 0 0 L 21600 0 21600 21600 0 21600 0 0 Z N"/>
        </draw:custom-shape>
        <draw:custom-shape draw:name="Text Box 7" draw:style-name="gr5" draw:text-style-name="P39" xml:id="id106" draw:id="id106" draw:layer="layout" svg:width="1.059cm" svg:height="1.364cm" svg:x="16.298cm" svg:y="9.313cm">
          <text:list text:style-name="L1">
            <text:list-header>
              <text:p text:style-name="P29"><text:span text:style-name="T12">2</text:span></text:p>
            </text:list-header>
          </text:list>
          <draw:enhanced-geometry svg:viewBox="0 0 21600 21600" draw:type="mso-spt202" draw:enhanced-path="M 0 0 L 21600 0 21600 21600 0 21600 0 0 Z N"/>
        </draw:custom-shape>
        <draw:custom-shape draw:name="Text Box 8" draw:style-name="gr5" draw:text-style-name="P39" xml:id="id107" draw:id="id107" draw:layer="layout" svg:width="1.058cm" svg:height="1.364cm" svg:x="20.32cm" svg:y="9.313cm">
          <text:list text:style-name="L1">
            <text:list-header>
              <text:p text:style-name="P29"><text:span text:style-name="T12">3</text:span></text:p>
            </text:list-header>
          </text:list>
          <draw:enhanced-geometry svg:viewBox="0 0 21600 21600" draw:type="mso-spt202" draw:enhanced-path="M 0 0 L 21600 0 21600 21600 0 21600 0 0 Z N"/>
        </draw:custom-shape>
        <draw:custom-shape draw:name="Text Box 9" draw:style-name="gr70" draw:text-style-name="P14" xml:id="id108" draw:id="id108" draw:layer="layout" svg:width="2.117cm" svg:height="1.631cm" svg:x="15.875cm" svg:y="2.752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10" draw:style-name="gr5" draw:text-style-name="P39" xml:id="id109" draw:id="id109" draw:layer="layout" svg:width="1.059cm" svg:height="1.364cm" svg:x="16.298cm" svg:y="1.482cm">
          <text:list text:style-name="L1">
            <text:list-header>
              <text:p text:style-name="P29"><text:span text:style-name="T12">x</text:span></text:p>
            </text:list-header>
          </text:list>
          <draw:enhanced-geometry svg:viewBox="0 0 21600 21600" draw:type="mso-spt202" draw:enhanced-path="M 0 0 L 21600 0 21600 21600 0 21600 0 0 Z N"/>
        </draw:custom-shape>
        <draw:custom-shape draw:name="Text Box 11" draw:style-name="gr70" draw:text-style-name="P14" xml:id="id110" draw:id="id110" draw:layer="layout" svg:width="2.117cm" svg:height="1.631cm" svg:x="19.685cm" svg:y="2.752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12" draw:style-name="gr5" draw:text-style-name="P39" xml:id="id111" draw:id="id111" draw:layer="layout" svg:width="1.058cm" svg:height="1.364cm" svg:x="20.32cm" svg:y="1.482cm">
          <text:list text:style-name="L1">
            <text:list-header>
              <text:p text:style-name="P29"><text:span text:style-name="T12">y</text:span></text:p>
            </text:list-header>
          </text:list>
          <draw:enhanced-geometry svg:viewBox="0 0 21600 21600" draw:type="mso-spt202" draw:enhanced-path="M 0 0 L 21600 0 21600 21600 0 21600 0 0 Z N"/>
        </draw:custom-shape>
        <draw:polyline draw:name="Line 13" draw:style-name="gr81" draw:text-style-name="P40" xml:id="id113" draw:id="id113" draw:layer="layout" svg:width="0cm" svg:height="2.962cm" svg:x="16.933cm" svg:y="4.656cm" svg:viewBox="0 0 0 2963" draw:points="0,2963 0,0">
          <text:p/>
        </draw:polyline>
        <draw:custom-shape draw:name="Text Box 14" draw:style-name="gr82" draw:text-style-name="P39" xml:id="id114" draw:id="id114" draw:layer="layout" svg:width="1.059cm" svg:height="1.364cm" svg:x="16.298cm" svg:y="2.963cm">
          <text:list text:style-name="L5">
            <text:list-header>
              <text:p text:style-name="P29"><text:span text:style-name="T35">5</text:span></text:p>
            </text:list-header>
          </text:list>
          <draw:enhanced-geometry svg:viewBox="0 0 21600 21600" draw:type="mso-spt202" draw:enhanced-path="M 0 0 L 21600 0 21600 21600 0 21600 0 0 Z N"/>
        </draw:custom-shape>
        <draw:polyline draw:name="Line 15" draw:style-name="gr83" draw:text-style-name="P40" xml:id="id116" draw:id="id116" draw:layer="layout" svg:width="0cm" svg:height="2.962cm" svg:x="20.743cm" svg:y="4.656cm" svg:viewBox="0 0 0 2963" draw:points="0,2963 0,0">
          <text:p/>
        </draw:polyline>
        <draw:custom-shape draw:name="Text Box 16" draw:style-name="gr84" draw:text-style-name="P39" xml:id="id117" draw:id="id117" draw:layer="layout" svg:width="1.058cm" svg:height="1.364cm" svg:x="20.32cm" svg:y="2.963cm">
          <text:list text:style-name="L5">
            <text:list-header>
              <text:p text:style-name="P29"><text:span text:style-name="T35">6</text:span></text:p>
            </text:list-header>
          </text:list>
          <draw:enhanced-geometry svg:viewBox="0 0 21600 21600" draw:type="mso-spt202" draw:enhanced-path="M 0 0 L 21600 0 21600 21600 0 21600 0 0 Z N"/>
        </draw:custom-shape>
        <draw:custom-shape draw:name="Text Box 17" draw:style-name="gr85" draw:text-style-name="P46" xml:id="id118" draw:id="id118" draw:layer="layout" svg:width="1.481cm" svg:height="1.364cm" svg:x="16.087cm" svg:y="2.963cm">
          <text:list text:style-name="L4">
            <text:list-header>
              <text:p text:style-name="P29"><text:span text:style-name="T31">50</text:span></text:p>
            </text:list-header>
          </text:list>
          <draw:enhanced-geometry svg:viewBox="0 0 21600 21600" draw:type="mso-spt202" draw:enhanced-path="M 0 0 L 21600 0 21600 21600 0 21600 0 0 Z N"/>
        </draw:custom-shape>
        <draw:custom-shape draw:name="Text Box 18" draw:style-name="gr86" draw:text-style-name="P46" xml:id="id119" draw:id="id119" draw:layer="layout" svg:width="1.482cm" svg:height="1.364cm" svg:x="20.108cm" svg:y="2.963cm">
          <text:list text:style-name="L4">
            <text:list-header>
              <text:p text:style-name="P29"><text:span text:style-name="T31">56</text:span></text:p>
            </text:list-header>
          </text:list>
          <draw:enhanced-geometry svg:viewBox="0 0 21600 21600" draw:type="mso-spt202" draw:enhanced-path="M 0 0 L 21600 0 21600 21600 0 21600 0 0 Z N"/>
        </draw:custom-shape>
        <draw:custom-shape draw:name="Text Box 19" draw:style-name="gr87" draw:text-style-name="P47" xml:id="id120" draw:id="id120" draw:layer="layout" svg:width="11.219cm" svg:height="1.364cm" svg:x="13.123cm" svg:y="12.277cm">
          <text:list text:style-name="L8">
            <text:list-header>
              <text:p text:style-name="P15"><text:span text:style-name="T36">50 <text:s text:c="12"/>56</text:span></text:p>
            </text:list-header>
          </text:list>
          <draw:enhanced-geometry svg:viewBox="0 0 21600 21600" draw:type="mso-spt202" draw:enhanced-path="M 0 0 L 21600 0 21600 21600 0 21600 0 0 Z N"/>
        </draw:custom-shape>
        <draw:custom-shape draw:name="Text Box 20" draw:style-name="gr88" draw:text-style-name="P47" xml:id="id122" draw:id="id122" draw:layer="layout" svg:width="11.219cm" svg:height="1.364cm" svg:x="13.123cm" svg:y="13.547cm">
          <text:list text:style-name="L8">
            <text:list-header>
              <text:p text:style-name="P15"><text:span text:style-name="T36">2 <text:s text:c="14"/>3</text:span></text:p>
            </text:list-header>
          </text:list>
          <draw:enhanced-geometry svg:viewBox="0 0 21600 21600" draw:type="mso-spt202" draw:enhanced-path="M 0 0 L 21600 0 21600 21600 0 21600 0 0 Z N"/>
        </draw:custom-shape>
        <draw:custom-shape draw:name="Text Box 21" draw:style-name="gr89" draw:text-style-name="P9" xml:id="id123" draw:id="id123" draw:layer="layout" svg:width="16.722cm" svg:height="1.737cm" svg:x="7.62cm" svg:y="16.722cm">
          <text:list text:style-name="L6">
            <text:list-header>
              <text:p text:style-name="P8"><text:span text:style-name="T37">形参实参类型相等，一一对应</text:span></text:p>
            </text:list-header>
          </text:list>
          <draw:enhanced-geometry svg:viewBox="0 0 21600 21600" draw:type="mso-spt202" draw:enhanced-path="M 0 0 L 21600 0 21600 21600 0 21600 0 0 Z N"/>
        </draw:custom-shape>
        <draw:custom-shape draw:name="Text Box 22" draw:style-name="gr79" draw:text-style-name="P48" xml:id="id121" draw:id="id121" draw:layer="layout" svg:width="10.16cm" svg:height="6.275cm" svg:x="13.758cm" svg:y="0.847cm">
          <text:list text:style-name="L1">
            <text:list-header>
              <text:p text:style-name="P17"><text:span text:style-name="T20"/></text:p>
              <text:p text:style-name="P17"><text:span text:style-name="T20"/></text:p>
              <text:p text:style-name="P17"><text:span text:style-name="T20"/></text:p>
            </text:list-header>
          </text:list>
          <draw:enhanced-geometry svg:viewBox="0 0 21600 21600" draw:type="mso-spt202" draw:enhanced-path="M 0 0 L 21600 0 21600 21600 0 21600 0 0 Z N"/>
        </draw:custom-shape>
        <draw:custom-shape draw:name="Text Box 23" draw:style-name="gr5" draw:text-style-name="P39" xml:id="id112" draw:id="id112" draw:layer="layout" svg:width="1.059cm" svg:height="1.364cm" svg:x="16.298cm" svg:y="7.832cm">
          <text:list text:style-name="L1">
            <text:list-header>
              <text:p text:style-name="P29"><text:span text:style-name="T12">5</text:span></text:p>
            </text:list-header>
          </text:list>
          <draw:enhanced-geometry svg:viewBox="0 0 21600 21600" draw:type="mso-spt202" draw:enhanced-path="M 0 0 L 21600 0 21600 21600 0 21600 0 0 Z N"/>
        </draw:custom-shape>
        <draw:custom-shape draw:name="Text Box 24" draw:style-name="gr5" draw:text-style-name="P39" xml:id="id115" draw:id="id115" draw:layer="layout" svg:width="1.058cm" svg:height="1.364cm" svg:x="20.32cm" svg:y="7.832cm">
          <text:list text:style-name="L1">
            <text:list-header>
              <text:p text:style-name="P29"><text:span text:style-name="T12">6</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2" smil:attributeName="visibility" smil:to="visible"/>
                  <anim:transitionFilter smil:dur="0.5s" smil:targetElement="id10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3" smil:attributeName="visibility" smil:to="visible"/>
                  <anim:transitionFilter smil:dur="0.5s" smil:targetElement="id10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4" smil:attributeName="visibility" smil:to="visible"/>
                  <anim:transitionFilter smil:dur="0.5s" smil:targetElement="id10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5" smil:attributeName="visibility" smil:to="visible"/>
                  <anim:transitionFilter smil:dur="0.5s" smil:targetElement="id10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6" smil:attributeName="visibility" smil:to="visible"/>
                  <anim:transitionFilter smil:dur="0.5s" smil:targetElement="id10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7" smil:attributeName="visibility" smil:to="visible"/>
                  <anim:transitionFilter smil:dur="0.5s" smil:targetElement="id10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8" smil:attributeName="visibility" smil:to="visible"/>
                  <anim:transitionFilter smil:dur="0.5s" smil:targetElement="id10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9" smil:attributeName="visibility" smil:to="visible"/>
                  <anim:transitionFilter smil:dur="0.5s" smil:targetElement="id10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0" smil:attributeName="visibility" smil:to="visible"/>
                  <anim:transitionFilter smil:dur="0.5s" smil:targetElement="id11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1" smil:attributeName="visibility" smil:to="visible"/>
                  <anim:transitionFilter smil:dur="0.5s" smil:targetElement="id11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2" smil:attributeName="visibility" smil:to="visible"/>
                  <anim:transitionFilter smil:dur="0.5s" smil:targetElement="id11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13" smil:attributeName="visibility" smil:to="visible"/>
                  <anim:transitionFilter smil:dur="0.5s" smil:targetElement="id113"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14" smil:attributeName="visibility" smil:to="visible"/>
                  <anim:transitionFilter smil:dur="0.5s" smil:targetElement="id114"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5" smil:attributeName="visibility" smil:to="visible"/>
                  <anim:transitionFilter smil:dur="0.5s" smil:targetElement="id11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16" smil:attributeName="visibility" smil:to="visible"/>
                  <anim:transitionFilter smil:dur="0.5s" smil:targetElement="id116"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17" smil:attributeName="visibility" smil:to="visible"/>
                  <anim:transitionFilter smil:dur="0.5s" smil:targetElement="id117"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8" smil:attributeName="visibility" smil:to="visible"/>
                  <anim:transitionFilter smil:dur="0.5s" smil:targetElement="id11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9" smil:attributeName="visibility" smil:to="visible"/>
                  <anim:transitionFilter smil:dur="0.5s" smil:targetElement="id11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0" smil:attributeName="visibility" smil:to="visible"/>
                  <anim:transitionFilter smil:dur="0.5s" smil:targetElement="id12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1" smil:attributeName="visibility" smil:to="visible"/>
                  <anim:transitionFilter smil:dur="0.5s" smil:targetElement="id12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2" smil:attributeName="visibility" smil:to="visible"/>
                  <anim:transitionFilter smil:dur="0.5s" smil:targetElement="id122"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3" smil:attributeName="visibility" smil:to="visible"/>
                  <anim:transitionFilter smil:dur="0.5s" smil:targetElement="id123" smil:type="dissolve"/>
                </anim:par>
              </anim:par>
            </anim:par>
          </anim:seq>
        </anim:par>
        <presentation:notes draw:style-name="dp2">
          <draw:page-thumbnail draw:style-name="gr3" draw:layer="layout" svg:width="12.7cm" svg:height="9.525cm" svg:x="3.175cm" svg:y="1.904cm" draw:page-number="17" presentation:class="page"/>
          <draw:frame presentation:style-name="pr1" draw:text-style-name="P5" draw:layer="layout" svg:width="13.97cm" svg:height="11.43cm" svg:x="2.54cm" svg:y="12.065cm" presentation:class="notes" presentation:placeholder="true">
            <draw:text-box/>
          </draw:frame>
        </presentation:notes>
      </draw:page>
      <draw:page draw:name="page1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90" draw:text-style-name="P42" draw:layer="layout" svg:width="25.4cm" svg:height="5.545cm" svg:x="0cm" svg:y="0cm">
          <text:list text:style-name="L6">
            <text:list-header>
              <text:p text:style-name="P41"><text:span text:style-name="T29">形参必须要定义类型</text:span><text:span text:style-name="T30">，因为在定义被调函数时，不知道具体要操作</text:span><text:span text:style-name="T29">什么数</text:span><text:span text:style-name="T30">，而定义的是要操作</text:span><text:span text:style-name="T29">什么类型</text:span><text:span text:style-name="T30">的数。</text:span></text:p>
            </text:list-header>
          </text:list>
          <draw:enhanced-geometry svg:viewBox="0 0 21600 21600" draw:type="mso-spt202" draw:enhanced-path="M 0 0 L 21600 0 21600 21600 0 21600 0 0 Z N"/>
        </draw:custom-shape>
        <draw:custom-shape draw:name="Text Box 3" draw:style-name="gr91" draw:text-style-name="P42" xml:id="id124" draw:id="id124" draw:layer="layout" svg:width="24.977cm" svg:height="11.029cm" svg:x="0cm" svg:y="6.562cm">
          <text:list text:style-name="L2">
            <text:list-header>
              <text:p text:style-name="P41"><text:span text:style-name="T6">形参是被调函数中的变量；</text:span><text:span text:style-name="T29">实参是主调函数赋给被调函数的特定值</text:span><text:span text:style-name="T4">。在函数调用语句中，</text:span><text:span text:style-name="T6">实参不必定义数据类型</text:span><text:span text:style-name="T4">，</text:span><text:span text:style-name="T29">因为实参传递的是一个具体的值</text:span><text:span text:style-name="T38">(</text:span><text:span text:style-name="T29">常量</text:span><text:span text:style-name="T38">)</text:span><text:span text:style-name="T4">，程序可依据这个数值的表面形式来判断其类型，并将其赋值到对应的形参变量中。</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24" smil:attributeName="visibility" smil:to="visible"/>
                  <anim:transitionFilter smil:dur="0.5s" smil:targetElement="id124" smil:type="irisWipe" smil:subtype="rectangle" smil:direction="reverse"/>
                </anim:par>
              </anim:par>
            </anim:par>
          </anim:seq>
        </anim:par>
        <presentation:notes draw:style-name="dp2">
          <draw:page-thumbnail draw:style-name="gr3" draw:layer="layout" svg:width="12.7cm" svg:height="9.525cm" svg:x="3.175cm" svg:y="1.904cm" draw:page-number="18" presentation:class="page"/>
          <draw:frame presentation:style-name="pr1" draw:text-style-name="P5" draw:layer="layout" svg:width="13.97cm" svg:height="11.43cm" svg:x="2.54cm" svg:y="12.065cm" presentation:class="notes" presentation:placeholder="true">
            <draw:text-box/>
          </draw:frame>
        </presentation:notes>
      </draw:page>
      <draw:page draw:name="page1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9" draw:layer="layout" svg:width="24.977cm" svg:height="1.737cm" svg:x="0.423cm" svg:y="0cm">
          <text:list text:style-name="L1">
            <text:list-header>
              <text:p text:style-name="P8"><text:span text:style-name="T4">函数的返回值</text:span></text:p>
            </text:list-header>
          </text:list>
          <draw:enhanced-geometry svg:viewBox="0 0 21600 21600" draw:type="mso-spt202" draw:enhanced-path="M 0 0 L 21600 0 21600 21600 0 21600 0 0 Z N"/>
        </draw:custom-shape>
        <draw:custom-shape draw:name="Text Box 3" draw:style-name="gr5" draw:text-style-name="P9" xml:id="id125" draw:id="id125" draw:layer="layout" svg:width="24.977cm" svg:height="3.413cm" svg:x="0.423cm" svg:y="1.905cm">
          <text:list text:style-name="L1">
            <text:list-header>
              <text:p text:style-name="P8"><text:span text:style-name="T4">函数的返回值通过</text:span><text:span text:style-name="T5">return</text:span><text:span text:style-name="T4">语句获得。</text:span><text:span text:style-name="T30">函数只能有唯一的返回值。</text:span></text:p>
            </text:list-header>
          </text:list>
          <draw:enhanced-geometry svg:viewBox="0 0 21600 21600" draw:type="mso-spt202" draw:enhanced-path="M 0 0 L 21600 0 21600 21600 0 21600 0 0 Z N"/>
        </draw:custom-shape>
        <draw:custom-shape draw:name="Text Box 4" draw:style-name="gr92" draw:text-style-name="P9" xml:id="id126" draw:id="id126" draw:layer="layout" svg:width="23.521cm" svg:height="1.737cm" svg:x="0.397cm" svg:y="5.503cm">
          <text:list text:style-name="L6">
            <text:list-header>
              <text:p text:style-name="P8"><text:span text:style-name="T29">函数返回值的类型就是函数的类型。</text:span></text:p>
            </text:list-header>
          </text:list>
          <draw:enhanced-geometry svg:viewBox="0 0 21600 21600" draw:type="mso-spt202" draw:enhanced-path="M 0 0 L 21600 0 21600 21600 0 21600 0 0 Z N"/>
        </draw:custom-shape>
        <draw:custom-shape draw:name="Text Box 5" draw:style-name="gr5" draw:text-style-name="P9" xml:id="id127" draw:id="id127" draw:layer="layout" svg:width="24.977cm" svg:height="3.413cm" svg:x="0.423cm" svg:y="7.62cm">
          <text:list text:style-name="L1">
            <text:list-header>
              <text:p text:style-name="P8"><text:span text:style-name="T5">return</text:span><text:span text:style-name="T4">语句可以是一个表达式，函数先计算表达式后再返回值。</text:span></text:p>
            </text:list-header>
          </text:list>
          <draw:enhanced-geometry svg:viewBox="0 0 21600 21600" draw:type="mso-spt202" draw:enhanced-path="M 0 0 L 21600 0 21600 21600 0 21600 0 0 Z N"/>
        </draw:custom-shape>
        <draw:custom-shape draw:name="Text Box 6" draw:style-name="gr93" draw:text-style-name="P9" xml:id="id128" draw:id="id128" draw:layer="layout" svg:width="24.977cm" svg:height="3.413cm" svg:x="0.423cm" svg:y="11.43cm">
          <text:list text:style-name="L4">
            <text:list-header>
              <text:p text:style-name="P8"><text:span text:style-name="T39">return</text:span><text:span text:style-name="T27">语句还可以终止函数，并将控制返回到主调函数。</text:span></text:p>
            </text:list-header>
          </text:list>
          <draw:enhanced-geometry svg:viewBox="0 0 21600 21600" draw:type="mso-spt202" draw:enhanced-path="M 0 0 L 21600 0 21600 21600 0 21600 0 0 Z N"/>
        </draw:custom-shape>
        <draw:custom-shape draw:name="Text Box 9" draw:style-name="gr94" draw:text-style-name="P50" xml:id="id129" draw:id="id129" draw:layer="layout" svg:width="24.977cm" svg:height="3.509cm" svg:x="0.423cm" svg:y="15.028cm">
          <text:list text:style-name="L1">
            <text:list-header>
              <text:p text:style-name="P49"><text:span text:style-name="T40">一个函数中可以有一个以上的</text:span><text:span text:style-name="T20">return</text:span><text:span text:style-name="T40">语句，执行到哪一个</text:span><text:span text:style-name="T20">return</text:span><text:span text:style-name="T40">语句，哪一个语句起作用。</text:span><text:span text:style-name="T17">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25" smil:attributeName="visibility" smil:to="visible"/>
                  <anim:transitionFilter smil:dur="0.5s" smil:targetElement="id12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26" smil:attributeName="visibility" smil:to="visible"/>
                  <anim:transitionFilter smil:dur="0.5s" smil:targetElement="id126" smil:type="blindsWipe" smil:subtype="horizontal"/>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27" smil:attributeName="visibility" smil:to="visible"/>
                  <anim:transitionFilter smil:dur="0.5s" smil:targetElement="id127"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28" smil:attributeName="visibility" smil:to="visible"/>
                  <anim:transitionFilter smil:dur="0.5s" smil:targetElement="id128"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9" smil:attributeName="visibility" smil:to="visible"/>
                  <anim:transitionFilter smil:dur="0.5s" smil:targetElement="id129" smil:type="dissolve"/>
                </anim:par>
              </anim:par>
            </anim:par>
          </anim:seq>
        </anim:par>
        <presentation:notes draw:style-name="dp2">
          <draw:page-thumbnail draw:style-name="gr3" draw:layer="layout" svg:width="12.7cm" svg:height="9.525cm" svg:x="3.175cm" svg:y="1.904cm" draw:page-number="19" presentation:class="page"/>
          <draw:frame presentation:style-name="pr1" draw:text-style-name="P5" draw:layer="layout" svg:width="13.97cm" svg:height="11.43cm" svg:x="2.54cm" svg:y="12.065cm" presentation:class="notes" presentation:placeholder="true">
            <draw:text-box/>
          </draw:frame>
        </presentation:notes>
      </draw:page>
      <draw:page draw:name="page2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95" draw:text-style-name="P16" draw:layer="layout" svg:width="9.737cm" svg:height="7.124cm" svg:x="1.058cm" svg:y="0.847cm">
          <text:list text:style-name="L4">
            <text:list-header>
              <text:p text:style-name="P15"><text:span text:style-name="T31">int </text:span><text:span text:style-name="T32">add ( </text:span><text:span text:style-name="T31">int <text:s/>a, int b</text:span><text:span text:style-name="T32">)</text:span></text:p>
            </text:list-header>
          </text:list>
          <text:list text:style-name="L1">
            <text:list-header>
              <text:p text:style-name="P15"><text:span text:style-name="T32">{ <text:s text:c="3"/></text:span></text:p>
              <text:p text:style-name="P15"><text:span text:style-name="T32"><text:s text:c="5"/></text:span><text:span text:style-name="T32">return </text:span><text:span text:style-name="T41">(a+b)</text:span><text:span text:style-name="T32">;</text:span></text:p>
              <text:p text:style-name="P15"><text:span text:style-name="T32">} <text:s text:c="3"/></text:span></text:p>
            </text:list-header>
          </text:list>
          <draw:enhanced-geometry svg:viewBox="0 0 21600 21600" draw:type="mso-spt202" draw:enhanced-path="M 0 0 L 21600 0 21600 21600 0 21600 0 0 Z N"/>
        </draw:custom-shape>
        <draw:custom-shape draw:name="Text Box 3" draw:style-name="gr96" draw:text-style-name="P44" draw:layer="layout" svg:width="10.795cm" svg:height="9.729cm" svg:x="1.058cm" svg:y="8.467cm">
          <text:list text:style-name="L4">
            <text:list-header>
              <text:p text:style-name="P43"><text:span text:style-name="T31">int</text:span><text:span text:style-name="T12"> max ( </text:span><text:span text:style-name="T31">int a, int b</text:span><text:span text:style-name="T12">)</text:span></text:p>
            </text:list-header>
          </text:list>
          <text:list text:style-name="L1">
            <text:list-header>
              <text:p text:style-name="P43"><text:span text:style-name="T12">{ <text:s text:c="3"/></text:span></text:p>
              <text:p text:style-name="P43"><text:span text:style-name="T12"><text:s text:c="5"/></text:span><text:span text:style-name="T12">if (x&gt;y)</text:span></text:p>
              <text:p text:style-name="P43"><text:span text:style-name="T12"><text:s text:c="9"/></text:span><text:span text:style-name="T12">return <text:s text:c="2"/>x ;</text:span></text:p>
              <text:p text:style-name="P43"><text:span text:style-name="T12"><text:s text:c="5"/></text:span><text:span text:style-name="T12">else <text:s/>return <text:s/>y;</text:span></text:p>
              <text:p text:style-name="P43"><text:span text:style-name="T12">} <text:s text:c="3"/></text:span></text:p>
            </text:list-header>
          </text:list>
          <draw:enhanced-geometry svg:viewBox="0 0 21600 21600" draw:type="mso-spt202" draw:enhanced-path="M 0 0 L 21600 0 21600 21600 0 21600 0 0 Z N"/>
        </draw:custom-shape>
        <draw:custom-shape draw:name="Text Box 4" draw:style-name="gr48" draw:text-style-name="P22" xml:id="id132" draw:id="id132" draw:layer="layout" svg:width="13.123cm" svg:height="6.017cm" svg:x="11.007cm" svg:y="7.832cm">
          <text:list text:style-name="L1">
            <text:list-header>
              <text:p text:style-name="P21"><text:span text:style-name="T17">若函数体内没有</text:span><text:span text:style-name="T20">return</text:span><text:span text:style-name="T17">语句，就一直执行到函数体的末尾，然后返回到主调函数的调用处。</text:span></text:p>
            </text:list-header>
          </text:list>
          <draw:enhanced-geometry svg:viewBox="0 0 21600 21600" draw:type="mso-spt202" draw:enhanced-path="M 0 0 L 21600 0 21600 21600 0 21600 0 0 Z N"/>
        </draw:custom-shape>
        <draw:custom-shape draw:name="AutoShape 5" draw:style-name="gr97" draw:text-style-name="P30" xml:id="id130" draw:id="id130" draw:layer="layout" svg:width="8.043cm" svg:height="1.482cm" svg:x="5.927cm" svg:y="2.963cm">
          <text:list text:style-name="L3">
            <text:list-header>
              <text:p text:style-name="P29"><text:span text:style-name="T26">先计算，后返回</text:span></text:p>
            </text:list-header>
          </text:list>
          <draw:enhanced-geometry svg:viewBox="0 0 21600 21600" draw:text-areas="800 800 20800 20800" draw:type="round-rectangular-callout" draw:modifiers="2807 28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98" draw:text-style-name="P30" xml:id="id131" draw:id="id131" draw:layer="layout" svg:width="10.795cm" svg:height="1.482cm" svg:x="9.737cm" svg:y="15.24cm">
          <text:list text:style-name="L3">
            <text:list-header>
              <text:p text:style-name="P29"><text:span text:style-name="T26">可以有多个</text:span><text:span text:style-name="T42">return</text:span><text:span text:style-name="T26">语句</text:span></text:p>
            </text:list-header>
          </text:list>
          <draw:enhanced-geometry svg:viewBox="0 0 21600 21600" draw:text-areas="800 800 20800 20800" draw:type="round-rectangular-callout" draw:modifiers="-2347 103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0" smil:attributeName="visibility" smil:to="visible"/>
                  <anim:transitionFilter smil:dur="0.5s" smil:targetElement="id13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1" smil:attributeName="visibility" smil:to="visible"/>
                  <anim:transitionFilter smil:dur="0.5s" smil:targetElement="id131"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32" smil:attributeName="visibility" smil:to="visible"/>
                  <anim:transitionFilter smil:dur="0.5s" smil:targetElement="id132" smil:type="checkerBoardWipe" smil:subtype="across"/>
                </anim:par>
              </anim:par>
            </anim:par>
          </anim:seq>
        </anim:par>
        <presentation:notes draw:style-name="dp2">
          <draw:page-thumbnail draw:style-name="gr3" draw:layer="layout" svg:width="12.7cm" svg:height="9.525cm" svg:x="3.175cm" svg:y="1.904cm" draw:page-number="20" presentation:class="page"/>
          <draw:frame presentation:style-name="pr1" draw:text-style-name="P5" draw:layer="layout" svg:width="13.97cm" svg:height="11.43cm" svg:x="2.54cm" svg:y="12.065cm" presentation:class="notes" presentation:placeholder="true">
            <draw:text-box/>
          </draw:frame>
        </presentation:notes>
      </draw:page>
      <draw:page draw:name="page2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5" draw:text-style-name="P18" xml:id="id135" draw:id="id135" draw:layer="layout" svg:width="19.685cm" svg:height="1.685cm" svg:x="0.635cm" svg:y="7.62cm">
          <text:list text:style-name="L1">
            <text:list-header>
              <text:p text:style-name="P17"><text:span text:style-name="T17">不带返回值的函数可说明为</text:span><text:span text:style-name="T20">void</text:span><text:span text:style-name="T17">型。</text:span></text:p>
            </text:list-header>
          </text:list>
          <draw:enhanced-geometry svg:viewBox="0 0 21600 21600" draw:type="mso-spt202" draw:enhanced-path="M 0 0 L 21600 0 21600 21600 0 21600 0 0 Z N"/>
        </draw:custom-shape>
        <draw:custom-shape draw:name="Text Box 5" draw:style-name="gr5" draw:text-style-name="P18" xml:id="id136" draw:id="id136" draw:layer="layout" svg:width="25.4cm" svg:height="1.685cm" svg:x="0cm" svg:y="9.525cm">
          <text:list text:style-name="L1">
            <text:list-header>
              <text:p text:style-name="P17"><text:span text:style-name="T17">函数的类型与函数参数的类型没有关系。</text:span></text:p>
            </text:list-header>
          </text:list>
          <draw:enhanced-geometry svg:viewBox="0 0 21600 21600" draw:type="mso-spt202" draw:enhanced-path="M 0 0 L 21600 0 21600 21600 0 21600 0 0 Z N"/>
        </draw:custom-shape>
        <draw:custom-shape draw:name="Text Box 6" draw:style-name="gr99" draw:text-style-name="P18" xml:id="id137" draw:id="id137" draw:layer="layout" svg:width="16.721cm" svg:height="1.685cm" svg:x="0.847cm" svg:y="11.43cm">
          <text:list text:style-name="L4">
            <text:list-header>
              <text:p text:style-name="P17"><text:span text:style-name="T21">double</text:span><text:span text:style-name="T20"> <text:s text:c="2"/>blink ( int a, <text:s/>int b)</text:span></text:p>
            </text:list-header>
          </text:list>
          <draw:enhanced-geometry svg:viewBox="0 0 21600 21600" draw:type="mso-spt202" draw:enhanced-path="M 0 0 L 21600 0 21600 21600 0 21600 0 0 Z N"/>
        </draw:custom-shape>
        <draw:custom-shape draw:name="Text Box 7" draw:style-name="gr5" draw:text-style-name="P18" xml:id="id138" draw:id="id138" draw:layer="layout" svg:width="24.765cm" svg:height="4.933cm" svg:x="0.635cm" svg:y="13.547cm">
          <text:list text:style-name="L1">
            <text:list-header>
              <text:p text:style-name="P17"><text:span text:style-name="T17">如果函数的类型和</text:span><text:span text:style-name="T20">return</text:span><text:span text:style-name="T17">表达式中的类型不一致，则以函数的类型为准。</text:span><text:span text:style-name="T19">函数的类型决定返回值的类型。</text:span><text:span text:style-name="T43">对数值型数据，可以自动进行类型转换。</text:span><text:span text:style-name="T19"> </text:span></text:p>
            </text:list-header>
          </text:list>
          <draw:enhanced-geometry svg:viewBox="0 0 21600 21600" draw:type="mso-spt202" draw:enhanced-path="M 0 0 L 21600 0 21600 21600 0 21600 0 0 Z N"/>
        </draw:custom-shape>
        <draw:custom-shape draw:name="Text Box 8" draw:style-name="gr100" draw:text-style-name="P50" draw:layer="layout" svg:width="25.4cm" svg:height="3.509cm" svg:x="0cm" svg:y="0cm">
          <text:list text:style-name="L1">
            <text:list-header>
              <text:p text:style-name="P49"><text:span text:style-name="T40">既然函数有返回值，这个值当然应属于某一个确定的类型，应当在定义函数时指定函数值的类型。</text:span><text:span text:style-name="T17"> </text:span></text:p>
            </text:list-header>
          </text:list>
          <draw:enhanced-geometry svg:viewBox="0 0 21600 21600" draw:type="mso-spt202" draw:enhanced-path="M 0 0 L 21600 0 21600 21600 0 21600 0 0 Z N"/>
        </draw:custom-shape>
        <draw:custom-shape draw:name="Text Box 9" draw:style-name="gr101" draw:text-style-name="P18" xml:id="id133" draw:id="id133" draw:layer="layout" svg:width="23.283cm" svg:height="1.685cm" svg:x="2.117cm" svg:y="3.598cm">
          <text:list text:style-name="L4">
            <text:list-header>
              <text:p text:style-name="P17"><text:span text:style-name="T21">int</text:span><text:span text:style-name="T20"> <text:s text:c="2"/>max (float a, <text:s/>float <text:s/>b) </text:span><text:span text:style-name="T23">// </text:span><text:span text:style-name="T43">函数值为整型</text:span><text:span text:style-name="T17"> </text:span></text:p>
            </text:list-header>
          </text:list>
          <draw:enhanced-geometry svg:viewBox="0 0 21600 21600" draw:type="mso-spt202" draw:enhanced-path="M 0 0 L 21600 0 21600 21600 0 21600 0 0 Z N"/>
        </draw:custom-shape>
        <draw:custom-shape draw:name="AutoShape 10" draw:style-name="gr102" draw:text-style-name="P30" xml:id="id134" draw:id="id134" draw:layer="layout" svg:width="17.568cm" svg:height="1.482cm" svg:x="0cm" svg:y="5.715cm">
          <text:list text:style-name="L3">
            <text:list-header>
              <text:p text:style-name="P29"><text:span text:style-name="T26">函数返回值的类型，也是函数的类型</text:span></text:p>
            </text:list-header>
          </text:list>
          <draw:enhanced-geometry svg:viewBox="0 0 21600 21600" draw:text-areas="800 800 20800 20800" draw:type="round-rectangular-callout" draw:modifiers="3562 -117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33" smil:attributeName="visibility" smil:to="visible"/>
                  <anim:transitionFilter smil:dur="0.5s" smil:targetElement="id133" smil:type="blindsWipe" smil:subtype="horizontal"/>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4" smil:attributeName="visibility" smil:to="visible"/>
                  <anim:transitionFilter smil:dur="0.5s" smil:targetElement="id134" smil:type="dissolv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35" smil:attributeName="visibility" smil:to="visible"/>
                  <anim:transitionFilter smil:dur="0.5s" smil:targetElement="id135"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36" smil:attributeName="visibility" smil:to="visible"/>
                  <anim:transitionFilter smil:dur="0.5s" smil:targetElement="id136"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37" smil:attributeName="visibility" smil:to="visible"/>
                  <anim:transitionFilter smil:dur="0.5s" smil:targetElement="id13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38" smil:attributeName="visibility" smil:to="visible"/>
                  <anim:transitionFilter smil:dur="0.5s" smil:targetElement="id138" smil:type="blindsWipe" smil:subtype="horizontal"/>
                </anim:par>
              </anim:par>
            </anim:par>
          </anim:seq>
        </anim:par>
        <presentation:notes draw:style-name="dp2">
          <draw:page-thumbnail draw:style-name="gr3" draw:layer="layout" svg:width="12.7cm" svg:height="9.525cm" svg:x="3.175cm" svg:y="1.904cm" draw:page-number="21" presentation:class="page"/>
          <draw:frame presentation:style-name="pr1" draw:text-style-name="P5" draw:layer="layout" svg:width="13.97cm" svg:height="11.43cm" svg:x="2.54cm" svg:y="12.065cm" presentation:class="notes" presentation:placeholder="true">
            <draw:text-box/>
          </draw:frame>
        </presentation:notes>
      </draw:page>
      <draw:page draw:name="page2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g draw:name="Group 3">
          <draw:custom-shape draw:name="AutoShape 4" draw:style-name="gr6" draw:text-style-name="P10" draw:layer="layout" svg:width="6.772cm" svg:height="1.482cm" svg:x="2.54cm" svg:y="15.028cm">
            <text:p/>
            <draw:enhanced-geometry svg:viewBox="0 0 21600 21600" draw:text-areas="0 ?f0 ?f5 ?f2" draw:type="right-arrow" draw:modifiers="17424 414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5" draw:style-name="gr5" draw:text-style-name="P12" draw:layer="layout" svg:width="6.502cm" svg:height="1.178cm" svg:x="2.54cm" svg:y="13.97cm">
            <text:list text:style-name="L1">
              <text:list-header>
                <text:p text:style-name="P11"><text:span text:style-name="T8">参数（多个）</text:span></text:p>
              </text:list-header>
            </text:list>
            <draw:enhanced-geometry svg:viewBox="0 0 21600 21600" draw:type="mso-spt202" draw:enhanced-path="M 0 0 L 21600 0 21600 21600 0 21600 0 0 Z N"/>
          </draw:custom-shape>
        </draw:g>
        <draw:g draw:name="Group 6">
          <draw:custom-shape draw:name="AutoShape 7" draw:style-name="gr6" draw:text-style-name="P10" draw:layer="layout" svg:width="6.919cm" svg:height="1.482cm" svg:x="15.663cm" svg:y="15.028cm">
            <text:p/>
            <draw:enhanced-geometry svg:viewBox="0 0 21600 21600" draw:text-areas="0 ?f0 ?f5 ?f2" draw:type="right-arrow" draw:modifiers="17424 414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 draw:style-name="gr5" draw:text-style-name="P12" draw:layer="layout" svg:width="6.642cm" svg:height="1.178cm" svg:x="16.217cm" svg:y="13.97cm">
            <text:list text:style-name="L1">
              <text:list-header>
                <text:p text:style-name="P11"><text:span text:style-name="T8">函数值</text:span><text:span text:style-name="T9">(</text:span><text:span text:style-name="T8">唯一）</text:span></text:p>
              </text:list-header>
            </text:list>
            <draw:enhanced-geometry svg:viewBox="0 0 21600 21600" draw:type="mso-spt202" draw:enhanced-path="M 0 0 L 21600 0 21600 21600 0 21600 0 0 Z N"/>
          </draw:custom-shape>
        </draw:g>
        <draw:g draw:name="Group 9">
          <draw:custom-shape draw:name="AutoShape 10" draw:style-name="gr7" draw:text-style-name="P10" draw:layer="layout" svg:width="5.927cm" svg:height="4.445cm" svg:x="9.525cm" svg:y="13.758cm">
            <text:p/>
            <draw:enhanced-geometry svg:viewBox="0 0 21600 21600" draw:path-stretchpoint-x="10800" draw:path-stretchpoint-y="10800" draw:text-areas="?f0 ?f0 ?f1 ?f2" draw:type="quad-bevel" draw:modifiers="4736"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name="Text Box 11" draw:style-name="gr103" draw:text-style-name="P14" draw:layer="layout" svg:width="4.233cm" svg:height="1.55cm" svg:x="10.372cm" svg:y="15.24cm">
            <text:list text:style-name="L1">
              <text:list-header>
                <text:p text:style-name="P13"><text:span text:style-name="T10">函数体</text:span></text:p>
              </text:list-header>
            </text:list>
            <draw:enhanced-geometry svg:viewBox="0 0 21600 21600" draw:type="mso-spt202" draw:enhanced-path="M 0 0 L 21600 0 21600 21600 0 21600 0 0 Z N"/>
          </draw:custom-shape>
        </draw:g>
        <draw:custom-shape draw:name="Text Box 12" draw:style-name="gr104" draw:text-style-name="P52" draw:layer="layout" svg:width="10.795cm" svg:height="7.506cm" svg:x="8.89cm" svg:y="1.482cm">
          <text:list text:style-name="L4">
            <text:list-header>
              <text:p text:style-name="P51"><text:span text:style-name="T21">int</text:span><text:span text:style-name="T20"> max ( </text:span><text:span text:style-name="T21">int a, int b</text:span><text:span text:style-name="T20">)</text:span></text:p>
            </text:list-header>
          </text:list>
          <text:list text:style-name="L1">
            <text:list-header>
              <text:p text:style-name="P51"><text:span text:style-name="T20">{ <text:s text:c="2"/>int z;</text:span></text:p>
              <text:p text:style-name="P51"><text:span text:style-name="T20"><text:s text:c="4"/></text:span><text:span text:style-name="T20">z=x&gt;y?x:y;</text:span></text:p>
              <text:p text:style-name="P51"><text:span text:style-name="T20"><text:s text:c="4"/></text:span><text:span text:style-name="T23">return <text:s/></text:span><text:span text:style-name="T18"><text:s/>z;</text:span><text:span text:style-name="T20"> <text:s text:c="3"/></text:span></text:p>
              <text:p text:style-name="P51"><text:span text:style-name="T20">} <text:s text:c="3"/></text:span></text:p>
            </text:list-header>
          </text:list>
          <draw:enhanced-geometry svg:viewBox="0 0 21600 21600" draw:type="mso-spt202" draw:enhanced-path="M 0 0 L 21600 0 21600 21600 0 21600 0 0 Z N"/>
        </draw:custom-shape>
        <draw:custom-shape draw:name="AutoShape 13" draw:style-name="gr105" draw:text-style-name="P53" xml:id="id139" draw:id="id139" draw:layer="layout" svg:width="8.043cm" svg:height="4.233cm" svg:x="16.51cm" svg:y="3.81cm">
          <text:list text:style-name="L3">
            <text:list-header>
              <text:p text:style-name="P15"><text:span text:style-name="T26">如果有函数返回值</text:span><text:span text:style-name="T42">,</text:span><text:span text:style-name="T26">返回值就是函数值</text:span><text:span text:style-name="T42">,</text:span><text:span text:style-name="T26">必须惟一。</text:span></text:p>
            </text:list-header>
          </text:list>
          <draw:enhanced-geometry svg:viewBox="0 0 21600 21600" draw:text-areas="800 800 20800 20800" draw:type="round-rectangular-callout" draw:modifiers="-4251 153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4" draw:style-name="gr106" draw:text-style-name="P53" xml:id="id140" draw:id="id140" draw:layer="layout" svg:width="8.255cm" svg:height="4.233cm" svg:x="0cm" svg:y="0.847cm">
          <text:list text:style-name="L3">
            <text:list-header>
              <text:p text:style-name="P15"><text:span text:style-name="T26">如果有函数返回值</text:span><text:span text:style-name="T42">, </text:span><text:span text:style-name="T26">函数的类型就是返回值的类型</text:span></text:p>
            </text:list-header>
          </text:list>
          <draw:enhanced-geometry svg:viewBox="0 0 21600 21600" draw:text-areas="800 800 20800 20800" draw:type="round-rectangular-callout" draw:modifiers="23388 81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5" draw:style-name="gr107" draw:text-style-name="P18" xml:id="id141" draw:id="id141" draw:layer="layout" svg:width="18.838cm" svg:height="3.509cm" svg:x="3.175cm" svg:y="9.313cm">
          <text:list text:style-name="L1">
            <text:list-header>
              <text:p text:style-name="P17"><text:span text:style-name="T17">函数体的类型、形式参数的类型必须在函数的定义中体现出来。</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9" smil:attributeName="visibility" smil:to="visible"/>
                  <anim:transitionFilter smil:dur="0.5s" smil:targetElement="id13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0" smil:attributeName="visibility" smil:to="visible"/>
                  <anim:transitionFilter smil:dur="0.5s" smil:targetElement="id14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1" smil:attributeName="visibility" smil:to="visible"/>
                  <anim:transitionFilter smil:dur="0.5s" smil:targetElement="id141" smil:type="dissolve"/>
                </anim:par>
              </anim:par>
            </anim:par>
          </anim:seq>
        </anim:par>
        <presentation:notes draw:style-name="dp2">
          <draw:page-thumbnail draw:style-name="gr3" draw:layer="layout" svg:width="12.7cm" svg:height="9.525cm" svg:x="3.175cm" svg:y="1.904cm" draw:page-number="22" presentation:class="page"/>
          <draw:frame presentation:style-name="pr1" draw:text-style-name="P5" draw:layer="layout" svg:width="13.97cm" svg:height="11.43cm" svg:x="2.54cm" svg:y="12.065cm" presentation:class="notes" presentation:placeholder="true">
            <draw:text-box/>
          </draw:frame>
        </presentation:notes>
      </draw:page>
      <draw:page draw:name="page2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55" draw:layer="layout" svg:width="8.678cm" svg:height="1.785cm" svg:x="0.847cm" svg:y="0.847cm">
          <text:list text:style-name="L1">
            <text:list-header>
              <text:p text:style-name="P54"><text:span text:style-name="T4">函数的调用</text:span></text:p>
            </text:list-header>
          </text:list>
          <draw:enhanced-geometry svg:viewBox="0 0 21600 21600" draw:type="mso-spt202" draw:enhanced-path="M 0 0 L 21600 0 21600 21600 0 21600 0 0 Z N"/>
        </draw:custom-shape>
        <draw:custom-shape draw:name="Text Box 3" draw:style-name="gr5" draw:text-style-name="P22" xml:id="id142" draw:id="id142" draw:layer="layout" svg:width="22.86cm" svg:height="1.55cm" svg:x="0.847cm" svg:y="2.963cm">
          <text:list text:style-name="L1">
            <text:list-header>
              <text:p text:style-name="P21"><text:span text:style-name="T17">函数调用的一般形式</text:span></text:p>
            </text:list-header>
          </text:list>
          <draw:enhanced-geometry svg:viewBox="0 0 21600 21600" draw:type="mso-spt202" draw:enhanced-path="M 0 0 L 21600 0 21600 21600 0 21600 0 0 Z N"/>
        </draw:custom-shape>
        <draw:custom-shape draw:name="Text Box 4" draw:style-name="gr108" draw:text-style-name="P22" xml:id="id143" draw:id="id143" draw:layer="layout" svg:width="15.029cm" svg:height="1.55cm" svg:x="1.058cm" svg:y="5.08cm">
          <text:list text:style-name="L2">
            <text:list-header>
              <text:p text:style-name="P21"><text:span text:style-name="T22">函数名（实参列表）；</text:span></text:p>
            </text:list-header>
          </text:list>
          <draw:enhanced-geometry svg:viewBox="0 0 21600 21600" draw:type="mso-spt202" draw:enhanced-path="M 0 0 L 21600 0 21600 21600 0 21600 0 0 Z N"/>
        </draw:custom-shape>
        <draw:custom-shape draw:name="Text Box 5" draw:style-name="gr109" draw:text-style-name="P22" xml:id="id144" draw:id="id144" draw:layer="layout" svg:width="18.626cm" svg:height="1.55cm" svg:x="0.847cm" svg:y="7.197cm">
          <text:list text:style-name="L6">
            <text:list-header>
              <text:p text:style-name="P21"><text:span text:style-name="T19">形参与实参类型相同，一一对应。</text:span></text:p>
            </text:list-header>
          </text:list>
          <draw:enhanced-geometry svg:viewBox="0 0 21600 21600" draw:type="mso-spt202" draw:enhanced-path="M 0 0 L 21600 0 21600 21600 0 21600 0 0 Z N"/>
        </draw:custom-shape>
        <draw:custom-shape draw:name="Text Box 6" draw:style-name="gr110" draw:text-style-name="P22" xml:id="id145" draw:id="id145" draw:layer="layout" svg:width="8.255cm" svg:height="1.55cm" svg:x="14.605cm" svg:y="1.905cm">
          <text:list text:style-name="L2">
            <text:list-header>
              <text:p text:style-name="P21"><text:span text:style-name="T23"><text:s/></text:span><text:span text:style-name="T23">i=2; <text:s/>f (i, ++i);</text:span></text:p>
            </text:list-header>
          </text:list>
          <draw:enhanced-geometry svg:viewBox="0 0 21600 21600" draw:type="mso-spt202" draw:enhanced-path="M 0 0 L 21600 0 21600 21600 0 21600 0 0 Z N"/>
        </draw:custom-shape>
        <draw:custom-shape draw:name="Text Box 7" draw:style-name="gr5" draw:text-style-name="P22" xml:id="id147" draw:id="id147" draw:layer="layout" svg:width="22.86cm" svg:height="1.55cm" svg:x="0.635cm" svg:y="9.102cm">
          <text:list text:style-name="L1">
            <text:list-header>
              <text:p text:style-name="P21"><text:span text:style-name="T17">函数调用的方式</text:span></text:p>
            </text:list-header>
          </text:list>
          <draw:enhanced-geometry svg:viewBox="0 0 21600 21600" draw:type="mso-spt202" draw:enhanced-path="M 0 0 L 21600 0 21600 21600 0 21600 0 0 Z N"/>
        </draw:custom-shape>
        <draw:custom-shape draw:name="Text Box 8" draw:style-name="gr5" draw:text-style-name="P22" xml:id="id148" draw:id="id148" draw:layer="layout" svg:width="21.718cm" svg:height="1.55cm" svg:x="0.847cm" svg:y="11.43cm">
          <text:list text:style-name="L1">
            <text:list-header>
              <text:p text:style-name="P21"><text:span text:style-name="T17">作为语句 <text:s/></text:span><text:span text:style-name="T17"><text:tab/></text:span><text:span text:style-name="T17"><text:tab/></text:span><text:span text:style-name="T17"><text:tab/></text:span><text:span text:style-name="T17"> <text:s/></text:span><text:span text:style-name="T20">printstar( );</text:span></text:p>
            </text:list-header>
          </text:list>
          <draw:enhanced-geometry svg:viewBox="0 0 21600 21600" draw:type="mso-spt202" draw:enhanced-path="M 0 0 L 21600 0 21600 21600 0 21600 0 0 Z N"/>
        </draw:custom-shape>
        <draw:custom-shape draw:name="Text Box 9" draw:style-name="gr5" draw:text-style-name="P22" xml:id="id149" draw:id="id149" draw:layer="layout" svg:width="22.86cm" svg:height="1.55cm" svg:x="0.635cm" svg:y="13.547cm">
          <text:list text:style-name="L1">
            <text:list-header>
              <text:p text:style-name="P21"><text:span text:style-name="T17">作为表达式 <text:s text:c="2"/></text:span><text:span text:style-name="T17"><text:tab/></text:span><text:span text:style-name="T17"><text:tab/></text:span><text:span text:style-name="T17"><text:tab/></text:span><text:span text:style-name="T17"> </text:span><text:span text:style-name="T20">c=max (a,b);</text:span></text:p>
            </text:list-header>
          </text:list>
          <draw:enhanced-geometry svg:viewBox="0 0 21600 21600" draw:type="mso-spt202" draw:enhanced-path="M 0 0 L 21600 0 21600 21600 0 21600 0 0 Z N"/>
        </draw:custom-shape>
        <draw:custom-shape draw:name="Text Box 10" draw:style-name="gr5" draw:text-style-name="P22" xml:id="id150" draw:id="id150" draw:layer="layout" svg:width="22.86cm" svg:height="1.55cm" svg:x="0.847cm" svg:y="15.663cm">
          <text:list text:style-name="L1">
            <text:list-header>
              <text:p text:style-name="P21"><text:span text:style-name="T17">作为另一个函数的参数 <text:s text:c="4"/></text:span><text:span text:style-name="T20">cout&lt;&lt;max (a,b);</text:span></text:p>
            </text:list-header>
          </text:list>
          <draw:enhanced-geometry svg:viewBox="0 0 21600 21600" draw:type="mso-spt202" draw:enhanced-path="M 0 0 L 21600 0 21600 21600 0 21600 0 0 Z N"/>
        </draw:custom-shape>
        <draw:custom-shape draw:name="Text Box 14" draw:style-name="gr111" draw:text-style-name="P22" xml:id="id146" draw:id="id146" draw:layer="layout" svg:width="10.372cm" svg:height="1.55cm" svg:x="14.393cm" svg:y="3.81cm">
          <text:list text:style-name="L2">
            <text:list-header>
              <text:p text:style-name="P21"><text:span text:style-name="T22">实际调用： <text:s/></text:span><text:span text:style-name="T23">f (3, 3);</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142" smil:attributeName="visibility" smil:to="visible"/>
                  <anim:transitionFilter smil:dur="0.5s" smil:targetElement="id142" smil:type="barnDoorWipe" smil:subtype="horizontal" smil:direction="revers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43" smil:attributeName="visibility" smil:to="visible"/>
                  <anim:transitionFilter smil:dur="0.5s" smil:targetElement="id143"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44" smil:attributeName="visibility" smil:to="visible"/>
                  <anim:transitionFilter smil:dur="0.5s" smil:targetElement="id144"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45" smil:attributeName="visibility" smil:to="visible"/>
                  <anim:transitionFilter smil:dur="0.5s" smil:targetElement="id145"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46" smil:attributeName="visibility" smil:to="visible"/>
                  <anim:transitionFilter smil:dur="0.5s" smil:targetElement="id146" smil:type="blinds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147" smil:attributeName="visibility" smil:to="visible"/>
                  <anim:transitionFilter smil:dur="0.5s" smil:targetElement="id147"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48" smil:attributeName="visibility" smil:to="visible"/>
                  <anim:transitionFilter smil:dur="0.5s" smil:targetElement="id148"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49" smil:attributeName="visibility" smil:to="visible"/>
                  <anim:transitionFilter smil:dur="0.5s" smil:targetElement="id149"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50" smil:attributeName="visibility" smil:to="visible"/>
                  <anim:transitionFilter smil:dur="0.5s" smil:targetElement="id150" smil:type="blindsWipe" smil:subtype="horizontal"/>
                </anim:par>
              </anim:par>
            </anim:par>
          </anim:seq>
        </anim:par>
        <presentation:notes draw:style-name="dp2">
          <draw:page-thumbnail draw:style-name="gr3" draw:layer="layout" svg:width="12.7cm" svg:height="9.525cm" svg:x="3.175cm" svg:y="1.904cm" draw:page-number="23" presentation:class="page"/>
          <draw:frame presentation:style-name="pr1" draw:text-style-name="P5" draw:layer="layout" svg:width="13.97cm" svg:height="11.43cm" svg:x="2.54cm" svg:y="12.065cm" presentation:class="notes" presentation:placeholder="true">
            <draw:text-box/>
          </draw:frame>
        </presentation:notes>
      </draw:page>
      <draw:page draw:name="page2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xml:id="id151" draw:id="id151" draw:layer="layout" svg:width="22.86cm" svg:height="1.55cm" svg:x="0cm" svg:y="3.81cm">
          <text:list text:style-name="L1">
            <text:list-header>
              <text:p text:style-name="P21"><text:span text:style-name="T20">1) </text:span><text:span text:style-name="T17">被调用的函数必须是已存在的函数</text:span></text:p>
            </text:list-header>
          </text:list>
          <draw:enhanced-geometry svg:viewBox="0 0 21600 21600" draw:type="mso-spt202" draw:enhanced-path="M 0 0 L 21600 0 21600 21600 0 21600 0 0 Z N"/>
        </draw:custom-shape>
        <draw:custom-shape draw:name="Text Box 3" draw:style-name="gr5" draw:text-style-name="P22" xml:id="id152" draw:id="id152" draw:layer="layout" svg:width="25.4cm" svg:height="1.55cm" svg:x="0cm" svg:y="5.927cm">
          <text:list text:style-name="L1">
            <text:list-header>
              <text:p text:style-name="P21"><text:span text:style-name="T20">2) </text:span><text:span text:style-name="T17">如果使用库函数，必须用 </text:span><text:span text:style-name="T20">#include &lt; math.h&gt;</text:span></text:p>
            </text:list-header>
          </text:list>
          <draw:enhanced-geometry svg:viewBox="0 0 21600 21600" draw:type="mso-spt202" draw:enhanced-path="M 0 0 L 21600 0 21600 21600 0 21600 0 0 Z N"/>
        </draw:custom-shape>
        <draw:custom-shape draw:name="Text Box 4" draw:style-name="gr112" draw:text-style-name="P22" draw:layer="layout" svg:width="25.4cm" svg:height="3.039cm" svg:x="0cm" svg:y="0cm">
          <text:list text:style-name="L1">
            <text:list-header>
              <text:p text:style-name="P21"><text:span text:style-name="T40">在一个函数中调用另一函数（即被调用函数）需要具备哪些条件呢？</text:span></text:p>
            </text:list-header>
          </text:list>
          <draw:enhanced-geometry svg:viewBox="0 0 21600 21600" draw:type="mso-spt202" draw:enhanced-path="M 0 0 L 21600 0 21600 21600 0 21600 0 0 Z N"/>
        </draw:custom-shape>
        <draw:custom-shape draw:name="Text Box 6" draw:style-name="gr4" draw:text-style-name="P18" xml:id="id153" draw:id="id153" draw:layer="layout" svg:width="25.4cm" svg:height="3.509cm" svg:x="0cm" svg:y="7.832cm">
          <text:list text:style-name="L1">
            <text:list-header>
              <text:p text:style-name="P17"><text:span text:style-name="T20">3) </text:span><text:span text:style-name="T17">函数调用遵循</text:span><text:span text:style-name="T19">先定义、后调用</text:span><text:span text:style-name="T17">的原则，即</text:span><text:span text:style-name="T19">被调函数应出现在主调函数之前</text:span><text:span text:style-name="T1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51" smil:attributeName="visibility" smil:to="visible"/>
                  <anim:transitionFilter smil:dur="0.5s" smil:targetElement="id151"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52" smil:attributeName="visibility" smil:to="visible"/>
                  <anim:transitionFilter smil:dur="0.5s" smil:targetElement="id15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3" smil:attributeName="visibility" smil:to="visible"/>
                  <anim:transitionFilter smil:dur="0.5s" smil:targetElement="id153" smil:type="dissolve"/>
                </anim:par>
              </anim:par>
            </anim:par>
          </anim:seq>
        </anim:par>
        <presentation:notes draw:style-name="dp2">
          <draw:page-thumbnail draw:style-name="gr3" draw:layer="layout" svg:width="12.7cm" svg:height="9.525cm" svg:x="3.175cm" svg:y="1.904cm" draw:page-number="24" presentation:class="page"/>
          <draw:frame presentation:style-name="pr1" draw:text-style-name="P5" draw:layer="layout" svg:width="13.97cm" svg:height="11.43cm" svg:x="2.54cm" svg:y="12.065cm" presentation:class="notes" presentation:placeholder="true">
            <draw:text-box/>
          </draw:frame>
        </presentation:notes>
      </draw:page>
      <draw:page draw:name="page2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4" draw:style-name="gr113" draw:text-style-name="P44" xml:id="id154" draw:id="id154" draw:layer="layout" svg:width="16.933cm" svg:height="8.056cm" svg:x="0.635cm" svg:y="0.635cm">
          <text:list text:style-name="L4">
            <text:list-header>
              <text:p text:style-name="P43"><text:span text:style-name="T31">float max(float x, float y)</text:span></text:p>
              <text:p text:style-name="P43"><text:span text:style-name="T31">{ <text:s text:c="2"/>float <text:s/>z;</text:span></text:p>
              <text:p text:style-name="P43"><text:span text:style-name="T31"><text:s text:c="5"/></text:span><text:span text:style-name="T31">z=(x&gt;y)? x : y ;</text:span></text:p>
              <text:p text:style-name="P43"><text:span text:style-name="T31"><text:s text:c="5"/></text:span><text:span text:style-name="T31">return <text:s/>z;</text:span></text:p>
              <text:p text:style-name="P43"><text:span text:style-name="T31">} <text:s text:c="4"/></text:span></text:p>
            </text:list-header>
          </text:list>
          <draw:enhanced-geometry svg:viewBox="0 0 21600 21600" draw:type="mso-spt202" draw:enhanced-path="M 0 0 L 21600 0 21600 21600 0 21600 0 0 Z N"/>
        </draw:custom-shape>
        <draw:custom-shape draw:name="Text Box 5" draw:style-name="gr5" draw:text-style-name="P44" xml:id="id155" draw:id="id155" draw:layer="layout" svg:width="16.933cm" svg:height="9.729cm" svg:x="0.635cm" svg:y="9.371cm">
          <text:list text:style-name="L1">
            <text:list-header>
              <text:p text:style-name="P43"><text:span text:style-name="T12">void main (void)</text:span></text:p>
              <text:p text:style-name="P43"><text:span text:style-name="T12">{ <text:s/>float <text:s text:c="2"/>a,b, c;</text:span></text:p>
              <text:p text:style-name="P43"><text:span text:style-name="T12"><text:s text:c="4"/></text:span><text:span text:style-name="T12">cin&gt;&gt;a&gt;&gt;b;</text:span></text:p>
              <text:p text:style-name="P43"><text:span text:style-name="T12"><text:s text:c="4"/></text:span><text:span text:style-name="T12">c=</text:span><text:span text:style-name="T31">max (a+b , a*b)</text:span><text:span text:style-name="T12"> ;</text:span></text:p>
              <text:p text:style-name="P43"><text:span text:style-name="T12"><text:s text:c="4"/></text:span><text:span text:style-name="T12">cout&lt;&lt;“The max is”&lt;&lt;c&lt;&lt;endl;</text:span></text:p>
              <text:p text:style-name="P43"><text:span text:style-name="T12">} <text:s text:c="4"/></text:span></text:p>
            </text:list-header>
          </text:list>
          <draw:enhanced-geometry svg:viewBox="0 0 21600 21600" draw:type="mso-spt202" draw:enhanced-path="M 0 0 L 21600 0 21600 21600 0 21600 0 0 Z N"/>
        </draw:custom-shape>
        <draw:custom-shape draw:name="AutoShape 6" draw:style-name="gr114" draw:text-style-name="P30" xml:id="id156" draw:id="id156" draw:layer="layout" svg:width="7.831cm" svg:height="1.482cm" svg:x="8.467cm" svg:y="5.503cm">
          <text:list text:style-name="L3">
            <text:list-header>
              <text:p text:style-name="P29"><text:span text:style-name="T26">被调函数先定义</text:span></text:p>
            </text:list-header>
          </text:list>
          <draw:enhanced-geometry svg:viewBox="0 0 21600 21600" draw:text-areas="800 800 20800 20800" draw:type="round-rectangular-callout" draw:modifiers="-1009 -237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115" draw:text-style-name="P30" xml:id="id158" draw:id="id158" draw:layer="layout" svg:width="7.832cm" svg:height="1.481cm" svg:x="7.408cm" svg:y="11.007cm">
          <text:list text:style-name="L3">
            <text:list-header>
              <text:p text:style-name="P29"><text:span text:style-name="T26">定义之后再调用</text:span></text:p>
            </text:list-header>
          </text:list>
          <draw:enhanced-geometry svg:viewBox="0 0 21600 21600" draw:text-areas="800 800 20800 20800" draw:type="round-rectangular-callout" draw:modifiers="-1277 550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116" draw:text-style-name="P30" xml:id="id157" draw:id="id157" draw:layer="layout" svg:width="6.138cm" svg:height="2.963cm" svg:x="12.912cm" svg:y="1.27cm">
          <text:list text:style-name="L3">
            <text:list-header>
              <text:p text:style-name="P29"><text:span text:style-name="T26">形参必须说明参数类型</text:span></text:p>
            </text:list-header>
          </text:list>
          <draw:enhanced-geometry svg:viewBox="0 0 21600 21600" draw:text-areas="800 800 20800 20800" draw:type="round-rectangular-callout" draw:modifiers="-7014 32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117" draw:text-style-name="P30" xml:id="id159" draw:id="id159" draw:layer="layout" svg:width="12.7cm" svg:height="2.963cm" svg:x="11.43cm" svg:y="13.335cm">
          <text:list text:style-name="L3">
            <text:list-header>
              <text:p text:style-name="P29"><text:span text:style-name="T26">实参传递的是一个具体的值，不必说明参数类型</text:span></text:p>
            </text:list-header>
          </text:list>
          <draw:enhanced-geometry svg:viewBox="0 0 21600 21600" draw:text-areas="800 800 20800 20800" draw:type="round-rectangular-callout" draw:modifiers="-3173 10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154" smil:attributeName="visibility" smil:to="visible"/>
                  <anim:transitionFilter smil:dur="0.5s" smil:targetElement="id154" smil:type="blindsWipe" smil:subtype="vertic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155" smil:attributeName="visibility" smil:to="visible"/>
                  <anim:transitionFilter smil:dur="0.5s" smil:targetElement="id155" smil:type="blindsWipe" smil:subtype="vertical"/>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6" smil:attributeName="visibility" smil:to="visible"/>
                  <anim:transitionFilter smil:dur="0.5s" smil:targetElement="id15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7" smil:attributeName="visibility" smil:to="visible"/>
                  <anim:transitionFilter smil:dur="0.5s" smil:targetElement="id15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8" smil:attributeName="visibility" smil:to="visible"/>
                  <anim:transitionFilter smil:dur="0.5s" smil:targetElement="id15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9" smil:attributeName="visibility" smil:to="visible"/>
                  <anim:transitionFilter smil:dur="0.5s" smil:targetElement="id159" smil:type="dissolve"/>
                </anim:par>
              </anim:par>
            </anim:par>
          </anim:seq>
        </anim:par>
        <presentation:notes draw:style-name="dp2">
          <draw:page-thumbnail draw:style-name="gr3" draw:layer="layout" svg:width="12.7cm" svg:height="9.525cm" svg:x="3.175cm" svg:y="1.904cm" draw:page-number="25" presentation:class="page"/>
          <draw:frame presentation:style-name="pr1" draw:text-style-name="P5" draw:layer="layout" svg:width="13.97cm" svg:height="11.43cm" svg:x="2.54cm" svg:y="12.065cm" presentation:class="notes" presentation:placeholder="true">
            <draw:text-box/>
          </draw:frame>
        </presentation:notes>
      </draw:page>
      <draw:page draw:name="page2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8" xml:id="id160" draw:id="id160" draw:layer="layout" svg:width="25.4cm" svg:height="6.757cm" svg:x="0cm" svg:y="1.058cm">
          <text:list text:style-name="L1">
            <text:list-header>
              <text:p text:style-name="P17"><text:span text:style-name="T20">4) </text:span><text:span text:style-name="T40">如果使用用户自己定义的函数，而该函数与调用它的函数（即主调函数）在同一个程序单位中</text:span><text:span text:style-name="T43">且位置在主调函数之后</text:span><text:span text:style-name="T40">，则必须在调用此函数之前</text:span><text:span text:style-name="T44">对被调用的函数作声明</text:span><text:span text:style-name="T40">。</text:span><text:span text:style-name="T17">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0" smil:attributeName="visibility" smil:to="visible"/>
                  <anim:transitionFilter smil:dur="0.5s" smil:targetElement="id160" smil:type="dissolve"/>
                </anim:par>
              </anim:par>
            </anim:par>
          </anim:seq>
        </anim:par>
        <presentation:notes draw:style-name="dp2">
          <draw:page-thumbnail draw:style-name="gr3" draw:layer="layout" svg:width="12.7cm" svg:height="9.525cm" svg:x="3.175cm" svg:y="1.904cm" draw:page-number="26" presentation:class="page"/>
          <draw:frame presentation:style-name="pr1" draw:text-style-name="P5" draw:layer="layout" svg:width="13.97cm" svg:height="11.43cm" svg:x="2.54cm" svg:y="12.065cm" presentation:class="notes" presentation:placeholder="true">
            <draw:text-box/>
          </draw:frame>
        </presentation:notes>
      </draw:page>
      <draw:page draw:name="page2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5" draw:text-style-name="P57" draw:layer="layout" svg:width="11.007cm" svg:height="8.651cm" svg:x="0cm" svg:y="11.007cm">
          <text:list text:style-name="L1">
            <text:list-header>
              <text:p text:style-name="P56"><text:span text:style-name="T12">float <text:s/>max (float x, float y)</text:span></text:p>
              <text:p text:style-name="P56"><text:span text:style-name="T12">{ <text:s text:c="2"/>float <text:s/>z;</text:span></text:p>
              <text:p text:style-name="P56"><text:span text:style-name="T12"><text:s text:c="5"/></text:span><text:span text:style-name="T12">z=(x&gt;y)? x : y ;</text:span></text:p>
              <text:p text:style-name="P56"><text:span text:style-name="T12"><text:s text:c="5"/></text:span><text:span text:style-name="T12">return <text:s/>z;</text:span></text:p>
              <text:p text:style-name="P56"><text:span text:style-name="T12">} <text:s text:c="4"/></text:span></text:p>
            </text:list-header>
          </text:list>
          <draw:enhanced-geometry svg:viewBox="0 0 21600 21600" draw:type="mso-spt202" draw:enhanced-path="M 0 0 L 21600 0 21600 21600 0 21600 0 0 Z N"/>
        </draw:custom-shape>
        <draw:custom-shape draw:name="Text Box 4" draw:style-name="gr5" draw:text-style-name="P57" draw:layer="layout" svg:width="19.05cm" svg:height="10.576cm" svg:x="0cm" svg:y="0cm">
          <text:list text:style-name="L1">
            <text:list-header>
              <text:p text:style-name="P56"><text:span text:style-name="T12">void main (void)</text:span></text:p>
              <text:p text:style-name="P56"><text:span text:style-name="T12">{ <text:s text:c="3"/>float <text:s text:c="2"/>a,b, c;</text:span></text:p>
              <text:p text:style-name="P56"><text:span text:style-name="T12"><text:s text:c="6"/></text:span><text:span text:style-name="T28">float <text:s text:c="2"/>max (float,float);</text:span></text:p>
              <text:p text:style-name="P56"><text:span text:style-name="T12"><text:s text:c="6"/></text:span><text:span text:style-name="T12">cin&gt;&gt;a&gt;&gt;b;</text:span></text:p>
              <text:p text:style-name="P56"><text:span text:style-name="T12"><text:s text:c="6"/></text:span><text:span text:style-name="T12">c=max (a,b) ;</text:span></text:p>
              <text:p text:style-name="P56"><text:span text:style-name="T12"><text:s text:c="6"/></text:span><text:span text:style-name="T12">cout&lt;&lt;“The max is”&lt;&lt;c&lt;&lt;endl;</text:span></text:p>
              <text:p text:style-name="P56"><text:span text:style-name="T12">} <text:s text:c="4"/></text:span></text:p>
            </text:list-header>
          </text:list>
          <draw:enhanced-geometry svg:viewBox="0 0 21600 21600" draw:type="mso-spt202" draw:enhanced-path="M 0 0 L 21600 0 21600 21600 0 21600 0 0 Z N"/>
        </draw:custom-shape>
        <draw:custom-shape draw:name="AutoShape 5" draw:style-name="gr118" draw:text-style-name="P30" xml:id="id161" draw:id="id161" draw:layer="layout" svg:width="6.561cm" svg:height="1.482cm" svg:x="12.277cm" svg:y="2.963cm">
          <text:list text:style-name="L3">
            <text:list-header>
              <text:p text:style-name="P29"><text:span text:style-name="T26">函数原型说明</text:span></text:p>
            </text:list-header>
          </text:list>
          <draw:enhanced-geometry svg:viewBox="0 0 21600 21600" draw:text-areas="800 800 20800 20800" draw:type="round-rectangular-callout" draw:modifiers="-2976 9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119" draw:text-style-name="P30" xml:id="id162" draw:id="id162" draw:layer="layout" svg:width="4.657cm" svg:height="1.481cm" svg:x="12.065cm" svg:y="11.642cm">
          <text:list text:style-name="L3">
            <text:list-header>
              <text:p text:style-name="P29"><text:span text:style-name="T26">函数定义</text:span></text:p>
            </text:list-header>
          </text:list>
          <draw:enhanced-geometry svg:viewBox="0 0 21600 21600" draw:text-areas="800 800 20800 20800" draw:type="round-rectangular-callout" draw:modifiers="-5482 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8" draw:style-name="gr120" draw:text-style-name="P22" xml:id="id163" draw:id="id163" draw:layer="layout" svg:width="15.443cm" svg:height="4.528cm" svg:x="8.899cm" svg:y="13.758cm">
          <text:list text:style-name="L2">
            <text:list-header>
              <text:p text:style-name="P21"><text:span text:style-name="T22">定义是一个完整的函数单位，而原型说明仅仅是说明函数的</text:span><text:span text:style-name="T19">返回值及形参的类型</text:span><text:span text:style-name="T2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1" smil:attributeName="visibility" smil:to="visible"/>
                  <anim:transitionFilter smil:dur="0.5s" smil:targetElement="id16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2" smil:attributeName="visibility" smil:to="visible"/>
                  <anim:transitionFilter smil:dur="0.5s" smil:targetElement="id162" smil:type="dissolv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63" smil:attributeName="visibility" smil:to="visible"/>
                  <anim:transitionFilter smil:dur="0.5s" smil:targetElement="id163" smil:type="blindsWipe" smil:subtype="horizontal"/>
                </anim:par>
              </anim:par>
            </anim:par>
          </anim:seq>
        </anim:par>
        <presentation:notes draw:style-name="dp2">
          <draw:page-thumbnail draw:style-name="gr3" draw:layer="layout" svg:width="12.7cm" svg:height="9.525cm" svg:x="3.175cm" svg:y="1.904cm" draw:page-number="27" presentation:class="page"/>
          <draw:frame presentation:style-name="pr1" draw:text-style-name="P5" draw:layer="layout" svg:width="13.97cm" svg:height="11.43cm" svg:x="2.54cm" svg:y="12.065cm" presentation:class="notes" presentation:placeholder="true">
            <draw:text-box/>
          </draw:frame>
        </presentation:notes>
      </draw:page>
      <draw:page draw:name="page2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59" draw:layer="layout" svg:width="18.204cm" svg:height="15.662cm" svg:x="0.423cm" svg:y="1.27cm">
          <text:list text:style-name="L1">
            <text:list-header>
              <text:p text:style-name="P58"><text:span text:style-name="T12">void main(void)</text:span></text:p>
              <text:p text:style-name="P58"><text:span text:style-name="T12">{ <text:s/>int <text:s/>i=2, x=5, j=7; <text:s/></text:span><text:span text:style-name="T13">void fun(int,int);</text:span></text:p>
              <text:p text:style-name="P58"><text:span text:style-name="T12"><text:s text:c="4"/></text:span><text:span text:style-name="T12">fun ( j, 6);</text:span></text:p>
              <text:p text:style-name="P58"><text:span text:style-name="T12"><text:s text:c="2"/></text:span><text:span text:style-name="T12">cout&lt;&lt;i&lt;&lt;‘\t’&lt;&lt; j&lt;&lt;‘\t’&lt;&lt; x&lt;&lt;endl;</text:span></text:p>
              <text:p text:style-name="P58"><text:span text:style-name="T12">}</text:span></text:p>
              <text:p text:style-name="P58"><text:span text:style-name="T12">void fun ( int i, int j)</text:span></text:p>
              <text:p text:style-name="P58"><text:span text:style-name="T12">{ <text:s/>int <text:s/>x=7;</text:span></text:p>
              <text:p text:style-name="P58"><text:span text:style-name="T12"><text:s text:c="4"/></text:span><text:span text:style-name="T12">cout&lt;&lt;i&lt;&lt;‘\t’&lt;&lt; j&lt;&lt;‘\t’&lt;&lt;x&lt;&lt;endl;</text:span></text:p>
              <text:p text:style-name="P58"><text:span text:style-name="T12">}</text:span></text:p>
            </text:list-header>
          </text:list>
          <draw:enhanced-geometry svg:viewBox="0 0 21600 21600" draw:type="mso-spt202" draw:enhanced-path="M 0 0 L 21600 0 21600 21600 0 21600 0 0 Z N"/>
        </draw:custom-shape>
        <draw:g draw:name="Group 3" xml:id="id164" draw:id="id164">
          <draw:custom-shape draw:name="Text Box 4" draw:style-name="gr67" draw:text-style-name="P60" draw:layer="layout" svg:width="1.693cm" svg:height="1.178cm" svg:x="15.663cm" svg:y="2.751cm">
            <text:list text:style-name="L1">
              <text:list-header>
                <text:p text:style-name="P23"><text:span text:style-name="T9">2</text:span></text:p>
              </text:list-header>
            </text:list>
            <draw:enhanced-geometry svg:viewBox="0 0 21600 21600" draw:type="mso-spt202" draw:enhanced-path="M 0 0 L 21600 0 21600 21600 0 21600 0 0 Z N"/>
          </draw:custom-shape>
          <draw:custom-shape draw:name="Text Box 5" draw:style-name="gr5" draw:text-style-name="P60" draw:layer="layout" svg:width="1.27cm" svg:height="1.178cm" svg:x="15.875cm" svg:y="1.27cm">
            <text:list text:style-name="L1">
              <text:list-header>
                <text:p text:style-name="P23"><text:span text:style-name="T9">i</text:span></text:p>
              </text:list-header>
            </text:list>
            <draw:enhanced-geometry svg:viewBox="0 0 21600 21600" draw:type="mso-spt202" draw:enhanced-path="M 0 0 L 21600 0 21600 21600 0 21600 0 0 Z N"/>
          </draw:custom-shape>
          <draw:custom-shape draw:name="Text Box 6" draw:style-name="gr67" draw:text-style-name="P60" draw:layer="layout" svg:width="1.693cm" svg:height="1.178cm" svg:x="18.203cm" svg:y="2.751cm">
            <text:list text:style-name="L1">
              <text:list-header>
                <text:p text:style-name="P23"><text:span text:style-name="T9">5</text:span></text:p>
              </text:list-header>
            </text:list>
            <draw:enhanced-geometry svg:viewBox="0 0 21600 21600" draw:type="mso-spt202" draw:enhanced-path="M 0 0 L 21600 0 21600 21600 0 21600 0 0 Z N"/>
          </draw:custom-shape>
          <draw:custom-shape draw:name="Text Box 7" draw:style-name="gr5" draw:text-style-name="P60" draw:layer="layout" svg:width="1.27cm" svg:height="1.178cm" svg:x="18.415cm" svg:y="1.27cm">
            <text:list text:style-name="L1">
              <text:list-header>
                <text:p text:style-name="P23"><text:span text:style-name="T9">x</text:span></text:p>
              </text:list-header>
            </text:list>
            <draw:enhanced-geometry svg:viewBox="0 0 21600 21600" draw:type="mso-spt202" draw:enhanced-path="M 0 0 L 21600 0 21600 21600 0 21600 0 0 Z N"/>
          </draw:custom-shape>
          <draw:custom-shape draw:name="Text Box 8" draw:style-name="gr67" draw:text-style-name="P60" draw:layer="layout" svg:width="1.694cm" svg:height="1.178cm" svg:x="20.531cm" svg:y="2.751cm">
            <text:list text:style-name="L1">
              <text:list-header>
                <text:p text:style-name="P23"><text:span text:style-name="T9">7</text:span></text:p>
              </text:list-header>
            </text:list>
            <draw:enhanced-geometry svg:viewBox="0 0 21600 21600" draw:type="mso-spt202" draw:enhanced-path="M 0 0 L 21600 0 21600 21600 0 21600 0 0 Z N"/>
          </draw:custom-shape>
          <draw:custom-shape draw:name="Text Box 9" draw:style-name="gr5" draw:text-style-name="P60" draw:layer="layout" svg:width="1.27cm" svg:height="1.178cm" svg:x="20.743cm" svg:y="1.27cm">
            <text:list text:style-name="L1">
              <text:list-header>
                <text:p text:style-name="P23"><text:span text:style-name="T9">j</text:span></text:p>
              </text:list-header>
            </text:list>
            <draw:enhanced-geometry svg:viewBox="0 0 21600 21600" draw:type="mso-spt202" draw:enhanced-path="M 0 0 L 21600 0 21600 21600 0 21600 0 0 Z N"/>
          </draw:custom-shape>
          <draw:custom-shape draw:name="Text Box 10" draw:style-name="gr67" draw:text-style-name="P60" draw:layer="layout" svg:width="1.693cm" svg:height="1.178cm" svg:x="22.86cm" svg:y="2.751cm">
            <text:list text:style-name="L1">
              <text:list-header>
                <text:p text:style-name="P23"><text:span text:style-name="T9">6</text:span></text:p>
              </text:list-header>
            </text:list>
            <draw:enhanced-geometry svg:viewBox="0 0 21600 21600" draw:type="mso-spt202" draw:enhanced-path="M 0 0 L 21600 0 21600 21600 0 21600 0 0 Z N"/>
          </draw:custom-shape>
        </draw:g>
        <draw:g draw:name="Group 11" xml:id="id166" draw:id="id166">
          <draw:custom-shape draw:name="AutoShape 12" draw:style-name="gr6" draw:text-style-name="P10" draw:layer="layout" svg:width="0.635cm" svg:height="3.387cm" svg:x="20.955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3" draw:style-name="gr6" draw:text-style-name="P10" draw:layer="layout" svg:width="0.635cm" svg:height="3.387cm" svg:x="23.071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xml:id="id167" draw:id="id167">
          <draw:custom-shape draw:name="Text Box 15" draw:style-name="gr121" draw:text-style-name="P60" draw:layer="layout" svg:width="1.27cm" svg:height="1.178cm" svg:x="20.743cm" svg:y="8.255cm">
            <text:list text:style-name="L4">
              <text:list-header>
                <text:p text:style-name="P23"><text:span text:style-name="T45">7</text:span></text:p>
              </text:list-header>
            </text:list>
            <draw:enhanced-geometry svg:viewBox="0 0 21600 21600" draw:type="mso-spt202" draw:enhanced-path="M 0 0 L 21600 0 21600 21600 0 21600 0 0 Z N"/>
          </draw:custom-shape>
          <draw:custom-shape draw:name="Text Box 16" draw:style-name="gr122" draw:text-style-name="P60" draw:layer="layout" svg:width="1.27cm" svg:height="1.178cm" svg:x="23.283cm" svg:y="8.255cm">
            <text:list text:style-name="L4">
              <text:list-header>
                <text:p text:style-name="P23"><text:span text:style-name="T45">6</text:span></text:p>
              </text:list-header>
            </text:list>
            <draw:enhanced-geometry svg:viewBox="0 0 21600 21600" draw:type="mso-spt202" draw:enhanced-path="M 0 0 L 21600 0 21600 21600 0 21600 0 0 Z N"/>
          </draw:custom-shape>
        </draw:g>
        <draw:g draw:name="Group 17" xml:id="id165" draw:id="id165">
          <draw:g draw:name="Group 18">
            <draw:custom-shape draw:name="Text Box 19" draw:style-name="gr67" draw:text-style-name="P60" draw:layer="layout" svg:width="1.693cm" svg:height="1.212cm" svg:x="22.86cm" svg:y="8.255cm">
              <text:p/>
              <draw:enhanced-geometry svg:viewBox="0 0 21600 21600" draw:type="mso-spt202" draw:enhanced-path="M 0 0 L 21600 0 21600 21600 0 21600 0 0 Z N"/>
            </draw:custom-shape>
            <draw:custom-shape draw:name="Text Box 20" draw:style-name="gr5" draw:text-style-name="P60" draw:layer="layout" svg:width="1.27cm" svg:height="1.178cm" svg:x="23.283cm" svg:y="9.524cm">
              <text:list text:style-name="L1">
                <text:list-header>
                  <text:p text:style-name="P23"><text:span text:style-name="T9">j</text:span></text:p>
                </text:list-header>
              </text:list>
              <draw:enhanced-geometry svg:viewBox="0 0 21600 21600" draw:type="mso-spt202" draw:enhanced-path="M 0 0 L 21600 0 21600 21600 0 21600 0 0 Z N"/>
            </draw:custom-shape>
            <draw:custom-shape draw:name="Text Box 21" draw:style-name="gr67" draw:text-style-name="P60" draw:layer="layout" svg:width="1.693cm" svg:height="1.212cm" svg:x="18.203cm" svg:y="8.255cm">
              <text:p/>
              <draw:enhanced-geometry svg:viewBox="0 0 21600 21600" draw:type="mso-spt202" draw:enhanced-path="M 0 0 L 21600 0 21600 21600 0 21600 0 0 Z N"/>
            </draw:custom-shape>
            <draw:custom-shape draw:name="Text Box 22" draw:style-name="gr5" draw:text-style-name="P60" draw:layer="layout" svg:width="1.27cm" svg:height="1.178cm" svg:x="18.415cm" svg:y="9.524cm">
              <text:list text:style-name="L1">
                <text:list-header>
                  <text:p text:style-name="P23"><text:span text:style-name="T9">x</text:span></text:p>
                </text:list-header>
              </text:list>
              <draw:enhanced-geometry svg:viewBox="0 0 21600 21600" draw:type="mso-spt202" draw:enhanced-path="M 0 0 L 21600 0 21600 21600 0 21600 0 0 Z N"/>
            </draw:custom-shape>
            <draw:custom-shape draw:name="Text Box 23" draw:style-name="gr67" draw:text-style-name="P60" draw:layer="layout" svg:width="1.694cm" svg:height="1.212cm" svg:x="20.531cm" svg:y="8.255cm">
              <text:p/>
              <draw:enhanced-geometry svg:viewBox="0 0 21600 21600" draw:type="mso-spt202" draw:enhanced-path="M 0 0 L 21600 0 21600 21600 0 21600 0 0 Z N"/>
            </draw:custom-shape>
            <draw:custom-shape draw:name="Text Box 24" draw:style-name="gr5" draw:text-style-name="P60" draw:layer="layout" svg:width="1.27cm" svg:height="1.178cm" svg:x="20.955cm" svg:y="9.524cm">
              <text:list text:style-name="L1">
                <text:list-header>
                  <text:p text:style-name="P23"><text:span text:style-name="T9">i</text:span></text:p>
                </text:list-header>
              </text:list>
              <draw:enhanced-geometry svg:viewBox="0 0 21600 21600" draw:type="mso-spt202" draw:enhanced-path="M 0 0 L 21600 0 21600 21600 0 21600 0 0 Z N"/>
            </draw:custom-shape>
          </draw:g>
          <draw:custom-shape draw:name="Text Box 25" draw:style-name="gr5" draw:text-style-name="P60" draw:layer="layout" svg:width="1.27cm" svg:height="1.178cm" svg:x="18.415cm" svg:y="8.255cm">
            <text:list text:style-name="L1">
              <text:list-header>
                <text:p text:style-name="P23"><text:span text:style-name="T9">7</text:span></text:p>
              </text:list-header>
            </text:list>
            <draw:enhanced-geometry svg:viewBox="0 0 21600 21600" draw:type="mso-spt202" draw:enhanced-path="M 0 0 L 21600 0 21600 21600 0 21600 0 0 Z N"/>
          </draw:custom-shape>
        </draw:g>
        <draw:custom-shape draw:name="Text Box 26" draw:style-name="gr123" draw:text-style-name="P22" draw:layer="layout" svg:width="12.912cm" svg:height="3.745cm" svg:x="4.233cm" svg:y="14.817cm">
          <text:list text:style-name="L2">
            <text:list-header>
              <text:p xml:id="id169" text:id="id169" text:style-name="P21"><text:span text:style-name="T22">输出： <text:s/></text:span><text:span text:style-name="T23">7 <text:s text:c="5"/>6 <text:s text:c="5"/>7</text:span></text:p>
              <text:p xml:id="id170" text:id="id170" text:style-name="P21"><text:span text:style-name="T23"><text:tab/></text:span><text:span text:style-name="T23"> <text:s text:c="3"/></text:span><text:span text:style-name="T23">2 <text:s text:c="5"/>7 <text:s text:c="5"/>5 <text:s text:c="9"/></text:span></text:p>
            </text:list-header>
          </text:list>
          <draw:enhanced-geometry svg:viewBox="0 0 21600 21600" draw:type="mso-spt202" draw:enhanced-path="M 0 0 L 21600 0 21600 21600 0 21600 0 0 Z N"/>
        </draw:custom-shape>
        <draw:custom-shape draw:name="Rectangle 27" draw:style-name="gr17" draw:text-style-name="P26" xml:id="id168" draw:id="id168" draw:layer="layout" svg:width="7.831cm" svg:height="6.139cm" svg:x="16.722cm" svg:y="5.503cm">
          <text:list text:style-name="L1">
            <text:list-header>
              <text:p text:style-name="P25"><text:span text:style-name="T11"/></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64" smil:attributeName="visibility" smil:to="visible"/>
                  <anim:transitionFilter smil:dur="0.5s" smil:targetElement="id164" smil:type="irisWipe" smil:subtype="rectangle" smil:direction="revers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65" smil:attributeName="visibility" smil:to="visible"/>
                </anim:par>
              </anim:par>
            </anim:par>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166" smil:attributeName="visibility" smil:to="visible"/>
                  <anim:transitionFilter smil:dur="0.5s" smil:targetElement="id166" smil:type="slideWipe" smil:subtype="fromTop"/>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7" smil:attributeName="visibility" smil:to="visible"/>
                  <anim:transitionFilter smil:dur="0.5s" smil:targetElement="id167"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68" smil:attributeName="visibility" smil:to="visible"/>
                  <anim:transitionFilter smil:dur="0.5s" smil:targetElement="id168"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9" anim:sub-item="text" smil:attributeName="visibility" smil:to="visible"/>
                  <anim:transitionFilter smil:dur="0.5s" smil:targetElement="id169" anim:sub-item="text"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0" anim:sub-item="text" smil:attributeName="visibility" smil:to="visible"/>
                  <anim:transitionFilter smil:dur="0.5s" smil:targetElement="id170" anim:sub-item="text" smil:type="dissolve"/>
                </anim:par>
              </anim:par>
            </anim:par>
          </anim:seq>
        </anim:par>
        <presentation:notes draw:style-name="dp2">
          <draw:page-thumbnail draw:style-name="gr3" draw:layer="layout" svg:width="12.7cm" svg:height="9.525cm" svg:x="3.175cm" svg:y="1.904cm" draw:page-number="28" presentation:class="page"/>
          <draw:frame presentation:style-name="pr1" draw:text-style-name="P5" draw:layer="layout" svg:width="13.97cm" svg:height="11.43cm" svg:x="2.54cm" svg:y="12.065cm" presentation:class="notes" presentation:placeholder="true">
            <draw:text-box/>
          </draw:frame>
        </presentation:notes>
      </draw:page>
      <draw:page draw:name="page2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8" draw:layer="layout" svg:width="22.225cm" svg:height="13.139cm" svg:x="0cm" svg:y="0.635cm">
          <text:list text:style-name="L1">
            <text:list-header>
              <text:p text:style-name="P27"><text:span text:style-name="T9">void main(void )</text:span></text:p>
              <text:p text:style-name="P27"><text:span text:style-name="T9">{ <text:s text:c="2"/>int <text:s/>x=2,y=3, z=0;</text:span><text:span text:style-name="T46">void add(int,int,int);</text:span></text:p>
              <text:p text:style-name="P27"><text:span text:style-name="T9"><text:s text:c="5"/></text:span><text:span text:style-name="T9">cout&lt;&lt;“(1) x=“&lt;&lt;x&lt;&lt;“ y=“&lt;&lt;y&lt;&lt;“ z=“&lt;&lt;z&lt;&lt;endl;</text:span></text:p>
              <text:p text:style-name="P27"><text:span text:style-name="T9"><text:s text:c="5"/></text:span><text:span text:style-name="T9">add (x, y, z);</text:span></text:p>
              <text:p text:style-name="P27"><text:span text:style-name="T9"><text:s text:c="5"/></text:span><text:span text:style-name="T9">cout&lt;&lt; (“(3) x=“&lt;&lt;x&lt;&lt;“ y=“&lt;&lt;y&lt;&lt;“ z=“&lt;&lt;z&lt;&lt;endl;</text:span></text:p>
              <text:p text:style-name="P27"><text:span text:style-name="T9">}</text:span></text:p>
              <text:p text:style-name="P27"><text:span text:style-name="T9">void add ( int x, int y, int z)</text:span></text:p>
              <text:p text:style-name="P27"><text:span text:style-name="T9">{ <text:s text:c="2"/>z=x+y; <text:s/>x=x*x; <text:s/>y=y*y;</text:span></text:p>
              <text:p text:style-name="P27"><text:span text:style-name="T9"><text:s text:c="4"/></text:span><text:span text:style-name="T9">cout&lt;&lt;(“(2) x=“&lt;&lt;x&lt;&lt;“ y=“&lt;&lt;y&lt;&lt;“ z=“&lt;&lt;z&lt;&lt;endl;</text:span></text:p>
              <text:p text:style-name="P27"><text:span text:style-name="T9">}</text:span></text:p>
            </text:list-header>
          </text:list>
          <draw:enhanced-geometry svg:viewBox="0 0 21600 21600" draw:type="mso-spt202" draw:enhanced-path="M 0 0 L 21600 0 21600 21600 0 21600 0 0 Z N"/>
        </draw:custom-shape>
        <draw:g draw:name="Group 3" xml:id="id171" draw:id="id171">
          <draw:custom-shape draw:name="Text Box 4" draw:style-name="gr67" draw:text-style-name="P60" draw:layer="layout" svg:width="1.694cm" svg:height="1.178cm" svg:x="16.933cm" svg:y="8.678cm">
            <text:list text:style-name="L1">
              <text:list-header>
                <text:p text:style-name="P23"><text:span text:style-name="T9">2</text:span></text:p>
              </text:list-header>
            </text:list>
            <draw:enhanced-geometry svg:viewBox="0 0 21600 21600" draw:type="mso-spt202" draw:enhanced-path="M 0 0 L 21600 0 21600 21600 0 21600 0 0 Z N"/>
          </draw:custom-shape>
          <draw:custom-shape draw:name="Text Box 5" draw:style-name="gr5" draw:text-style-name="P60" draw:layer="layout" svg:width="1.27cm" svg:height="1.178cm" svg:x="17.145cm" svg:y="7.197cm">
            <text:list text:style-name="L1">
              <text:list-header>
                <text:p text:style-name="P23"><text:span text:style-name="T9">x</text:span></text:p>
              </text:list-header>
            </text:list>
            <draw:enhanced-geometry svg:viewBox="0 0 21600 21600" draw:type="mso-spt202" draw:enhanced-path="M 0 0 L 21600 0 21600 21600 0 21600 0 0 Z N"/>
          </draw:custom-shape>
          <draw:custom-shape draw:name="Text Box 6" draw:style-name="gr67" draw:text-style-name="P60" draw:layer="layout" svg:width="1.694cm" svg:height="1.178cm" svg:x="19.473cm" svg:y="8.678cm">
            <text:list text:style-name="L1">
              <text:list-header>
                <text:p text:style-name="P23"><text:span text:style-name="T9">3</text:span></text:p>
              </text:list-header>
            </text:list>
            <draw:enhanced-geometry svg:viewBox="0 0 21600 21600" draw:type="mso-spt202" draw:enhanced-path="M 0 0 L 21600 0 21600 21600 0 21600 0 0 Z N"/>
          </draw:custom-shape>
          <draw:custom-shape draw:name="Text Box 7" draw:style-name="gr5" draw:text-style-name="P60" draw:layer="layout" svg:width="1.27cm" svg:height="1.178cm" svg:x="19.685cm" svg:y="7.197cm">
            <text:list text:style-name="L1">
              <text:list-header>
                <text:p text:style-name="P23"><text:span text:style-name="T9">y</text:span></text:p>
              </text:list-header>
            </text:list>
            <draw:enhanced-geometry svg:viewBox="0 0 21600 21600" draw:type="mso-spt202" draw:enhanced-path="M 0 0 L 21600 0 21600 21600 0 21600 0 0 Z N"/>
          </draw:custom-shape>
          <draw:custom-shape draw:name="Text Box 8" draw:style-name="gr67" draw:text-style-name="P60" draw:layer="layout" svg:width="1.693cm" svg:height="1.178cm" svg:x="21.802cm" svg:y="8.678cm">
            <text:list text:style-name="L1">
              <text:list-header>
                <text:p text:style-name="P23"><text:span text:style-name="T9">0</text:span></text:p>
              </text:list-header>
            </text:list>
            <draw:enhanced-geometry svg:viewBox="0 0 21600 21600" draw:type="mso-spt202" draw:enhanced-path="M 0 0 L 21600 0 21600 21600 0 21600 0 0 Z N"/>
          </draw:custom-shape>
          <draw:custom-shape draw:name="Text Box 9" draw:style-name="gr5" draw:text-style-name="P60" draw:layer="layout" svg:width="1.27cm" svg:height="1.178cm" svg:x="22.013cm" svg:y="7.197cm">
            <text:list text:style-name="L1">
              <text:list-header>
                <text:p text:style-name="P23"><text:span text:style-name="T9">z</text:span></text:p>
              </text:list-header>
            </text:list>
            <draw:enhanced-geometry svg:viewBox="0 0 21600 21600" draw:type="mso-spt202" draw:enhanced-path="M 0 0 L 21600 0 21600 21600 0 21600 0 0 Z N"/>
          </draw:custom-shape>
        </draw:g>
        <draw:g draw:name="Group 10" xml:id="id173" draw:id="id173">
          <draw:custom-shape draw:name="Text Box 11" draw:style-name="gr67" draw:text-style-name="P60" draw:layer="layout" svg:width="1.694cm" svg:height="1.212cm" svg:x="16.933cm" svg:y="12.912cm">
            <text:p/>
            <draw:enhanced-geometry svg:viewBox="0 0 21600 21600" draw:type="mso-spt202" draw:enhanced-path="M 0 0 L 21600 0 21600 21600 0 21600 0 0 Z N"/>
          </draw:custom-shape>
          <draw:custom-shape draw:name="Text Box 12" draw:style-name="gr5" draw:text-style-name="P60" draw:layer="layout" svg:width="1.27cm" svg:height="1.178cm" svg:x="17.145cm" svg:y="14.182cm">
            <text:list text:style-name="L1">
              <text:list-header>
                <text:p text:style-name="P23"><text:span text:style-name="T9">x</text:span></text:p>
              </text:list-header>
            </text:list>
            <draw:enhanced-geometry svg:viewBox="0 0 21600 21600" draw:type="mso-spt202" draw:enhanced-path="M 0 0 L 21600 0 21600 21600 0 21600 0 0 Z N"/>
          </draw:custom-shape>
          <draw:custom-shape draw:name="Text Box 13" draw:style-name="gr67" draw:text-style-name="P60" draw:layer="layout" svg:width="1.694cm" svg:height="1.212cm" svg:x="19.473cm" svg:y="12.912cm">
            <text:p/>
            <draw:enhanced-geometry svg:viewBox="0 0 21600 21600" draw:type="mso-spt202" draw:enhanced-path="M 0 0 L 21600 0 21600 21600 0 21600 0 0 Z N"/>
          </draw:custom-shape>
          <draw:custom-shape draw:name="Text Box 14" draw:style-name="gr5" draw:text-style-name="P60" draw:layer="layout" svg:width="1.27cm" svg:height="1.178cm" svg:x="19.685cm" svg:y="14.182cm">
            <text:list text:style-name="L1">
              <text:list-header>
                <text:p text:style-name="P23"><text:span text:style-name="T9">y</text:span></text:p>
              </text:list-header>
            </text:list>
            <draw:enhanced-geometry svg:viewBox="0 0 21600 21600" draw:type="mso-spt202" draw:enhanced-path="M 0 0 L 21600 0 21600 21600 0 21600 0 0 Z N"/>
          </draw:custom-shape>
          <draw:custom-shape draw:name="Text Box 15" draw:style-name="gr67" draw:text-style-name="P60" draw:layer="layout" svg:width="1.693cm" svg:height="1.212cm" svg:x="21.802cm" svg:y="12.912cm">
            <text:p/>
            <draw:enhanced-geometry svg:viewBox="0 0 21600 21600" draw:type="mso-spt202" draw:enhanced-path="M 0 0 L 21600 0 21600 21600 0 21600 0 0 Z N"/>
          </draw:custom-shape>
          <draw:custom-shape draw:name="Text Box 16" draw:style-name="gr5" draw:text-style-name="P60" draw:layer="layout" svg:width="1.27cm" svg:height="1.178cm" svg:x="22.013cm" svg:y="14.182cm">
            <text:list text:style-name="L1">
              <text:list-header>
                <text:p text:style-name="P23"><text:span text:style-name="T9">z</text:span></text:p>
              </text:list-header>
            </text:list>
            <draw:enhanced-geometry svg:viewBox="0 0 21600 21600" draw:type="mso-spt202" draw:enhanced-path="M 0 0 L 21600 0 21600 21600 0 21600 0 0 Z N"/>
          </draw:custom-shape>
        </draw:g>
        <draw:g draw:name="Group 17" xml:id="id174" draw:id="id174">
          <draw:custom-shape draw:name="AutoShape 18" draw:style-name="gr6" draw:text-style-name="P10" draw:layer="layout" svg:width="0.635cm" svg:height="2.328cm" svg:x="19.897cm" svg:y="10.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9" draw:style-name="gr6" draw:text-style-name="P10" draw:layer="layout" svg:width="0.635cm" svg:height="2.328cm" svg:x="22.225cm" svg:y="10.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20" draw:style-name="gr6" draw:text-style-name="P10" draw:layer="layout" svg:width="0.635cm" svg:height="2.328cm" svg:x="17.357cm" svg:y="10.3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1" xml:id="id175" draw:id="id175">
          <draw:custom-shape draw:name="Text Box 22" draw:style-name="gr124" draw:text-style-name="P60" draw:layer="layout" svg:width="1.693cm" svg:height="1.178cm" svg:x="16.933cm" svg:y="12.912cm">
            <text:list text:style-name="L4">
              <text:list-header>
                <text:p text:style-name="P23"><text:span text:style-name="T45">2</text:span></text:p>
              </text:list-header>
            </text:list>
            <draw:enhanced-geometry svg:viewBox="0 0 21600 21600" draw:type="mso-spt202" draw:enhanced-path="M 0 0 L 21600 0 21600 21600 0 21600 0 0 Z N"/>
          </draw:custom-shape>
          <draw:custom-shape draw:name="Text Box 23" draw:style-name="gr125" draw:text-style-name="P60" draw:layer="layout" svg:width="1.693cm" svg:height="1.178cm" svg:x="19.473cm" svg:y="12.912cm">
            <text:list text:style-name="L4">
              <text:list-header>
                <text:p text:style-name="P23"><text:span text:style-name="T45">3</text:span></text:p>
              </text:list-header>
            </text:list>
            <draw:enhanced-geometry svg:viewBox="0 0 21600 21600" draw:type="mso-spt202" draw:enhanced-path="M 0 0 L 21600 0 21600 21600 0 21600 0 0 Z N"/>
          </draw:custom-shape>
          <draw:custom-shape draw:name="Text Box 24" draw:style-name="gr126" draw:text-style-name="P60" draw:layer="layout" svg:width="1.694cm" svg:height="1.178cm" svg:x="21.801cm" svg:y="12.912cm">
            <text:list text:style-name="L4">
              <text:list-header>
                <text:p text:style-name="P23"><text:span text:style-name="T45">0</text:span></text:p>
              </text:list-header>
            </text:list>
            <draw:enhanced-geometry svg:viewBox="0 0 21600 21600" draw:type="mso-spt202" draw:enhanced-path="M 0 0 L 21600 0 21600 21600 0 21600 0 0 Z N"/>
          </draw:custom-shape>
        </draw:g>
        <draw:g draw:name="Group 25" xml:id="id176" draw:id="id176">
          <draw:custom-shape draw:name="Text Box 26" draw:style-name="gr127" draw:text-style-name="P60" draw:layer="layout" svg:width="1.694cm" svg:height="1.178cm" svg:x="16.933cm" svg:y="15.452cm">
            <text:list text:style-name="L6">
              <text:list-header>
                <text:p text:style-name="P23"><text:span text:style-name="T47">4</text:span></text:p>
              </text:list-header>
            </text:list>
            <draw:enhanced-geometry svg:viewBox="0 0 21600 21600" draw:type="mso-spt202" draw:enhanced-path="M 0 0 L 21600 0 21600 21600 0 21600 0 0 Z N"/>
          </draw:custom-shape>
          <draw:custom-shape draw:name="Text Box 27" draw:style-name="gr128" draw:text-style-name="P60" draw:layer="layout" svg:width="1.694cm" svg:height="1.178cm" svg:x="19.473cm" svg:y="15.452cm">
            <text:list text:style-name="L6">
              <text:list-header>
                <text:p text:style-name="P23"><text:span text:style-name="T47">9</text:span></text:p>
              </text:list-header>
            </text:list>
            <draw:enhanced-geometry svg:viewBox="0 0 21600 21600" draw:type="mso-spt202" draw:enhanced-path="M 0 0 L 21600 0 21600 21600 0 21600 0 0 Z N"/>
          </draw:custom-shape>
          <draw:custom-shape draw:name="Text Box 28" draw:style-name="gr129" draw:text-style-name="P60" draw:layer="layout" svg:width="1.693cm" svg:height="1.178cm" svg:x="21.802cm" svg:y="15.452cm">
            <text:list text:style-name="L6">
              <text:list-header>
                <text:p text:style-name="P23"><text:span text:style-name="T47">5</text:span></text:p>
              </text:list-header>
            </text:list>
            <draw:enhanced-geometry svg:viewBox="0 0 21600 21600" draw:type="mso-spt202" draw:enhanced-path="M 0 0 L 21600 0 21600 21600 0 21600 0 0 Z N"/>
          </draw:custom-shape>
        </draw:g>
        <draw:custom-shape draw:name="Text Box 29" draw:style-name="gr130" draw:text-style-name="P12" xml:id="id172" draw:id="id172" draw:layer="layout" svg:width="12.489cm" svg:height="1.178cm" svg:x="1.058cm" svg:y="13.758cm">
          <text:list text:style-name="L2">
            <text:list-header>
              <text:p text:style-name="P11"><text:span text:style-name="T46">(1) x=2 y=3 z=0</text:span></text:p>
            </text:list-header>
          </text:list>
          <draw:enhanced-geometry svg:viewBox="0 0 21600 21600" draw:type="mso-spt202" draw:enhanced-path="M 0 0 L 21600 0 21600 21600 0 21600 0 0 Z N"/>
        </draw:custom-shape>
        <draw:custom-shape draw:name="Text Box 30" draw:style-name="gr131" draw:text-style-name="P12" xml:id="id177" draw:id="id177" draw:layer="layout" svg:width="12.489cm" svg:height="1.178cm" svg:x="1.058cm" svg:y="15.24cm">
          <text:list text:style-name="L6">
            <text:list-header>
              <text:p text:style-name="P11"><text:span text:style-name="T47">(2) x=4 y=9 z=5</text:span></text:p>
            </text:list-header>
          </text:list>
          <draw:enhanced-geometry svg:viewBox="0 0 21600 21600" draw:type="mso-spt202" draw:enhanced-path="M 0 0 L 21600 0 21600 21600 0 21600 0 0 Z N"/>
        </draw:custom-shape>
        <draw:custom-shape draw:name="Text Box 31" draw:style-name="gr132" draw:text-style-name="P12" xml:id="id178" draw:id="id178" draw:layer="layout" svg:width="12.489cm" svg:height="1.178cm" svg:x="1.058cm" svg:y="16.933cm">
          <text:list text:style-name="L2">
            <text:list-header>
              <text:p text:style-name="P11"><text:span text:style-name="T46">(3) x=2 y=3 z=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171" smil:attributeName="visibility" smil:to="visible"/>
                  <anim:transitionFilter smil:dur="0.5s" smil:targetElement="id171"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2" smil:attributeName="visibility" smil:to="visible"/>
                  <anim:transitionFilter smil:dur="0.5s" smil:targetElement="id172" smil:type="dissolv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173" smil:attributeName="visibility" smil:to="visible"/>
                  <anim:transitionFilter smil:dur="0.5s" smil:targetElement="id173" smil:type="checkerBoardWipe" smil:subtype="across"/>
                </anim:par>
              </anim:par>
            </anim:par>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174" smil:attributeName="visibility" smil:to="visible"/>
                  <anim:transitionFilter smil:dur="0.5s" smil:targetElement="id174" smil:type="slideWipe" smil:subtype="fromTop"/>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5" smil:attributeName="visibility" smil:to="visible"/>
                  <anim:transitionFilter smil:dur="0.5s" smil:targetElement="id17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6" smil:attributeName="visibility" smil:to="visible"/>
                  <anim:transitionFilter smil:dur="0.5s" smil:targetElement="id17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7" smil:attributeName="visibility" smil:to="visible"/>
                  <anim:transitionFilter smil:dur="0.5s" smil:targetElement="id17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8" smil:attributeName="visibility" smil:to="visible"/>
                  <anim:transitionFilter smil:dur="0.5s" smil:targetElement="id178" smil:type="dissolve"/>
                </anim:par>
              </anim:par>
            </anim:par>
          </anim:seq>
        </anim:par>
        <presentation:notes draw:style-name="dp2">
          <draw:page-thumbnail draw:style-name="gr3" draw:layer="layout" svg:width="12.7cm" svg:height="9.525cm" svg:x="3.175cm" svg:y="1.904cm" draw:page-number="29" presentation:class="page"/>
          <draw:frame presentation:style-name="pr1" draw:text-style-name="P5" draw:layer="layout" svg:width="13.97cm" svg:height="11.43cm" svg:x="2.54cm" svg:y="12.065cm" presentation:class="notes" presentation:placeholder="true">
            <draw:text-box/>
          </draw:frame>
        </presentation:notes>
      </draw:page>
      <draw:page draw:name="page3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4.553cm" svg:height="1.364cm" svg:x="0cm" svg:y="1.693cm">
          <text:list text:style-name="L1">
            <text:list-header>
              <text:p text:style-name="P15"><text:span text:style-name="T11">编写程序，分别计算下列函数的值</text:span><text:span text:style-name="T12">(x</text:span><text:span text:style-name="T11">从键盘输入</text:span><text:span text:style-name="T12">)</text:span></text:p>
            </text:list-header>
          </text:list>
          <draw:enhanced-geometry svg:viewBox="0 0 21600 21600" draw:type="mso-spt202" draw:enhanced-path="M 0 0 L 21600 0 21600 21600 0 21600 0 0 Z N"/>
        </draw:custom-shape>
        <draw:frame draw:name="Object 3" draw:style-name="gr133" draw:text-style-name="P40" draw:layer="layout" svg:width="13.132cm" svg:height="2.412cm" svg:x="2.324cm" svg:y="3.81cm">
          <draw:object xlink:href="./Object 8" xlink:type="simple" xlink:show="embed" xlink:actuate="onLoad">
            <loext:p/>
          </draw:object>
          <draw:image xlink:href="./ObjectReplacements/Object 8" xlink:type="simple" xlink:show="embed" xlink:actuate="onLoad"/>
        </draw:frame>
        <draw:frame draw:name="Object 4" draw:style-name="gr133" draw:text-style-name="P40" draw:layer="layout" svg:width="11.928cm" svg:height="2.412cm" svg:x="2.536cm" svg:y="6.773cm">
          <draw:object xlink:href="./Object 9" xlink:type="simple" xlink:show="embed" xlink:actuate="onLoad">
            <loext:p/>
          </draw:object>
          <draw:image xlink:href="./ObjectReplacements/Object 9" xlink:type="simple" xlink:show="embed" xlink:actuate="onLoad"/>
        </draw:frame>
        <presentation:notes draw:style-name="dp2">
          <draw:page-thumbnail draw:style-name="gr3" draw:layer="layout" svg:width="12.7cm" svg:height="9.525cm" svg:x="3.175cm" svg:y="1.904cm" draw:page-number="30" presentation:class="page"/>
          <draw:frame presentation:style-name="pr1" draw:text-style-name="P5" draw:layer="layout" svg:width="13.97cm" svg:height="11.43cm" svg:x="2.54cm" svg:y="12.065cm" presentation:class="notes" presentation:placeholder="true">
            <draw:text-box/>
          </draw:frame>
        </presentation:notes>
      </draw:page>
      <draw:page draw:name="page3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5" draw:text-style-name="P62" draw:layer="layout" svg:width="17.992cm" svg:height="18.414cm" svg:x="0.635cm" svg:y="0cm">
          <text:list text:style-name="L1">
            <text:list-header>
              <text:p text:style-name="P61"><text:span text:style-name="T12"><text:s/></text:span><text:span text:style-name="T12">float <text:s/>f1(float x)</text:span></text:p>
              <text:p text:style-name="P61"><text:span text:style-name="T12">{ <text:s text:c="2"/>float y;</text:span></text:p>
              <text:p text:style-name="P61"><text:span text:style-name="T12"><text:s text:c="5"/></text:span><text:span text:style-name="T12">y=3*x*x*x+2*x*x-1;</text:span></text:p>
              <text:p text:style-name="P61"><text:span text:style-name="T12"><text:s text:c="5"/></text:span><text:span text:style-name="T12">return y;</text:span></text:p>
              <text:p text:style-name="P61"><text:span text:style-name="T12">}</text:span></text:p>
              <text:p text:style-name="P61"><text:span text:style-name="T12">void main(void)</text:span></text:p>
              <text:p text:style-name="P61"><text:span text:style-name="T12">{</text:span></text:p>
              <text:p text:style-name="P61"><text:span text:style-name="T12"><text:s text:c="4"/></text:span><text:span text:style-name="T12">float x, y;</text:span></text:p>
              <text:p text:style-name="P61"><text:span text:style-name="T12"><text:s text:c="4"/></text:span><text:span text:style-name="T12">cin&gt;&gt;x;</text:span></text:p>
              <text:p text:style-name="P61"><text:span text:style-name="T12"><text:s text:c="4"/></text:span><text:span text:style-name="T12">y=f1(x);</text:span></text:p>
              <text:p text:style-name="P61"><text:span text:style-name="T12"><text:s text:c="4"/></text:span><text:span text:style-name="T12">cout&lt;&lt;“x=“&lt;&lt;x&lt;&lt;“ , y=“&lt;&lt;y&lt;&lt;endl;</text:span></text:p>
              <text:p text:style-name="P61"><text:span text:style-name="T12">}</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1" presentation:class="page"/>
          <draw:frame presentation:style-name="pr1" draw:text-style-name="P5" draw:layer="layout" svg:width="13.97cm" svg:height="11.43cm" svg:x="2.54cm" svg:y="12.065cm" presentation:class="notes" presentation:placeholder="true">
            <draw:text-box/>
          </draw:frame>
        </presentation:notes>
      </draw:page>
      <draw:page draw:name="page3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4.553cm" svg:height="1.364cm" svg:x="0cm" svg:y="0cm">
          <text:list text:style-name="L1">
            <text:list-header>
              <text:p text:style-name="P15"><text:span text:style-name="T11">编写程序，分别计算下列函数的值</text:span><text:span text:style-name="T12">(x</text:span><text:span text:style-name="T11">从键盘输入</text:span><text:span text:style-name="T12">)</text:span></text:p>
            </text:list-header>
          </text:list>
          <draw:enhanced-geometry svg:viewBox="0 0 21600 21600" draw:type="mso-spt202" draw:enhanced-path="M 0 0 L 21600 0 21600 21600 0 21600 0 0 Z N"/>
        </draw:custom-shape>
        <draw:frame draw:name="Object 3" draw:style-name="gr133" draw:text-style-name="P40" draw:layer="layout" svg:width="19.16cm" svg:height="4.154cm" svg:x="1.901cm" svg:y="1.27cm">
          <draw:object xlink:href="./Object 10" xlink:type="simple" xlink:show="embed" xlink:actuate="onLoad">
            <loext:p/>
          </draw:object>
          <draw:image xlink:href="./ObjectReplacements/Object 10" xlink:type="simple" xlink:show="embed" xlink:actuate="onLoad"/>
        </draw:frame>
        <draw:custom-shape draw:name="Text Box 4" draw:style-name="gr5" draw:text-style-name="P16" draw:layer="layout" svg:width="22.014cm" svg:height="1.364cm" svg:x="0.423cm" svg:y="6.138cm">
          <text:list text:style-name="L1">
            <text:list-header>
              <text:p text:style-name="P15"><text:span text:style-name="T11">当最后一项小于</text:span><text:span text:style-name="T12">0.00001</text:span><text:span text:style-name="T11">时，累加结束。</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2" presentation:class="page"/>
          <draw:frame presentation:style-name="pr1" draw:text-style-name="P5" draw:layer="layout" svg:width="13.97cm" svg:height="11.43cm" svg:x="2.54cm" svg:y="12.065cm" presentation:class="notes" presentation:placeholder="true">
            <draw:text-box/>
          </draw:frame>
        </presentation:notes>
      </draw:page>
      <draw:page draw:name="page3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34" draw:text-style-name="P62" draw:layer="layout" svg:width="10.795cm" svg:height="12.214cm" svg:x="0.635cm" svg:y="1.693cm">
          <text:list text:style-name="L4">
            <text:list-header>
              <text:p text:style-name="P61"><text:span text:style-name="T31">float fun(float x)</text:span></text:p>
              <text:p text:style-name="P61"><text:span text:style-name="T31">{ <text:s/>float s=1, t=1;</text:span></text:p>
              <text:p text:style-name="P61"><text:span text:style-name="T31"><text:s text:c="4"/></text:span><text:span text:style-name="T31">do</text:span></text:p>
              <text:p text:style-name="P61"><text:span text:style-name="T31"><text:s text:c="4"/></text:span><text:span text:style-name="T31">{ t=t/x;</text:span></text:p>
              <text:p text:style-name="P61"><text:span text:style-name="T31"><text:s text:c="7"/></text:span><text:span text:style-name="T31">s+=t;</text:span></text:p>
              <text:p text:style-name="P61"><text:span text:style-name="T31"><text:s text:c="5"/></text:span><text:span text:style-name="T31">}while </text:span><text:span text:style-name="T28">(t&gt;0.00001)</text:span><text:span text:style-name="T31">;</text:span></text:p>
              <text:p text:style-name="P61"><text:span text:style-name="T31"><text:s text:c="3"/></text:span><text:span text:style-name="T31">return s;</text:span></text:p>
              <text:p text:style-name="P61"><text:span text:style-name="T31">}</text:span></text:p>
            </text:list-header>
          </text:list>
          <draw:enhanced-geometry svg:viewBox="0 0 21600 21600" draw:type="mso-spt202" draw:enhanced-path="M 0 0 L 21600 0 21600 21600 0 21600 0 0 Z N"/>
        </draw:custom-shape>
        <draw:custom-shape draw:name="Text Box 3" draw:style-name="gr5" draw:text-style-name="P62" draw:layer="layout" svg:width="12.912cm" svg:height="10.787cm" svg:x="10.795cm" svg:y="3.598cm">
          <text:list text:style-name="L1">
            <text:list-header>
              <text:p text:style-name="P61"><text:span text:style-name="T12">void main(void)</text:span></text:p>
              <text:p text:style-name="P61"><text:span text:style-name="T12">{ <text:s/>float x;</text:span></text:p>
              <text:p text:style-name="P61"><text:span text:style-name="T12"><text:s text:c="5"/></text:span><text:span text:style-name="T12">cin&gt;&gt;x;</text:span></text:p>
              <text:p text:style-name="P61"><text:span text:style-name="T12"><text:s text:c="5"/></text:span><text:span text:style-name="T12">cout&lt;&lt;“s=“&lt;&lt;</text:span><text:span text:style-name="T31">fun(x)</text:span><text:span text:style-name="T12">&lt;&lt;endl;</text:span></text:p>
              <text:p text:style-name="P61"><text:span text:style-name="T12">}</text:span></text:p>
              <text:p text:style-name="P15"><text:span text:style-name="T12"/></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3" presentation:class="page"/>
          <draw:frame presentation:style-name="pr1" draw:text-style-name="P5" draw:layer="layout" svg:width="13.97cm" svg:height="11.43cm" svg:x="2.54cm" svg:y="12.065cm" presentation:class="notes" presentation:placeholder="true">
            <draw:text-box/>
          </draw:frame>
        </presentation:notes>
      </draw:page>
      <draw:page draw:name="page3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4.977cm" svg:height="2.667cm" svg:x="0.423cm" svg:y="0cm">
          <text:list text:style-name="L1">
            <text:list-header>
              <text:p text:style-name="P15"><text:span text:style-name="T11">计算</text:span><text:span text:style-name="T12">100</text:span><text:span text:style-name="T11">～</text:span><text:span text:style-name="T12">200</text:span><text:span text:style-name="T11">之间的素数，用函数</text:span><text:span text:style-name="T12">prime( )</text:span><text:span text:style-name="T11">判断一个数是否是素数，若是该函数返回</text:span><text:span text:style-name="T12">1</text:span><text:span text:style-name="T11">，否则返回</text:span><text:span text:style-name="T12">0</text:span><text:span text:style-name="T11">。</text:span></text:p>
            </text:list-header>
          </text:list>
          <draw:enhanced-geometry svg:viewBox="0 0 21600 21600" draw:type="mso-spt202" draw:enhanced-path="M 0 0 L 21600 0 21600 21600 0 21600 0 0 Z N"/>
        </draw:custom-shape>
        <draw:custom-shape draw:name="Text Box 3" draw:style-name="gr5" draw:text-style-name="P64" draw:layer="layout" svg:width="14.182cm" svg:height="7.859cm" svg:x="6.35cm" svg:y="10.583cm">
          <text:list text:style-name="L1">
            <text:list-header>
              <text:p text:style-name="P63"><text:span text:style-name="T12">void main(void)</text:span></text:p>
              <text:p text:style-name="P63"><text:span text:style-name="T12">{ <text:s/>for(int i=100;i&lt;=200; i++)</text:span></text:p>
              <text:p text:style-name="P63"><text:span text:style-name="T12"><text:s text:c="6"/></text:span><text:span text:style-name="T12">if(prime(i)==1)</text:span></text:p>
              <text:p text:style-name="P63"><text:span text:style-name="T12"><text:s text:c="11"/></text:span><text:span text:style-name="T12">cout&lt;&lt;i&lt;&lt;‘\t’;</text:span></text:p>
              <text:p text:style-name="P63"><text:span text:style-name="T12"><text:s text:c="2"/></text:span><text:span text:style-name="T12">}</text:span></text:p>
            </text:list-header>
          </text:list>
          <draw:enhanced-geometry svg:viewBox="0 0 21600 21600" draw:type="mso-spt202" draw:enhanced-path="M 0 0 L 21600 0 21600 21600 0 21600 0 0 Z N"/>
        </draw:custom-shape>
        <draw:custom-shape draw:name="Text Box 4" draw:style-name="gr135" draw:text-style-name="P66" xml:id="id179" draw:id="id179" draw:layer="layout" svg:width="20.32cm" svg:height="8.494cm" svg:x="1.058cm" svg:y="2.963cm">
          <text:list text:style-name="L2">
            <text:list-header>
              <text:p text:style-name="P65"><text:span text:style-name="T13">int prime(int x)</text:span></text:p>
              <text:p text:style-name="P65"><text:span text:style-name="T13">{</text:span><text:span text:style-name="T13"><text:tab/></text:span><text:span text:style-name="T13">for(int i=2;i&lt;x/2;i++)</text:span></text:p>
              <text:p text:style-name="P65"><text:span text:style-name="T13"><text:tab/></text:span><text:span text:style-name="T13"><text:tab/></text:span><text:span text:style-name="T13">if(x%i==0)</text:span></text:p>
              <text:p text:style-name="P65"><text:span text:style-name="T13"><text:tab/></text:span><text:span text:style-name="T13"><text:tab/></text:span><text:span text:style-name="T13"><text:tab/></text:span><text:span text:style-name="T13">return 0;</text:span></text:p>
              <text:p text:style-name="P65"><text:span text:style-name="T13"><text:s text:c="4"/></text:span><text:span text:style-name="T13">return 1;</text:span></text:p>
              <text:p text:style-name="P65"><text:span text:style-name="T13">}</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179" smil:attributeName="visibility" smil:to="visible"/>
                  <anim:transitionFilter smil:dur="0.5s" smil:targetElement="id179" smil:type="waterfallWipe" smil:subtype="horizontalRight"/>
                </anim:par>
              </anim:par>
            </anim:par>
          </anim:seq>
        </anim:par>
        <presentation:notes draw:style-name="dp2">
          <draw:page-thumbnail draw:style-name="gr3" draw:layer="layout" svg:width="12.7cm" svg:height="9.525cm" svg:x="3.175cm" svg:y="1.904cm" draw:page-number="34" presentation:class="page"/>
          <draw:frame presentation:style-name="pr1" draw:text-style-name="P5" draw:layer="layout" svg:width="13.97cm" svg:height="11.43cm" svg:x="2.54cm" svg:y="12.065cm" presentation:class="notes" presentation:placeholder="true">
            <draw:text-box/>
          </draw:frame>
        </presentation:notes>
      </draw:page>
      <draw:page draw:name="page3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4.553cm" svg:height="1.364cm" svg:x="0cm" svg:y="0cm">
          <text:list text:style-name="L1">
            <text:list-header>
              <text:p text:style-name="P15"><text:span text:style-name="T11">计算输入两个数的最大公约数</text:span></text:p>
            </text:list-header>
          </text:list>
          <draw:enhanced-geometry svg:viewBox="0 0 21600 21600" draw:type="mso-spt202" draw:enhanced-path="M 0 0 L 21600 0 21600 21600 0 21600 0 0 Z N"/>
        </draw:custom-shape>
        <draw:custom-shape draw:name="Text Box 3" draw:style-name="gr5" draw:text-style-name="P16" draw:layer="layout" svg:width="12.065cm" svg:height="9.044cm" svg:x="12.7cm" svg:y="9.102cm">
          <text:list text:style-name="L1">
            <text:list-header>
              <text:p text:style-name="P15"><text:span text:style-name="T12">void main(void)</text:span></text:p>
              <text:p text:style-name="P15"><text:span text:style-name="T12">{ <text:s/>int x, y;</text:span></text:p>
              <text:p text:style-name="P15"><text:span text:style-name="T12"><text:s text:c="4"/></text:span><text:span text:style-name="T12">cin&gt;&gt;x&gt;&gt;y;</text:span></text:p>
              <text:p text:style-name="P15"><text:span text:style-name="T12"><text:s text:c="3"/></text:span><text:span text:style-name="T12">cout&lt;&lt;gys(x,y)&lt;&lt;endl;</text:span></text:p>
              <text:p text:style-name="P15"><text:span text:style-name="T12">}</text:span></text:p>
            </text:list-header>
          </text:list>
          <draw:enhanced-geometry svg:viewBox="0 0 21600 21600" draw:type="mso-spt202" draw:enhanced-path="M 0 0 L 21600 0 21600 21600 0 21600 0 0 Z N"/>
        </draw:custom-shape>
        <draw:custom-shape draw:name="Text Box 4" draw:style-name="gr136" draw:text-style-name="P16" xml:id="id180" draw:id="id180" draw:layer="layout" svg:width="11.854cm" svg:height="12.884cm" svg:x="1.058cm" svg:y="1.482cm">
          <text:list text:style-name="L2">
            <text:list-header>
              <text:p text:style-name="P15"><text:span text:style-name="T13">int gys(int a, int b)</text:span></text:p>
              <text:p text:style-name="P15"><text:span text:style-name="T13">{ <text:s text:c="3"/>int r;</text:span></text:p>
              <text:p text:style-name="P15"><text:span text:style-name="T13"><text:s text:c="6"/></text:span><text:span text:style-name="T13">if(a&lt;b){r=a; a=b; b=r;}</text:span></text:p>
              <text:p text:style-name="P15"><text:span text:style-name="T13"><text:s text:c="6"/></text:span><text:span text:style-name="T13">while(r=a%b)</text:span></text:p>
              <text:p text:style-name="P15"><text:span text:style-name="T13"><text:s text:c="7"/></text:span><text:span text:style-name="T13">{ <text:s/>a=b; <text:s/>b=r;}</text:span></text:p>
              <text:p text:style-name="P15"><text:span text:style-name="T13"><text:s text:c="6"/></text:span><text:span text:style-name="T13">return b;</text:span></text:p>
              <text:p text:style-name="P15"><text:span text:style-name="T13">}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80" smil:attributeName="visibility" smil:to="visible"/>
                  <anim:transitionFilter smil:dur="0.5s" smil:targetElement="id180" smil:type="checkerBoardWipe" smil:subtype="across"/>
                </anim:par>
              </anim:par>
            </anim:par>
          </anim:seq>
        </anim:par>
        <presentation:notes draw:style-name="dp2">
          <draw:page-thumbnail draw:style-name="gr3" draw:layer="layout" svg:width="12.7cm" svg:height="9.525cm" svg:x="3.175cm" svg:y="1.904cm" draw:page-number="35" presentation:class="page"/>
          <draw:frame presentation:style-name="pr1" draw:text-style-name="P5" draw:layer="layout" svg:width="13.97cm" svg:height="11.43cm" svg:x="2.54cm" svg:y="12.065cm" presentation:class="notes" presentation:placeholder="true">
            <draw:text-box/>
          </draw:frame>
        </presentation:notes>
      </draw:page>
      <draw:page draw:name="page3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4.553cm" svg:height="1.364cm" svg:x="0cm" svg:y="0cm">
          <text:list text:style-name="L1">
            <text:list-header>
              <text:p text:style-name="P15"><text:span text:style-name="T11">计算输入三个数的最大公约数</text:span></text:p>
            </text:list-header>
          </text:list>
          <draw:enhanced-geometry svg:viewBox="0 0 21600 21600" draw:type="mso-spt202" draw:enhanced-path="M 0 0 L 21600 0 21600 21600 0 21600 0 0 Z N"/>
        </draw:custom-shape>
        <draw:custom-shape draw:name="Text Box 3" draw:style-name="gr137" draw:text-style-name="P66" draw:layer="layout" svg:width="11.43cm" svg:height="7.068cm" svg:x="13.97cm" svg:y="0.847cm">
          <text:list text:style-name="L6">
            <text:list-header>
              <text:p text:style-name="P65"><text:span text:style-name="T28">void main(void)</text:span></text:p>
              <text:p text:style-name="P65"><text:span text:style-name="T28">{ <text:s/>int x, y, z;</text:span></text:p>
              <text:p text:style-name="P65"><text:span text:style-name="T28"><text:s text:c="4"/></text:span><text:span text:style-name="T28">cin&gt;&gt;x&gt;&gt;y&gt;&gt;z;</text:span></text:p>
              <text:p text:style-name="P65"><text:span text:style-name="T28"><text:s text:c="3"/></text:span><text:span text:style-name="T28">cout&lt;&lt;gys(x,y,z)&lt;&lt;endl;</text:span></text:p>
              <text:p text:style-name="P65"><text:span text:style-name="T28">}</text:span></text:p>
            </text:list-header>
          </text:list>
          <draw:enhanced-geometry svg:viewBox="0 0 21600 21600" draw:type="mso-spt202" draw:enhanced-path="M 0 0 L 21600 0 21600 21600 0 21600 0 0 Z N"/>
        </draw:custom-shape>
        <draw:custom-shape draw:name="Text Box 4" draw:style-name="gr138" draw:text-style-name="P62" xml:id="id181" draw:id="id181" draw:layer="layout" svg:width="21.59cm" svg:height="15.314cm" svg:x="1.058cm" svg:y="1.905cm">
          <text:list text:style-name="L2">
            <text:list-header>
              <text:p text:style-name="P61"><text:span text:style-name="T13">int gys(int a, int b,int c)</text:span></text:p>
              <text:p text:style-name="P61"><text:span text:style-name="T13">{ <text:s text:c="3"/>int <text:s/>r;</text:span></text:p>
              <text:p text:style-name="P61"><text:span text:style-name="T13"><text:s text:c="6"/></text:span><text:span text:style-name="T13">if(a&lt;b){r=a; a=b; b=r;}</text:span></text:p>
              <text:p text:style-name="P61"><text:span text:style-name="T13"><text:s text:c="6"/></text:span><text:span text:style-name="T13">r=r&gt;c?r:c;</text:span></text:p>
              <text:p text:style-name="P61"><text:span text:style-name="T13"><text:s text:c="6"/></text:span><text:span text:style-name="T13">for(int i=r-1;i&gt;=1;i--)</text:span></text:p>
              <text:p text:style-name="P61"><text:span text:style-name="T13"><text:s text:c="7"/></text:span><text:span text:style-name="T13">{ if(a%i==0&amp;&amp;b%i==0&amp;&amp;c%i==0)</text:span></text:p>
              <text:p text:style-name="P61"><text:span text:style-name="T13"><text:s text:c="6"/></text:span><text:span text:style-name="T13"><text:tab/></text:span><text:span text:style-name="T13"><text:tab/></text:span><text:span text:style-name="T13">break;</text:span></text:p>
              <text:p text:style-name="P61"><text:span text:style-name="T13"><text:s text:c="8"/></text:span><text:span text:style-name="T13">}</text:span></text:p>
              <text:p text:style-name="P61"><text:span text:style-name="T13"><text:s text:c="7"/></text:span><text:span text:style-name="T13">return i;</text:span></text:p>
              <text:p text:style-name="P61"><text:span text:style-name="T13">}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81" smil:attributeName="visibility" smil:to="visible"/>
                  <anim:transitionFilter smil:dur="0.5s" smil:targetElement="id181" smil:type="checkerBoardWipe" smil:subtype="across"/>
                </anim:par>
              </anim:par>
            </anim:par>
          </anim:seq>
        </anim:par>
        <presentation:notes draw:style-name="dp2">
          <draw:page-thumbnail draw:style-name="gr3" draw:layer="layout" svg:width="12.7cm" svg:height="9.525cm" svg:x="3.175cm" svg:y="1.904cm" draw:page-number="36" presentation:class="page"/>
          <draw:frame presentation:style-name="pr1" draw:text-style-name="P5" draw:layer="layout" svg:width="13.97cm" svg:height="11.43cm" svg:x="2.54cm" svg:y="12.065cm" presentation:class="notes" presentation:placeholder="true">
            <draw:text-box/>
          </draw:frame>
        </presentation:notes>
      </draw:page>
      <draw:page draw:name="page3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39" draw:text-style-name="P50" draw:layer="layout" svg:width="25.4cm" svg:height="9.087cm" svg:x="0cm" svg:y="0cm">
          <text:list text:style-name="L1">
            <text:list-header>
              <text:p text:style-name="P49"><text:span text:style-name="T40">写一个函数验证哥德巴赫猜想；一个不小于</text:span><text:span text:style-name="T48">6</text:span><text:span text:style-name="T40">的偶数可以表示为两个素数之和，如</text:span><text:span text:style-name="T48">6=3+3, 8=3+5, 10=3+7</text:span><text:span text:style-name="T49">……</text:span><text:span text:style-name="T40">。在主函数中输入一个不小于</text:span><text:span text:style-name="T48">6</text:span><text:span text:style-name="T40">的偶数</text:span><text:span text:style-name="T48">n</text:span><text:span text:style-name="T40">，函数中输出以下形式的结果∶</text:span></text:p>
              <text:p text:style-name="P49"><text:span text:style-name="T20">34=3+31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7" presentation:class="page"/>
          <draw:frame presentation:style-name="pr1" draw:text-style-name="P5" draw:layer="layout" svg:width="13.97cm" svg:height="11.43cm" svg:x="2.54cm" svg:y="12.065cm" presentation:class="notes" presentation:placeholder="true">
            <draw:text-box/>
          </draw:frame>
        </presentation:notes>
      </draw:page>
      <draw:page draw:name="page3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 draw:text-style-name="P20" draw:layer="layout" svg:width="8.414cm" svg:height="1.615cm" svg:x="0.015cm" svg:y="0cm">
          <text:list text:style-name="L1">
            <text:list-header>
              <text:p text:style-name="P19"><text:span text:style-name="T17">函数的嵌套调用</text:span></text:p>
            </text:list-header>
          </text:list>
          <draw:enhanced-geometry svg:viewBox="0 0 21600 21600" draw:type="mso-spt202" draw:enhanced-path="M 0 0 L 21600 0 21600 21600 0 21600 0 0 Z N"/>
        </draw:custom-shape>
        <draw:custom-shape draw:name="Text Box 3" draw:style-name="gr5" draw:text-style-name="P22" xml:id="id182" draw:id="id182" draw:layer="layout" svg:width="25.4cm" svg:height="3.039cm" svg:x="0cm" svg:y="1.482cm">
          <text:list text:style-name="L1">
            <text:list-header>
              <text:p text:style-name="P21"><text:span text:style-name="T20">C</text:span><text:span text:style-name="T17">语言中，</text:span><text:span text:style-name="T10">所有函数都是平行独立的，无主次、相互包含之分</text:span><text:span text:style-name="T17">。</text:span><text:span text:style-name="T19">函数可以嵌套调用，不可嵌套定义。</text:span></text:p>
            </text:list-header>
          </text:list>
          <draw:enhanced-geometry svg:viewBox="0 0 21600 21600" draw:type="mso-spt202" draw:enhanced-path="M 0 0 L 21600 0 21600 21600 0 21600 0 0 Z N"/>
        </draw:custom-shape>
        <draw:custom-shape draw:name="Text Box 4" draw:style-name="gr140" draw:text-style-name="P64" xml:id="id183" draw:id="id183" draw:layer="layout" svg:width="12.277cm" svg:height="12.908cm" svg:x="0cm" svg:y="5.08cm">
          <text:list text:style-name="L2">
            <text:list-header>
              <text:p text:style-name="P63"><text:span text:style-name="T13">int max ( int a, <text:s/>int b)</text:span></text:p>
              <text:p text:style-name="P63"><text:span text:style-name="T13">{ <text:s text:c="3"/>int <text:s/>c;</text:span></text:p>
              <text:p text:style-name="P63"><text:span text:style-name="T13"><text:s text:c="6"/></text:span><text:span text:style-name="T50">int min ( <text:s/>int <text:s/>a, <text:s/>int b)</text:span></text:p>
            </text:list-header>
          </text:list>
          <text:list text:style-name="L9">
            <text:list-header>
              <text:p text:style-name="P63"><text:span text:style-name="T50"><text:s text:c="7"/></text:span><text:span text:style-name="T50">{ <text:s/>return <text:s/>( a&lt;b? a: b);</text:span></text:p>
              <text:p text:style-name="P63"><text:span text:style-name="T50"><text:s text:c="7"/></text:span><text:span text:style-name="T50">}</text:span></text:p>
            </text:list-header>
          </text:list>
          <text:list text:style-name="L2">
            <text:list-header>
              <text:p text:style-name="P63"><text:span text:style-name="T13"><text:s text:c="7"/></text:span><text:span text:style-name="T13">c=min(a,b); <text:s text:c="6"/></text:span></text:p>
              <text:p text:style-name="P63"><text:span text:style-name="T13"><text:s text:c="5"/></text:span><text:span text:style-name="T13">return ( a&gt;b? a : b);</text:span></text:p>
              <text:p text:style-name="P63"><text:span text:style-name="T13">} <text:s text:c="2"/></text:span></text:p>
            </text:list-header>
          </text:list>
          <draw:enhanced-geometry svg:viewBox="0 0 21600 21600" draw:type="mso-spt202" draw:enhanced-path="M 0 0 L 21600 0 21600 21600 0 21600 0 0 Z N"/>
        </draw:custom-shape>
        <draw:custom-shape draw:name="Text Box 5" draw:style-name="gr5" draw:text-style-name="P64" xml:id="id186" draw:id="id186" draw:layer="layout" svg:width="11.43cm" svg:height="7.859cm" svg:x="12.277cm" svg:y="10.583cm">
          <text:list text:style-name="L1">
            <text:list-header>
              <text:p text:style-name="P63"><text:span text:style-name="T12">int max ( int a, <text:s/>int b)</text:span></text:p>
              <text:p text:style-name="P63"><text:span text:style-name="T12">{ <text:s text:c="3"/>int <text:s/>c;</text:span></text:p>
              <text:p text:style-name="P63"><text:span text:style-name="T12"><text:s text:c="7"/></text:span><text:span text:style-name="T12">c=min(a,b); <text:s text:c="6"/></text:span></text:p>
              <text:p text:style-name="P63"><text:span text:style-name="T12"><text:s text:c="5"/></text:span><text:span text:style-name="T12">return ( a&gt;b? a : b);</text:span></text:p>
              <text:p text:style-name="P63"><text:span text:style-name="T12">} <text:s text:c="2"/></text:span></text:p>
            </text:list-header>
          </text:list>
          <draw:enhanced-geometry svg:viewBox="0 0 21600 21600" draw:type="mso-spt202" draw:enhanced-path="M 0 0 L 21600 0 21600 21600 0 21600 0 0 Z N"/>
        </draw:custom-shape>
        <draw:custom-shape draw:name="Text Box 6" draw:style-name="gr141" draw:text-style-name="P64" xml:id="id185" draw:id="id185" draw:layer="layout" svg:width="11.43cm" svg:height="4.493cm" svg:x="12.912cm" svg:y="5.292cm">
          <text:list text:style-name="L6">
            <text:list-header>
              <text:p text:style-name="P63"><text:span text:style-name="T28">int min ( <text:s/>int <text:s/>a, <text:s/>int b)</text:span></text:p>
              <text:p text:style-name="P63"><text:span text:style-name="T28">{ <text:s text:c="3"/>return <text:s/>( a&lt;b? a: b);</text:span></text:p>
              <text:p text:style-name="P63"><text:span text:style-name="T28">}</text:span></text:p>
            </text:list-header>
          </text:list>
          <draw:enhanced-geometry svg:viewBox="0 0 21600 21600" draw:type="mso-spt202" draw:enhanced-path="M 0 0 L 21600 0 21600 21600 0 21600 0 0 Z N"/>
        </draw:custom-shape>
        <draw:custom-shape draw:name="AutoShape 7" draw:style-name="gr142" draw:text-style-name="P30" xml:id="id184" draw:id="id184" draw:layer="layout" svg:width="4.445cm" svg:height="1.481cm" svg:x="7.62cm" svg:y="6.562cm">
          <text:list text:style-name="L3">
            <text:list-header>
              <text:p text:style-name="P29"><text:span text:style-name="T26">嵌套定义</text:span></text:p>
            </text:list-header>
          </text:list>
          <draw:enhanced-geometry svg:viewBox="0 0 21600 21600" draw:text-areas="800 800 20800 20800" draw:type="round-rectangular-callout" draw:modifiers="-964 283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143" draw:text-style-name="P68" xml:id="id187" draw:id="id187" draw:layer="layout" svg:width="4.934cm" svg:height="1.27cm" svg:x="18.627cm" svg:y="12.488cm">
          <text:list text:style-name="L3">
            <text:list-header>
              <text:p text:style-name="P67"><text:span text:style-name="T26">嵌套调用</text:span></text:p>
            </text:list-header>
          </text:list>
          <draw:enhanced-geometry svg:viewBox="0 0 21600 21600" draw:text-areas="800 800 20800 20800" draw:type="round-rectangular-callout" draw:modifiers="1525 304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144" draw:text-style-name="P68" xml:id="id188" draw:id="id188" draw:layer="layout" svg:width="4.935cm" svg:height="1.27cm" svg:x="14.393cm" svg:y="8.89cm">
          <text:list text:style-name="L3">
            <text:list-header>
              <text:p text:style-name="P67"><text:span text:style-name="T26">平行定义</text:span></text:p>
            </text:list-header>
          </text:list>
          <draw:enhanced-geometry svg:viewBox="0 0 21600 21600" draw:text-areas="800 800 20800 20800" draw:type="round-rectangular-callout" draw:modifiers="1795 -136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82" smil:attributeName="visibility" smil:to="visible"/>
                  <anim:transitionFilter smil:dur="0.5s" smil:targetElement="id18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83" smil:attributeName="visibility" smil:to="visible"/>
                  <anim:transitionFilter smil:dur="0.5s" smil:targetElement="id183"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4" smil:attributeName="visibility" smil:to="visible"/>
                  <anim:transitionFilter smil:dur="0.5s" smil:targetElement="id184"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85" smil:attributeName="visibility" smil:to="visible"/>
                  <anim:transitionFilter smil:dur="0.5s" smil:targetElement="id18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86" smil:attributeName="visibility" smil:to="visible"/>
                  <anim:transitionFilter smil:dur="0.5s" smil:targetElement="id186"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7" smil:attributeName="visibility" smil:to="visible"/>
                  <anim:transitionFilter smil:dur="0.5s" smil:targetElement="id18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8" smil:attributeName="visibility" smil:to="visible"/>
                  <anim:transitionFilter smil:dur="0.5s" smil:targetElement="id188" smil:type="dissolve"/>
                </anim:par>
              </anim:par>
            </anim:par>
          </anim:seq>
        </anim:par>
        <presentation:notes draw:style-name="dp2">
          <draw:page-thumbnail draw:style-name="gr3" draw:layer="layout" svg:width="12.7cm" svg:height="9.525cm" svg:x="3.175cm" svg:y="1.904cm" draw:page-number="38" presentation:class="page"/>
          <draw:frame presentation:style-name="pr1" draw:text-style-name="P5" draw:layer="layout" svg:width="13.97cm" svg:height="11.43cm" svg:x="2.54cm" svg:y="12.065cm" presentation:class="notes" presentation:placeholder="true">
            <draw:text-box/>
          </draw:frame>
        </presentation:notes>
      </draw:page>
      <draw:page draw:name="page3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2" xml:id="id191" draw:id="id191" draw:layer="layout" svg:width="4.868cm" svg:height="1.178cm" svg:x="9.102cm" svg:y="11.642cm">
          <text:list text:style-name="L1">
            <text:list-header>
              <text:p text:style-name="P11"><text:span text:style-name="T8">调用 </text:span><text:span text:style-name="T9">b </text:span><text:span text:style-name="T8">函数</text:span></text:p>
            </text:list-header>
          </text:list>
          <draw:enhanced-geometry svg:viewBox="0 0 21600 21600" draw:type="mso-spt202" draw:enhanced-path="M 0 0 L 21600 0 21600 21600 0 21600 0 0 Z N"/>
        </draw:custom-shape>
        <draw:g draw:name="Group 3" xml:id="id190" draw:id="id190">
          <draw:custom-shape draw:name="Text Box 4" draw:style-name="gr5" draw:text-style-name="P60" draw:layer="layout" svg:width="4.656cm" svg:height="1.178cm" svg:x="9.102cm" svg:y="7.832cm">
            <text:list text:style-name="L1">
              <text:list-header>
                <text:p text:style-name="P23"><text:span text:style-name="T9">a <text:s/></text:span><text:span text:style-name="T8">函数</text:span></text:p>
              </text:list-header>
            </text:list>
            <draw:enhanced-geometry svg:viewBox="0 0 21600 21600" draw:type="mso-spt202" draw:enhanced-path="M 0 0 L 21600 0 21600 21600 0 21600 0 0 Z N"/>
          </draw:custom-shape>
          <draw:custom-shape draw:name="Text Box 5" draw:style-name="gr5" draw:text-style-name="P60" draw:layer="layout" svg:width="4.657cm" svg:height="1.178cm" svg:x="15.663cm" svg:y="7.62cm">
            <text:list text:style-name="L1">
              <text:list-header>
                <text:p text:style-name="P23"><text:span text:style-name="T9">b <text:s/></text:span><text:span text:style-name="T8">函数</text:span></text:p>
              </text:list-header>
            </text:list>
            <draw:enhanced-geometry svg:viewBox="0 0 21600 21600" draw:type="mso-spt202" draw:enhanced-path="M 0 0 L 21600 0 21600 21600 0 21600 0 0 Z N"/>
          </draw:custom-shape>
        </draw:g>
        <draw:g draw:name="Group 6" xml:id="id192" draw:id="id192">
          <draw:line draw:name="Line 7" draw:style-name="gr145" draw:text-style-name="P40" draw:layer="layout" svg:x1="4.445cm" svg:y1="8.89cm" svg:x2="4.445cm" svg:y2="11.43cm">
            <text:p/>
          </draw:line>
          <draw:custom-shape draw:name="Text Box 8" draw:style-name="gr5" draw:text-style-name="P60" draw:layer="layout" svg:width="1.058cm" svg:height="1.178cm" svg:x="4.657cm" svg:y="9.525cm">
            <text:list text:style-name="L1">
              <text:list-header>
                <text:p text:style-name="P23"><text:span text:style-name="T9">⑴</text:span></text:p>
              </text:list-header>
            </text:list>
            <draw:enhanced-geometry svg:viewBox="0 0 21600 21600" draw:type="mso-spt202" draw:enhanced-path="M 0 0 L 21600 0 21600 21600 0 21600 0 0 Z N"/>
          </draw:custom-shape>
        </draw:g>
        <draw:g draw:name="Group 9" xml:id="id189" draw:id="id189">
          <draw:custom-shape draw:name="Text Box 10" draw:style-name="gr5" draw:text-style-name="P12" draw:layer="layout" svg:width="4.657cm" svg:height="1.178cm" svg:x="2.54cm" svg:y="7.832cm">
            <text:list text:style-name="L1">
              <text:list-header>
                <text:p text:style-name="P11"><text:span text:style-name="T9">main <text:s/></text:span><text:span text:style-name="T8">函数</text:span></text:p>
              </text:list-header>
            </text:list>
            <draw:enhanced-geometry svg:viewBox="0 0 21600 21600" draw:type="mso-spt202" draw:enhanced-path="M 0 0 L 21600 0 21600 21600 0 21600 0 0 Z N"/>
          </draw:custom-shape>
          <draw:custom-shape draw:name="Text Box 11" draw:style-name="gr5" draw:text-style-name="P12" draw:layer="layout" svg:width="4.868cm" svg:height="1.178cm" svg:x="2.54cm" svg:y="11.642cm">
            <text:list text:style-name="L1">
              <text:list-header>
                <text:p text:style-name="P11"><text:span text:style-name="T8">调用 </text:span><text:span text:style-name="T9">a </text:span><text:span text:style-name="T8">函数</text:span></text:p>
              </text:list-header>
            </text:list>
            <draw:enhanced-geometry svg:viewBox="0 0 21600 21600" draw:type="mso-spt202" draw:enhanced-path="M 0 0 L 21600 0 21600 21600 0 21600 0 0 Z N"/>
          </draw:custom-shape>
          <draw:custom-shape draw:name="Text Box 12" draw:style-name="gr5" draw:text-style-name="P60" draw:layer="layout" svg:width="5.292cm" svg:height="1.178cm" svg:x="1.905cm" svg:y="15.452cm">
            <text:list text:style-name="L1">
              <text:list-header>
                <text:p text:style-name="P23"><text:span text:style-name="T8">结束</text:span></text:p>
              </text:list-header>
            </text:list>
            <draw:enhanced-geometry svg:viewBox="0 0 21600 21600" draw:type="mso-spt202" draw:enhanced-path="M 0 0 L 21600 0 21600 21600 0 21600 0 0 Z N"/>
          </draw:custom-shape>
        </draw:g>
        <draw:g draw:name="Group 13" xml:id="id193" draw:id="id193">
          <draw:line draw:name="Line 14" draw:style-name="gr145" draw:text-style-name="P40" draw:layer="layout" svg:x1="6.985cm" svg:y1="11.852cm" svg:x2="9.737cm" svg:y2="8.889cm">
            <text:p/>
          </draw:line>
          <draw:custom-shape draw:name="Text Box 15" draw:style-name="gr5" draw:text-style-name="P60" draw:layer="layout" svg:width="1.058cm" svg:height="2.295cm" svg:x="7.197cm" svg:y="9.313cm">
            <text:list text:style-name="L1">
              <text:list-header>
                <text:p text:style-name="P23"><text:span text:style-name="T9">(2)</text:span></text:p>
              </text:list-header>
            </text:list>
            <draw:enhanced-geometry svg:viewBox="0 0 21600 21600" draw:type="mso-spt202" draw:enhanced-path="M 0 0 L 21600 0 21600 21600 0 21600 0 0 Z N"/>
          </draw:custom-shape>
        </draw:g>
        <draw:g draw:name="Group 16" xml:id="id194" draw:id="id194">
          <draw:line draw:name="Line 17" draw:style-name="gr145" draw:text-style-name="P40" draw:layer="layout" svg:x1="11.007cm" svg:y1="8.89cm" svg:x2="11.007cm" svg:y2="11.43cm">
            <text:p/>
          </draw:line>
          <draw:custom-shape draw:name="Text Box 18" draw:style-name="gr5" draw:text-style-name="P60" draw:layer="layout" svg:width="1.059cm" svg:height="2.295cm" svg:x="11.218cm" svg:y="9.313cm">
            <text:list text:style-name="L1">
              <text:list-header>
                <text:p text:style-name="P23"><text:span text:style-name="T9">(3)</text:span></text:p>
              </text:list-header>
            </text:list>
            <draw:enhanced-geometry svg:viewBox="0 0 21600 21600" draw:type="mso-spt202" draw:enhanced-path="M 0 0 L 21600 0 21600 21600 0 21600 0 0 Z N"/>
          </draw:custom-shape>
        </draw:g>
        <draw:g draw:name="Group 19" xml:id="id195" draw:id="id195">
          <draw:line draw:name="Line 20" draw:style-name="gr145" draw:text-style-name="P40" draw:layer="layout" svg:x1="13.758cm" svg:y1="11.642cm" svg:x2="16.51cm" svg:y2="8.678cm">
            <text:p/>
          </draw:line>
          <draw:custom-shape draw:name="Text Box 21" draw:style-name="gr5" draw:text-style-name="P60" draw:layer="layout" svg:width="1.059cm" svg:height="2.295cm" svg:x="13.758cm" svg:y="9.525cm">
            <text:list text:style-name="L1">
              <text:list-header>
                <text:p text:style-name="P23"><text:span text:style-name="T9">(4)</text:span></text:p>
              </text:list-header>
            </text:list>
            <draw:enhanced-geometry svg:viewBox="0 0 21600 21600" draw:type="mso-spt202" draw:enhanced-path="M 0 0 L 21600 0 21600 21600 0 21600 0 0 Z N"/>
          </draw:custom-shape>
        </draw:g>
        <draw:g draw:name="Group 22" xml:id="id196" draw:id="id196">
          <draw:custom-shape draw:name="Text Box 23" draw:style-name="gr5" draw:text-style-name="P12" draw:layer="layout" svg:width="4.869cm" svg:height="1.177cm" svg:x="15.663cm" svg:y="11.43cm">
            <text:p/>
            <draw:enhanced-geometry svg:viewBox="0 0 21600 21600" draw:type="mso-spt202" draw:enhanced-path="M 0 0 L 21600 0 21600 21600 0 21600 0 0 Z N"/>
          </draw:custom-shape>
          <draw:line draw:name="Line 24" draw:style-name="gr145" draw:text-style-name="P40" draw:layer="layout" svg:x1="17.568cm" svg:y1="8.89cm" svg:x2="17.568cm" svg:y2="15.24cm">
            <text:p/>
          </draw:line>
          <draw:custom-shape draw:name="Text Box 25" draw:style-name="gr5" draw:text-style-name="P60" draw:layer="layout" svg:width="1.058cm" svg:height="2.295cm" svg:x="17.78cm" svg:y="11.007cm">
            <text:list text:style-name="L1">
              <text:list-header>
                <text:p text:style-name="P23"><text:span text:style-name="T9">(5)</text:span></text:p>
              </text:list-header>
            </text:list>
            <draw:enhanced-geometry svg:viewBox="0 0 21600 21600" draw:type="mso-spt202" draw:enhanced-path="M 0 0 L 21600 0 21600 21600 0 21600 0 0 Z N"/>
          </draw:custom-shape>
        </draw:g>
        <draw:g draw:name="Group 26" xml:id="id197" draw:id="id197">
          <draw:line draw:name="Line 27" draw:style-name="gr145" draw:text-style-name="P40" draw:layer="layout" svg:x1="17.144cm" svg:y1="15.028cm" svg:x2="13.757cm" svg:y2="12.488cm">
            <text:p/>
          </draw:line>
          <draw:custom-shape draw:name="Text Box 28" draw:style-name="gr5" draw:text-style-name="P60" draw:layer="layout" svg:width="1.059cm" svg:height="2.295cm" svg:x="14.393cm" svg:y="13.547cm">
            <text:list text:style-name="L1">
              <text:list-header>
                <text:p text:style-name="P23"><text:span text:style-name="T9">(6)</text:span></text:p>
              </text:list-header>
            </text:list>
            <draw:enhanced-geometry svg:viewBox="0 0 21600 21600" draw:type="mso-spt202" draw:enhanced-path="M 0 0 L 21600 0 21600 21600 0 21600 0 0 Z N"/>
          </draw:custom-shape>
        </draw:g>
        <draw:g draw:name="Group 29" xml:id="id198" draw:id="id198">
          <draw:line draw:name="Line 30" draw:style-name="gr145" draw:text-style-name="P40" draw:layer="layout" svg:x1="11.007cm" svg:y1="12.912cm" svg:x2="11.007cm" svg:y2="15.452cm">
            <text:p/>
          </draw:line>
          <draw:custom-shape draw:name="Text Box 31" draw:style-name="gr5" draw:text-style-name="P60" draw:layer="layout" svg:width="1.059cm" svg:height="2.295cm" svg:x="11.218cm" svg:y="13.123cm">
            <text:list text:style-name="L1">
              <text:list-header>
                <text:p text:style-name="P23"><text:span text:style-name="T9">(7)</text:span></text:p>
              </text:list-header>
            </text:list>
            <draw:enhanced-geometry svg:viewBox="0 0 21600 21600" draw:type="mso-spt202" draw:enhanced-path="M 0 0 L 21600 0 21600 21600 0 21600 0 0 Z N"/>
          </draw:custom-shape>
        </draw:g>
        <draw:g draw:name="Group 32" xml:id="id199" draw:id="id199">
          <draw:line draw:name="Line 33" draw:style-name="gr145" draw:text-style-name="P40" draw:layer="layout" svg:x1="10.371cm" svg:y1="15.24cm" svg:x2="6.984cm" svg:y2="12.7cm">
            <text:p/>
          </draw:line>
          <draw:custom-shape draw:name="Text Box 34" draw:style-name="gr5" draw:text-style-name="P60" draw:layer="layout" svg:width="1.058cm" svg:height="2.295cm" svg:x="7.832cm" svg:y="13.758cm">
            <text:list text:style-name="L1">
              <text:list-header>
                <text:p text:style-name="P23"><text:span text:style-name="T9">(8)</text:span></text:p>
              </text:list-header>
            </text:list>
            <draw:enhanced-geometry svg:viewBox="0 0 21600 21600" draw:type="mso-spt202" draw:enhanced-path="M 0 0 L 21600 0 21600 21600 0 21600 0 0 Z N"/>
          </draw:custom-shape>
        </draw:g>
        <draw:g draw:name="Group 35" xml:id="id200" draw:id="id200">
          <draw:line draw:name="Line 36" draw:style-name="gr145" draw:text-style-name="P40" draw:layer="layout" svg:x1="4.445cm" svg:y1="12.912cm" svg:x2="4.445cm" svg:y2="15.452cm">
            <text:p/>
          </draw:line>
          <draw:custom-shape draw:name="Text Box 37" draw:style-name="gr5" draw:text-style-name="P60" draw:layer="layout" svg:width="1.058cm" svg:height="2.295cm" svg:x="4.657cm" svg:y="13.335cm">
            <text:list text:style-name="L1">
              <text:list-header>
                <text:p text:style-name="P23"><text:span text:style-name="T9">(9)</text:span></text:p>
              </text:list-header>
            </text:list>
            <draw:enhanced-geometry svg:viewBox="0 0 21600 21600" draw:type="mso-spt202" draw:enhanced-path="M 0 0 L 21600 0 21600 21600 0 21600 0 0 Z N"/>
          </draw:custom-shape>
        </draw:g>
        <draw:custom-shape draw:name="Text Box 38" draw:style-name="gr4" draw:text-style-name="P20" draw:layer="layout" svg:width="25.4cm" svg:height="2.969cm" svg:x="0cm" svg:y="1.058cm">
          <text:list text:style-name="L1">
            <text:list-header>
              <text:p text:style-name="P19"><text:span text:style-name="T17">在</text:span><text:span text:style-name="T20">main</text:span><text:span text:style-name="T17">函数中调用</text:span><text:span text:style-name="T20">a</text:span><text:span text:style-name="T17">函数，在</text:span><text:span text:style-name="T20">a</text:span><text:span text:style-name="T17">函数中又调用</text:span><text:span text:style-name="T20">b</text:span><text:span text:style-name="T17">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9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1" smil:attributeName="visibility" smil:to="visible"/>
                </anim:par>
              </anim:par>
            </anim:par>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192" smil:attributeName="visibility" smil:to="visible"/>
                  <anim:transitionFilter smil:dur="0.5s" smil:targetElement="id192" smil:type="slideWipe" smil:subtype="fromTop"/>
                </anim:par>
              </anim:par>
            </anim:par>
            <anim:par smil:begin="next" smil:fill="hold">
              <anim:par smil:begin="0s" smil:fill="hold">
                <anim:par smil:begin="0s" smil:fill="hold" presentation:node-type="on-click" presentation:preset-class="entrance" presentation:preset-id="ooo-entrance-peek-in" presentation:preset-sub-type="from-left">
                  <anim:set smil:begin="0s" smil:dur="0.001s" smil:fill="hold" smil:targetElement="id193" smil:attributeName="visibility" smil:to="visible"/>
                  <anim:transitionFilter smil:dur="0.5s" smil:targetElement="id193" smil:type="slideWipe" smil:subtype="fromLeft"/>
                </anim:par>
              </anim:par>
            </anim:par>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194" smil:attributeName="visibility" smil:to="visible"/>
                  <anim:transitionFilter smil:dur="0.5s" smil:targetElement="id194" smil:type="slideWipe" smil:subtype="fromTop"/>
                </anim:par>
              </anim:par>
            </anim:par>
            <anim:par smil:begin="next" smil:fill="hold">
              <anim:par smil:begin="0s" smil:fill="hold">
                <anim:par smil:begin="0s" smil:fill="hold" presentation:node-type="on-click" presentation:preset-class="entrance" presentation:preset-id="ooo-entrance-peek-in" presentation:preset-sub-type="from-left">
                  <anim:set smil:begin="0s" smil:dur="0.001s" smil:fill="hold" smil:targetElement="id195" smil:attributeName="visibility" smil:to="visible"/>
                  <anim:transitionFilter smil:dur="0.5s" smil:targetElement="id195" smil:type="slideWipe" smil:subtype="fromLeft"/>
                </anim:par>
              </anim:par>
            </anim:par>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196" smil:attributeName="visibility" smil:to="visible"/>
                  <anim:transitionFilter smil:dur="0.5s" smil:targetElement="id196" smil:type="slideWipe" smil:subtype="fromTop"/>
                </anim:par>
              </anim:par>
            </anim:par>
            <anim:par smil:begin="next" smil:fill="hold">
              <anim:par smil:begin="0s" smil:fill="hold">
                <anim:par smil:begin="0s" smil:fill="hold" presentation:node-type="on-click" presentation:preset-class="entrance" presentation:preset-id="ooo-entrance-peek-in" presentation:preset-sub-type="from-right">
                  <anim:set smil:begin="0s" smil:dur="0.001s" smil:fill="hold" smil:targetElement="id197" smil:attributeName="visibility" smil:to="visible"/>
                  <anim:transitionFilter smil:dur="0.5s" smil:targetElement="id197" smil:type="slideWipe" smil:subtype="fromRight"/>
                </anim:par>
              </anim:par>
            </anim:par>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198" smil:attributeName="visibility" smil:to="visible"/>
                  <anim:transitionFilter smil:dur="0.5s" smil:targetElement="id198" smil:type="slideWipe" smil:subtype="fromTop"/>
                </anim:par>
              </anim:par>
            </anim:par>
            <anim:par smil:begin="next" smil:fill="hold">
              <anim:par smil:begin="0s" smil:fill="hold">
                <anim:par smil:begin="0s" smil:fill="hold" presentation:node-type="on-click" presentation:preset-class="entrance" presentation:preset-id="ooo-entrance-peek-in" presentation:preset-sub-type="from-right">
                  <anim:set smil:begin="0s" smil:dur="0.001s" smil:fill="hold" smil:targetElement="id199" smil:attributeName="visibility" smil:to="visible"/>
                  <anim:transitionFilter smil:dur="0.5s" smil:targetElement="id199" smil:type="slideWipe" smil:subtype="fromRight"/>
                </anim:par>
              </anim:par>
            </anim:par>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200" smil:attributeName="visibility" smil:to="visible"/>
                  <anim:transitionFilter smil:dur="0.5s" smil:targetElement="id200" smil:type="slideWipe" smil:subtype="fromTop"/>
                </anim:par>
              </anim:par>
            </anim:par>
          </anim:seq>
        </anim:par>
        <presentation:notes draw:style-name="dp2">
          <draw:page-thumbnail draw:style-name="gr3" draw:layer="layout" svg:width="12.7cm" svg:height="9.525cm" svg:x="3.175cm" svg:y="1.904cm" draw:page-number="39" presentation:class="page"/>
          <draw:frame presentation:style-name="pr1" draw:text-style-name="P5" draw:layer="layout" svg:width="13.97cm" svg:height="11.43cm" svg:x="2.54cm" svg:y="12.065cm" presentation:class="notes" presentation:placeholder="true">
            <draw:text-box/>
          </draw:frame>
        </presentation:notes>
      </draw:page>
      <draw:page draw:name="page4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frame draw:name="Object 2" draw:style-name="gr133" draw:text-style-name="P40" draw:layer="layout" svg:width="24.765cm" svg:height="2.108cm" svg:x="0.635cm" svg:y="0cm">
          <draw:object xlink:href="./Object 11" xlink:type="simple" xlink:show="embed" xlink:actuate="onLoad">
            <loext:p/>
          </draw:object>
          <draw:image xlink:href="./ObjectReplacements/Object 11" xlink:type="simple" xlink:show="embed" xlink:actuate="onLoad"/>
        </draw:frame>
        <draw:custom-shape draw:name="Text Box 3" draw:style-name="gr146" draw:text-style-name="P70" draw:layer="layout" svg:width="15.452cm" svg:height="10.986cm" svg:x="1.058cm" svg:y="2.54cm">
          <text:list text:style-name="L6">
            <text:list-header>
              <text:p text:style-name="P69"><text:span text:style-name="T51">int power(int m,int n)</text:span><text:span text:style-name="T51"><text:tab/></text:span><text:span text:style-name="T51">//m^n</text:span></text:p>
              <text:p text:style-name="P69"><text:span text:style-name="T51">{</text:span><text:span text:style-name="T51"><text:tab/></text:span><text:span text:style-name="T51">int i,product=m;</text:span></text:p>
              <text:p text:style-name="P69"><text:span text:style-name="T51"><text:tab/></text:span><text:span text:style-name="T51">for(i=1;i&lt;n;i++)</text:span></text:p>
              <text:p text:style-name="P69"><text:span text:style-name="T51"><text:tab/></text:span><text:span text:style-name="T51"><text:tab/></text:span><text:span text:style-name="T51">product=product*m;</text:span></text:p>
              <text:p text:style-name="P69"><text:span text:style-name="T51"><text:tab/></text:span><text:span text:style-name="T51">return product;</text:span></text:p>
              <text:p text:style-name="P69"><text:span text:style-name="T51">}</text:span></text:p>
            </text:list-header>
          </text:list>
          <text:list text:style-name="L4">
            <text:list-header>
              <text:p text:style-name="P69"><text:span text:style-name="T52">int sum_of_power(int k,int n)</text:span><text:span text:style-name="T52"><text:tab/></text:span><text:span text:style-name="T52">//n^k</text:span><text:span text:style-name="T53">的累加和</text:span></text:p>
              <text:p text:style-name="P69"><text:span text:style-name="T52">{</text:span><text:span text:style-name="T52"><text:tab/></text:span><text:span text:style-name="T52">int i,sum=0;</text:span></text:p>
              <text:p text:style-name="P69"><text:span text:style-name="T52"><text:tab/></text:span><text:span text:style-name="T52">for(i=1;i&lt;=n;i++)</text:span></text:p>
              <text:p text:style-name="P69"><text:span text:style-name="T52"><text:s text:c="3"/></text:span><text:span text:style-name="T52"><text:tab/></text:span><text:span text:style-name="T52"> </text:span><text:span text:style-name="T52"><text:tab/></text:span><text:span text:style-name="T52">sum+=</text:span><text:span text:style-name="T51">power(i,k)</text:span><text:span text:style-name="T52">;</text:span></text:p>
              <text:p text:style-name="P69"><text:span text:style-name="T52"><text:tab/></text:span><text:span text:style-name="T52">return sum;</text:span></text:p>
              <text:p text:style-name="P69"><text:span text:style-name="T52">}</text:span></text:p>
            </text:list-header>
          </text:list>
          <draw:enhanced-geometry svg:viewBox="0 0 21600 21600" draw:type="mso-spt202" draw:enhanced-path="M 0 0 L 21600 0 21600 21600 0 21600 0 0 Z N"/>
        </draw:custom-shape>
        <draw:custom-shape draw:name="Text Box 4" draw:style-name="gr5" draw:text-style-name="P70" draw:layer="layout" svg:width="20.532cm" svg:height="5.405cm" svg:x="1.27cm" svg:y="13.661cm">
          <text:list text:style-name="L1">
            <text:list-header>
              <text:p text:style-name="P69"><text:span text:style-name="T54">void main(void)</text:span></text:p>
              <text:p text:style-name="P69"><text:span text:style-name="T54">{</text:span><text:span text:style-name="T54"><text:tab/></text:span><text:span text:style-name="T54">int k,m;</text:span></text:p>
              <text:p text:style-name="P69"><text:span text:style-name="T54"><text:tab/></text:span><text:span text:style-name="T54">cin&gt;&gt;k&gt;&gt;m;</text:span></text:p>
              <text:p text:style-name="P69"><text:span text:style-name="T54"><text:tab/></text:span><text:span text:style-name="T54">cout&lt;&lt;"f("&lt;&lt;k&lt;&lt;","&lt;&lt;m&lt;&lt;")="&lt;&lt;</text:span><text:span text:style-name="T52">sum_of_power(k,m)</text:span><text:span text:style-name="T54">&lt;&lt;endl;</text:span><text:span text:style-name="T54"><text:tab/></text:span><text:span text:style-name="T54">//m^k</text:span><text:span text:style-name="T55">的累加和</text:span></text:p>
              <text:p text:style-name="P69"><text:span text:style-name="T54">}</text:span></text:p>
            </text:list-header>
          </text:list>
          <draw:enhanced-geometry svg:viewBox="0 0 21600 21600" draw:type="mso-spt202" draw:enhanced-path="M 0 0 L 21600 0 21600 21600 0 21600 0 0 Z N"/>
        </draw:custom-shape>
        <draw:custom-shape draw:name="AutoShape 5" draw:style-name="gr147" draw:text-style-name="P24" xml:id="id201" draw:id="id201" draw:layer="layout" svg:width="4.022cm" svg:height="1.27cm" svg:x="14.393cm" svg:y="14.393cm">
          <text:list text:style-name="L3">
            <text:list-header>
              <text:p text:style-name="P23"><text:span text:style-name="T24">嵌套调用</text:span></text:p>
            </text:list-header>
          </text:list>
          <draw:enhanced-geometry svg:viewBox="0 0 21600 21600" draw:text-areas="800 800 20800 20800" draw:type="round-rectangular-callout" draw:modifiers="8218 366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148" draw:text-style-name="P24" xml:id="id202" draw:id="id202" draw:layer="layout" svg:width="4.022cm" svg:height="1.27cm" svg:x="11.218cm" svg:y="9.737cm">
          <text:list text:style-name="L3">
            <text:list-header>
              <text:p text:style-name="P23"><text:span text:style-name="T24">嵌套调用</text:span></text:p>
            </text:list-header>
          </text:list>
          <draw:enhanced-geometry svg:viewBox="0 0 21600 21600" draw:text-areas="800 800 20800 20800" draw:type="round-rectangular-callout" draw:modifiers="-1279 287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149" draw:text-style-name="P24" xml:id="id203" draw:id="id203" draw:layer="layout" svg:width="4.022cm" svg:height="1.27cm" svg:x="9.525cm" svg:y="6.35cm">
          <text:list text:style-name="L3">
            <text:list-header>
              <text:p text:style-name="P23"><text:span text:style-name="T24">平行定义</text:span></text:p>
            </text:list-header>
          </text:list>
          <draw:enhanced-geometry svg:viewBox="0 0 21600 21600" draw:text-areas="800 800 20800 20800" draw:type="round-rectangular-callout" draw:modifiers="-166 352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150" draw:text-style-name="P24" xml:id="id204" draw:id="id204" draw:layer="layout" svg:width="4.021cm" svg:height="1.27cm" svg:x="8.467cm" svg:y="3.81cm">
          <text:list text:style-name="L3">
            <text:list-header>
              <text:p text:style-name="P23"><text:span text:style-name="T24">平行定义</text:span></text:p>
            </text:list-header>
          </text:list>
          <draw:enhanced-geometry svg:viewBox="0 0 21600 21600" draw:text-areas="800 800 20800 20800" draw:type="round-rectangular-callout" draw:modifiers="-2653 -99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1" smil:attributeName="visibility" smil:to="visible"/>
                  <anim:transitionFilter smil:dur="0.5s" smil:targetElement="id20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2" smil:attributeName="visibility" smil:to="visible"/>
                  <anim:transitionFilter smil:dur="0.5s" smil:targetElement="id20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3" smil:attributeName="visibility" smil:to="visible"/>
                  <anim:transitionFilter smil:dur="0.5s" smil:targetElement="id20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4" smil:attributeName="visibility" smil:to="visible"/>
                  <anim:transitionFilter smil:dur="0.5s" smil:targetElement="id204" smil:type="dissolve"/>
                </anim:par>
              </anim:par>
            </anim:par>
          </anim:seq>
        </anim:par>
        <presentation:notes draw:style-name="dp2">
          <draw:page-thumbnail draw:style-name="gr3" draw:layer="layout" svg:width="12.7cm" svg:height="9.525cm" svg:x="3.175cm" svg:y="1.904cm" draw:page-number="40" presentation:class="page"/>
          <draw:frame presentation:style-name="pr1" draw:text-style-name="P5" draw:layer="layout" svg:width="13.97cm" svg:height="11.43cm" svg:x="2.54cm" svg:y="12.065cm" presentation:class="notes" presentation:placeholder="true">
            <draw:text-box/>
          </draw:frame>
        </presentation:notes>
      </draw:page>
      <draw:page draw:name="page4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 draw:text-style-name="P59" draw:layer="layout" svg:width="7.407cm" svg:height="1.446cm" svg:x="0.025cm" svg:y="0cm">
          <text:list text:style-name="L1">
            <text:list-header>
              <text:p text:style-name="P58"><text:span text:style-name="T11">函数的递归调用</text:span></text:p>
            </text:list-header>
          </text:list>
          <draw:enhanced-geometry svg:viewBox="0 0 21600 21600" draw:type="mso-spt202" draw:enhanced-path="M 0 0 L 21600 0 21600 21600 0 21600 0 0 Z N"/>
        </draw:custom-shape>
        <draw:custom-shape draw:name="Text Box 3" draw:style-name="gr151" draw:text-style-name="P16" draw:layer="layout" svg:width="25.4cm" svg:height="2.667cm" svg:x="0cm" svg:y="1.482cm">
          <text:list text:style-name="L2">
            <text:list-header>
              <text:p text:style-name="P15"><text:span text:style-name="T14">在调用一个函数的过程中直接或间接地调用函数本身，称为函数的递归调用。</text:span></text:p>
            </text:list-header>
          </text:list>
          <draw:enhanced-geometry svg:viewBox="0 0 21600 21600" draw:type="mso-spt202" draw:enhanced-path="M 0 0 L 21600 0 21600 21600 0 21600 0 0 Z N"/>
        </draw:custom-shape>
        <draw:custom-shape draw:name="Text Box 4" draw:style-name="gr152" draw:text-style-name="P72" xml:id="id205" draw:id="id205" draw:layer="layout" svg:width="6.561cm" svg:height="11.819cm" svg:x="0.847cm" svg:y="4.868cm">
          <text:list text:style-name="L2">
            <text:list-header>
              <text:p text:style-name="P71"><text:span text:style-name="T13">int <text:s/></text:span><text:span text:style-name="T28">f(int x)</text:span></text:p>
              <text:p text:style-name="P71"><text:span text:style-name="T13">{ <text:s/>int <text:s/>y,z ;</text:span></text:p>
              <text:p text:style-name="P71"><text:span text:style-name="T13"><text:s text:c="5"/></text:span><text:span text:style-name="T13">.....</text:span></text:p>
              <text:p text:style-name="P71"><text:span text:style-name="T13"><text:s text:c="5"/></text:span><text:span text:style-name="T13">z=</text:span><text:span text:style-name="T28">f(y)</text:span><text:span text:style-name="T13">;</text:span></text:p>
              <text:p text:style-name="P71"><text:span text:style-name="T13"><text:s text:c="5"/></text:span><text:span text:style-name="T13">....</text:span></text:p>
              <text:p text:style-name="P71"><text:span text:style-name="T13"><text:s text:c="4"/></text:span><text:span text:style-name="T13">return <text:s/>(2*z);</text:span></text:p>
              <text:p text:style-name="P71"><text:span text:style-name="T13">}</text:span></text:p>
            </text:list-header>
          </text:list>
          <draw:enhanced-geometry svg:viewBox="0 0 21600 21600" draw:type="mso-spt202" draw:enhanced-path="M 0 0 L 21600 0 21600 21600 0 21600 0 0 Z N"/>
        </draw:custom-shape>
        <draw:g draw:name="Group 5" xml:id="id206" draw:id="id206">
          <draw:custom-shape draw:name="Text Box 6" draw:style-name="gr5" draw:text-style-name="P59" draw:layer="layout" svg:width="6.561cm" svg:height="13.243cm" svg:x="8.89cm" svg:y="4.445cm">
            <text:list text:style-name="L1">
              <text:list-header>
                <text:p text:style-name="P58"><text:span text:style-name="T12">int <text:s/></text:span><text:span text:style-name="T56">f1(int x)</text:span></text:p>
                <text:p text:style-name="P58"><text:span text:style-name="T12">{ <text:s/>int <text:s/>y,z ;</text:span></text:p>
                <text:p text:style-name="P58"><text:span text:style-name="T12"><text:s text:c="5"/></text:span><text:span text:style-name="T12">.....</text:span></text:p>
                <text:p text:style-name="P58"><text:span text:style-name="T12"><text:s text:c="5"/></text:span><text:span text:style-name="T32">z=</text:span><text:span text:style-name="T31">f2(y)</text:span><text:span text:style-name="T12">;</text:span></text:p>
                <text:p text:style-name="P58"><text:span text:style-name="T12"><text:s text:c="5"/></text:span><text:span text:style-name="T12">....</text:span></text:p>
                <text:p text:style-name="P58"><text:span text:style-name="T12"><text:s text:c="4"/></text:span><text:span text:style-name="T12">return <text:s/>(2*z);</text:span></text:p>
                <text:p text:style-name="P58"><text:span text:style-name="T12">}</text:span></text:p>
              </text:list-header>
            </text:list>
            <draw:enhanced-geometry svg:viewBox="0 0 21600 21600" draw:type="mso-spt202" draw:enhanced-path="M 0 0 L 21600 0 21600 21600 0 21600 0 0 Z N"/>
          </draw:custom-shape>
          <draw:custom-shape draw:name="Text Box 7" draw:style-name="gr5" draw:text-style-name="P59" draw:layer="layout" svg:width="6.562cm" svg:height="13.243cm" svg:x="16.721cm" svg:y="4.445cm">
            <text:list text:style-name="L1">
              <text:list-header>
                <text:p text:style-name="P58"><text:span text:style-name="T12">int <text:s/></text:span><text:span text:style-name="T31">f2(int t)</text:span></text:p>
                <text:p text:style-name="P58"><text:span text:style-name="T12">{ <text:s/>int <text:s/>a, c ;</text:span></text:p>
                <text:p text:style-name="P58"><text:span text:style-name="T12"><text:s text:c="5"/></text:span><text:span text:style-name="T12">.....</text:span></text:p>
                <text:p text:style-name="P58"><text:span text:style-name="T12"><text:s text:c="5"/></text:span><text:span text:style-name="T32">c=</text:span><text:span text:style-name="T56">f1(a)</text:span><text:span text:style-name="T12">;</text:span></text:p>
                <text:p text:style-name="P58"><text:span text:style-name="T12"><text:s text:c="5"/></text:span><text:span text:style-name="T12">....</text:span></text:p>
                <text:p text:style-name="P58"><text:span text:style-name="T12"><text:s text:c="4"/></text:span><text:span text:style-name="T12">return <text:s/>(3+c);</text:span></text:p>
                <text:p text:style-name="P58"><text:span text:style-name="T12">}</text:span></text:p>
              </text:list-header>
            </text:list>
            <draw:enhanced-geometry svg:viewBox="0 0 21600 21600" draw:type="mso-spt202" draw:enhanced-path="M 0 0 L 21600 0 21600 21600 0 21600 0 0 Z N"/>
          </draw:custom-shape>
        </draw:g>
        <draw:polyline draw:name="Line 8" draw:style-name="gr153" draw:text-style-name="P40" xml:id="id207" draw:id="id207" draw:layer="layout" svg:width="3.598cm" svg:height="4.867cm" svg:x="13.758cm" svg:y="5.715cm" svg:viewBox="0 0 3599 4868" draw:points="0,4868 3599,0">
          <text:p/>
        </draw:polyline>
        <draw:polyline draw:name="Line 9" draw:style-name="gr154" draw:text-style-name="P40" xml:id="id208" draw:id="id208" draw:layer="layout" svg:width="4.867cm" svg:height="4.656cm" svg:x="12.912cm" svg:y="5.714cm" svg:viewBox="0 0 4868 4657" draw:points="4868,4657 0,0">
          <text:p/>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05" smil:attributeName="visibility" smil:to="visible"/>
                  <anim:transitionFilter smil:dur="0.5s" smil:targetElement="id205"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06" smil:attributeName="visibility" smil:to="visible"/>
                  <anim:transitionFilter smil:dur="0.5s" smil:targetElement="id206" smil:type="checkerBoardWipe" smil:subtype="across"/>
                </anim:par>
              </anim:par>
            </anim:par>
            <anim:par smil:begin="next" smil:fill="hold">
              <anim:par smil:begin="0s" smil:fill="hold">
                <anim:par smil:begin="0s" smil:fill="hold" presentation:node-type="on-click" presentation:preset-class="entrance" presentation:preset-id="ooo-entrance-peek-in" presentation:preset-sub-type="from-left">
                  <anim:set smil:begin="0s" smil:dur="0.001s" smil:fill="hold" smil:targetElement="id207" smil:attributeName="visibility" smil:to="visible"/>
                  <anim:transitionFilter smil:dur="0.5s" smil:targetElement="id207" smil:type="slideWipe" smil:subtype="fromLeft"/>
                </anim:par>
              </anim:par>
            </anim:par>
            <anim:par smil:begin="next" smil:fill="hold">
              <anim:par smil:begin="0s" smil:fill="hold">
                <anim:par smil:begin="0s" smil:fill="hold" presentation:node-type="on-click" presentation:preset-class="entrance" presentation:preset-id="ooo-entrance-peek-in" presentation:preset-sub-type="from-right">
                  <anim:set smil:begin="0s" smil:dur="0.001s" smil:fill="hold" smil:targetElement="id208" smil:attributeName="visibility" smil:to="visible"/>
                  <anim:transitionFilter smil:dur="0.5s" smil:targetElement="id208" smil:type="slideWipe" smil:subtype="fromRight"/>
                </anim:par>
              </anim:par>
            </anim:par>
          </anim:seq>
        </anim:par>
        <presentation:notes draw:style-name="dp2">
          <draw:page-thumbnail draw:style-name="gr3" draw:layer="layout" svg:width="12.7cm" svg:height="9.525cm" svg:x="3.175cm" svg:y="1.904cm" draw:page-number="41" presentation:class="page"/>
          <draw:frame presentation:style-name="pr1" draw:text-style-name="P5" draw:layer="layout" svg:width="13.97cm" svg:height="11.43cm" svg:x="2.54cm" svg:y="12.065cm" presentation:class="notes" presentation:placeholder="true">
            <draw:text-box/>
          </draw:frame>
        </presentation:notes>
      </draw:page>
      <draw:page draw:name="page4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2" draw:layer="layout" svg:width="25.4cm" svg:height="4.529cm" svg:x="0cm" svg:y="0cm">
          <text:list text:style-name="L1">
            <text:list-header>
              <text:p text:style-name="P11"><text:span text:style-name="T8">有</text:span><text:span text:style-name="T9">5</text:span><text:span text:style-name="T8">个人坐在一起，问第</text:span><text:span text:style-name="T9">5</text:span><text:span text:style-name="T8">个人多少岁，他说比第</text:span><text:span text:style-name="T9">4</text:span><text:span text:style-name="T8">个人大</text:span><text:span text:style-name="T9">2</text:span><text:span text:style-name="T8">岁。问第</text:span><text:span text:style-name="T9">4</text:span><text:span text:style-name="T8">个人多少岁，他说比第</text:span><text:span text:style-name="T9">3</text:span><text:span text:style-name="T8">个人大</text:span><text:span text:style-name="T9">2</text:span><text:span text:style-name="T8">岁。问第</text:span><text:span text:style-name="T9">3</text:span><text:span text:style-name="T8">个人多少岁，他说比第</text:span><text:span text:style-name="T9">2</text:span><text:span text:style-name="T8">个人大</text:span><text:span text:style-name="T9">2</text:span><text:span text:style-name="T8">岁。问第</text:span><text:span text:style-name="T9">2</text:span><text:span text:style-name="T8">个人多少岁，他说比第</text:span><text:span text:style-name="T9">1</text:span><text:span text:style-name="T8">个人大</text:span><text:span text:style-name="T9">2</text:span><text:span text:style-name="T8">岁。问第</text:span><text:span text:style-name="T9">1</text:span><text:span text:style-name="T8">个人多少岁，他说是</text:span><text:span text:style-name="T9">10</text:span><text:span text:style-name="T8">岁。请问第</text:span><text:span text:style-name="T9">5</text:span><text:span text:style-name="T8">个人多大？</text:span></text:p>
            </text:list-header>
          </text:list>
          <draw:enhanced-geometry svg:viewBox="0 0 21600 21600" draw:type="mso-spt202" draw:enhanced-path="M 0 0 L 21600 0 21600 21600 0 21600 0 0 Z N"/>
        </draw:custom-shape>
        <draw:custom-shape draw:name="Text Box 3" draw:style-name="gr155" draw:text-style-name="P12" xml:id="id209" draw:id="id209" draw:layer="layout" svg:width="6.773cm" svg:height="1.178cm" svg:x="0.847cm" svg:y="4.657cm">
          <text:list text:style-name="L1">
            <text:list-header>
              <text:p text:style-name="P11"><text:span text:style-name="T57">age(5)=age(4)+2</text:span></text:p>
            </text:list-header>
          </text:list>
          <draw:enhanced-geometry svg:viewBox="0 0 21600 21600" draw:type="mso-spt202" draw:enhanced-path="M 0 0 L 21600 0 21600 21600 0 21600 0 0 Z N"/>
        </draw:custom-shape>
        <draw:custom-shape draw:name="Text Box 4" draw:style-name="gr156" draw:text-style-name="P12" xml:id="id210" draw:id="id210" draw:layer="layout" svg:width="6.773cm" svg:height="1.178cm" svg:x="0.847cm" svg:y="5.927cm">
          <text:list text:style-name="L1">
            <text:list-header>
              <text:p text:style-name="P11"><text:span text:style-name="T57">age(4)=age(3)+2</text:span></text:p>
            </text:list-header>
          </text:list>
          <draw:enhanced-geometry svg:viewBox="0 0 21600 21600" draw:type="mso-spt202" draw:enhanced-path="M 0 0 L 21600 0 21600 21600 0 21600 0 0 Z N"/>
        </draw:custom-shape>
        <draw:custom-shape draw:name="Text Box 5" draw:style-name="gr157" draw:text-style-name="P12" xml:id="id211" draw:id="id211" draw:layer="layout" svg:width="6.773cm" svg:height="1.178cm" svg:x="0.847cm" svg:y="7.408cm">
          <text:list text:style-name="L1">
            <text:list-header>
              <text:p text:style-name="P11"><text:span text:style-name="T57">age(3)=age(2)+2</text:span></text:p>
            </text:list-header>
          </text:list>
          <draw:enhanced-geometry svg:viewBox="0 0 21600 21600" draw:type="mso-spt202" draw:enhanced-path="M 0 0 L 21600 0 21600 21600 0 21600 0 0 Z N"/>
        </draw:custom-shape>
        <draw:custom-shape draw:name="Text Box 6" draw:style-name="gr158" draw:text-style-name="P12" xml:id="id212" draw:id="id212" draw:layer="layout" svg:width="6.773cm" svg:height="1.178cm" svg:x="0.847cm" svg:y="8.89cm">
          <text:list text:style-name="L1">
            <text:list-header>
              <text:p text:style-name="P11"><text:span text:style-name="T57">age(2)=age(1)+2</text:span></text:p>
            </text:list-header>
          </text:list>
          <draw:enhanced-geometry svg:viewBox="0 0 21600 21600" draw:type="mso-spt202" draw:enhanced-path="M 0 0 L 21600 0 21600 21600 0 21600 0 0 Z N"/>
        </draw:custom-shape>
        <draw:custom-shape draw:name="Text Box 7" draw:style-name="gr159" draw:text-style-name="P12" xml:id="id213" draw:id="id213" draw:layer="layout" svg:width="6.773cm" svg:height="1.178cm" svg:x="0.847cm" svg:y="10.372cm">
          <text:list text:style-name="L1">
            <text:list-header>
              <text:p text:style-name="P11"><text:span text:style-name="T57">age(1)=10</text:span></text:p>
            </text:list-header>
          </text:list>
          <draw:enhanced-geometry svg:viewBox="0 0 21600 21600" draw:type="mso-spt202" draw:enhanced-path="M 0 0 L 21600 0 21600 21600 0 21600 0 0 Z N"/>
        </draw:custom-shape>
        <draw:g draw:name="Group 8" xml:id="id214" draw:id="id214">
          <draw:custom-shape draw:name="Text Box 9" draw:style-name="gr160" draw:text-style-name="P12" draw:layer="layout" svg:width="3.174cm" svg:height="1.178cm" svg:x="8.467cm" svg:y="5.714cm">
            <text:list text:style-name="L2">
              <text:list-header>
                <text:p text:style-name="P11"><text:span text:style-name="T46">age(n)=</text:span></text:p>
              </text:list-header>
            </text:list>
            <draw:enhanced-geometry svg:viewBox="0 0 21600 21600" draw:type="mso-spt202" draw:enhanced-path="M 0 0 L 21600 0 21600 21600 0 21600 0 0 Z N"/>
          </draw:custom-shape>
          <draw:custom-shape draw:name="Text Box 10" draw:style-name="gr161" draw:text-style-name="P12" draw:layer="layout" svg:width="6.349cm" svg:height="1.178cm" svg:x="12.488cm" svg:y="4.445cm">
            <text:list text:style-name="L2">
              <text:list-header>
                <text:p text:style-name="P11"><text:span text:style-name="T46">10 <text:s text:c="15"/>n=1</text:span></text:p>
              </text:list-header>
            </text:list>
            <draw:enhanced-geometry svg:viewBox="0 0 21600 21600" draw:type="mso-spt202" draw:enhanced-path="M 0 0 L 21600 0 21600 21600 0 21600 0 0 Z N"/>
          </draw:custom-shape>
          <draw:custom-shape draw:name="Text Box 11" draw:style-name="gr162" draw:text-style-name="P12" draw:layer="layout" svg:width="6.349cm" svg:height="1.178cm" svg:x="12.488cm" svg:y="6.984cm">
            <text:list text:style-name="L2">
              <text:list-header>
                <text:p text:style-name="P11"><text:span text:style-name="T46">age(n-1)+2 <text:s text:c="2"/>n&gt;1</text:span></text:p>
              </text:list-header>
            </text:list>
            <draw:enhanced-geometry svg:viewBox="0 0 21600 21600" draw:type="mso-spt202" draw:enhanced-path="M 0 0 L 21600 0 21600 21600 0 21600 0 0 Z N"/>
          </draw:custom-shape>
          <draw:custom-shape draw:name="AutoShape 12" draw:style-name="gr163" draw:text-style-name="P45" draw:layer="layout" svg:width="0.845cm" svg:height="2.962cm" svg:x="11.43cm" svg:y="4.8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name="Text Box 13" draw:style-name="gr5" draw:text-style-name="P12" xml:id="id216" draw:id="id216" draw:layer="layout" svg:width="6.139cm" svg:height="7.762cm" svg:x="9.313cm" svg:y="10.583cm">
          <text:list text:style-name="L1">
            <text:list-header>
              <text:p text:style-name="P11"><text:span text:style-name="T9">int <text:s/></text:span><text:span text:style-name="T45">age</text:span><text:span text:style-name="T9"> ( int <text:s/>n )</text:span></text:p>
              <text:p text:style-name="P11"><text:span text:style-name="T9">{ <text:s/>int <text:s/>c;</text:span></text:p>
              <text:p text:style-name="P11"><text:span text:style-name="T9"><text:s text:c="4"/></text:span><text:span text:style-name="T9">c=</text:span><text:span text:style-name="T45">age(n-1)</text:span><text:span text:style-name="T9">+2;</text:span></text:p>
              <text:p text:style-name="P11"><text:span text:style-name="T9"><text:s text:c="4"/></text:span><text:span text:style-name="T9">return <text:s/>c;</text:span></text:p>
              <text:p text:style-name="P11"><text:span text:style-name="T9">}</text:span></text:p>
            </text:list-header>
          </text:list>
          <draw:enhanced-geometry svg:viewBox="0 0 21600 21600" draw:type="mso-spt202" draw:enhanced-path="M 0 0 L 21600 0 21600 21600 0 21600 0 0 Z N"/>
        </draw:custom-shape>
        <draw:custom-shape draw:name="Text Box 14" draw:style-name="gr5" draw:text-style-name="P12" xml:id="id215" draw:id="id215" draw:layer="layout" svg:width="9.525cm" svg:height="6.116cm" svg:x="0cm" svg:y="11.853cm">
          <text:list text:style-name="L1">
            <text:list-header>
              <text:p text:style-name="P11"><text:span text:style-name="T9">void main(void)</text:span></text:p>
              <text:p text:style-name="P11"><text:span text:style-name="T9">{ <text:s text:c="4"/>int age(int);</text:span></text:p>
              <text:p text:style-name="P11"><text:span text:style-name="T9"><text:s text:c="6"/></text:span><text:span text:style-name="T9">cout&lt;&lt;</text:span><text:span text:style-name="T45">age(5)</text:span><text:span text:style-name="T9">&lt;&lt;endl;</text:span></text:p>
              <text:p text:style-name="P11"><text:span text:style-name="T9">}</text:span></text:p>
            </text:list-header>
          </text:list>
          <draw:enhanced-geometry svg:viewBox="0 0 21600 21600" draw:type="mso-spt202" draw:enhanced-path="M 0 0 L 21600 0 21600 21600 0 21600 0 0 Z N"/>
        </draw:custom-shape>
        <draw:custom-shape draw:name="Text Box 15" draw:style-name="gr5" draw:text-style-name="P28" xml:id="id217" draw:id="id217" draw:layer="layout" svg:width="7.62cm" svg:height="9.152cm" svg:x="16.722cm" svg:y="9.525cm">
          <text:list text:style-name="L1">
            <text:list-header>
              <text:p text:style-name="P27"><text:span text:style-name="T9">int <text:s/></text:span><text:span text:style-name="T45">age</text:span><text:span text:style-name="T9"> ( int <text:s/>n )</text:span></text:p>
              <text:p text:style-name="P27"><text:span text:style-name="T9">{ <text:s/>int <text:s/>c;</text:span></text:p>
              <text:p text:style-name="P27"><text:span text:style-name="T9"><text:s text:c="5"/></text:span><text:span text:style-name="T47">if (n= =1) <text:s/>c=10</text:span><text:span text:style-name="T9">;</text:span></text:p>
              <text:p text:style-name="P27"><text:span text:style-name="T9"><text:s text:c="5"/></text:span><text:span text:style-name="T9">else </text:span></text:p>
              <text:p text:style-name="P27"><text:span text:style-name="T9"><text:s text:c="11"/></text:span><text:span text:style-name="T9">c=</text:span><text:span text:style-name="T45">age(n-1)</text:span><text:span text:style-name="T9">+2;</text:span></text:p>
              <text:p text:style-name="P27"><text:span text:style-name="T9"><text:s text:c="4"/></text:span><text:span text:style-name="T9">return <text:s/>c;</text:span></text:p>
              <text:p text:style-name="P27"><text:span text:style-name="T9">}</text:span></text:p>
            </text:list-header>
          </text:list>
          <draw:enhanced-geometry svg:viewBox="0 0 21600 21600" draw:type="mso-spt202" draw:enhanced-path="M 0 0 L 21600 0 21600 21600 0 21600 0 0 Z N"/>
        </draw:custom-shape>
        <draw:custom-shape draw:name="AutoShape 16" draw:style-name="gr164" draw:text-style-name="P24" xml:id="id218" draw:id="id218" draw:layer="layout" svg:width="9.525cm" svg:height="1.27cm" svg:x="15.028cm" svg:y="5.715cm">
          <text:list text:style-name="L3">
            <text:list-header>
              <text:p text:style-name="P23"><text:span text:style-name="T24">必须有递归结束条件</text:span></text:p>
            </text:list-header>
          </text:list>
          <draw:enhanced-geometry svg:viewBox="0 0 21600 21600" draw:text-areas="800 800 20800 20800" draw:type="round-rectangular-callout" draw:modifiers="-3610 -2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09" smil:attributeName="visibility" smil:to="visible"/>
                  <anim:transitionFilter smil:dur="0.5s" smil:targetElement="id209"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10" smil:attributeName="visibility" smil:to="visible"/>
                  <anim:transitionFilter smil:dur="0.5s" smil:targetElement="id210"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11" smil:attributeName="visibility" smil:to="visible"/>
                  <anim:transitionFilter smil:dur="0.5s" smil:targetElement="id211"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12" smil:attributeName="visibility" smil:to="visible"/>
                  <anim:transitionFilter smil:dur="0.5s" smil:targetElement="id21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13" smil:attributeName="visibility" smil:to="visible"/>
                  <anim:transitionFilter smil:dur="0.5s" smil:targetElement="id213" smil:type="checkerBoardWipe" smil:subtype="across"/>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14" smil:attributeName="visibility" smil:to="visible"/>
                  <anim:transitionFilter smil:dur="0.5s" smil:targetElement="id214"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15" smil:attributeName="visibility" smil:to="visible"/>
                  <anim:transitionFilter smil:dur="0.5s" smil:targetElement="id21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16" smil:attributeName="visibility" smil:to="visible"/>
                  <anim:transitionFilter smil:dur="0.5s" smil:targetElement="id216"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17" smil:attributeName="visibility" smil:to="visible"/>
                  <anim:transitionFilter smil:dur="0.5s" smil:targetElement="id21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18" smil:attributeName="visibility" smil:to="visible"/>
                  <anim:transitionFilter smil:dur="0.5s" smil:targetElement="id218" smil:type="dissolve"/>
                </anim:par>
              </anim:par>
            </anim:par>
          </anim:seq>
        </anim:par>
        <presentation:notes draw:style-name="dp2">
          <draw:page-thumbnail draw:style-name="gr3" draw:layer="layout" svg:width="12.7cm" svg:height="9.525cm" svg:x="3.175cm" svg:y="1.904cm" draw:page-number="42" presentation:class="page"/>
          <draw:frame presentation:style-name="pr1" draw:text-style-name="P5" draw:layer="layout" svg:width="13.97cm" svg:height="11.43cm" svg:x="2.54cm" svg:y="12.065cm" presentation:class="notes" presentation:placeholder="true">
            <draw:text-box/>
          </draw:frame>
        </presentation:notes>
      </draw:page>
      <draw:page draw:name="page4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8" draw:layer="layout" svg:width="12.488cm" svg:height="7.823cm" svg:x="11.642cm" svg:y="0cm">
          <text:list text:style-name="L1">
            <text:list-header>
              <text:p text:style-name="P27"><text:span text:style-name="T9">int <text:s/></text:span><text:span text:style-name="T45">age ( int <text:s/>n )</text:span></text:p>
              <text:p text:style-name="P27"><text:span text:style-name="T9">{ <text:s/>int <text:s/>c;</text:span></text:p>
              <text:p text:style-name="P27"><text:span text:style-name="T9"><text:s text:c="5"/></text:span><text:span text:style-name="T58">if (n= =1) <text:s text:c="4"/>c=10;</text:span></text:p>
              <text:p text:style-name="P27"><text:span text:style-name="T9"><text:s text:c="5"/></text:span><text:span text:style-name="T9">else <text:s text:c="11"/>c=</text:span><text:span text:style-name="T45">age(n-1)</text:span><text:span text:style-name="T9">+2;</text:span></text:p>
              <text:p text:style-name="P27"><text:span text:style-name="T9"><text:s text:c="4"/></text:span><text:span text:style-name="T9">return <text:s/>c;</text:span></text:p>
              <text:p text:style-name="P27"><text:span text:style-name="T9">}</text:span></text:p>
            </text:list-header>
          </text:list>
          <draw:enhanced-geometry svg:viewBox="0 0 21600 21600" draw:type="mso-spt202" draw:enhanced-path="M 0 0 L 21600 0 21600 21600 0 21600 0 0 Z N"/>
        </draw:custom-shape>
        <draw:custom-shape draw:name="Text Box 3" draw:style-name="gr5" draw:text-style-name="P12" draw:layer="layout" svg:width="9.525cm" svg:height="6.116cm" svg:x="0.847cm" svg:y="0.847cm">
          <text:list text:style-name="L1">
            <text:list-header>
              <text:p text:style-name="P11"><text:span text:style-name="T9">void main(void)</text:span></text:p>
              <text:p text:style-name="P11"><text:span text:style-name="T9">{ <text:s text:c="3"/>int age(int);</text:span></text:p>
              <text:p text:style-name="P11"><text:span text:style-name="T9"><text:s text:c="6"/></text:span><text:span text:style-name="T9">cout&lt;&lt;</text:span><text:span text:style-name="T45">age(5)</text:span><text:span text:style-name="T9">&lt;&lt;endl;</text:span></text:p>
              <text:p text:style-name="P11"><text:span text:style-name="T9">}</text:span></text:p>
            </text:list-header>
          </text:list>
          <draw:enhanced-geometry svg:viewBox="0 0 21600 21600" draw:type="mso-spt202" draw:enhanced-path="M 0 0 L 21600 0 21600 21600 0 21600 0 0 Z N"/>
        </draw:custom-shape>
        <draw:custom-shape draw:name="Text Box 4" draw:style-name="gr5" draw:text-style-name="P60" xml:id="id219" draw:id="id219" draw:layer="layout" svg:width="4.445cm" svg:height="1.178cm" svg:x="0cm" svg:y="8.467cm">
          <text:list text:style-name="L1">
            <text:list-header>
              <text:p text:style-name="P23"><text:span text:style-name="T9">age (</text:span><text:span text:style-name="T45">5</text:span><text:span text:style-name="T9">)</text:span></text:p>
            </text:list-header>
          </text:list>
          <draw:enhanced-geometry svg:viewBox="0 0 21600 21600" draw:type="mso-spt202" draw:enhanced-path="M 0 0 L 21600 0 21600 21600 0 21600 0 0 Z N"/>
        </draw:custom-shape>
        <draw:custom-shape draw:name="Text Box 5" draw:style-name="gr5" draw:text-style-name="P60" xml:id="id220" draw:id="id220" draw:layer="layout" svg:width="4.445cm" svg:height="1.178cm" svg:x="0cm" svg:y="9.948cm">
          <text:list text:style-name="L1">
            <text:list-header>
              <text:p text:style-name="P23"><text:span text:style-name="T9">n=5</text:span></text:p>
            </text:list-header>
          </text:list>
          <draw:enhanced-geometry svg:viewBox="0 0 21600 21600" draw:type="mso-spt202" draw:enhanced-path="M 0 0 L 21600 0 21600 21600 0 21600 0 0 Z N"/>
        </draw:custom-shape>
        <draw:custom-shape draw:name="Text Box 6" draw:style-name="gr5" draw:text-style-name="P60" xml:id="id221" draw:id="id221" draw:layer="layout" svg:width="4.445cm" svg:height="1.178cm" svg:x="0cm" svg:y="11.218cm">
          <text:list text:style-name="L1">
            <text:list-header>
              <text:p text:style-name="P23"><text:span text:style-name="T9">c=age (</text:span><text:span text:style-name="T58">4</text:span><text:span text:style-name="T9">)+2</text:span></text:p>
            </text:list-header>
          </text:list>
          <draw:enhanced-geometry svg:viewBox="0 0 21600 21600" draw:type="mso-spt202" draw:enhanced-path="M 0 0 L 21600 0 21600 21600 0 21600 0 0 Z N"/>
        </draw:custom-shape>
        <draw:custom-shape draw:name="Text Box 7" draw:style-name="gr5" draw:text-style-name="P60" xml:id="id223" draw:id="id223" draw:layer="layout" svg:width="4.445cm" svg:height="1.178cm" svg:x="5.503cm" svg:y="8.467cm">
          <text:list text:style-name="L1">
            <text:list-header>
              <text:p text:style-name="P23"><text:span text:style-name="T9">age (</text:span><text:span text:style-name="T58">4</text:span><text:span text:style-name="T9">)</text:span></text:p>
            </text:list-header>
          </text:list>
          <draw:enhanced-geometry svg:viewBox="0 0 21600 21600" draw:type="mso-spt202" draw:enhanced-path="M 0 0 L 21600 0 21600 21600 0 21600 0 0 Z N"/>
        </draw:custom-shape>
        <draw:custom-shape draw:name="Text Box 8" draw:style-name="gr5" draw:text-style-name="P60" xml:id="id224" draw:id="id224" draw:layer="layout" svg:width="4.445cm" svg:height="1.178cm" svg:x="5.503cm" svg:y="9.948cm">
          <text:list text:style-name="L1">
            <text:list-header>
              <text:p text:style-name="P23"><text:span text:style-name="T9">n=4</text:span></text:p>
            </text:list-header>
          </text:list>
          <draw:enhanced-geometry svg:viewBox="0 0 21600 21600" draw:type="mso-spt202" draw:enhanced-path="M 0 0 L 21600 0 21600 21600 0 21600 0 0 Z N"/>
        </draw:custom-shape>
        <draw:custom-shape draw:name="Text Box 9" draw:style-name="gr5" draw:text-style-name="P60" xml:id="id225" draw:id="id225" draw:layer="layout" svg:width="4.445cm" svg:height="1.178cm" svg:x="5.503cm" svg:y="11.218cm">
          <text:list text:style-name="L1">
            <text:list-header>
              <text:p text:style-name="P23"><text:span text:style-name="T9">c=age (</text:span><text:span text:style-name="T45">3</text:span><text:span text:style-name="T9">)+2</text:span></text:p>
            </text:list-header>
          </text:list>
          <draw:enhanced-geometry svg:viewBox="0 0 21600 21600" draw:type="mso-spt202" draw:enhanced-path="M 0 0 L 21600 0 21600 21600 0 21600 0 0 Z N"/>
        </draw:custom-shape>
        <draw:custom-shape draw:name="Text Box 10" draw:style-name="gr5" draw:text-style-name="P60" xml:id="id227" draw:id="id227" draw:layer="layout" svg:width="4.445cm" svg:height="1.178cm" svg:x="10.795cm" svg:y="8.467cm">
          <text:list text:style-name="L1">
            <text:list-header>
              <text:p text:style-name="P23"><text:span text:style-name="T9">age (</text:span><text:span text:style-name="T45">3</text:span><text:span text:style-name="T9">)</text:span></text:p>
            </text:list-header>
          </text:list>
          <draw:enhanced-geometry svg:viewBox="0 0 21600 21600" draw:type="mso-spt202" draw:enhanced-path="M 0 0 L 21600 0 21600 21600 0 21600 0 0 Z N"/>
        </draw:custom-shape>
        <draw:custom-shape draw:name="Text Box 11" draw:style-name="gr5" draw:text-style-name="P60" xml:id="id228" draw:id="id228" draw:layer="layout" svg:width="4.445cm" svg:height="1.178cm" svg:x="10.795cm" svg:y="9.948cm">
          <text:list text:style-name="L1">
            <text:list-header>
              <text:p text:style-name="P23"><text:span text:style-name="T9">n=3</text:span></text:p>
            </text:list-header>
          </text:list>
          <draw:enhanced-geometry svg:viewBox="0 0 21600 21600" draw:type="mso-spt202" draw:enhanced-path="M 0 0 L 21600 0 21600 21600 0 21600 0 0 Z N"/>
        </draw:custom-shape>
        <draw:custom-shape draw:name="Text Box 12" draw:style-name="gr5" draw:text-style-name="P60" xml:id="id229" draw:id="id229" draw:layer="layout" svg:width="4.445cm" svg:height="1.178cm" svg:x="10.795cm" svg:y="11.218cm">
          <text:list text:style-name="L1">
            <text:list-header>
              <text:p text:style-name="P23"><text:span text:style-name="T9">c=age (</text:span><text:span text:style-name="T58">2</text:span><text:span text:style-name="T9">)+2</text:span></text:p>
            </text:list-header>
          </text:list>
          <draw:enhanced-geometry svg:viewBox="0 0 21600 21600" draw:type="mso-spt202" draw:enhanced-path="M 0 0 L 21600 0 21600 21600 0 21600 0 0 Z N"/>
        </draw:custom-shape>
        <draw:custom-shape draw:name="Text Box 13" draw:style-name="gr5" draw:text-style-name="P60" xml:id="id231" draw:id="id231" draw:layer="layout" svg:width="4.445cm" svg:height="1.178cm" svg:x="15.663cm" svg:y="8.467cm">
          <text:list text:style-name="L1">
            <text:list-header>
              <text:p text:style-name="P23"><text:span text:style-name="T9">age (</text:span><text:span text:style-name="T58">2</text:span><text:span text:style-name="T9">)</text:span></text:p>
            </text:list-header>
          </text:list>
          <draw:enhanced-geometry svg:viewBox="0 0 21600 21600" draw:type="mso-spt202" draw:enhanced-path="M 0 0 L 21600 0 21600 21600 0 21600 0 0 Z N"/>
        </draw:custom-shape>
        <draw:custom-shape draw:name="Text Box 14" draw:style-name="gr5" draw:text-style-name="P60" xml:id="id232" draw:id="id232" draw:layer="layout" svg:width="4.445cm" svg:height="1.178cm" svg:x="15.663cm" svg:y="9.948cm">
          <text:list text:style-name="L1">
            <text:list-header>
              <text:p text:style-name="P23"><text:span text:style-name="T9">n=2</text:span></text:p>
            </text:list-header>
          </text:list>
          <draw:enhanced-geometry svg:viewBox="0 0 21600 21600" draw:type="mso-spt202" draw:enhanced-path="M 0 0 L 21600 0 21600 21600 0 21600 0 0 Z N"/>
        </draw:custom-shape>
        <draw:custom-shape draw:name="Text Box 15" draw:style-name="gr5" draw:text-style-name="P60" xml:id="id233" draw:id="id233" draw:layer="layout" svg:width="4.445cm" svg:height="1.178cm" svg:x="15.663cm" svg:y="11.218cm">
          <text:list text:style-name="L1">
            <text:list-header>
              <text:p text:style-name="P23"><text:span text:style-name="T9">c=age (</text:span><text:span text:style-name="T45">1</text:span><text:span text:style-name="T9">)+2</text:span></text:p>
            </text:list-header>
          </text:list>
          <draw:enhanced-geometry svg:viewBox="0 0 21600 21600" draw:type="mso-spt202" draw:enhanced-path="M 0 0 L 21600 0 21600 21600 0 21600 0 0 Z N"/>
        </draw:custom-shape>
        <draw:custom-shape draw:name="Text Box 16" draw:style-name="gr5" draw:text-style-name="P60" xml:id="id235" draw:id="id235" draw:layer="layout" svg:width="4.445cm" svg:height="1.178cm" svg:x="20.955cm" svg:y="8.467cm">
          <text:list text:style-name="L1">
            <text:list-header>
              <text:p text:style-name="P23"><text:span text:style-name="T9">age (</text:span><text:span text:style-name="T45">1</text:span><text:span text:style-name="T9">)</text:span></text:p>
            </text:list-header>
          </text:list>
          <draw:enhanced-geometry svg:viewBox="0 0 21600 21600" draw:type="mso-spt202" draw:enhanced-path="M 0 0 L 21600 0 21600 21600 0 21600 0 0 Z N"/>
        </draw:custom-shape>
        <draw:custom-shape draw:name="Text Box 17" draw:style-name="gr5" draw:text-style-name="P60" xml:id="id236" draw:id="id236" draw:layer="layout" svg:width="4.445cm" svg:height="1.178cm" svg:x="20.955cm" svg:y="9.948cm">
          <text:list text:style-name="L1">
            <text:list-header>
              <text:p text:style-name="P23"><text:span text:style-name="T9">n=1</text:span></text:p>
            </text:list-header>
          </text:list>
          <draw:enhanced-geometry svg:viewBox="0 0 21600 21600" draw:type="mso-spt202" draw:enhanced-path="M 0 0 L 21600 0 21600 21600 0 21600 0 0 Z N"/>
        </draw:custom-shape>
        <draw:custom-shape draw:name="Text Box 18" draw:style-name="gr165" draw:text-style-name="P60" xml:id="id237" draw:id="id237" draw:layer="layout" svg:width="4.445cm" svg:height="1.178cm" svg:x="20.955cm" svg:y="11.218cm">
          <text:list text:style-name="L5">
            <text:list-header>
              <text:p text:style-name="P23"><text:span text:style-name="T58">c=10</text:span></text:p>
            </text:list-header>
          </text:list>
          <draw:enhanced-geometry svg:viewBox="0 0 21600 21600" draw:type="mso-spt202" draw:enhanced-path="M 0 0 L 21600 0 21600 21600 0 21600 0 0 Z N"/>
        </draw:custom-shape>
        <draw:polyline draw:name="Line 19" draw:style-name="gr145" draw:text-style-name="P40" xml:id="id222" draw:id="id222" draw:layer="layout" svg:width="2.962cm" svg:height="2.116cm" svg:x="3.175cm" svg:y="9.312cm" svg:viewBox="0 0 2963 2117" draw:points="0,2117 2963,0">
          <text:p/>
        </draw:polyline>
        <draw:polyline draw:name="Line 20" draw:style-name="gr145" draw:text-style-name="P40" xml:id="id226" draw:id="id226" draw:layer="layout" svg:width="2.539cm" svg:height="1.904cm" svg:x="8.89cm" svg:y="9.312cm" svg:viewBox="0 0 2540 1905" draw:points="0,1905 2540,0">
          <text:p/>
        </draw:polyline>
        <draw:polyline draw:name="Line 21" draw:style-name="gr145" draw:text-style-name="P40" xml:id="id230" draw:id="id230" draw:layer="layout" svg:width="2.539cm" svg:height="2.116cm" svg:x="13.97cm" svg:y="9.312cm" svg:viewBox="0 0 2540 2117" draw:points="0,2117 2540,0">
          <text:p/>
        </draw:polyline>
        <draw:polyline draw:name="Line 22" draw:style-name="gr145" draw:text-style-name="P40" xml:id="id234" draw:id="id234" draw:layer="layout" svg:width="3.174cm" svg:height="2.116cm" svg:x="18.838cm" svg:y="9.312cm" svg:viewBox="0 0 3175 2117" draw:points="0,2117 3175,0">
          <text:p/>
        </draw:polyline>
        <draw:custom-shape draw:name="Text Box 23" draw:style-name="gr5" draw:text-style-name="P60" xml:id="id238" draw:id="id238" draw:layer="layout" svg:width="3.387cm" svg:height="1.178cm" svg:x="22.013cm" svg:y="12.912cm">
          <text:list text:style-name="L1">
            <text:list-header>
              <text:p text:style-name="P23"><text:span text:style-name="T9">return <text:s/>c</text:span></text:p>
            </text:list-header>
          </text:list>
          <draw:enhanced-geometry svg:viewBox="0 0 21600 21600" draw:type="mso-spt202" draw:enhanced-path="M 0 0 L 21600 0 21600 21600 0 21600 0 0 Z N"/>
        </draw:custom-shape>
        <draw:polyline draw:name="Line 24" draw:style-name="gr145" draw:text-style-name="P40" xml:id="id239" draw:id="id239" draw:layer="layout" svg:width="2.751cm" svg:height="1.058cm" svg:x="18.838cm" svg:y="12.487cm" svg:viewBox="0 0 2752 1059" draw:points="2752,1059 0,0">
          <text:p/>
        </draw:polyline>
        <draw:custom-shape draw:name="Text Box 25" draw:style-name="gr5" draw:text-style-name="P60" xml:id="id241" draw:id="id241" draw:layer="layout" svg:width="3.387cm" svg:height="1.178cm" svg:x="16.298cm" svg:y="13.123cm">
          <text:list text:style-name="L1">
            <text:list-header>
              <text:p text:style-name="P23"><text:span text:style-name="T9">return <text:s/>c</text:span></text:p>
            </text:list-header>
          </text:list>
          <draw:enhanced-geometry svg:viewBox="0 0 21600 21600" draw:type="mso-spt202" draw:enhanced-path="M 0 0 L 21600 0 21600 21600 0 21600 0 0 Z N"/>
        </draw:custom-shape>
        <draw:polyline draw:name="Line 26" draw:style-name="gr145" draw:text-style-name="P40" xml:id="id242" draw:id="id242" draw:layer="layout" svg:width="2.751cm" svg:height="1.057cm" svg:x="13.123cm" svg:y="12.7cm" svg:viewBox="0 0 2752 1058" draw:points="2752,1058 0,0">
          <text:p/>
        </draw:polyline>
        <draw:custom-shape draw:name="Text Box 27" draw:style-name="gr166" draw:text-style-name="P60" xml:id="id240" draw:id="id240" draw:layer="layout" svg:width="3.386cm" svg:height="1.178cm" svg:x="16.087cm" svg:y="14.393cm">
          <text:list text:style-name="L5">
            <text:list-header>
              <text:p text:style-name="P23"><text:span text:style-name="T58">c=12</text:span></text:p>
            </text:list-header>
          </text:list>
          <draw:enhanced-geometry svg:viewBox="0 0 21600 21600" draw:type="mso-spt202" draw:enhanced-path="M 0 0 L 21600 0 21600 21600 0 21600 0 0 Z N"/>
        </draw:custom-shape>
        <draw:custom-shape draw:name="Text Box 28" draw:style-name="gr5" draw:text-style-name="P60" xml:id="id244" draw:id="id244" draw:layer="layout" svg:width="3.387cm" svg:height="1.178cm" svg:x="11.218cm" svg:y="13.123cm">
          <text:list text:style-name="L1">
            <text:list-header>
              <text:p text:style-name="P23"><text:span text:style-name="T9">return <text:s/>c</text:span></text:p>
            </text:list-header>
          </text:list>
          <draw:enhanced-geometry svg:viewBox="0 0 21600 21600" draw:type="mso-spt202" draw:enhanced-path="M 0 0 L 21600 0 21600 21600 0 21600 0 0 Z N"/>
        </draw:custom-shape>
        <draw:polyline draw:name="Line 29" draw:style-name="gr145" draw:text-style-name="P40" xml:id="id245" draw:id="id245" draw:layer="layout" svg:width="2.751cm" svg:height="1.057cm" svg:x="8.043cm" svg:y="12.7cm" svg:viewBox="0 0 2752 1058" draw:points="2752,1058 0,0">
          <text:p/>
        </draw:polyline>
        <draw:custom-shape draw:name="Text Box 30" draw:style-name="gr167" draw:text-style-name="P60" xml:id="id243" draw:id="id243" draw:layer="layout" svg:width="3.386cm" svg:height="1.178cm" svg:x="11.007cm" svg:y="14.393cm">
          <text:list text:style-name="L5">
            <text:list-header>
              <text:p text:style-name="P23"><text:span text:style-name="T58">c=14</text:span></text:p>
            </text:list-header>
          </text:list>
          <draw:enhanced-geometry svg:viewBox="0 0 21600 21600" draw:type="mso-spt202" draw:enhanced-path="M 0 0 L 21600 0 21600 21600 0 21600 0 0 Z N"/>
        </draw:custom-shape>
        <draw:custom-shape draw:name="Text Box 31" draw:style-name="gr5" draw:text-style-name="P60" xml:id="id247" draw:id="id247" draw:layer="layout" svg:width="3.387cm" svg:height="1.178cm" svg:x="6.35cm" svg:y="13.335cm">
          <text:list text:style-name="L1">
            <text:list-header>
              <text:p text:style-name="P23"><text:span text:style-name="T9">return <text:s/>c</text:span></text:p>
            </text:list-header>
          </text:list>
          <draw:enhanced-geometry svg:viewBox="0 0 21600 21600" draw:type="mso-spt202" draw:enhanced-path="M 0 0 L 21600 0 21600 21600 0 21600 0 0 Z N"/>
        </draw:custom-shape>
        <draw:polyline draw:name="Line 32" draw:style-name="gr145" draw:text-style-name="P40" xml:id="id248" draw:id="id248" draw:layer="layout" svg:width="2.751cm" svg:height="1.057cm" svg:x="3.175cm" svg:y="12.912cm" svg:viewBox="0 0 2752 1058" draw:points="2752,1058 0,0">
          <text:p/>
        </draw:polyline>
        <draw:custom-shape draw:name="Text Box 33" draw:style-name="gr168" draw:text-style-name="P60" xml:id="id246" draw:id="id246" draw:layer="layout" svg:width="3.387cm" svg:height="1.178cm" svg:x="6.138cm" svg:y="14.605cm">
          <text:list text:style-name="L5">
            <text:list-header>
              <text:p text:style-name="P23"><text:span text:style-name="T58">c=16</text:span></text:p>
            </text:list-header>
          </text:list>
          <draw:enhanced-geometry svg:viewBox="0 0 21600 21600" draw:type="mso-spt202" draw:enhanced-path="M 0 0 L 21600 0 21600 21600 0 21600 0 0 Z N"/>
        </draw:custom-shape>
        <draw:custom-shape draw:name="Text Box 34" draw:style-name="gr5" draw:text-style-name="P60" xml:id="id250" draw:id="id250" draw:layer="layout" svg:width="3.386cm" svg:height="1.178cm" svg:x="0.212cm" svg:y="13.123cm">
          <text:list text:style-name="L1">
            <text:list-header>
              <text:p text:style-name="P23"><text:span text:style-name="T9">return <text:s/>c</text:span></text:p>
            </text:list-header>
          </text:list>
          <draw:enhanced-geometry svg:viewBox="0 0 21600 21600" draw:type="mso-spt202" draw:enhanced-path="M 0 0 L 21600 0 21600 21600 0 21600 0 0 Z N"/>
        </draw:custom-shape>
        <draw:custom-shape draw:name="Text Box 35" draw:style-name="gr169" draw:text-style-name="P60" xml:id="id249" draw:id="id249" draw:layer="layout" svg:width="3.387cm" svg:height="1.178cm" svg:x="0cm" svg:y="14.393cm">
          <text:list text:style-name="L5">
            <text:list-header>
              <text:p text:style-name="P23"><text:span text:style-name="T58">c=18</text:span></text:p>
            </text:list-header>
          </text:list>
          <draw:enhanced-geometry svg:viewBox="0 0 21600 21600" draw:type="mso-spt202" draw:enhanced-path="M 0 0 L 21600 0 21600 21600 0 21600 0 0 Z N"/>
        </draw:custom-shape>
        <draw:custom-shape draw:name="Text Box 36" draw:style-name="gr170" draw:text-style-name="P16" xml:id="id252" draw:id="id252" draw:layer="layout" svg:width="25.4cm" svg:height="2.667cm" svg:x="0cm" svg:y="15.875cm">
          <text:list text:style-name="L1">
            <text:list-header>
              <text:p text:style-name="P15"><text:span text:style-name="T11">虽然算法一致，</text:span><text:span text:style-name="T34">但</text:span><text:span text:style-name="T35">n</text:span><text:span text:style-name="T34">不同，</text:span><text:span text:style-name="T35">c</text:span><text:span text:style-name="T34">不同</text:span><text:span text:style-name="T11">，</text:span><text:span text:style-name="T33">在内存中每一层函数</text:span><text:span text:style-name="T16">变量</text:span><text:span text:style-name="T33">所在的内存单元均不相同</text:span><text:span text:style-name="T11">。</text:span><text:span text:style-name="T16">必须有递归终止条件</text:span><text:span text:style-name="T11">。</text:span></text:p>
            </text:list-header>
          </text:list>
          <draw:enhanced-geometry svg:viewBox="0 0 21600 21600" draw:type="mso-spt202" draw:enhanced-path="M 0 0 L 21600 0 21600 21600 0 21600 0 0 Z N"/>
        </draw:custom-shape>
        <draw:polyline draw:name="Line 37" draw:style-name="gr145" draw:text-style-name="P40" xml:id="id251" draw:id="id251" draw:layer="layout" svg:width="2.539cm" svg:height="8.043cm" svg:x="2.328cm" svg:y="5.503cm" svg:viewBox="0 0 2540 8044" draw:points="0,8044 2540,0">
          <text:p/>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19" smil:attributeName="visibility" smil:to="visible"/>
                  <anim:transitionFilter smil:dur="0.5s" smil:targetElement="id21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0" smil:attributeName="visibility" smil:to="visible"/>
                  <anim:transitionFilter smil:dur="0.5s" smil:targetElement="id22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1" smil:attributeName="visibility" smil:to="visible"/>
                  <anim:transitionFilter smil:dur="0.5s" smil:targetElement="id22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22" smil:attributeName="visibility" smil:to="visible"/>
                  <anim:transitionFilter smil:dur="0.5s" smil:targetElement="id22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3" smil:attributeName="visibility" smil:to="visible"/>
                  <anim:transitionFilter smil:dur="0.5s" smil:targetElement="id22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4" smil:attributeName="visibility" smil:to="visible"/>
                  <anim:transitionFilter smil:dur="0.5s" smil:targetElement="id22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5" smil:attributeName="visibility" smil:to="visible"/>
                  <anim:transitionFilter smil:dur="0.5s" smil:targetElement="id22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26" smil:attributeName="visibility" smil:to="visible"/>
                  <anim:transitionFilter smil:dur="0.5s" smil:targetElement="id22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7" smil:attributeName="visibility" smil:to="visible"/>
                  <anim:transitionFilter smil:dur="0.5s" smil:targetElement="id22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8" smil:attributeName="visibility" smil:to="visible"/>
                  <anim:transitionFilter smil:dur="0.5s" smil:targetElement="id22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9" smil:attributeName="visibility" smil:to="visible"/>
                  <anim:transitionFilter smil:dur="0.5s" smil:targetElement="id22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30" smil:attributeName="visibility" smil:to="visible"/>
                  <anim:transitionFilter smil:dur="0.5s" smil:targetElement="id23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31" smil:attributeName="visibility" smil:to="visible"/>
                  <anim:transitionFilter smil:dur="0.5s" smil:targetElement="id23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32" smil:attributeName="visibility" smil:to="visible"/>
                  <anim:transitionFilter smil:dur="0.5s" smil:targetElement="id23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33" smil:attributeName="visibility" smil:to="visible"/>
                  <anim:transitionFilter smil:dur="0.5s" smil:targetElement="id23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34" smil:attributeName="visibility" smil:to="visible"/>
                  <anim:transitionFilter smil:dur="0.5s" smil:targetElement="id23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35" smil:attributeName="visibility" smil:to="visible"/>
                  <anim:transitionFilter smil:dur="0.5s" smil:targetElement="id23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36" smil:attributeName="visibility" smil:to="visible"/>
                  <anim:transitionFilter smil:dur="0.5s" smil:targetElement="id23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37" smil:attributeName="visibility" smil:to="visible"/>
                  <anim:transitionFilter smil:dur="0.5s" smil:targetElement="id23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38" smil:attributeName="visibility" smil:to="visible"/>
                  <anim:transitionFilter smil:dur="0.5s" smil:targetElement="id238"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39" smil:attributeName="visibility" smil:to="visible"/>
                  <anim:transitionFilter smil:dur="0.5s" smil:targetElement="id239"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40" smil:attributeName="visibility" smil:to="visible"/>
                  <anim:transitionFilter smil:dur="0.5s" smil:targetElement="id24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41" smil:attributeName="visibility" smil:to="visible"/>
                  <anim:transitionFilter smil:dur="0.5s" smil:targetElement="id24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42" smil:attributeName="visibility" smil:to="visible"/>
                  <anim:transitionFilter smil:dur="0.5s" smil:targetElement="id242"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43" smil:attributeName="visibility" smil:to="visible"/>
                  <anim:transitionFilter smil:dur="0.5s" smil:targetElement="id24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44" smil:attributeName="visibility" smil:to="visible"/>
                  <anim:transitionFilter smil:dur="0.5s" smil:targetElement="id24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45" smil:attributeName="visibility" smil:to="visible"/>
                  <anim:transitionFilter smil:dur="0.5s" smil:targetElement="id245"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46" smil:attributeName="visibility" smil:to="visible"/>
                  <anim:transitionFilter smil:dur="0.5s" smil:targetElement="id24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47" smil:attributeName="visibility" smil:to="visible"/>
                  <anim:transitionFilter smil:dur="0.5s" smil:targetElement="id24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48" smil:attributeName="visibility" smil:to="visible"/>
                  <anim:transitionFilter smil:dur="0.5s" smil:targetElement="id248"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49" smil:attributeName="visibility" smil:to="visible"/>
                  <anim:transitionFilter smil:dur="0.5s" smil:targetElement="id24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0" smil:attributeName="visibility" smil:to="visible"/>
                  <anim:transitionFilter smil:dur="0.5s" smil:targetElement="id250"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51" smil:attributeName="visibility" smil:to="visible"/>
                  <anim:transitionFilter smil:dur="0.5s" smil:targetElement="id251"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2" smil:attributeName="visibility" smil:to="visible"/>
                  <anim:transitionFilter smil:dur="0.5s" smil:targetElement="id252" smil:type="barWipe" smil:subtype="leftToRight"/>
                </anim:par>
              </anim:par>
            </anim:par>
          </anim:seq>
        </anim:par>
        <presentation:notes draw:style-name="dp2">
          <draw:page-thumbnail draw:style-name="gr3" draw:layer="layout" svg:width="12.7cm" svg:height="9.525cm" svg:x="3.175cm" svg:y="1.904cm" draw:page-number="43" presentation:class="page"/>
          <draw:frame presentation:style-name="pr1" draw:text-style-name="P5" draw:layer="layout" svg:width="13.97cm" svg:height="11.43cm" svg:x="2.54cm" svg:y="12.065cm" presentation:class="notes" presentation:placeholder="true">
            <draw:text-box/>
          </draw:frame>
        </presentation:notes>
      </draw:page>
      <draw:page draw:name="page4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draw:layer="layout" svg:width="25.4cm" svg:height="1.55cm" svg:x="0cm" svg:y="0cm">
          <text:list text:style-name="L1">
            <text:list-header>
              <text:p text:style-name="P21"><text:span text:style-name="T17">用递归方法求</text:span><text:span text:style-name="T20">n!</text:span></text:p>
            </text:list-header>
          </text:list>
          <draw:enhanced-geometry svg:viewBox="0 0 21600 21600" draw:type="mso-spt202" draw:enhanced-path="M 0 0 L 21600 0 21600 21600 0 21600 0 0 Z N"/>
        </draw:custom-shape>
        <draw:g draw:name="Group 3" xml:id="id253" draw:id="id253">
          <draw:custom-shape draw:name="Text Box 4" draw:style-name="gr171" draw:text-style-name="P60" draw:layer="layout" svg:width="3.175cm" svg:height="1.178cm" svg:x="8.255cm" svg:y="1.269cm">
            <text:list text:style-name="L2">
              <text:list-header>
                <text:p text:style-name="P23"><text:span text:style-name="T46">n!=</text:span></text:p>
              </text:list-header>
            </text:list>
            <draw:enhanced-geometry svg:viewBox="0 0 21600 21600" draw:type="mso-spt202" draw:enhanced-path="M 0 0 L 21600 0 21600 21600 0 21600 0 0 Z N"/>
          </draw:custom-shape>
          <draw:custom-shape draw:name="Text Box 5" draw:style-name="gr172" draw:text-style-name="P12" draw:layer="layout" svg:width="6.35cm" svg:height="1.178cm" svg:x="12.277cm" svg:y="0cm">
            <text:list text:style-name="L2">
              <text:list-header>
                <text:p text:style-name="P11"><text:span text:style-name="T46">1 <text:s text:c="15"/>n=0,1</text:span></text:p>
              </text:list-header>
            </text:list>
            <draw:enhanced-geometry svg:viewBox="0 0 21600 21600" draw:type="mso-spt202" draw:enhanced-path="M 0 0 L 21600 0 21600 21600 0 21600 0 0 Z N"/>
          </draw:custom-shape>
          <draw:custom-shape draw:name="Text Box 6" draw:style-name="gr173" draw:text-style-name="P12" draw:layer="layout" svg:width="6.35cm" svg:height="1.178cm" svg:x="12.277cm" svg:y="2.539cm">
            <text:list text:style-name="L2">
              <text:list-header>
                <text:p text:style-name="P11"><text:span text:style-name="T46">n*(n-1)! <text:s text:c="4"/>n&gt;1</text:span></text:p>
              </text:list-header>
            </text:list>
            <draw:enhanced-geometry svg:viewBox="0 0 21600 21600" draw:type="mso-spt202" draw:enhanced-path="M 0 0 L 21600 0 21600 21600 0 21600 0 0 Z N"/>
          </draw:custom-shape>
          <draw:custom-shape draw:name="AutoShape 7" draw:style-name="gr163" draw:text-style-name="P45" draw:layer="layout" svg:width="0.846cm" svg:height="2.962cm" svg:x="11.219cm" svg:y="0.4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name="Text Box 8" draw:style-name="gr174" draw:text-style-name="P74" xml:id="id254" draw:id="id254" draw:layer="layout" svg:width="10.372cm" svg:height="7.293cm" svg:x="0cm" svg:y="3.598cm">
          <text:list text:style-name="L1">
            <text:list-header>
              <text:p text:style-name="P73"><text:span text:style-name="T57">float <text:s/></text:span><text:span text:style-name="T45">fac (int n)</text:span></text:p>
              <text:p text:style-name="P73"><text:span text:style-name="T57">{ <text:s/>float <text:s/>y;</text:span></text:p>
              <text:p text:style-name="P73"><text:span text:style-name="T57"><text:s text:c="4"/></text:span><text:span text:style-name="T57">if ((n= =0)|| (n= =1) <text:s text:c="2"/></text:span><text:span text:style-name="T58">y=1</text:span><text:span text:style-name="T57">;</text:span></text:p>
              <text:p text:style-name="P73"><text:span text:style-name="T57"><text:s text:c="4"/></text:span><text:span text:style-name="T57">else <text:s/>y=n*</text:span><text:span text:style-name="T45">fac(n-1)</text:span><text:span text:style-name="T57">;</text:span></text:p>
              <text:p text:style-name="P73"><text:span text:style-name="T57"><text:s text:c="4"/></text:span><text:span text:style-name="T57">return <text:s/>y;</text:span></text:p>
              <text:p text:style-name="P73"><text:span text:style-name="T57">}</text:span></text:p>
            </text:list-header>
          </text:list>
          <draw:enhanced-geometry svg:viewBox="0 0 21600 21600" draw:type="mso-spt202" draw:enhanced-path="M 0 0 L 21600 0 21600 21600 0 21600 0 0 Z N"/>
        </draw:custom-shape>
        <draw:custom-shape draw:name="Text Box 9" draw:style-name="gr175" draw:text-style-name="P74" xml:id="id255" draw:id="id255" draw:layer="layout" svg:width="13.335cm" svg:height="7.293cm" svg:x="12.065cm" svg:y="3.598cm">
          <text:list text:style-name="L1">
            <text:list-header>
              <text:p text:style-name="P73"><text:span text:style-name="T57">void main (void)</text:span></text:p>
              <text:p text:style-name="P73"><text:span text:style-name="T57">{ <text:s/>float <text:s/>y; <text:s text:c="2"/>int <text:s/>n;</text:span></text:p>
              <text:p text:style-name="P73"><text:span text:style-name="T57"><text:s text:c="4"/></text:span><text:span text:style-name="T57">cout&lt;&lt;“Input <text:s/>n:\n”; <text:s text:c="3"/></text:span></text:p>
              <text:p text:style-name="P73"><text:span text:style-name="T57"><text:s text:c="4"/></text:span><text:span text:style-name="T57">cin&gt;&gt;n ;</text:span></text:p>
              <text:p text:style-name="P73"><text:span text:style-name="T57"><text:s text:c="4"/></text:span><text:span text:style-name="T57">cout&lt;&lt;n&lt;&lt;“!=”&lt;&lt;</text:span><text:span text:style-name="T45">fac(n)</text:span><text:span text:style-name="T57">&lt;&lt;endl;</text:span></text:p>
              <text:p text:style-name="P73"><text:span text:style-name="T57">}</text:span></text:p>
            </text:list-header>
          </text:list>
          <draw:enhanced-geometry svg:viewBox="0 0 21600 21600" draw:type="mso-spt202" draw:enhanced-path="M 0 0 L 21600 0 21600 21600 0 21600 0 0 Z N"/>
        </draw:custom-shape>
        <draw:custom-shape draw:name="Text Box 10" draw:style-name="gr5" draw:text-style-name="P60" xml:id="id256" draw:id="id256" draw:layer="layout" svg:width="4.445cm" svg:height="1.178cm" svg:x="0cm" svg:y="11.007cm">
          <text:list text:style-name="L1">
            <text:list-header>
              <text:p text:style-name="P23"><text:span text:style-name="T9">fac (</text:span><text:span text:style-name="T45">5</text:span><text:span text:style-name="T9">)</text:span></text:p>
            </text:list-header>
          </text:list>
          <draw:enhanced-geometry svg:viewBox="0 0 21600 21600" draw:type="mso-spt202" draw:enhanced-path="M 0 0 L 21600 0 21600 21600 0 21600 0 0 Z N"/>
        </draw:custom-shape>
        <draw:custom-shape draw:name="Text Box 11" draw:style-name="gr5" draw:text-style-name="P60" xml:id="id257" draw:id="id257" draw:layer="layout" svg:width="4.445cm" svg:height="1.178cm" svg:x="0cm" svg:y="12.488cm">
          <text:list text:style-name="L1">
            <text:list-header>
              <text:p text:style-name="P23"><text:span text:style-name="T9">n=5</text:span></text:p>
            </text:list-header>
          </text:list>
          <draw:enhanced-geometry svg:viewBox="0 0 21600 21600" draw:type="mso-spt202" draw:enhanced-path="M 0 0 L 21600 0 21600 21600 0 21600 0 0 Z N"/>
        </draw:custom-shape>
        <draw:custom-shape draw:name="Text Box 12" draw:style-name="gr5" draw:text-style-name="P60" xml:id="id258" draw:id="id258" draw:layer="layout" svg:width="4.445cm" svg:height="1.178cm" svg:x="0cm" svg:y="13.758cm">
          <text:list text:style-name="L1">
            <text:list-header>
              <text:p text:style-name="P23"><text:span text:style-name="T9">y=</text:span><text:span text:style-name="T45">5</text:span><text:span text:style-name="T9">*fac (</text:span><text:span text:style-name="T58">4</text:span><text:span text:style-name="T9">)</text:span></text:p>
            </text:list-header>
          </text:list>
          <draw:enhanced-geometry svg:viewBox="0 0 21600 21600" draw:type="mso-spt202" draw:enhanced-path="M 0 0 L 21600 0 21600 21600 0 21600 0 0 Z N"/>
        </draw:custom-shape>
        <draw:custom-shape draw:name="Text Box 13" draw:style-name="gr5" draw:text-style-name="P60" xml:id="id260" draw:id="id260" draw:layer="layout" svg:width="4.445cm" svg:height="1.178cm" svg:x="5.503cm" svg:y="11.007cm">
          <text:list text:style-name="L1">
            <text:list-header>
              <text:p text:style-name="P23"><text:span text:style-name="T9">fac (</text:span><text:span text:style-name="T58">4</text:span><text:span text:style-name="T9">)</text:span></text:p>
            </text:list-header>
          </text:list>
          <draw:enhanced-geometry svg:viewBox="0 0 21600 21600" draw:type="mso-spt202" draw:enhanced-path="M 0 0 L 21600 0 21600 21600 0 21600 0 0 Z N"/>
        </draw:custom-shape>
        <draw:custom-shape draw:name="Text Box 14" draw:style-name="gr5" draw:text-style-name="P60" xml:id="id261" draw:id="id261" draw:layer="layout" svg:width="4.445cm" svg:height="1.178cm" svg:x="5.503cm" svg:y="12.488cm">
          <text:list text:style-name="L1">
            <text:list-header>
              <text:p text:style-name="P23"><text:span text:style-name="T9">n=4</text:span></text:p>
            </text:list-header>
          </text:list>
          <draw:enhanced-geometry svg:viewBox="0 0 21600 21600" draw:type="mso-spt202" draw:enhanced-path="M 0 0 L 21600 0 21600 21600 0 21600 0 0 Z N"/>
        </draw:custom-shape>
        <draw:custom-shape draw:name="Text Box 15" draw:style-name="gr5" draw:text-style-name="P60" xml:id="id262" draw:id="id262" draw:layer="layout" svg:width="4.445cm" svg:height="1.178cm" svg:x="5.503cm" svg:y="13.758cm">
          <text:list text:style-name="L1">
            <text:list-header>
              <text:p text:style-name="P23"><text:span text:style-name="T9">y=</text:span><text:span text:style-name="T58">4</text:span><text:span text:style-name="T9">*fac (</text:span><text:span text:style-name="T45">3</text:span><text:span text:style-name="T9">)</text:span></text:p>
            </text:list-header>
          </text:list>
          <draw:enhanced-geometry svg:viewBox="0 0 21600 21600" draw:type="mso-spt202" draw:enhanced-path="M 0 0 L 21600 0 21600 21600 0 21600 0 0 Z N"/>
        </draw:custom-shape>
        <draw:custom-shape draw:name="Text Box 16" draw:style-name="gr5" draw:text-style-name="P60" xml:id="id264" draw:id="id264" draw:layer="layout" svg:width="4.445cm" svg:height="1.178cm" svg:x="10.795cm" svg:y="11.007cm">
          <text:list text:style-name="L1">
            <text:list-header>
              <text:p text:style-name="P23"><text:span text:style-name="T9">fac (</text:span><text:span text:style-name="T45">3</text:span><text:span text:style-name="T9">)</text:span></text:p>
            </text:list-header>
          </text:list>
          <draw:enhanced-geometry svg:viewBox="0 0 21600 21600" draw:type="mso-spt202" draw:enhanced-path="M 0 0 L 21600 0 21600 21600 0 21600 0 0 Z N"/>
        </draw:custom-shape>
        <draw:custom-shape draw:name="Text Box 17" draw:style-name="gr5" draw:text-style-name="P60" xml:id="id265" draw:id="id265" draw:layer="layout" svg:width="4.445cm" svg:height="1.178cm" svg:x="10.795cm" svg:y="12.488cm">
          <text:list text:style-name="L1">
            <text:list-header>
              <text:p text:style-name="P23"><text:span text:style-name="T9">n=3</text:span></text:p>
            </text:list-header>
          </text:list>
          <draw:enhanced-geometry svg:viewBox="0 0 21600 21600" draw:type="mso-spt202" draw:enhanced-path="M 0 0 L 21600 0 21600 21600 0 21600 0 0 Z N"/>
        </draw:custom-shape>
        <draw:custom-shape draw:name="Text Box 18" draw:style-name="gr5" draw:text-style-name="P60" xml:id="id266" draw:id="id266" draw:layer="layout" svg:width="4.445cm" svg:height="1.178cm" svg:x="10.795cm" svg:y="13.758cm">
          <text:list text:style-name="L1">
            <text:list-header>
              <text:p text:style-name="P23"><text:span text:style-name="T9">y=</text:span><text:span text:style-name="T45">3</text:span><text:span text:style-name="T9">*fac (</text:span><text:span text:style-name="T58">2</text:span><text:span text:style-name="T9">)</text:span></text:p>
            </text:list-header>
          </text:list>
          <draw:enhanced-geometry svg:viewBox="0 0 21600 21600" draw:type="mso-spt202" draw:enhanced-path="M 0 0 L 21600 0 21600 21600 0 21600 0 0 Z N"/>
        </draw:custom-shape>
        <draw:custom-shape draw:name="Text Box 19" draw:style-name="gr5" draw:text-style-name="P60" xml:id="id268" draw:id="id268" draw:layer="layout" svg:width="4.445cm" svg:height="1.178cm" svg:x="15.663cm" svg:y="11.007cm">
          <text:list text:style-name="L1">
            <text:list-header>
              <text:p text:style-name="P23"><text:span text:style-name="T9">fac (</text:span><text:span text:style-name="T58">2</text:span><text:span text:style-name="T9">)</text:span></text:p>
            </text:list-header>
          </text:list>
          <draw:enhanced-geometry svg:viewBox="0 0 21600 21600" draw:type="mso-spt202" draw:enhanced-path="M 0 0 L 21600 0 21600 21600 0 21600 0 0 Z N"/>
        </draw:custom-shape>
        <draw:custom-shape draw:name="Text Box 20" draw:style-name="gr5" draw:text-style-name="P60" xml:id="id269" draw:id="id269" draw:layer="layout" svg:width="4.445cm" svg:height="1.178cm" svg:x="15.663cm" svg:y="12.488cm">
          <text:list text:style-name="L1">
            <text:list-header>
              <text:p text:style-name="P23"><text:span text:style-name="T9">n=2</text:span></text:p>
            </text:list-header>
          </text:list>
          <draw:enhanced-geometry svg:viewBox="0 0 21600 21600" draw:type="mso-spt202" draw:enhanced-path="M 0 0 L 21600 0 21600 21600 0 21600 0 0 Z N"/>
        </draw:custom-shape>
        <draw:custom-shape draw:name="Text Box 21" draw:style-name="gr5" draw:text-style-name="P60" xml:id="id270" draw:id="id270" draw:layer="layout" svg:width="4.445cm" svg:height="1.178cm" svg:x="15.663cm" svg:y="13.758cm">
          <text:list text:style-name="L1">
            <text:list-header>
              <text:p text:style-name="P23"><text:span text:style-name="T9">y=</text:span><text:span text:style-name="T58">2</text:span><text:span text:style-name="T9">*fac (</text:span><text:span text:style-name="T45">1</text:span><text:span text:style-name="T9">)</text:span></text:p>
            </text:list-header>
          </text:list>
          <draw:enhanced-geometry svg:viewBox="0 0 21600 21600" draw:type="mso-spt202" draw:enhanced-path="M 0 0 L 21600 0 21600 21600 0 21600 0 0 Z N"/>
        </draw:custom-shape>
        <draw:custom-shape draw:name="Text Box 22" draw:style-name="gr5" draw:text-style-name="P60" xml:id="id272" draw:id="id272" draw:layer="layout" svg:width="4.445cm" svg:height="1.178cm" svg:x="20.955cm" svg:y="11.007cm">
          <text:list text:style-name="L1">
            <text:list-header>
              <text:p text:style-name="P23"><text:span text:style-name="T9">fac (</text:span><text:span text:style-name="T45">1</text:span><text:span text:style-name="T9">)</text:span></text:p>
            </text:list-header>
          </text:list>
          <draw:enhanced-geometry svg:viewBox="0 0 21600 21600" draw:type="mso-spt202" draw:enhanced-path="M 0 0 L 21600 0 21600 21600 0 21600 0 0 Z N"/>
        </draw:custom-shape>
        <draw:custom-shape draw:name="Text Box 23" draw:style-name="gr5" draw:text-style-name="P60" xml:id="id273" draw:id="id273" draw:layer="layout" svg:width="4.445cm" svg:height="1.178cm" svg:x="20.955cm" svg:y="12.488cm">
          <text:list text:style-name="L1">
            <text:list-header>
              <text:p text:style-name="P23"><text:span text:style-name="T9">n=1</text:span></text:p>
            </text:list-header>
          </text:list>
          <draw:enhanced-geometry svg:viewBox="0 0 21600 21600" draw:type="mso-spt202" draw:enhanced-path="M 0 0 L 21600 0 21600 21600 0 21600 0 0 Z N"/>
        </draw:custom-shape>
        <draw:custom-shape draw:name="Text Box 24" draw:style-name="gr176" draw:text-style-name="P60" xml:id="id274" draw:id="id274" draw:layer="layout" svg:width="4.445cm" svg:height="1.178cm" svg:x="20.955cm" svg:y="13.758cm">
          <text:list text:style-name="L5">
            <text:list-header>
              <text:p text:style-name="P23"><text:span text:style-name="T58">y=1</text:span></text:p>
            </text:list-header>
          </text:list>
          <draw:enhanced-geometry svg:viewBox="0 0 21600 21600" draw:type="mso-spt202" draw:enhanced-path="M 0 0 L 21600 0 21600 21600 0 21600 0 0 Z N"/>
        </draw:custom-shape>
        <draw:polyline draw:name="Line 25" draw:style-name="gr145" draw:text-style-name="P40" xml:id="id259" draw:id="id259" draw:layer="layout" svg:width="2.962cm" svg:height="2.116cm" svg:x="3.175cm" svg:y="11.852cm" svg:viewBox="0 0 2963 2117" draw:points="0,2117 2963,0">
          <text:p/>
        </draw:polyline>
        <draw:polyline draw:name="Line 26" draw:style-name="gr145" draw:text-style-name="P40" xml:id="id263" draw:id="id263" draw:layer="layout" svg:width="2.539cm" svg:height="1.904cm" svg:x="8.89cm" svg:y="11.852cm" svg:viewBox="0 0 2540 1905" draw:points="0,1905 2540,0">
          <text:p/>
        </draw:polyline>
        <draw:polyline draw:name="Line 27" draw:style-name="gr145" draw:text-style-name="P40" xml:id="id267" draw:id="id267" draw:layer="layout" svg:width="2.539cm" svg:height="2.116cm" svg:x="13.97cm" svg:y="11.852cm" svg:viewBox="0 0 2540 2117" draw:points="0,2117 2540,0">
          <text:p/>
        </draw:polyline>
        <draw:polyline draw:name="Line 28" draw:style-name="gr145" draw:text-style-name="P40" xml:id="id271" draw:id="id271" draw:layer="layout" svg:width="3.174cm" svg:height="2.116cm" svg:x="18.838cm" svg:y="11.852cm" svg:viewBox="0 0 3175 2117" draw:points="0,2117 3175,0">
          <text:p/>
        </draw:polyline>
        <draw:custom-shape draw:name="Text Box 29" draw:style-name="gr5" draw:text-style-name="P60" xml:id="id275" draw:id="id275" draw:layer="layout" svg:width="3.387cm" svg:height="1.178cm" svg:x="22.013cm" svg:y="15.452cm">
          <text:list text:style-name="L1">
            <text:list-header>
              <text:p text:style-name="P23"><text:span text:style-name="T9">return <text:s/>y</text:span></text:p>
            </text:list-header>
          </text:list>
          <draw:enhanced-geometry svg:viewBox="0 0 21600 21600" draw:type="mso-spt202" draw:enhanced-path="M 0 0 L 21600 0 21600 21600 0 21600 0 0 Z N"/>
        </draw:custom-shape>
        <draw:polyline draw:name="Line 30" draw:style-name="gr145" draw:text-style-name="P40" xml:id="id276" draw:id="id276" draw:layer="layout" svg:width="2.751cm" svg:height="1.058cm" svg:x="18.838cm" svg:y="15.027cm" svg:viewBox="0 0 2752 1059" draw:points="2752,1059 0,0">
          <text:p/>
        </draw:polyline>
        <draw:custom-shape draw:name="Text Box 31" draw:style-name="gr5" draw:text-style-name="P60" xml:id="id278" draw:id="id278" draw:layer="layout" svg:width="3.387cm" svg:height="1.178cm" svg:x="16.298cm" svg:y="15.663cm">
          <text:list text:style-name="L1">
            <text:list-header>
              <text:p text:style-name="P23"><text:span text:style-name="T9">return y</text:span></text:p>
            </text:list-header>
          </text:list>
          <draw:enhanced-geometry svg:viewBox="0 0 21600 21600" draw:type="mso-spt202" draw:enhanced-path="M 0 0 L 21600 0 21600 21600 0 21600 0 0 Z N"/>
        </draw:custom-shape>
        <draw:polyline draw:name="Line 32" draw:style-name="gr145" draw:text-style-name="P40" xml:id="id279" draw:id="id279" draw:layer="layout" svg:width="2.751cm" svg:height="1.057cm" svg:x="13.123cm" svg:y="15.24cm" svg:viewBox="0 0 2752 1058" draw:points="2752,1058 0,0">
          <text:p/>
        </draw:polyline>
        <draw:custom-shape draw:name="Text Box 33" draw:style-name="gr177" draw:text-style-name="P60" xml:id="id277" draw:id="id277" draw:layer="layout" svg:width="3.386cm" svg:height="1.178cm" svg:x="16.087cm" svg:y="16.933cm">
          <text:list text:style-name="L5">
            <text:list-header>
              <text:p text:style-name="P23"><text:span text:style-name="T58">y=2</text:span></text:p>
            </text:list-header>
          </text:list>
          <draw:enhanced-geometry svg:viewBox="0 0 21600 21600" draw:type="mso-spt202" draw:enhanced-path="M 0 0 L 21600 0 21600 21600 0 21600 0 0 Z N"/>
        </draw:custom-shape>
        <draw:custom-shape draw:name="Text Box 34" draw:style-name="gr5" draw:text-style-name="P60" xml:id="id281" draw:id="id281" draw:layer="layout" svg:width="3.387cm" svg:height="1.178cm" svg:x="11.218cm" svg:y="15.663cm">
          <text:list text:style-name="L1">
            <text:list-header>
              <text:p text:style-name="P23"><text:span text:style-name="T9">return <text:s/>y</text:span></text:p>
            </text:list-header>
          </text:list>
          <draw:enhanced-geometry svg:viewBox="0 0 21600 21600" draw:type="mso-spt202" draw:enhanced-path="M 0 0 L 21600 0 21600 21600 0 21600 0 0 Z N"/>
        </draw:custom-shape>
        <draw:polyline draw:name="Line 35" draw:style-name="gr145" draw:text-style-name="P40" xml:id="id282" draw:id="id282" draw:layer="layout" svg:width="2.751cm" svg:height="1.057cm" svg:x="8.043cm" svg:y="15.24cm" svg:viewBox="0 0 2752 1058" draw:points="2752,1058 0,0">
          <text:p/>
        </draw:polyline>
        <draw:custom-shape draw:name="Text Box 36" draw:style-name="gr178" draw:text-style-name="P60" xml:id="id280" draw:id="id280" draw:layer="layout" svg:width="3.386cm" svg:height="1.178cm" svg:x="11.007cm" svg:y="16.933cm">
          <text:list text:style-name="L5">
            <text:list-header>
              <text:p text:style-name="P23"><text:span text:style-name="T58">y=6</text:span></text:p>
            </text:list-header>
          </text:list>
          <draw:enhanced-geometry svg:viewBox="0 0 21600 21600" draw:type="mso-spt202" draw:enhanced-path="M 0 0 L 21600 0 21600 21600 0 21600 0 0 Z N"/>
        </draw:custom-shape>
        <draw:custom-shape draw:name="Text Box 37" draw:style-name="gr5" draw:text-style-name="P60" xml:id="id284" draw:id="id284" draw:layer="layout" svg:width="3.387cm" svg:height="1.178cm" svg:x="6.35cm" svg:y="15.875cm">
          <text:list text:style-name="L1">
            <text:list-header>
              <text:p text:style-name="P23"><text:span text:style-name="T9">return <text:s/>y</text:span></text:p>
            </text:list-header>
          </text:list>
          <draw:enhanced-geometry svg:viewBox="0 0 21600 21600" draw:type="mso-spt202" draw:enhanced-path="M 0 0 L 21600 0 21600 21600 0 21600 0 0 Z N"/>
        </draw:custom-shape>
        <draw:polyline draw:name="Line 38" draw:style-name="gr145" draw:text-style-name="P40" xml:id="id285" draw:id="id285" draw:layer="layout" svg:width="2.751cm" svg:height="1.057cm" svg:x="3.175cm" svg:y="15.452cm" svg:viewBox="0 0 2752 1058" draw:points="2752,1058 0,0">
          <text:p/>
        </draw:polyline>
        <draw:custom-shape draw:name="Text Box 39" draw:style-name="gr179" draw:text-style-name="P60" xml:id="id283" draw:id="id283" draw:layer="layout" svg:width="3.387cm" svg:height="1.178cm" svg:x="6.138cm" svg:y="17.145cm">
          <text:list text:style-name="L5">
            <text:list-header>
              <text:p text:style-name="P23"><text:span text:style-name="T58">y=24</text:span></text:p>
            </text:list-header>
          </text:list>
          <draw:enhanced-geometry svg:viewBox="0 0 21600 21600" draw:type="mso-spt202" draw:enhanced-path="M 0 0 L 21600 0 21600 21600 0 21600 0 0 Z N"/>
        </draw:custom-shape>
        <draw:custom-shape draw:name="Text Box 40" draw:style-name="gr5" draw:text-style-name="P60" xml:id="id287" draw:id="id287" draw:layer="layout" svg:width="3.386cm" svg:height="1.178cm" svg:x="0.212cm" svg:y="15.663cm">
          <text:list text:style-name="L1">
            <text:list-header>
              <text:p text:style-name="P23"><text:span text:style-name="T9">return <text:s/>y</text:span></text:p>
            </text:list-header>
          </text:list>
          <draw:enhanced-geometry svg:viewBox="0 0 21600 21600" draw:type="mso-spt202" draw:enhanced-path="M 0 0 L 21600 0 21600 21600 0 21600 0 0 Z N"/>
        </draw:custom-shape>
        <draw:custom-shape draw:name="Text Box 41" draw:style-name="gr180" draw:text-style-name="P60" xml:id="id286" draw:id="id286" draw:layer="layout" svg:width="3.387cm" svg:height="1.178cm" svg:x="0cm" svg:y="16.933cm">
          <text:list text:style-name="L5">
            <text:list-header>
              <text:p text:style-name="P23"><text:span text:style-name="T58">y=12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53" smil:attributeName="visibility" smil:to="visible"/>
                  <anim:transitionFilter smil:dur="0.5s" smil:targetElement="id253"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254" smil:attributeName="visibility" smil:to="visible"/>
                  <anim:transitionFilter smil:dur="0.5s" smil:targetElement="id254"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255" smil:attributeName="visibility" smil:to="visible"/>
                  <anim:transitionFilter smil:dur="0.5s" smil:targetElement="id25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56" smil:attributeName="visibility" smil:to="visible"/>
                  <anim:transitionFilter smil:dur="0.5s" smil:targetElement="id256"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57" smil:attributeName="visibility" smil:to="visible"/>
                  <anim:transitionFilter smil:dur="0.5s" smil:targetElement="id257"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58" smil:attributeName="visibility" smil:to="visible"/>
                  <anim:transitionFilter smil:dur="0.5s" smil:targetElement="id258"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59" smil:attributeName="visibility" smil:to="visible"/>
                  <anim:transitionFilter smil:dur="0.5s" smil:targetElement="id25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0" smil:attributeName="visibility" smil:to="visible"/>
                  <anim:transitionFilter smil:dur="0.5s" smil:targetElement="id26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1" smil:attributeName="visibility" smil:to="visible"/>
                  <anim:transitionFilter smil:dur="0.5s" smil:targetElement="id261"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62" smil:attributeName="visibility" smil:to="visible"/>
                  <anim:transitionFilter smil:dur="0.5s" smil:targetElement="id262"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63" smil:attributeName="visibility" smil:to="visible"/>
                  <anim:transitionFilter smil:dur="0.5s" smil:targetElement="id26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4" smil:attributeName="visibility" smil:to="visible"/>
                  <anim:transitionFilter smil:dur="0.5s" smil:targetElement="id26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5" smil:attributeName="visibility" smil:to="visible"/>
                  <anim:transitionFilter smil:dur="0.5s" smil:targetElement="id265"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66" smil:attributeName="visibility" smil:to="visible"/>
                  <anim:transitionFilter smil:dur="0.5s" smil:targetElement="id266"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67" smil:attributeName="visibility" smil:to="visible"/>
                  <anim:transitionFilter smil:dur="0.5s" smil:targetElement="id26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8" smil:attributeName="visibility" smil:to="visible"/>
                  <anim:transitionFilter smil:dur="0.5s" smil:targetElement="id26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9" smil:attributeName="visibility" smil:to="visible"/>
                  <anim:transitionFilter smil:dur="0.5s" smil:targetElement="id269"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70" smil:attributeName="visibility" smil:to="visible"/>
                  <anim:transitionFilter smil:dur="0.5s" smil:targetElement="id270"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71" smil:attributeName="visibility" smil:to="visible"/>
                  <anim:transitionFilter smil:dur="0.5s" smil:targetElement="id27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72" smil:attributeName="visibility" smil:to="visible"/>
                  <anim:transitionFilter smil:dur="0.5s" smil:targetElement="id27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73" smil:attributeName="visibility" smil:to="visible"/>
                  <anim:transitionFilter smil:dur="0.5s" smil:targetElement="id273"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74" smil:attributeName="visibility" smil:to="visible"/>
                  <anim:transitionFilter smil:dur="0.5s" smil:targetElement="id274"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75" smil:attributeName="visibility" smil:to="visible"/>
                  <anim:transitionFilter smil:dur="0.5s" smil:targetElement="id275"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76" smil:attributeName="visibility" smil:to="visible"/>
                  <anim:transitionFilter smil:dur="0.5s" smil:targetElement="id276"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77" smil:attributeName="visibility" smil:to="visible"/>
                  <anim:transitionFilter smil:dur="0.5s" smil:targetElement="id277"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78" smil:attributeName="visibility" smil:to="visible"/>
                  <anim:transitionFilter smil:dur="0.5s" smil:targetElement="id278"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79" smil:attributeName="visibility" smil:to="visible"/>
                  <anim:transitionFilter smil:dur="0.5s" smil:targetElement="id279"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80" smil:attributeName="visibility" smil:to="visible"/>
                  <anim:transitionFilter smil:dur="0.5s" smil:targetElement="id280"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81" smil:attributeName="visibility" smil:to="visible"/>
                  <anim:transitionFilter smil:dur="0.5s" smil:targetElement="id28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82" smil:attributeName="visibility" smil:to="visible"/>
                  <anim:transitionFilter smil:dur="0.5s" smil:targetElement="id282"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83" smil:attributeName="visibility" smil:to="visible"/>
                  <anim:transitionFilter smil:dur="0.5s" smil:targetElement="id283"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84" smil:attributeName="visibility" smil:to="visible"/>
                  <anim:transitionFilter smil:dur="0.5s" smil:targetElement="id284"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85" smil:attributeName="visibility" smil:to="visible"/>
                  <anim:transitionFilter smil:dur="0.5s" smil:targetElement="id285"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86" smil:attributeName="visibility" smil:to="visible"/>
                  <anim:transitionFilter smil:dur="0.5s" smil:targetElement="id286"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87" smil:attributeName="visibility" smil:to="visible"/>
                  <anim:transitionFilter smil:dur="0.5s" smil:targetElement="id287" smil:type="checkerBoardWipe" smil:subtype="across"/>
                </anim:par>
              </anim:par>
            </anim:par>
          </anim:seq>
        </anim:par>
        <presentation:notes draw:style-name="dp2">
          <draw:page-thumbnail draw:style-name="gr3" draw:layer="layout" svg:width="12.7cm" svg:height="9.525cm" svg:x="3.175cm" svg:y="1.904cm" draw:page-number="44" presentation:class="page"/>
          <draw:frame presentation:style-name="pr1" draw:text-style-name="P5" draw:layer="layout" svg:width="13.97cm" svg:height="11.43cm" svg:x="2.54cm" svg:y="12.065cm" presentation:class="notes" presentation:placeholder="true">
            <draw:text-box/>
          </draw:frame>
        </presentation:notes>
      </draw:page>
      <draw:page draw:name="page4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66" xml:id="id288" draw:id="id288" draw:layer="layout" svg:width="11.007cm" svg:height="7.068cm" svg:x="1.27cm" svg:y="0.847cm">
          <text:list text:style-name="L1">
            <text:list-header>
              <text:p text:style-name="P65"><text:span text:style-name="T12">int sub(int);</text:span></text:p>
              <text:p text:style-name="P65"><text:span text:style-name="T12">void main (void)</text:span></text:p>
              <text:p text:style-name="P65"><text:span text:style-name="T12">{ <text:s text:c="2"/>int <text:s/>i=5;</text:span></text:p>
              <text:p text:style-name="P65"><text:span text:style-name="T12"><text:s text:c="5"/></text:span><text:span text:style-name="T12">cout&lt;&lt;</text:span><text:span text:style-name="T31">sub(i)</text:span><text:span text:style-name="T12">&lt;&lt;endl;</text:span></text:p>
              <text:p text:style-name="P65"><text:span text:style-name="T12">}</text:span></text:p>
            </text:list-header>
          </text:list>
          <draw:enhanced-geometry svg:viewBox="0 0 21600 21600" draw:type="mso-spt202" draw:enhanced-path="M 0 0 L 21600 0 21600 21600 0 21600 0 0 Z N"/>
        </draw:custom-shape>
        <draw:custom-shape draw:name="Text Box 3" draw:style-name="gr181" draw:text-style-name="P66" xml:id="id289" draw:id="id289" draw:layer="layout" svg:width="12.912cm" svg:height="8.494cm" svg:x="12.488cm" svg:y="0cm">
          <text:list text:style-name="L4">
            <text:list-header>
              <text:p text:style-name="P65"><text:span text:style-name="T31">int sub (int <text:s/>n )</text:span></text:p>
            </text:list-header>
          </text:list>
          <text:list text:style-name="L1">
            <text:list-header>
              <text:p text:style-name="P65"><text:span text:style-name="T12">{ <text:s text:c="2"/>int <text:s/>a;</text:span></text:p>
              <text:p text:style-name="P65"><text:span text:style-name="T12"><text:s text:c="5"/></text:span><text:span text:style-name="T35">if (n= =1) <text:s text:c="2"/>return <text:s/>1</text:span><text:span text:style-name="T12">;</text:span></text:p>
              <text:p text:style-name="P65"><text:span text:style-name="T12"><text:s text:c="5"/></text:span><text:span text:style-name="T12">a=n+</text:span><text:span text:style-name="T31">sub(n-1)</text:span><text:span text:style-name="T12">;</text:span></text:p>
              <text:p text:style-name="P65"><text:span text:style-name="T12"><text:s text:c="5"/></text:span><text:span text:style-name="T12">return <text:s text:c="2"/>a;</text:span></text:p>
              <text:p text:style-name="P65"><text:span text:style-name="T12">}</text:span></text:p>
            </text:list-header>
          </text:list>
          <draw:enhanced-geometry svg:viewBox="0 0 21600 21600" draw:type="mso-spt202" draw:enhanced-path="M 0 0 L 21600 0 21600 21600 0 21600 0 0 Z N"/>
        </draw:custom-shape>
        <draw:custom-shape draw:name="Text Box 4" draw:style-name="gr5" draw:text-style-name="P60" xml:id="id290" draw:id="id290" draw:layer="layout" svg:width="4.445cm" svg:height="1.178cm" svg:x="0cm" svg:y="9.102cm">
          <text:list text:style-name="L1">
            <text:list-header>
              <text:p text:style-name="P23"><text:span text:style-name="T9">sub (</text:span><text:span text:style-name="T45">5</text:span><text:span text:style-name="T9">)</text:span></text:p>
            </text:list-header>
          </text:list>
          <draw:enhanced-geometry svg:viewBox="0 0 21600 21600" draw:type="mso-spt202" draw:enhanced-path="M 0 0 L 21600 0 21600 21600 0 21600 0 0 Z N"/>
        </draw:custom-shape>
        <draw:custom-shape draw:name="Text Box 5" draw:style-name="gr5" draw:text-style-name="P60" xml:id="id291" draw:id="id291" draw:layer="layout" svg:width="4.445cm" svg:height="1.178cm" svg:x="0cm" svg:y="10.583cm">
          <text:list text:style-name="L1">
            <text:list-header>
              <text:p text:style-name="P23"><text:span text:style-name="T9">n=5</text:span></text:p>
            </text:list-header>
          </text:list>
          <draw:enhanced-geometry svg:viewBox="0 0 21600 21600" draw:type="mso-spt202" draw:enhanced-path="M 0 0 L 21600 0 21600 21600 0 21600 0 0 Z N"/>
        </draw:custom-shape>
        <draw:custom-shape draw:name="Text Box 6" draw:style-name="gr5" draw:text-style-name="P60" xml:id="id292" draw:id="id292" draw:layer="layout" svg:width="4.445cm" svg:height="1.178cm" svg:x="0cm" svg:y="11.853cm">
          <text:list text:style-name="L1">
            <text:list-header>
              <text:p text:style-name="P23"><text:span text:style-name="T9">a=</text:span><text:span text:style-name="T45">5</text:span><text:span text:style-name="T9">+sub (</text:span><text:span text:style-name="T58">4</text:span><text:span text:style-name="T9">)</text:span></text:p>
            </text:list-header>
          </text:list>
          <draw:enhanced-geometry svg:viewBox="0 0 21600 21600" draw:type="mso-spt202" draw:enhanced-path="M 0 0 L 21600 0 21600 21600 0 21600 0 0 Z N"/>
        </draw:custom-shape>
        <draw:custom-shape draw:name="Text Box 7" draw:style-name="gr5" draw:text-style-name="P60" xml:id="id294" draw:id="id294" draw:layer="layout" svg:width="4.445cm" svg:height="1.178cm" svg:x="5.503cm" svg:y="9.102cm">
          <text:list text:style-name="L1">
            <text:list-header>
              <text:p text:style-name="P23"><text:span text:style-name="T9">sub (</text:span><text:span text:style-name="T58">4</text:span><text:span text:style-name="T9">)</text:span></text:p>
            </text:list-header>
          </text:list>
          <draw:enhanced-geometry svg:viewBox="0 0 21600 21600" draw:type="mso-spt202" draw:enhanced-path="M 0 0 L 21600 0 21600 21600 0 21600 0 0 Z N"/>
        </draw:custom-shape>
        <draw:custom-shape draw:name="Text Box 8" draw:style-name="gr5" draw:text-style-name="P60" xml:id="id295" draw:id="id295" draw:layer="layout" svg:width="4.445cm" svg:height="1.178cm" svg:x="5.503cm" svg:y="10.583cm">
          <text:list text:style-name="L1">
            <text:list-header>
              <text:p text:style-name="P23"><text:span text:style-name="T9">n=4</text:span></text:p>
            </text:list-header>
          </text:list>
          <draw:enhanced-geometry svg:viewBox="0 0 21600 21600" draw:type="mso-spt202" draw:enhanced-path="M 0 0 L 21600 0 21600 21600 0 21600 0 0 Z N"/>
        </draw:custom-shape>
        <draw:custom-shape draw:name="Text Box 9" draw:style-name="gr5" draw:text-style-name="P60" xml:id="id296" draw:id="id296" draw:layer="layout" svg:width="4.445cm" svg:height="1.178cm" svg:x="5.503cm" svg:y="11.853cm">
          <text:list text:style-name="L1">
            <text:list-header>
              <text:p text:style-name="P23"><text:span text:style-name="T9">a=</text:span><text:span text:style-name="T58">4</text:span><text:span text:style-name="T9">+sub (</text:span><text:span text:style-name="T45">3</text:span><text:span text:style-name="T9">)</text:span></text:p>
            </text:list-header>
          </text:list>
          <draw:enhanced-geometry svg:viewBox="0 0 21600 21600" draw:type="mso-spt202" draw:enhanced-path="M 0 0 L 21600 0 21600 21600 0 21600 0 0 Z N"/>
        </draw:custom-shape>
        <draw:custom-shape draw:name="Text Box 10" draw:style-name="gr5" draw:text-style-name="P60" xml:id="id298" draw:id="id298" draw:layer="layout" svg:width="4.445cm" svg:height="1.178cm" svg:x="10.795cm" svg:y="9.102cm">
          <text:list text:style-name="L1">
            <text:list-header>
              <text:p text:style-name="P23"><text:span text:style-name="T9">sub (</text:span><text:span text:style-name="T45">3</text:span><text:span text:style-name="T9">)</text:span></text:p>
            </text:list-header>
          </text:list>
          <draw:enhanced-geometry svg:viewBox="0 0 21600 21600" draw:type="mso-spt202" draw:enhanced-path="M 0 0 L 21600 0 21600 21600 0 21600 0 0 Z N"/>
        </draw:custom-shape>
        <draw:custom-shape draw:name="Text Box 11" draw:style-name="gr5" draw:text-style-name="P60" xml:id="id299" draw:id="id299" draw:layer="layout" svg:width="4.445cm" svg:height="1.178cm" svg:x="10.795cm" svg:y="10.583cm">
          <text:list text:style-name="L1">
            <text:list-header>
              <text:p text:style-name="P23"><text:span text:style-name="T9">n=3</text:span></text:p>
            </text:list-header>
          </text:list>
          <draw:enhanced-geometry svg:viewBox="0 0 21600 21600" draw:type="mso-spt202" draw:enhanced-path="M 0 0 L 21600 0 21600 21600 0 21600 0 0 Z N"/>
        </draw:custom-shape>
        <draw:custom-shape draw:name="Text Box 12" draw:style-name="gr5" draw:text-style-name="P60" xml:id="id300" draw:id="id300" draw:layer="layout" svg:width="4.445cm" svg:height="1.178cm" svg:x="10.795cm" svg:y="11.853cm">
          <text:list text:style-name="L1">
            <text:list-header>
              <text:p text:style-name="P23"><text:span text:style-name="T9">a=</text:span><text:span text:style-name="T45">3</text:span><text:span text:style-name="T9">+sub (</text:span><text:span text:style-name="T58">2</text:span><text:span text:style-name="T9">)</text:span></text:p>
            </text:list-header>
          </text:list>
          <draw:enhanced-geometry svg:viewBox="0 0 21600 21600" draw:type="mso-spt202" draw:enhanced-path="M 0 0 L 21600 0 21600 21600 0 21600 0 0 Z N"/>
        </draw:custom-shape>
        <draw:custom-shape draw:name="Text Box 13" draw:style-name="gr5" draw:text-style-name="P60" xml:id="id302" draw:id="id302" draw:layer="layout" svg:width="4.445cm" svg:height="1.178cm" svg:x="15.663cm" svg:y="9.102cm">
          <text:list text:style-name="L1">
            <text:list-header>
              <text:p text:style-name="P23"><text:span text:style-name="T9">sub (</text:span><text:span text:style-name="T58">2</text:span><text:span text:style-name="T9">)</text:span></text:p>
            </text:list-header>
          </text:list>
          <draw:enhanced-geometry svg:viewBox="0 0 21600 21600" draw:type="mso-spt202" draw:enhanced-path="M 0 0 L 21600 0 21600 21600 0 21600 0 0 Z N"/>
        </draw:custom-shape>
        <draw:custom-shape draw:name="Text Box 14" draw:style-name="gr5" draw:text-style-name="P60" xml:id="id303" draw:id="id303" draw:layer="layout" svg:width="4.445cm" svg:height="1.178cm" svg:x="15.663cm" svg:y="10.583cm">
          <text:list text:style-name="L1">
            <text:list-header>
              <text:p text:style-name="P23"><text:span text:style-name="T9">n=2</text:span></text:p>
            </text:list-header>
          </text:list>
          <draw:enhanced-geometry svg:viewBox="0 0 21600 21600" draw:type="mso-spt202" draw:enhanced-path="M 0 0 L 21600 0 21600 21600 0 21600 0 0 Z N"/>
        </draw:custom-shape>
        <draw:custom-shape draw:name="Text Box 15" draw:style-name="gr5" draw:text-style-name="P60" xml:id="id304" draw:id="id304" draw:layer="layout" svg:width="4.445cm" svg:height="1.178cm" svg:x="15.663cm" svg:y="11.853cm">
          <text:list text:style-name="L1">
            <text:list-header>
              <text:p text:style-name="P23"><text:span text:style-name="T9">a=</text:span><text:span text:style-name="T58">2</text:span><text:span text:style-name="T9">+sub (</text:span><text:span text:style-name="T45">1</text:span><text:span text:style-name="T9">)</text:span></text:p>
            </text:list-header>
          </text:list>
          <draw:enhanced-geometry svg:viewBox="0 0 21600 21600" draw:type="mso-spt202" draw:enhanced-path="M 0 0 L 21600 0 21600 21600 0 21600 0 0 Z N"/>
        </draw:custom-shape>
        <draw:custom-shape draw:name="Text Box 16" draw:style-name="gr5" draw:text-style-name="P60" xml:id="id306" draw:id="id306" draw:layer="layout" svg:width="4.445cm" svg:height="1.178cm" svg:x="20.955cm" svg:y="9.102cm">
          <text:list text:style-name="L1">
            <text:list-header>
              <text:p text:style-name="P23"><text:span text:style-name="T9">sub (</text:span><text:span text:style-name="T45">1</text:span><text:span text:style-name="T9">)</text:span></text:p>
            </text:list-header>
          </text:list>
          <draw:enhanced-geometry svg:viewBox="0 0 21600 21600" draw:type="mso-spt202" draw:enhanced-path="M 0 0 L 21600 0 21600 21600 0 21600 0 0 Z N"/>
        </draw:custom-shape>
        <draw:custom-shape draw:name="Text Box 17" draw:style-name="gr5" draw:text-style-name="P60" xml:id="id307" draw:id="id307" draw:layer="layout" svg:width="4.445cm" svg:height="1.178cm" svg:x="20.955cm" svg:y="10.583cm">
          <text:list text:style-name="L1">
            <text:list-header>
              <text:p text:style-name="P23"><text:span text:style-name="T9">n=1</text:span></text:p>
            </text:list-header>
          </text:list>
          <draw:enhanced-geometry svg:viewBox="0 0 21600 21600" draw:type="mso-spt202" draw:enhanced-path="M 0 0 L 21600 0 21600 21600 0 21600 0 0 Z N"/>
        </draw:custom-shape>
        <draw:custom-shape draw:name="Text Box 18" draw:style-name="gr182" draw:text-style-name="P60" xml:id="id308" draw:id="id308" draw:layer="layout" svg:width="4.445cm" svg:height="1.178cm" svg:x="20.955cm" svg:y="11.853cm">
          <text:list text:style-name="L5">
            <text:list-header>
              <text:p text:style-name="P23"><text:span text:style-name="T58">a=1</text:span></text:p>
            </text:list-header>
          </text:list>
          <draw:enhanced-geometry svg:viewBox="0 0 21600 21600" draw:type="mso-spt202" draw:enhanced-path="M 0 0 L 21600 0 21600 21600 0 21600 0 0 Z N"/>
        </draw:custom-shape>
        <draw:polyline draw:name="Line 19" draw:style-name="gr145" draw:text-style-name="P40" xml:id="id293" draw:id="id293" draw:layer="layout" svg:width="2.962cm" svg:height="2.116cm" svg:x="3.175cm" svg:y="9.947cm" svg:viewBox="0 0 2963 2117" draw:points="0,2117 2963,0">
          <text:p/>
        </draw:polyline>
        <draw:polyline draw:name="Line 20" draw:style-name="gr145" draw:text-style-name="P40" xml:id="id297" draw:id="id297" draw:layer="layout" svg:width="2.539cm" svg:height="1.904cm" svg:x="8.89cm" svg:y="9.947cm" svg:viewBox="0 0 2540 1905" draw:points="0,1905 2540,0">
          <text:p/>
        </draw:polyline>
        <draw:polyline draw:name="Line 21" draw:style-name="gr145" draw:text-style-name="P40" xml:id="id301" draw:id="id301" draw:layer="layout" svg:width="2.539cm" svg:height="2.116cm" svg:x="13.97cm" svg:y="9.947cm" svg:viewBox="0 0 2540 2117" draw:points="0,2117 2540,0">
          <text:p/>
        </draw:polyline>
        <draw:polyline draw:name="Line 22" draw:style-name="gr145" draw:text-style-name="P40" xml:id="id305" draw:id="id305" draw:layer="layout" svg:width="3.174cm" svg:height="2.116cm" svg:x="18.838cm" svg:y="9.947cm" svg:viewBox="0 0 3175 2117" draw:points="0,2117 3175,0">
          <text:p/>
        </draw:polyline>
        <draw:custom-shape draw:name="Text Box 23" draw:style-name="gr5" draw:text-style-name="P60" xml:id="id309" draw:id="id309" draw:layer="layout" svg:width="3.387cm" svg:height="1.178cm" svg:x="22.013cm" svg:y="13.547cm">
          <text:list text:style-name="L1">
            <text:list-header>
              <text:p text:style-name="P23"><text:span text:style-name="T9">return <text:s/>a</text:span></text:p>
            </text:list-header>
          </text:list>
          <draw:enhanced-geometry svg:viewBox="0 0 21600 21600" draw:type="mso-spt202" draw:enhanced-path="M 0 0 L 21600 0 21600 21600 0 21600 0 0 Z N"/>
        </draw:custom-shape>
        <draw:polyline draw:name="Line 24" draw:style-name="gr145" draw:text-style-name="P40" xml:id="id310" draw:id="id310" draw:layer="layout" svg:width="2.751cm" svg:height="1.058cm" svg:x="18.838cm" svg:y="13.122cm" svg:viewBox="0 0 2752 1059" draw:points="2752,1059 0,0">
          <text:p/>
        </draw:polyline>
        <draw:custom-shape draw:name="Text Box 25" draw:style-name="gr5" draw:text-style-name="P60" xml:id="id312" draw:id="id312" draw:layer="layout" svg:width="3.387cm" svg:height="1.178cm" svg:x="16.298cm" svg:y="13.758cm">
          <text:list text:style-name="L1">
            <text:list-header>
              <text:p text:style-name="P23"><text:span text:style-name="T9">return a</text:span></text:p>
            </text:list-header>
          </text:list>
          <draw:enhanced-geometry svg:viewBox="0 0 21600 21600" draw:type="mso-spt202" draw:enhanced-path="M 0 0 L 21600 0 21600 21600 0 21600 0 0 Z N"/>
        </draw:custom-shape>
        <draw:polyline draw:name="Line 26" draw:style-name="gr145" draw:text-style-name="P40" xml:id="id313" draw:id="id313" draw:layer="layout" svg:width="2.751cm" svg:height="1.057cm" svg:x="13.123cm" svg:y="13.335cm" svg:viewBox="0 0 2752 1058" draw:points="2752,1058 0,0">
          <text:p/>
        </draw:polyline>
        <draw:custom-shape draw:name="Text Box 27" draw:style-name="gr183" draw:text-style-name="P60" xml:id="id311" draw:id="id311" draw:layer="layout" svg:width="3.386cm" svg:height="1.178cm" svg:x="16.087cm" svg:y="15.028cm">
          <text:list text:style-name="L5">
            <text:list-header>
              <text:p text:style-name="P23"><text:span text:style-name="T58">a=3</text:span></text:p>
            </text:list-header>
          </text:list>
          <draw:enhanced-geometry svg:viewBox="0 0 21600 21600" draw:type="mso-spt202" draw:enhanced-path="M 0 0 L 21600 0 21600 21600 0 21600 0 0 Z N"/>
        </draw:custom-shape>
        <draw:custom-shape draw:name="Text Box 28" draw:style-name="gr5" draw:text-style-name="P60" xml:id="id315" draw:id="id315" draw:layer="layout" svg:width="3.387cm" svg:height="1.178cm" svg:x="11.218cm" svg:y="13.758cm">
          <text:list text:style-name="L1">
            <text:list-header>
              <text:p text:style-name="P23"><text:span text:style-name="T9">return <text:s/>a</text:span></text:p>
            </text:list-header>
          </text:list>
          <draw:enhanced-geometry svg:viewBox="0 0 21600 21600" draw:type="mso-spt202" draw:enhanced-path="M 0 0 L 21600 0 21600 21600 0 21600 0 0 Z N"/>
        </draw:custom-shape>
        <draw:polyline draw:name="Line 29" draw:style-name="gr145" draw:text-style-name="P40" xml:id="id316" draw:id="id316" draw:layer="layout" svg:width="2.751cm" svg:height="1.057cm" svg:x="8.043cm" svg:y="13.335cm" svg:viewBox="0 0 2752 1058" draw:points="2752,1058 0,0">
          <text:p/>
        </draw:polyline>
        <draw:custom-shape draw:name="Text Box 30" draw:style-name="gr184" draw:text-style-name="P60" xml:id="id314" draw:id="id314" draw:layer="layout" svg:width="3.386cm" svg:height="1.178cm" svg:x="11.007cm" svg:y="15.028cm">
          <text:list text:style-name="L5">
            <text:list-header>
              <text:p text:style-name="P23"><text:span text:style-name="T58">a=6</text:span></text:p>
            </text:list-header>
          </text:list>
          <draw:enhanced-geometry svg:viewBox="0 0 21600 21600" draw:type="mso-spt202" draw:enhanced-path="M 0 0 L 21600 0 21600 21600 0 21600 0 0 Z N"/>
        </draw:custom-shape>
        <draw:custom-shape draw:name="Text Box 31" draw:style-name="gr5" draw:text-style-name="P60" xml:id="id318" draw:id="id318" draw:layer="layout" svg:width="3.387cm" svg:height="1.178cm" svg:x="6.35cm" svg:y="13.758cm">
          <text:list text:style-name="L1">
            <text:list-header>
              <text:p text:style-name="P23"><text:span text:style-name="T9">return <text:s/>a</text:span></text:p>
            </text:list-header>
          </text:list>
          <draw:enhanced-geometry svg:viewBox="0 0 21600 21600" draw:type="mso-spt202" draw:enhanced-path="M 0 0 L 21600 0 21600 21600 0 21600 0 0 Z N"/>
        </draw:custom-shape>
        <draw:polyline draw:name="Line 32" draw:style-name="gr145" draw:text-style-name="P40" xml:id="id319" draw:id="id319" draw:layer="layout" svg:width="2.751cm" svg:height="1.057cm" svg:x="3.175cm" svg:y="13.547cm" svg:viewBox="0 0 2752 1058" draw:points="2752,1058 0,0">
          <text:p/>
        </draw:polyline>
        <draw:custom-shape draw:name="Text Box 33" draw:style-name="gr185" draw:text-style-name="P60" xml:id="id317" draw:id="id317" draw:layer="layout" svg:width="3.387cm" svg:height="1.178cm" svg:x="6.138cm" svg:y="15.028cm">
          <text:list text:style-name="L5">
            <text:list-header>
              <text:p text:style-name="P23"><text:span text:style-name="T58">a=10</text:span></text:p>
            </text:list-header>
          </text:list>
          <draw:enhanced-geometry svg:viewBox="0 0 21600 21600" draw:type="mso-spt202" draw:enhanced-path="M 0 0 L 21600 0 21600 21600 0 21600 0 0 Z N"/>
        </draw:custom-shape>
        <draw:custom-shape draw:name="Text Box 34" draw:style-name="gr5" draw:text-style-name="P60" xml:id="id321" draw:id="id321" draw:layer="layout" svg:width="3.386cm" svg:height="1.178cm" svg:x="0.212cm" svg:y="13.758cm">
          <text:list text:style-name="L1">
            <text:list-header>
              <text:p text:style-name="P23"><text:span text:style-name="T9">return <text:s/>a</text:span></text:p>
            </text:list-header>
          </text:list>
          <draw:enhanced-geometry svg:viewBox="0 0 21600 21600" draw:type="mso-spt202" draw:enhanced-path="M 0 0 L 21600 0 21600 21600 0 21600 0 0 Z N"/>
        </draw:custom-shape>
        <draw:custom-shape draw:name="Text Box 35" draw:style-name="gr186" draw:text-style-name="P60" xml:id="id320" draw:id="id320" draw:layer="layout" svg:width="3.387cm" svg:height="1.178cm" svg:x="0cm" svg:y="15.028cm">
          <text:list text:style-name="L5">
            <text:list-header>
              <text:p text:style-name="P23"><text:span text:style-name="T58">a=15</text:span></text:p>
            </text:list-header>
          </text:list>
          <draw:enhanced-geometry svg:viewBox="0 0 21600 21600" draw:type="mso-spt202" draw:enhanced-path="M 0 0 L 21600 0 21600 21600 0 21600 0 0 Z N"/>
        </draw:custom-shape>
        <draw:polyline draw:name="Line 36" draw:style-name="gr145" draw:text-style-name="P40" xml:id="id322" draw:id="id322" draw:layer="layout" svg:width="3.174cm" svg:height="8.254cm" svg:x="2.963cm" svg:y="6.349cm" svg:viewBox="0 0 3175 8255" draw:points="0,8255 3175,0">
          <text:p/>
        </draw:polyline>
        <draw:custom-shape draw:name="Text Box 37" draw:style-name="gr187" draw:text-style-name="P16" xml:id="id323" draw:id="id323" draw:layer="layout" svg:width="24.765cm" svg:height="1.364cm" svg:x="0cm" svg:y="16.51cm">
          <text:list text:style-name="L4">
            <text:list-header>
              <text:p text:style-name="P15"><text:span text:style-name="T59">算法相同</text:span><text:span text:style-name="T60">,</text:span><text:span text:style-name="T59">层层调用</text:span><text:span text:style-name="T60">,</text:span><text:span text:style-name="T59">每层函数的</text:span><text:span text:style-name="T61">变量所占内存单元</text:span><text:span text:style-name="T59">不同。</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288" smil:attributeName="visibility" smil:to="visible"/>
                  <anim:transitionFilter smil:dur="0.5s" smil:targetElement="id288"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289" smil:attributeName="visibility" smil:to="visible"/>
                  <anim:transitionFilter smil:dur="0.5s" smil:targetElement="id289"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90" smil:attributeName="visibility" smil:to="visible"/>
                  <anim:transitionFilter smil:dur="0.5s" smil:targetElement="id290"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91" smil:attributeName="visibility" smil:to="visible"/>
                  <anim:transitionFilter smil:dur="0.5s" smil:targetElement="id291"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92" smil:attributeName="visibility" smil:to="visible"/>
                  <anim:transitionFilter smil:dur="0.5s" smil:targetElement="id292"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93" smil:attributeName="visibility" smil:to="visible"/>
                  <anim:transitionFilter smil:dur="0.5s" smil:targetElement="id293"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94" smil:attributeName="visibility" smil:to="visible"/>
                  <anim:transitionFilter smil:dur="0.5s" smil:targetElement="id294"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95" smil:attributeName="visibility" smil:to="visible"/>
                  <anim:transitionFilter smil:dur="0.5s" smil:targetElement="id295"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96" smil:attributeName="visibility" smil:to="visible"/>
                  <anim:transitionFilter smil:dur="0.5s" smil:targetElement="id296"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97" smil:attributeName="visibility" smil:to="visible"/>
                  <anim:transitionFilter smil:dur="0.5s" smil:targetElement="id297"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98" smil:attributeName="visibility" smil:to="visible"/>
                  <anim:transitionFilter smil:dur="0.5s" smil:targetElement="id298"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99" smil:attributeName="visibility" smil:to="visible"/>
                  <anim:transitionFilter smil:dur="0.5s" smil:targetElement="id299"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00" smil:attributeName="visibility" smil:to="visible"/>
                  <anim:transitionFilter smil:dur="0.5s" smil:targetElement="id300"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01" smil:attributeName="visibility" smil:to="visible"/>
                  <anim:transitionFilter smil:dur="0.5s" smil:targetElement="id301"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02" smil:attributeName="visibility" smil:to="visible"/>
                  <anim:transitionFilter smil:dur="0.5s" smil:targetElement="id30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03" smil:attributeName="visibility" smil:to="visible"/>
                  <anim:transitionFilter smil:dur="0.5s" smil:targetElement="id303"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04" smil:attributeName="visibility" smil:to="visible"/>
                  <anim:transitionFilter smil:dur="0.5s" smil:targetElement="id304"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05" smil:attributeName="visibility" smil:to="visible"/>
                  <anim:transitionFilter smil:dur="0.5s" smil:targetElement="id305"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06" smil:attributeName="visibility" smil:to="visible"/>
                  <anim:transitionFilter smil:dur="0.5s" smil:targetElement="id306"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07" smil:attributeName="visibility" smil:to="visible"/>
                  <anim:transitionFilter smil:dur="0.5s" smil:targetElement="id307"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08" smil:attributeName="visibility" smil:to="visible"/>
                  <anim:transitionFilter smil:dur="0.5s" smil:targetElement="id308"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09" smil:attributeName="visibility" smil:to="visible"/>
                  <anim:transitionFilter smil:dur="0.5s" smil:targetElement="id309"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10" smil:attributeName="visibility" smil:to="visible"/>
                  <anim:transitionFilter smil:dur="0.5s" smil:targetElement="id310"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11" smil:attributeName="visibility" smil:to="visible"/>
                  <anim:transitionFilter smil:dur="0.5s" smil:targetElement="id311"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12" smil:attributeName="visibility" smil:to="visible"/>
                  <anim:transitionFilter smil:dur="0.5s" smil:targetElement="id312"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13" smil:attributeName="visibility" smil:to="visible"/>
                  <anim:transitionFilter smil:dur="0.5s" smil:targetElement="id313"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14" smil:attributeName="visibility" smil:to="visible"/>
                  <anim:transitionFilter smil:dur="0.5s" smil:targetElement="id314"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15" smil:attributeName="visibility" smil:to="visible"/>
                  <anim:transitionFilter smil:dur="0.5s" smil:targetElement="id315"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16" smil:attributeName="visibility" smil:to="visible"/>
                  <anim:transitionFilter smil:dur="0.5s" smil:targetElement="id316"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17" smil:attributeName="visibility" smil:to="visible"/>
                  <anim:transitionFilter smil:dur="0.5s" smil:targetElement="id317"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18" smil:attributeName="visibility" smil:to="visible"/>
                  <anim:transitionFilter smil:dur="0.5s" smil:targetElement="id318"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19" smil:attributeName="visibility" smil:to="visible"/>
                  <anim:transitionFilter smil:dur="0.5s" smil:targetElement="id319"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20" smil:attributeName="visibility" smil:to="visible"/>
                  <anim:transitionFilter smil:dur="0.5s" smil:targetElement="id320"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21" smil:attributeName="visibility" smil:to="visible"/>
                  <anim:transitionFilter smil:dur="0.5s" smil:targetElement="id321"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22" smil:attributeName="visibility" smil:to="visible"/>
                  <anim:transitionFilter smil:dur="0.5s" smil:targetElement="id322"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23" smil:attributeName="visibility" smil:to="visible"/>
                  <anim:transitionFilter smil:dur="0.5s" smil:targetElement="id323" smil:type="barWipe" smil:subtype="leftToRight"/>
                </anim:par>
              </anim:par>
            </anim:par>
          </anim:seq>
        </anim:par>
        <presentation:notes draw:style-name="dp2">
          <draw:page-thumbnail draw:style-name="gr3" draw:layer="layout" svg:width="12.7cm" svg:height="9.525cm" svg:x="3.175cm" svg:y="1.904cm" draw:page-number="45" presentation:class="page"/>
          <draw:frame presentation:style-name="pr1" draw:text-style-name="P5" draw:layer="layout" svg:width="13.97cm" svg:height="11.43cm" svg:x="2.54cm" svg:y="12.065cm" presentation:class="notes" presentation:placeholder="true">
            <draw:text-box/>
          </draw:frame>
        </presentation:notes>
      </draw:page>
      <draw:page draw:name="page4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66" draw:layer="layout" svg:width="9.525cm" svg:height="7.068cm" svg:x="1.27cm" svg:y="0.847cm">
          <text:list text:style-name="L1">
            <text:list-header>
              <text:p text:style-name="P65"><text:span text:style-name="T12">void main (void)</text:span></text:p>
              <text:p text:style-name="P65"><text:span text:style-name="T12">{ <text:s text:c="2"/>int <text:s/>i=5;</text:span></text:p>
              <text:p text:style-name="P65"><text:span text:style-name="T12"><text:s text:c="5"/></text:span><text:span text:style-name="T12">cin&gt;&gt;i;</text:span><text:span text:style-name="T12"><text:tab/></text:span><text:span text:style-name="T12"><text:tab/></text:span></text:p>
              <text:p text:style-name="P65"><text:span text:style-name="T12"><text:s text:c="5"/></text:span><text:span text:style-name="T31">f(i)</text:span><text:span text:style-name="T12">;</text:span></text:p>
              <text:p text:style-name="P65"><text:span text:style-name="T12">}</text:span></text:p>
            </text:list-header>
          </text:list>
          <draw:enhanced-geometry svg:viewBox="0 0 21600 21600" draw:type="mso-spt202" draw:enhanced-path="M 0 0 L 21600 0 21600 21600 0 21600 0 0 Z N"/>
        </draw:custom-shape>
        <draw:custom-shape draw:name="Text Box 3" draw:style-name="gr5" draw:text-style-name="P66" draw:layer="layout" svg:width="11.642cm" svg:height="8.494cm" svg:x="12.488cm" svg:y="0cm">
          <text:list text:style-name="L1">
            <text:list-header>
              <text:p text:style-name="P65"><text:span text:style-name="T12">void </text:span><text:span text:style-name="T31">f(int <text:s/>n )</text:span></text:p>
              <text:p text:style-name="P65"><text:span text:style-name="T12">{if(n= =0) <text:s text:c="2"/>return;</text:span></text:p>
              <text:p text:style-name="P65"><text:span text:style-name="T12"><text:s text:c="5"/></text:span><text:span text:style-name="T12">else <text:s text:c="2"/>{cout&lt;&lt;n%10;</text:span></text:p>
              <text:p text:style-name="P65"><text:span text:style-name="T12"><text:s text:c="12"/></text:span><text:span text:style-name="T31">f(n/10)</text:span><text:span text:style-name="T12">; <text:s/></text:span></text:p>
              <text:p text:style-name="P65"><text:span text:style-name="T12"><text:s text:c="5"/></text:span><text:span text:style-name="T12">cout&lt;&lt;n%10; return;</text:span></text:p>
              <text:p text:style-name="P65"><text:span text:style-name="T12"><text:s text:c="2"/></text:span><text:span text:style-name="T12">}}</text:span></text:p>
            </text:list-header>
          </text:list>
          <draw:enhanced-geometry svg:viewBox="0 0 21600 21600" draw:type="mso-spt202" draw:enhanced-path="M 0 0 L 21600 0 21600 21600 0 21600 0 0 Z N"/>
        </draw:custom-shape>
        <draw:custom-shape draw:name="Text Box 4" draw:style-name="gr5" draw:text-style-name="P60" xml:id="id324" draw:id="id324" draw:layer="layout" svg:width="4.445cm" svg:height="1.178cm" svg:x="0cm" svg:y="9.102cm">
          <text:list text:style-name="L1">
            <text:list-header>
              <text:p text:style-name="P23"><text:span text:style-name="T9">f(</text:span><text:span text:style-name="T45">1234</text:span><text:span text:style-name="T9">)</text:span></text:p>
            </text:list-header>
          </text:list>
          <draw:enhanced-geometry svg:viewBox="0 0 21600 21600" draw:type="mso-spt202" draw:enhanced-path="M 0 0 L 21600 0 21600 21600 0 21600 0 0 Z N"/>
        </draw:custom-shape>
        <draw:custom-shape draw:name="Text Box 5" draw:style-name="gr5" draw:text-style-name="P60" xml:id="id325" draw:id="id325" draw:layer="layout" svg:width="4.868cm" svg:height="1.178cm" svg:x="0cm" svg:y="10.583cm">
          <text:list text:style-name="L1">
            <text:list-header>
              <text:p text:style-name="P23"><text:span text:style-name="T9">cout&lt;&lt;n%10</text:span></text:p>
            </text:list-header>
          </text:list>
          <draw:enhanced-geometry svg:viewBox="0 0 21600 21600" draw:type="mso-spt202" draw:enhanced-path="M 0 0 L 21600 0 21600 21600 0 21600 0 0 Z N"/>
        </draw:custom-shape>
        <draw:custom-shape draw:name="Text Box 6" draw:style-name="gr5" draw:text-style-name="P60" xml:id="id327" draw:id="id327" draw:layer="layout" svg:width="4.445cm" svg:height="1.178cm" svg:x="0cm" svg:y="11.853cm">
          <text:list text:style-name="L1">
            <text:list-header>
              <text:p text:style-name="P23"><text:span text:style-name="T9">f(</text:span><text:span text:style-name="T58">n/10</text:span><text:span text:style-name="T9">)</text:span></text:p>
            </text:list-header>
          </text:list>
          <draw:enhanced-geometry svg:viewBox="0 0 21600 21600" draw:type="mso-spt202" draw:enhanced-path="M 0 0 L 21600 0 21600 21600 0 21600 0 0 Z N"/>
        </draw:custom-shape>
        <draw:custom-shape draw:name="Text Box 7" draw:style-name="gr5" draw:text-style-name="P60" xml:id="id329" draw:id="id329" draw:layer="layout" svg:width="4.445cm" svg:height="1.178cm" svg:x="5.503cm" svg:y="9.102cm">
          <text:list text:style-name="L1">
            <text:list-header>
              <text:p text:style-name="P23"><text:span text:style-name="T9">f (</text:span><text:span text:style-name="T58">123</text:span><text:span text:style-name="T9">)</text:span></text:p>
            </text:list-header>
          </text:list>
          <draw:enhanced-geometry svg:viewBox="0 0 21600 21600" draw:type="mso-spt202" draw:enhanced-path="M 0 0 L 21600 0 21600 21600 0 21600 0 0 Z N"/>
        </draw:custom-shape>
        <draw:custom-shape draw:name="Text Box 8" draw:style-name="gr5" draw:text-style-name="P60" xml:id="id330" draw:id="id330" draw:layer="layout" svg:width="4.869cm" svg:height="1.178cm" svg:x="5.503cm" svg:y="10.583cm">
          <text:list text:style-name="L1">
            <text:list-header>
              <text:p text:style-name="P23"><text:span text:style-name="T9">cout&lt;&lt;n%10</text:span></text:p>
            </text:list-header>
          </text:list>
          <draw:enhanced-geometry svg:viewBox="0 0 21600 21600" draw:type="mso-spt202" draw:enhanced-path="M 0 0 L 21600 0 21600 21600 0 21600 0 0 Z N"/>
        </draw:custom-shape>
        <draw:custom-shape draw:name="Text Box 9" draw:style-name="gr5" draw:text-style-name="P60" xml:id="id332" draw:id="id332" draw:layer="layout" svg:width="4.445cm" svg:height="1.178cm" svg:x="5.503cm" svg:y="11.853cm">
          <text:list text:style-name="L1">
            <text:list-header>
              <text:p text:style-name="P23"><text:span text:style-name="T9">f(</text:span><text:span text:style-name="T45">n/10</text:span><text:span text:style-name="T9">)</text:span></text:p>
            </text:list-header>
          </text:list>
          <draw:enhanced-geometry svg:viewBox="0 0 21600 21600" draw:type="mso-spt202" draw:enhanced-path="M 0 0 L 21600 0 21600 21600 0 21600 0 0 Z N"/>
        </draw:custom-shape>
        <draw:custom-shape draw:name="Text Box 10" draw:style-name="gr5" draw:text-style-name="P60" xml:id="id334" draw:id="id334" draw:layer="layout" svg:width="4.445cm" svg:height="1.178cm" svg:x="10.795cm" svg:y="9.102cm">
          <text:list text:style-name="L1">
            <text:list-header>
              <text:p text:style-name="P23"><text:span text:style-name="T9">f(</text:span><text:span text:style-name="T45">12</text:span><text:span text:style-name="T9">)</text:span></text:p>
            </text:list-header>
          </text:list>
          <draw:enhanced-geometry svg:viewBox="0 0 21600 21600" draw:type="mso-spt202" draw:enhanced-path="M 0 0 L 21600 0 21600 21600 0 21600 0 0 Z N"/>
        </draw:custom-shape>
        <draw:custom-shape draw:name="Text Box 11" draw:style-name="gr5" draw:text-style-name="P60" xml:id="id335" draw:id="id335" draw:layer="layout" svg:width="4.868cm" svg:height="1.178cm" svg:x="10.795cm" svg:y="10.583cm">
          <text:list text:style-name="L1">
            <text:list-header>
              <text:p text:style-name="P23"><text:span text:style-name="T9">cout&lt;&lt;n%10</text:span></text:p>
            </text:list-header>
          </text:list>
          <draw:enhanced-geometry svg:viewBox="0 0 21600 21600" draw:type="mso-spt202" draw:enhanced-path="M 0 0 L 21600 0 21600 21600 0 21600 0 0 Z N"/>
        </draw:custom-shape>
        <draw:custom-shape draw:name="Text Box 12" draw:style-name="gr5" draw:text-style-name="P60" xml:id="id337" draw:id="id337" draw:layer="layout" svg:width="4.445cm" svg:height="1.178cm" svg:x="10.795cm" svg:y="11.853cm">
          <text:list text:style-name="L1">
            <text:list-header>
              <text:p text:style-name="P23"><text:span text:style-name="T9">f(</text:span><text:span text:style-name="T58">n/10</text:span><text:span text:style-name="T9">)</text:span></text:p>
            </text:list-header>
          </text:list>
          <draw:enhanced-geometry svg:viewBox="0 0 21600 21600" draw:type="mso-spt202" draw:enhanced-path="M 0 0 L 21600 0 21600 21600 0 21600 0 0 Z N"/>
        </draw:custom-shape>
        <draw:custom-shape draw:name="Text Box 13" draw:style-name="gr5" draw:text-style-name="P60" xml:id="id339" draw:id="id339" draw:layer="layout" svg:width="4.445cm" svg:height="1.178cm" svg:x="15.663cm" svg:y="9.102cm">
          <text:list text:style-name="L1">
            <text:list-header>
              <text:p text:style-name="P23"><text:span text:style-name="T9">f(</text:span><text:span text:style-name="T58">1</text:span><text:span text:style-name="T9">)</text:span></text:p>
            </text:list-header>
          </text:list>
          <draw:enhanced-geometry svg:viewBox="0 0 21600 21600" draw:type="mso-spt202" draw:enhanced-path="M 0 0 L 21600 0 21600 21600 0 21600 0 0 Z N"/>
        </draw:custom-shape>
        <draw:custom-shape draw:name="Text Box 14" draw:style-name="gr5" draw:text-style-name="P60" xml:id="id340" draw:id="id340" draw:layer="layout" svg:width="4.869cm" svg:height="1.178cm" svg:x="15.663cm" svg:y="10.583cm">
          <text:list text:style-name="L1">
            <text:list-header>
              <text:p text:style-name="P23"><text:span text:style-name="T9">cout&lt;&lt;n%10</text:span></text:p>
            </text:list-header>
          </text:list>
          <draw:enhanced-geometry svg:viewBox="0 0 21600 21600" draw:type="mso-spt202" draw:enhanced-path="M 0 0 L 21600 0 21600 21600 0 21600 0 0 Z N"/>
        </draw:custom-shape>
        <draw:custom-shape draw:name="Text Box 15" draw:style-name="gr5" draw:text-style-name="P60" xml:id="id342" draw:id="id342" draw:layer="layout" svg:width="4.445cm" svg:height="1.178cm" svg:x="15.663cm" svg:y="11.853cm">
          <text:list text:style-name="L1">
            <text:list-header>
              <text:p text:style-name="P23"><text:span text:style-name="T9">f (</text:span><text:span text:style-name="T45">n/10</text:span><text:span text:style-name="T9">)</text:span></text:p>
            </text:list-header>
          </text:list>
          <draw:enhanced-geometry svg:viewBox="0 0 21600 21600" draw:type="mso-spt202" draw:enhanced-path="M 0 0 L 21600 0 21600 21600 0 21600 0 0 Z N"/>
        </draw:custom-shape>
        <draw:custom-shape draw:name="Text Box 16" draw:style-name="gr5" draw:text-style-name="P60" xml:id="id344" draw:id="id344" draw:layer="layout" svg:width="4.445cm" svg:height="1.178cm" svg:x="20.955cm" svg:y="9.102cm">
          <text:list text:style-name="L1">
            <text:list-header>
              <text:p text:style-name="P23"><text:span text:style-name="T9">f(</text:span><text:span text:style-name="T45">0</text:span><text:span text:style-name="T9">)</text:span></text:p>
            </text:list-header>
          </text:list>
          <draw:enhanced-geometry svg:viewBox="0 0 21600 21600" draw:type="mso-spt202" draw:enhanced-path="M 0 0 L 21600 0 21600 21600 0 21600 0 0 Z N"/>
        </draw:custom-shape>
        <draw:custom-shape draw:name="Text Box 17" draw:style-name="gr5" draw:text-style-name="P60" xml:id="id345" draw:id="id345" draw:layer="layout" svg:width="4.445cm" svg:height="1.178cm" svg:x="20.955cm" svg:y="10.583cm">
          <text:list text:style-name="L1">
            <text:list-header>
              <text:p text:style-name="P23"><text:span text:style-name="T9">n=0</text:span></text:p>
            </text:list-header>
          </text:list>
          <draw:enhanced-geometry svg:viewBox="0 0 21600 21600" draw:type="mso-spt202" draw:enhanced-path="M 0 0 L 21600 0 21600 21600 0 21600 0 0 Z N"/>
        </draw:custom-shape>
        <draw:polyline draw:name="Line 18" draw:style-name="gr145" draw:text-style-name="P40" xml:id="id328" draw:id="id328" draw:layer="layout" svg:width="2.962cm" svg:height="2.116cm" svg:x="3.175cm" svg:y="9.947cm" svg:viewBox="0 0 2963 2117" draw:points="0,2117 2963,0">
          <text:p/>
        </draw:polyline>
        <draw:polyline draw:name="Line 19" draw:style-name="gr145" draw:text-style-name="P40" xml:id="id333" draw:id="id333" draw:layer="layout" svg:width="2.539cm" svg:height="1.904cm" svg:x="8.89cm" svg:y="9.947cm" svg:viewBox="0 0 2540 1905" draw:points="0,1905 2540,0">
          <text:p/>
        </draw:polyline>
        <draw:polyline draw:name="Line 20" draw:style-name="gr145" draw:text-style-name="P40" xml:id="id338" draw:id="id338" draw:layer="layout" svg:width="2.539cm" svg:height="2.116cm" svg:x="13.97cm" svg:y="9.947cm" svg:viewBox="0 0 2540 2117" draw:points="0,2117 2540,0">
          <text:p/>
        </draw:polyline>
        <draw:polyline draw:name="Line 21" draw:style-name="gr145" draw:text-style-name="P40" xml:id="id343" draw:id="id343" draw:layer="layout" svg:width="3.174cm" svg:height="2.116cm" svg:x="18.838cm" svg:y="9.947cm" svg:viewBox="0 0 3175 2117" draw:points="0,2117 3175,0">
          <text:p/>
        </draw:polyline>
        <draw:custom-shape draw:name="Text Box 22" draw:style-name="gr5" draw:text-style-name="P60" xml:id="id346" draw:id="id346" draw:layer="layout" svg:width="3.387cm" svg:height="1.178cm" svg:x="22.013cm" svg:y="13.547cm">
          <text:list text:style-name="L1">
            <text:list-header>
              <text:p text:style-name="P23"><text:span text:style-name="T9">return</text:span></text:p>
            </text:list-header>
          </text:list>
          <draw:enhanced-geometry svg:viewBox="0 0 21600 21600" draw:type="mso-spt202" draw:enhanced-path="M 0 0 L 21600 0 21600 21600 0 21600 0 0 Z N"/>
        </draw:custom-shape>
        <draw:polyline draw:name="Line 23" draw:style-name="gr145" draw:text-style-name="P40" xml:id="id347" draw:id="id347" draw:layer="layout" svg:width="2.751cm" svg:height="1.058cm" svg:x="18.838cm" svg:y="13.122cm" svg:viewBox="0 0 2752 1059" draw:points="2752,1059 0,0">
          <text:p/>
        </draw:polyline>
        <draw:custom-shape draw:name="Text Box 24" draw:style-name="gr5" draw:text-style-name="P60" xml:id="id348" draw:id="id348" draw:layer="layout" svg:width="5.08cm" svg:height="1.178cm" svg:x="15.875cm" svg:y="13.758cm">
          <text:list text:style-name="L1">
            <text:list-header>
              <text:p text:style-name="P23"><text:span text:style-name="T9">cout&lt;&lt;n%10</text:span></text:p>
            </text:list-header>
          </text:list>
          <draw:enhanced-geometry svg:viewBox="0 0 21600 21600" draw:type="mso-spt202" draw:enhanced-path="M 0 0 L 21600 0 21600 21600 0 21600 0 0 Z N"/>
        </draw:custom-shape>
        <draw:polyline draw:name="Line 25" draw:style-name="gr145" draw:text-style-name="P40" xml:id="id351" draw:id="id351" draw:layer="layout" svg:width="2.963cm" svg:height="2.116cm" svg:x="13.123cm" svg:y="13.334cm" svg:viewBox="0 0 2964 2117" draw:points="2964,2117 0,0">
          <text:p/>
        </draw:polyline>
        <draw:custom-shape draw:name="Text Box 26" draw:style-name="gr188" draw:text-style-name="P60" xml:id="id350" draw:id="id350" draw:layer="layout" svg:width="3.386cm" svg:height="1.178cm" svg:x="16.087cm" svg:y="15.028cm">
          <text:list text:style-name="L1">
            <text:list-header>
              <text:p text:style-name="P23"><text:span text:style-name="T57">return</text:span></text:p>
            </text:list-header>
          </text:list>
          <draw:enhanced-geometry svg:viewBox="0 0 21600 21600" draw:type="mso-spt202" draw:enhanced-path="M 0 0 L 21600 0 21600 21600 0 21600 0 0 Z N"/>
        </draw:custom-shape>
        <draw:custom-shape draw:name="Text Box 27" draw:style-name="gr5" draw:text-style-name="P60" xml:id="id352" draw:id="id352" draw:layer="layout" svg:width="4.868cm" svg:height="1.178cm" svg:x="10.795cm" svg:y="13.758cm">
          <text:list text:style-name="L1">
            <text:list-header>
              <text:p text:style-name="P23"><text:span text:style-name="T9">cout&lt;&lt;n%10</text:span></text:p>
            </text:list-header>
          </text:list>
          <draw:enhanced-geometry svg:viewBox="0 0 21600 21600" draw:type="mso-spt202" draw:enhanced-path="M 0 0 L 21600 0 21600 21600 0 21600 0 0 Z N"/>
        </draw:custom-shape>
        <draw:polyline draw:name="Line 28" draw:style-name="gr145" draw:text-style-name="P40" xml:id="id355" draw:id="id355" draw:layer="layout" svg:width="3.386cm" svg:height="2.539cm" svg:x="8.042cm" svg:y="13.335cm" svg:viewBox="0 0 3387 2540" draw:points="3387,2540 0,0">
          <text:p/>
        </draw:polyline>
        <draw:custom-shape draw:name="Text Box 29" draw:style-name="gr189" draw:text-style-name="P60" xml:id="id354" draw:id="id354" draw:layer="layout" svg:width="3.386cm" svg:height="1.178cm" svg:x="11.007cm" svg:y="15.028cm">
          <text:list text:style-name="L1">
            <text:list-header>
              <text:p text:style-name="P23"><text:span text:style-name="T57">return</text:span></text:p>
            </text:list-header>
          </text:list>
          <draw:enhanced-geometry svg:viewBox="0 0 21600 21600" draw:type="mso-spt202" draw:enhanced-path="M 0 0 L 21600 0 21600 21600 0 21600 0 0 Z N"/>
        </draw:custom-shape>
        <draw:custom-shape draw:name="Text Box 30" draw:style-name="gr5" draw:text-style-name="P60" xml:id="id356" draw:id="id356" draw:layer="layout" svg:width="4.868cm" svg:height="1.178cm" svg:x="5.715cm" svg:y="13.758cm">
          <text:list text:style-name="L1">
            <text:list-header>
              <text:p text:style-name="P23"><text:span text:style-name="T9">cout&lt;&lt;n%10</text:span></text:p>
            </text:list-header>
          </text:list>
          <draw:enhanced-geometry svg:viewBox="0 0 21600 21600" draw:type="mso-spt202" draw:enhanced-path="M 0 0 L 21600 0 21600 21600 0 21600 0 0 Z N"/>
        </draw:custom-shape>
        <draw:polyline draw:name="Line 31" draw:style-name="gr145" draw:text-style-name="P40" xml:id="id359" draw:id="id359" draw:layer="layout" svg:width="2.962cm" svg:height="2.327cm" svg:x="3.174cm" svg:y="13.547cm" svg:viewBox="0 0 2963 2328" draw:points="2963,2328 0,0">
          <text:p/>
        </draw:polyline>
        <draw:custom-shape draw:name="Text Box 32" draw:style-name="gr190" draw:text-style-name="P60" xml:id="id358" draw:id="id358" draw:layer="layout" svg:width="3.387cm" svg:height="1.178cm" svg:x="6.138cm" svg:y="15.028cm">
          <text:list text:style-name="L1">
            <text:list-header>
              <text:p text:style-name="P23"><text:span text:style-name="T57">return</text:span></text:p>
            </text:list-header>
          </text:list>
          <draw:enhanced-geometry svg:viewBox="0 0 21600 21600" draw:type="mso-spt202" draw:enhanced-path="M 0 0 L 21600 0 21600 21600 0 21600 0 0 Z N"/>
        </draw:custom-shape>
        <draw:custom-shape draw:name="Text Box 33" draw:style-name="gr5" draw:text-style-name="P60" xml:id="id360" draw:id="id360" draw:layer="layout" svg:width="5.08cm" svg:height="1.178cm" svg:x="0.212cm" svg:y="13.758cm">
          <text:list text:style-name="L1">
            <text:list-header>
              <text:p text:style-name="P23"><text:span text:style-name="T9">cout&lt;&lt;n%10</text:span></text:p>
            </text:list-header>
          </text:list>
          <draw:enhanced-geometry svg:viewBox="0 0 21600 21600" draw:type="mso-spt202" draw:enhanced-path="M 0 0 L 21600 0 21600 21600 0 21600 0 0 Z N"/>
        </draw:custom-shape>
        <draw:custom-shape draw:name="Text Box 34" draw:style-name="gr191" draw:text-style-name="P60" xml:id="id362" draw:id="id362" draw:layer="layout" svg:width="3.387cm" svg:height="1.178cm" svg:x="0cm" svg:y="15.028cm">
          <text:list text:style-name="L1">
            <text:list-header>
              <text:p text:style-name="P23"><text:span text:style-name="T57">return</text:span></text:p>
            </text:list-header>
          </text:list>
          <draw:enhanced-geometry svg:viewBox="0 0 21600 21600" draw:type="mso-spt202" draw:enhanced-path="M 0 0 L 21600 0 21600 21600 0 21600 0 0 Z N"/>
        </draw:custom-shape>
        <draw:custom-shape draw:name="Text Box 35" draw:style-name="gr192" draw:text-style-name="P76" xml:id="id326" draw:id="id326" draw:layer="layout" svg:width="1.059cm" svg:height="1.277cm" svg:x="1.693cm" svg:y="7.832cm">
          <text:list text:style-name="L6">
            <text:list-header>
              <text:p text:style-name="P75"><text:span text:style-name="T47">4</text:span></text:p>
            </text:list-header>
          </text:list>
          <draw:enhanced-geometry svg:viewBox="0 0 21600 21600" draw:type="mso-spt202" draw:enhanced-path="M 0 0 L 21600 0 21600 21600 0 21600 0 0 Z N"/>
        </draw:custom-shape>
        <draw:custom-shape draw:name="Text Box 36" draw:style-name="gr193" draw:text-style-name="P76" xml:id="id331" draw:id="id331" draw:layer="layout" svg:width="1.058cm" svg:height="1.277cm" svg:x="6.985cm" svg:y="7.832cm">
          <text:list text:style-name="L6">
            <text:list-header>
              <text:p text:style-name="P75"><text:span text:style-name="T47">3</text:span></text:p>
            </text:list-header>
          </text:list>
          <draw:enhanced-geometry svg:viewBox="0 0 21600 21600" draw:type="mso-spt202" draw:enhanced-path="M 0 0 L 21600 0 21600 21600 0 21600 0 0 Z N"/>
        </draw:custom-shape>
        <draw:custom-shape draw:name="Text Box 37" draw:style-name="gr194" draw:text-style-name="P76" xml:id="id336" draw:id="id336" draw:layer="layout" svg:width="1.058cm" svg:height="1.277cm" svg:x="12.065cm" svg:y="7.832cm">
          <text:list text:style-name="L6">
            <text:list-header>
              <text:p text:style-name="P75"><text:span text:style-name="T47">2</text:span></text:p>
            </text:list-header>
          </text:list>
          <draw:enhanced-geometry svg:viewBox="0 0 21600 21600" draw:type="mso-spt202" draw:enhanced-path="M 0 0 L 21600 0 21600 21600 0 21600 0 0 Z N"/>
        </draw:custom-shape>
        <draw:custom-shape draw:name="Text Box 38" draw:style-name="gr195" draw:text-style-name="P76" xml:id="id341" draw:id="id341" draw:layer="layout" svg:width="1.059cm" svg:height="1.277cm" svg:x="17.568cm" svg:y="7.62cm">
          <text:list text:style-name="L6">
            <text:list-header>
              <text:p text:style-name="P75"><text:span text:style-name="T47">1</text:span></text:p>
            </text:list-header>
          </text:list>
          <draw:enhanced-geometry svg:viewBox="0 0 21600 21600" draw:type="mso-spt202" draw:enhanced-path="M 0 0 L 21600 0 21600 21600 0 21600 0 0 Z N"/>
        </draw:custom-shape>
        <draw:custom-shape draw:name="Text Box 39" draw:style-name="gr196" draw:text-style-name="P76" xml:id="id349" draw:id="id349" draw:layer="layout" svg:width="1.059cm" svg:height="1.277cm" svg:x="17.568cm" svg:y="16.722cm">
          <text:list text:style-name="L2">
            <text:list-header>
              <text:p text:style-name="P75"><text:span text:style-name="T46">1</text:span></text:p>
            </text:list-header>
          </text:list>
          <draw:enhanced-geometry svg:viewBox="0 0 21600 21600" draw:type="mso-spt202" draw:enhanced-path="M 0 0 L 21600 0 21600 21600 0 21600 0 0 Z N"/>
        </draw:custom-shape>
        <draw:custom-shape draw:name="Text Box 40" draw:style-name="gr197" draw:text-style-name="P76" xml:id="id353" draw:id="id353" draw:layer="layout" svg:width="1.059cm" svg:height="1.277cm" svg:x="12.488cm" svg:y="16.722cm">
          <text:list text:style-name="L2">
            <text:list-header>
              <text:p text:style-name="P75"><text:span text:style-name="T46">2</text:span></text:p>
            </text:list-header>
          </text:list>
          <draw:enhanced-geometry svg:viewBox="0 0 21600 21600" draw:type="mso-spt202" draw:enhanced-path="M 0 0 L 21600 0 21600 21600 0 21600 0 0 Z N"/>
        </draw:custom-shape>
        <draw:custom-shape draw:name="Text Box 41" draw:style-name="gr198" draw:text-style-name="P76" xml:id="id357" draw:id="id357" draw:layer="layout" svg:width="1.058cm" svg:height="1.277cm" svg:x="7.197cm" svg:y="16.722cm">
          <text:list text:style-name="L2">
            <text:list-header>
              <text:p text:style-name="P75"><text:span text:style-name="T46">3</text:span></text:p>
            </text:list-header>
          </text:list>
          <draw:enhanced-geometry svg:viewBox="0 0 21600 21600" draw:type="mso-spt202" draw:enhanced-path="M 0 0 L 21600 0 21600 21600 0 21600 0 0 Z N"/>
        </draw:custom-shape>
        <draw:custom-shape draw:name="Text Box 42" draw:style-name="gr199" draw:text-style-name="P76" xml:id="id361" draw:id="id361" draw:layer="layout" svg:width="1.058cm" svg:height="1.277cm" svg:x="1.482cm" svg:y="16.722cm">
          <text:list text:style-name="L2">
            <text:list-header>
              <text:p text:style-name="P75"><text:span text:style-name="T46">4</text:span></text:p>
            </text:list-header>
          </text:list>
          <draw:enhanced-geometry svg:viewBox="0 0 21600 21600" draw:type="mso-spt202" draw:enhanced-path="M 0 0 L 21600 0 21600 21600 0 21600 0 0 Z N"/>
        </draw:custom-shape>
        <draw:custom-shape draw:name="Text Box 43" draw:style-name="gr200" draw:text-style-name="P9" xml:id="id363" draw:id="id363" draw:layer="layout" svg:width="5.715cm" svg:height="1.737cm" svg:x="6.773cm" svg:y="2.752cm">
          <text:list text:style-name="L5">
            <text:list-header>
              <text:p text:style-name="P8"><text:span text:style-name="T62">4321</text:span><text:span text:style-name="T39">1234</text:span></text:p>
            </text:list-header>
          </text:list>
          <draw:enhanced-geometry svg:viewBox="0 0 21600 21600" draw:type="mso-spt202" draw:enhanced-path="M 0 0 L 21600 0 21600 21600 0 21600 0 0 Z N"/>
        </draw:custom-shape>
        <draw:custom-shape draw:name="Text Box 45" draw:style-name="gr201" draw:text-style-name="P18" draw:layer="layout" svg:width="6.35cm" svg:height="3.509cm" svg:x="6.35cm" svg:y="5.08cm">
          <text:list text:style-name="L1">
            <text:list-header>
              <text:p text:style-name="P17"><text:span text:style-name="T17">输入：</text:span><text:span text:style-name="T20">1234</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24" smil:attributeName="visibility" smil:to="visible"/>
                  <anim:transitionFilter smil:dur="0.5s" smil:targetElement="id324"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25" smil:attributeName="visibility" smil:to="visible"/>
                  <anim:transitionFilter smil:dur="0.5s" smil:targetElement="id32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2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27" smil:attributeName="visibility" smil:to="visible"/>
                  <anim:transitionFilter smil:dur="0.5s" smil:targetElement="id327"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8" smil:attributeName="visibility" smil:to="visible"/>
                  <anim:transitionFilter smil:dur="0.5s" smil:targetElement="id328"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29" smil:attributeName="visibility" smil:to="visible"/>
                  <anim:transitionFilter smil:dur="0.5s" smil:targetElement="id329"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30" smil:attributeName="visibility" smil:to="visible"/>
                  <anim:transitionFilter smil:dur="0.5s" smil:targetElement="id330"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3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32" smil:attributeName="visibility" smil:to="visible"/>
                  <anim:transitionFilter smil:dur="0.5s" smil:targetElement="id332"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33" smil:attributeName="visibility" smil:to="visible"/>
                  <anim:transitionFilter smil:dur="0.5s" smil:targetElement="id333"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34" smil:attributeName="visibility" smil:to="visible"/>
                  <anim:transitionFilter smil:dur="0.5s" smil:targetElement="id334"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35" smil:attributeName="visibility" smil:to="visible"/>
                  <anim:transitionFilter smil:dur="0.5s" smil:targetElement="id33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3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37" smil:attributeName="visibility" smil:to="visible"/>
                  <anim:transitionFilter smil:dur="0.5s" smil:targetElement="id337"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38" smil:attributeName="visibility" smil:to="visible"/>
                  <anim:transitionFilter smil:dur="0.5s" smil:targetElement="id338"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39" smil:attributeName="visibility" smil:to="visible"/>
                  <anim:transitionFilter smil:dur="0.5s" smil:targetElement="id339"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40" smil:attributeName="visibility" smil:to="visible"/>
                  <anim:transitionFilter smil:dur="0.5s" smil:targetElement="id340"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42" smil:attributeName="visibility" smil:to="visible"/>
                  <anim:transitionFilter smil:dur="0.5s" smil:targetElement="id342"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3" smil:attributeName="visibility" smil:to="visible"/>
                  <anim:transitionFilter smil:dur="0.5s" smil:targetElement="id343"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44" smil:attributeName="visibility" smil:to="visible"/>
                  <anim:transitionFilter smil:dur="0.5s" smil:targetElement="id344"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45" smil:attributeName="visibility" smil:to="visible"/>
                  <anim:transitionFilter smil:dur="0.5s" smil:targetElement="id34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46" smil:attributeName="visibility" smil:to="visible"/>
                  <anim:transitionFilter smil:dur="0.5s" smil:targetElement="id346"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47" smil:attributeName="visibility" smil:to="visible"/>
                  <anim:transitionFilter smil:dur="0.5s" smil:targetElement="id347"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48" smil:attributeName="visibility" smil:to="visible"/>
                  <anim:transitionFilter smil:dur="0.5s" smil:targetElement="id348"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50" smil:attributeName="visibility" smil:to="visible"/>
                  <anim:transitionFilter smil:dur="0.5s" smil:targetElement="id350" smil:type="dissolv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51" smil:attributeName="visibility" smil:to="visible"/>
                  <anim:transitionFilter smil:dur="0.5s" smil:targetElement="id351"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52" smil:attributeName="visibility" smil:to="visible"/>
                  <anim:transitionFilter smil:dur="0.5s" smil:targetElement="id35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54" smil:attributeName="visibility" smil:to="visible"/>
                  <anim:transitionFilter smil:dur="0.5s" smil:targetElement="id354" smil:type="dissolv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55" smil:attributeName="visibility" smil:to="visible"/>
                  <anim:transitionFilter smil:dur="0.5s" smil:targetElement="id355"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56" smil:attributeName="visibility" smil:to="visible"/>
                  <anim:transitionFilter smil:dur="0.5s" smil:targetElement="id356"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58" smil:attributeName="visibility" smil:to="visible"/>
                  <anim:transitionFilter smil:dur="0.5s" smil:targetElement="id358" smil:type="dissolv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59" smil:attributeName="visibility" smil:to="visible"/>
                  <anim:transitionFilter smil:dur="0.5s" smil:targetElement="id359"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60" smil:attributeName="visibility" smil:to="visible"/>
                  <anim:transitionFilter smil:dur="0.5s" smil:targetElement="id360"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62" smil:attributeName="visibility" smil:to="visible"/>
                  <anim:transitionFilter smil:dur="0.5s" smil:targetElement="id362"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63" smil:attributeName="visibility" smil:to="visible"/>
                  <anim:transitionFilter smil:dur="0.5s" smil:targetElement="id363" smil:type="barWipe" smil:subtype="leftToRight"/>
                </anim:par>
              </anim:par>
            </anim:par>
          </anim:seq>
        </anim:par>
        <presentation:notes draw:style-name="dp2">
          <draw:page-thumbnail draw:style-name="gr3" draw:layer="layout" svg:width="12.7cm" svg:height="9.525cm" svg:x="3.175cm" svg:y="1.904cm" draw:page-number="46" presentation:class="page"/>
          <draw:frame presentation:style-name="pr1" draw:text-style-name="P5" draw:layer="layout" svg:width="13.97cm" svg:height="11.43cm" svg:x="2.54cm" svg:y="12.065cm" presentation:class="notes" presentation:placeholder="true">
            <draw:text-box/>
          </draw:frame>
        </presentation:notes>
      </draw:page>
      <draw:page draw:name="page4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draw:layer="layout" svg:width="10.795cm" svg:height="10.33cm" svg:x="1.27cm" svg:y="1.482cm">
          <text:list text:style-name="L1">
            <text:list-header>
              <text:p text:style-name="P21"><text:span text:style-name="T20">void recur(char c)</text:span></text:p>
              <text:p text:style-name="P21"><text:span text:style-name="T20">{ <text:s/>cout&lt;&lt;c;</text:span></text:p>
              <text:p text:style-name="P21"><text:span text:style-name="T20"><text:s text:c="3"/></text:span><text:span text:style-name="T20">if(c&lt;‘5’) recur(c+1);</text:span></text:p>
              <text:p text:style-name="P21"><text:span text:style-name="T20"><text:s text:c="2"/></text:span><text:span text:style-name="T20">cout&lt;&lt;c;</text:span></text:p>
              <text:p text:style-name="P21"><text:span text:style-name="T20">}</text:span></text:p>
            </text:list-header>
          </text:list>
          <draw:enhanced-geometry svg:viewBox="0 0 21600 21600" draw:type="mso-spt202" draw:enhanced-path="M 0 0 L 21600 0 21600 21600 0 21600 0 0 Z N"/>
        </draw:custom-shape>
        <draw:custom-shape draw:name="Text Box 3" draw:style-name="gr202" draw:text-style-name="P22" draw:layer="layout" svg:width="8.678cm" svg:height="5.94cm" svg:x="14.182cm" svg:y="2.117cm">
          <text:list text:style-name="L2">
            <text:list-header>
              <text:p text:style-name="P21"><text:span text:style-name="T23">void main(void)</text:span></text:p>
              <text:p text:style-name="P21"><text:span text:style-name="T23">{ <text:s/>recur(‘0’);</text:span></text:p>
              <text:p text:style-name="P21"><text:span text:style-name="T23">}</text:span></text:p>
            </text:list-header>
          </text:list>
          <draw:enhanced-geometry svg:viewBox="0 0 21600 21600" draw:type="mso-spt202" draw:enhanced-path="M 0 0 L 21600 0 21600 21600 0 21600 0 0 Z N"/>
        </draw:custom-shape>
        <draw:custom-shape draw:name="Text Box 4" draw:style-name="gr203" draw:text-style-name="P22" xml:id="id364" draw:id="id364" draw:layer="layout" svg:width="10.372cm" svg:height="3.039cm" svg:x="1.058cm" svg:y="12.912cm">
          <text:list text:style-name="L4">
            <text:list-header>
              <text:p text:style-name="P21"><text:span text:style-name="T63">输出：</text:span><text:span text:style-name="T21">01234554321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4" smil:attributeName="visibility" smil:to="visible"/>
                </anim:par>
              </anim:par>
            </anim:par>
          </anim:seq>
        </anim:par>
        <presentation:notes draw:style-name="dp2">
          <draw:page-thumbnail draw:style-name="gr3" draw:layer="layout" svg:width="12.7cm" svg:height="9.525cm" svg:x="3.175cm" svg:y="1.904cm" draw:page-number="47" presentation:class="page"/>
          <draw:frame presentation:style-name="pr1" draw:text-style-name="P5" draw:layer="layout" svg:width="13.97cm" svg:height="11.43cm" svg:x="2.54cm" svg:y="12.065cm" presentation:class="notes" presentation:placeholder="true">
            <draw:text-box/>
          </draw:frame>
        </presentation:notes>
      </draw:page>
      <draw:page draw:name="page4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draw:layer="layout" svg:width="11.219cm" svg:height="16.915cm" svg:x="0.423cm" svg:y="0.635cm">
          <text:list text:style-name="L1">
            <text:list-header>
              <text:p text:style-name="P21"><text:span text:style-name="T20">void f(int n)</text:span></text:p>
              <text:p text:style-name="P21"><text:span text:style-name="T20">{ <text:s/>if(n&gt;=10)</text:span></text:p>
              <text:p text:style-name="P21"><text:span text:style-name="T20"><text:s text:c="7"/></text:span><text:span text:style-name="T20">f(n/10);</text:span></text:p>
              <text:p text:style-name="P21"><text:span text:style-name="T20"><text:s/></text:span><text:span text:style-name="T20">cout&lt;&lt;n&lt;&lt;endl;</text:span></text:p>
              <text:p text:style-name="P21"><text:span text:style-name="T20">}</text:span></text:p>
              <text:p text:style-name="P21"><text:span text:style-name="T20">void main(void)</text:span></text:p>
              <text:p text:style-name="P21"><text:span text:style-name="T20">{ <text:s/>f(12345);</text:span></text:p>
              <text:p text:style-name="P21"><text:span text:style-name="T20">}</text:span></text:p>
            </text:list-header>
          </text:list>
          <draw:enhanced-geometry svg:viewBox="0 0 21600 21600" draw:type="mso-spt202" draw:enhanced-path="M 0 0 L 21600 0 21600 21600 0 21600 0 0 Z N"/>
        </draw:custom-shape>
        <draw:custom-shape draw:name="Text Box 3" draw:style-name="gr204" draw:text-style-name="P22" xml:id="id365" draw:id="id365" draw:layer="layout" svg:width="4.022cm" svg:height="10.33cm" svg:x="12.488cm" svg:y="3.175cm">
          <text:list text:style-name="L4">
            <text:list-header>
              <text:p text:style-name="P21"><text:span text:style-name="T21">1</text:span></text:p>
              <text:p text:style-name="P21"><text:span text:style-name="T21">12</text:span></text:p>
              <text:p text:style-name="P21"><text:span text:style-name="T21">123</text:span></text:p>
              <text:p text:style-name="P21"><text:span text:style-name="T21">1234</text:span></text:p>
              <text:p text:style-name="P21"><text:span text:style-name="T21">12345</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65" smil:attributeName="visibility" smil:to="visible"/>
                  <anim:transitionFilter smil:dur="0.5s" smil:targetElement="id365" smil:type="dissolve"/>
                </anim:par>
              </anim:par>
            </anim:par>
          </anim:seq>
        </anim:par>
        <presentation:notes draw:style-name="dp2">
          <draw:page-thumbnail draw:style-name="gr3" draw:layer="layout" svg:width="12.7cm" svg:height="9.525cm" svg:x="3.175cm" svg:y="1.904cm" draw:page-number="48" presentation:class="page"/>
          <draw:frame presentation:style-name="pr1" draw:text-style-name="P5" draw:layer="layout" svg:width="13.97cm" svg:height="11.43cm" svg:x="2.54cm" svg:y="12.065cm" presentation:class="notes" presentation:placeholder="true">
            <draw:text-box/>
          </draw:frame>
        </presentation:notes>
      </draw:page>
      <draw:page draw:name="page4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78" draw:layer="layout" svg:width="13.758cm" svg:height="1.615cm" svg:x="0cm" svg:y="0.635cm">
          <text:list text:style-name="L1">
            <text:list-header>
              <text:p text:style-name="P77"><text:span text:style-name="T17">作用域和存储类</text:span></text:p>
            </text:list-header>
          </text:list>
          <draw:enhanced-geometry svg:viewBox="0 0 21600 21600" draw:type="mso-spt202" draw:enhanced-path="M 0 0 L 21600 0 21600 21600 0 21600 0 0 Z N"/>
        </draw:custom-shape>
        <draw:custom-shape draw:name="Text Box 3" draw:style-name="gr205" draw:text-style-name="P18" draw:layer="layout" svg:width="25.4cm" svg:height="8.381cm" svg:x="0cm" svg:y="3.81cm">
          <text:list text:style-name="L6">
            <text:list-header>
              <text:p text:style-name="P17"><text:span text:style-name="T19">作用域是指程序中所说明的标识符在哪一个区间内有效，即在哪一个区间内可以使用或引用该标识符</text:span><text:span text:style-name="T17">。在</text:span><text:span text:style-name="T20">C++</text:span><text:span text:style-name="T17">中，作用域共分为五类：</text:span><text:span text:style-name="T22">块作用域、文件作用域、函数原型作用域、函数作用域和类的作用域。</text:span><text:span text:style-name="T17">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49" presentation:class="page"/>
          <draw:frame presentation:style-name="pr1" draw:text-style-name="P5" draw:layer="layout" svg:width="13.97cm" svg:height="11.43cm" svg:x="2.54cm" svg:y="12.065cm" presentation:class="notes" presentation:placeholder="true">
            <draw:text-box/>
          </draw:frame>
        </presentation:notes>
      </draw:page>
      <draw:page draw:name="page5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06" draw:text-style-name="P80" draw:layer="layout" svg:width="24.977cm" svg:height="9.087cm" svg:x="0cm" svg:y="0.847cm">
          <text:list text:style-name="L1">
            <text:list-header>
              <text:p text:style-name="P79"><text:span text:style-name="T64">块作用域</text:span></text:p>
              <text:p text:style-name="P79"><text:span text:style-name="T17">我们把用花括号括起来的一部分程序称为一个块。在块内说明的标识符，只能在该块内引用，即其作用域在该块内，开始于标识符的说明处，结束于块的结尾处。 </text:span></text:p>
            </text:list-header>
          </text:list>
          <draw:enhanced-geometry svg:viewBox="0 0 21600 21600" draw:type="mso-spt202" draw:enhanced-path="M 0 0 L 21600 0 21600 21600 0 21600 0 0 Z N"/>
        </draw:custom-shape>
        <draw:custom-shape draw:name="Text Box 3" draw:style-name="gr4" draw:text-style-name="P18" draw:layer="layout" svg:width="25.4cm" svg:height="3.509cm" svg:x="0cm" svg:y="11.007cm">
          <text:list text:style-name="L1">
            <text:list-header>
              <text:p text:style-name="P17"><text:span text:style-name="T17">在一个函数内部定义的变量或在一个块中定义的变量称为局部变量。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50" presentation:class="page"/>
          <draw:frame presentation:style-name="pr1" draw:text-style-name="P5" draw:layer="layout" svg:width="13.97cm" svg:height="11.43cm" svg:x="2.54cm" svg:y="12.065cm" presentation:class="notes" presentation:placeholder="true">
            <draw:text-box/>
          </draw:frame>
        </presentation:notes>
      </draw:page>
      <draw:page draw:name="page5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07" draw:text-style-name="P22" xml:id="id366" draw:id="id366" draw:layer="layout" svg:width="25.4cm" svg:height="4.528cm" svg:x="0cm" svg:y="0.635cm">
          <text:list text:style-name="L1">
            <text:list-header>
              <text:p text:style-name="P21"><text:span text:style-name="T10">在函数内或复合语句内部定义的变量，其作用域是从定义的位置起到函数体或复合语句的结束</text:span><text:span text:style-name="T17">。</text:span><text:span text:style-name="T19">形参也是局部变量。</text:span></text:p>
            </text:list-header>
          </text:list>
          <draw:enhanced-geometry svg:viewBox="0 0 21600 21600" draw:type="mso-spt202" draw:enhanced-path="M 0 0 L 21600 0 21600 21600 0 21600 0 0 Z N"/>
        </draw:custom-shape>
        <draw:custom-shape draw:name="Text Box 3" draw:style-name="gr5" draw:text-style-name="P28" xml:id="id367" draw:id="id367" draw:layer="layout" svg:width="6.985cm" svg:height="5.165cm" svg:x="0.847cm" svg:y="6.138cm">
          <text:list text:style-name="L1">
            <text:list-header>
              <text:p text:style-name="P27"><text:span text:style-name="T9">float <text:s/>f1( int <text:s/>a)</text:span></text:p>
              <text:p text:style-name="P27"><text:span text:style-name="T9">{ <text:s/>int <text:s/>b,c;</text:span></text:p>
              <text:p text:style-name="P27"><text:span text:style-name="T9"><text:s text:c="4"/></text:span><text:span text:style-name="T9">.....</text:span></text:p>
              <text:p text:style-name="P27"><text:span text:style-name="T9">}</text:span></text:p>
            </text:list-header>
          </text:list>
          <draw:enhanced-geometry svg:viewBox="0 0 21600 21600" draw:type="mso-spt202" draw:enhanced-path="M 0 0 L 21600 0 21600 21600 0 21600 0 0 Z N"/>
        </draw:custom-shape>
        <draw:custom-shape draw:name="Text Box 4" draw:style-name="gr5" draw:text-style-name="P28" xml:id="id368" draw:id="id368" draw:layer="layout" svg:width="7.831cm" svg:height="5.165cm" svg:x="0.847cm" svg:y="12.488cm">
          <text:list text:style-name="L1">
            <text:list-header>
              <text:p text:style-name="P27"><text:span text:style-name="T9">float <text:s/>f2( int <text:s/>x, <text:s/>int y)</text:span></text:p>
              <text:p text:style-name="P27"><text:span text:style-name="T9">{ <text:s/>int <text:s/>i, j;</text:span></text:p>
              <text:p text:style-name="P27"><text:span text:style-name="T9"><text:s text:c="4"/></text:span><text:span text:style-name="T9">.....</text:span></text:p>
              <text:p text:style-name="P27"><text:span text:style-name="T9">}</text:span></text:p>
            </text:list-header>
          </text:list>
          <draw:enhanced-geometry svg:viewBox="0 0 21600 21600" draw:type="mso-spt202" draw:enhanced-path="M 0 0 L 21600 0 21600 21600 0 21600 0 0 Z N"/>
        </draw:custom-shape>
        <draw:custom-shape draw:name="Text Box 5" draw:style-name="gr5" draw:text-style-name="P28" xml:id="id369" draw:id="id369" draw:layer="layout" svg:width="6.773cm" svg:height="5.165cm" svg:x="13.335cm" svg:y="6.35cm">
          <text:list text:style-name="L1">
            <text:list-header>
              <text:p text:style-name="P27"><text:span text:style-name="T9">void main(void )</text:span></text:p>
              <text:p text:style-name="P27"><text:span text:style-name="T9">{ <text:s/>int <text:s/>m, n;</text:span></text:p>
              <text:p text:style-name="P27"><text:span text:style-name="T9"><text:s text:c="4"/></text:span><text:span text:style-name="T9">.....</text:span></text:p>
              <text:p text:style-name="P27"><text:span text:style-name="T9">}</text:span></text:p>
            </text:list-header>
          </text:list>
          <draw:enhanced-geometry svg:viewBox="0 0 21600 21600" draw:type="mso-spt202" draw:enhanced-path="M 0 0 L 21600 0 21600 21600 0 21600 0 0 Z N"/>
        </draw:custom-shape>
        <draw:g draw:name="Group 6" xml:id="id371" draw:id="id371">
          <draw:custom-shape draw:name="Text Box 7" draw:style-name="gr5" draw:text-style-name="P12" draw:layer="layout" svg:width="4.445cm" svg:height="1.178cm" svg:x="10.16cm" svg:y="15.028cm">
            <text:list text:style-name="L1">
              <text:list-header>
                <text:p text:style-name="P11"><text:span text:style-name="T9">x,y,i,j </text:span><text:span text:style-name="T8">有效</text:span></text:p>
              </text:list-header>
            </text:list>
            <draw:enhanced-geometry svg:viewBox="0 0 21600 21600" draw:type="mso-spt202" draw:enhanced-path="M 0 0 L 21600 0 21600 21600 0 21600 0 0 Z N"/>
          </draw:custom-shape>
          <draw:custom-shape draw:name="AutoShape 8" draw:style-name="gr208" draw:text-style-name="P45" draw:layer="layout" svg:width="1.481cm" svg:height="4.445cm" svg:x="8.467cm" svg:y="13.5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name="Group 9" xml:id="id370" draw:id="id370">
          <draw:custom-shape draw:name="AutoShape 10" draw:style-name="gr208" draw:text-style-name="P45" draw:layer="layout" svg:width="1.482cm" svg:height="4.445cm" svg:x="6.35cm" svg:y="6.56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11" draw:style-name="gr5" draw:text-style-name="P12" draw:layer="layout" svg:width="4.445cm" svg:height="1.178cm" svg:x="7.832cm" svg:y="8.255cm">
            <text:list text:style-name="L1">
              <text:list-header>
                <text:p text:style-name="P11"><text:span text:style-name="T9">a,b,c</text:span><text:span text:style-name="T8">有效</text:span></text:p>
              </text:list-header>
            </text:list>
            <draw:enhanced-geometry svg:viewBox="0 0 21600 21600" draw:type="mso-spt202" draw:enhanced-path="M 0 0 L 21600 0 21600 21600 0 21600 0 0 Z N"/>
          </draw:custom-shape>
        </draw:g>
        <draw:g draw:name="Group 12" xml:id="id372" draw:id="id372">
          <draw:custom-shape draw:name="AutoShape 13" draw:style-name="gr208" draw:text-style-name="P45" draw:layer="layout" svg:width="1.333cm" svg:height="4.445cm" svg:x="19.685cm" svg:y="6.9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14" draw:style-name="gr5" draw:text-style-name="P12" draw:layer="layout" svg:width="4cm" svg:height="1.178cm" svg:x="21.399cm" svg:y="8.679cm">
            <text:list text:style-name="L1">
              <text:list-header>
                <text:p text:style-name="P11"><text:span text:style-name="T9">m,n</text:span><text:span text:style-name="T8">有效</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366" smil:attributeName="visibility" smil:to="visible"/>
                  <anim:transitionFilter smil:dur="0.5s" smil:targetElement="id366"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367" smil:attributeName="visibility" smil:to="visible"/>
                  <anim:transitionFilter smil:dur="0.5s" smil:targetElement="id36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368" smil:attributeName="visibility" smil:to="visible"/>
                  <anim:transitionFilter smil:dur="0.5s" smil:targetElement="id368"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369" smil:attributeName="visibility" smil:to="visible"/>
                  <anim:transitionFilter smil:dur="0.5s" smil:targetElement="id369" smil:type="blindsWipe" smil:subtype="horizontal"/>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70" smil:attributeName="visibility" smil:to="visible"/>
                  <anim:transitionFilter smil:dur="0.5s" smil:targetElement="id37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71" smil:attributeName="visibility" smil:to="visible"/>
                  <anim:transitionFilter smil:dur="0.5s" smil:targetElement="id37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72" smil:attributeName="visibility" smil:to="visible"/>
                  <anim:transitionFilter smil:dur="0.5s" smil:targetElement="id372" smil:type="dissolve"/>
                </anim:par>
              </anim:par>
            </anim:par>
          </anim:seq>
        </anim:par>
        <presentation:notes draw:style-name="dp2">
          <draw:page-thumbnail draw:style-name="gr3" draw:layer="layout" svg:width="12.7cm" svg:height="9.525cm" svg:x="3.175cm" svg:y="1.904cm" draw:page-number="51" presentation:class="page"/>
          <draw:frame presentation:style-name="pr1" draw:text-style-name="P5" draw:layer="layout" svg:width="13.97cm" svg:height="11.43cm" svg:x="2.54cm" svg:y="12.065cm" presentation:class="notes" presentation:placeholder="true">
            <draw:text-box/>
          </draw:frame>
        </presentation:notes>
      </draw:page>
      <draw:page draw:name="page5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09" draw:text-style-name="P22" draw:layer="layout" svg:width="25.4cm" svg:height="3.039cm" svg:x="0cm" svg:y="0cm">
          <text:list text:style-name="L1">
            <text:list-header>
              <text:p text:style-name="P21"><text:span text:style-name="T10">主函数</text:span><text:span text:style-name="T65">main</text:span><text:span text:style-name="T10">中定义的变量，也只在主函数中有效，同样属于局部变量</text:span><text:span text:style-name="T17">。</text:span></text:p>
            </text:list-header>
          </text:list>
          <draw:enhanced-geometry svg:viewBox="0 0 21600 21600" draw:type="mso-spt202" draw:enhanced-path="M 0 0 L 21600 0 21600 21600 0 21600 0 0 Z N"/>
        </draw:custom-shape>
        <draw:custom-shape draw:name="Text Box 3" draw:style-name="gr210" draw:text-style-name="P22" xml:id="id373" draw:id="id373" draw:layer="layout" svg:width="25.4cm" svg:height="3.039cm" svg:x="0cm" svg:y="2.752cm">
          <text:list text:style-name="L4">
            <text:list-header>
              <text:p text:style-name="P21"><text:span text:style-name="T63">不同的函数可以使用相同名字的局部变量，它们在内存中分属不同的存储区间，互不干扰。</text:span></text:p>
            </text:list-header>
          </text:list>
          <draw:enhanced-geometry svg:viewBox="0 0 21600 21600" draw:type="mso-spt202" draw:enhanced-path="M 0 0 L 21600 0 21600 21600 0 21600 0 0 Z N"/>
        </draw:custom-shape>
        <draw:custom-shape draw:name="Text Box 4" draw:style-name="gr5" draw:text-style-name="P82" xml:id="id374" draw:id="id374" draw:layer="layout" svg:width="11.007cm" svg:height="12.823cm" svg:x="2.328cm" svg:y="6.394cm">
          <text:list text:style-name="L1">
            <text:list-header>
              <text:p text:style-name="P81"><text:span text:style-name="T20">void main(void)</text:span></text:p>
              <text:p text:style-name="P81"><text:span text:style-name="T20">{ <text:s text:c="2"/>int <text:s/>x=10;</text:span></text:p>
              <text:p text:style-name="P81"><text:span text:style-name="T20"><text:s text:c="4"/></text:span><text:span text:style-name="T20">{ <text:s/></text:span><text:span text:style-name="T21">int <text:s/>x=20;</text:span></text:p>
            </text:list-header>
          </text:list>
          <text:list text:style-name="L4">
            <text:list-header>
              <text:p text:style-name="P81"><text:span text:style-name="T21"><text:s text:c="7"/></text:span><text:span text:style-name="T21">cout&lt;&lt;x&lt;&lt;endl;</text:span></text:p>
            </text:list-header>
          </text:list>
          <text:list text:style-name="L1">
            <text:list-header>
              <text:p text:style-name="P81"><text:span text:style-name="T20"><text:s text:c="4"/></text:span><text:span text:style-name="T20">}</text:span></text:p>
              <text:p text:style-name="P81"><text:span text:style-name="T20"><text:s text:c="4"/></text:span><text:span text:style-name="T20">cout&lt;&lt;x&lt;&lt;endl;</text:span></text:p>
              <text:p text:style-name="P81"><text:span text:style-name="T20">}</text:span></text:p>
            </text:list-header>
          </text:list>
          <draw:enhanced-geometry svg:viewBox="0 0 21600 21600" draw:type="mso-spt202" draw:enhanced-path="M 0 0 L 21600 0 21600 21600 0 21600 0 0 Z N"/>
        </draw:custom-shape>
        <draw:custom-shape draw:name="Text Box 5" draw:style-name="gr211" draw:text-style-name="P22" xml:id="id377" draw:id="id377" draw:layer="layout" svg:width="3.81cm" svg:height="1.55cm" svg:x="13.97cm" svg:y="11.853cm">
          <text:list text:style-name="L6">
            <text:list-header>
              <text:p text:style-name="P21"><text:span text:style-name="T18">20</text:span></text:p>
            </text:list-header>
          </text:list>
          <draw:enhanced-geometry svg:viewBox="0 0 21600 21600" draw:type="mso-spt202" draw:enhanced-path="M 0 0 L 21600 0 21600 21600 0 21600 0 0 Z N"/>
        </draw:custom-shape>
        <draw:custom-shape draw:name="Text Box 6" draw:style-name="gr212" draw:text-style-name="P22" xml:id="id379" draw:id="id379" draw:layer="layout" svg:width="2.117cm" svg:height="1.55cm" svg:x="13.97cm" svg:y="15.663cm">
          <text:list text:style-name="L6">
            <text:list-header>
              <text:p text:style-name="P21"><text:span text:style-name="T18">10</text:span></text:p>
            </text:list-header>
          </text:list>
          <draw:enhanced-geometry svg:viewBox="0 0 21600 21600" draw:type="mso-spt202" draw:enhanced-path="M 0 0 L 21600 0 21600 21600 0 21600 0 0 Z N"/>
        </draw:custom-shape>
        <draw:g draw:name="Group 13" xml:id="id375" draw:id="id375">
          <draw:custom-shape draw:name="Text Box 7" draw:style-name="gr70" draw:text-style-name="P14" draw:layer="layout" svg:width="1.905cm" svg:height="1.632cm" svg:x="13.758cm" svg:y="6.773cm">
            <text:p/>
            <draw:enhanced-geometry svg:viewBox="0 0 21600 21600" draw:type="mso-spt202" draw:enhanced-path="M 0 0 L 21600 0 21600 21600 0 21600 0 0 Z N"/>
          </draw:custom-shape>
          <draw:custom-shape draw:name="Text Box 8" draw:style-name="gr5" draw:text-style-name="P39" draw:layer="layout" svg:width="1.059cm" svg:height="1.364cm" svg:x="14.181cm" svg:y="8.255cm">
            <text:list text:style-name="L1">
              <text:list-header>
                <text:p text:style-name="P29"><text:span text:style-name="T12">x</text:span></text:p>
              </text:list-header>
            </text:list>
            <draw:enhanced-geometry svg:viewBox="0 0 21600 21600" draw:type="mso-spt202" draw:enhanced-path="M 0 0 L 21600 0 21600 21600 0 21600 0 0 Z N"/>
          </draw:custom-shape>
          <draw:custom-shape draw:name="Text Box 9" draw:style-name="gr5" draw:text-style-name="P39" draw:layer="layout" svg:width="1.481cm" svg:height="1.364cm" svg:x="13.97cm" svg:y="6.985cm">
            <text:list text:style-name="L1">
              <text:list-header>
                <text:p text:style-name="P29"><text:span text:style-name="T12">10</text:span></text:p>
              </text:list-header>
            </text:list>
            <draw:enhanced-geometry svg:viewBox="0 0 21600 21600" draw:type="mso-spt202" draw:enhanced-path="M 0 0 L 21600 0 21600 21600 0 21600 0 0 Z N"/>
          </draw:custom-shape>
        </draw:g>
        <draw:g draw:name="Group 14" xml:id="id376" draw:id="id376">
          <draw:custom-shape draw:name="Text Box 10" draw:style-name="gr213" draw:text-style-name="P14" draw:layer="layout" svg:width="1.905cm" svg:height="1.631cm" svg:x="17.568cm" svg:y="11.642cm">
            <text:p/>
            <draw:enhanced-geometry svg:viewBox="0 0 21600 21600" draw:type="mso-spt202" draw:enhanced-path="M 0 0 L 21600 0 21600 21600 0 21600 0 0 Z N"/>
          </draw:custom-shape>
          <draw:custom-shape draw:name="Text Box 11" draw:style-name="gr214" draw:text-style-name="P39" draw:layer="layout" svg:width="1.059cm" svg:height="1.364cm" svg:x="17.991cm" svg:y="13.123cm">
            <text:list text:style-name="L4">
              <text:list-header>
                <text:p text:style-name="P29"><text:span text:style-name="T31">x</text:span></text:p>
              </text:list-header>
            </text:list>
            <draw:enhanced-geometry svg:viewBox="0 0 21600 21600" draw:type="mso-spt202" draw:enhanced-path="M 0 0 L 21600 0 21600 21600 0 21600 0 0 Z N"/>
          </draw:custom-shape>
          <draw:custom-shape draw:name="Text Box 12" draw:style-name="gr215" draw:text-style-name="P39" draw:layer="layout" svg:width="1.481cm" svg:height="1.364cm" svg:x="17.78cm" svg:y="11.853cm">
            <text:list text:style-name="L4">
              <text:list-header>
                <text:p text:style-name="P29"><text:span text:style-name="T31">20</text:span></text:p>
              </text:list-header>
            </text:list>
            <draw:enhanced-geometry svg:viewBox="0 0 21600 21600" draw:type="mso-spt202" draw:enhanced-path="M 0 0 L 21600 0 21600 21600 0 21600 0 0 Z N"/>
          </draw:custom-shape>
        </draw:g>
        <draw:custom-shape draw:name="Text Box 16" draw:style-name="gr216" draw:text-style-name="P84" xml:id="id378" draw:id="id378" draw:layer="layout" svg:width="3.81cm" svg:height="3.788cm" svg:x="16.722cm" svg:y="10.795cm">
          <text:list text:style-name="L1">
            <text:list-header>
              <text:p text:style-name="P83"><text:span text:style-name="T66"/></text:p>
            </text:list-header>
          </text:list>
          <draw:enhanced-geometry svg:viewBox="0 0 21600 21600" draw:type="mso-spt202" draw:enhanced-path="M 0 0 L 21600 0 21600 21600 0 21600 0 0 Z N"/>
        </draw:custom-shape>
        <draw:custom-shape draw:name="Text Box 17" draw:style-name="gr216" draw:text-style-name="P84" xml:id="id380" draw:id="id380" draw:layer="layout" svg:width="3.81cm" svg:height="3.788cm" svg:x="13.123cm" svg:y="5.927cm">
          <text:list text:style-name="L1">
            <text:list-header>
              <text:p text:style-name="P83"><text:span text:style-name="T66"/></text:p>
            </text:list-header>
          </text:list>
          <draw:enhanced-geometry svg:viewBox="0 0 21600 21600" draw:type="mso-spt202" draw:enhanced-path="M 0 0 L 21600 0 21600 21600 0 21600 0 0 Z N"/>
        </draw:custom-shape>
        <draw:custom-shape draw:name="Text Box 19" draw:style-name="gr217" draw:text-style-name="P85" xml:id="id381" draw:id="id381" draw:layer="layout" svg:width="10.16cm" svg:height="3.917cm" svg:x="14.605cm" svg:y="7.197cm">
          <text:list text:style-name="L3">
            <text:list-header>
              <text:p text:style-name="P41"><text:span text:style-name="T67">定义变量既是在内存中开辟区间</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73" smil:attributeName="visibility" smil:to="visible"/>
                  <anim:transitionFilter smil:dur="0.5s" smil:targetElement="id373"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74" smil:attributeName="visibility" smil:to="visible"/>
                  <anim:transitionFilter smil:dur="0.5s" smil:targetElement="id374"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75" smil:attributeName="visibility" smil:to="visible"/>
                  <anim:transitionFilter smil:dur="0.5s" smil:targetElement="id37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76" smil:attributeName="visibility" smil:to="visible"/>
                  <anim:transitionFilter smil:dur="0.5s" smil:targetElement="id376"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77" smil:attributeName="visibility" smil:to="visible"/>
                  <anim:transitionFilter smil:dur="0.5s" smil:targetElement="id377"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78" smil:attributeName="visibility" smil:to="visible"/>
                  <anim:transitionFilter smil:dur="0.5s" smil:targetElement="id378" smil:type="barWipe" smil:subtype="topToBottom"/>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79" smil:attributeName="visibility" smil:to="visible"/>
                  <anim:transitionFilter smil:dur="0.5s" smil:targetElement="id379"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80" smil:attributeName="visibility" smil:to="visible"/>
                  <anim:transitionFilter smil:dur="0.5s" smil:targetElement="id380" smil:type="barWipe" smil:subtype="topTo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81" smil:attributeName="visibility" smil:to="visible"/>
                  <anim:transitionFilter smil:dur="0.5s" smil:targetElement="id381" smil:type="dissolve"/>
                </anim:par>
              </anim:par>
            </anim:par>
          </anim:seq>
        </anim:par>
        <presentation:notes draw:style-name="dp2">
          <draw:page-thumbnail draw:style-name="gr3" draw:layer="layout" svg:width="12.7cm" svg:height="9.525cm" svg:x="3.175cm" svg:y="1.904cm" draw:page-number="52" presentation:class="page"/>
          <draw:frame presentation:style-name="pr1" draw:text-style-name="P5" draw:layer="layout" svg:width="13.97cm" svg:height="11.43cm" svg:x="2.54cm" svg:y="12.065cm" presentation:class="notes" presentation:placeholder="true">
            <draw:text-box/>
          </draw:frame>
        </presentation:notes>
      </draw:page>
      <draw:page draw:name="page5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87" draw:layer="layout" svg:width="25.4cm" svg:height="14.073cm" svg:x="0cm" svg:y="0.635cm">
          <text:list text:style-name="L1">
            <text:list-header>
              <text:p text:style-name="P86"><text:span text:style-name="T4">注意：</text:span></text:p>
              <text:p text:style-name="P86"><text:span text:style-name="T4">具有块作用域的标识符在其作用域内，将屏蔽其作用块包含本块的同名标识符，即</text:span></text:p>
            </text:list-header>
          </text:list>
          <text:list text:style-name="L4">
            <text:list-header>
              <text:p text:style-name="P86"><text:span text:style-name="T27">变量名相同，局部更优先。</text:span></text:p>
              <text:p text:style-name="P86"><text:span text:style-name="T27"/></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53" presentation:class="page"/>
          <draw:frame presentation:style-name="pr1" draw:text-style-name="P5" draw:layer="layout" svg:width="13.97cm" svg:height="11.43cm" svg:x="2.54cm" svg:y="12.065cm" presentation:class="notes" presentation:placeholder="true">
            <draw:text-box/>
          </draw:frame>
        </presentation:notes>
      </draw:page>
      <draw:page draw:name="page5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62" draw:layer="layout" svg:width="19.897cm" svg:height="15.314cm" svg:x="1.058cm" svg:y="0.847cm">
          <text:list text:style-name="L1">
            <text:list-header>
              <text:p text:style-name="P61"><text:span text:style-name="T12">void main(void)</text:span></text:p>
              <text:p text:style-name="P61"><text:span text:style-name="T12">{ <text:s text:c="3"/>int a=2, b=3, c=5;</text:span></text:p>
              <text:p text:style-name="P61"><text:span text:style-name="T12"><text:s text:c="4"/></text:span><text:span text:style-name="T12">cout&lt;&lt;a&lt;&lt;‘\t’&lt;&lt;b&lt;&lt;‘\t’&lt;&lt;c&lt;&lt;endl;</text:span></text:p>
              <text:p text:style-name="P61"><text:span text:style-name="T12"><text:s text:c="4"/></text:span><text:span text:style-name="T12">{ <text:s text:c="6"/>int <text:s/>a, b=2;</text:span></text:p>
              <text:p text:style-name="P61"><text:span text:style-name="T12"><text:s text:c="12"/></text:span><text:span text:style-name="T12">a=b+c;</text:span></text:p>
              <text:p text:style-name="P61"><text:span text:style-name="T12"><text:s text:c="12"/></text:span><text:span text:style-name="T12">cout&lt;&lt;a&lt;&lt;‘\t’&lt;&lt;b&lt;&lt;‘\t’&lt;&lt;c&lt;&lt;endl;</text:span></text:p>
              <text:p text:style-name="P61"><text:span text:style-name="T12"><text:s text:c="4"/></text:span><text:span text:style-name="T12">}</text:span></text:p>
              <text:p text:style-name="P61"><text:span text:style-name="T12"><text:s text:c="4"/></text:span><text:span text:style-name="T12">c=a-b;</text:span></text:p>
              <text:p text:style-name="P61"><text:span text:style-name="T12"><text:s text:c="4"/></text:span><text:span text:style-name="T12">cout&lt;&lt;a&lt;&lt;‘\t’&lt;&lt;b&lt;&lt;‘\t’&lt;&lt;c&lt;&lt;endl; <text:s text:c="4"/></text:span></text:p>
              <text:p text:style-name="P61"><text:span text:style-name="T12">}</text:span></text:p>
            </text:list-header>
          </text:list>
          <draw:enhanced-geometry svg:viewBox="0 0 21600 21600" draw:type="mso-spt202" draw:enhanced-path="M 0 0 L 21600 0 21600 21600 0 21600 0 0 Z N"/>
        </draw:custom-shape>
        <draw:g draw:name="Group 3" xml:id="id382" draw:id="id382">
          <draw:custom-shape draw:name="Text Box 4" draw:style-name="gr218" draw:text-style-name="P14" draw:layer="layout" svg:width="1.905cm" svg:height="1.631cm" svg:x="16.933cm" svg:y="0.847cm">
            <text:p/>
            <draw:enhanced-geometry svg:viewBox="0 0 21600 21600" draw:type="mso-spt202" draw:enhanced-path="M 0 0 L 21600 0 21600 21600 0 21600 0 0 Z N"/>
          </draw:custom-shape>
          <draw:custom-shape draw:name="Text Box 5" draw:style-name="gr219" draw:text-style-name="P39" draw:layer="layout" svg:width="1.059cm" svg:height="1.364cm" svg:x="17.356cm" svg:y="2.328cm">
            <text:list text:style-name="L4">
              <text:list-header>
                <text:p text:style-name="P29"><text:span text:style-name="T31">a</text:span></text:p>
              </text:list-header>
            </text:list>
            <draw:enhanced-geometry svg:viewBox="0 0 21600 21600" draw:type="mso-spt202" draw:enhanced-path="M 0 0 L 21600 0 21600 21600 0 21600 0 0 Z N"/>
          </draw:custom-shape>
          <draw:custom-shape draw:name="Text Box 6" draw:style-name="gr220" draw:text-style-name="P39" draw:layer="layout" svg:width="1.481cm" svg:height="1.364cm" svg:x="17.145cm" svg:y="1.058cm">
            <text:list text:style-name="L4">
              <text:list-header>
                <text:p text:style-name="P29"><text:span text:style-name="T31">2</text:span></text:p>
              </text:list-header>
            </text:list>
            <draw:enhanced-geometry svg:viewBox="0 0 21600 21600" draw:type="mso-spt202" draw:enhanced-path="M 0 0 L 21600 0 21600 21600 0 21600 0 0 Z N"/>
          </draw:custom-shape>
        </draw:g>
        <draw:g draw:name="Group 8" xml:id="id383" draw:id="id383">
          <draw:custom-shape draw:name="Text Box 9" draw:style-name="gr221" draw:text-style-name="P14" draw:layer="layout" svg:width="1.905cm" svg:height="1.631cm" svg:x="19.685cm" svg:y="0.847cm">
            <text:p/>
            <draw:enhanced-geometry svg:viewBox="0 0 21600 21600" draw:type="mso-spt202" draw:enhanced-path="M 0 0 L 21600 0 21600 21600 0 21600 0 0 Z N"/>
          </draw:custom-shape>
          <draw:custom-shape draw:name="Text Box 10" draw:style-name="gr222" draw:text-style-name="P39" draw:layer="layout" svg:width="1.059cm" svg:height="1.364cm" svg:x="20.108cm" svg:y="2.328cm">
            <text:list text:style-name="L4">
              <text:list-header>
                <text:p text:style-name="P29"><text:span text:style-name="T31">b</text:span></text:p>
              </text:list-header>
            </text:list>
            <draw:enhanced-geometry svg:viewBox="0 0 21600 21600" draw:type="mso-spt202" draw:enhanced-path="M 0 0 L 21600 0 21600 21600 0 21600 0 0 Z N"/>
          </draw:custom-shape>
          <draw:custom-shape draw:name="Text Box 11" draw:style-name="gr223" draw:text-style-name="P39" draw:layer="layout" svg:width="1.481cm" svg:height="1.364cm" svg:x="19.897cm" svg:y="1.058cm">
            <text:list text:style-name="L4">
              <text:list-header>
                <text:p text:style-name="P29"><text:span text:style-name="T31">3</text:span></text:p>
              </text:list-header>
            </text:list>
            <draw:enhanced-geometry svg:viewBox="0 0 21600 21600" draw:type="mso-spt202" draw:enhanced-path="M 0 0 L 21600 0 21600 21600 0 21600 0 0 Z N"/>
          </draw:custom-shape>
        </draw:g>
        <draw:g draw:name="Group 12" xml:id="id384" draw:id="id384">
          <draw:custom-shape draw:name="Text Box 13" draw:style-name="gr224" draw:text-style-name="P14" draw:layer="layout" svg:width="1.905cm" svg:height="1.631cm" svg:x="22.437cm" svg:y="0.847cm">
            <text:p/>
            <draw:enhanced-geometry svg:viewBox="0 0 21600 21600" draw:type="mso-spt202" draw:enhanced-path="M 0 0 L 21600 0 21600 21600 0 21600 0 0 Z N"/>
          </draw:custom-shape>
          <draw:custom-shape draw:name="Text Box 14" draw:style-name="gr225" draw:text-style-name="P39" draw:layer="layout" svg:width="1.059cm" svg:height="1.364cm" svg:x="22.86cm" svg:y="2.328cm">
            <text:list text:style-name="L4">
              <text:list-header>
                <text:p text:style-name="P29"><text:span text:style-name="T31">c</text:span></text:p>
              </text:list-header>
            </text:list>
            <draw:enhanced-geometry svg:viewBox="0 0 21600 21600" draw:type="mso-spt202" draw:enhanced-path="M 0 0 L 21600 0 21600 21600 0 21600 0 0 Z N"/>
          </draw:custom-shape>
          <draw:custom-shape draw:name="Text Box 15" draw:style-name="gr226" draw:text-style-name="P39" draw:layer="layout" svg:width="1.481cm" svg:height="1.364cm" svg:x="22.649cm" svg:y="1.058cm">
            <text:list text:style-name="L4">
              <text:list-header>
                <text:p text:style-name="P29"><text:span text:style-name="T31">5</text:span></text:p>
              </text:list-header>
            </text:list>
            <draw:enhanced-geometry svg:viewBox="0 0 21600 21600" draw:type="mso-spt202" draw:enhanced-path="M 0 0 L 21600 0 21600 21600 0 21600 0 0 Z N"/>
          </draw:custom-shape>
        </draw:g>
        <draw:custom-shape draw:name="Text Box 16" draw:style-name="gr227" draw:text-style-name="P89" xml:id="id385" draw:id="id385" draw:layer="layout" svg:width="7.832cm" svg:height="1.364cm" svg:x="17.568cm" svg:y="11.007cm">
          <text:list text:style-name="L10">
            <text:list-item>
              <text:p text:style-name="P88"><text:span text:style-name="T36"><text:s text:c="6"/></text:span><text:span text:style-name="T36">3</text:span><text:span text:style-name="T36"><text:tab/></text:span><text:span text:style-name="T36"> 5</text:span></text:p>
            </text:list-item>
          </text:list>
          <draw:enhanced-geometry svg:viewBox="0 0 21600 21600" draw:type="mso-spt202" draw:enhanced-path="M 0 0 L 21600 0 21600 21600 0 21600 0 0 Z N"/>
        </draw:custom-shape>
        <draw:custom-shape draw:name="Text Box 17" draw:style-name="gr228" draw:text-style-name="P91" xml:id="id389" draw:id="id389" draw:layer="layout" svg:width="7.832cm" svg:height="1.364cm" svg:x="17.568cm" svg:y="12.277cm">
          <text:list text:style-name="L8">
            <text:list-header>
              <text:p text:style-name="P90"><text:span text:style-name="T36">7 <text:s text:c="8"/>2 <text:s text:c="7"/>5</text:span></text:p>
            </text:list-header>
          </text:list>
          <draw:enhanced-geometry svg:viewBox="0 0 21600 21600" draw:type="mso-spt202" draw:enhanced-path="M 0 0 L 21600 0 21600 21600 0 21600 0 0 Z N"/>
        </draw:custom-shape>
        <draw:g draw:name="Group 19" xml:id="id386" draw:id="id386">
          <draw:custom-shape draw:name="Text Box 20" draw:style-name="gr229" draw:text-style-name="P14" draw:layer="layout" svg:width="1.905cm" svg:height="1.632cm" svg:x="18.415cm" svg:y="4.868cm">
            <text:p/>
            <draw:enhanced-geometry svg:viewBox="0 0 21600 21600" draw:type="mso-spt202" draw:enhanced-path="M 0 0 L 21600 0 21600 21600 0 21600 0 0 Z N"/>
          </draw:custom-shape>
          <draw:custom-shape draw:name="Text Box 21" draw:style-name="gr5" draw:text-style-name="P39" draw:layer="layout" svg:width="1.059cm" svg:height="1.364cm" svg:x="18.838cm" svg:y="6.35cm">
            <text:list text:style-name="L1">
              <text:list-header>
                <text:p text:style-name="P29"><text:span text:style-name="T12">a</text:span></text:p>
              </text:list-header>
            </text:list>
            <draw:enhanced-geometry svg:viewBox="0 0 21600 21600" draw:type="mso-spt202" draw:enhanced-path="M 0 0 L 21600 0 21600 21600 0 21600 0 0 Z N"/>
          </draw:custom-shape>
          <draw:custom-shape draw:name="Text Box 22" draw:style-name="gr5" draw:text-style-name="P39" draw:layer="layout" svg:width="1.481cm" svg:height="1.367cm" svg:x="18.627cm" svg:y="5.08cm">
            <text:p/>
            <draw:enhanced-geometry svg:viewBox="0 0 21600 21600" draw:type="mso-spt202" draw:enhanced-path="M 0 0 L 21600 0 21600 21600 0 21600 0 0 Z N"/>
          </draw:custom-shape>
        </draw:g>
        <draw:g draw:name="Group 23" xml:id="id387" draw:id="id387">
          <draw:custom-shape draw:name="Text Box 24" draw:style-name="gr229" draw:text-style-name="P14" draw:layer="layout" svg:width="1.905cm" svg:height="1.632cm" svg:x="21.167cm" svg:y="4.868cm">
            <text:p/>
            <draw:enhanced-geometry svg:viewBox="0 0 21600 21600" draw:type="mso-spt202" draw:enhanced-path="M 0 0 L 21600 0 21600 21600 0 21600 0 0 Z N"/>
          </draw:custom-shape>
          <draw:custom-shape draw:name="Text Box 25" draw:style-name="gr5" draw:text-style-name="P39" draw:layer="layout" svg:width="1.059cm" svg:height="1.364cm" svg:x="21.59cm" svg:y="6.35cm">
            <text:list text:style-name="L1">
              <text:list-header>
                <text:p text:style-name="P29"><text:span text:style-name="T12">b</text:span></text:p>
              </text:list-header>
            </text:list>
            <draw:enhanced-geometry svg:viewBox="0 0 21600 21600" draw:type="mso-spt202" draw:enhanced-path="M 0 0 L 21600 0 21600 21600 0 21600 0 0 Z N"/>
          </draw:custom-shape>
          <draw:custom-shape draw:name="Text Box 26" draw:style-name="gr5" draw:text-style-name="P39" draw:layer="layout" svg:width="1.481cm" svg:height="1.364cm" svg:x="21.379cm" svg:y="5.08cm">
            <text:list text:style-name="L1">
              <text:list-header>
                <text:p text:style-name="P29"><text:span text:style-name="T12">2</text:span></text:p>
              </text:list-header>
            </text:list>
            <draw:enhanced-geometry svg:viewBox="0 0 21600 21600" draw:type="mso-spt202" draw:enhanced-path="M 0 0 L 21600 0 21600 21600 0 21600 0 0 Z N"/>
          </draw:custom-shape>
        </draw:g>
        <draw:custom-shape draw:name="Text Box 27" draw:style-name="gr5" draw:text-style-name="P39" xml:id="id388" draw:id="id388" draw:layer="layout" svg:width="1.27cm" svg:height="1.364cm" svg:x="18.627cm" svg:y="5.08cm">
          <text:list text:style-name="L1">
            <text:list-header>
              <text:p text:style-name="P29"><text:span text:style-name="T12">7</text:span></text:p>
            </text:list-header>
          </text:list>
          <draw:enhanced-geometry svg:viewBox="0 0 21600 21600" draw:type="mso-spt202" draw:enhanced-path="M 0 0 L 21600 0 21600 21600 0 21600 0 0 Z N"/>
        </draw:custom-shape>
        <draw:custom-shape draw:name="Text Box 29" draw:style-name="gr216" draw:text-style-name="P93" xml:id="id390" draw:id="id390" draw:layer="layout" svg:width="2.963cm" svg:height="2.857cm" svg:x="17.78cm" svg:y="4.657cm">
          <text:list text:style-name="L1">
            <text:list-header>
              <text:p text:style-name="P92"><text:span text:style-name="T68"/></text:p>
            </text:list-header>
          </text:list>
          <draw:enhanced-geometry svg:viewBox="0 0 21600 21600" draw:type="mso-spt202" draw:enhanced-path="M 0 0 L 21600 0 21600 21600 0 21600 0 0 Z N"/>
        </draw:custom-shape>
        <draw:custom-shape draw:name="Text Box 30" draw:style-name="gr216" draw:text-style-name="P93" xml:id="id391" draw:id="id391" draw:layer="layout" svg:width="2.964cm" svg:height="2.857cm" svg:x="20.743cm" svg:y="4.657cm">
          <text:list text:style-name="L1">
            <text:list-header>
              <text:p text:style-name="P92"><text:span text:style-name="T68"/></text:p>
            </text:list-header>
          </text:list>
          <draw:enhanced-geometry svg:viewBox="0 0 21600 21600" draw:type="mso-spt202" draw:enhanced-path="M 0 0 L 21600 0 21600 21600 0 21600 0 0 Z N"/>
        </draw:custom-shape>
        <draw:custom-shape draw:name="Text Box 31" draw:style-name="gr230" draw:text-style-name="P94" xml:id="id392" draw:id="id392" draw:layer="layout" svg:width="1.482cm" svg:height="1.178cm" svg:x="22.648cm" svg:y="1.058cm">
          <text:list text:style-name="L5">
            <text:list-header>
              <text:p text:style-name="P23"><text:span text:style-name="T58">-1</text:span></text:p>
            </text:list-header>
          </text:list>
          <draw:enhanced-geometry svg:viewBox="0 0 21600 21600" draw:type="mso-spt202" draw:enhanced-path="M 0 0 L 21600 0 21600 21600 0 21600 0 0 Z N"/>
        </draw:custom-shape>
        <draw:custom-shape draw:name="Text Box 32" draw:style-name="gr231" draw:text-style-name="P91" xml:id="id393" draw:id="id393" draw:layer="layout" svg:width="7.832cm" svg:height="1.364cm" svg:x="17.568cm" svg:y="13.547cm">
          <text:list text:style-name="L8">
            <text:list-header>
              <text:p text:style-name="P90"><text:span text:style-name="T36">2 <text:s text:c="8"/>3 <text:s text:c="7"/>-1</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82" smil:attributeName="visibility" smil:to="visible"/>
                  <anim:transitionFilter smil:dur="0.5s" smil:targetElement="id38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83" smil:attributeName="visibility" smil:to="visible"/>
                  <anim:transitionFilter smil:dur="0.5s" smil:targetElement="id38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84" smil:attributeName="visibility" smil:to="visible"/>
                  <anim:transitionFilter smil:dur="0.5s" smil:targetElement="id38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85" smil:attributeName="visibility" smil:to="visible"/>
                  <anim:transitionFilter smil:dur="0.5s" smil:targetElement="id38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86" smil:attributeName="visibility" smil:to="visible"/>
                  <anim:transitionFilter smil:dur="0.5s" smil:targetElement="id38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87" smil:attributeName="visibility" smil:to="visible"/>
                  <anim:transitionFilter smil:dur="0.5s" smil:targetElement="id38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88" smil:attributeName="visibility" smil:to="visible"/>
                  <anim:transitionFilter smil:dur="0.5s" smil:targetElement="id38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89" smil:attributeName="visibility" smil:to="visible"/>
                  <anim:transitionFilter smil:dur="0.5s" smil:targetElement="id38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90" smil:attributeName="visibility" smil:to="visible"/>
                  <anim:transitionFilter smil:dur="0.5s" smil:targetElement="id39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91" smil:attributeName="visibility" smil:to="visible"/>
                  <anim:transitionFilter smil:dur="0.5s" smil:targetElement="id39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92" smil:attributeName="visibility" smil:to="visible"/>
                  <anim:transitionFilter smil:dur="0.5s" smil:targetElement="id39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93" smil:attributeName="visibility" smil:to="visible"/>
                  <anim:transitionFilter smil:dur="0.5s" smil:targetElement="id393" smil:type="barWipe" smil:subtype="leftToRight"/>
                </anim:par>
              </anim:par>
            </anim:par>
          </anim:seq>
        </anim:par>
        <presentation:notes draw:style-name="dp2">
          <draw:page-thumbnail draw:style-name="gr3" draw:layer="layout" svg:width="12.7cm" svg:height="9.525cm" svg:x="3.175cm" svg:y="1.904cm" draw:page-number="54" presentation:class="page"/>
          <draw:frame presentation:style-name="pr1" draw:text-style-name="P5" draw:layer="layout" svg:width="13.97cm" svg:height="11.43cm" svg:x="2.54cm" svg:y="12.065cm" presentation:class="notes" presentation:placeholder="true">
            <draw:text-box/>
          </draw:frame>
        </presentation:notes>
      </draw:page>
      <draw:page draw:name="page5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8" draw:layer="layout" svg:width="20.955cm" svg:height="17.126cm" svg:x="1.058cm" svg:y="0.847cm">
          <text:list text:style-name="L1">
            <text:list-header>
              <text:p text:style-name="P27"><text:span text:style-name="T9">void main(void)</text:span></text:p>
              <text:p text:style-name="P27"><text:span text:style-name="T9">{ <text:s/>int <text:s/>a=1,b=2,c=3;</text:span></text:p>
              <text:p text:style-name="P27"><text:span text:style-name="T9"><text:s text:c="4"/></text:span><text:span text:style-name="T9">++a;</text:span></text:p>
              <text:p text:style-name="P27"><text:span text:style-name="T9"><text:s text:c="3"/></text:span><text:span text:style-name="T9">c+=++b;</text:span></text:p>
              <text:p text:style-name="P27"><text:span text:style-name="T9"><text:s text:c="3"/></text:span><text:span text:style-name="T9">{ <text:s text:c="2"/></text:span><text:span text:style-name="T45">int <text:s/>b=4, c</text:span><text:span text:style-name="T9">;</text:span></text:p>
              <text:p text:style-name="P27"><text:span text:style-name="T9"><text:s text:c="8"/></text:span><text:span text:style-name="T9">c=b*3;</text:span></text:p>
              <text:p text:style-name="P27"><text:span text:style-name="T9"><text:s text:c="8"/></text:span><text:span text:style-name="T9">a+=c;</text:span></text:p>
              <text:p text:style-name="P27"><text:span text:style-name="T9"><text:s text:c="8"/></text:span><text:span text:style-name="T9">cout&lt;&lt;“first:”&lt;&lt;a&lt;&lt;‘\t’&lt;&lt;b&lt;&lt;‘\t’&lt;&lt;c&lt;&lt;endl;</text:span></text:p>
              <text:p text:style-name="P27"><text:span text:style-name="T9"><text:s text:c="8"/></text:span><text:span text:style-name="T9">a+=c;</text:span></text:p>
              <text:p text:style-name="P27"><text:span text:style-name="T9"><text:s text:c="7"/></text:span><text:span text:style-name="T9">cout&lt;&lt;“second:”&lt;&lt;a&lt;&lt;‘\t’&lt;&lt;b&lt;&lt;‘\t’&lt;&lt;c&lt;&lt;endl;</text:span></text:p>
              <text:p text:style-name="P27"><text:span text:style-name="T9"><text:s text:c="5"/></text:span><text:span text:style-name="T9">}</text:span></text:p>
              <text:p text:style-name="P27"><text:span text:style-name="T9"><text:s/></text:span><text:span text:style-name="T9">cout&lt;&lt;“third:”&lt;&lt;a&lt;&lt;‘\t’&lt;&lt;b&lt;&lt;‘\t’&lt;&lt;c&lt;&lt;endl;</text:span></text:p>
              <text:p text:style-name="P27"><text:span text:style-name="T9">}</text:span></text:p>
            </text:list-header>
          </text:list>
          <draw:enhanced-geometry svg:viewBox="0 0 21600 21600" draw:type="mso-spt202" draw:enhanced-path="M 0 0 L 21600 0 21600 21600 0 21600 0 0 Z N"/>
        </draw:custom-shape>
        <draw:custom-shape draw:name="Text Box 3" draw:style-name="gr232" draw:text-style-name="P12" xml:id="id394" draw:id="id394" draw:layer="layout" svg:width="4.657cm" svg:height="1.178cm" svg:x="19.473cm" svg:y="3.598cm">
          <text:list text:style-name="L2">
            <text:list-header>
              <text:p text:style-name="P11"><text:span text:style-name="T46">a=2</text:span></text:p>
            </text:list-header>
          </text:list>
          <draw:enhanced-geometry svg:viewBox="0 0 21600 21600" draw:type="mso-spt202" draw:enhanced-path="M 0 0 L 21600 0 21600 21600 0 21600 0 0 Z N"/>
        </draw:custom-shape>
        <draw:custom-shape draw:name="Text Box 4" draw:style-name="gr233" draw:text-style-name="P12" xml:id="id395" draw:id="id395" draw:layer="layout" svg:width="4.657cm" svg:height="1.178cm" svg:x="19.473cm" svg:y="4.868cm">
          <text:list text:style-name="L2">
            <text:list-header>
              <text:p text:style-name="P11"><text:span text:style-name="T46">b=3, <text:s/>c=6</text:span></text:p>
            </text:list-header>
          </text:list>
          <draw:enhanced-geometry svg:viewBox="0 0 21600 21600" draw:type="mso-spt202" draw:enhanced-path="M 0 0 L 21600 0 21600 21600 0 21600 0 0 Z N"/>
        </draw:custom-shape>
        <draw:custom-shape draw:name="Text Box 5" draw:style-name="gr234" draw:text-style-name="P12" xml:id="id396" draw:id="id396" draw:layer="layout" svg:width="4.657cm" svg:height="1.178cm" svg:x="19.473cm" svg:y="6.138cm">
          <text:list text:style-name="L2">
            <text:list-header>
              <text:p text:style-name="P11"><text:span text:style-name="T46">b=4</text:span></text:p>
            </text:list-header>
          </text:list>
          <draw:enhanced-geometry svg:viewBox="0 0 21600 21600" draw:type="mso-spt202" draw:enhanced-path="M 0 0 L 21600 0 21600 21600 0 21600 0 0 Z N"/>
        </draw:custom-shape>
        <draw:custom-shape draw:name="Text Box 6" draw:style-name="gr235" draw:text-style-name="P12" xml:id="id397" draw:id="id397" draw:layer="layout" svg:width="4.657cm" svg:height="1.178cm" svg:x="19.473cm" svg:y="7.197cm">
          <text:list text:style-name="L2">
            <text:list-header>
              <text:p text:style-name="P11"><text:span text:style-name="T46">c=12</text:span></text:p>
            </text:list-header>
          </text:list>
          <draw:enhanced-geometry svg:viewBox="0 0 21600 21600" draw:type="mso-spt202" draw:enhanced-path="M 0 0 L 21600 0 21600 21600 0 21600 0 0 Z N"/>
        </draw:custom-shape>
        <draw:custom-shape draw:name="Text Box 7" draw:style-name="gr236" draw:text-style-name="P12" xml:id="id398" draw:id="id398" draw:layer="layout" svg:width="4.657cm" svg:height="1.178cm" svg:x="19.473cm" svg:y="8.678cm">
          <text:list text:style-name="L2">
            <text:list-header>
              <text:p text:style-name="P11"><text:span text:style-name="T46">a=14</text:span></text:p>
            </text:list-header>
          </text:list>
          <draw:enhanced-geometry svg:viewBox="0 0 21600 21600" draw:type="mso-spt202" draw:enhanced-path="M 0 0 L 21600 0 21600 21600 0 21600 0 0 Z N"/>
        </draw:custom-shape>
        <draw:custom-shape draw:name="Text Box 8" draw:style-name="gr237" draw:text-style-name="P12" xml:id="id399" draw:id="id399" draw:layer="layout" svg:width="5.504cm" svg:height="1.178cm" svg:x="19.473cm" svg:y="10.16cm">
          <text:list text:style-name="L2">
            <text:list-header>
              <text:p text:style-name="P11"><text:span text:style-name="T46">a=14,b=4,c=12</text:span></text:p>
            </text:list-header>
          </text:list>
          <draw:enhanced-geometry svg:viewBox="0 0 21600 21600" draw:type="mso-spt202" draw:enhanced-path="M 0 0 L 21600 0 21600 21600 0 21600 0 0 Z N"/>
        </draw:custom-shape>
        <draw:custom-shape draw:name="Text Box 9" draw:style-name="gr238" draw:text-style-name="P12" xml:id="id400" draw:id="id400" draw:layer="layout" svg:width="5.292cm" svg:height="1.178cm" svg:x="19.473cm" svg:y="11.43cm">
          <text:list text:style-name="L2">
            <text:list-header>
              <text:p text:style-name="P11"><text:span text:style-name="T46">a=26</text:span></text:p>
            </text:list-header>
          </text:list>
          <draw:enhanced-geometry svg:viewBox="0 0 21600 21600" draw:type="mso-spt202" draw:enhanced-path="M 0 0 L 21600 0 21600 21600 0 21600 0 0 Z N"/>
        </draw:custom-shape>
        <draw:custom-shape draw:name="Text Box 10" draw:style-name="gr239" draw:text-style-name="P12" xml:id="id401" draw:id="id401" draw:layer="layout" svg:width="5.715cm" svg:height="1.178cm" svg:x="19.473cm" svg:y="12.7cm">
          <text:list text:style-name="L2">
            <text:list-header>
              <text:p text:style-name="P11"><text:span text:style-name="T46">a=26,b=4,c=12</text:span></text:p>
            </text:list-header>
          </text:list>
          <draw:enhanced-geometry svg:viewBox="0 0 21600 21600" draw:type="mso-spt202" draw:enhanced-path="M 0 0 L 21600 0 21600 21600 0 21600 0 0 Z N"/>
        </draw:custom-shape>
        <draw:custom-shape draw:name="Text Box 11" draw:style-name="gr240" draw:text-style-name="P12" xml:id="id402" draw:id="id402" draw:layer="layout" svg:width="5.292cm" svg:height="1.178cm" svg:x="19.473cm" svg:y="15.24cm">
          <text:list text:style-name="L2">
            <text:list-header>
              <text:p text:style-name="P11"><text:span text:style-name="T46">a=26,b=3,c=6</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94" smil:attributeName="visibility" smil:to="visible"/>
                  <anim:transitionFilter smil:dur="0.5s" smil:targetElement="id39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95" smil:attributeName="visibility" smil:to="visible"/>
                  <anim:transitionFilter smil:dur="0.5s" smil:targetElement="id39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96" smil:attributeName="visibility" smil:to="visible"/>
                  <anim:transitionFilter smil:dur="0.5s" smil:targetElement="id39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97" smil:attributeName="visibility" smil:to="visible"/>
                  <anim:transitionFilter smil:dur="0.5s" smil:targetElement="id39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98" smil:attributeName="visibility" smil:to="visible"/>
                  <anim:transitionFilter smil:dur="0.5s" smil:targetElement="id39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99" smil:attributeName="visibility" smil:to="visible"/>
                  <anim:transitionFilter smil:dur="0.5s" smil:targetElement="id39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00" smil:attributeName="visibility" smil:to="visible"/>
                  <anim:transitionFilter smil:dur="0.5s" smil:targetElement="id40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01" smil:attributeName="visibility" smil:to="visible"/>
                  <anim:transitionFilter smil:dur="0.5s" smil:targetElement="id40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02" smil:attributeName="visibility" smil:to="visible"/>
                  <anim:transitionFilter smil:dur="0.5s" smil:targetElement="id402" smil:type="dissolve"/>
                </anim:par>
              </anim:par>
            </anim:par>
          </anim:seq>
        </anim:par>
        <presentation:notes draw:style-name="dp2">
          <draw:page-thumbnail draw:style-name="gr3" draw:layer="layout" svg:width="12.7cm" svg:height="9.525cm" svg:x="3.175cm" svg:y="1.904cm" draw:page-number="55" presentation:class="page"/>
          <draw:frame presentation:style-name="pr1" draw:text-style-name="P5" draw:layer="layout" svg:width="13.97cm" svg:height="11.43cm" svg:x="2.54cm" svg:y="12.065cm" presentation:class="notes" presentation:placeholder="true">
            <draw:text-box/>
          </draw:frame>
        </presentation:notes>
      </draw:page>
      <draw:page draw:name="page5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8" draw:layer="layout" svg:width="24.765cm" svg:height="1.885cm" svg:x="0cm" svg:y="0.635cm">
          <text:list text:style-name="L1">
            <text:list-header>
              <text:p text:style-name="P17"><text:span text:style-name="T17">文件作用域 </text:span></text:p>
            </text:list-header>
          </text:list>
          <draw:enhanced-geometry svg:viewBox="0 0 21600 21600" draw:type="mso-spt202" draw:enhanced-path="M 0 0 L 21600 0 21600 21600 0 21600 0 0 Z N"/>
        </draw:custom-shape>
        <draw:custom-shape draw:name="Text Box 3" draw:style-name="gr241" draw:text-style-name="P18" xml:id="id403" draw:id="id403" draw:layer="layout" svg:width="25.4cm" svg:height="5.839cm" svg:x="0cm" svg:y="2.54cm">
          <text:list text:style-name="L4">
            <text:list-header>
              <text:p text:style-name="P17"><text:span text:style-name="T63">在函数外定义的变量称为全局变量。</text:span></text:p>
            </text:list-header>
          </text:list>
          <text:list text:style-name="L1">
            <text:list-header>
              <text:p text:style-name="P17"><text:span text:style-name="T17">全局变量的作用域称为文件作用域，即在整个文件中都是可以访问的。 </text:span></text:p>
            </text:list-header>
          </text:list>
          <draw:enhanced-geometry svg:viewBox="0 0 21600 21600" draw:type="mso-spt202" draw:enhanced-path="M 0 0 L 21600 0 21600 21600 0 21600 0 0 Z N"/>
        </draw:custom-shape>
        <draw:custom-shape draw:name="Text Box 4" draw:style-name="gr242" draw:text-style-name="P18" xml:id="id404" draw:id="id404" draw:layer="layout" svg:width="25.4cm" svg:height="3.509cm" svg:x="0cm" svg:y="9.313cm">
          <text:list text:style-name="L5">
            <text:list-header>
              <text:p text:style-name="P17"><text:span text:style-name="T69">其缺省的作用范围是</text:span><text:span text:style-name="T25">:</text:span><text:span text:style-name="T69">从定义全局变量的位置开始到该源程序文件结束</text:span><text:span text:style-name="T17">。</text:span></text:p>
            </text:list-header>
          </text:list>
          <draw:enhanced-geometry svg:viewBox="0 0 21600 21600" draw:type="mso-spt202" draw:enhanced-path="M 0 0 L 21600 0 21600 21600 0 21600 0 0 Z N"/>
        </draw:custom-shape>
        <draw:custom-shape draw:name="Text Box 5" draw:style-name="gr4" draw:text-style-name="P18" xml:id="id405" draw:id="id405" draw:layer="layout" svg:width="25.4cm" svg:height="3.509cm" svg:x="0cm" svg:y="14.182cm">
          <text:list text:style-name="L1">
            <text:list-header>
              <text:p text:style-name="P17"><text:span text:style-name="T17">当在块作用域内的变量与全局变量同名时，</text:span><text:span text:style-name="T63">局部变量优先。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03" smil:attributeName="visibility" smil:to="visible"/>
                  <anim:transitionFilter smil:dur="0.5s" smil:targetElement="id403"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04" smil:attributeName="visibility" smil:to="visible"/>
                  <anim:transitionFilter smil:dur="0.5s" smil:targetElement="id404"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05" smil:attributeName="visibility" smil:to="visible"/>
                  <anim:transitionFilter smil:dur="0.5s" smil:targetElement="id405" smil:type="irisWipe" smil:subtype="rectangle" smil:direction="reverse"/>
                </anim:par>
              </anim:par>
            </anim:par>
          </anim:seq>
        </anim:par>
        <presentation:notes draw:style-name="dp2">
          <draw:page-thumbnail draw:style-name="gr3" draw:layer="layout" svg:width="12.7cm" svg:height="9.525cm" svg:x="3.175cm" svg:y="1.904cm" draw:page-number="56" presentation:class="page"/>
          <draw:frame presentation:style-name="pr1" draw:text-style-name="P5" draw:layer="layout" svg:width="13.97cm" svg:height="11.43cm" svg:x="2.54cm" svg:y="12.065cm" presentation:class="notes" presentation:placeholder="true">
            <draw:text-box/>
          </draw:frame>
        </presentation:notes>
      </draw:page>
      <draw:page draw:name="page5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g draw:name="Group 2">
          <draw:custom-shape draw:name="Text Box 3" draw:style-name="gr243" draw:text-style-name="P16" draw:layer="layout" svg:width="3.507cm" svg:height="2.667cm" svg:x="19.986cm" svg:y="6.139cm">
            <text:list text:style-name="L4">
              <text:list-header>
                <text:p text:style-name="P15"><text:span text:style-name="T31">p,q</text:span><text:span text:style-name="T33">有效</text:span></text:p>
              </text:list-header>
            </text:list>
            <draw:enhanced-geometry svg:viewBox="0 0 21600 21600" draw:type="mso-spt202" draw:enhanced-path="M 0 0 L 21600 0 21600 21600 0 21600 0 0 Z N"/>
          </draw:custom-shape>
          <draw:g draw:name="Group 4">
            <draw:custom-shape draw:name="Text Box 5" draw:style-name="gr244" draw:text-style-name="P62" draw:layer="layout" svg:width="8.269cm" svg:height="7.564cm" svg:x="1.693cm" svg:y="0.635cm">
              <text:list text:style-name="L4">
                <text:list-header>
                  <text:p text:style-name="P61"><text:span text:style-name="T31">int <text:s/>p=1, <text:s/>q=5;</text:span></text:p>
                </text:list-header>
              </text:list>
              <text:list text:style-name="L1">
                <text:list-header>
                  <text:p text:style-name="P61"><text:span text:style-name="T12">float <text:s/>f1( int <text:s/>a)</text:span></text:p>
                  <text:p text:style-name="P61"><text:span text:style-name="T12">{ <text:s/>int <text:s/>b,c;</text:span></text:p>
                  <text:p text:style-name="P61"><text:span text:style-name="T12"><text:s text:c="4"/></text:span><text:span text:style-name="T12">.....</text:span></text:p>
                  <text:p text:style-name="P61"><text:span text:style-name="T12">}</text:span></text:p>
                </text:list-header>
              </text:list>
              <draw:enhanced-geometry svg:viewBox="0 0 21600 21600" draw:type="mso-spt202" draw:enhanced-path="M 0 0 L 21600 0 21600 21600 0 21600 0 0 Z N"/>
            </draw:custom-shape>
            <draw:custom-shape draw:name="Text Box 6" draw:style-name="gr245" draw:text-style-name="P62" draw:layer="layout" svg:width="6.765cm" svg:height="7.564cm" svg:x="1.693cm" svg:y="7.62cm">
              <text:list text:style-name="L4">
                <text:list-header>
                  <text:p text:style-name="P61"><text:span text:style-name="T31">char <text:s/>c1,c2;</text:span></text:p>
                </text:list-header>
              </text:list>
              <text:list text:style-name="L1">
                <text:list-header>
                  <text:p text:style-name="P61"><text:span text:style-name="T12">main( )</text:span></text:p>
                  <text:p text:style-name="P61"><text:span text:style-name="T12">{ <text:s/>int <text:s/>m, n;</text:span></text:p>
                  <text:p text:style-name="P61"><text:span text:style-name="T12"><text:s text:c="4"/></text:span><text:span text:style-name="T12">.....</text:span></text:p>
                  <text:p text:style-name="P61"><text:span text:style-name="T12">}</text:span></text:p>
                </text:list-header>
              </text:list>
              <draw:enhanced-geometry svg:viewBox="0 0 21600 21600" draw:type="mso-spt202" draw:enhanced-path="M 0 0 L 21600 0 21600 21600 0 21600 0 0 Z N"/>
            </draw:custom-shape>
            <draw:g draw:name="Group 7">
              <draw:custom-shape draw:name="AutoShape 8" draw:style-name="gr208" draw:text-style-name="P45" draw:layer="layout" svg:width="1.754cm" svg:height="4.445cm" svg:x="8.458cm" svg:y="2.3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9" draw:style-name="gr5" draw:text-style-name="P16" draw:layer="layout" svg:width="5.261cm" svg:height="1.364cm" svg:x="10.217cm" svg:y="4.022cm">
                <text:list text:style-name="L1">
                  <text:list-header>
                    <text:p text:style-name="P15"><text:span text:style-name="T12">a,b,c</text:span><text:span text:style-name="T11">有效</text:span></text:p>
                  </text:list-header>
                </text:list>
                <draw:enhanced-geometry svg:viewBox="0 0 21600 21600" draw:type="mso-spt202" draw:enhanced-path="M 0 0 L 21600 0 21600 21600 0 21600 0 0 Z N"/>
              </draw:custom-shape>
            </draw:g>
            <draw:custom-shape draw:name="AutoShape 10" draw:style-name="gr208" draw:text-style-name="P45" draw:layer="layout" svg:width="1.753cm" svg:height="4.445cm" svg:x="6.454cm" svg:y="9.5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11" draw:style-name="gr5" draw:text-style-name="P16" draw:layer="layout" svg:width="4.008cm" svg:height="1.364cm" svg:x="8.709cm" svg:y="11.007cm">
              <text:list text:style-name="L1">
                <text:list-header>
                  <text:p text:style-name="P15"><text:span text:style-name="T12">m,n</text:span><text:span text:style-name="T11">有效</text:span></text:p>
                </text:list-header>
              </text:list>
              <draw:enhanced-geometry svg:viewBox="0 0 21600 21600" draw:type="mso-spt202" draw:enhanced-path="M 0 0 L 21600 0 21600 21600 0 21600 0 0 Z N"/>
            </draw:custom-shape>
            <draw:custom-shape draw:name="AutoShape 12" draw:style-name="gr246" draw:text-style-name="P45" draw:layer="layout" svg:width="2.004cm" svg:height="13.124cm" svg:x="18.482cm" svg:y="1.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13" draw:style-name="gr246" draw:text-style-name="P45" draw:layer="layout" svg:width="1.252cm" svg:height="5.926cm" svg:x="12.969cm" svg:y="8.0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14" draw:style-name="gr247" draw:text-style-name="P16" draw:layer="layout" svg:width="4.27cm" svg:height="2.667cm" svg:x="14.472cm" svg:y="10.584cm">
              <text:list text:style-name="L4">
                <text:list-header>
                  <text:p text:style-name="P15"><text:span text:style-name="T31">c1,c2</text:span><text:span text:style-name="T33">有效</text:span></text:p>
                </text:list-header>
              </text:list>
              <draw:enhanced-geometry svg:viewBox="0 0 21600 21600" draw:type="mso-spt202" draw:enhanced-path="M 0 0 L 21600 0 21600 21600 0 21600 0 0 Z N"/>
            </draw:custom-shape>
          </draw:g>
        </draw:g>
        <draw:custom-shape draw:name="AutoShape 15" draw:style-name="gr248" draw:text-style-name="P96" draw:layer="layout" svg:width="4.868cm" svg:height="1.408cm" svg:x="8.89cm" svg:y="0.635cm">
          <text:list text:style-name="L3">
            <text:list-header>
              <text:p text:style-name="P95"><text:span text:style-name="T26">全局变量</text:span></text:p>
            </text:list-header>
          </text:list>
          <draw:enhanced-geometry svg:viewBox="0 0 21600 21600" draw:text-areas="800 800 20800 20800" draw:type="round-rectangular-callout" draw:modifiers="-4808.87245841035 14532.8601845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6" draw:style-name="gr249" draw:text-style-name="P96" draw:layer="layout" svg:width="4.868cm" svg:height="1.408cm" svg:x="4.022cm" svg:y="5.927cm">
          <text:list text:style-name="L3">
            <text:list-header>
              <text:p text:style-name="P95"><text:span text:style-name="T26">局部变量</text:span></text:p>
            </text:list-header>
          </text:list>
          <draw:enhanced-geometry svg:viewBox="0 0 21600 21600" draw:text-areas="800 800 20800 20800" draw:type="round-rectangular-callout" draw:modifiers="5398.89094269871 -17368.91412349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7" draw:style-name="gr5" draw:text-style-name="P22" xml:id="id406" draw:id="id406" draw:layer="layout" svg:width="25.4cm" svg:height="3.039cm" svg:x="0cm" svg:y="15.24cm">
          <text:list text:style-name="L1">
            <text:list-header>
              <text:p text:style-name="P21"><text:span text:style-name="T17">全局变量</text:span><text:span text:style-name="T63">增加了函数间数据联系的渠道</text:span><text:span text:style-name="T17">，在函数调用时可以得到多于一个的返回值。</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406" smil:attributeName="visibility" smil:to="visible"/>
                  <anim:transitionFilter smil:dur="0.5s" smil:targetElement="id406" smil:type="blindsWipe" smil:subtype="horizontal"/>
                </anim:par>
              </anim:par>
            </anim:par>
          </anim:seq>
        </anim:par>
        <presentation:notes draw:style-name="dp2">
          <draw:page-thumbnail draw:style-name="gr3" draw:layer="layout" svg:width="12.7cm" svg:height="9.525cm" svg:x="3.175cm" svg:y="1.904cm" draw:page-number="57" presentation:class="page"/>
          <draw:frame presentation:style-name="pr1" draw:text-style-name="P5" draw:layer="layout" svg:width="13.97cm" svg:height="11.43cm" svg:x="2.54cm" svg:y="12.065cm" presentation:class="notes" presentation:placeholder="true">
            <draw:text-box/>
          </draw:frame>
        </presentation:notes>
      </draw:page>
      <draw:page draw:name="page5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54" draw:style-name="gr216" draw:text-style-name="P94" xml:id="id423" draw:id="id423" draw:layer="layout" svg:width="1.481cm" svg:height="1.178cm" svg:x="15.452cm" svg:y="5.715cm">
          <text:list text:style-name="L1">
            <text:list-header>
              <text:p text:style-name="P23"><text:span text:style-name="T9">4</text:span></text:p>
            </text:list-header>
          </text:list>
          <draw:enhanced-geometry svg:viewBox="0 0 21600 21600" draw:type="mso-spt202" draw:enhanced-path="M 0 0 L 21600 0 21600 21600 0 21600 0 0 Z N"/>
        </draw:custom-shape>
        <draw:custom-shape draw:name="Text Box 3" draw:style-name="gr5" draw:text-style-name="P74" draw:layer="layout" svg:width="8.255cm" svg:height="8.516cm" svg:x="0.847cm" svg:y="1.058cm">
          <text:list text:style-name="L1">
            <text:list-header>
              <text:p text:style-name="P73"><text:span text:style-name="T9">int <text:s/></text:span><text:span text:style-name="T45">min;</text:span></text:p>
              <text:p text:style-name="P73"><text:span text:style-name="T9">int <text:s/></text:span><text:span text:style-name="T58">max (int x, int <text:s/>y)</text:span></text:p>
              <text:p text:style-name="P73"><text:span text:style-name="T9">{ <text:s text:c="2"/>int <text:s/>z;</text:span></text:p>
              <text:p text:style-name="P73"><text:span text:style-name="T9"><text:s text:c="5"/></text:span><text:span text:style-name="T45">min</text:span><text:span text:style-name="T9">=(x&lt;y)?x : y;</text:span></text:p>
              <text:p text:style-name="P73"><text:span text:style-name="T9"><text:s text:c="5"/></text:span><text:span text:style-name="T9">z=(x&gt;y)? x : y ;</text:span></text:p>
              <text:p text:style-name="P73"><text:span text:style-name="T9"><text:s text:c="5"/></text:span><text:span text:style-name="T9">return <text:s/>z;</text:span></text:p>
              <text:p text:style-name="P73"><text:span text:style-name="T9">} <text:s text:c="4"/></text:span></text:p>
            </text:list-header>
          </text:list>
          <draw:enhanced-geometry svg:viewBox="0 0 21600 21600" draw:type="mso-spt202" draw:enhanced-path="M 0 0 L 21600 0 21600 21600 0 21600 0 0 Z N"/>
        </draw:custom-shape>
        <draw:custom-shape draw:name="Text Box 4" draw:style-name="gr5" draw:text-style-name="P74" draw:layer="layout" svg:width="14.605cm" svg:height="8.516cm" svg:x="0.635cm" svg:y="9.737cm">
          <text:list text:style-name="L1">
            <text:list-header>
              <text:p text:style-name="P73"><text:span text:style-name="T9">void main (void)</text:span></text:p>
              <text:p text:style-name="P73"><text:span text:style-name="T9">{ <text:s text:c="3"/>int <text:s text:c="2"/>a,b,c;</text:span></text:p>
              <text:p text:style-name="P73"><text:span text:style-name="T9"><text:s text:c="6"/></text:span><text:span text:style-name="T9">cin&gt;&gt;a&gt;&gt;b;</text:span></text:p>
              <text:p text:style-name="P73"><text:span text:style-name="T9"><text:s text:c="6"/></text:span><text:span text:style-name="T9">c=</text:span><text:span text:style-name="T58">max (a , b)</text:span><text:span text:style-name="T9"> ;</text:span></text:p>
              <text:p text:style-name="P73"><text:span text:style-name="T9"><text:s text:c="6"/></text:span><text:span text:style-name="T9">cout&lt;&lt;“The max is”&lt;&lt;c&lt;&lt;endl;</text:span></text:p>
              <text:p text:style-name="P73"><text:span text:style-name="T9"><text:s text:c="6"/></text:span><text:span text:style-name="T9">cout&lt;&lt;“ The min <text:s/>is”&lt;&lt;</text:span><text:span text:style-name="T45">min</text:span><text:span text:style-name="T9">&lt;&lt;endl;</text:span></text:p>
              <text:p text:style-name="P73"><text:span text:style-name="T9">} <text:s text:c="4"/></text:span></text:p>
            </text:list-header>
          </text:list>
          <draw:enhanced-geometry svg:viewBox="0 0 21600 21600" draw:type="mso-spt202" draw:enhanced-path="M 0 0 L 21600 0 21600 21600 0 21600 0 0 Z N"/>
        </draw:custom-shape>
        <draw:custom-shape draw:name="AutoShape 5" draw:style-name="gr250" draw:text-style-name="P96" xml:id="id407" draw:id="id407" draw:layer="layout" svg:width="4.445cm" svg:height="1.408cm" svg:x="4.233cm" svg:y="0.626cm">
          <text:list text:style-name="L3">
            <text:list-header>
              <text:p text:style-name="P95"><text:span text:style-name="T26">全局变量</text:span></text:p>
            </text:list-header>
          </text:list>
          <draw:enhanced-geometry svg:viewBox="0 0 21600 21600" draw:text-areas="800 800 20800 20800" draw:type="round-rectangular-callout" draw:modifiers="-2249.39271255061 20664.8687012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Group 11" xml:id="id411" draw:id="id411">
          <draw:custom-shape draw:name="Text Box 12" draw:style-name="gr251" draw:text-style-name="P14" draw:layer="layout" svg:width="1.905cm" svg:height="1.631cm" svg:x="12.277cm" svg:y="10.372cm">
            <text:p/>
            <draw:enhanced-geometry svg:viewBox="0 0 21600 21600" draw:type="mso-spt202" draw:enhanced-path="M 0 0 L 21600 0 21600 21600 0 21600 0 0 Z N"/>
          </draw:custom-shape>
          <draw:custom-shape draw:name="Text Box 13" draw:style-name="gr252" draw:text-style-name="P39" draw:layer="layout" svg:width="1.059cm" svg:height="1.364cm" svg:x="12.7cm" svg:y="11.853cm">
            <text:list text:style-name="L4">
              <text:list-header>
                <text:p text:style-name="P29"><text:span text:style-name="T31">a</text:span></text:p>
              </text:list-header>
            </text:list>
            <draw:enhanced-geometry svg:viewBox="0 0 21600 21600" draw:type="mso-spt202" draw:enhanced-path="M 0 0 L 21600 0 21600 21600 0 21600 0 0 Z N"/>
          </draw:custom-shape>
          <draw:custom-shape draw:name="Text Box 14" draw:style-name="gr253" draw:text-style-name="P39" draw:layer="layout" svg:width="1.481cm" svg:height="1.366cm" svg:x="12.489cm" svg:y="10.583cm">
            <text:p/>
            <draw:enhanced-geometry svg:viewBox="0 0 21600 21600" draw:type="mso-spt202" draw:enhanced-path="M 0 0 L 21600 0 21600 21600 0 21600 0 0 Z N"/>
          </draw:custom-shape>
        </draw:g>
        <draw:g draw:name="Group 15" xml:id="id413" draw:id="id413">
          <draw:custom-shape draw:name="Text Box 16" draw:style-name="gr254" draw:text-style-name="P14" draw:layer="layout" svg:width="1.905cm" svg:height="1.631cm" svg:x="15.452cm" svg:y="10.372cm">
            <text:p/>
            <draw:enhanced-geometry svg:viewBox="0 0 21600 21600" draw:type="mso-spt202" draw:enhanced-path="M 0 0 L 21600 0 21600 21600 0 21600 0 0 Z N"/>
          </draw:custom-shape>
          <draw:custom-shape draw:name="Text Box 17" draw:style-name="gr255" draw:text-style-name="P39" draw:layer="layout" svg:width="1.059cm" svg:height="1.364cm" svg:x="15.875cm" svg:y="11.853cm">
            <text:list text:style-name="L4">
              <text:list-header>
                <text:p text:style-name="P29"><text:span text:style-name="T31">b</text:span></text:p>
              </text:list-header>
            </text:list>
            <draw:enhanced-geometry svg:viewBox="0 0 21600 21600" draw:type="mso-spt202" draw:enhanced-path="M 0 0 L 21600 0 21600 21600 0 21600 0 0 Z N"/>
          </draw:custom-shape>
          <draw:custom-shape draw:name="Text Box 18" draw:style-name="gr256" draw:text-style-name="P39" draw:layer="layout" svg:width="1.481cm" svg:height="1.366cm" svg:x="15.664cm" svg:y="10.583cm">
            <text:p/>
            <draw:enhanced-geometry svg:viewBox="0 0 21600 21600" draw:type="mso-spt202" draw:enhanced-path="M 0 0 L 21600 0 21600 21600 0 21600 0 0 Z N"/>
          </draw:custom-shape>
        </draw:g>
        <draw:g draw:name="Group 53" xml:id="id415" draw:id="id415">
          <draw:custom-shape draw:name="Text Box 20" draw:style-name="gr257" draw:text-style-name="P14" draw:layer="layout" svg:width="1.905cm" svg:height="1.631cm" svg:x="18.203cm" svg:y="10.372cm">
            <text:p/>
            <draw:enhanced-geometry svg:viewBox="0 0 21600 21600" draw:type="mso-spt202" draw:enhanced-path="M 0 0 L 21600 0 21600 21600 0 21600 0 0 Z N"/>
          </draw:custom-shape>
          <draw:custom-shape draw:name="Text Box 21" draw:style-name="gr258" draw:text-style-name="P39" draw:layer="layout" svg:width="1.058cm" svg:height="1.364cm" svg:x="18.627cm" svg:y="11.853cm">
            <text:list text:style-name="L4">
              <text:list-header>
                <text:p text:style-name="P29"><text:span text:style-name="T31">c</text:span></text:p>
              </text:list-header>
            </text:list>
            <draw:enhanced-geometry svg:viewBox="0 0 21600 21600" draw:type="mso-spt202" draw:enhanced-path="M 0 0 L 21600 0 21600 21600 0 21600 0 0 Z N"/>
          </draw:custom-shape>
        </draw:g>
        <draw:custom-shape draw:name="Text Box 22" draw:style-name="gr259" draw:text-style-name="P39" xml:id="id433" draw:id="id433" draw:layer="layout" svg:width="1.482cm" svg:height="1.364cm" svg:x="18.415cm" svg:y="10.583cm">
          <text:list text:style-name="L5">
            <text:list-header>
              <text:p text:style-name="P29"><text:span text:style-name="T35">4</text:span></text:p>
            </text:list-header>
          </text:list>
          <draw:enhanced-geometry svg:viewBox="0 0 21600 21600" draw:type="mso-spt202" draw:enhanced-path="M 0 0 L 21600 0 21600 21600 0 21600 0 0 Z N"/>
        </draw:custom-shape>
        <draw:custom-shape draw:name="Text Box 23" draw:style-name="gr260" draw:text-style-name="P94" xml:id="id412" draw:id="id412" draw:layer="layout" svg:width="1.482cm" svg:height="1.178cm" svg:x="12.488cm" svg:y="10.583cm">
          <text:list text:style-name="L4">
            <text:list-header>
              <text:p text:style-name="P23"><text:span text:style-name="T45">1</text:span></text:p>
            </text:list-header>
          </text:list>
          <draw:enhanced-geometry svg:viewBox="0 0 21600 21600" draw:type="mso-spt202" draw:enhanced-path="M 0 0 L 21600 0 21600 21600 0 21600 0 0 Z N"/>
        </draw:custom-shape>
        <draw:custom-shape draw:name="Text Box 24" draw:style-name="gr261" draw:text-style-name="P94" xml:id="id414" draw:id="id414" draw:layer="layout" svg:width="1.482cm" svg:height="1.178cm" svg:x="15.663cm" svg:y="10.583cm">
          <text:list text:style-name="L4">
            <text:list-header>
              <text:p text:style-name="P23"><text:span text:style-name="T45">4</text:span></text:p>
            </text:list-header>
          </text:list>
          <draw:enhanced-geometry svg:viewBox="0 0 21600 21600" draw:type="mso-spt202" draw:enhanced-path="M 0 0 L 21600 0 21600 21600 0 21600 0 0 Z N"/>
        </draw:custom-shape>
        <draw:custom-shape draw:name="Text Box 26" draw:style-name="gr70" draw:text-style-name="P14" xml:id="id416" draw:id="id416" draw:layer="layout" svg:width="1.905cm" svg:height="1.632cm" svg:x="12.277cm" svg:y="5.503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27" draw:style-name="gr5" draw:text-style-name="P39" xml:id="id417" draw:id="id417" draw:layer="layout" svg:width="1.059cm" svg:height="1.364cm" svg:x="12.488cm" svg:y="6.985cm">
          <text:list text:style-name="L1">
            <text:list-header>
              <text:p text:style-name="P29"><text:span text:style-name="T12">x</text:span></text:p>
            </text:list-header>
          </text:list>
          <draw:enhanced-geometry svg:viewBox="0 0 21600 21600" draw:type="mso-spt202" draw:enhanced-path="M 0 0 L 21600 0 21600 21600 0 21600 0 0 Z N"/>
        </draw:custom-shape>
        <draw:custom-shape draw:name="Text Box 30" draw:style-name="gr70" draw:text-style-name="P14" xml:id="id420" draw:id="id420" draw:layer="layout" svg:width="1.905cm" svg:height="1.632cm" svg:x="15.24cm" svg:y="5.503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31" draw:style-name="gr5" draw:text-style-name="P39" xml:id="id421" draw:id="id421" draw:layer="layout" svg:width="1.059cm" svg:height="1.364cm" svg:x="15.663cm" svg:y="6.985cm">
          <text:list text:style-name="L1">
            <text:list-header>
              <text:p text:style-name="P29"><text:span text:style-name="T12">y</text:span></text:p>
            </text:list-header>
          </text:list>
          <draw:enhanced-geometry svg:viewBox="0 0 21600 21600" draw:type="mso-spt202" draw:enhanced-path="M 0 0 L 21600 0 21600 21600 0 21600 0 0 Z N"/>
        </draw:custom-shape>
        <draw:custom-shape draw:name="Text Box 33" draw:style-name="gr216" draw:text-style-name="P94" xml:id="id419" draw:id="id419" draw:layer="layout" svg:width="1.482cm" svg:height="1.178cm" svg:x="12.488cm" svg:y="5.715cm">
          <text:list text:style-name="L1">
            <text:list-header>
              <text:p text:style-name="P23"><text:span text:style-name="T9">1</text:span></text:p>
            </text:list-header>
          </text:list>
          <draw:enhanced-geometry svg:viewBox="0 0 21600 21600" draw:type="mso-spt202" draw:enhanced-path="M 0 0 L 21600 0 21600 21600 0 21600 0 0 Z N"/>
        </draw:custom-shape>
        <draw:custom-shape draw:name="Text Box 36" draw:style-name="gr262" draw:text-style-name="P14" xml:id="id408" draw:id="id408" draw:layer="layout" svg:width="1.905cm" svg:height="1.631cm" svg:x="11.853cm" svg:y="0.847cm">
          <text:list text:style-name="L4">
            <text:list-header>
              <text:p text:style-name="P13"><text:span text:style-name="T63"/></text:p>
            </text:list-header>
          </text:list>
          <draw:enhanced-geometry svg:viewBox="0 0 21600 21600" draw:type="mso-spt202" draw:enhanced-path="M 0 0 L 21600 0 21600 21600 0 21600 0 0 Z N"/>
        </draw:custom-shape>
        <draw:custom-shape draw:name="Text Box 37" draw:style-name="gr263" draw:text-style-name="P39" xml:id="id409" draw:id="id409" draw:layer="layout" svg:width="2.116cm" svg:height="1.364cm" svg:x="11.642cm" svg:y="2.328cm">
          <text:list text:style-name="L5">
            <text:list-header>
              <text:p text:style-name="P29"><text:span text:style-name="T35">min</text:span></text:p>
            </text:list-header>
          </text:list>
          <draw:enhanced-geometry svg:viewBox="0 0 21600 21600" draw:type="mso-spt202" draw:enhanced-path="M 0 0 L 21600 0 21600 21600 0 21600 0 0 Z N"/>
        </draw:custom-shape>
        <draw:custom-shape draw:name="Text Box 39" draw:style-name="gr264" draw:text-style-name="P94" xml:id="id410" draw:id="id410" draw:layer="layout" svg:width="1.482cm" svg:height="1.178cm" svg:x="12.065cm" svg:y="1.058cm">
          <text:list text:style-name="L5">
            <text:list-header>
              <text:p text:style-name="P23"><text:span text:style-name="T58">0</text:span></text:p>
            </text:list-header>
          </text:list>
          <draw:enhanced-geometry svg:viewBox="0 0 21600 21600" draw:type="mso-spt202" draw:enhanced-path="M 0 0 L 21600 0 21600 21600 0 21600 0 0 Z N"/>
        </draw:custom-shape>
        <draw:polyline draw:name="Line 40" draw:style-name="gr265" draw:text-style-name="P40" xml:id="id418" draw:id="id418" draw:layer="layout" svg:width="0cm" svg:height="1.904cm" svg:x="13.123cm" svg:y="8.466cm" svg:viewBox="0 0 0 1905" draw:points="0,1905 0,0">
          <text:p/>
        </draw:polyline>
        <draw:polyline draw:name="Line 41" draw:style-name="gr266" draw:text-style-name="P40" xml:id="id422" draw:id="id422" draw:layer="layout" svg:width="0cm" svg:height="1.904cm" svg:x="16.298cm" svg:y="8.466cm" svg:viewBox="0 0 0 1905" draw:points="0,1905 0,0">
          <text:p/>
        </draw:polyline>
        <draw:custom-shape draw:name="Text Box 43" draw:style-name="gr70" draw:text-style-name="P14" xml:id="id424" draw:id="id424" draw:layer="layout" svg:width="1.905cm" svg:height="1.632cm" svg:x="18.203cm" svg:y="5.503cm">
          <text:list text:style-name="L1">
            <text:list-header>
              <text:p text:style-name="P13"><text:span text:style-name="T17"/></text:p>
            </text:list-header>
          </text:list>
          <draw:enhanced-geometry svg:viewBox="0 0 21600 21600" draw:type="mso-spt202" draw:enhanced-path="M 0 0 L 21600 0 21600 21600 0 21600 0 0 Z N"/>
        </draw:custom-shape>
        <draw:custom-shape draw:name="Text Box 44" draw:style-name="gr5" draw:text-style-name="P39" xml:id="id425" draw:id="id425" draw:layer="layout" svg:width="1.058cm" svg:height="1.364cm" svg:x="18.627cm" svg:y="6.985cm">
          <text:list text:style-name="L1">
            <text:list-header>
              <text:p text:style-name="P29"><text:span text:style-name="T12">z</text:span></text:p>
            </text:list-header>
          </text:list>
          <draw:enhanced-geometry svg:viewBox="0 0 21600 21600" draw:type="mso-spt202" draw:enhanced-path="M 0 0 L 21600 0 21600 21600 0 21600 0 0 Z N"/>
        </draw:custom-shape>
        <draw:custom-shape draw:name="Text Box 45" draw:style-name="gr267" draw:text-style-name="P39" xml:id="id427" draw:id="id427" draw:layer="layout" svg:width="1.482cm" svg:height="1.364cm" svg:x="18.415cm" svg:y="5.715cm">
          <text:list text:style-name="L4">
            <text:list-header>
              <text:p text:style-name="P29"><text:span text:style-name="T31">4</text:span></text:p>
            </text:list-header>
          </text:list>
          <draw:enhanced-geometry svg:viewBox="0 0 21600 21600" draw:type="mso-spt202" draw:enhanced-path="M 0 0 L 21600 0 21600 21600 0 21600 0 0 Z N"/>
        </draw:custom-shape>
        <draw:custom-shape draw:name="Text Box 46" draw:style-name="gr268" draw:text-style-name="P94" xml:id="id426" draw:id="id426" draw:layer="layout" svg:width="1.482cm" svg:height="1.178cm" svg:x="12.065cm" svg:y="1.058cm">
          <text:list text:style-name="L4">
            <text:list-header>
              <text:p text:style-name="P23"><text:span text:style-name="T45">1</text:span></text:p>
            </text:list-header>
          </text:list>
          <draw:enhanced-geometry svg:viewBox="0 0 21600 21600" draw:type="mso-spt202" draw:enhanced-path="M 0 0 L 21600 0 21600 21600 0 21600 0 0 Z N"/>
        </draw:custom-shape>
        <draw:custom-shape draw:name="AutoShape 47" draw:style-name="gr269" draw:text-style-name="P96" xml:id="id428" draw:id="id428" draw:layer="layout" svg:width="4.868cm" svg:height="2.815cm" svg:x="6.35cm" svg:y="7.611cm">
          <text:list text:style-name="L3">
            <text:list-header>
              <text:p text:style-name="P95"><text:span text:style-name="T26">函数值为</text:span><text:span text:style-name="T42">4</text:span></text:p>
            </text:list-header>
          </text:list>
          <draw:enhanced-geometry svg:viewBox="0 0 21600 21600" draw:text-areas="800 800 20800 20800" draw:type="round-rectangular-callout" draw:modifiers="-4280.96118299446 1541.761363636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name="Line 48" draw:style-name="gr270" draw:text-style-name="P40" xml:id="id432" draw:id="id432" draw:layer="layout" svg:width="2.962cm" svg:height="4.444cm" svg:x="6.349cm" svg:y="8.89cm" svg:viewBox="0 0 2963 4445" draw:points="2963,0 0,4445">
          <text:p/>
        </draw:polyline>
        <draw:custom-shape draw:name="Text Box 49" draw:style-name="gr216" draw:text-style-name="P93" xml:id="id429" draw:id="id429" draw:layer="layout" svg:width="2.964cm" svg:height="2.857cm" svg:x="11.853cm" svg:y="5.292cm">
          <text:list text:style-name="L1">
            <text:list-header>
              <text:p text:style-name="P92"><text:span text:style-name="T68"/></text:p>
            </text:list-header>
          </text:list>
          <draw:enhanced-geometry svg:viewBox="0 0 21600 21600" draw:type="mso-spt202" draw:enhanced-path="M 0 0 L 21600 0 21600 21600 0 21600 0 0 Z N"/>
        </draw:custom-shape>
        <draw:custom-shape draw:name="Text Box 50" draw:style-name="gr216" draw:text-style-name="P98" xml:id="id430" draw:id="id430" draw:layer="layout" svg:width="2.963cm" svg:height="3.135cm" svg:x="14.817cm" svg:y="5.292cm">
          <text:list text:style-name="L1">
            <text:list-header>
              <text:p text:style-name="P97"><text:span text:style-name="T70"/></text:p>
            </text:list-header>
          </text:list>
          <draw:enhanced-geometry svg:viewBox="0 0 21600 21600" draw:type="mso-spt202" draw:enhanced-path="M 0 0 L 21600 0 21600 21600 0 21600 0 0 Z N"/>
        </draw:custom-shape>
        <draw:custom-shape draw:name="Text Box 51" draw:style-name="gr216" draw:text-style-name="P93" xml:id="id431" draw:id="id431" draw:layer="layout" svg:width="2.963cm" svg:height="2.857cm" svg:x="17.78cm" svg:y="5.292cm">
          <text:list text:style-name="L1">
            <text:list-header>
              <text:p text:style-name="P92"><text:span text:style-name="T68"/></text:p>
            </text:list-header>
          </text:list>
          <draw:enhanced-geometry svg:viewBox="0 0 21600 21600" draw:type="mso-spt202" draw:enhanced-path="M 0 0 L 21600 0 21600 21600 0 21600 0 0 Z N"/>
        </draw:custom-shape>
        <draw:custom-shape draw:name="Text Box 52" draw:style-name="gr271" draw:text-style-name="P12" xml:id="id434" draw:id="id434" draw:layer="layout" svg:width="6.985cm" svg:height="2.824cm" svg:x="16.51cm" svg:y="13.758cm">
          <text:list text:style-name="L4">
            <text:list-header>
              <text:p text:style-name="P11"><text:span text:style-name="T45">The max is <text:s/>4</text:span></text:p>
              <text:p text:style-name="P11"><text:span text:style-name="T45">The min <text:s/>is <text:s/>1 </text:span></text:p>
            </text:list-header>
          </text:list>
          <draw:enhanced-geometry svg:viewBox="0 0 21600 21600" draw:type="mso-spt202" draw:enhanced-path="M 0 0 L 21600 0 21600 21600 0 21600 0 0 Z N"/>
        </draw:custom-shape>
        <draw:custom-shape draw:name="Text Box 55" draw:style-name="gr272" draw:text-style-name="P16" xml:id="id435" draw:id="id435" draw:layer="layout" svg:width="13.97cm" svg:height="2.667cm" svg:x="11.43cm" svg:y="4.868cm">
          <text:list text:style-name="L4">
            <text:list-header>
              <text:p text:style-name="P15"><text:span text:style-name="T31">min </text:span><text:span text:style-name="T11">在</text:span><text:span text:style-name="T12">main( )</text:span><text:span text:style-name="T11">和</text:span><text:span text:style-name="T12">max( )</text:span><text:span text:style-name="T11">中均有效，</text:span><text:span text:style-name="T34">在内存中有唯一的存储空间</text:span><text:span text:style-name="T11">。</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07" smil:attributeName="visibility" smil:to="visible"/>
                  <anim:transitionFilter smil:dur="0.5s" smil:targetElement="id40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08" smil:attributeName="visibility" smil:to="visible"/>
                  <anim:transitionFilter smil:dur="0.5s" smil:targetElement="id40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09" smil:attributeName="visibility" smil:to="visible"/>
                  <anim:transitionFilter smil:dur="0.5s" smil:targetElement="id40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10" smil:attributeName="visibility" smil:to="visible"/>
                  <anim:transitionFilter smil:dur="0.5s" smil:targetElement="id410"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11" smil:attributeName="visibility" smil:to="visible"/>
                  <anim:transitionFilter smil:dur="0.5s" smil:targetElement="id41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12" smil:attributeName="visibility" smil:to="visible"/>
                  <anim:transitionFilter smil:dur="0.5s" smil:targetElement="id41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13" smil:attributeName="visibility" smil:to="visible"/>
                  <anim:transitionFilter smil:dur="0.5s" smil:targetElement="id41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14" smil:attributeName="visibility" smil:to="visible"/>
                  <anim:transitionFilter smil:dur="0.5s" smil:targetElement="id41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15" smil:attributeName="visibility" smil:to="visible"/>
                  <anim:transitionFilter smil:dur="0.5s" smil:targetElement="id41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16" smil:attributeName="visibility" smil:to="visible"/>
                  <anim:transitionFilter smil:dur="0.5s" smil:targetElement="id41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17" smil:attributeName="visibility" smil:to="visible"/>
                  <anim:transitionFilter smil:dur="0.5s" smil:targetElement="id41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18" smil:attributeName="visibility" smil:to="visible"/>
                  <anim:transitionFilter smil:dur="0.5s" smil:targetElement="id418"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19" smil:attributeName="visibility" smil:to="visible"/>
                  <anim:transitionFilter smil:dur="0.5s" smil:targetElement="id419"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20" smil:attributeName="visibility" smil:to="visible"/>
                  <anim:transitionFilter smil:dur="0.5s" smil:targetElement="id42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21" smil:attributeName="visibility" smil:to="visible"/>
                  <anim:transitionFilter smil:dur="0.5s" smil:targetElement="id42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22" smil:attributeName="visibility" smil:to="visible"/>
                  <anim:transitionFilter smil:dur="0.5s" smil:targetElement="id422"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23" smil:attributeName="visibility" smil:to="visible"/>
                  <anim:transitionFilter smil:dur="0.5s" smil:targetElement="id423"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24" smil:attributeName="visibility" smil:to="visible"/>
                  <anim:transitionFilter smil:dur="0.5s" smil:targetElement="id42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25" smil:attributeName="visibility" smil:to="visible"/>
                  <anim:transitionFilter smil:dur="0.5s" smil:targetElement="id42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26" smil:attributeName="visibility" smil:to="visible"/>
                  <anim:transitionFilter smil:dur="0.5s" smil:targetElement="id42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27" smil:attributeName="visibility" smil:to="visible"/>
                  <anim:transitionFilter smil:dur="0.5s" smil:targetElement="id42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28" smil:attributeName="visibility" smil:to="visible"/>
                  <anim:transitionFilter smil:dur="0.5s" smil:targetElement="id42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29" smil:attributeName="visibility" smil:to="visible"/>
                  <anim:transitionFilter smil:dur="0.5s" smil:targetElement="id42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30" smil:attributeName="visibility" smil:to="visible"/>
                  <anim:transitionFilter smil:dur="0.5s" smil:targetElement="id43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31" smil:attributeName="visibility" smil:to="visible"/>
                  <anim:transitionFilter smil:dur="0.5s" smil:targetElement="id43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2" smil:attributeName="visibility" smil:to="visible"/>
                  <anim:transitionFilter smil:dur="0.5s" smil:targetElement="id432"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33" smil:attributeName="visibility" smil:to="visible"/>
                  <anim:transitionFilter smil:dur="0.5s" smil:targetElement="id43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34" smil:attributeName="visibility" smil:to="visible"/>
                  <anim:transitionFilter smil:dur="0.5s" smil:targetElement="id434" smil:type="barWipe" smil:subtype="leftToRight"/>
                </anim:par>
              </anim:par>
            </anim:par>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435" smil:attributeName="visibility" smil:to="visible"/>
                  <anim:transitionFilter smil:dur="0.5s" smil:targetElement="id435" smil:type="barnDoorWipe" smil:subtype="horizontal" smil:direction="reverse"/>
                </anim:par>
              </anim:par>
            </anim:par>
          </anim:seq>
        </anim:par>
        <presentation:notes draw:style-name="dp2">
          <draw:page-thumbnail draw:style-name="gr3" draw:layer="layout" svg:width="12.7cm" svg:height="9.525cm" svg:x="3.175cm" svg:y="1.904cm" draw:page-number="58" presentation:class="page"/>
          <draw:frame presentation:style-name="pr1" draw:text-style-name="P5" draw:layer="layout" svg:width="13.97cm" svg:height="11.43cm" svg:x="2.54cm" svg:y="12.065cm" presentation:class="notes" presentation:placeholder="true">
            <draw:text-box/>
          </draw:frame>
        </presentation:notes>
      </draw:page>
      <draw:page draw:name="page5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73" draw:text-style-name="P16" draw:layer="layout" svg:width="25.4cm" svg:height="2.667cm" svg:x="0cm" svg:y="0cm">
          <text:list text:style-name="L4">
            <text:list-header>
              <text:p text:style-name="P15"><text:span text:style-name="T33">在同一个源文件中，外部变量与局部变量同名，则在局部变量的作用范围内，外部变量不起作用。</text:span></text:p>
            </text:list-header>
          </text:list>
          <draw:enhanced-geometry svg:viewBox="0 0 21600 21600" draw:type="mso-spt202" draw:enhanced-path="M 0 0 L 21600 0 21600 21600 0 21600 0 0 Z N"/>
        </draw:custom-shape>
        <draw:custom-shape draw:name="Text Box 3" draw:style-name="gr274" draw:text-style-name="P62" draw:layer="layout" svg:width="11.007cm" svg:height="16.617cm" svg:x="1.058cm" svg:y="2.963cm">
          <text:list text:style-name="L4">
            <text:list-header>
              <text:p text:style-name="P61"><text:span text:style-name="T31">int <text:s/>a=3, b=5;</text:span></text:p>
            </text:list-header>
          </text:list>
          <text:list text:style-name="L1">
            <text:list-header>
              <text:p text:style-name="P61"><text:span text:style-name="T12">int max(int <text:s/>a, int <text:s/>b)</text:span></text:p>
              <text:p text:style-name="P61"><text:span text:style-name="T12">{ <text:s/>int c;</text:span></text:p>
              <text:p text:style-name="P61"><text:span text:style-name="T12"><text:s text:c="4"/></text:span><text:span text:style-name="T12">c=a&gt;b? a:b;</text:span></text:p>
              <text:p text:style-name="P61"><text:span text:style-name="T12"><text:s text:c="4"/></text:span><text:span text:style-name="T12">return <text:s/>c;</text:span></text:p>
              <text:p text:style-name="P61"><text:span text:style-name="T12">}</text:span></text:p>
              <text:p text:style-name="P61"><text:span text:style-name="T12">void main(void)</text:span></text:p>
              <text:p text:style-name="P61"><text:span text:style-name="T12">{ <text:s/>int <text:s text:c="2"/>a=8;</text:span></text:p>
              <text:p text:style-name="P61"><text:span text:style-name="T12"><text:s text:c="4"/></text:span><text:span text:style-name="T12">cout&lt;&lt;max(a,</text:span><text:span text:style-name="T31">b</text:span><text:span text:style-name="T12">)&lt;&lt;endl;</text:span></text:p>
              <text:p text:style-name="P61"><text:span text:style-name="T12">}</text:span></text:p>
            </text:list-header>
          </text:list>
          <draw:enhanced-geometry svg:viewBox="0 0 21600 21600" draw:type="mso-spt202" draw:enhanced-path="M 0 0 L 21600 0 21600 21600 0 21600 0 0 Z N"/>
        </draw:custom-shape>
        <draw:g draw:name="Group 4" xml:id="id436" draw:id="id436">
          <draw:custom-shape draw:name="Text Box 5" draw:style-name="gr67" draw:text-style-name="P60" draw:layer="layout" svg:width="1.693cm" svg:height="1.178cm" svg:x="15.875cm" svg:y="5.927cm">
            <text:list text:style-name="L1">
              <text:list-header>
                <text:p text:style-name="P23"><text:span text:style-name="T9">3</text:span></text:p>
              </text:list-header>
            </text:list>
            <draw:enhanced-geometry svg:viewBox="0 0 21600 21600" draw:type="mso-spt202" draw:enhanced-path="M 0 0 L 21600 0 21600 21600 0 21600 0 0 Z N"/>
          </draw:custom-shape>
          <draw:custom-shape draw:name="Text Box 6" draw:style-name="gr5" draw:text-style-name="P60" draw:layer="layout" svg:width="1.27cm" svg:height="1.178cm" svg:x="16.087cm" svg:y="4.445cm">
            <text:list text:style-name="L1">
              <text:list-header>
                <text:p text:style-name="P23"><text:span text:style-name="T9">a</text:span></text:p>
              </text:list-header>
            </text:list>
            <draw:enhanced-geometry svg:viewBox="0 0 21600 21600" draw:type="mso-spt202" draw:enhanced-path="M 0 0 L 21600 0 21600 21600 0 21600 0 0 Z N"/>
          </draw:custom-shape>
          <draw:custom-shape draw:name="Text Box 7" draw:style-name="gr67" draw:text-style-name="P60" draw:layer="layout" svg:width="1.693cm" svg:height="1.178cm" svg:x="18.415cm" svg:y="5.927cm">
            <text:list text:style-name="L1">
              <text:list-header>
                <text:p text:style-name="P23"><text:span text:style-name="T9">5</text:span></text:p>
              </text:list-header>
            </text:list>
            <draw:enhanced-geometry svg:viewBox="0 0 21600 21600" draw:type="mso-spt202" draw:enhanced-path="M 0 0 L 21600 0 21600 21600 0 21600 0 0 Z N"/>
          </draw:custom-shape>
          <draw:custom-shape draw:name="Text Box 8" draw:style-name="gr5" draw:text-style-name="P60" draw:layer="layout" svg:width="1.27cm" svg:height="1.178cm" svg:x="18.627cm" svg:y="4.445cm">
            <text:list text:style-name="L1">
              <text:list-header>
                <text:p text:style-name="P23"><text:span text:style-name="T9">b</text:span></text:p>
              </text:list-header>
            </text:list>
            <draw:enhanced-geometry svg:viewBox="0 0 21600 21600" draw:type="mso-spt202" draw:enhanced-path="M 0 0 L 21600 0 21600 21600 0 21600 0 0 Z N"/>
          </draw:custom-shape>
        </draw:g>
        <draw:g draw:name="Group 9" xml:id="id439" draw:id="id439">
          <draw:custom-shape draw:name="AutoShape 10" draw:style-name="gr6" draw:text-style-name="P10" draw:layer="layout" svg:width="0.635cm" svg:height="5.503cm" svg:x="19.05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1" draw:style-name="gr6" draw:text-style-name="P10" draw:layer="layout" svg:width="0.635cm" svg:height="3.387cm" svg:x="16.51cm" svg:y="10.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2" xml:id="id437" draw:id="id437">
          <draw:custom-shape draw:name="Text Box 13" draw:style-name="gr67" draw:text-style-name="P60" draw:layer="layout" svg:width="1.693cm" svg:height="1.213cm" svg:x="16.087cm" svg:y="8.89cm">
            <text:p/>
            <draw:enhanced-geometry svg:viewBox="0 0 21600 21600" draw:type="mso-spt202" draw:enhanced-path="M 0 0 L 21600 0 21600 21600 0 21600 0 0 Z N"/>
          </draw:custom-shape>
          <draw:custom-shape draw:name="Text Box 14" draw:style-name="gr5" draw:text-style-name="P60" draw:layer="layout" svg:width="1.27cm" svg:height="1.178cm" svg:x="16.298cm" svg:y="7.832cm">
            <text:list text:style-name="L1">
              <text:list-header>
                <text:p text:style-name="P23"><text:span text:style-name="T9">a</text:span></text:p>
              </text:list-header>
            </text:list>
            <draw:enhanced-geometry svg:viewBox="0 0 21600 21600" draw:type="mso-spt202" draw:enhanced-path="M 0 0 L 21600 0 21600 21600 0 21600 0 0 Z N"/>
          </draw:custom-shape>
          <draw:custom-shape draw:name="Text Box 15" draw:style-name="gr5" draw:text-style-name="P60" draw:layer="layout" svg:width="1.27cm" svg:height="1.178cm" svg:x="16.298cm" svg:y="8.89cm">
            <text:list text:style-name="L1">
              <text:list-header>
                <text:p text:style-name="P23"><text:span text:style-name="T9">8</text:span></text:p>
              </text:list-header>
            </text:list>
            <draw:enhanced-geometry svg:viewBox="0 0 21600 21600" draw:type="mso-spt202" draw:enhanced-path="M 0 0 L 21600 0 21600 21600 0 21600 0 0 Z N"/>
          </draw:custom-shape>
        </draw:g>
        <draw:g draw:name="Group 16" xml:id="id440" draw:id="id440">
          <draw:custom-shape draw:name="Text Box 17" draw:style-name="gr67" draw:text-style-name="P60" draw:layer="layout" svg:width="1.693cm" svg:height="1.178cm" svg:x="16.087cm" svg:y="13.335cm">
            <text:list text:style-name="L1">
              <text:list-header>
                <text:p text:style-name="P23"><text:span text:style-name="T9">8</text:span></text:p>
              </text:list-header>
            </text:list>
            <draw:enhanced-geometry svg:viewBox="0 0 21600 21600" draw:type="mso-spt202" draw:enhanced-path="M 0 0 L 21600 0 21600 21600 0 21600 0 0 Z N"/>
          </draw:custom-shape>
          <draw:custom-shape draw:name="Text Box 18" draw:style-name="gr5" draw:text-style-name="P60" draw:layer="layout" svg:width="1.27cm" svg:height="1.178cm" svg:x="16.298cm" svg:y="14.605cm">
            <text:list text:style-name="L1">
              <text:list-header>
                <text:p text:style-name="P23"><text:span text:style-name="T9">a</text:span></text:p>
              </text:list-header>
            </text:list>
            <draw:enhanced-geometry svg:viewBox="0 0 21600 21600" draw:type="mso-spt202" draw:enhanced-path="M 0 0 L 21600 0 21600 21600 0 21600 0 0 Z N"/>
          </draw:custom-shape>
          <draw:custom-shape draw:name="Text Box 19" draw:style-name="gr67" draw:text-style-name="P60" draw:layer="layout" svg:width="1.693cm" svg:height="1.178cm" svg:x="18.627cm" svg:y="13.335cm">
            <text:list text:style-name="L1">
              <text:list-header>
                <text:p text:style-name="P23"><text:span text:style-name="T9">5</text:span></text:p>
              </text:list-header>
            </text:list>
            <draw:enhanced-geometry svg:viewBox="0 0 21600 21600" draw:type="mso-spt202" draw:enhanced-path="M 0 0 L 21600 0 21600 21600 0 21600 0 0 Z N"/>
          </draw:custom-shape>
          <draw:custom-shape draw:name="Text Box 20" draw:style-name="gr5" draw:text-style-name="P60" draw:layer="layout" svg:width="1.27cm" svg:height="1.178cm" svg:x="18.838cm" svg:y="14.605cm">
            <text:list text:style-name="L1">
              <text:list-header>
                <text:p text:style-name="P23"><text:span text:style-name="T9">b</text:span></text:p>
              </text:list-header>
            </text:list>
            <draw:enhanced-geometry svg:viewBox="0 0 21600 21600" draw:type="mso-spt202" draw:enhanced-path="M 0 0 L 21600 0 21600 21600 0 21600 0 0 Z N"/>
          </draw:custom-shape>
        </draw:g>
        <draw:custom-shape draw:name="Text Box 21" draw:style-name="gr5" draw:text-style-name="P12" xml:id="id438" draw:id="id438" draw:layer="layout" svg:width="4.233cm" svg:height="1.178cm" svg:x="19.897cm" svg:y="9.525cm">
          <text:list text:style-name="L1">
            <text:list-header>
              <text:p text:style-name="P11"><text:span text:style-name="T9">max (8,5)</text:span></text:p>
            </text:list-header>
          </text:list>
          <draw:enhanced-geometry svg:viewBox="0 0 21600 21600" draw:type="mso-spt202" draw:enhanced-path="M 0 0 L 21600 0 21600 21600 0 21600 0 0 Z N"/>
        </draw:custom-shape>
        <draw:custom-shape draw:name="Text Box 22" draw:style-name="gr5" draw:text-style-name="P22" xml:id="id441" draw:id="id441" draw:layer="layout" svg:width="7.409cm" svg:height="1.55cm" svg:x="15.028cm" svg:y="16.51cm">
          <text:list text:style-name="L1">
            <text:list-header>
              <text:p text:style-name="P21"><text:span text:style-name="T17">输出：</text:span><text:span text:style-name="T23">8</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4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3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3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9" smil:attributeName="visibility" smil:to="visible"/>
                  <anim:transitionFilter smil:dur="0.5s" smil:targetElement="id439" smil:type="barWipe" smil:subtype="topToBottom"/>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41" smil:attributeName="visibility" smil:to="visible"/>
                  <anim:transitionFilter smil:dur="0.5s" smil:targetElement="id441" smil:type="dissolve"/>
                </anim:par>
              </anim:par>
            </anim:par>
          </anim:seq>
        </anim:par>
        <presentation:notes draw:style-name="dp2">
          <draw:page-thumbnail draw:style-name="gr3" draw:layer="layout" svg:width="12.7cm" svg:height="9.525cm" svg:x="3.175cm" svg:y="1.904cm" draw:page-number="59" presentation:class="page"/>
          <draw:frame presentation:style-name="pr1" draw:text-style-name="P5" draw:layer="layout" svg:width="13.97cm" svg:height="11.43cm" svg:x="2.54cm" svg:y="12.065cm" presentation:class="notes" presentation:placeholder="true">
            <draw:text-box/>
          </draw:frame>
        </presentation:notes>
      </draw:page>
      <draw:page draw:name="page6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62" draw:layer="layout" svg:width="10.16cm" svg:height="13.764cm" svg:x="1.693cm" svg:y="1.905cm">
          <text:list text:style-name="L1">
            <text:list-header>
              <text:p text:style-name="P61"><text:span text:style-name="T12">int <text:s/>x;</text:span></text:p>
              <text:p text:style-name="P61"><text:span text:style-name="T12">void cude(void)</text:span></text:p>
              <text:p text:style-name="P61"><text:span text:style-name="T12">{ <text:s/>x=x*x*x ;</text:span></text:p>
              <text:p text:style-name="P61"><text:span text:style-name="T12">}</text:span></text:p>
              <text:p text:style-name="P61"><text:span text:style-name="T12">void main (void)</text:span></text:p>
              <text:p text:style-name="P61"><text:span text:style-name="T12">{ <text:s text:c="3"/>x=5;</text:span></text:p>
              <text:p text:style-name="P61"><text:span text:style-name="T12"><text:s text:c="5"/></text:span><text:span text:style-name="T12">cude ( );</text:span></text:p>
              <text:p text:style-name="P61"><text:span text:style-name="T12"><text:s text:c="5"/></text:span><text:span text:style-name="T12">cout&lt;&lt;x&lt;&lt;endl;</text:span></text:p>
              <text:p text:style-name="P61"><text:span text:style-name="T12">}</text:span></text:p>
            </text:list-header>
          </text:list>
          <draw:enhanced-geometry svg:viewBox="0 0 21600 21600" draw:type="mso-spt202" draw:enhanced-path="M 0 0 L 21600 0 21600 21600 0 21600 0 0 Z N"/>
        </draw:custom-shape>
        <draw:custom-shape draw:name="Text Box 3" draw:style-name="gr275" draw:text-style-name="P16" xml:id="id442" draw:id="id442" draw:layer="layout" svg:width="8.044cm" svg:height="1.364cm" svg:x="15.663cm" svg:y="4.233cm">
          <text:list text:style-name="L4">
            <text:list-header>
              <text:p text:style-name="P15"><text:span text:style-name="T33">输出： </text:span><text:span text:style-name="T31">125</text:span></text:p>
            </text:list-header>
          </text:list>
          <draw:enhanced-geometry svg:viewBox="0 0 21600 21600" draw:type="mso-spt202" draw:enhanced-path="M 0 0 L 21600 0 21600 21600 0 21600 0 0 Z N"/>
        </draw:custom-shape>
        <draw:custom-shape draw:name="Text Box 5" draw:style-name="gr276" draw:text-style-name="P16" xml:id="id445" draw:id="id445" draw:layer="layout" svg:width="8.044cm" svg:height="1.364cm" svg:x="15.663cm" svg:y="6.985cm">
          <text:list text:style-name="L4">
            <text:list-header>
              <text:p text:style-name="P15"><text:span text:style-name="T33">输出： </text:span><text:span text:style-name="T31">5</text:span></text:p>
            </text:list-header>
          </text:list>
          <draw:enhanced-geometry svg:viewBox="0 0 21600 21600" draw:type="mso-spt202" draw:enhanced-path="M 0 0 L 21600 0 21600 21600 0 21600 0 0 Z N"/>
        </draw:custom-shape>
        <draw:custom-shape draw:name="Text Box 6" draw:style-name="gr277" draw:text-style-name="P99" xml:id="id443" draw:id="id443" draw:layer="layout" svg:width="5.292cm" svg:height="1.364cm" svg:x="2.963cm" svg:y="9.737cm">
          <text:list text:style-name="L5">
            <text:list-header>
              <text:p text:style-name="P15"><text:span text:style-name="T35">int <text:s/>x=5;</text:span></text:p>
            </text:list-header>
          </text:list>
          <draw:enhanced-geometry svg:viewBox="0 0 21600 21600" draw:type="mso-spt202" draw:enhanced-path="M 0 0 L 21600 0 21600 21600 0 21600 0 0 Z N"/>
        </draw:custom-shape>
        <draw:custom-shape draw:name="AutoShape 7" draw:style-name="gr278" draw:text-style-name="P96" xml:id="id444" draw:id="id444" draw:layer="layout" svg:width="2.752cm" svg:height="1.408cm" svg:x="7.408cm" svg:y="4.86cm">
          <text:list text:style-name="L3">
            <text:list-header>
              <text:p text:style-name="P95"><text:span text:style-name="T42">x</text:span><text:span text:style-name="T26">为</text:span><text:span text:style-name="T42">0</text:span></text:p>
            </text:list-header>
          </text:list>
          <draw:enhanced-geometry svg:viewBox="0 0 21600 21600" draw:text-areas="800 800 20800 20800" draw:type="round-rectangular-callout" draw:modifiers="-4982.20123501635 18549.3257629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42" smil:attributeName="visibility" smil:to="visible"/>
                  <anim:transitionFilter smil:dur="0.5s" smil:targetElement="id442"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43" smil:attributeName="visibility" smil:to="visible"/>
                  <anim:transitionFilter smil:dur="0.5s" smil:targetElement="id44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44" smil:attributeName="visibility" smil:to="visible"/>
                  <anim:transitionFilter smil:dur="0.5s" smil:targetElement="id444"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45" smil:attributeName="visibility" smil:to="visible"/>
                  <anim:transitionFilter smil:dur="0.5s" smil:targetElement="id445" smil:type="dissolve"/>
                </anim:par>
              </anim:par>
            </anim:par>
          </anim:seq>
        </anim:par>
        <presentation:notes draw:style-name="dp2">
          <draw:page-thumbnail draw:style-name="gr3" draw:layer="layout" svg:width="12.7cm" svg:height="9.525cm" svg:x="3.175cm" svg:y="1.904cm" draw:page-number="60" presentation:class="page"/>
          <draw:frame presentation:style-name="pr1" draw:text-style-name="P5" draw:layer="layout" svg:width="13.97cm" svg:height="11.43cm" svg:x="2.54cm" svg:y="12.065cm" presentation:class="notes" presentation:placeholder="true">
            <draw:text-box/>
          </draw:frame>
        </presentation:notes>
      </draw:page>
      <draw:page draw:name="page6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79" draw:text-style-name="P59" draw:layer="layout" svg:width="25.4cm" svg:height="2.631cm" svg:x="0cm" svg:y="0.423cm">
          <text:list text:style-name="L4">
            <text:list-header>
              <text:p text:style-name="P58"><text:span text:style-name="T33">在块作用域内可通过作用域运算符“：：”来引用</text:span><text:span text:style-name="T34">与局部变量同名</text:span><text:span text:style-name="T33">的全局变量。 </text:span></text:p>
            </text:list-header>
          </text:list>
          <draw:enhanced-geometry svg:viewBox="0 0 21600 21600" draw:type="mso-spt202" draw:enhanced-path="M 0 0 L 21600 0 21600 21600 0 21600 0 0 Z N"/>
        </draw:custom-shape>
        <draw:custom-shape draw:name="Text Box 3" draw:style-name="gr4" draw:text-style-name="P101" draw:layer="layout" svg:width="18.627cm" svg:height="16.655cm" svg:x="0cm" svg:y="3.175cm">
          <text:list text:style-name="L1">
            <text:list-header>
              <text:p text:style-name="P100"><text:span text:style-name="T12">#include &lt;iostream.h&gt;</text:span></text:p>
              <text:p text:style-name="P100"><text:span text:style-name="T12">int <text:s/></text:span><text:span text:style-name="T31">i= 100</text:span><text:span text:style-name="T12">;</text:span></text:p>
              <text:p text:style-name="P100"><text:span text:style-name="T12">void main(void)</text:span></text:p>
              <text:p text:style-name="P100"><text:span text:style-name="T12">{</text:span></text:p>
              <text:p text:style-name="P100"><text:span text:style-name="T12"><text:s text:c="3"/></text:span><text:span text:style-name="T12">int</text:span><text:span text:style-name="T35"> i</text:span><text:span text:style-name="T12"> , j=50;</text:span></text:p>
              <text:p text:style-name="P100"><text:span text:style-name="T12"><text:s text:c="3"/></text:span><text:span text:style-name="T35">i=18</text:span><text:span text:style-name="T12">; <text:s text:c="9"/></text:span><text:span text:style-name="T31">//</text:span><text:span text:style-name="T33">访问</text:span><text:span text:style-name="T34">局部变量</text:span><text:span text:style-name="T35">i</text:span></text:p>
              <text:p text:style-name="P100"><text:span text:style-name="T12"><text:s text:c="3"/></text:span><text:span text:style-name="T31">::i</text:span><text:span text:style-name="T12">= </text:span><text:span text:style-name="T31">::i</text:span><text:span text:style-name="T12">+4; <text:s text:c="3"/></text:span><text:span text:style-name="T31">//</text:span><text:span text:style-name="T33">访问全部变量</text:span><text:span text:style-name="T31">i</text:span></text:p>
              <text:p text:style-name="P100"><text:span text:style-name="T12"><text:s text:c="3"/></text:span><text:span text:style-name="T12">j= </text:span><text:span text:style-name="T31">::i</text:span><text:span text:style-name="T12">+</text:span><text:span text:style-name="T35">i</text:span><text:span text:style-name="T12">;</text:span><text:span text:style-name="T12"><text:tab/></text:span><text:span text:style-name="T12"> <text:s/></text:span><text:span text:style-name="T31">//</text:span><text:span text:style-name="T33">访问全部变量</text:span><text:span text:style-name="T31">i</text:span><text:span text:style-name="T33">和局部变量</text:span><text:span text:style-name="T31">j</text:span></text:p>
              <text:p text:style-name="P100"><text:span text:style-name="T12"><text:s text:c="2"/></text:span><text:span text:style-name="T12">cout&lt;&lt;”::i=”&lt;&lt;</text:span><text:span text:style-name="T31">::i</text:span><text:span text:style-name="T12">&lt;&lt;’\n’;</text:span></text:p>
              <text:p text:style-name="P100"><text:span text:style-name="T12"><text:s text:c="2"/></text:span><text:span text:style-name="T12">cout&lt;&lt;”i=”&lt;&lt;</text:span><text:span text:style-name="T35">i</text:span><text:span text:style-name="T12">&lt;&lt;’\n’;</text:span></text:p>
              <text:p text:style-name="P100"><text:span text:style-name="T12"><text:s text:c="2"/></text:span><text:span text:style-name="T12">cout&lt;&lt;”j=”&lt;&lt;j&lt;&lt;’\n’;</text:span></text:p>
              <text:p text:style-name="P100"><text:span text:style-name="T12">}</text:span></text:p>
            </text:list-header>
          </text:list>
          <draw:enhanced-geometry svg:viewBox="0 0 21600 21600" draw:type="mso-spt202" draw:enhanced-path="M 0 0 L 21600 0 21600 21600 0 21600 0 0 Z N"/>
        </draw:custom-shape>
        <draw:custom-shape draw:name="Text Box 4" draw:style-name="gr280" draw:text-style-name="P22" xml:id="id446" draw:id="id446" draw:layer="layout" svg:width="6.985cm" svg:height="1.55cm" svg:x="14.817cm" svg:y="3.81cm">
          <text:list text:style-name="L4">
            <text:list-header>
              <text:p text:style-name="P21"><text:span text:style-name="T21">::i=104</text:span></text:p>
            </text:list-header>
          </text:list>
          <draw:enhanced-geometry svg:viewBox="0 0 21600 21600" draw:type="mso-spt202" draw:enhanced-path="M 0 0 L 21600 0 21600 21600 0 21600 0 0 Z N"/>
        </draw:custom-shape>
        <draw:custom-shape draw:name="Text Box 5" draw:style-name="gr281" draw:text-style-name="P22" xml:id="id447" draw:id="id447" draw:layer="layout" svg:width="6.985cm" svg:height="1.55cm" svg:x="14.817cm" svg:y="5.715cm">
          <text:list text:style-name="L4">
            <text:list-header>
              <text:p text:style-name="P21"><text:span text:style-name="T21">i=18</text:span></text:p>
            </text:list-header>
          </text:list>
          <draw:enhanced-geometry svg:viewBox="0 0 21600 21600" draw:type="mso-spt202" draw:enhanced-path="M 0 0 L 21600 0 21600 21600 0 21600 0 0 Z N"/>
        </draw:custom-shape>
        <draw:custom-shape draw:name="Text Box 6" draw:style-name="gr282" draw:text-style-name="P22" xml:id="id448" draw:id="id448" draw:layer="layout" svg:width="6.985cm" svg:height="1.55cm" svg:x="14.817cm" svg:y="7.62cm">
          <text:list text:style-name="L4">
            <text:list-header>
              <text:p text:style-name="P21"><text:span text:style-name="T21">j=108</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46" smil:attributeName="visibility" smil:to="visible"/>
                  <anim:transitionFilter smil:dur="0.5s" smil:targetElement="id44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47" smil:attributeName="visibility" smil:to="visible"/>
                  <anim:transitionFilter smil:dur="0.5s" smil:targetElement="id44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48" smil:attributeName="visibility" smil:to="visible"/>
                  <anim:transitionFilter smil:dur="0.5s" smil:targetElement="id448" smil:type="dissolve"/>
                </anim:par>
              </anim:par>
            </anim:par>
          </anim:seq>
        </anim:par>
        <presentation:notes draw:style-name="dp2">
          <draw:page-thumbnail draw:style-name="gr3" draw:layer="layout" svg:width="12.7cm" svg:height="9.525cm" svg:x="3.175cm" svg:y="1.904cm" draw:page-number="61" presentation:class="page"/>
          <draw:frame presentation:style-name="pr1" draw:text-style-name="P5" draw:layer="layout" svg:width="13.97cm" svg:height="11.43cm" svg:x="2.54cm" svg:y="12.065cm" presentation:class="notes" presentation:placeholder="true">
            <draw:text-box/>
          </draw:frame>
        </presentation:notes>
      </draw:page>
      <draw:page draw:name="page6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03" draw:layer="layout" svg:width="19.897cm" svg:height="2.156cm" svg:x="0cm" svg:y="0cm">
          <text:list text:style-name="L1">
            <text:list-header>
              <text:p text:style-name="P102"><text:span text:style-name="T17">函数原型作用域 </text:span></text:p>
            </text:list-header>
          </text:list>
          <draw:enhanced-geometry svg:viewBox="0 0 21600 21600" draw:type="mso-spt202" draw:enhanced-path="M 0 0 L 21600 0 21600 21600 0 21600 0 0 Z N"/>
        </draw:custom-shape>
        <draw:custom-shape draw:name="Text Box 3" draw:style-name="gr4" draw:text-style-name="P103" draw:layer="layout" svg:width="25.4cm" svg:height="5.946cm" svg:x="0cm" svg:y="1.905cm">
          <text:list text:style-name="L1">
            <text:list-header>
              <text:p text:style-name="P102"><text:span text:style-name="T17">在函数原型的参数表中说明的标识符所具有的作用域称为函数原型作用域，</text:span><text:span text:style-name="T22">它从其说明处开始，到函数原型说明的结束处结束</text:span><text:span text:style-name="T17">。 </text:span></text:p>
            </text:list-header>
          </text:list>
          <draw:enhanced-geometry svg:viewBox="0 0 21600 21600" draw:type="mso-spt202" draw:enhanced-path="M 0 0 L 21600 0 21600 21600 0 21600 0 0 Z N"/>
        </draw:custom-shape>
        <draw:custom-shape draw:name="Text Box 4" draw:style-name="gr4" draw:text-style-name="P103" draw:layer="layout" svg:width="22.86cm" svg:height="2.156cm" svg:x="0cm" svg:y="8.255cm">
          <text:list text:style-name="L1">
            <text:list-header>
              <text:p text:style-name="P102"><text:span text:style-name="T20">float tt(int x , float y); <text:s/>//</text:span><text:span text:style-name="T17">函数</text:span><text:span text:style-name="T20">tt</text:span><text:span text:style-name="T17">的原型说明 </text:span></text:p>
            </text:list-header>
          </text:list>
          <draw:enhanced-geometry svg:viewBox="0 0 21600 21600" draw:type="mso-spt202" draw:enhanced-path="M 0 0 L 21600 0 21600 21600 0 21600 0 0 Z N"/>
        </draw:custom-shape>
        <draw:custom-shape draw:name="Text Box 5" draw:style-name="gr4" draw:text-style-name="P103" xml:id="id449" draw:id="id449" draw:layer="layout" svg:width="24.977cm" svg:height="5.946cm" svg:x="0cm" svg:y="10.583cm">
          <text:list text:style-name="L1">
            <text:list-header>
              <text:p text:style-name="P102"><text:span text:style-name="T17">由于所说明的标识符与该函数的定义及调用无关，所以，</text:span><text:span text:style-name="T63">可以在函数原型说明中只作参数的类型说明，而省略参量名</text:span><text:span text:style-name="T17">。 </text:span></text:p>
            </text:list-header>
          </text:list>
          <draw:enhanced-geometry svg:viewBox="0 0 21600 21600" draw:type="mso-spt202" draw:enhanced-path="M 0 0 L 21600 0 21600 21600 0 21600 0 0 Z N"/>
        </draw:custom-shape>
        <draw:custom-shape draw:name="Text Box 6" draw:style-name="gr283" draw:text-style-name="P103" xml:id="id450" draw:id="id450" draw:layer="layout" svg:width="14.182cm" svg:height="2.156cm" svg:x="0.635cm" svg:y="16.298cm">
          <text:list text:style-name="L4">
            <text:list-header>
              <text:p text:style-name="P102"><text:span text:style-name="T21">float tt (</text:span><text:span text:style-name="T25">int , <text:s/>float</text:span><text:span text:style-name="T21">);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4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50" smil:attributeName="visibility" smil:to="visible"/>
                </anim:par>
              </anim:par>
            </anim:par>
          </anim:seq>
        </anim:par>
        <presentation:notes draw:style-name="dp2">
          <draw:page-thumbnail draw:style-name="gr3" draw:layer="layout" svg:width="12.7cm" svg:height="9.525cm" svg:x="3.175cm" svg:y="1.904cm" draw:page-number="62" presentation:class="page"/>
          <draw:frame presentation:style-name="pr1" draw:text-style-name="P5" draw:layer="layout" svg:width="13.97cm" svg:height="11.43cm" svg:x="2.54cm" svg:y="12.065cm" presentation:class="notes" presentation:placeholder="true">
            <draw:text-box/>
          </draw:frame>
        </presentation:notes>
      </draw:page>
      <draw:page draw:name="page6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84" draw:text-style-name="P44" draw:layer="layout" svg:width="11.006cm" svg:height="16.421cm" svg:x="0.847cm" svg:y="1.058cm">
          <text:list text:style-name="L4">
            <text:list-header>
              <text:p text:style-name="P43"><text:span text:style-name="T31">int <text:s/>i=0;</text:span></text:p>
              <text:p text:style-name="P43"><text:span text:style-name="T31">int workover(int i)</text:span></text:p>
              <text:p text:style-name="P43"><text:span text:style-name="T31">{ <text:s/>i=(i%i)*((i*i)/(2*i)+4);</text:span></text:p>
              <text:p text:style-name="P43"><text:span text:style-name="T31"><text:s text:c="4"/></text:span><text:span text:style-name="T31">cout&lt;&lt;“i=“&lt;&lt;i&lt;&lt;endl;</text:span></text:p>
              <text:p text:style-name="P43"><text:span text:style-name="T31"><text:s text:c="4"/></text:span><text:span text:style-name="T31">return i;</text:span></text:p>
              <text:p text:style-name="P43"><text:span text:style-name="T31">}</text:span></text:p>
              <text:p text:style-name="P43"><text:span text:style-name="T31">int rest (int i)</text:span></text:p>
              <text:p text:style-name="P43"><text:span text:style-name="T31">{ <text:s text:c="2"/>i=i&lt;2?5:0;</text:span></text:p>
              <text:p text:style-name="P43"><text:span text:style-name="T31"><text:s text:c="4"/></text:span><text:span text:style-name="T31">return i;</text:span></text:p>
              <text:p text:style-name="P43"><text:span text:style-name="T31">}</text:span></text:p>
            </text:list-header>
          </text:list>
          <draw:enhanced-geometry svg:viewBox="0 0 21600 21600" draw:type="mso-spt202" draw:enhanced-path="M 0 0 L 21600 0 21600 21600 0 21600 0 0 Z N"/>
        </draw:custom-shape>
        <draw:custom-shape draw:name="Text Box 3" draw:style-name="gr5" draw:text-style-name="P44" draw:layer="layout" svg:width="12.065cm" svg:height="18.094cm" svg:x="12.488cm" svg:y="0cm">
          <text:list text:style-name="L1">
            <text:list-header>
              <text:p text:style-name="P43"><text:span text:style-name="T12">void main(void)</text:span></text:p>
              <text:p text:style-name="P43"><text:span text:style-name="T12">{ <text:s/>int i=5;</text:span></text:p>
              <text:p text:style-name="P43"><text:span text:style-name="T12"><text:s text:c="4"/></text:span><text:span text:style-name="T12">rest(i/2);</text:span></text:p>
              <text:p text:style-name="P43"><text:span text:style-name="T12"><text:s text:c="4"/></text:span><text:span text:style-name="T12">cout&lt;&lt;“i=“&lt;&lt;i&lt;&lt;endl;</text:span></text:p>
              <text:p text:style-name="P43"><text:span text:style-name="T12"><text:s text:c="4"/></text:span><text:span text:style-name="T12">rest(i=i/2);</text:span></text:p>
              <text:p text:style-name="P43"><text:span text:style-name="T12"><text:s text:c="4"/></text:span><text:span text:style-name="T12">cout&lt;&lt;“i=“&lt;&lt;i&lt;&lt;endl;</text:span></text:p>
              <text:p text:style-name="P43"><text:span text:style-name="T12"><text:s text:c="4"/></text:span><text:span text:style-name="T12">i= rest(i/2);</text:span></text:p>
              <text:p text:style-name="P43"><text:span text:style-name="T12"><text:s text:c="4"/></text:span><text:span text:style-name="T12">cout&lt;&lt;“i=“&lt;&lt;i&lt;&lt;endl;</text:span></text:p>
              <text:p text:style-name="P43"><text:span text:style-name="T12"><text:s text:c="4"/></text:span><text:span text:style-name="T12">workover(i)</text:span></text:p>
              <text:p text:style-name="P43"><text:span text:style-name="T12"><text:s text:c="4"/></text:span><text:span text:style-name="T12">cout&lt;&lt;“i=“&lt;&lt;i&lt;&lt;endl;</text:span></text:p>
              <text:p text:style-name="P43"><text:span text:style-name="T12">}</text:span></text:p>
            </text:list-header>
          </text:list>
          <draw:enhanced-geometry svg:viewBox="0 0 21600 21600" draw:type="mso-spt202" draw:enhanced-path="M 0 0 L 21600 0 21600 21600 0 21600 0 0 Z N"/>
        </draw:custom-shape>
        <draw:custom-shape draw:name="Text Box 4" draw:style-name="gr285" draw:text-style-name="P16" xml:id="id451" draw:id="id451" draw:layer="layout" svg:width="2.963cm" svg:height="1.364cm" svg:x="8.89cm" svg:y="8.255cm">
          <text:list text:style-name="L5">
            <text:list-header>
              <text:p text:style-name="P15"><text:span text:style-name="T35">i=5</text:span></text:p>
            </text:list-header>
          </text:list>
          <draw:enhanced-geometry svg:viewBox="0 0 21600 21600" draw:type="mso-spt202" draw:enhanced-path="M 0 0 L 21600 0 21600 21600 0 21600 0 0 Z N"/>
        </draw:custom-shape>
        <draw:custom-shape draw:name="Text Box 5" draw:style-name="gr286" draw:text-style-name="P16" xml:id="id452" draw:id="id452" draw:layer="layout" svg:width="2.963cm" svg:height="1.364cm" svg:x="8.89cm" svg:y="9.525cm">
          <text:list text:style-name="L5">
            <text:list-header>
              <text:p text:style-name="P15"><text:span text:style-name="T35">i=2</text:span></text:p>
            </text:list-header>
          </text:list>
          <draw:enhanced-geometry svg:viewBox="0 0 21600 21600" draw:type="mso-spt202" draw:enhanced-path="M 0 0 L 21600 0 21600 21600 0 21600 0 0 Z N"/>
        </draw:custom-shape>
        <draw:custom-shape draw:name="Text Box 6" draw:style-name="gr287" draw:text-style-name="P16" xml:id="id453" draw:id="id453" draw:layer="layout" svg:width="2.963cm" svg:height="1.364cm" svg:x="8.89cm" svg:y="10.795cm">
          <text:list text:style-name="L5">
            <text:list-header>
              <text:p text:style-name="P15"><text:span text:style-name="T35">i=5</text:span></text:p>
            </text:list-header>
          </text:list>
          <draw:enhanced-geometry svg:viewBox="0 0 21600 21600" draw:type="mso-spt202" draw:enhanced-path="M 0 0 L 21600 0 21600 21600 0 21600 0 0 Z N"/>
        </draw:custom-shape>
        <draw:custom-shape draw:name="Text Box 7" draw:style-name="gr288" draw:text-style-name="P16" xml:id="id454" draw:id="id454" draw:layer="layout" svg:width="2.963cm" svg:height="1.364cm" svg:x="8.89cm" svg:y="12.065cm">
          <text:list text:style-name="L4">
            <text:list-header>
              <text:p text:style-name="P15"><text:span text:style-name="T31">i=0</text:span></text:p>
            </text:list-header>
          </text:list>
          <draw:enhanced-geometry svg:viewBox="0 0 21600 21600" draw:type="mso-spt202" draw:enhanced-path="M 0 0 L 21600 0 21600 21600 0 21600 0 0 Z N"/>
        </draw:custom-shape>
        <draw:custom-shape draw:name="Text Box 8" draw:style-name="gr289" draw:text-style-name="P16" xml:id="id455" draw:id="id455" draw:layer="layout" svg:width="2.963cm" svg:height="1.364cm" svg:x="8.89cm" svg:y="13.123cm">
          <text:list text:style-name="L5">
            <text:list-header>
              <text:p text:style-name="P15"><text:span text:style-name="T35">i=5</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51" smil:attributeName="visibility" smil:to="visible"/>
                  <anim:transitionFilter smil:dur="0.5s" smil:targetElement="id45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52" smil:attributeName="visibility" smil:to="visible"/>
                  <anim:transitionFilter smil:dur="0.5s" smil:targetElement="id45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53" smil:attributeName="visibility" smil:to="visible"/>
                  <anim:transitionFilter smil:dur="0.5s" smil:targetElement="id45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54" smil:attributeName="visibility" smil:to="visible"/>
                  <anim:transitionFilter smil:dur="0.5s" smil:targetElement="id45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55" smil:attributeName="visibility" smil:to="visible"/>
                  <anim:transitionFilter smil:dur="0.5s" smil:targetElement="id455" smil:type="dissolve"/>
                </anim:par>
              </anim:par>
            </anim:par>
          </anim:seq>
        </anim:par>
        <presentation:notes draw:style-name="dp2">
          <draw:page-thumbnail draw:style-name="gr3" draw:layer="layout" svg:width="12.7cm" svg:height="9.525cm" svg:x="3.175cm" svg:y="1.904cm" draw:page-number="63" presentation:class="page"/>
          <draw:frame presentation:style-name="pr1" draw:text-style-name="P5" draw:layer="layout" svg:width="13.97cm" svg:height="11.43cm" svg:x="2.54cm" svg:y="12.065cm" presentation:class="notes" presentation:placeholder="true">
            <draw:text-box/>
          </draw:frame>
        </presentation:notes>
      </draw:page>
      <draw:page draw:name="page6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55" draw:layer="layout" svg:width="6.562cm" svg:height="1.785cm" svg:x="0.635cm" svg:y="0.423cm">
          <text:list text:style-name="L1">
            <text:list-header>
              <text:p text:style-name="P54"><text:span text:style-name="T4">存储类 </text:span></text:p>
            </text:list-header>
          </text:list>
          <draw:enhanced-geometry svg:viewBox="0 0 21600 21600" draw:type="mso-spt202" draw:enhanced-path="M 0 0 L 21600 0 21600 21600 0 21600 0 0 Z N"/>
        </draw:custom-shape>
        <draw:frame draw:style-name="standard" draw:layer="layout" svg:width="5.291cm" svg:height="9.735cm" svg:x="12.065cm" svg:y="4.657cm">
          <table:table>
            <table:table-column table:style-name="co1"/>
            <table:table-row table:style-name="ro1">
              <table:table-cell table:style-name="ce1"/>
            </table:table-row>
            <table:table-row table:style-name="ro2">
              <table:table-cell table:style-name="ce2"/>
            </table:table-row>
            <table:table-row table:style-name="ro3">
              <table:table-cell table:style-name="ce3"/>
            </table:table-row>
          </table:table>
          <draw:image xlink:href="Pictures/TablePreview1.svm" xlink:type="simple" xlink:show="embed" xlink:actuate="onLoad"/>
        </draw:frame>
        <draw:custom-shape draw:name="Text Box 19" draw:style-name="gr5" draw:text-style-name="P39" draw:layer="layout" svg:width="3.387cm" svg:height="1.364cm" svg:x="3.81cm" svg:y="3.598cm">
          <text:list text:style-name="L1">
            <text:list-header>
              <text:p text:style-name="P29"><text:span text:style-name="T11">外存</text:span></text:p>
            </text:list-header>
          </text:list>
          <draw:enhanced-geometry svg:viewBox="0 0 21600 21600" draw:type="mso-spt202" draw:enhanced-path="M 0 0 L 21600 0 21600 21600 0 21600 0 0 Z N"/>
        </draw:custom-shape>
        <draw:custom-shape draw:name="Text Box 21" draw:style-name="gr5" draw:text-style-name="P39" draw:layer="layout" svg:width="3.386cm" svg:height="1.364cm" svg:x="12.912cm" svg:y="3.175cm">
          <text:list text:style-name="L1">
            <text:list-header>
              <text:p text:style-name="P29"><text:span text:style-name="T11">内存</text:span></text:p>
            </text:list-header>
          </text:list>
          <draw:enhanced-geometry svg:viewBox="0 0 21600 21600" draw:type="mso-spt202" draw:enhanced-path="M 0 0 L 21600 0 21600 21600 0 21600 0 0 Z N"/>
        </draw:custom-shape>
        <draw:custom-shape draw:name="Rectangle 22" draw:style-name="gr290" draw:text-style-name="P26" draw:layer="layout" svg:width="4.022cm" svg:height="3.598cm" svg:x="3.598cm" svg:y="5.927cm">
          <text:p/>
          <draw:enhanced-geometry svg:viewBox="0 0 21600 21600" draw:type="rectangle" draw:enhanced-path="M 0 0 L 21600 0 21600 21600 0 21600 0 0 Z N"/>
        </draw:custom-shape>
        <draw:custom-shape draw:name="Text Box 20" draw:style-name="gr5" draw:text-style-name="P39" draw:layer="layout" svg:width="2.54cm" svg:height="1.364cm" svg:x="4.233cm" svg:y="6.985cm">
          <text:list text:style-name="L1">
            <text:list-header>
              <text:p text:style-name="P29"><text:span text:style-name="T11">程序</text:span></text:p>
            </text:list-header>
          </text:list>
          <draw:enhanced-geometry svg:viewBox="0 0 21600 21600" draw:type="mso-spt202" draw:enhanced-path="M 0 0 L 21600 0 21600 21600 0 21600 0 0 Z N"/>
        </draw:custom-shape>
        <draw:custom-shape draw:name="AutoShape 24" draw:style-name="gr291" draw:text-style-name="P10" xml:id="id456" draw:id="id456" draw:layer="layout" svg:width="3.81cm" svg:height="1.27cm" svg:x="7.62cm" svg:y="6.985cm">
          <text:list text:style-name="L1">
            <text:list-header>
              <text:p text:style-name="P25"><text:span text:style-name="T11"/></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5" draw:style-name="gr5" draw:text-style-name="P14" xml:id="id457" draw:id="id457" draw:layer="layout" svg:width="1.27cm" svg:height="4.528cm" svg:x="13.97cm" svg:y="5.08cm">
          <text:list text:style-name="L1">
            <text:list-header>
              <text:p text:style-name="P13"><text:span text:style-name="T17">程序区</text:span></text:p>
            </text:list-header>
          </text:list>
          <draw:enhanced-geometry svg:viewBox="0 0 21600 21600" draw:type="mso-spt202" draw:enhanced-path="M 0 0 L 21600 0 21600 21600 0 21600 0 0 Z N"/>
        </draw:custom-shape>
        <draw:custom-shape draw:name="Text Box 26" draw:style-name="gr5" draw:text-style-name="P60" xml:id="id458" draw:id="id458" draw:layer="layout" svg:width="4.445cm" svg:height="1.178cm" svg:x="12.488cm" svg:y="10.583cm">
          <text:list text:style-name="L1">
            <text:list-header>
              <text:p text:style-name="P23"><text:span text:style-name="T8">静态存储区</text:span></text:p>
            </text:list-header>
          </text:list>
          <draw:enhanced-geometry svg:viewBox="0 0 21600 21600" draw:type="mso-spt202" draw:enhanced-path="M 0 0 L 21600 0 21600 21600 0 21600 0 0 Z N"/>
        </draw:custom-shape>
        <draw:custom-shape draw:name="Text Box 27" draw:style-name="gr5" draw:text-style-name="P60" xml:id="id459" draw:id="id459" draw:layer="layout" svg:width="4.657cm" svg:height="1.178cm" svg:x="12.488cm" svg:y="12.7cm">
          <text:list text:style-name="L1">
            <text:list-header>
              <text:p text:style-name="P23"><text:span text:style-name="T8">动态存储区</text:span></text:p>
            </text:list-header>
          </text:list>
          <draw:enhanced-geometry svg:viewBox="0 0 21600 21600" draw:type="mso-spt202" draw:enhanced-path="M 0 0 L 21600 0 21600 21600 0 21600 0 0 Z N"/>
        </draw:custom-shape>
        <draw:custom-shape draw:name="AutoShape 28" draw:style-name="gr292" draw:text-style-name="P96" xml:id="id460" draw:id="id460" draw:layer="layout" svg:width="3.81cm" svg:height="2.815cm" svg:x="18.203cm" svg:y="5.018cm">
          <text:list text:style-name="L3">
            <text:list-header>
              <text:p text:style-name="P95"><text:span text:style-name="T26">存放程序代码</text:span></text:p>
            </text:list-header>
          </text:list>
          <draw:enhanced-geometry svg:viewBox="0 0 21600 21600" draw:text-areas="800 800 20800 20800" draw:type="round-rectangular-callout" draw:modifiers="-7169.77171346103 1400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9" draw:style-name="gr293" draw:text-style-name="P96" xml:id="id462" draw:id="id462" draw:layer="layout" svg:width="5.08cm" svg:height="1.408cm" svg:x="18.627cm" svg:y="11.218cm">
          <text:list text:style-name="L3">
            <text:list-header>
              <text:p text:style-name="P95"><text:span text:style-name="T26">存放变量</text:span></text:p>
            </text:list-header>
          </text:list>
          <draw:enhanced-geometry svg:viewBox="0 0 21600 21600" draw:text-areas="800 800 20800 20800" draw:type="round-rectangular-callout" draw:modifiers="1534.65853178508 13980.979418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30" draw:style-name="gr294" draw:text-style-name="P45" xml:id="id461" draw:id="id461" draw:layer="layout" svg:width="1.27cm" svg:height="2.752cm" svg:x="17.357cm" svg:y="10.795cm">
          <text:list text:style-name="L1">
            <text:list-header>
              <text:p text:style-name="P25"><text:span text:style-name="T11"/></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31" draw:style-name="gr295" draw:text-style-name="P14" xml:id="id463" draw:id="id463" draw:layer="layout" svg:width="21.802cm" svg:height="1.55cm" svg:x="2.328cm" svg:y="15.663cm">
          <text:list text:style-name="L4">
            <text:list-header>
              <text:p text:style-name="P13"><text:span text:style-name="T63">需要区分变量的存储类型</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56" smil:attributeName="visibility" smil:to="visible"/>
                  <anim:transitionFilter smil:dur="0.5s" smil:targetElement="id45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57" smil:attributeName="visibility" smil:to="visible"/>
                  <anim:transitionFilter smil:dur="0.5s" smil:targetElement="id45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58" smil:attributeName="visibility" smil:to="visible"/>
                  <anim:transitionFilter smil:dur="0.5s" smil:targetElement="id45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59" smil:attributeName="visibility" smil:to="visible"/>
                  <anim:transitionFilter smil:dur="0.5s" smil:targetElement="id45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60" smil:attributeName="visibility" smil:to="visible"/>
                  <anim:transitionFilter smil:dur="0.5s" smil:targetElement="id46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61" smil:attributeName="visibility" smil:to="visible"/>
                  <anim:transitionFilter smil:dur="0.5s" smil:targetElement="id46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62" smil:attributeName="visibility" smil:to="visible"/>
                  <anim:transitionFilter smil:dur="0.5s" smil:targetElement="id462" smil:type="barWipe" smil:subtype="leftToRight"/>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463" smil:attributeName="visibility" smil:to="visible"/>
                  <anim:transitionFilter smil:dur="0.5s" smil:targetElement="id463" smil:type="blindsWipe" smil:subtype="horizontal"/>
                </anim:par>
              </anim:par>
            </anim:par>
          </anim:seq>
        </anim:par>
        <presentation:notes draw:style-name="dp2">
          <draw:page-thumbnail draw:style-name="gr3" draw:layer="layout" svg:width="12.7cm" svg:height="9.525cm" svg:x="3.175cm" svg:y="1.904cm" draw:page-number="64" presentation:class="page"/>
          <draw:frame presentation:style-name="pr1" draw:text-style-name="P5" draw:layer="layout" svg:width="13.97cm" svg:height="11.43cm" svg:x="2.54cm" svg:y="12.065cm" presentation:class="notes" presentation:placeholder="true">
            <draw:text-box/>
          </draw:frame>
        </presentation:notes>
      </draw:page>
      <draw:page draw:name="page6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g draw:name="Group 2" xml:id="id464" draw:id="id464">
          <draw:custom-shape draw:name="Text Box 3" draw:style-name="gr5" draw:text-style-name="P12" draw:layer="layout" svg:width="2.964cm" svg:height="1.178cm" svg:x="1.058cm" svg:y="2.328cm">
            <text:list text:style-name="L1">
              <text:list-header>
                <text:p text:style-name="P11"><text:span text:style-name="T8">作用域</text:span></text:p>
              </text:list-header>
            </text:list>
            <draw:enhanced-geometry svg:viewBox="0 0 21600 21600" draw:type="mso-spt202" draw:enhanced-path="M 0 0 L 21600 0 21600 21600 0 21600 0 0 Z N"/>
          </draw:custom-shape>
          <draw:custom-shape draw:name="AutoShape 4" draw:style-name="gr296" draw:text-style-name="P45" draw:layer="layout" svg:width="0.635cm" svg:height="3.81cm" svg:x="3.81cm" svg:y="1.05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5" draw:style-name="gr5" draw:text-style-name="P12" draw:layer="layout" svg:width="4.021cm" svg:height="1.178cm" svg:x="4.657cm" svg:y="0.423cm">
            <text:list text:style-name="L1">
              <text:list-header>
                <text:p text:style-name="P11"><text:span text:style-name="T8">全局变量</text:span></text:p>
              </text:list-header>
            </text:list>
            <draw:enhanced-geometry svg:viewBox="0 0 21600 21600" draw:type="mso-spt202" draw:enhanced-path="M 0 0 L 21600 0 21600 21600 0 21600 0 0 Z N"/>
          </draw:custom-shape>
          <draw:custom-shape draw:name="Text Box 6" draw:style-name="gr5" draw:text-style-name="P12" draw:layer="layout" svg:width="4.022cm" svg:height="1.178cm" svg:x="4.868cm" svg:y="3.809cm">
            <text:list text:style-name="L1">
              <text:list-header>
                <text:p text:style-name="P11"><text:span text:style-name="T8">局部变量</text:span></text:p>
              </text:list-header>
            </text:list>
            <draw:enhanced-geometry svg:viewBox="0 0 21600 21600" draw:type="mso-spt202" draw:enhanced-path="M 0 0 L 21600 0 21600 21600 0 21600 0 0 Z N"/>
          </draw:custom-shape>
        </draw:g>
        <draw:g draw:name="Group 7" xml:id="id465" draw:id="id465">
          <draw:custom-shape draw:name="Text Box 8" draw:style-name="gr297" draw:text-style-name="P12" draw:layer="layout" svg:width="2.963cm" svg:height="1.178cm" svg:x="11.007cm" svg:y="2.54cm">
            <text:list text:style-name="L4">
              <text:list-header>
                <text:p text:style-name="P11"><text:span text:style-name="T71">生存期</text:span></text:p>
              </text:list-header>
            </text:list>
            <draw:enhanced-geometry svg:viewBox="0 0 21600 21600" draw:type="mso-spt202" draw:enhanced-path="M 0 0 L 21600 0 21600 21600 0 21600 0 0 Z N"/>
          </draw:custom-shape>
          <draw:custom-shape draw:name="AutoShape 9" draw:style-name="gr296" draw:text-style-name="P45" draw:layer="layout" svg:width="0.635cm" svg:height="3.81cm" svg:x="13.758cm" svg:y="1.2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0" draw:style-name="gr298" draw:text-style-name="P12" draw:layer="layout" svg:width="5.715cm" svg:height="1.178cm" svg:x="14.605cm" svg:y="0.635cm">
            <text:list text:style-name="L4">
              <text:list-header>
                <text:p text:style-name="P11"><text:span text:style-name="T71">动态存储变量</text:span></text:p>
              </text:list-header>
            </text:list>
            <draw:enhanced-geometry svg:viewBox="0 0 21600 21600" draw:type="mso-spt202" draw:enhanced-path="M 0 0 L 21600 0 21600 21600 0 21600 0 0 Z N"/>
          </draw:custom-shape>
          <draw:custom-shape draw:name="Text Box 11" draw:style-name="gr299" draw:text-style-name="P12" draw:layer="layout" svg:width="5.715cm" svg:height="1.178cm" svg:x="14.817cm" svg:y="4.022cm">
            <text:list text:style-name="L4">
              <text:list-header>
                <text:p text:style-name="P11"><text:span text:style-name="T71">静态存储变量</text:span></text:p>
              </text:list-header>
            </text:list>
            <draw:enhanced-geometry svg:viewBox="0 0 21600 21600" draw:type="mso-spt202" draw:enhanced-path="M 0 0 L 21600 0 21600 21600 0 21600 0 0 Z N"/>
          </draw:custom-shape>
        </draw:g>
        <draw:custom-shape draw:name="Text Box 12" draw:style-name="gr300" draw:text-style-name="P16" xml:id="id466" draw:id="id466" draw:layer="layout" svg:width="25.4cm" svg:height="2.667cm" svg:x="0cm" svg:y="5.503cm">
          <text:list text:style-name="L4">
            <text:list-header>
              <text:p text:style-name="P15"><text:span text:style-name="T33">静态存储：在文件运行期间有固定的存储空间，直到文件运行结束。</text:span></text:p>
            </text:list-header>
          </text:list>
          <draw:enhanced-geometry svg:viewBox="0 0 21600 21600" draw:type="mso-spt202" draw:enhanced-path="M 0 0 L 21600 0 21600 21600 0 21600 0 0 Z N"/>
        </draw:custom-shape>
        <draw:custom-shape draw:name="Text Box 13" draw:style-name="gr5" draw:text-style-name="P16" xml:id="id467" draw:id="id467" draw:layer="layout" svg:width="25.4cm" svg:height="3.97cm" svg:x="0cm" svg:y="8.255cm">
          <text:list text:style-name="L1">
            <text:list-header>
              <text:p text:style-name="P15"><text:span text:style-name="T11">动态存储：在程序运行期间根据需要分配存储空间，</text:span><text:span text:style-name="T34">函数结束后立即释放空间</text:span><text:span text:style-name="T11">。若一个函数在程序中被调用两次，则每次分配的单元有可能不同。</text:span></text:p>
            </text:list-header>
          </text:list>
          <draw:enhanced-geometry svg:viewBox="0 0 21600 21600" draw:type="mso-spt202" draw:enhanced-path="M 0 0 L 21600 0 21600 21600 0 21600 0 0 Z N"/>
        </draw:custom-shape>
        <draw:frame draw:style-name="standard" xml:id="id468" draw:id="id468" draw:layer="layout" svg:width="7.83cm" svg:height="4.135cm" svg:x="8.467cm" svg:y="13.335cm">
          <table:table>
            <table:table-column table:style-name="co2"/>
            <table:table-row table:style-name="ro4">
              <table:table-cell table:style-name="ce4">
                <text:list text:style-name="L1">
                  <text:list-header>
                    <text:p text:style-name="P104"><text:span text:style-name="T11">程序区</text:span></text:p>
                  </text:list-header>
                </text:list>
              </table:table-cell>
            </table:table-row>
            <table:table-row table:style-name="ro5">
              <table:table-cell table:style-name="ce5">
                <text:list text:continue-numbering="true" text:style-name="L1">
                  <text:list-header>
                    <text:p text:style-name="P104"><text:span text:style-name="T11">静态存储区</text:span></text:p>
                  </text:list-header>
                </text:list>
              </table:table-cell>
            </table:table-row>
            <table:table-row table:style-name="ro6">
              <table:table-cell table:style-name="ce6">
                <text:list text:continue-numbering="true" text:style-name="L1">
                  <text:list-header>
                    <text:p text:style-name="P104"><text:span text:style-name="T11">动态存储区</text:span></text:p>
                  </text:list-header>
                </text:list>
              </table:table-cell>
            </table:table-row>
          </table:table>
          <draw:image xlink:href="Pictures/TablePreview2.svm" xlink:type="simple" xlink:show="embed" xlink:actuate="onLoad"/>
        </draw:frame>
        <draw:custom-shape draw:name="AutoShape 24" draw:style-name="gr301" draw:text-style-name="P96" xml:id="id469" draw:id="id469" draw:layer="layout" svg:width="4.868cm" svg:height="1.408cm" svg:x="3.175cm" svg:y="15.231cm">
          <text:list text:style-name="L3">
            <text:list-header>
              <text:p text:style-name="P95"><text:span text:style-name="T26">全局变量</text:span></text:p>
            </text:list-header>
          </text:list>
          <draw:enhanced-geometry svg:viewBox="0 0 21600 21600" draw:text-areas="800 800 20800 20800" draw:type="round-rectangular-callout" draw:modifiers="26488.7245841035 3709.86515259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5" draw:style-name="gr302" draw:text-style-name="P96" xml:id="id470" draw:id="id470" draw:layer="layout" svg:width="6.561cm" svg:height="1.408cm" svg:x="16.722cm" svg:y="14.385cm">
          <text:list text:style-name="L3">
            <text:list-header>
              <text:p text:style-name="P95"><text:span text:style-name="T26">静态局部变量</text:span></text:p>
            </text:list-header>
          </text:list>
          <draw:enhanced-geometry svg:viewBox="0 0 21600 21600" draw:text-areas="800 800 20800 20800" draw:type="round-rectangular-callout" draw:modifiers="-4005.97378847912 18028.1050390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6" draw:style-name="gr303" draw:text-style-name="P96" xml:id="id471" draw:id="id471" draw:layer="layout" svg:width="6.561cm" svg:height="1.408cm" svg:x="16.722cm" svg:y="16.925cm">
          <text:list text:style-name="L3">
            <text:list-header>
              <text:p text:style-name="P95"><text:span text:style-name="T26">动态局部变量</text:span></text:p>
            </text:list-header>
          </text:list>
          <draw:enhanced-geometry svg:viewBox="0 0 21600 21600" draw:text-areas="800 800 20800 20800" draw:type="round-rectangular-callout" draw:modifiers="-3120.5120390125 -1318.38183108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64" smil:attributeName="visibility" smil:to="visible"/>
                  <anim:transitionFilter smil:dur="0.5s" smil:targetElement="id46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65" smil:attributeName="visibility" smil:to="visible"/>
                  <anim:transitionFilter smil:dur="0.5s" smil:targetElement="id465"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466" smil:attributeName="visibility" smil:to="visible"/>
                  <anim:transitionFilter smil:dur="0.5s" smil:targetElement="id466"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467" smil:attributeName="visibility" smil:to="visible"/>
                  <anim:transitionFilter smil:dur="0.5s" smil:targetElement="id467" smil:type="checkerBoardWipe" smil:subtype="across"/>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6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69" smil:attributeName="visibility" smil:to="visible"/>
                  <anim:transitionFilter smil:dur="0.5s" smil:targetElement="id46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70" smil:attributeName="visibility" smil:to="visible"/>
                  <anim:transitionFilter smil:dur="0.5s" smil:targetElement="id47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71" smil:attributeName="visibility" smil:to="visible"/>
                  <anim:transitionFilter smil:dur="0.5s" smil:targetElement="id471" smil:type="dissolve"/>
                </anim:par>
              </anim:par>
            </anim:par>
          </anim:seq>
        </anim:par>
        <presentation:notes draw:style-name="dp2">
          <draw:page-thumbnail draw:style-name="gr3" draw:layer="layout" svg:width="12.7cm" svg:height="9.525cm" svg:x="3.175cm" svg:y="1.904cm" draw:page-number="65" presentation:class="page"/>
          <draw:frame presentation:style-name="pr1" draw:text-style-name="P5" draw:layer="layout" svg:width="13.97cm" svg:height="11.43cm" svg:x="2.54cm" svg:y="12.065cm" presentation:class="notes" presentation:placeholder="true">
            <draw:text-box/>
          </draw:frame>
        </presentation:notes>
      </draw:page>
      <draw:page draw:name="page6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4" draw:layer="layout" svg:width="5.08cm" svg:height="3.039cm" svg:x="0cm" svg:y="2.328cm">
          <text:list text:style-name="L1">
            <text:list-header>
              <text:p text:style-name="P13"><text:span text:style-name="T17">局部变量的分类</text:span></text:p>
            </text:list-header>
          </text:list>
          <draw:enhanced-geometry svg:viewBox="0 0 21600 21600" draw:type="mso-spt202" draw:enhanced-path="M 0 0 L 21600 0 21600 21600 0 21600 0 0 Z N"/>
        </draw:custom-shape>
        <draw:custom-shape draw:name="AutoShape 3" draw:style-name="gr294" draw:text-style-name="P45" xml:id="id472" draw:id="id472" draw:layer="layout" svg:width="1.27cm" svg:height="5.291cm" svg:x="4.868cm" svg:y="0.847cm">
          <text:list text:style-name="L1">
            <text:list-header>
              <text:p text:style-name="P25"><text:span text:style-name="T11"/></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304" draw:text-style-name="P16" xml:id="id473" draw:id="id473" draw:layer="layout" svg:width="18.203cm" svg:height="2.667cm" svg:x="6.562cm" svg:y="0.423cm">
          <text:list text:style-name="L4">
            <text:list-header>
              <text:p text:style-name="P15"><text:span text:style-name="T33">动态变量（</text:span><text:span text:style-name="T31">auto</text:span><text:span text:style-name="T33">）：默认，存储在动态区</text:span></text:p>
            </text:list-header>
          </text:list>
          <draw:enhanced-geometry svg:viewBox="0 0 21600 21600" draw:type="mso-spt202" draw:enhanced-path="M 0 0 L 21600 0 21600 21600 0 21600 0 0 Z N"/>
        </draw:custom-shape>
        <draw:custom-shape draw:name="Text Box 5" draw:style-name="gr5" draw:text-style-name="P16" xml:id="id474" draw:id="id474" draw:layer="layout" svg:width="18.627cm" svg:height="2.667cm" svg:x="6.138cm" svg:y="2.963cm">
          <text:list text:style-name="L1">
            <text:list-header>
              <text:p text:style-name="P15"><text:span text:style-name="T11">寄存器变量（</text:span><text:span text:style-name="T12">register</text:span><text:span text:style-name="T11">）：在</text:span><text:span text:style-name="T12">cpu</text:span><text:span text:style-name="T11">内部存储</text:span></text:p>
            </text:list-header>
          </text:list>
          <draw:enhanced-geometry svg:viewBox="0 0 21600 21600" draw:type="mso-spt202" draw:enhanced-path="M 0 0 L 21600 0 21600 21600 0 21600 0 0 Z N"/>
        </draw:custom-shape>
        <draw:custom-shape draw:name="Text Box 6" draw:style-name="gr305" draw:text-style-name="P16" xml:id="id475" draw:id="id475" draw:layer="layout" svg:width="18.203cm" svg:height="1.364cm" svg:x="6.35cm" svg:y="5.292cm">
          <text:list text:style-name="L6">
            <text:list-header>
              <text:p text:style-name="P15"><text:span text:style-name="T16">静态局部变量（</text:span><text:span text:style-name="T28">static</text:span><text:span text:style-name="T16">）：存储在静态区</text:span></text:p>
            </text:list-header>
          </text:list>
          <draw:enhanced-geometry svg:viewBox="0 0 21600 21600" draw:type="mso-spt202" draw:enhanced-path="M 0 0 L 21600 0 21600 21600 0 21600 0 0 Z N"/>
        </draw:custom-shape>
        <draw:custom-shape draw:name="Text Box 7" draw:style-name="gr306" draw:text-style-name="P45" xml:id="id476" draw:id="id476" draw:layer="layout" svg:width="25.4cm" svg:height="2.905cm" svg:x="0cm" svg:y="7.832cm">
          <text:list text:style-name="L4">
            <text:list-header>
              <text:p text:style-name="P25"><text:span text:style-name="T33">动态局部变量未被赋值时，</text:span><text:span text:style-name="T34">其值为随机值</text:span><text:span text:style-name="T33">。其作用域的函数或复合语句结束时，</text:span><text:span text:style-name="T34">空间被程序收回</text:span><text:span text:style-name="T33">。</text:span></text:p>
            </text:list-header>
          </text:list>
          <draw:enhanced-geometry svg:viewBox="0 0 21600 21600" draw:type="mso-spt202" draw:enhanced-path="M 0 0 L 21600 0 21600 21600 0 21600 0 0 Z N"/>
        </draw:custom-shape>
        <draw:custom-shape draw:name="Text Box 10" draw:style-name="gr4" draw:text-style-name="P106" xml:id="id477" draw:id="id477" draw:layer="layout" svg:width="25.4cm" svg:height="3.105cm" svg:x="0cm" svg:y="11.43cm">
          <text:list text:style-name="L1">
            <text:list-header>
              <text:p text:style-name="P105"><text:span text:style-name="T11">程序执行到静态局部变量时，为其在静态区开辟存储空间，</text:span><text:span text:style-name="T34">该空间一直被保留，</text:span><text:span text:style-name="T11">直到程序运行结束。</text:span></text:p>
            </text:list-header>
          </text:list>
          <draw:enhanced-geometry svg:viewBox="0 0 21600 21600" draw:type="mso-spt202" draw:enhanced-path="M 0 0 L 21600 0 21600 21600 0 21600 0 0 Z N"/>
        </draw:custom-shape>
        <draw:custom-shape draw:name="Text Box 11" draw:style-name="gr5" draw:text-style-name="P45" xml:id="id478" draw:id="id478" draw:layer="layout" svg:width="25.4cm" svg:height="2.905cm" svg:x="0cm" svg:y="15.24cm">
          <text:list text:style-name="L1">
            <text:list-header>
              <text:p text:style-name="P25"><text:span text:style-name="T11">由于存储在静态区，静态局部变量或全局变量未赋初值时，</text:span><text:span text:style-name="T34">系统自动使之为</text:span><text:span text:style-name="T35">0</text:span><text:span text:style-name="T11">。</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2" smil:attributeName="visibility" smil:to="visible"/>
                  <anim:transitionFilter smil:dur="0.5s" smil:targetElement="id47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3" smil:attributeName="visibility" smil:to="visible"/>
                  <anim:transitionFilter smil:dur="0.5s" smil:targetElement="id47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4" smil:attributeName="visibility" smil:to="visible"/>
                  <anim:transitionFilter smil:dur="0.5s" smil:targetElement="id47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5" smil:attributeName="visibility" smil:to="visible"/>
                  <anim:transitionFilter smil:dur="0.5s" smil:targetElement="id47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6" smil:attributeName="visibility" smil:to="visible"/>
                  <anim:transitionFilter smil:dur="0.5s" smil:targetElement="id47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7" smil:attributeName="visibility" smil:to="visible"/>
                  <anim:transitionFilter smil:dur="0.5s" smil:targetElement="id47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8" smil:attributeName="visibility" smil:to="visible"/>
                  <anim:transitionFilter smil:dur="0.5s" smil:targetElement="id478" smil:type="barWipe" smil:subtype="leftToRight"/>
                </anim:par>
              </anim:par>
            </anim:par>
          </anim:seq>
        </anim:par>
        <presentation:notes draw:style-name="dp2">
          <draw:page-thumbnail draw:style-name="gr3" draw:layer="layout" svg:width="12.7cm" svg:height="9.525cm" svg:x="3.175cm" svg:y="1.904cm" draw:page-number="66" presentation:class="page"/>
          <draw:frame presentation:style-name="pr1" draw:text-style-name="P5" draw:layer="layout" svg:width="13.97cm" svg:height="11.43cm" svg:x="2.54cm" svg:y="12.065cm" presentation:class="notes" presentation:placeholder="true">
            <draw:text-box/>
          </draw:frame>
        </presentation:notes>
      </draw:page>
      <draw:page draw:name="page6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66" draw:layer="layout" svg:width="10.371cm" svg:height="18.476cm" svg:x="0.847cm" svg:y="0.022cm">
          <text:list text:style-name="L1">
            <text:list-header>
              <text:p text:style-name="P65"><text:span text:style-name="T12">int fun(int a)</text:span></text:p>
              <text:p text:style-name="P65"><text:span text:style-name="T12">{ <text:s/>int c;</text:span></text:p>
              <text:p text:style-name="P65"><text:span text:style-name="T12"><text:s text:c="3"/></text:span><text:span text:style-name="T31">static <text:s/>int b=3;</text:span></text:p>
              <text:p text:style-name="P65"><text:span text:style-name="T12"><text:s text:c="2"/></text:span><text:span text:style-name="T12">c=a+ b++;</text:span></text:p>
              <text:p text:style-name="P65"><text:span text:style-name="T12"><text:s text:c="2"/></text:span><text:span text:style-name="T12">return c;</text:span></text:p>
              <text:p text:style-name="P65"><text:span text:style-name="T12">}</text:span></text:p>
              <text:p text:style-name="P65"><text:span text:style-name="T12">void main(void)</text:span></text:p>
              <text:p text:style-name="P65"><text:span text:style-name="T12">{ <text:s text:c="2"/>int x=2, y;</text:span></text:p>
              <text:p text:style-name="P65"><text:span text:style-name="T12"><text:s text:c="4"/></text:span><text:span text:style-name="T12">y=fun(x); </text:span></text:p>
              <text:p text:style-name="P65"><text:span text:style-name="T12"><text:s text:c="3"/></text:span><text:span text:style-name="T12">cout&lt;&lt;y&lt;&lt;endl;</text:span></text:p>
              <text:p text:style-name="P65"><text:span text:style-name="T12"><text:s text:c="3"/></text:span><text:span text:style-name="T12">y=fun(x+3);</text:span></text:p>
              <text:p text:style-name="P65"><text:span text:style-name="T12"><text:s text:c="3"/></text:span><text:span text:style-name="T12">cout&lt;&lt;y&lt;&lt;endl;</text:span></text:p>
              <text:p text:style-name="P65"><text:span text:style-name="T12">}</text:span></text:p>
            </text:list-header>
          </text:list>
          <draw:enhanced-geometry svg:viewBox="0 0 21600 21600" draw:type="mso-spt202" draw:enhanced-path="M 0 0 L 21600 0 21600 21600 0 21600 0 0 Z N"/>
        </draw:custom-shape>
        <draw:custom-shape draw:name="Text Box 3" draw:style-name="gr307" draw:text-style-name="P14" xml:id="id479" draw:id="id479" draw:layer="layout" svg:width="1.905cm" svg:height="1.632cm" svg:x="12.065cm" svg:y="10.795cm">
          <text:list text:style-name="L4">
            <text:list-header>
              <text:p text:style-name="P13"><text:span text:style-name="T63"/></text:p>
            </text:list-header>
          </text:list>
          <draw:enhanced-geometry svg:viewBox="0 0 21600 21600" draw:type="mso-spt202" draw:enhanced-path="M 0 0 L 21600 0 21600 21600 0 21600 0 0 Z N"/>
        </draw:custom-shape>
        <draw:custom-shape draw:name="Text Box 4" draw:style-name="gr5" draw:text-style-name="P39" xml:id="id480" draw:id="id480" draw:layer="layout" svg:width="2.117cm" svg:height="1.364cm" svg:x="11.853cm" svg:y="12.488cm">
          <text:list text:style-name="L1">
            <text:list-header>
              <text:p text:style-name="P29"><text:span text:style-name="T12">x</text:span></text:p>
            </text:list-header>
          </text:list>
          <draw:enhanced-geometry svg:viewBox="0 0 21600 21600" draw:type="mso-spt202" draw:enhanced-path="M 0 0 L 21600 0 21600 21600 0 21600 0 0 Z N"/>
        </draw:custom-shape>
        <draw:custom-shape draw:name="Text Box 5" draw:style-name="gr216" draw:text-style-name="P94" xml:id="id481" draw:id="id481" draw:layer="layout" svg:width="1.481cm" svg:height="1.178cm" svg:x="12.277cm" svg:y="11.007cm">
          <text:list text:style-name="L1">
            <text:list-header>
              <text:p text:style-name="P23"><text:span text:style-name="T9">2</text:span></text:p>
            </text:list-header>
          </text:list>
          <draw:enhanced-geometry svg:viewBox="0 0 21600 21600" draw:type="mso-spt202" draw:enhanced-path="M 0 0 L 21600 0 21600 21600 0 21600 0 0 Z N"/>
        </draw:custom-shape>
        <draw:custom-shape draw:name="Text Box 7" draw:style-name="gr308" draw:text-style-name="P14" xml:id="id482" draw:id="id482" draw:layer="layout" svg:width="1.905cm" svg:height="1.632cm" svg:x="15.663cm" svg:y="10.795cm">
          <text:list text:style-name="L4">
            <text:list-header>
              <text:p text:style-name="P13"><text:span text:style-name="T63"/></text:p>
            </text:list-header>
          </text:list>
          <draw:enhanced-geometry svg:viewBox="0 0 21600 21600" draw:type="mso-spt202" draw:enhanced-path="M 0 0 L 21600 0 21600 21600 0 21600 0 0 Z N"/>
        </draw:custom-shape>
        <draw:custom-shape draw:name="Text Box 8" draw:style-name="gr5" draw:text-style-name="P39" xml:id="id483" draw:id="id483" draw:layer="layout" svg:width="2.116cm" svg:height="1.364cm" svg:x="15.452cm" svg:y="12.488cm">
          <text:list text:style-name="L1">
            <text:list-header>
              <text:p text:style-name="P29"><text:span text:style-name="T12">y</text:span></text:p>
            </text:list-header>
          </text:list>
          <draw:enhanced-geometry svg:viewBox="0 0 21600 21600" draw:type="mso-spt202" draw:enhanced-path="M 0 0 L 21600 0 21600 21600 0 21600 0 0 Z N"/>
        </draw:custom-shape>
        <draw:custom-shape draw:name="Text Box 13" draw:style-name="gr309" draw:text-style-name="P14" xml:id="id484" draw:id="id484" draw:layer="layout" svg:width="1.905cm" svg:height="1.632cm" svg:x="12.065cm" svg:y="4.868cm">
          <text:list text:style-name="L4">
            <text:list-header>
              <text:p text:style-name="P13"><text:span text:style-name="T63"/></text:p>
            </text:list-header>
          </text:list>
          <draw:enhanced-geometry svg:viewBox="0 0 21600 21600" draw:type="mso-spt202" draw:enhanced-path="M 0 0 L 21600 0 21600 21600 0 21600 0 0 Z N"/>
        </draw:custom-shape>
        <draw:custom-shape draw:name="Text Box 14" draw:style-name="gr310" draw:text-style-name="P39" xml:id="id485" draw:id="id485" draw:layer="layout" svg:width="2.117cm" svg:height="1.364cm" svg:x="12.065cm" svg:y="6.138cm">
          <text:list text:style-name="L4">
            <text:list-header>
              <text:p text:style-name="P29"><text:span text:style-name="T31">a</text:span></text:p>
            </text:list-header>
          </text:list>
          <draw:enhanced-geometry svg:viewBox="0 0 21600 21600" draw:type="mso-spt202" draw:enhanced-path="M 0 0 L 21600 0 21600 21600 0 21600 0 0 Z N"/>
        </draw:custom-shape>
        <draw:custom-shape draw:name="AutoShape 15" draw:style-name="gr311" draw:text-style-name="P10" xml:id="id486" draw:id="id486" draw:layer="layout" svg:width="0.635cm" svg:height="2.751cm" svg:x="12.7cm" svg:y="7.832cm">
          <text:list text:style-name="L1">
            <text:list-header>
              <text:p text:style-name="P25"><text:span text:style-name="T11"/></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16" draw:style-name="gr312" draw:text-style-name="P94" xml:id="id487" draw:id="id487" draw:layer="layout" svg:width="1.481cm" svg:height="1.178cm" svg:x="12.277cm" svg:y="5.08cm">
          <text:list text:style-name="L4">
            <text:list-header>
              <text:p text:style-name="P23"><text:span text:style-name="T45">2</text:span></text:p>
            </text:list-header>
          </text:list>
          <draw:enhanced-geometry svg:viewBox="0 0 21600 21600" draw:type="mso-spt202" draw:enhanced-path="M 0 0 L 21600 0 21600 21600 0 21600 0 0 Z N"/>
        </draw:custom-shape>
        <draw:custom-shape draw:name="Text Box 17" draw:style-name="gr313" draw:text-style-name="P14" xml:id="id488" draw:id="id488" draw:layer="layout" svg:width="1.905cm" svg:height="1.632cm" svg:x="15.875cm" svg:y="4.868cm">
          <text:list text:style-name="L4">
            <text:list-header>
              <text:p text:style-name="P13"><text:span text:style-name="T63"/></text:p>
            </text:list-header>
          </text:list>
          <draw:enhanced-geometry svg:viewBox="0 0 21600 21600" draw:type="mso-spt202" draw:enhanced-path="M 0 0 L 21600 0 21600 21600 0 21600 0 0 Z N"/>
        </draw:custom-shape>
        <draw:custom-shape draw:name="Text Box 18" draw:style-name="gr314" draw:text-style-name="P39" xml:id="id489" draw:id="id489" draw:layer="layout" svg:width="2.117cm" svg:height="1.364cm" svg:x="15.663cm" svg:y="6.35cm">
          <text:list text:style-name="L5">
            <text:list-header>
              <text:p text:style-name="P29"><text:span text:style-name="T35">b</text:span></text:p>
            </text:list-header>
          </text:list>
          <draw:enhanced-geometry svg:viewBox="0 0 21600 21600" draw:type="mso-spt202" draw:enhanced-path="M 0 0 L 21600 0 21600 21600 0 21600 0 0 Z N"/>
        </draw:custom-shape>
        <draw:custom-shape draw:name="Text Box 19" draw:style-name="gr315" draw:text-style-name="P94" xml:id="id490" draw:id="id490" draw:layer="layout" svg:width="1.481cm" svg:height="1.178cm" svg:x="16.087cm" svg:y="5.08cm">
          <text:list text:style-name="L5">
            <text:list-header>
              <text:p text:style-name="P23"><text:span text:style-name="T58">3</text:span></text:p>
            </text:list-header>
          </text:list>
          <draw:enhanced-geometry svg:viewBox="0 0 21600 21600" draw:type="mso-spt202" draw:enhanced-path="M 0 0 L 21600 0 21600 21600 0 21600 0 0 Z N"/>
        </draw:custom-shape>
        <draw:custom-shape draw:name="Text Box 20" draw:style-name="gr316" draw:text-style-name="P14" xml:id="id491" draw:id="id491" draw:layer="layout" svg:width="1.905cm" svg:height="1.632cm" svg:x="19.262cm" svg:y="4.868cm">
          <text:list text:style-name="L4">
            <text:list-header>
              <text:p text:style-name="P13"><text:span text:style-name="T63"/></text:p>
            </text:list-header>
          </text:list>
          <draw:enhanced-geometry svg:viewBox="0 0 21600 21600" draw:type="mso-spt202" draw:enhanced-path="M 0 0 L 21600 0 21600 21600 0 21600 0 0 Z N"/>
        </draw:custom-shape>
        <draw:custom-shape draw:name="Text Box 21" draw:style-name="gr317" draw:text-style-name="P39" xml:id="id492" draw:id="id492" draw:layer="layout" svg:width="2.117cm" svg:height="1.364cm" svg:x="19.05cm" svg:y="6.35cm">
          <text:list text:style-name="L4">
            <text:list-header>
              <text:p text:style-name="P29"><text:span text:style-name="T31">c</text:span></text:p>
            </text:list-header>
          </text:list>
          <draw:enhanced-geometry svg:viewBox="0 0 21600 21600" draw:type="mso-spt202" draw:enhanced-path="M 0 0 L 21600 0 21600 21600 0 21600 0 0 Z N"/>
        </draw:custom-shape>
        <draw:custom-shape draw:name="Text Box 22" draw:style-name="gr318" draw:text-style-name="P94" xml:id="id493" draw:id="id493" draw:layer="layout" svg:width="1.482cm" svg:height="1.178cm" svg:x="19.473cm" svg:y="5.08cm">
          <text:list text:style-name="L4">
            <text:list-header>
              <text:p text:style-name="P23"><text:span text:style-name="T45">5</text:span></text:p>
            </text:list-header>
          </text:list>
          <draw:enhanced-geometry svg:viewBox="0 0 21600 21600" draw:type="mso-spt202" draw:enhanced-path="M 0 0 L 21600 0 21600 21600 0 21600 0 0 Z N"/>
        </draw:custom-shape>
        <draw:custom-shape draw:name="Text Box 23" draw:style-name="gr319" draw:text-style-name="P94" xml:id="id494" draw:id="id494" draw:layer="layout" svg:width="1.481cm" svg:height="1.178cm" svg:x="16.087cm" svg:y="5.08cm">
          <text:list text:style-name="L4">
            <text:list-header>
              <text:p text:style-name="P23"><text:span text:style-name="T45">4</text:span></text:p>
            </text:list-header>
          </text:list>
          <draw:enhanced-geometry svg:viewBox="0 0 21600 21600" draw:type="mso-spt202" draw:enhanced-path="M 0 0 L 21600 0 21600 21600 0 21600 0 0 Z N"/>
        </draw:custom-shape>
        <draw:custom-shape draw:name="Text Box 24" draw:style-name="gr320" draw:text-style-name="P94" xml:id="id496" draw:id="id496" draw:layer="layout" svg:width="1.482cm" svg:height="1.178cm" svg:x="15.875cm" svg:y="11.007cm">
          <text:list text:style-name="L5">
            <text:list-header>
              <text:p text:style-name="P23"><text:span text:style-name="T58">5</text:span></text:p>
            </text:list-header>
          </text:list>
          <draw:enhanced-geometry svg:viewBox="0 0 21600 21600" draw:type="mso-spt202" draw:enhanced-path="M 0 0 L 21600 0 21600 21600 0 21600 0 0 Z N"/>
        </draw:custom-shape>
        <draw:custom-shape draw:name="Text Box 25" draw:style-name="gr321" draw:text-style-name="P22" xml:id="id500" draw:id="id500" draw:layer="layout" svg:width="3.81cm" svg:height="1.55cm" svg:x="20.743cm" svg:y="10.372cm">
          <text:list text:style-name="L4">
            <text:list-header>
              <text:p text:style-name="P21"><text:span text:style-name="T21">5</text:span></text:p>
            </text:list-header>
          </text:list>
          <draw:enhanced-geometry svg:viewBox="0 0 21600 21600" draw:type="mso-spt202" draw:enhanced-path="M 0 0 L 21600 0 21600 21600 0 21600 0 0 Z N"/>
        </draw:custom-shape>
        <draw:polyline draw:name="Line 28" draw:style-name="gr322" draw:text-style-name="P40" xml:id="id495" draw:id="id495" draw:layer="layout" svg:width="2.539cm" svg:height="3.174cm" svg:x="17.145cm" svg:y="7.197cm" svg:viewBox="0 0 2540 3175" draw:points="2540,0 0,3175">
          <text:p/>
        </draw:polyline>
        <draw:custom-shape draw:name="Text Box 29" draw:style-name="gr216" draw:text-style-name="P98" xml:id="id497" draw:id="id497" draw:layer="layout" svg:width="2.963cm" svg:height="3.136cm" svg:x="11.43cm" svg:y="4.233cm">
          <text:list text:style-name="L1">
            <text:list-header>
              <text:p text:style-name="P97"><text:span text:style-name="T70"/></text:p>
            </text:list-header>
          </text:list>
          <draw:enhanced-geometry svg:viewBox="0 0 21600 21600" draw:type="mso-spt202" draw:enhanced-path="M 0 0 L 21600 0 21600 21600 0 21600 0 0 Z N"/>
        </draw:custom-shape>
        <draw:custom-shape draw:name="Text Box 30" draw:style-name="gr216" draw:text-style-name="P98" xml:id="id498" draw:id="id498" draw:layer="layout" svg:width="2.964cm" svg:height="3.135cm" svg:x="18.838cm" svg:y="4.445cm">
          <text:list text:style-name="L1">
            <text:list-header>
              <text:p text:style-name="P97"><text:span text:style-name="T70"/></text:p>
            </text:list-header>
          </text:list>
          <draw:enhanced-geometry svg:viewBox="0 0 21600 21600" draw:type="mso-spt202" draw:enhanced-path="M 0 0 L 21600 0 21600 21600 0 21600 0 0 Z N"/>
        </draw:custom-shape>
        <draw:custom-shape draw:name="Text Box 31" draw:style-name="gr323" draw:text-style-name="P14" xml:id="id501" draw:id="id501" draw:layer="layout" svg:width="1.905cm" svg:height="1.632cm" svg:x="12.065cm" svg:y="4.868cm">
          <text:list text:style-name="L4">
            <text:list-header>
              <text:p text:style-name="P13"><text:span text:style-name="T63"/></text:p>
            </text:list-header>
          </text:list>
          <draw:enhanced-geometry svg:viewBox="0 0 21600 21600" draw:type="mso-spt202" draw:enhanced-path="M 0 0 L 21600 0 21600 21600 0 21600 0 0 Z N"/>
        </draw:custom-shape>
        <draw:custom-shape draw:name="Text Box 32" draw:style-name="gr5" draw:text-style-name="P39" xml:id="id502" draw:id="id502" draw:layer="layout" svg:width="2.117cm" svg:height="1.364cm" svg:x="11.853cm" svg:y="6.35cm">
          <text:list text:style-name="L1">
            <text:list-header>
              <text:p text:style-name="P29"><text:span text:style-name="T12">a</text:span></text:p>
            </text:list-header>
          </text:list>
          <draw:enhanced-geometry svg:viewBox="0 0 21600 21600" draw:type="mso-spt202" draw:enhanced-path="M 0 0 L 21600 0 21600 21600 0 21600 0 0 Z N"/>
        </draw:custom-shape>
        <draw:custom-shape draw:name="Text Box 33" draw:style-name="gr216" draw:text-style-name="P94" xml:id="id503" draw:id="id503" draw:layer="layout" svg:width="1.481cm" svg:height="1.178cm" svg:x="12.277cm" svg:y="5.08cm">
          <text:list text:style-name="L1">
            <text:list-header>
              <text:p text:style-name="P23"><text:span text:style-name="T9">5</text:span></text:p>
            </text:list-header>
          </text:list>
          <draw:enhanced-geometry svg:viewBox="0 0 21600 21600" draw:type="mso-spt202" draw:enhanced-path="M 0 0 L 21600 0 21600 21600 0 21600 0 0 Z N"/>
        </draw:custom-shape>
        <draw:custom-shape draw:name="AutoShape 34" draw:style-name="gr324" draw:text-style-name="P96" xml:id="id504" draw:id="id504" draw:layer="layout" svg:width="6.773cm" svg:height="1.408cm" svg:x="8.467cm" svg:y="1.27cm">
          <text:list text:style-name="L3">
            <text:list-header>
              <text:p text:style-name="P95"><text:span text:style-name="T26">只赋一次初值</text:span></text:p>
            </text:list-header>
          </text:list>
          <draw:enhanced-geometry svg:viewBox="0 0 21600 21600" draw:text-areas="800 800 20800 20800" draw:type="round-rectangular-callout" draw:modifiers="-2136.40389725421 35902.9098651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35" draw:style-name="gr325" draw:text-style-name="P14" xml:id="id505" draw:id="id505" draw:layer="layout" svg:width="1.905cm" svg:height="1.632cm" svg:x="19.262cm" svg:y="4.868cm">
          <text:list text:style-name="L4">
            <text:list-header>
              <text:p text:style-name="P13"><text:span text:style-name="T63"/></text:p>
            </text:list-header>
          </text:list>
          <draw:enhanced-geometry svg:viewBox="0 0 21600 21600" draw:type="mso-spt202" draw:enhanced-path="M 0 0 L 21600 0 21600 21600 0 21600 0 0 Z N"/>
        </draw:custom-shape>
        <draw:custom-shape draw:name="Text Box 36" draw:style-name="gr5" draw:text-style-name="P39" xml:id="id506" draw:id="id506" draw:layer="layout" svg:width="2.116cm" svg:height="1.364cm" svg:x="19.262cm" svg:y="6.35cm">
          <text:list text:style-name="L1">
            <text:list-header>
              <text:p text:style-name="P29"><text:span text:style-name="T12">c</text:span></text:p>
            </text:list-header>
          </text:list>
          <draw:enhanced-geometry svg:viewBox="0 0 21600 21600" draw:type="mso-spt202" draw:enhanced-path="M 0 0 L 21600 0 21600 21600 0 21600 0 0 Z N"/>
        </draw:custom-shape>
        <draw:custom-shape draw:name="Text Box 37" draw:style-name="gr216" draw:text-style-name="P94" xml:id="id507" draw:id="id507" draw:layer="layout" svg:width="1.482cm" svg:height="1.178cm" svg:x="19.473cm" svg:y="5.08cm">
          <text:list text:style-name="L1">
            <text:list-header>
              <text:p text:style-name="P23"><text:span text:style-name="T9">9</text:span></text:p>
            </text:list-header>
          </text:list>
          <draw:enhanced-geometry svg:viewBox="0 0 21600 21600" draw:type="mso-spt202" draw:enhanced-path="M 0 0 L 21600 0 21600 21600 0 21600 0 0 Z N"/>
        </draw:custom-shape>
        <draw:custom-shape draw:name="Text Box 38" draw:style-name="gr216" draw:text-style-name="P94" xml:id="id508" draw:id="id508" draw:layer="layout" svg:width="1.481cm" svg:height="1.178cm" svg:x="16.087cm" svg:y="5.08cm">
          <text:list text:style-name="L1">
            <text:list-header>
              <text:p text:style-name="P23"><text:span text:style-name="T9">5</text:span></text:p>
            </text:list-header>
          </text:list>
          <draw:enhanced-geometry svg:viewBox="0 0 21600 21600" draw:type="mso-spt202" draw:enhanced-path="M 0 0 L 21600 0 21600 21600 0 21600 0 0 Z N"/>
        </draw:custom-shape>
        <draw:custom-shape draw:name="Text Box 39" draw:style-name="gr326" draw:text-style-name="P22" xml:id="id510" draw:id="id510" draw:layer="layout" svg:width="3.81cm" svg:height="1.55cm" svg:x="20.743cm" svg:y="12.277cm">
          <text:list text:style-name="L4">
            <text:list-header>
              <text:p text:style-name="P21"><text:span text:style-name="T21">9</text:span></text:p>
            </text:list-header>
          </text:list>
          <draw:enhanced-geometry svg:viewBox="0 0 21600 21600" draw:type="mso-spt202" draw:enhanced-path="M 0 0 L 21600 0 21600 21600 0 21600 0 0 Z N"/>
        </draw:custom-shape>
        <draw:custom-shape draw:name="Text Box 40" draw:style-name="gr216" draw:text-style-name="P94" xml:id="id509" draw:id="id509" draw:layer="layout" svg:width="1.482cm" svg:height="1.178cm" svg:x="15.875cm" svg:y="11.007cm">
          <text:list text:style-name="L1">
            <text:list-header>
              <text:p text:style-name="P23"><text:span text:style-name="T9">9</text:span></text:p>
            </text:list-header>
          </text:list>
          <draw:enhanced-geometry svg:viewBox="0 0 21600 21600" draw:type="mso-spt202" draw:enhanced-path="M 0 0 L 21600 0 21600 21600 0 21600 0 0 Z N"/>
        </draw:custom-shape>
        <draw:custom-shape draw:name="Text Box 41" draw:style-name="gr5" draw:text-style-name="P16" xml:id="id499" draw:id="id499" draw:layer="layout" svg:width="3.81cm" svg:height="1.364cm" svg:x="20.532cm" svg:y="8.467cm">
          <text:list text:style-name="L1">
            <text:list-header>
              <text:p text:style-name="P15"><text:span text:style-name="T11">输出：</text:span></text:p>
            </text:list-header>
          </text:list>
          <draw:enhanced-geometry svg:viewBox="0 0 21600 21600" draw:type="mso-spt202" draw:enhanced-path="M 0 0 L 21600 0 21600 21600 0 21600 0 0 Z N"/>
        </draw:custom-shape>
        <draw:custom-shape draw:name="Text Box 42" draw:style-name="gr327" draw:text-style-name="P16" xml:id="id511" draw:id="id511" draw:layer="layout" svg:width="14.182cm" svg:height="3.97cm" svg:x="10.583cm" svg:y="14.182cm">
          <text:list text:style-name="L5">
            <text:list-header>
              <text:p text:style-name="P15"><text:span text:style-name="T34">变量</text:span><text:span text:style-name="T35">b</text:span><text:span text:style-name="T34">是静态局部变量，在内存一旦开辟空间，就不会释放，空间值一直保留</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9" smil:attributeName="visibility" smil:to="visible"/>
                  <anim:transitionFilter smil:dur="0.5s" smil:targetElement="id47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0" smil:attributeName="visibility" smil:to="visible"/>
                  <anim:transitionFilter smil:dur="0.5s" smil:targetElement="id48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1" smil:attributeName="visibility" smil:to="visible"/>
                  <anim:transitionFilter smil:dur="0.5s" smil:targetElement="id48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2" smil:attributeName="visibility" smil:to="visible"/>
                  <anim:transitionFilter smil:dur="0.5s" smil:targetElement="id48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3" smil:attributeName="visibility" smil:to="visible"/>
                  <anim:transitionFilter smil:dur="0.5s" smil:targetElement="id48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4" smil:attributeName="visibility" smil:to="visible"/>
                  <anim:transitionFilter smil:dur="0.5s" smil:targetElement="id48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5" smil:attributeName="visibility" smil:to="visible"/>
                  <anim:transitionFilter smil:dur="0.5s" smil:targetElement="id48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86" smil:attributeName="visibility" smil:to="visible"/>
                  <anim:transitionFilter smil:dur="0.5s" smil:targetElement="id486"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87" smil:attributeName="visibility" smil:to="visible"/>
                  <anim:transitionFilter smil:dur="0.5s" smil:targetElement="id487"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8" smil:attributeName="visibility" smil:to="visible"/>
                  <anim:transitionFilter smil:dur="0.5s" smil:targetElement="id48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9" smil:attributeName="visibility" smil:to="visible"/>
                  <anim:transitionFilter smil:dur="0.5s" smil:targetElement="id48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0" smil:attributeName="visibility" smil:to="visible"/>
                  <anim:transitionFilter smil:dur="0.5s" smil:targetElement="id49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1" smil:attributeName="visibility" smil:to="visible"/>
                  <anim:transitionFilter smil:dur="0.5s" smil:targetElement="id49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2" smil:attributeName="visibility" smil:to="visible"/>
                  <anim:transitionFilter smil:dur="0.5s" smil:targetElement="id49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3" smil:attributeName="visibility" smil:to="visible"/>
                  <anim:transitionFilter smil:dur="0.5s" smil:targetElement="id49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4" smil:attributeName="visibility" smil:to="visible"/>
                  <anim:transitionFilter smil:dur="0.5s" smil:targetElement="id49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95" smil:attributeName="visibility" smil:to="visible"/>
                  <anim:transitionFilter smil:dur="0.5s" smil:targetElement="id495"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6" smil:attributeName="visibility" smil:to="visible"/>
                  <anim:transitionFilter smil:dur="0.5s" smil:targetElement="id49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7" smil:attributeName="visibility" smil:to="visible"/>
                  <anim:transitionFilter smil:dur="0.5s" smil:targetElement="id49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8" smil:attributeName="visibility" smil:to="visible"/>
                  <anim:transitionFilter smil:dur="0.5s" smil:targetElement="id498"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9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0" smil:attributeName="visibility" smil:to="visible"/>
                  <anim:transitionFilter smil:dur="0.5s" smil:targetElement="id50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1" smil:attributeName="visibility" smil:to="visible"/>
                  <anim:transitionFilter smil:dur="0.5s" smil:targetElement="id50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2" smil:attributeName="visibility" smil:to="visible"/>
                  <anim:transitionFilter smil:dur="0.5s" smil:targetElement="id50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503" smil:attributeName="visibility" smil:to="visible"/>
                  <anim:transitionFilter smil:dur="0.5s" smil:targetElement="id503"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4" smil:attributeName="visibility" smil:to="visible"/>
                  <anim:transitionFilter smil:dur="0.5s" smil:targetElement="id50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5" smil:attributeName="visibility" smil:to="visible"/>
                  <anim:transitionFilter smil:dur="0.5s" smil:targetElement="id50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6" smil:attributeName="visibility" smil:to="visible"/>
                  <anim:transitionFilter smil:dur="0.5s" smil:targetElement="id50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7" smil:attributeName="visibility" smil:to="visible"/>
                  <anim:transitionFilter smil:dur="0.5s" smil:targetElement="id50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8" smil:attributeName="visibility" smil:to="visible"/>
                  <anim:transitionFilter smil:dur="0.5s" smil:targetElement="id50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9" smil:attributeName="visibility" smil:to="visible"/>
                  <anim:transitionFilter smil:dur="0.5s" smil:targetElement="id50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10" smil:attributeName="visibility" smil:to="visible"/>
                  <anim:transitionFilter smil:dur="0.5s" smil:targetElement="id510" smil:type="barWipe" smil:subtype="leftToRight"/>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11" smil:attributeName="visibility" smil:to="visible"/>
                  <anim:transitionFilter smil:dur="0.5s" smil:targetElement="id511" smil:type="irisWipe" smil:subtype="rectangle" smil:direction="reverse"/>
                </anim:par>
              </anim:par>
            </anim:par>
          </anim:seq>
        </anim:par>
        <presentation:notes draw:style-name="dp2">
          <draw:page-thumbnail draw:style-name="gr3" draw:layer="layout" svg:width="12.7cm" svg:height="9.525cm" svg:x="3.175cm" svg:y="1.904cm" draw:page-number="67" presentation:class="page"/>
          <draw:frame presentation:style-name="pr1" draw:text-style-name="P5" draw:layer="layout" svg:width="13.97cm" svg:height="11.43cm" svg:x="2.54cm" svg:y="12.065cm" presentation:class="notes" presentation:placeholder="true">
            <draw:text-box/>
          </draw:frame>
        </presentation:notes>
      </draw:page>
      <draw:page draw:name="page6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66" draw:layer="layout" svg:width="8.467cm" svg:height="9.92cm" svg:x="1.27cm" svg:y="1.482cm">
          <text:list text:style-name="L1">
            <text:list-header>
              <text:p text:style-name="P65"><text:span text:style-name="T12">int f (int <text:s/>a)</text:span></text:p>
              <text:p text:style-name="P65"><text:span text:style-name="T12">{ <text:s/>int <text:s/>b=0;</text:span></text:p>
            </text:list-header>
          </text:list>
          <text:list text:style-name="L4">
            <text:list-header>
              <text:p text:style-name="P65"><text:span text:style-name="T31"><text:s text:c="4"/></text:span><text:span text:style-name="T31">static <text:s/>int c=3;</text:span></text:p>
            </text:list-header>
          </text:list>
          <text:list text:style-name="L1">
            <text:list-header>
              <text:p text:style-name="P65"><text:span text:style-name="T12"><text:s text:c="4"/></text:span><text:span text:style-name="T12">b=b+1;</text:span></text:p>
              <text:p text:style-name="P65"><text:span text:style-name="T12"><text:s text:c="4"/></text:span><text:span text:style-name="T12">c=c+1;</text:span></text:p>
              <text:p text:style-name="P65"><text:span text:style-name="T12"><text:s text:c="4"/></text:span><text:span text:style-name="T12">return <text:s/>a+b+c;</text:span></text:p>
              <text:p text:style-name="P65"><text:span text:style-name="T12">}</text:span></text:p>
            </text:list-header>
          </text:list>
          <draw:enhanced-geometry svg:viewBox="0 0 21600 21600" draw:type="mso-spt202" draw:enhanced-path="M 0 0 L 21600 0 21600 21600 0 21600 0 0 Z N"/>
        </draw:custom-shape>
        <draw:custom-shape draw:name="Text Box 3" draw:style-name="gr5" draw:text-style-name="P66" draw:layer="layout" svg:width="10.16cm" svg:height="7.068cm" svg:x="1.27cm" svg:y="11.986cm">
          <text:list text:style-name="L1">
            <text:list-header>
              <text:p text:style-name="P65"><text:span text:style-name="T12">void main(void)</text:span></text:p>
              <text:p text:style-name="P65"><text:span text:style-name="T12">{ <text:s/>int <text:s/>a=2,i;</text:span></text:p>
              <text:p text:style-name="P65"><text:span text:style-name="T12"><text:s text:c="5"/></text:span><text:span text:style-name="T12">for (i=0;i&lt;3;i++)</text:span></text:p>
              <text:p text:style-name="P65"><text:span text:style-name="T12"><text:s text:c="9"/></text:span><text:span text:style-name="T12">cout&lt;&lt;f(a)&lt;&lt;endl;</text:span></text:p>
              <text:p text:style-name="P65"><text:span text:style-name="T12">}</text:span></text:p>
            </text:list-header>
          </text:list>
          <draw:enhanced-geometry svg:viewBox="0 0 21600 21600" draw:type="mso-spt202" draw:enhanced-path="M 0 0 L 21600 0 21600 21600 0 21600 0 0 Z N"/>
        </draw:custom-shape>
        <draw:custom-shape draw:name="Text Box 4" draw:style-name="gr5" draw:text-style-name="P16" xml:id="id512" draw:id="id512" draw:layer="layout" svg:width="4.657cm" svg:height="1.364cm" svg:x="12.7cm" svg:y="0.847cm">
          <text:list text:style-name="L1">
            <text:list-header>
              <text:p text:style-name="P15"><text:span text:style-name="T12">i=0</text:span></text:p>
            </text:list-header>
          </text:list>
          <draw:enhanced-geometry svg:viewBox="0 0 21600 21600" draw:type="mso-spt202" draw:enhanced-path="M 0 0 L 21600 0 21600 21600 0 21600 0 0 Z N"/>
        </draw:custom-shape>
        <draw:custom-shape draw:name="Text Box 5" draw:style-name="gr5" draw:text-style-name="P16" xml:id="id513" draw:id="id513" draw:layer="layout" svg:width="4.656cm" svg:height="1.364cm" svg:x="15.452cm" svg:y="0.847cm">
          <text:list text:style-name="L1">
            <text:list-header>
              <text:p text:style-name="P15"><text:span text:style-name="T12">a=2</text:span></text:p>
            </text:list-header>
          </text:list>
          <draw:enhanced-geometry svg:viewBox="0 0 21600 21600" draw:type="mso-spt202" draw:enhanced-path="M 0 0 L 21600 0 21600 21600 0 21600 0 0 Z N"/>
        </draw:custom-shape>
        <draw:custom-shape draw:name="Text Box 6" draw:style-name="gr5" draw:text-style-name="P16" xml:id="id514" draw:id="id514" draw:layer="layout" svg:width="4.657cm" svg:height="1.364cm" svg:x="15.24cm" svg:y="2.328cm">
          <text:list text:style-name="L1">
            <text:list-header>
              <text:p text:style-name="P15"><text:span text:style-name="T12">b=0, <text:s/>b=1</text:span></text:p>
            </text:list-header>
          </text:list>
          <draw:enhanced-geometry svg:viewBox="0 0 21600 21600" draw:type="mso-spt202" draw:enhanced-path="M 0 0 L 21600 0 21600 21600 0 21600 0 0 Z N"/>
        </draw:custom-shape>
        <draw:custom-shape draw:name="Text Box 7" draw:style-name="gr328" draw:text-style-name="P16" xml:id="id515" draw:id="id515" draw:layer="layout" svg:width="4.657cm" svg:height="1.364cm" svg:x="15.24cm" svg:y="3.598cm">
          <text:list text:style-name="L4">
            <text:list-header>
              <text:p text:style-name="P15"><text:span text:style-name="T31">c=3, <text:s/>c=4</text:span></text:p>
            </text:list-header>
          </text:list>
          <draw:enhanced-geometry svg:viewBox="0 0 21600 21600" draw:type="mso-spt202" draw:enhanced-path="M 0 0 L 21600 0 21600 21600 0 21600 0 0 Z N"/>
        </draw:custom-shape>
        <draw:custom-shape draw:name="Text Box 8" draw:style-name="gr5" draw:text-style-name="P16" xml:id="id516" draw:id="id516" draw:layer="layout" svg:width="4.656cm" svg:height="1.364cm" svg:x="19.897cm" svg:y="2.54cm">
          <text:list text:style-name="L1">
            <text:list-header>
              <text:p text:style-name="P15"><text:span text:style-name="T11">输出：</text:span><text:span text:style-name="T12">7</text:span></text:p>
            </text:list-header>
          </text:list>
          <draw:enhanced-geometry svg:viewBox="0 0 21600 21600" draw:type="mso-spt202" draw:enhanced-path="M 0 0 L 21600 0 21600 21600 0 21600 0 0 Z N"/>
        </draw:custom-shape>
        <draw:custom-shape draw:name="Text Box 9" draw:style-name="gr5" draw:text-style-name="P16" xml:id="id517" draw:id="id517" draw:layer="layout" svg:width="4.657cm" svg:height="1.364cm" svg:x="13.123cm" svg:y="5.715cm">
          <text:list text:style-name="L1">
            <text:list-header>
              <text:p text:style-name="P15"><text:span text:style-name="T12">i=1</text:span></text:p>
            </text:list-header>
          </text:list>
          <draw:enhanced-geometry svg:viewBox="0 0 21600 21600" draw:type="mso-spt202" draw:enhanced-path="M 0 0 L 21600 0 21600 21600 0 21600 0 0 Z N"/>
        </draw:custom-shape>
        <draw:custom-shape draw:name="Text Box 10" draw:style-name="gr5" draw:text-style-name="P16" xml:id="id518" draw:id="id518" draw:layer="layout" svg:width="4.656cm" svg:height="1.364cm" svg:x="15.452cm" svg:y="5.503cm">
          <text:list text:style-name="L1">
            <text:list-header>
              <text:p text:style-name="P15"><text:span text:style-name="T12">a=2</text:span></text:p>
            </text:list-header>
          </text:list>
          <draw:enhanced-geometry svg:viewBox="0 0 21600 21600" draw:type="mso-spt202" draw:enhanced-path="M 0 0 L 21600 0 21600 21600 0 21600 0 0 Z N"/>
        </draw:custom-shape>
        <draw:custom-shape draw:name="Text Box 11" draw:style-name="gr5" draw:text-style-name="P16" xml:id="id519" draw:id="id519" draw:layer="layout" svg:width="4.656cm" svg:height="1.364cm" svg:x="15.452cm" svg:y="6.773cm">
          <text:list text:style-name="L1">
            <text:list-header>
              <text:p text:style-name="P15"><text:span text:style-name="T12">b=0, <text:s/>b=1</text:span></text:p>
            </text:list-header>
          </text:list>
          <draw:enhanced-geometry svg:viewBox="0 0 21600 21600" draw:type="mso-spt202" draw:enhanced-path="M 0 0 L 21600 0 21600 21600 0 21600 0 0 Z N"/>
        </draw:custom-shape>
        <draw:custom-shape draw:name="Text Box 12" draw:style-name="gr329" draw:text-style-name="P16" xml:id="id520" draw:id="id520" draw:layer="layout" svg:width="4.656cm" svg:height="1.364cm" svg:x="15.452cm" svg:y="8.043cm">
          <text:list text:style-name="L4">
            <text:list-header>
              <text:p text:style-name="P15"><text:span text:style-name="T31">c=4, <text:s/>c=5</text:span></text:p>
            </text:list-header>
          </text:list>
          <draw:enhanced-geometry svg:viewBox="0 0 21600 21600" draw:type="mso-spt202" draw:enhanced-path="M 0 0 L 21600 0 21600 21600 0 21600 0 0 Z N"/>
        </draw:custom-shape>
        <draw:custom-shape draw:name="Text Box 13" draw:style-name="gr5" draw:text-style-name="P16" xml:id="id521" draw:id="id521" draw:layer="layout" svg:width="4.657cm" svg:height="1.364cm" svg:x="20.108cm" svg:y="6.985cm">
          <text:list text:style-name="L1">
            <text:list-header>
              <text:p text:style-name="P15"><text:span text:style-name="T11">输出：</text:span><text:span text:style-name="T12">8</text:span></text:p>
            </text:list-header>
          </text:list>
          <draw:enhanced-geometry svg:viewBox="0 0 21600 21600" draw:type="mso-spt202" draw:enhanced-path="M 0 0 L 21600 0 21600 21600 0 21600 0 0 Z N"/>
        </draw:custom-shape>
        <draw:custom-shape draw:name="Text Box 14" draw:style-name="gr5" draw:text-style-name="P16" xml:id="id522" draw:id="id522" draw:layer="layout" svg:width="4.657cm" svg:height="1.364cm" svg:x="13.335cm" svg:y="9.948cm">
          <text:list text:style-name="L1">
            <text:list-header>
              <text:p text:style-name="P15"><text:span text:style-name="T12">i=2</text:span></text:p>
            </text:list-header>
          </text:list>
          <draw:enhanced-geometry svg:viewBox="0 0 21600 21600" draw:type="mso-spt202" draw:enhanced-path="M 0 0 L 21600 0 21600 21600 0 21600 0 0 Z N"/>
        </draw:custom-shape>
        <draw:custom-shape draw:name="Text Box 15" draw:style-name="gr5" draw:text-style-name="P16" xml:id="id523" draw:id="id523" draw:layer="layout" svg:width="4.657cm" svg:height="1.364cm" svg:x="15.663cm" svg:y="9.737cm">
          <text:list text:style-name="L1">
            <text:list-header>
              <text:p text:style-name="P15"><text:span text:style-name="T12">a=2</text:span></text:p>
            </text:list-header>
          </text:list>
          <draw:enhanced-geometry svg:viewBox="0 0 21600 21600" draw:type="mso-spt202" draw:enhanced-path="M 0 0 L 21600 0 21600 21600 0 21600 0 0 Z N"/>
        </draw:custom-shape>
        <draw:custom-shape draw:name="Text Box 16" draw:style-name="gr5" draw:text-style-name="P16" xml:id="id524" draw:id="id524" draw:layer="layout" svg:width="4.657cm" svg:height="1.364cm" svg:x="15.663cm" svg:y="11.007cm">
          <text:list text:style-name="L1">
            <text:list-header>
              <text:p text:style-name="P15"><text:span text:style-name="T12">b=0, <text:s/>b=1</text:span></text:p>
            </text:list-header>
          </text:list>
          <draw:enhanced-geometry svg:viewBox="0 0 21600 21600" draw:type="mso-spt202" draw:enhanced-path="M 0 0 L 21600 0 21600 21600 0 21600 0 0 Z N"/>
        </draw:custom-shape>
        <draw:custom-shape draw:name="Text Box 17" draw:style-name="gr330" draw:text-style-name="P16" xml:id="id525" draw:id="id525" draw:layer="layout" svg:width="4.657cm" svg:height="1.364cm" svg:x="15.663cm" svg:y="12.277cm">
          <text:list text:style-name="L4">
            <text:list-header>
              <text:p text:style-name="P15"><text:span text:style-name="T31">c=5, <text:s/>c=6</text:span></text:p>
            </text:list-header>
          </text:list>
          <draw:enhanced-geometry svg:viewBox="0 0 21600 21600" draw:type="mso-spt202" draw:enhanced-path="M 0 0 L 21600 0 21600 21600 0 21600 0 0 Z N"/>
        </draw:custom-shape>
        <draw:custom-shape draw:name="Text Box 18" draw:style-name="gr5" draw:text-style-name="P16" xml:id="id526" draw:id="id526" draw:layer="layout" svg:width="4.657cm" svg:height="1.364cm" svg:x="20.32cm" svg:y="11.218cm">
          <text:list text:style-name="L1">
            <text:list-header>
              <text:p text:style-name="P15"><text:span text:style-name="T11">输出：</text:span><text:span text:style-name="T12">9</text:span></text:p>
            </text:list-header>
          </text:list>
          <draw:enhanced-geometry svg:viewBox="0 0 21600 21600" draw:type="mso-spt202" draw:enhanced-path="M 0 0 L 21600 0 21600 21600 0 21600 0 0 Z N"/>
        </draw:custom-shape>
        <draw:custom-shape draw:name="Text Box 19" draw:style-name="gr331" draw:text-style-name="P16" xml:id="id527" draw:id="id527" draw:layer="layout" svg:width="2.192cm" svg:height="5.204cm" svg:x="12.488cm" svg:y="12.7cm">
          <text:list text:style-name="L4">
            <text:list-header>
              <text:p text:style-name="P15"><text:span text:style-name="T31">7</text:span></text:p>
              <text:p text:style-name="P15"><text:span text:style-name="T31">8</text:span></text:p>
              <text:p text:style-name="P15"><text:span text:style-name="T31">9</text:span></text:p>
            </text:list-header>
          </text:list>
          <draw:enhanced-geometry svg:viewBox="0 0 21600 21600" draw:type="mso-spt202" draw:enhanced-path="M 0 0 L 21600 0 21600 21600 0 21600 0 0 Z N"/>
        </draw:custom-shape>
        <draw:custom-shape draw:name="AutoShape 20" draw:style-name="gr332" draw:text-style-name="P96" xml:id="id528" draw:id="id528" draw:layer="layout" svg:width="4.234cm" svg:height="2.815cm" svg:x="7.408cm" svg:y="1.27cm">
          <text:list text:style-name="L3">
            <text:list-header>
              <text:p text:style-name="P95"><text:span text:style-name="T26">只赋一次初值</text:span></text:p>
            </text:list-header>
          </text:list>
          <draw:enhanced-geometry svg:viewBox="0 0 21600 21600" draw:text-areas="800 800 20800 20800" draw:type="round-rectangular-callout" draw:modifiers="1999.33884297521 26501.420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12" smil:attributeName="visibility" smil:to="visible"/>
                  <anim:transitionFilter smil:dur="0.5s" smil:targetElement="id51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13" smil:attributeName="visibility" smil:to="visible"/>
                  <anim:transitionFilter smil:dur="0.5s" smil:targetElement="id51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14" smil:attributeName="visibility" smil:to="visible"/>
                  <anim:transitionFilter smil:dur="0.5s" smil:targetElement="id51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15" smil:attributeName="visibility" smil:to="visible"/>
                  <anim:transitionFilter smil:dur="0.5s" smil:targetElement="id51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16" smil:attributeName="visibility" smil:to="visible"/>
                  <anim:transitionFilter smil:dur="0.5s" smil:targetElement="id51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17" smil:attributeName="visibility" smil:to="visible"/>
                  <anim:transitionFilter smil:dur="0.5s" smil:targetElement="id51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18" smil:attributeName="visibility" smil:to="visible"/>
                  <anim:transitionFilter smil:dur="0.5s" smil:targetElement="id51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19" smil:attributeName="visibility" smil:to="visible"/>
                  <anim:transitionFilter smil:dur="0.5s" smil:targetElement="id51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0" smil:attributeName="visibility" smil:to="visible"/>
                  <anim:transitionFilter smil:dur="0.5s" smil:targetElement="id52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1" smil:attributeName="visibility" smil:to="visible"/>
                  <anim:transitionFilter smil:dur="0.5s" smil:targetElement="id52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2" smil:attributeName="visibility" smil:to="visible"/>
                  <anim:transitionFilter smil:dur="0.5s" smil:targetElement="id52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3" smil:attributeName="visibility" smil:to="visible"/>
                  <anim:transitionFilter smil:dur="0.5s" smil:targetElement="id52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4" smil:attributeName="visibility" smil:to="visible"/>
                  <anim:transitionFilter smil:dur="0.5s" smil:targetElement="id52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5" smil:attributeName="visibility" smil:to="visible"/>
                  <anim:transitionFilter smil:dur="0.5s" smil:targetElement="id52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6" smil:attributeName="visibility" smil:to="visible"/>
                  <anim:transitionFilter smil:dur="0.5s" smil:targetElement="id52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7" smil:attributeName="visibility" smil:to="visible"/>
                  <anim:transitionFilter smil:dur="0.5s" smil:targetElement="id52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8" smil:attributeName="visibility" smil:to="visible"/>
                  <anim:transitionFilter smil:dur="0.5s" smil:targetElement="id528" smil:type="dissolve"/>
                </anim:par>
              </anim:par>
            </anim:par>
          </anim:seq>
        </anim:par>
        <presentation:notes draw:style-name="dp2">
          <draw:page-thumbnail draw:style-name="gr3" draw:layer="layout" svg:width="12.7cm" svg:height="9.525cm" svg:x="3.175cm" svg:y="1.904cm" draw:page-number="68" presentation:class="page"/>
          <draw:frame presentation:style-name="pr1" draw:text-style-name="P5" draw:layer="layout" svg:width="13.97cm" svg:height="11.43cm" svg:x="2.54cm" svg:y="12.065cm" presentation:class="notes" presentation:placeholder="true">
            <draw:text-box/>
          </draw:frame>
        </presentation:notes>
      </draw:page>
      <draw:page draw:name="page6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64" draw:layer="layout" svg:width="16.299cm" svg:height="17.957cm" svg:x="1.058cm" svg:y="0cm">
          <text:list text:style-name="L1">
            <text:list-header>
              <text:p text:style-name="P63"><text:span text:style-name="T12">int func (int a, <text:s/>int b)</text:span></text:p>
              <text:p text:style-name="P63"><text:span text:style-name="T12">{ <text:s/></text:span><text:span text:style-name="T31">static <text:s/>int <text:s/>m=0, i=2;</text:span></text:p>
              <text:p text:style-name="P63"><text:span text:style-name="T12"><text:s text:c="4"/></text:span><text:span text:style-name="T12">i+=m+1;</text:span></text:p>
              <text:p text:style-name="P63"><text:span text:style-name="T12"><text:s text:c="4"/></text:span><text:span text:style-name="T12">m=i+a+b;</text:span></text:p>
              <text:p text:style-name="P63"><text:span text:style-name="T12"><text:s text:c="4"/></text:span><text:span text:style-name="T12">return <text:s text:c="2"/>m;</text:span></text:p>
              <text:p text:style-name="P63"><text:span text:style-name="T12">} </text:span></text:p>
              <text:p text:style-name="P63"><text:span text:style-name="T12">void main(void)</text:span></text:p>
              <text:p text:style-name="P63"><text:span text:style-name="T12">{ <text:s/>int <text:s/>k=4, m=1, p; <text:s/></text:span></text:p>
              <text:p text:style-name="P63"><text:span text:style-name="T12"><text:s text:c="3"/></text:span><text:span text:style-name="T12">p=func(k, m); <text:s text:c="5"/>cout&lt;&lt;p&lt;&lt;endl;</text:span></text:p>
              <text:p text:style-name="P63"><text:span text:style-name="T12"><text:s text:c="3"/></text:span><text:span text:style-name="T12">p=func(k, m); <text:s text:c="5"/>cout&lt;&lt;p&lt;&lt;endl;</text:span></text:p>
              <text:p text:style-name="P63"><text:span text:style-name="T12">}</text:span></text:p>
            </text:list-header>
          </text:list>
          <draw:enhanced-geometry svg:viewBox="0 0 21600 21600" draw:type="mso-spt202" draw:enhanced-path="M 0 0 L 21600 0 21600 21600 0 21600 0 0 Z N"/>
        </draw:custom-shape>
        <draw:custom-shape draw:name="Text Box 3" draw:style-name="gr333" draw:text-style-name="P64" xml:id="id529" draw:id="id529" draw:layer="layout" svg:width="7.196cm" svg:height="1.127cm" svg:x="11.007cm" svg:y="1.058cm">
          <text:list text:style-name="L6">
            <text:list-header>
              <text:p text:style-name="P63"><text:span text:style-name="T28">func( 4, 1)</text:span></text:p>
            </text:list-header>
          </text:list>
          <draw:enhanced-geometry svg:viewBox="0 0 21600 21600" draw:type="mso-spt202" draw:enhanced-path="M 0 0 L 21600 0 21600 21600 0 21600 0 0 Z N"/>
        </draw:custom-shape>
        <draw:custom-shape draw:name="Text Box 4" draw:style-name="gr334" draw:text-style-name="P64" xml:id="id530" draw:id="id530" draw:layer="layout" svg:width="5.08cm" svg:height="1.127cm" svg:x="11.007cm" svg:y="2.54cm">
          <text:list text:style-name="L6">
            <text:list-header>
              <text:p text:style-name="P63"><text:span text:style-name="T28">a=4, <text:s/>b=1</text:span></text:p>
            </text:list-header>
          </text:list>
          <draw:enhanced-geometry svg:viewBox="0 0 21600 21600" draw:type="mso-spt202" draw:enhanced-path="M 0 0 L 21600 0 21600 21600 0 21600 0 0 Z N"/>
        </draw:custom-shape>
        <draw:custom-shape draw:name="Text Box 5" draw:style-name="gr335" draw:text-style-name="P64" xml:id="id531" draw:id="id531" draw:layer="layout" svg:width="7.196cm" svg:height="1.127cm" svg:x="11.007cm" svg:y="3.81cm">
          <text:list text:style-name="L4">
            <text:list-header>
              <text:p text:style-name="P63"><text:span text:style-name="T31">m=0, i=2</text:span></text:p>
            </text:list-header>
          </text:list>
          <draw:enhanced-geometry svg:viewBox="0 0 21600 21600" draw:type="mso-spt202" draw:enhanced-path="M 0 0 L 21600 0 21600 21600 0 21600 0 0 Z N"/>
        </draw:custom-shape>
        <draw:custom-shape draw:name="Text Box 6" draw:style-name="gr336" draw:text-style-name="P64" xml:id="id532" draw:id="id532" draw:layer="layout" svg:width="3.387cm" svg:height="1.127cm" svg:x="11.218cm" svg:y="5.292cm">
          <text:list text:style-name="L6">
            <text:list-header>
              <text:p text:style-name="P63"><text:span text:style-name="T28">i=3</text:span></text:p>
            </text:list-header>
          </text:list>
          <draw:enhanced-geometry svg:viewBox="0 0 21600 21600" draw:type="mso-spt202" draw:enhanced-path="M 0 0 L 21600 0 21600 21600 0 21600 0 0 Z N"/>
        </draw:custom-shape>
        <draw:custom-shape draw:name="Text Box 7" draw:style-name="gr337" draw:text-style-name="P64" xml:id="id533" draw:id="id533" draw:layer="layout" svg:width="5.715cm" svg:height="1.127cm" svg:x="11.218cm" svg:y="6.773cm">
          <text:list text:style-name="L6">
            <text:list-header>
              <text:p text:style-name="P63"><text:span text:style-name="T28">m=3+4+1=8</text:span></text:p>
            </text:list-header>
          </text:list>
          <draw:enhanced-geometry svg:viewBox="0 0 21600 21600" draw:type="mso-spt202" draw:enhanced-path="M 0 0 L 21600 0 21600 21600 0 21600 0 0 Z N"/>
        </draw:custom-shape>
        <draw:custom-shape draw:name="Text Box 8" draw:style-name="gr338" draw:text-style-name="P64" xml:id="id534" draw:id="id534" draw:layer="layout" svg:width="7.197cm" svg:height="1.127cm" svg:x="17.145cm" svg:y="1.058cm">
          <text:list text:style-name="L1">
            <text:list-header>
              <text:p text:style-name="P63"><text:span text:style-name="T32">func( 4, 1)</text:span></text:p>
            </text:list-header>
          </text:list>
          <draw:enhanced-geometry svg:viewBox="0 0 21600 21600" draw:type="mso-spt202" draw:enhanced-path="M 0 0 L 21600 0 21600 21600 0 21600 0 0 Z N"/>
        </draw:custom-shape>
        <draw:custom-shape draw:name="Text Box 9" draw:style-name="gr339" draw:text-style-name="P64" xml:id="id535" draw:id="id535" draw:layer="layout" svg:width="5.08cm" svg:height="1.127cm" svg:x="17.145cm" svg:y="2.54cm">
          <text:list text:style-name="L1">
            <text:list-header>
              <text:p text:style-name="P63"><text:span text:style-name="T32">a=4, <text:s/>b=1</text:span></text:p>
            </text:list-header>
          </text:list>
          <draw:enhanced-geometry svg:viewBox="0 0 21600 21600" draw:type="mso-spt202" draw:enhanced-path="M 0 0 L 21600 0 21600 21600 0 21600 0 0 Z N"/>
        </draw:custom-shape>
        <draw:custom-shape draw:name="Text Box 10" draw:style-name="gr340" draw:text-style-name="P64" xml:id="id536" draw:id="id536" draw:layer="layout" svg:width="4.445cm" svg:height="1.127cm" svg:x="17.145cm" svg:y="3.81cm">
          <text:list text:style-name="L4">
            <text:list-header>
              <text:p text:style-name="P63"><text:span text:style-name="T31">m=8, <text:s/>i=3</text:span></text:p>
            </text:list-header>
          </text:list>
          <draw:enhanced-geometry svg:viewBox="0 0 21600 21600" draw:type="mso-spt202" draw:enhanced-path="M 0 0 L 21600 0 21600 21600 0 21600 0 0 Z N"/>
        </draw:custom-shape>
        <draw:custom-shape draw:name="Text Box 11" draw:style-name="gr341" draw:text-style-name="P64" xml:id="id537" draw:id="id537" draw:layer="layout" svg:width="6.561cm" svg:height="1.127cm" svg:x="17.357cm" svg:y="5.292cm">
          <text:list text:style-name="L1">
            <text:list-header>
              <text:p text:style-name="P63"><text:span text:style-name="T32">i=3+8+1=12</text:span></text:p>
            </text:list-header>
          </text:list>
          <draw:enhanced-geometry svg:viewBox="0 0 21600 21600" draw:type="mso-spt202" draw:enhanced-path="M 0 0 L 21600 0 21600 21600 0 21600 0 0 Z N"/>
        </draw:custom-shape>
        <draw:custom-shape draw:name="Text Box 12" draw:style-name="gr342" draw:text-style-name="P64" xml:id="id538" draw:id="id538" draw:layer="layout" svg:width="7.408cm" svg:height="1.127cm" svg:x="17.357cm" svg:y="6.773cm">
          <text:list text:style-name="L1">
            <text:list-header>
              <text:p text:style-name="P63"><text:span text:style-name="T32">m=12+4+1=17</text:span></text:p>
            </text:list-header>
          </text:list>
          <draw:enhanced-geometry svg:viewBox="0 0 21600 21600" draw:type="mso-spt202" draw:enhanced-path="M 0 0 L 21600 0 21600 21600 0 21600 0 0 Z N"/>
        </draw:custom-shape>
        <draw:custom-shape draw:name="Text Box 13" draw:style-name="gr343" draw:text-style-name="P64" xml:id="id539" draw:id="id539" draw:layer="layout" svg:width="10.371cm" svg:height="1.127cm" svg:x="9.737cm" svg:y="9.948cm">
          <text:list text:style-name="L2">
            <text:list-header>
              <text:p text:style-name="P63"><text:span text:style-name="T14">输出：</text:span><text:span text:style-name="T13">8,1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29" smil:attributeName="visibility" smil:to="visible"/>
                  <anim:transitionFilter smil:dur="0.5s" smil:targetElement="id529"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0" smil:attributeName="visibility" smil:to="visible"/>
                  <anim:transitionFilter smil:dur="0.5s" smil:targetElement="id530"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1" smil:attributeName="visibility" smil:to="visible"/>
                  <anim:transitionFilter smil:dur="0.5s" smil:targetElement="id531"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2" smil:attributeName="visibility" smil:to="visible"/>
                  <anim:transitionFilter smil:dur="0.5s" smil:targetElement="id53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3" smil:attributeName="visibility" smil:to="visible"/>
                  <anim:transitionFilter smil:dur="0.5s" smil:targetElement="id533"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4" smil:attributeName="visibility" smil:to="visible"/>
                  <anim:transitionFilter smil:dur="0.5s" smil:targetElement="id534"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5" smil:attributeName="visibility" smil:to="visible"/>
                  <anim:transitionFilter smil:dur="0.5s" smil:targetElement="id53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6" smil:attributeName="visibility" smil:to="visible"/>
                  <anim:transitionFilter smil:dur="0.5s" smil:targetElement="id536"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7" smil:attributeName="visibility" smil:to="visible"/>
                  <anim:transitionFilter smil:dur="0.5s" smil:targetElement="id537"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38" smil:attributeName="visibility" smil:to="visible"/>
                  <anim:transitionFilter smil:dur="0.5s" smil:targetElement="id538"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39" smil:attributeName="visibility" smil:to="visible"/>
                </anim:par>
              </anim:par>
            </anim:par>
          </anim:seq>
        </anim:par>
        <presentation:notes draw:style-name="dp2">
          <draw:page-thumbnail draw:style-name="gr3" draw:layer="layout" svg:width="12.7cm" svg:height="9.525cm" svg:x="3.175cm" svg:y="1.904cm" draw:page-number="69" presentation:class="page"/>
          <draw:frame presentation:style-name="pr1" draw:text-style-name="P5" draw:layer="layout" svg:width="13.97cm" svg:height="11.43cm" svg:x="2.54cm" svg:y="12.065cm" presentation:class="notes" presentation:placeholder="true">
            <draw:text-box/>
          </draw:frame>
        </presentation:notes>
      </draw:page>
      <draw:page draw:name="page7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44" draw:text-style-name="P108" draw:layer="layout" svg:width="11.642cm" svg:height="19.26cm" svg:x="1.058cm" svg:y="0cm">
          <text:list text:style-name="L4">
            <text:list-header>
              <text:p text:style-name="P107"><text:span text:style-name="T21">int q(int x)</text:span></text:p>
              <text:p text:style-name="P107"><text:span text:style-name="T21">{ <text:s text:c="2"/>int y=1;</text:span></text:p>
              <text:p text:style-name="P107"><text:span text:style-name="T21"><text:s text:c="4"/></text:span><text:span text:style-name="T21">static int z=1;</text:span></text:p>
              <text:p text:style-name="P107"><text:span text:style-name="T21"><text:s text:c="4"/></text:span><text:span text:style-name="T21">z+=z+y++;</text:span></text:p>
              <text:p text:style-name="P107"><text:span text:style-name="T21"><text:s text:c="4"/></text:span><text:span text:style-name="T21">return x+z;</text:span></text:p>
              <text:p text:style-name="P107"><text:span text:style-name="T21">}</text:span></text:p>
            </text:list-header>
          </text:list>
          <text:list text:style-name="L1">
            <text:list-header>
              <text:p text:style-name="P107"><text:span text:style-name="T20">void main(void)</text:span></text:p>
              <text:p text:style-name="P107"><text:span text:style-name="T20">{ <text:s/>cout&lt;&lt;q(1)&lt;&lt;‘\t’;</text:span></text:p>
              <text:p text:style-name="P107"><text:span text:style-name="T20"><text:s text:c="4"/></text:span><text:span text:style-name="T20">cout&lt;&lt;q(2)&lt;&lt;‘\t’;</text:span></text:p>
              <text:p text:style-name="P107"><text:span text:style-name="T20"><text:s text:c="4"/></text:span><text:span text:style-name="T20">cout&lt;&lt;q(3)&lt;&lt;‘\t’;</text:span></text:p>
              <text:p text:style-name="P107"><text:span text:style-name="T20">}</text:span></text:p>
            </text:list-header>
          </text:list>
          <draw:enhanced-geometry svg:viewBox="0 0 21600 21600" draw:type="mso-spt202" draw:enhanced-path="M 0 0 L 21600 0 21600 21600 0 21600 0 0 Z N"/>
        </draw:custom-shape>
        <draw:custom-shape draw:name="Text Box 3" draw:style-name="gr345" draw:text-style-name="P22" xml:id="id540" draw:id="id540" draw:layer="layout" svg:width="12.065cm" svg:height="1.55cm" svg:x="12.065cm" svg:y="9.525cm">
          <text:list text:style-name="L4">
            <text:list-header>
              <text:p text:style-name="P21"><text:span text:style-name="T21">4 <text:s text:c="5"/>9 <text:s text:c="7"/>18</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40" smil:attributeName="visibility" smil:to="visible"/>
                  <anim:transitionFilter smil:dur="0.5s" smil:targetElement="id540" smil:type="dissolve"/>
                </anim:par>
              </anim:par>
            </anim:par>
          </anim:seq>
        </anim:par>
        <presentation:notes draw:style-name="dp2">
          <draw:page-thumbnail draw:style-name="gr3" draw:layer="layout" svg:width="12.7cm" svg:height="9.525cm" svg:x="3.175cm" svg:y="1.904cm" draw:page-number="70" presentation:class="page"/>
          <draw:frame presentation:style-name="pr1" draw:text-style-name="P5" draw:layer="layout" svg:width="13.97cm" svg:height="11.43cm" svg:x="2.54cm" svg:y="12.065cm" presentation:class="notes" presentation:placeholder="true">
            <draw:text-box/>
          </draw:frame>
        </presentation:notes>
      </draw:page>
      <draw:page draw:name="page7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3.918cm" svg:height="1.364cm" svg:x="0cm" svg:y="0.847cm">
          <text:list text:style-name="L1">
            <text:list-header>
              <text:p text:style-name="P15"><text:span text:style-name="T11">全局变量的存储方式（</text:span><text:span text:style-name="T12">extern <text:s text:c="3"/>static</text:span><text:span text:style-name="T11">）</text:span></text:p>
            </text:list-header>
          </text:list>
          <draw:enhanced-geometry svg:viewBox="0 0 21600 21600" draw:type="mso-spt202" draw:enhanced-path="M 0 0 L 21600 0 21600 21600 0 21600 0 0 Z N"/>
        </draw:custom-shape>
        <draw:custom-shape draw:name="Text Box 3" draw:style-name="gr5" draw:text-style-name="P16" xml:id="id543" draw:id="id543" draw:layer="layout" svg:width="25.4cm" svg:height="3.97cm" svg:x="0cm" svg:y="8.043cm">
          <text:list text:style-name="L1">
            <text:list-header>
              <text:p text:style-name="P15"><text:span text:style-name="T11">全局变量的</text:span><text:span text:style-name="T33">默认方式</text:span><text:span text:style-name="T11">，当在</text:span><text:span text:style-name="T16">一个文件中要引用另一个文件中的全局变量或在全局变量定义之前要引用</text:span><text:span text:style-name="T11">它时，可用</text:span><text:span text:style-name="T12">extern</text:span><text:span text:style-name="T11">作说明，</text:span><text:span text:style-name="T15">相当于扩大全局变量的作用域</text:span><text:span text:style-name="T11">。</text:span></text:p>
            </text:list-header>
          </text:list>
          <draw:enhanced-geometry svg:viewBox="0 0 21600 21600" draw:type="mso-spt202" draw:enhanced-path="M 0 0 L 21600 0 21600 21600 0 21600 0 0 Z N"/>
        </draw:custom-shape>
        <draw:custom-shape draw:name="Text Box 4" draw:style-name="gr5" draw:text-style-name="P16" xml:id="id544" draw:id="id544" draw:layer="layout" svg:width="25.4cm" svg:height="1.364cm" svg:x="0cm" svg:y="12.7cm">
          <text:list text:style-name="L1">
            <text:list-header>
              <text:p text:style-name="P15"><text:span text:style-name="T12">2</text:span><text:span text:style-name="T11">、静态（</text:span><text:span text:style-name="T12">static</text:span><text:span text:style-name="T11">）存储类别</text:span></text:p>
            </text:list-header>
          </text:list>
          <draw:enhanced-geometry svg:viewBox="0 0 21600 21600" draw:type="mso-spt202" draw:enhanced-path="M 0 0 L 21600 0 21600 21600 0 21600 0 0 Z N"/>
        </draw:custom-shape>
        <draw:custom-shape draw:name="Text Box 5" draw:style-name="gr5" draw:text-style-name="P16" xml:id="id542" draw:id="id542" draw:layer="layout" svg:width="11.853cm" svg:height="1.364cm" svg:x="0cm" svg:y="6.138cm">
          <text:list text:style-name="L1">
            <text:list-header>
              <text:p text:style-name="P15"><text:span text:style-name="T12">1</text:span><text:span text:style-name="T11">、</text:span><text:span text:style-name="T12">extern <text:s/></text:span><text:span text:style-name="T11">存储类别</text:span></text:p>
            </text:list-header>
          </text:list>
          <draw:enhanced-geometry svg:viewBox="0 0 21600 21600" draw:type="mso-spt202" draw:enhanced-path="M 0 0 L 21600 0 21600 21600 0 21600 0 0 Z N"/>
        </draw:custom-shape>
        <draw:custom-shape draw:name="Text Box 6" draw:style-name="gr5" draw:text-style-name="P16" xml:id="id541" draw:id="id541" draw:layer="layout" svg:width="25.4cm" svg:height="2.667cm" svg:x="0cm" svg:y="2.752cm">
          <text:list text:style-name="L1">
            <text:list-header>
              <text:p text:style-name="P15"><text:span text:style-name="T11">全局变量是在函数的外部定义的，编译时</text:span><text:span text:style-name="T33">分配在静态存储区，如果未赋初值，其值为</text:span><text:span text:style-name="T31">0</text:span><text:span text:style-name="T11">。</text:span></text:p>
            </text:list-header>
          </text:list>
          <draw:enhanced-geometry svg:viewBox="0 0 21600 21600" draw:type="mso-spt202" draw:enhanced-path="M 0 0 L 21600 0 21600 21600 0 21600 0 0 Z N"/>
        </draw:custom-shape>
        <draw:custom-shape draw:name="Text Box 7" draw:style-name="gr346" draw:text-style-name="P16" xml:id="id545" draw:id="id545" draw:layer="layout" svg:width="25.4cm" svg:height="2.667cm" svg:x="0cm" svg:y="14.605cm">
          <text:list text:style-name="L6">
            <text:list-header>
              <text:p text:style-name="P15"><text:span text:style-name="T16">它仅能在本文件中引用</text:span><text:span text:style-name="T11">，即使在其它文件中用</text:span><text:span text:style-name="T12">extern</text:span><text:span text:style-name="T11">说明也不能使用。</text:span><text:span text:style-name="T15">相当于限制了全局变量的作用域范围</text:span><text:span text:style-name="T11">。</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41" smil:attributeName="visibility" smil:to="visible"/>
                  <anim:transitionFilter smil:dur="0.5s" smil:targetElement="id541"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42" smil:attributeName="visibility" smil:to="visible"/>
                  <anim:transitionFilter smil:dur="0.5s" smil:targetElement="id542" smil:type="blindsWipe" smil:subtype="horizontal"/>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43" smil:attributeName="visibility" smil:to="visible"/>
                  <anim:transitionFilter smil:dur="0.5s" smil:targetElement="id543"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44" smil:attributeName="visibility" smil:to="visible"/>
                  <anim:transitionFilter smil:dur="0.5s" smil:targetElement="id544"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45" smil:attributeName="visibility" smil:to="visible"/>
                  <anim:transitionFilter smil:dur="0.5s" smil:targetElement="id545" smil:type="checkerBoardWipe" smil:subtype="across"/>
                </anim:par>
              </anim:par>
            </anim:par>
          </anim:seq>
        </anim:par>
        <presentation:notes draw:style-name="dp2">
          <draw:page-thumbnail draw:style-name="gr3" draw:layer="layout" svg:width="12.7cm" svg:height="9.525cm" svg:x="3.175cm" svg:y="1.904cm" draw:page-number="71" presentation:class="page"/>
          <draw:frame presentation:style-name="pr1" draw:text-style-name="P5" draw:layer="layout" svg:width="13.97cm" svg:height="11.43cm" svg:x="2.54cm" svg:y="12.065cm" presentation:class="notes" presentation:placeholder="true">
            <draw:text-box/>
          </draw:frame>
        </presentation:notes>
      </draw:page>
      <draw:page draw:name="page7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5.4cm" svg:height="2.667cm" svg:x="0cm" svg:y="0.847cm">
          <text:list text:style-name="L1">
            <text:list-header>
              <text:p text:style-name="P15"><text:span text:style-name="T11">程序的作用是：给定</text:span><text:span text:style-name="T12">b</text:span><text:span text:style-name="T11">的值，输入</text:span><text:span text:style-name="T12">a</text:span><text:span text:style-name="T11">和</text:span><text:span text:style-name="T12">m</text:span><text:span text:style-name="T11">，求</text:span><text:span text:style-name="T12">a×b</text:span><text:span text:style-name="T11">和</text:span><text:span text:style-name="T12">a</text:span><text:span text:style-name="T72">m</text:span><text:span text:style-name="T11">的值。</text:span></text:p>
            </text:list-header>
          </text:list>
          <draw:enhanced-geometry svg:viewBox="0 0 21600 21600" draw:type="mso-spt202" draw:enhanced-path="M 0 0 L 21600 0 21600 21600 0 21600 0 0 Z N"/>
        </draw:custom-shape>
        <draw:custom-shape draw:name="Text Box 3" draw:style-name="gr347" draw:text-style-name="P110" draw:layer="layout" svg:width="14.817cm" svg:height="15.528cm" svg:x="0.423cm" svg:y="2.54cm">
          <text:list text:style-name="L1">
            <text:list-header>
              <text:p text:style-name="P109"><text:span text:style-name="T73">文件</text:span><text:span text:style-name="T57">file1.c</text:span><text:span text:style-name="T73">中的内容为：</text:span></text:p>
            </text:list-header>
          </text:list>
          <text:list text:style-name="L6">
            <text:list-header>
              <text:p text:style-name="P109"><text:span text:style-name="T47">int <text:s text:c="2"/>a;</text:span></text:p>
            </text:list-header>
          </text:list>
          <text:list text:style-name="L1">
            <text:list-header>
              <text:p text:style-name="P109"><text:span text:style-name="T9">void main(void)</text:span></text:p>
              <text:p text:style-name="P109"><text:span text:style-name="T9">{ extern <text:s/>int <text:s/>power (int);</text:span></text:p>
              <text:p text:style-name="P109"><text:span text:style-name="T9"><text:s text:c="4"/></text:span><text:span text:style-name="T9">int <text:s/>b=3, c, d, m;</text:span></text:p>
              <text:p text:style-name="P109"><text:span text:style-name="T9"><text:s text:c="4"/></text:span><text:span text:style-name="T9">cin&gt;&gt;a&gt;&gt;m;</text:span></text:p>
              <text:p text:style-name="P109"><text:span text:style-name="T9"><text:s text:c="4"/></text:span><text:span text:style-name="T9">c=a*b;</text:span></text:p>
              <text:p text:style-name="P109"><text:span text:style-name="T9"><text:s text:c="4"/></text:span><text:span text:style-name="T9">cout&lt;&lt;a&lt;&lt;“*”&lt;&lt;b&lt;&lt;“=“&lt;&lt;c&lt;&lt;endl;</text:span></text:p>
              <text:p text:style-name="P109"><text:span text:style-name="T9"><text:s text:c="4"/></text:span><text:span text:style-name="T9">d= power(m);</text:span></text:p>
              <text:p text:style-name="P109"><text:span text:style-name="T9"><text:s text:c="4"/></text:span><text:span text:style-name="T9">cout&lt;&lt;a&lt;&lt;“**”&lt;&lt;m&lt;&lt;“=“&lt;&lt;d&lt;&lt;endl;</text:span></text:p>
              <text:p text:style-name="P109"><text:span text:style-name="T9">} </text:span></text:p>
            </text:list-header>
          </text:list>
          <draw:enhanced-geometry svg:viewBox="0 0 21600 21600" draw:type="mso-spt202" draw:enhanced-path="M 0 0 L 21600 0 21600 21600 0 21600 0 0 Z N"/>
        </draw:custom-shape>
        <draw:custom-shape draw:name="Text Box 4" draw:style-name="gr348" draw:text-style-name="P12" draw:layer="layout" svg:width="8.679cm" svg:height="12.7cm" svg:x="16.298cm" svg:y="3.81cm">
          <text:list text:style-name="L2">
            <text:list-header>
              <text:p text:style-name="P11"><text:span text:style-name="T74">文件</text:span><text:span text:style-name="T46">file2.c</text:span><text:span text:style-name="T74">中的内容为：</text:span></text:p>
            </text:list-header>
          </text:list>
          <text:list text:style-name="L6">
            <text:list-header>
              <text:p text:style-name="P11"><text:span text:style-name="T47">extern <text:s/>int <text:s text:c="2"/>a;</text:span></text:p>
            </text:list-header>
          </text:list>
          <text:list text:style-name="L2">
            <text:list-header>
              <text:p text:style-name="P11"><text:span text:style-name="T46">int power (int n )</text:span></text:p>
              <text:p text:style-name="P11"><text:span text:style-name="T46">{ <text:s/>int <text:s/>i, y=1;</text:span></text:p>
              <text:p text:style-name="P11"><text:span text:style-name="T46"><text:s text:c="4"/></text:span><text:span text:style-name="T46">for (i=1; i&lt;=n; i++)</text:span></text:p>
              <text:p text:style-name="P11"><text:span text:style-name="T46"><text:s text:c="9"/></text:span><text:span text:style-name="T46">y*=</text:span><text:span text:style-name="T47">a;</text:span></text:p>
              <text:p text:style-name="P11"><text:span text:style-name="T46"><text:s text:c="5"/></text:span><text:span text:style-name="T46">return <text:s text:c="2"/>y;</text:span></text:p>
              <text:p text:style-name="P11"><text:span text:style-name="T46">} <text:s/></text:span></text:p>
            </text:list-header>
          </text:list>
          <draw:enhanced-geometry svg:viewBox="0 0 21600 21600" draw:type="mso-spt202" draw:enhanced-path="M 0 0 L 21600 0 21600 21600 0 21600 0 0 Z N"/>
        </draw:custom-shape>
        <draw:custom-shape draw:name="AutoShape 5" draw:style-name="gr349" draw:text-style-name="P112" xml:id="id546" draw:id="id546" draw:layer="layout" svg:width="4.234cm" svg:height="2.413cm" svg:x="5.503cm" svg:y="3.387cm">
          <text:list text:style-name="L3">
            <text:list-header>
              <text:p text:style-name="P111"><text:span text:style-name="T24">外部全局变量定义</text:span></text:p>
            </text:list-header>
          </text:list>
          <draw:enhanced-geometry svg:viewBox="0 0 21600 21600" draw:text-areas="800 800 20800 20800" draw:type="round-rectangular-callout" draw:modifiers="-13072.2077922078 11005.79950289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350" draw:text-style-name="P112" xml:id="id547" draw:id="id547" draw:layer="layout" svg:width="4.022cm" svg:height="2.413cm" svg:x="11.43cm" svg:y="4.657cm">
          <text:list text:style-name="L3">
            <text:list-header>
              <text:p text:style-name="P111"><text:span text:style-name="T24">外部全局变量说明</text:span></text:p>
            </text:list-header>
          </text:list>
          <draw:enhanced-geometry svg:viewBox="0 0 21600 21600" draw:text-areas="800 800 20800 20800" draw:type="round-rectangular-callout" draw:modifiers="26308.7248322148 14244.904722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351" draw:text-style-name="P112" xml:id="id548" draw:id="id548" draw:layer="layout" svg:width="5.927cm" svg:height="2.413cm" svg:x="9.948cm" svg:y="9.525cm">
          <text:list text:style-name="L3">
            <text:list-header>
              <text:p text:style-name="P111"><text:span text:style-name="T24">引用文件外定义的全局变量</text:span></text:p>
            </text:list-header>
          </text:list>
          <draw:enhanced-geometry svg:viewBox="0 0 21600 21600" draw:text-areas="800 800 20800 20800" draw:type="round-rectangular-callout" draw:modifiers="29860.3238866397 27389.22949461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46" smil:attributeName="visibility" smil:to="visible"/>
                  <anim:transitionFilter smil:dur="0.5s" smil:targetElement="id54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47" smil:attributeName="visibility" smil:to="visible"/>
                  <anim:transitionFilter smil:dur="0.5s" smil:targetElement="id54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48" smil:attributeName="visibility" smil:to="visible"/>
                  <anim:transitionFilter smil:dur="0.5s" smil:targetElement="id548" smil:type="dissolve"/>
                </anim:par>
              </anim:par>
            </anim:par>
          </anim:seq>
        </anim:par>
        <presentation:notes draw:style-name="dp2">
          <draw:page-thumbnail draw:style-name="gr3" draw:layer="layout" svg:width="12.7cm" svg:height="9.525cm" svg:x="3.175cm" svg:y="1.904cm" draw:page-number="72" presentation:class="page"/>
          <draw:frame presentation:style-name="pr1" draw:text-style-name="P5" draw:layer="layout" svg:width="13.97cm" svg:height="11.43cm" svg:x="2.54cm" svg:y="12.065cm" presentation:class="notes" presentation:placeholder="true">
            <draw:text-box/>
          </draw:frame>
        </presentation:notes>
      </draw:page>
      <draw:page draw:name="page7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52" draw:text-style-name="P16" draw:layer="layout" svg:width="25.4cm" svg:height="2.667cm" svg:x="0cm" svg:y="0.635cm">
          <text:list text:style-name="L4">
            <text:list-header>
              <text:p text:style-name="P15"><text:span text:style-name="T33">静态局部变量</text:span><text:span text:style-name="T11">：</text:span><text:span text:style-name="T12">static </text:span><text:span text:style-name="T11">在函数内部定义，存储在静态存储区，与</text:span><text:span text:style-name="T12">auto</text:span><text:span text:style-name="T11">对应，在别的函数中不能引用。</text:span></text:p>
            </text:list-header>
          </text:list>
          <draw:enhanced-geometry svg:viewBox="0 0 21600 21600" draw:type="mso-spt202" draw:enhanced-path="M 0 0 L 21600 0 21600 21600 0 21600 0 0 Z N"/>
        </draw:custom-shape>
        <draw:custom-shape draw:name="Text Box 3" draw:style-name="gr353" draw:text-style-name="P16" xml:id="id549" draw:id="id549" draw:layer="layout" svg:width="25.4cm" svg:height="2.667cm" svg:x="0cm" svg:y="4.233cm">
          <text:list text:style-name="L4">
            <text:list-header>
              <text:p text:style-name="P15"><text:span text:style-name="T33">全局静态变量</text:span><text:span text:style-name="T15">：</text:span><text:span text:style-name="T32">static </text:span><text:span text:style-name="T15">在函数外部定义，</text:span><text:span text:style-name="T16">只限在本文件中使用</text:span><text:span text:style-name="T15">，与</text:span><text:span text:style-name="T32">extern</text:span><text:span text:style-name="T15">对应</text:span><text:span text:style-name="T11">。</text:span></text:p>
            </text:list-header>
          </text:list>
          <draw:enhanced-geometry svg:viewBox="0 0 21600 21600" draw:type="mso-spt202" draw:enhanced-path="M 0 0 L 21600 0 21600 21600 0 21600 0 0 Z N"/>
        </draw:custom-shape>
        <draw:custom-shape draw:name="Text Box 4" draw:style-name="gr5" draw:text-style-name="P16" xml:id="id550" draw:id="id550" draw:layer="layout" svg:width="25.4cm" svg:height="2.667cm" svg:x="0cm" svg:y="7.62cm">
          <text:list text:style-name="L1">
            <text:list-header>
              <text:p text:style-name="P15"><text:span text:style-name="T11">当变量名相同致使作用域相重时，起作用的是</text:span><text:span text:style-name="T16">最近说明</text:span><text:span text:style-name="T11">的那个变量。</text:span></text:p>
            </text:list-header>
          </text:list>
          <draw:enhanced-geometry svg:viewBox="0 0 21600 21600" draw:type="mso-spt202" draw:enhanced-path="M 0 0 L 21600 0 21600 21600 0 21600 0 0 Z N"/>
        </draw:custom-shape>
        <draw:g draw:name="Group 5" xml:id="id551" draw:id="id551">
          <draw:custom-shape draw:name="Text Box 6" draw:style-name="gr5" draw:text-style-name="P16" draw:layer="layout" svg:width="4.086cm" svg:height="1.364cm" svg:x="0.423cm" svg:y="12.7cm">
            <text:list text:style-name="L1">
              <text:list-header>
                <text:p text:style-name="P15"><text:span text:style-name="T11">全局变量</text:span></text:p>
              </text:list-header>
            </text:list>
            <draw:enhanced-geometry svg:viewBox="0 0 21600 21600" draw:type="mso-spt202" draw:enhanced-path="M 0 0 L 21600 0 21600 21600 0 21600 0 0 Z N"/>
          </draw:custom-shape>
          <draw:custom-shape draw:name="Text Box 7" draw:style-name="gr5" draw:text-style-name="P16" draw:layer="layout" svg:width="5.382cm" svg:height="1.364cm" svg:x="5.523cm" svg:y="15.028cm">
            <text:list text:style-name="L1">
              <text:list-header>
                <text:p text:style-name="P15"><text:span text:style-name="T11">静态 </text:span><text:span text:style-name="T12">static </text:span></text:p>
              </text:list-header>
            </text:list>
            <draw:enhanced-geometry svg:viewBox="0 0 21600 21600" draw:type="mso-spt202" draw:enhanced-path="M 0 0 L 21600 0 21600 21600 0 21600 0 0 Z N"/>
          </draw:custom-shape>
          <draw:custom-shape draw:name="AutoShape 8" draw:style-name="gr296" draw:text-style-name="P45" draw:layer="layout" svg:width="0.724cm" svg:height="3.81cm" svg:x="4.364cm" svg:y="11.64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9" draw:style-name="gr5" draw:text-style-name="P16" draw:layer="layout" svg:width="6.541cm" svg:height="1.364cm" svg:x="5.523cm" svg:y="11.218cm">
            <text:list text:style-name="L1">
              <text:list-header>
                <text:p text:style-name="P15"><text:span text:style-name="T11">外部 </text:span><text:span text:style-name="T12">extern</text:span></text:p>
              </text:list-header>
            </text:list>
            <draw:enhanced-geometry svg:viewBox="0 0 21600 21600" draw:type="mso-spt202" draw:enhanced-path="M 0 0 L 21600 0 21600 21600 0 21600 0 0 Z N"/>
          </draw:custom-shape>
        </draw:g>
        <draw:g draw:name="Group 10" xml:id="id552" draw:id="id552">
          <draw:custom-shape draw:name="AutoShape 11" draw:style-name="gr296" draw:text-style-name="P45" draw:layer="layout" svg:width="0.772cm" svg:height="3.809cm" svg:x="16.2cm" svg:y="11.64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2" draw:style-name="gr354" draw:text-style-name="P16" draw:layer="layout" svg:width="6.966cm" svg:height="1.364cm" svg:x="17.496cm" svg:y="10.795cm">
            <text:list text:style-name="L4">
              <text:list-header>
                <text:p text:style-name="P15"><text:span text:style-name="T33">自动 <text:s text:c="6"/></text:span><text:span text:style-name="T31">auto</text:span></text:p>
              </text:list-header>
            </text:list>
            <draw:enhanced-geometry svg:viewBox="0 0 21600 21600" draw:type="mso-spt202" draw:enhanced-path="M 0 0 L 21600 0 21600 21600 0 21600 0 0 Z N"/>
          </draw:custom-shape>
          <draw:custom-shape draw:name="Text Box 13" draw:style-name="gr355" draw:text-style-name="P16" draw:layer="layout" svg:width="4.351cm" svg:height="1.364cm" svg:x="12.065cm" svg:y="13.123cm">
            <text:list text:style-name="L4">
              <text:list-header>
                <text:p text:style-name="P15"><text:span text:style-name="T33">局部变量</text:span></text:p>
              </text:list-header>
            </text:list>
            <draw:enhanced-geometry svg:viewBox="0 0 21600 21600" draw:type="mso-spt202" draw:enhanced-path="M 0 0 L 21600 0 21600 21600 0 21600 0 0 Z N"/>
          </draw:custom-shape>
          <draw:custom-shape draw:name="Text Box 14" draw:style-name="gr356" draw:text-style-name="P16" draw:layer="layout" svg:width="7.902cm" svg:height="1.364cm" svg:x="17.496cm" svg:y="15.028cm">
            <text:list text:style-name="L4">
              <text:list-header>
                <text:p text:style-name="P15"><text:span text:style-name="T33">静态 <text:s text:c="6"/></text:span><text:span text:style-name="T31">static </text:span></text:p>
              </text:list-header>
            </text:list>
            <draw:enhanced-geometry svg:viewBox="0 0 21600 21600" draw:type="mso-spt202" draw:enhanced-path="M 0 0 L 21600 0 21600 21600 0 21600 0 0 Z N"/>
          </draw:custom-shape>
          <draw:custom-shape draw:name="Text Box 15" draw:style-name="gr357" draw:text-style-name="P16" draw:layer="layout" svg:width="7.655cm" svg:height="1.364cm" svg:x="17.496cm" svg:y="12.911cm">
            <text:list text:style-name="L4">
              <text:list-header>
                <text:p text:style-name="P15"><text:span text:style-name="T33">寄存器 <text:s text:c="3"/></text:span><text:span text:style-name="T31">register </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49" smil:attributeName="visibility" smil:to="visible"/>
                  <anim:transitionFilter smil:dur="0.5s" smil:targetElement="id549"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550" smil:attributeName="visibility" smil:to="visible"/>
                  <anim:transitionFilter smil:dur="0.5s" smil:targetElement="id550" smil:type="blindsWipe" smil:subtype="vertic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51" smil:attributeName="visibility" smil:to="visible"/>
                  <anim:transitionFilter smil:dur="0.5s" smil:targetElement="id551"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52" smil:attributeName="visibility" smil:to="visible"/>
                  <anim:transitionFilter smil:dur="0.5s" smil:targetElement="id552" smil:type="blindsWipe" smil:subtype="horizontal"/>
                </anim:par>
              </anim:par>
            </anim:par>
          </anim:seq>
        </anim:par>
        <presentation:notes draw:style-name="dp2">
          <draw:page-thumbnail draw:style-name="gr3" draw:layer="layout" svg:width="12.7cm" svg:height="9.525cm" svg:x="3.175cm" svg:y="1.904cm" draw:page-number="73" presentation:class="page"/>
          <draw:frame presentation:style-name="pr1" draw:text-style-name="P5" draw:layer="layout" svg:width="13.97cm" svg:height="11.43cm" svg:x="2.54cm" svg:y="12.065cm" presentation:class="notes" presentation:placeholder="true">
            <draw:text-box/>
          </draw:frame>
        </presentation:notes>
      </draw:page>
      <draw:page draw:name="page7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Rectangle 4" draw:style-name="gr358" draw:text-style-name="P26" draw:layer="layout" svg:width="4.022cm" svg:height="6.138cm" svg:x="9.525cm" svg:y="1.482cm">
          <text:p/>
          <draw:enhanced-geometry svg:viewBox="0 0 21600 21600" draw:type="rectangle" draw:enhanced-path="M 0 0 L 21600 0 21600 21600 0 21600 0 0 Z N"/>
        </draw:custom-shape>
        <draw:custom-shape draw:name="Rectangle 5" draw:style-name="gr359" draw:text-style-name="P26" draw:layer="layout" svg:width="4.868cm" svg:height="5.927cm" svg:x="8.255cm" svg:y="2.963cm">
          <text:p/>
          <draw:enhanced-geometry svg:viewBox="0 0 21600 21600" draw:type="rectangle" draw:enhanced-path="M 0 0 L 21600 0 21600 21600 0 21600 0 0 Z N"/>
        </draw:custom-shape>
        <draw:custom-shape draw:name="Text Box 6" draw:style-name="gr5" draw:text-style-name="P39" draw:layer="layout" svg:width="4.445cm" svg:height="1.364cm" svg:x="8.89cm" svg:y="1.27cm">
          <text:list text:style-name="L1">
            <text:list-header>
              <text:p text:style-name="P29"><text:span text:style-name="T11">主调函数</text:span></text:p>
            </text:list-header>
          </text:list>
          <draw:enhanced-geometry svg:viewBox="0 0 21600 21600" draw:type="mso-spt202" draw:enhanced-path="M 0 0 L 21600 0 21600 21600 0 21600 0 0 Z N"/>
        </draw:custom-shape>
        <draw:custom-shape draw:name="Text Box 7" draw:style-name="gr5" draw:text-style-name="P39" draw:layer="layout" svg:width="3.175cm" svg:height="1.364cm" svg:x="9.313cm" svg:y="5.292cm">
          <text:list text:style-name="L1">
            <text:list-header>
              <text:p text:style-name="P29"><text:span text:style-name="T11">调用处</text:span></text:p>
            </text:list-header>
          </text:list>
          <draw:enhanced-geometry svg:viewBox="0 0 21600 21600" draw:type="mso-spt202" draw:enhanced-path="M 0 0 L 21600 0 21600 21600 0 21600 0 0 Z N"/>
        </draw:custom-shape>
        <draw:custom-shape draw:name="Rectangle 9" draw:style-name="gr359" draw:text-style-name="P26" draw:layer="layout" svg:width="4.868cm" svg:height="5.926cm" svg:x="16.722cm" svg:y="2.752cm">
          <text:p/>
          <draw:enhanced-geometry svg:viewBox="0 0 21600 21600" draw:type="rectangle" draw:enhanced-path="M 0 0 L 21600 0 21600 21600 0 21600 0 0 Z N"/>
        </draw:custom-shape>
        <draw:custom-shape draw:name="Text Box 10" draw:style-name="gr5" draw:text-style-name="P39" draw:layer="layout" svg:width="4.445cm" svg:height="1.364cm" svg:x="17.145cm" svg:y="1.27cm">
          <text:list text:style-name="L1">
            <text:list-header>
              <text:p text:style-name="P29"><text:span text:style-name="T11">被调函数</text:span></text:p>
            </text:list-header>
          </text:list>
          <draw:enhanced-geometry svg:viewBox="0 0 21600 21600" draw:type="mso-spt202" draw:enhanced-path="M 0 0 L 21600 0 21600 21600 0 21600 0 0 Z N"/>
        </draw:custom-shape>
        <draw:polyline draw:name="Line 11" draw:style-name="gr360" draw:text-style-name="P40" xml:id="id554" draw:id="id554" draw:layer="layout" svg:width="0.004cm" svg:height="5.503cm" svg:x="18.838cm" svg:y="2.963cm" svg:viewBox="0 0 5 5504" draw:points="0,0 5,5504">
          <text:p/>
        </draw:polyline>
        <draw:polyline draw:name="Line 12" draw:style-name="gr361" draw:text-style-name="P40" xml:id="id555" draw:id="id555" draw:layer="layout" svg:width="6.349cm" svg:height="2.539cm" svg:x="12.277cm" svg:y="5.927cm" svg:viewBox="0 0 6350 2540" draw:points="6350,2540 0,0">
          <text:p/>
        </draw:polyline>
        <draw:polyline draw:name="Line 8" draw:style-name="gr362" draw:text-style-name="P40" xml:id="id553" draw:id="id553" draw:layer="layout" svg:width="5.714cm" svg:height="2.751cm" svg:x="12.277cm" svg:y="3.175cm" svg:viewBox="0 0 5715 2752" draw:points="0,2752 5715,0">
          <text:p/>
        </draw:polyline>
        <draw:g draw:name="Group 26" xml:id="id556" draw:id="id556">
          <draw:custom-shape draw:name="Rectangle 14" draw:style-name="gr359" draw:text-style-name="P26" draw:layer="layout" svg:width="5.502cm" svg:height="5.926cm" svg:x="1.27cm" svg:y="11.642cm">
            <text:p/>
            <draw:enhanced-geometry svg:viewBox="0 0 21600 21600" draw:type="rectangle" draw:enhanced-path="M 0 0 L 21600 0 21600 21600 0 21600 0 0 Z N"/>
          </draw:custom-shape>
          <draw:custom-shape draw:name="Text Box 15" draw:style-name="gr363" draw:text-style-name="P39" draw:layer="layout" svg:width="4.546cm" svg:height="1.364cm" svg:x="1.987cm" svg:y="9.948cm">
            <text:list text:style-name="L4">
              <text:list-header>
                <text:p text:style-name="P29"><text:span text:style-name="T33">主调函数</text:span></text:p>
              </text:list-header>
            </text:list>
            <draw:enhanced-geometry svg:viewBox="0 0 21600 21600" draw:type="mso-spt202" draw:enhanced-path="M 0 0 L 21600 0 21600 21600 0 21600 0 0 Z N"/>
          </draw:custom-shape>
          <draw:custom-shape draw:name="Text Box 16" draw:style-name="gr364" draw:text-style-name="P39" draw:layer="layout" svg:width="3.11cm" svg:height="1.364cm" svg:x="2.465cm" svg:y="13.97cm">
            <text:list text:style-name="L4">
              <text:list-header>
                <text:p text:style-name="P29"><text:span text:style-name="T33">调用处</text:span></text:p>
              </text:list-header>
            </text:list>
            <draw:enhanced-geometry svg:viewBox="0 0 21600 21600" draw:type="mso-spt202" draw:enhanced-path="M 0 0 L 21600 0 21600 21600 0 21600 0 0 Z N"/>
          </draw:custom-shape>
        </draw:g>
        <draw:g draw:name="Group 27" xml:id="id557" draw:id="id557">
          <draw:custom-shape draw:name="Rectangle 17" draw:style-name="gr359" draw:text-style-name="P26" draw:layer="layout" svg:width="3.186cm" svg:height="4.445cm" svg:x="10.861cm" svg:y="12.488cm">
            <text:p/>
            <draw:enhanced-geometry svg:viewBox="0 0 21600 21600" draw:type="rectangle" draw:enhanced-path="M 0 0 L 21600 0 21600 21600 0 21600 0 0 Z N"/>
          </draw:custom-shape>
          <draw:custom-shape draw:name="Text Box 18" draw:style-name="gr365" draw:text-style-name="P39" draw:layer="layout" svg:width="4.655cm" svg:height="1.364cm" svg:x="10.372cm" svg:y="11.218cm">
            <text:list text:style-name="L4">
              <text:list-header>
                <text:p text:style-name="P29"><text:span text:style-name="T33">被调函数</text:span></text:p>
              </text:list-header>
            </text:list>
            <draw:enhanced-geometry svg:viewBox="0 0 21600 21600" draw:type="mso-spt202" draw:enhanced-path="M 0 0 L 21600 0 21600 21600 0 21600 0 0 Z N"/>
          </draw:custom-shape>
        </draw:g>
        <draw:custom-shape draw:name="Text Box 22" draw:style-name="gr4" draw:text-style-name="P20" draw:layer="layout" svg:width="5.292cm" svg:height="1.615cm" svg:x="0cm" svg:y="0.423cm">
          <text:list text:style-name="L1">
            <text:list-header>
              <text:p text:style-name="P19"><text:span text:style-name="T17">内联函数</text:span><text:span text:style-name="T75"> </text:span></text:p>
            </text:list-header>
          </text:list>
          <draw:enhanced-geometry svg:viewBox="0 0 21600 21600" draw:type="mso-spt202" draw:enhanced-path="M 0 0 L 21600 0 21600 21600 0 21600 0 0 Z N"/>
        </draw:custom-shape>
        <draw:custom-shape draw:name="AutoShape 23" draw:style-name="gr366" draw:text-style-name="P10" xml:id="id559" draw:id="id559" draw:layer="layout" svg:width="4.022cm" svg:height="1.694cm" svg:x="6.773cm" svg:y="13.758cm">
          <text:list text:style-name="L1">
            <text:list-header>
              <text:p text:style-name="P25"><text:span text:style-name="T11"/></text:p>
            </text:list-header>
          </text:list>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4" draw:style-name="gr367" draw:text-style-name="P114" xml:id="id560" draw:id="id560" draw:layer="layout" svg:width="9.736cm" svg:height="3.581cm" svg:x="14.817cm" svg:y="12.912cm">
          <text:list text:style-name="L1">
            <text:list-header>
              <text:p text:style-name="P113"><text:span text:style-name="T17">将被调函数体的代码直接插到调用处</text:span></text:p>
            </text:list-header>
          </text:list>
          <draw:enhanced-geometry svg:viewBox="0 0 21600 21600" draw:type="mso-spt202" draw:enhanced-path="M 0 0 L 21600 0 21600 21600 0 21600 0 0 Z N"/>
        </draw:custom-shape>
        <draw:custom-shape draw:name="AutoShape 25" draw:style-name="gr368" draw:text-style-name="P96" xml:id="id558" draw:id="id558" draw:layer="layout" svg:width="5.292cm" svg:height="1.408cm" svg:x="13.758cm" svg:y="9.728cm">
          <text:list text:style-name="L3">
            <text:list-header>
              <text:p text:style-name="P95"><text:span text:style-name="T26">内联函数</text:span></text:p>
            </text:list-header>
          </text:list>
          <draw:enhanced-geometry svg:viewBox="0 0 21600 21600" draw:text-areas="800 800 20800 20800" draw:type="round-rectangular-callout" draw:modifiers="-791.687133950501 31549.18381831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53" smil:attributeName="visibility" smil:to="visible"/>
                  <anim:transitionFilter smil:dur="0.5s" smil:targetElement="id55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54" smil:attributeName="visibility" smil:to="visible"/>
                  <anim:transitionFilter smil:dur="0.5s" smil:targetElement="id554"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555" smil:attributeName="visibility" smil:to="visible"/>
                  <anim:transitionFilter smil:dur="0.5s" smil:targetElement="id555" smil:type="barWipe" smil:subtype="leftToRight"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56" smil:attributeName="visibility" smil:to="visible"/>
                  <anim:transitionFilter smil:dur="0.5s" smil:targetElement="id556" smil:type="irisWipe" smil:subtype="rectangle" smil:direction="revers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57" smil:attributeName="visibility" smil:to="visible"/>
                  <anim:transitionFilter smil:dur="0.5s" smil:targetElement="id55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58" smil:attributeName="visibility" smil:to="visible"/>
                  <anim:transitionFilter smil:dur="0.5s" smil:targetElement="id55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559" smil:attributeName="visibility" smil:to="visible"/>
                  <anim:transitionFilter smil:dur="0.5s" smil:targetElement="id559"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60" smil:attributeName="visibility" smil:to="visible"/>
                  <anim:transitionFilter smil:dur="0.5s" smil:targetElement="id560" smil:type="barWipe" smil:subtype="topToBottom"/>
                </anim:par>
              </anim:par>
            </anim:par>
          </anim:seq>
        </anim:par>
        <presentation:notes draw:style-name="dp2">
          <draw:page-thumbnail draw:style-name="gr3" draw:layer="layout" svg:width="12.7cm" svg:height="9.525cm" svg:x="3.175cm" svg:y="1.904cm" draw:page-number="74" presentation:class="page"/>
          <draw:frame presentation:style-name="pr1" draw:text-style-name="P5" draw:layer="layout" svg:width="13.97cm" svg:height="11.43cm" svg:x="2.54cm" svg:y="12.065cm" presentation:class="notes" presentation:placeholder="true">
            <draw:text-box/>
          </draw:frame>
        </presentation:notes>
      </draw:page>
      <draw:page draw:name="page7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4" draw:style-name="gr5" draw:text-style-name="P116" draw:layer="layout" svg:width="25.4cm" svg:height="12.285cm" svg:x="0cm" svg:y="2.54cm">
          <text:list text:style-name="L1">
            <text:list-header>
              <text:p text:style-name="P115"><text:span text:style-name="T5"><text:tab/></text:span><text:span text:style-name="T4">内联函数的实质是用存储空间（使用更多的存储空间）来换取时间（减少执行时间）</text:span><text:span text:style-name="T5">.</text:span></text:p>
              <text:p text:style-name="P115"><text:span text:style-name="T5"><text:tab/></text:span><text:span text:style-name="T4">内联函数的定义方法是，在函数定义时，</text:span><text:span text:style-name="T27">在函数的类型前增加修饰词</text:span><text:span text:style-name="T39">inline</text:span><text:span text:style-name="T27">。</text:span><text:span text:style-name="T4">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5" presentation:class="page"/>
          <draw:frame presentation:style-name="pr1" draw:text-style-name="P5" draw:layer="layout" svg:width="13.97cm" svg:height="11.43cm" svg:x="2.54cm" svg:y="12.065cm" presentation:class="notes" presentation:placeholder="true">
            <draw:text-box/>
          </draw:frame>
        </presentation:notes>
      </draw:page>
      <draw:page draw:name="page7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69" draw:text-style-name="P44" draw:layer="layout" svg:width="15.663cm" svg:height="8.056cm" svg:x="2.54cm" svg:y="0.423cm">
          <text:list text:style-name="L6">
            <text:list-header>
              <text:p text:style-name="P43"><text:span text:style-name="T28">inline <text:s/></text:span><text:span text:style-name="T12">int <text:s/>max (int <text:s/>x, int y)</text:span></text:p>
            </text:list-header>
          </text:list>
          <text:list text:style-name="L1">
            <text:list-header>
              <text:p text:style-name="P43"><text:span text:style-name="T12">{ <text:s text:c="2"/>int <text:s/>z;</text:span></text:p>
              <text:p text:style-name="P43"><text:span text:style-name="T12"><text:s text:c="5"/></text:span><text:span text:style-name="T12">z=(x&gt;y)? x : y ;</text:span></text:p>
              <text:p text:style-name="P43"><text:span text:style-name="T12"><text:s text:c="5"/></text:span><text:span text:style-name="T12">return <text:s/>z;</text:span></text:p>
              <text:p text:style-name="P43"><text:span text:style-name="T12">} <text:s text:c="4"/></text:span></text:p>
            </text:list-header>
          </text:list>
          <draw:enhanced-geometry svg:viewBox="0 0 21600 21600" draw:type="mso-spt202" draw:enhanced-path="M 0 0 L 21600 0 21600 21600 0 21600 0 0 Z N"/>
        </draw:custom-shape>
        <draw:custom-shape draw:name="Text Box 3" draw:style-name="gr5" draw:text-style-name="P44" draw:layer="layout" svg:width="17.991cm" svg:height="9.729cm" svg:x="2.117cm" svg:y="8.89cm">
          <text:list text:style-name="L1">
            <text:list-header>
              <text:p text:style-name="P43"><text:span text:style-name="T12">void main (void )</text:span></text:p>
              <text:p text:style-name="P43"><text:span text:style-name="T12">{ <text:s text:c="3"/>int <text:s text:c="2"/>a,b,c;</text:span></text:p>
              <text:p text:style-name="P43"><text:span text:style-name="T12"><text:s text:c="6"/></text:span><text:span text:style-name="T12">cin&gt;&gt;a&gt;&gt;b;</text:span></text:p>
              <text:p text:style-name="P43"><text:span text:style-name="T12"><text:s text:c="6"/></text:span><text:span text:style-name="T12">c=max (</text:span><text:span text:style-name="T32">a+b</text:span><text:span text:style-name="T12"> , </text:span><text:span text:style-name="T32">a*b</text:span><text:span text:style-name="T12">) ;</text:span></text:p>
              <text:p text:style-name="P43"><text:span text:style-name="T12"><text:s text:c="6"/></text:span><text:span text:style-name="T12">cout&lt;&lt;“The max is”&lt;&lt;c&lt;&lt;endl;</text:span></text:p>
              <text:p text:style-name="P43"><text:span text:style-name="T12">} <text:s text:c="4"/></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6" presentation:class="page"/>
          <draw:frame presentation:style-name="pr1" draw:text-style-name="P5" draw:layer="layout" svg:width="13.97cm" svg:height="11.43cm" svg:x="2.54cm" svg:y="12.065cm" presentation:class="notes" presentation:placeholder="true">
            <draw:text-box/>
          </draw:frame>
        </presentation:notes>
      </draw:page>
      <draw:page draw:name="page7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18" draw:layer="layout" svg:width="25.4cm" svg:height="18.134cm" svg:x="0cm" svg:y="0cm">
          <text:list text:style-name="L1">
            <text:list-header>
              <text:p xml:id="id561" text:id="id561" text:style-name="P117"><text:span text:style-name="T11">使用内联函数时应注意以下几点：</text:span></text:p>
              <text:p xml:id="id562" text:id="id562" text:style-name="P117"><text:span text:style-name="T12">1</text:span><text:span text:style-name="T11">、</text:span><text:span text:style-name="T12">C++</text:span><text:span text:style-name="T11">中，除在函数体内含有循环，</text:span><text:span text:style-name="T12">switch</text:span><text:span text:style-name="T11">分支和复杂嵌套的</text:span><text:span text:style-name="T12">if</text:span><text:span text:style-name="T11">语句外，所有的函数均可定义为内联函数。</text:span></text:p>
              <text:p xml:id="id563" text:id="id563" text:style-name="P117"><text:span text:style-name="T12">2</text:span><text:span text:style-name="T11">、内联函数也要定义在前，调用在后。形参与实参之间的关系与一般的函数相同。</text:span></text:p>
              <text:p xml:id="id564" text:id="id564" text:style-name="P117"><text:span text:style-name="T12">3</text:span><text:span text:style-name="T11">、对于用户指定的内联函数，编译器是否作为内联函数来处理由编译器自行决定。说明内联函数时，只是请求编译器当出现这种函数调用时，作为内联函数的扩展来实现，而不是命令编译器要这样去做。</text:span></text:p>
              <text:p xml:id="id565" text:id="id565" text:style-name="P117"><text:span text:style-name="T12">4</text:span><text:span text:style-name="T11">、正如前面所述，内联函数的实质是采用空间换取时间，即可加速程序的执行，当出现多次调用同一内联函数时，程序本身占用的空间将有所增加。如上例中，内联函数仅调用一次时，并不增加程序占用的存储间。</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61" anim:sub-item="text" smil:attributeName="visibility" smil:to="visible"/>
                  <anim:transitionFilter smil:dur="0.5s" smil:targetElement="id561" anim:sub-item="text"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62" anim:sub-item="text" smil:attributeName="visibility" smil:to="visible"/>
                  <anim:transitionFilter smil:dur="0.5s" smil:targetElement="id562" anim:sub-item="text"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63" anim:sub-item="text" smil:attributeName="visibility" smil:to="visible"/>
                  <anim:transitionFilter smil:dur="0.5s" smil:targetElement="id563" anim:sub-item="text"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64" anim:sub-item="text" smil:attributeName="visibility" smil:to="visible"/>
                  <anim:transitionFilter smil:dur="0.5s" smil:targetElement="id564" anim:sub-item="text"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65" anim:sub-item="text" smil:attributeName="visibility" smil:to="visible"/>
                  <anim:transitionFilter smil:dur="0.5s" smil:targetElement="id565" anim:sub-item="text" smil:type="checkerBoardWipe" smil:subtype="across"/>
                </anim:par>
              </anim:par>
            </anim:par>
          </anim:seq>
        </anim:par>
        <presentation:notes draw:style-name="dp2">
          <draw:page-thumbnail draw:style-name="gr3" draw:layer="layout" svg:width="12.7cm" svg:height="9.525cm" svg:x="3.175cm" svg:y="1.904cm" draw:page-number="77" presentation:class="page"/>
          <draw:frame presentation:style-name="pr1" draw:text-style-name="P5" draw:layer="layout" svg:width="13.97cm" svg:height="11.43cm" svg:x="2.54cm" svg:y="12.065cm" presentation:class="notes" presentation:placeholder="true">
            <draw:text-box/>
          </draw:frame>
        </presentation:notes>
      </draw:page>
      <draw:page draw:name="page7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20" draw:layer="layout" svg:width="22.014cm" svg:height="1.885cm" svg:x="0.423cm" svg:y="0.635cm">
          <text:list text:style-name="L1">
            <text:list-header>
              <text:p text:style-name="P119"><text:span text:style-name="T17">具有缺省参数值和参数个数可变的函数</text:span></text:p>
            </text:list-header>
          </text:list>
          <draw:enhanced-geometry svg:viewBox="0 0 21600 21600" draw:type="mso-spt202" draw:enhanced-path="M 0 0 L 21600 0 21600 21600 0 21600 0 0 Z N"/>
        </draw:custom-shape>
        <draw:custom-shape draw:name="Text Box 3" draw:style-name="gr370" draw:text-style-name="P18" draw:layer="layout" svg:width="23.707cm" svg:height="6.757cm" svg:x="0.635cm" svg:y="3.598cm">
          <text:list text:style-name="L2">
            <text:list-header>
              <text:p text:style-name="P17"><text:span text:style-name="T22">在</text:span><text:span text:style-name="T23">C++</text:span><text:span text:style-name="T22">中定义函数时，允许给参数指定一个缺省的值。</text:span><text:span text:style-name="T17">在调用函数时，若明确给出了这种实参的值，则使用相应实参的值；若没有给出相应的实参，则使用缺省的值。（举例说明）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8" presentation:class="page"/>
          <draw:frame presentation:style-name="pr1" draw:text-style-name="P5" draw:layer="layout" svg:width="13.97cm" svg:height="11.43cm" svg:x="2.54cm" svg:y="12.065cm" presentation:class="notes" presentation:placeholder="true">
            <draw:text-box/>
          </draw:frame>
        </presentation:notes>
      </draw:page>
      <draw:page draw:name="page7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71" draw:text-style-name="P62" draw:layer="layout" svg:width="11.642cm" svg:height="15.314cm" svg:x="0.423cm" svg:y="0.423cm">
          <text:list text:style-name="L4">
            <text:list-header>
              <text:p text:style-name="P61"><text:span text:style-name="T31">int <text:s/>fac(int n=2)</text:span></text:p>
            </text:list-header>
          </text:list>
          <text:list text:style-name="L1">
            <text:list-header>
              <text:p text:style-name="P61"><text:span text:style-name="T12">{ <text:s text:c="2"/>int t=1;</text:span></text:p>
              <text:p text:style-name="P61"><text:span text:style-name="T12"><text:s text:c="4"/></text:span><text:span text:style-name="T12">for(int i=1;i&lt;=n;i++)</text:span></text:p>
              <text:p text:style-name="P61"><text:span text:style-name="T12"><text:s text:c="3"/></text:span><text:span text:style-name="T12"><text:tab/></text:span><text:span text:style-name="T12"> </text:span><text:span text:style-name="T12">t=t*i;</text:span></text:p>
              <text:p text:style-name="P61"><text:span text:style-name="T12"><text:s text:c="3"/></text:span><text:span text:style-name="T12">return t;</text:span></text:p>
              <text:p text:style-name="P61"><text:span text:style-name="T12">}</text:span></text:p>
              <text:p text:style-name="P61"><text:span text:style-name="T12">void main(void)</text:span></text:p>
              <text:p text:style-name="P61"><text:span text:style-name="T12">{</text:span></text:p>
              <text:p text:style-name="P61"><text:span text:style-name="T12"><text:s text:c="3"/></text:span><text:span text:style-name="T12">cout&lt;&lt; fac(6) &lt;&lt;endl;</text:span></text:p>
              <text:p text:style-name="P61"><text:span text:style-name="T12">}</text:span></text:p>
            </text:list-header>
          </text:list>
          <draw:enhanced-geometry svg:viewBox="0 0 21600 21600" draw:type="mso-spt202" draw:enhanced-path="M 0 0 L 21600 0 21600 21600 0 21600 0 0 Z N"/>
        </draw:custom-shape>
        <draw:custom-shape draw:name="Text Box 3" draw:style-name="gr372" draw:text-style-name="P16" xml:id="id566" draw:id="id566" draw:layer="layout" svg:width="6.35cm" svg:height="1.364cm" svg:x="12.488cm" svg:y="1.905cm">
          <text:list text:style-name="L4">
            <text:list-header>
              <text:p text:style-name="P15"><text:span text:style-name="T33">输出：</text:span><text:span text:style-name="T31">720</text:span></text:p>
            </text:list-header>
          </text:list>
          <draw:enhanced-geometry svg:viewBox="0 0 21600 21600" draw:type="mso-spt202" draw:enhanced-path="M 0 0 L 21600 0 21600 21600 0 21600 0 0 Z N"/>
        </draw:custom-shape>
        <draw:custom-shape draw:name="Text Box 4" draw:style-name="gr373" draw:text-style-name="P99" xml:id="id567" draw:id="id567" draw:layer="layout" svg:width="2.752cm" svg:height="1.364cm" svg:x="4.233cm" svg:y="12.7cm">
          <text:list text:style-name="L5">
            <text:list-header>
              <text:p text:style-name="P15"><text:span text:style-name="T35">fac( )</text:span></text:p>
            </text:list-header>
          </text:list>
          <draw:enhanced-geometry svg:viewBox="0 0 21600 21600" draw:type="mso-spt202" draw:enhanced-path="M 0 0 L 21600 0 21600 21600 0 21600 0 0 Z N"/>
        </draw:custom-shape>
        <draw:custom-shape draw:name="Text Box 5" draw:style-name="gr374" draw:text-style-name="P16" xml:id="id568" draw:id="id568" draw:layer="layout" svg:width="6.35cm" svg:height="1.364cm" svg:x="12.488cm" svg:y="4.233cm">
          <text:list text:style-name="L5">
            <text:list-header>
              <text:p text:style-name="P15"><text:span text:style-name="T34">输出：</text:span><text:span text:style-name="T35">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66" smil:attributeName="visibility" smil:to="visible"/>
                  <anim:transitionFilter smil:dur="0.5s" smil:targetElement="id56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67" smil:attributeName="visibility" smil:to="visible"/>
                  <anim:transitionFilter smil:dur="0.5s" smil:targetElement="id56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68" smil:attributeName="visibility" smil:to="visible"/>
                  <anim:transitionFilter smil:dur="0.5s" smil:targetElement="id568" smil:type="barWipe" smil:subtype="leftToRight"/>
                </anim:par>
              </anim:par>
            </anim:par>
          </anim:seq>
        </anim:par>
        <presentation:notes draw:style-name="dp2">
          <draw:page-thumbnail draw:style-name="gr3" draw:layer="layout" svg:width="12.7cm" svg:height="9.525cm" svg:x="3.175cm" svg:y="1.904cm" draw:page-number="79" presentation:class="page"/>
          <draw:frame presentation:style-name="pr1" draw:text-style-name="P5" draw:layer="layout" svg:width="13.97cm" svg:height="11.43cm" svg:x="2.54cm" svg:y="12.065cm" presentation:class="notes" presentation:placeholder="true">
            <draw:text-box/>
          </draw:frame>
        </presentation:notes>
      </draw:page>
      <draw:page draw:name="page8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75" draw:text-style-name="P16" draw:layer="layout" svg:width="15.028cm" svg:height="5.204cm" svg:x="0.635cm" svg:y="0.423cm">
          <text:list text:style-name="L4">
            <text:list-header>
              <text:p text:style-name="P15"><text:span text:style-name="T31">int <text:s/>area(int long=4 , int width=2)</text:span></text:p>
              <text:p text:style-name="P15"><text:span text:style-name="T31">{ <text:s text:c="2"/>return <text:s/>long* width;</text:span></text:p>
              <text:p text:style-name="P15"><text:span text:style-name="T31">}</text:span></text:p>
            </text:list-header>
          </text:list>
          <draw:enhanced-geometry svg:viewBox="0 0 21600 21600" draw:type="mso-spt202" draw:enhanced-path="M 0 0 L 21600 0 21600 21600 0 21600 0 0 Z N"/>
        </draw:custom-shape>
        <draw:custom-shape draw:name="Text Box 3" draw:style-name="gr5" draw:text-style-name="P16" draw:layer="layout" svg:width="13.124cm" svg:height="10.964cm" svg:x="0.423cm" svg:y="6.985cm">
          <text:list text:style-name="L1">
            <text:list-header>
              <text:p text:style-name="P15"><text:span text:style-name="T12">void <text:s/>main(void )</text:span></text:p>
              <text:p text:style-name="P15"><text:span text:style-name="T12">{ <text:s text:c="3"/>int <text:s/>a=8, <text:s/>b=6;</text:span></text:p>
              <text:p text:style-name="P15"><text:span text:style-name="T12"><text:s text:c="5"/></text:span><text:span text:style-name="T12">cout&lt;&lt; area(a,b) &lt;&lt;endl;</text:span></text:p>
              <text:p text:style-name="P15"><text:span text:style-name="T12"><text:s text:c="4"/></text:span><text:span text:style-name="T12">cout&lt;&lt; area(a) &lt;&lt;endl;</text:span></text:p>
              <text:p text:style-name="P15"><text:span text:style-name="T12"><text:s text:c="4"/></text:span><text:span text:style-name="T12">cout&lt;&lt; area( ) &lt;&lt;endl;</text:span></text:p>
              <text:p text:style-name="P15"><text:span text:style-name="T12">} </text:span></text:p>
            </text:list-header>
          </text:list>
          <draw:enhanced-geometry svg:viewBox="0 0 21600 21600" draw:type="mso-spt202" draw:enhanced-path="M 0 0 L 21600 0 21600 21600 0 21600 0 0 Z N"/>
        </draw:custom-shape>
        <draw:custom-shape draw:name="Text Box 4" draw:style-name="gr376" draw:text-style-name="P22" xml:id="id569" draw:id="id569" draw:layer="layout" svg:width="1.905cm" svg:height="1.55cm" svg:x="17.357cm" svg:y="5.292cm">
          <text:list text:style-name="L4">
            <text:list-header>
              <text:p text:style-name="P21"><text:span text:style-name="T21">48</text:span></text:p>
            </text:list-header>
          </text:list>
          <draw:enhanced-geometry svg:viewBox="0 0 21600 21600" draw:type="mso-spt202" draw:enhanced-path="M 0 0 L 21600 0 21600 21600 0 21600 0 0 Z N"/>
        </draw:custom-shape>
        <draw:custom-shape draw:name="Text Box 5" draw:style-name="gr377" draw:text-style-name="P22" xml:id="id570" draw:id="id570" draw:layer="layout" svg:width="1.905cm" svg:height="1.55cm" svg:x="17.357cm" svg:y="7.197cm">
          <text:list text:style-name="L4">
            <text:list-header>
              <text:p text:style-name="P21"><text:span text:style-name="T21">16</text:span></text:p>
            </text:list-header>
          </text:list>
          <draw:enhanced-geometry svg:viewBox="0 0 21600 21600" draw:type="mso-spt202" draw:enhanced-path="M 0 0 L 21600 0 21600 21600 0 21600 0 0 Z N"/>
        </draw:custom-shape>
        <draw:custom-shape draw:name="Text Box 6" draw:style-name="gr378" draw:text-style-name="P22" xml:id="id571" draw:id="id571" draw:layer="layout" svg:width="1.905cm" svg:height="1.55cm" svg:x="17.357cm" svg:y="9.102cm">
          <text:list text:style-name="L4">
            <text:list-header>
              <text:p text:style-name="P21"><text:span text:style-name="T21">8</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69" smil:attributeName="visibility" smil:to="visible"/>
                  <anim:transitionFilter smil:dur="0.5s" smil:targetElement="id56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70" smil:attributeName="visibility" smil:to="visible"/>
                  <anim:transitionFilter smil:dur="0.5s" smil:targetElement="id57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71" smil:attributeName="visibility" smil:to="visible"/>
                  <anim:transitionFilter smil:dur="0.5s" smil:targetElement="id571" smil:type="dissolve"/>
                </anim:par>
              </anim:par>
            </anim:par>
          </anim:seq>
        </anim:par>
        <presentation:notes draw:style-name="dp2">
          <draw:page-thumbnail draw:style-name="gr3" draw:layer="layout" svg:width="12.7cm" svg:height="9.525cm" svg:x="3.175cm" svg:y="1.904cm" draw:page-number="80" presentation:class="page"/>
          <draw:frame presentation:style-name="pr1" draw:text-style-name="P5" draw:layer="layout" svg:width="13.97cm" svg:height="11.43cm" svg:x="2.54cm" svg:y="12.065cm" presentation:class="notes" presentation:placeholder="true">
            <draw:text-box/>
          </draw:frame>
        </presentation:notes>
      </draw:page>
      <draw:page draw:name="page8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79" draw:text-style-name="P120" draw:layer="layout" svg:width="25.4cm" svg:height="4.215cm" svg:x="0cm" svg:y="0cm">
          <text:list text:style-name="L2">
            <text:list-header>
              <text:p text:style-name="P119"><text:span text:style-name="T22">使用具有缺省参数的函数时，应注意以下几点：</text:span></text:p>
            </text:list-header>
          </text:list>
          <text:list text:style-name="L6">
            <text:list-header>
              <text:p text:style-name="P119"><text:span text:style-name="T18">1.</text:span><text:span text:style-name="T19">不可以靠左边缺省</text:span><text:span text:style-name="T17"> <text:s text:c="5"/></text:span></text:p>
            </text:list-header>
          </text:list>
          <draw:enhanced-geometry svg:viewBox="0 0 21600 21600" draw:type="mso-spt202" draw:enhanced-path="M 0 0 L 21600 0 21600 21600 0 21600 0 0 Z N"/>
        </draw:custom-shape>
        <draw:custom-shape draw:name="Text Box 3" draw:style-name="gr380" draw:text-style-name="P120" xml:id="id575" draw:id="id575" draw:layer="layout" svg:width="23.072cm" svg:height="4.015cm" svg:x="0cm" svg:y="9.102cm">
          <text:list text:style-name="L6">
            <text:list-header>
              <text:p text:style-name="P119"><text:span text:style-name="T18">2.</text:span><text:span text:style-name="T19">函数原型说明时可以不加变量名</text:span></text:p>
            </text:list-header>
          </text:list>
          <text:list text:style-name="L1">
            <text:list-header>
              <text:p text:style-name="P119"><text:span text:style-name="T17"><text:s text:c="3"/></text:span><text:span text:style-name="T20">float v(float,float=10,float=20);</text:span></text:p>
            </text:list-header>
          </text:list>
          <draw:enhanced-geometry svg:viewBox="0 0 21600 21600" draw:type="mso-spt202" draw:enhanced-path="M 0 0 L 21600 0 21600 21600 0 21600 0 0 Z N"/>
        </draw:custom-shape>
        <draw:custom-shape draw:name="Text Box 4" draw:style-name="gr5" draw:text-style-name="P120" xml:id="id572" draw:id="id572" draw:layer="layout" svg:width="17.145cm" svg:height="1.685cm" svg:x="1.058cm" svg:y="4.657cm">
          <text:list text:style-name="L1">
            <text:list-header>
              <text:p text:style-name="P119"><text:span text:style-name="T20">int area(int long , <text:s/>int width=2)</text:span></text:p>
            </text:list-header>
          </text:list>
          <draw:enhanced-geometry svg:viewBox="0 0 21600 21600" draw:type="mso-spt202" draw:enhanced-path="M 0 0 L 21600 0 21600 21600 0 21600 0 0 Z N"/>
        </draw:custom-shape>
        <draw:custom-shape draw:name="Text Box 5" draw:style-name="gr381" draw:text-style-name="P120" xml:id="id573" draw:id="id573" draw:layer="layout" svg:width="17.145cm" svg:height="1.685cm" svg:x="1.27cm" svg:y="6.773cm">
          <text:list text:style-name="L4">
            <text:list-header>
              <text:p text:style-name="P119"><text:span text:style-name="T21">int area(int long =4, <text:s/>int width)</text:span></text:p>
            </text:list-header>
          </text:list>
          <draw:enhanced-geometry svg:viewBox="0 0 21600 21600" draw:type="mso-spt202" draw:enhanced-path="M 0 0 L 21600 0 21600 21600 0 21600 0 0 Z N"/>
        </draw:custom-shape>
        <draw:custom-shape draw:name="Text Box 6" draw:style-name="gr5" draw:text-style-name="P120" xml:id="id576" draw:id="id576" draw:layer="layout" svg:width="25.4cm" svg:height="3.309cm" svg:x="0cm" svg:y="13.758cm">
          <text:list text:style-name="L1">
            <text:list-header>
              <text:p text:style-name="P119"><text:span text:style-name="T20">3.</text:span><text:span text:style-name="T19">只能在前面定义一次缺省值</text:span><text:span text:style-name="T17">，即原型说明时定义了缺省值，后面函数的定义不可有缺省值。</text:span></text:p>
            </text:list-header>
          </text:list>
          <draw:enhanced-geometry svg:viewBox="0 0 21600 21600" draw:type="mso-spt202" draw:enhanced-path="M 0 0 L 21600 0 21600 21600 0 21600 0 0 Z N"/>
        </draw:custom-shape>
        <draw:custom-shape draw:name="AutoShape 7" draw:style-name="gr382" draw:text-style-name="P122" xml:id="id574" draw:id="id574" draw:layer="layout" svg:width="4.233cm" svg:height="1.811cm" svg:x="16.51cm" svg:y="5.9cm">
          <text:list text:style-name="L3">
            <text:list-header>
              <text:p text:style-name="P121"><text:span text:style-name="T67">错误！</text:span></text:p>
            </text:list-header>
          </text:list>
          <draw:enhanced-geometry svg:viewBox="0 0 21600 21600" draw:text-areas="800 800 20800 20800" draw:type="round-rectangular-callout" draw:modifiers="-2673.21681624941 18929.8013245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72" smil:attributeName="visibility" smil:to="visible"/>
                  <anim:transitionFilter smil:dur="0.5s" smil:targetElement="id57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73" smil:attributeName="visibility" smil:to="visible"/>
                  <anim:transitionFilter smil:dur="0.5s" smil:targetElement="id573"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74" smil:attributeName="visibility" smil:to="visible"/>
                  <anim:transitionFilter smil:dur="0.5s" smil:targetElement="id574" smil:type="barWipe" smil:subtype="topToBottom"/>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75" smil:attributeName="visibility" smil:to="visible"/>
                  <anim:transitionFilter smil:dur="0.5s" smil:targetElement="id57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76" smil:attributeName="visibility" smil:to="visible"/>
                  <anim:transitionFilter smil:dur="0.5s" smil:targetElement="id576" smil:type="checkerBoardWipe" smil:subtype="across"/>
                </anim:par>
              </anim:par>
            </anim:par>
          </anim:seq>
        </anim:par>
        <presentation:notes draw:style-name="dp2">
          <draw:page-thumbnail draw:style-name="gr3" draw:layer="layout" svg:width="12.7cm" svg:height="9.525cm" svg:x="3.175cm" svg:y="1.904cm" draw:page-number="81" presentation:class="page"/>
          <draw:frame presentation:style-name="pr1" draw:text-style-name="P5" draw:layer="layout" svg:width="13.97cm" svg:height="11.43cm" svg:x="2.54cm" svg:y="12.065cm" presentation:class="notes" presentation:placeholder="true">
            <draw:text-box/>
          </draw:frame>
        </presentation:notes>
      </draw:page>
      <draw:page draw:name="page8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83" draw:text-style-name="P124" draw:layer="layout" svg:width="19.235cm" svg:height="1.48cm" svg:x="1.085cm" svg:y="0.635cm">
          <text:list text:style-name="L1">
            <text:list-header>
              <text:p text:style-name="P123"><text:span text:style-name="T76">参数个数可变的函数</text:span></text:p>
            </text:list-header>
          </text:list>
          <draw:enhanced-geometry svg:viewBox="0 0 21600 21600" draw:type="mso-spt202" draw:enhanced-path="M 0 0 L 21600 0 21600 21600 0 21600 0 0 Z N"/>
        </draw:custom-shape>
        <draw:custom-shape draw:name="Text Box 3" draw:style-name="gr4" draw:text-style-name="P126" draw:layer="layout" svg:width="25.4cm" svg:height="7.575cm" svg:x="0cm" svg:y="3.598cm">
          <text:list text:style-name="L1">
            <text:list-header>
              <text:p text:style-name="P125"><text:span text:style-name="T77">到目前为止，在定义函数时，都明确规定了函数的参数个数及类型。在调用函数时，实参的个数必须与形参相同。在调用具有缺省参数值的函数时，本质上，实参的个数与形参的个数仍是相同的，由于参数具有缺省值，因此，在调用时可省略。</text:span><text:span text:style-name="T74">在某些应用中，在定义函数时，并不能确定函数的参数个数，参数的个数在调时才能确定</text:span><text:span text:style-name="T77">。在</text:span><text:span text:style-name="T78">C++</text:span><text:span text:style-name="T77">中允许定义参数个数可变的函数。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82" presentation:class="page"/>
          <draw:frame presentation:style-name="pr1" draw:text-style-name="P5" draw:layer="layout" svg:width="13.97cm" svg:height="11.43cm" svg:x="2.54cm" svg:y="12.065cm" presentation:class="notes" presentation:placeholder="true">
            <draw:text-box/>
          </draw:frame>
        </presentation:notes>
      </draw:page>
      <draw:page draw:name="page8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26" draw:layer="layout" svg:width="25.113cm" svg:height="2.699cm" svg:x="0.287cm" svg:y="0.635cm">
          <text:list text:style-name="L1">
            <text:list-header>
              <text:p text:style-name="P125"><text:span text:style-name="T77">首先，必须包含头文件“</text:span><text:span text:style-name="T78">stdarg.h”</text:span><text:span text:style-name="T77">，因为要用到里面的三个库函数 <text:s/></text:span><text:span text:style-name="T78">va_start( )</text:span><text:span text:style-name="T77">、</text:span><text:span text:style-name="T78">va_arg( )</text:span><text:span text:style-name="T77">和</text:span><text:span text:style-name="T78">va_end( )</text:span><text:span text:style-name="T77">。</text:span></text:p>
            </text:list-header>
          </text:list>
          <draw:enhanced-geometry svg:viewBox="0 0 21600 21600" draw:type="mso-spt202" draw:enhanced-path="M 0 0 L 21600 0 21600 21600 0 21600 0 0 Z N"/>
        </draw:custom-shape>
        <draw:custom-shape draw:name="Text Box 3" draw:style-name="gr4" draw:text-style-name="P126" draw:layer="layout" svg:width="24.13cm" svg:height="5.137cm" svg:x="0.423cm" svg:y="3.598cm">
          <text:list text:style-name="L1">
            <text:list-header>
              <text:p text:style-name="P125"><text:span text:style-name="T77">其次，要说明一个</text:span><text:span text:style-name="T78">va_list</text:span><text:span text:style-name="T77">类型的变量。</text:span><text:span text:style-name="T78">va_list</text:span><text:span text:style-name="T77">与</text:span><text:span text:style-name="T78">int</text:span><text:span text:style-name="T77">，</text:span><text:span text:style-name="T78">float</text:span><text:span text:style-name="T77">类同，它是</text:span><text:span text:style-name="T78">C++</text:span><text:span text:style-name="T77">系统预定义的一个</text:span><text:span text:style-name="T79">数据类型</text:span><text:span text:style-name="T80">(</text:span><text:span text:style-name="T79">非</text:span><text:span text:style-name="T80">float)</text:span><text:span text:style-name="T77">，只有通过这种类型的变量才能从实际参数表中取出可变有参数。如：</text:span><text:span text:style-name="T78">va_list <text:s text:c="2"/></text:span><text:span text:style-name="T80">ap</text:span><text:span text:style-name="T78">;</text:span></text:p>
            </text:list-header>
          </text:list>
          <draw:enhanced-geometry svg:viewBox="0 0 21600 21600" draw:type="mso-spt202" draw:enhanced-path="M 0 0 L 21600 0 21600 21600 0 21600 0 0 Z N"/>
        </draw:custom-shape>
        <draw:frame draw:style-name="standard" draw:layer="layout" svg:width="10.093cm" svg:height="1.445cm" svg:x="4.088cm" svg:y="8.89cm">
          <table:table>
            <table:table-column table:style-name="co3"/>
            <table:table-column table:style-name="co4"/>
            <table:table-column table:style-name="co5"/>
            <table:table-column table:style-name="co6"/>
            <table:table-column table:style-name="co7"/>
            <table:table-row table:style-name="ro7" table:default-cell-style-name="ce8">
              <table:table-cell table:style-name="ce7">
                <text:list text:style-name="L1">
                  <text:list-header>
                    <text:p text:style-name="P104"><text:span text:style-name="T81">a</text:span></text:p>
                  </text:list-header>
                </text:list>
              </table:table-cell>
              <table:table-cell>
                <text:list text:continue-numbering="true" text:style-name="L1">
                  <text:list-header>
                    <text:p text:style-name="P104"><text:span text:style-name="T81">b</text:span></text:p>
                  </text:list-header>
                </text:list>
              </table:table-cell>
              <table:table-cell>
                <text:list text:continue-numbering="true" text:style-name="L1">
                  <text:list-header>
                    <text:p text:style-name="P104"><text:span text:style-name="T81">...</text:span></text:p>
                  </text:list-header>
                </text:list>
              </table:table-cell>
              <table:table-cell/>
              <table:table-cell table:style-name="ce9"/>
            </table:table-row>
          </table:table>
          <draw:image xlink:href="Pictures/TablePreview3.svm" xlink:type="simple" xlink:show="embed" xlink:actuate="onLoad"/>
        </draw:frame>
        <draw:custom-shape draw:name="Text Box 18" draw:style-name="gr384" draw:text-style-name="P128" draw:layer="layout" svg:width="5.909cm" svg:height="2.11cm" svg:x="6.35cm" svg:y="12.277cm">
          <text:list text:style-name="L6">
            <text:list-header>
              <text:p text:style-name="P127"><text:span text:style-name="T82">ap</text:span></text:p>
              <text:p text:style-name="P127"><text:span text:style-name="T82">(va_list)</text:span><text:span text:style-name="T83">变量</text:span></text:p>
            </text:list-header>
          </text:list>
          <draw:enhanced-geometry svg:viewBox="0 0 21600 21600" draw:type="mso-spt202" draw:enhanced-path="M 0 0 L 21600 0 21600 21600 0 21600 0 0 Z N"/>
        </draw:custom-shape>
        <draw:line draw:name="Line 19" draw:style-name="gr385" draw:text-style-name="P40" draw:layer="layout" svg:x1="9.102cm" svg:y1="12.276cm" svg:x2="9.106cm" svg:y2="10.371cm">
          <text:p/>
        </draw:line>
        <draw:custom-shape draw:name="Text Box 20" draw:style-name="gr4" draw:text-style-name="P126" draw:layer="layout" svg:width="7.14cm" svg:height="1.48cm" svg:x="15.663cm" svg:y="8.678cm">
          <text:list text:style-name="L1">
            <text:list-header>
              <text:p text:style-name="P125"><text:span text:style-name="T78">(</text:span><text:span text:style-name="T77">可变参数</text:span><text:span text:style-name="T78">)</text:span></text:p>
            </text:list-header>
          </text:list>
          <draw:enhanced-geometry svg:viewBox="0 0 21600 21600" draw:type="mso-spt202" draw:enhanced-path="M 0 0 L 21600 0 21600 21600 0 21600 0 0 Z N"/>
        </draw:custom-shape>
        <draw:line draw:name="Line 21" draw:style-name="gr386" draw:text-style-name="P40" draw:layer="layout" svg:x1="15.875cm" svg:y1="9.529cm" svg:x2="14.151cm" svg:y2="9.525cm">
          <text:p/>
        </draw:line>
        <draw:custom-shape draw:name="Text Box 22" draw:style-name="gr387" draw:text-style-name="P126" xml:id="id577" draw:id="id577" draw:layer="layout" svg:width="10.834cm" svg:height="4.976cm" svg:x="13.084cm" svg:y="12.065cm">
          <text:list text:style-name="L2">
            <text:list-header>
              <text:p text:style-name="P125"><text:span text:style-name="T80">va_start(ap,b)</text:span><text:span text:style-name="T79">：初始化</text:span></text:p>
              <text:p text:style-name="P125"><text:span text:style-name="T80">va_arg(ap,int)</text:span><text:span text:style-name="T79">：依次取参数</text:span></text:p>
              <text:p text:style-name="P125"><text:span text:style-name="T80">va_end(ap)</text:span><text:span text:style-name="T79">：正确结束</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77" smil:attributeName="visibility" smil:to="visible"/>
                  <anim:transitionFilter smil:dur="0.5s" smil:targetElement="id577" smil:type="dissolve"/>
                </anim:par>
              </anim:par>
            </anim:par>
          </anim:seq>
        </anim:par>
        <presentation:notes draw:style-name="dp2">
          <draw:page-thumbnail draw:style-name="gr3" draw:layer="layout" svg:width="12.7cm" svg:height="9.525cm" svg:x="3.175cm" svg:y="1.904cm" draw:page-number="83" presentation:class="page"/>
          <draw:frame presentation:style-name="pr1" draw:text-style-name="P5" draw:layer="layout" svg:width="13.97cm" svg:height="11.43cm" svg:x="2.54cm" svg:y="12.065cm" presentation:class="notes" presentation:placeholder="true">
            <draw:text-box/>
          </draw:frame>
        </presentation:notes>
      </draw:page>
      <draw:page draw:name="page8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26" draw:layer="layout" svg:width="25.4cm" svg:height="2.699cm" svg:x="0cm" svg:y="1.235cm">
          <text:list text:style-name="L1">
            <text:list-header>
              <text:p text:style-name="P125"><text:span text:style-name="T78">va_start():</text:span><text:span text:style-name="T77">有两个参数，</text:span><text:span text:style-name="T78">va_start(ap,b); b</text:span><text:span text:style-name="T77">即为可变参数前的最后一个确定的参数。</text:span></text:p>
            </text:list-header>
          </text:list>
          <draw:enhanced-geometry svg:viewBox="0 0 21600 21600" draw:type="mso-spt202" draw:enhanced-path="M 0 0 L 21600 0 21600 21600 0 21600 0 0 Z N"/>
        </draw:custom-shape>
        <draw:custom-shape draw:name="Text Box 3" draw:style-name="gr4" draw:text-style-name="P126" draw:layer="layout" svg:width="25.4cm" svg:height="6.195cm" svg:x="0cm" svg:y="4.48cm">
          <text:list text:style-name="L1">
            <text:list-header>
              <text:p text:style-name="P125"><text:span text:style-name="T78">va_arg():</text:span><text:span text:style-name="T77">有两个参数，</text:span><text:span text:style-name="T78">va_arg(ap,int) <text:s text:c="3"/>int</text:span><text:span text:style-name="T77">即为可变参数的数据类型名。</text:span></text:p>
              <text:p text:style-name="P125"><text:span text:style-name="T78">int <text:s/>temp;</text:span></text:p>
              <text:p text:style-name="P125"><text:span text:style-name="T78">temp=va_arg(ap,int);</text:span></text:p>
            </text:list-header>
          </text:list>
          <draw:enhanced-geometry svg:viewBox="0 0 21600 21600" draw:type="mso-spt202" draw:enhanced-path="M 0 0 L 21600 0 21600 21600 0 21600 0 0 Z N"/>
        </draw:custom-shape>
        <draw:custom-shape draw:name="Text Box 4" draw:style-name="gr4" draw:text-style-name="P126" draw:layer="layout" svg:width="25.4cm" svg:height="1.48cm" svg:x="0cm" svg:y="10.372cm">
          <text:list text:style-name="L1">
            <text:list-header>
              <text:p text:style-name="P125"><text:span text:style-name="T78">va_end():</text:span><text:span text:style-name="T77">完成收尾工作。</text:span><text:span text:style-name="T78">va_end(ap);</text:span></text:p>
            </text:list-header>
          </text:list>
          <draw:enhanced-geometry svg:viewBox="0 0 21600 21600" draw:type="mso-spt202" draw:enhanced-path="M 0 0 L 21600 0 21600 21600 0 21600 0 0 Z N"/>
        </draw:custom-shape>
        <draw:custom-shape draw:name="Text Box 5" draw:style-name="gr4" draw:text-style-name="P126" draw:layer="layout" svg:width="25.157cm" svg:height="2.699cm" svg:x="0.243cm" svg:y="12.837cm">
          <text:list text:style-name="L1">
            <text:list-header>
              <text:p text:style-name="P125"><text:span text:style-name="T77">在调用参数个数可变的函数时，必定有一个参数指明可变参数的个数或总的实参个数。如第一个参数值为总的实际参数的个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84" presentation:class="page"/>
          <draw:frame presentation:style-name="pr1" draw:text-style-name="P5" draw:layer="layout" svg:width="13.97cm" svg:height="11.43cm" svg:x="2.54cm" svg:y="12.065cm" presentation:class="notes" presentation:placeholder="true">
            <draw:text-box/>
          </draw:frame>
        </presentation:notes>
      </draw:page>
      <draw:page draw:name="page8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30" draw:layer="layout" svg:width="25.4cm" svg:height="10.992cm" svg:x="0cm" svg:y="2.117cm">
          <text:list text:style-name="L1">
            <text:list-header>
              <text:p text:style-name="P129"><text:span text:style-name="T77">使用参数数目可变的函数时要注意以下几点：</text:span></text:p>
              <text:p text:style-name="P129"><text:span text:style-name="T77"><text:tab/></text:span><text:span text:style-name="T78">1</text:span><text:span text:style-name="T77">、在定义函数时，固定参数部分必须放在参数表的前面，可变参数在后面，并用省略号“</text:span><text:span text:style-name="T78">...”</text:span><text:span text:style-name="T77">表示可变参数。在函数调用时，可以没有可变的参数。</text:span></text:p>
              <text:p text:style-name="P129"><text:span text:style-name="T77"><text:tab/></text:span><text:span text:style-name="T78">2</text:span><text:span text:style-name="T77">、必须使用函数</text:span><text:span text:style-name="T78">va_start()</text:span><text:span text:style-name="T77">来初始化可变参数，为取第一个可变的参数作好准备工作；使用函数</text:span><text:span text:style-name="T78">va_arg()</text:span><text:span text:style-name="T77">依次取各个可变的参数值；最后用函数</text:span><text:span text:style-name="T78">va_end()</text:span><text:span text:style-name="T77">做好结束工作，以便能正确地返回。</text:span></text:p>
              <text:p text:style-name="P129"><text:span text:style-name="T77"><text:tab/></text:span><text:span text:style-name="T78">3</text:span><text:span text:style-name="T77">、在调用参数个数可变的函数时，必定有一个参数指明可变参数的个数或总的实参个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85" presentation:class="page"/>
          <draw:frame presentation:style-name="pr1" draw:text-style-name="P5" draw:layer="layout" svg:width="13.97cm" svg:height="11.43cm" svg:x="2.54cm" svg:y="12.065cm" presentation:class="notes" presentation:placeholder="true">
            <draw:text-box/>
          </draw:frame>
        </presentation:notes>
      </draw:page>
      <draw:page draw:name="page8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20" draw:layer="layout" svg:width="15.055cm" svg:height="1.885cm" svg:x="0.635cm" svg:y="0cm">
          <text:list text:style-name="L1">
            <text:list-header>
              <text:p text:style-name="P119"><text:span text:style-name="T17">函数的重载</text:span></text:p>
            </text:list-header>
          </text:list>
          <draw:enhanced-geometry svg:viewBox="0 0 21600 21600" draw:type="mso-spt202" draw:enhanced-path="M 0 0 L 21600 0 21600 21600 0 21600 0 0 Z N"/>
        </draw:custom-shape>
        <draw:custom-shape draw:name="Text Box 3" draw:style-name="gr388" draw:text-style-name="P18" draw:layer="layout" svg:width="24.342cm" svg:height="3.509cm" svg:x="0cm" svg:y="2.117cm">
          <text:list text:style-name="L2">
            <text:list-header>
              <text:p text:style-name="P17"><text:span text:style-name="T22">所谓函数的重载是指完成不同功能的函数可以具有</text:span><text:span text:style-name="T19">相同的函数名</text:span><text:span text:style-name="T22">。</text:span><text:span text:style-name="T17"> </text:span></text:p>
            </text:list-header>
          </text:list>
          <draw:enhanced-geometry svg:viewBox="0 0 21600 21600" draw:type="mso-spt202" draw:enhanced-path="M 0 0 L 21600 0 21600 21600 0 21600 0 0 Z N"/>
        </draw:custom-shape>
        <draw:custom-shape draw:name="Text Box 4" draw:style-name="gr4" draw:text-style-name="P18" draw:layer="layout" svg:width="24.342cm" svg:height="3.509cm" svg:x="0cm" svg:y="5.715cm">
          <text:list text:style-name="L1">
            <text:list-header>
              <text:p text:style-name="P17"><text:span text:style-name="T20">C++</text:span><text:span text:style-name="T17">的编译器是根据</text:span><text:span text:style-name="T19">函数的实参</text:span><text:span text:style-name="T17">来确定应该调用哪一个函数的。 </text:span></text:p>
            </text:list-header>
          </text:list>
          <draw:enhanced-geometry svg:viewBox="0 0 21600 21600" draw:type="mso-spt202" draw:enhanced-path="M 0 0 L 21600 0 21600 21600 0 21600 0 0 Z N"/>
        </draw:custom-shape>
        <draw:custom-shape draw:name="Text Box 7" draw:style-name="gr389" draw:text-style-name="P16" xml:id="id578" draw:id="id578" draw:layer="layout" svg:width="9.949cm" svg:height="3.284cm" svg:x="1.058cm" svg:y="9.948cm">
          <text:list text:style-name="L4">
            <text:list-header>
              <text:p text:style-name="P15"><text:span text:style-name="T31">int <text:s/>fun(int a, <text:s/>int b)</text:span></text:p>
              <text:p text:style-name="P15"><text:span text:style-name="T31">{ <text:s text:c="2"/>return a+b; <text:s/>}</text:span></text:p>
            </text:list-header>
          </text:list>
          <draw:enhanced-geometry svg:viewBox="0 0 21600 21600" draw:type="mso-spt202" draw:enhanced-path="M 0 0 L 21600 0 21600 21600 0 21600 0 0 Z N"/>
        </draw:custom-shape>
        <draw:custom-shape draw:name="Text Box 8" draw:style-name="gr390" draw:text-style-name="P16" xml:id="id579" draw:id="id579" draw:layer="layout" svg:width="9.949cm" svg:height="3.284cm" svg:x="1.058cm" svg:y="13.97cm">
          <text:list text:style-name="L6">
            <text:list-header>
              <text:p text:style-name="P15"><text:span text:style-name="T28">int <text:s/>fun (int a)</text:span></text:p>
              <text:p text:style-name="P15"><text:span text:style-name="T28">{ <text:s text:c="2"/>return a*a; <text:s/>}</text:span></text:p>
            </text:list-header>
          </text:list>
          <draw:enhanced-geometry svg:viewBox="0 0 21600 21600" draw:type="mso-spt202" draw:enhanced-path="M 0 0 L 21600 0 21600 21600 0 21600 0 0 Z N"/>
        </draw:custom-shape>
        <draw:custom-shape draw:name="Text Box 9" draw:style-name="gr5" draw:text-style-name="P16" xml:id="id580" draw:id="id580" draw:layer="layout" svg:width="10.795cm" svg:height="7.124cm" svg:x="11.007cm" svg:y="10.16cm">
          <text:list text:style-name="L1">
            <text:list-header>
              <text:p text:style-name="P15"><text:span text:style-name="T12">void <text:s/>main(void)</text:span></text:p>
              <text:p text:style-name="P15"><text:span text:style-name="T12">{ <text:s/>cout&lt;&lt;</text:span><text:span text:style-name="T31">fun(3,5)</text:span><text:span text:style-name="T12">&lt;&lt;endl;</text:span></text:p>
              <text:p text:style-name="P15"><text:span text:style-name="T12"><text:s text:c="3"/></text:span><text:span text:style-name="T12">cout&lt;&lt;</text:span><text:span text:style-name="T28">fun(5)</text:span><text:span text:style-name="T12">&lt;&lt;endl;</text:span></text:p>
              <text:p text:style-name="P15"><text:span text:style-name="T12">}</text:span></text:p>
            </text:list-header>
          </text:list>
          <draw:enhanced-geometry svg:viewBox="0 0 21600 21600" draw:type="mso-spt202" draw:enhanced-path="M 0 0 L 21600 0 21600 21600 0 21600 0 0 Z N"/>
        </draw:custom-shape>
        <draw:custom-shape draw:name="Text Box 10" draw:style-name="gr391" draw:text-style-name="P14" xml:id="id581" draw:id="id581" draw:layer="layout" svg:width="2.963cm" svg:height="1.55cm" svg:x="21.802cm" svg:y="13.97cm">
          <text:list text:style-name="L4">
            <text:list-header>
              <text:p text:style-name="P13"><text:span text:style-name="T21">8</text:span></text:p>
            </text:list-header>
          </text:list>
          <draw:enhanced-geometry svg:viewBox="0 0 21600 21600" draw:type="mso-spt202" draw:enhanced-path="M 0 0 L 21600 0 21600 21600 0 21600 0 0 Z N"/>
        </draw:custom-shape>
        <draw:custom-shape draw:name="Text Box 11" draw:style-name="gr392" draw:text-style-name="P14" xml:id="id582" draw:id="id582" draw:layer="layout" svg:width="2.963cm" svg:height="1.55cm" svg:x="21.802cm" svg:y="15.875cm">
          <text:list text:style-name="L6">
            <text:list-header>
              <text:p text:style-name="P13"><text:span text:style-name="T18">25</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78" smil:attributeName="visibility" smil:to="visible"/>
                  <anim:transitionFilter smil:dur="0.5s" smil:targetElement="id57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79" smil:attributeName="visibility" smil:to="visible"/>
                  <anim:transitionFilter smil:dur="0.5s" smil:targetElement="id57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0" smil:attributeName="visibility" smil:to="visible"/>
                  <anim:transitionFilter smil:dur="0.5s" smil:targetElement="id58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1" smil:attributeName="visibility" smil:to="visible"/>
                  <anim:transitionFilter smil:dur="0.5s" smil:targetElement="id58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2" smil:attributeName="visibility" smil:to="visible"/>
                  <anim:transitionFilter smil:dur="0.5s" smil:targetElement="id582" smil:type="barWipe" smil:subtype="leftToRight"/>
                </anim:par>
              </anim:par>
            </anim:par>
          </anim:seq>
        </anim:par>
        <presentation:notes draw:style-name="dp2">
          <draw:page-thumbnail draw:style-name="gr3" draw:layer="layout" svg:width="12.7cm" svg:height="9.525cm" svg:x="3.175cm" svg:y="1.904cm" draw:page-number="86" presentation:class="page"/>
          <draw:frame presentation:style-name="pr1" draw:text-style-name="P5" draw:layer="layout" svg:width="13.97cm" svg:height="11.43cm" svg:x="2.54cm" svg:y="12.065cm" presentation:class="notes" presentation:placeholder="true">
            <draw:text-box/>
          </draw:frame>
        </presentation:notes>
      </draw:page>
      <draw:page draw:name="page8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20" draw:layer="layout" svg:width="25.096cm" svg:height="5.133cm" svg:x="0cm" svg:y="0.635cm">
          <text:list text:style-name="L1">
            <text:list-header>
              <text:p text:style-name="P119"><text:span text:style-name="T20"><text:s text:c="2"/></text:span><text:span text:style-name="T20">1</text:span><text:span text:style-name="T17">、</text:span><text:span text:style-name="T22">定义的重载函数必须具有</text:span><text:span text:style-name="T19">不同的参数个数</text:span><text:span text:style-name="T22">，或</text:span><text:span text:style-name="T19">不同的参数类型</text:span><text:span text:style-name="T17">。只有这样编译系统才有可能根据不同的参数去调用不同的重载函数。</text:span></text:p>
            </text:list-header>
          </text:list>
          <draw:enhanced-geometry svg:viewBox="0 0 21600 21600" draw:type="mso-spt202" draw:enhanced-path="M 0 0 L 21600 0 21600 21600 0 21600 0 0 Z N"/>
        </draw:custom-shape>
        <draw:custom-shape draw:name="Text Box 3" draw:style-name="gr393" draw:text-style-name="P18" xml:id="id583" draw:id="id583" draw:layer="layout" svg:width="23.283cm" svg:height="4.015cm" svg:x="0cm" svg:y="5.927cm">
          <text:list text:style-name="L6">
            <text:list-header>
              <text:p text:style-name="P17"><text:span text:style-name="T18">2</text:span><text:span text:style-name="T19">、仅返回值不同时，不能定义为重载函数。</text:span></text:p>
            </text:list-header>
          </text:list>
          <text:list text:style-name="L1">
            <text:list-header>
              <text:p text:style-name="P17"><text:span text:style-name="T17">即仅函数的类型不同，不能定义为重载函数 </text:span></text:p>
            </text:list-header>
          </text:list>
          <draw:enhanced-geometry svg:viewBox="0 0 21600 21600" draw:type="mso-spt202" draw:enhanced-path="M 0 0 L 21600 0 21600 21600 0 21600 0 0 Z N"/>
        </draw:custom-shape>
        <draw:custom-shape draw:name="Text Box 4" draw:style-name="gr394" draw:text-style-name="P16" xml:id="id584" draw:id="id584" draw:layer="layout" svg:width="9.949cm" svg:height="3.284cm" svg:x="0.423cm" svg:y="10.583cm">
          <text:list text:style-name="L4">
            <text:list-header>
              <text:p text:style-name="P15"><text:span text:style-name="T31">int <text:s/>fun(int a, <text:s/>int b)</text:span></text:p>
              <text:p text:style-name="P15"><text:span text:style-name="T31">{ <text:s text:c="2"/>return a+b; <text:s/>}</text:span></text:p>
            </text:list-header>
          </text:list>
          <draw:enhanced-geometry svg:viewBox="0 0 21600 21600" draw:type="mso-spt202" draw:enhanced-path="M 0 0 L 21600 0 21600 21600 0 21600 0 0 Z N"/>
        </draw:custom-shape>
        <draw:custom-shape draw:name="Text Box 5" draw:style-name="gr395" draw:text-style-name="P16" xml:id="id585" draw:id="id585" draw:layer="layout" svg:width="9.948cm" svg:height="4.587cm" svg:x="0cm" svg:y="14.817cm">
          <text:list text:style-name="L11">
            <text:list-header>
              <text:p text:style-name="P15"><text:span text:style-name="T84">float <text:s text:c="2"/>fun (int a,int b)</text:span></text:p>
              <text:p text:style-name="P15"><text:span text:style-name="T84">{ <text:s/>return <text:s text:c="2"/>(float) a*a; <text:s/>}</text:span></text:p>
            </text:list-header>
          </text:list>
          <draw:enhanced-geometry svg:viewBox="0 0 21600 21600" draw:type="mso-spt202" draw:enhanced-path="M 0 0 L 21600 0 21600 21600 0 21600 0 0 Z N"/>
        </draw:custom-shape>
        <draw:custom-shape draw:name="Text Box 6" draw:style-name="gr5" draw:text-style-name="P16" xml:id="id586" draw:id="id586" draw:layer="layout" svg:width="10.795cm" svg:height="7.124cm" svg:x="12.065cm" svg:y="10.795cm">
          <text:list text:style-name="L1">
            <text:list-header>
              <text:p text:style-name="P15"><text:span text:style-name="T12">void <text:s/>main(void)</text:span></text:p>
              <text:p text:style-name="P15"><text:span text:style-name="T12">{ <text:s/>cout&lt;&lt;</text:span><text:span text:style-name="T31">fun(3,5)</text:span><text:span text:style-name="T12">&lt;&lt;endl;</text:span></text:p>
              <text:p text:style-name="P15"><text:span text:style-name="T12"><text:s text:c="3"/></text:span><text:span text:style-name="T12">cout&lt;&lt;</text:span><text:span text:style-name="T28">fun(3,5)</text:span><text:span text:style-name="T12">&lt;&lt;endl;</text:span></text:p>
              <text:p text:style-name="P15"><text:span text:style-name="T1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83" smil:attributeName="visibility" smil:to="visible"/>
                  <anim:transitionFilter smil:dur="0.5s" smil:targetElement="id583" smil:type="blindsWipe" smil:subtype="horizontal"/>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4" smil:attributeName="visibility" smil:to="visible"/>
                  <anim:transitionFilter smil:dur="0.5s" smil:targetElement="id58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5" smil:attributeName="visibility" smil:to="visible"/>
                  <anim:transitionFilter smil:dur="0.5s" smil:targetElement="id58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6" smil:attributeName="visibility" smil:to="visible"/>
                  <anim:transitionFilter smil:dur="0.5s" smil:targetElement="id586" smil:type="barWipe" smil:subtype="leftToRight"/>
                </anim:par>
              </anim:par>
            </anim:par>
          </anim:seq>
        </anim:par>
        <presentation:notes draw:style-name="dp2">
          <draw:page-thumbnail draw:style-name="gr3" draw:layer="layout" svg:width="12.7cm" svg:height="9.525cm" svg:x="3.175cm" svg:y="1.904cm" draw:page-number="87" presentation:class="page"/>
          <draw:frame presentation:style-name="pr1" draw:text-style-name="P5" draw:layer="layout" svg:width="13.97cm" svg:height="11.43cm" svg:x="2.54cm" svg:y="12.065cm" presentation:class="notes" presentation:placeholder="true">
            <draw:text-box/>
          </draw:frame>
        </presentation:notes>
      </draw:page>
      <draw:page draw:name="page8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96" draw:text-style-name="P44" draw:layer="layout" svg:width="13.758cm" svg:height="18.094cm" svg:x="0.635cm" svg:y="0cm">
          <text:list text:style-name="L4">
            <text:list-header>
              <text:p text:style-name="P43"><text:span text:style-name="T31">double sin(double x1,double x2)</text:span></text:p>
              <text:p text:style-name="P43"><text:span text:style-name="T31">{</text:span><text:span text:style-name="T31"><text:tab/></text:span><text:span text:style-name="T31">return x1*x2;}</text:span></text:p>
            </text:list-header>
          </text:list>
          <text:list text:style-name="L6">
            <text:list-header>
              <text:p text:style-name="P43"><text:span text:style-name="T28">double sin(double x,int a)</text:span></text:p>
              <text:p text:style-name="P43"><text:span text:style-name="T28">{</text:span><text:span text:style-name="T28"><text:tab/></text:span><text:span text:style-name="T28">return a+x;}</text:span></text:p>
            </text:list-header>
          </text:list>
          <text:list text:style-name="L1">
            <text:list-header>
              <text:p text:style-name="P43"><text:span text:style-name="T12">void main(void)</text:span></text:p>
              <text:p text:style-name="P43"><text:span text:style-name="T12">{</text:span><text:span text:style-name="T12"><text:tab/></text:span><text:span text:style-name="T12">double x;</text:span></text:p>
              <text:p text:style-name="P43"><text:span text:style-name="T12"><text:tab/></text:span><text:span text:style-name="T12">cin&gt;&gt;x;</text:span></text:p>
              <text:p text:style-name="P43"><text:span text:style-name="T12"><text:tab/></text:span><text:span text:style-name="T12">cout&lt;&lt;sin(x)&lt;&lt;endl;;</text:span></text:p>
              <text:p text:style-name="P43"><text:span text:style-name="T12"><text:tab/></text:span><text:span text:style-name="T12">cout&lt;&lt;</text:span><text:span text:style-name="T13">sin(x,x)</text:span><text:span text:style-name="T12">&lt;&lt;endl;</text:span></text:p>
              <text:p text:style-name="P43"><text:span text:style-name="T12"><text:tab/></text:span><text:span text:style-name="T12">cout&lt;&lt;</text:span><text:span text:style-name="T28">sin(x,10)</text:span><text:span text:style-name="T12">&lt;&lt;endl;</text:span></text:p>
              <text:p text:style-name="P43"><text:span text:style-name="T12">}</text:span></text:p>
            </text:list-header>
          </text:list>
          <draw:enhanced-geometry svg:viewBox="0 0 21600 21600" draw:type="mso-spt202" draw:enhanced-path="M 0 0 L 21600 0 21600 21600 0 21600 0 0 Z N"/>
        </draw:custom-shape>
        <draw:custom-shape draw:name="AutoShape 3" draw:style-name="gr397" draw:text-style-name="P112" xml:id="id587" draw:id="id587" draw:layer="layout" svg:width="4.234cm" svg:height="1.206cm" svg:x="11.853cm" svg:y="1.482cm">
          <text:list text:style-name="L3">
            <text:list-header>
              <text:p text:style-name="P111"><text:span text:style-name="T85">sin(x,x)</text:span></text:p>
            </text:list-header>
          </text:list>
          <draw:enhanced-geometry svg:viewBox="0 0 21600 21600" draw:text-areas="800 800 20800 20800" draw:type="round-rectangular-callout" draw:modifiers="-8344.17945690673 14656.5037282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398" draw:text-style-name="P112" xml:id="id588" draw:id="id588" draw:layer="layout" svg:width="4.233cm" svg:height="1.206cm" svg:x="10.16cm" svg:y="5.503cm">
          <text:list text:style-name="L3">
            <text:list-header>
              <text:p text:style-name="P111"><text:span text:style-name="T85">sin(x,10)</text:span></text:p>
            </text:list-header>
          </text:list>
          <draw:enhanced-geometry svg:viewBox="0 0 21600 21600" draw:text-areas="800 800 20800 20800" draw:type="round-rectangular-callout" draw:modifiers="-6004.5347189419 3292.792046396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5" draw:style-name="gr399" draw:text-style-name="P34" xml:id="id589" draw:id="id589" draw:layer="layout" svg:width="5.715cm" svg:height="3.413cm" svg:x="14.817cm" svg:y="8.467cm">
          <text:list text:style-name="L6">
            <text:list-header>
              <text:p text:style-name="P33"><text:span text:style-name="T29">不同的参数类型</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87" smil:attributeName="visibility" smil:to="visible"/>
                  <anim:transitionFilter smil:dur="0.5s" smil:targetElement="id58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88" smil:attributeName="visibility" smil:to="visible"/>
                  <anim:transitionFilter smil:dur="0.5s" smil:targetElement="id588" smil:type="barWipe" smil:subtype="topToBottom"/>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89" smil:attributeName="visibility" smil:to="visible"/>
                  <anim:transitionFilter smil:dur="0.5s" smil:targetElement="id589" smil:type="irisWipe" smil:subtype="rectangle" smil:direction="reverse"/>
                </anim:par>
              </anim:par>
            </anim:par>
          </anim:seq>
        </anim:par>
        <presentation:notes draw:style-name="dp2">
          <draw:page-thumbnail draw:style-name="gr3" draw:layer="layout" svg:width="12.7cm" svg:height="9.525cm" svg:x="3.175cm" svg:y="1.904cm" draw:page-number="88" presentation:class="page"/>
          <draw:frame presentation:style-name="pr1" draw:text-style-name="P5" draw:layer="layout" svg:width="13.97cm" svg:height="11.43cm" svg:x="2.54cm" svg:y="12.065cm" presentation:class="notes" presentation:placeholder="true">
            <draw:text-box/>
          </draw:frame>
        </presentation:notes>
      </draw:page>
      <draw:page draw:name="page8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00" draw:text-style-name="P22" draw:layer="layout" svg:width="21.802cm" svg:height="16.915cm" svg:x="0.423cm" svg:y="0.423cm">
          <text:list text:style-name="L4">
            <text:list-header>
              <text:p text:style-name="P21"><text:span text:style-name="T21">int add(int a,int b,int c)</text:span></text:p>
              <text:p text:style-name="P21"><text:span text:style-name="T21">{</text:span><text:span text:style-name="T21"><text:tab/></text:span><text:span text:style-name="T21">return a+b+c; <text:s/>}</text:span></text:p>
            </text:list-header>
          </text:list>
          <text:list text:style-name="L6">
            <text:list-header>
              <text:p text:style-name="P21"><text:span text:style-name="T18">int add(int a,int b)</text:span></text:p>
              <text:p text:style-name="P21"><text:span text:style-name="T18">{</text:span><text:span text:style-name="T18"><text:tab/></text:span><text:span text:style-name="T18">return a+b; <text:s text:c="2"/>}</text:span></text:p>
            </text:list-header>
          </text:list>
          <text:list text:style-name="L1">
            <text:list-header>
              <text:p text:style-name="P21"><text:span text:style-name="T20">void main(void)</text:span></text:p>
              <text:p text:style-name="P21"><text:span text:style-name="T20">{</text:span><text:span text:style-name="T20"><text:tab/></text:span><text:span text:style-name="T20">cout&lt;&lt;"3+5="&lt;&lt;</text:span><text:span text:style-name="T18">add(3,5)</text:span><text:span text:style-name="T20">&lt;&lt;endl;</text:span></text:p>
              <text:p text:style-name="P21"><text:span text:style-name="T20"><text:tab/></text:span><text:span text:style-name="T20">cout&lt;&lt;"3+5+8="&lt;&lt;</text:span><text:span text:style-name="T21">add(3,5,8)</text:span><text:span text:style-name="T20">&lt;&lt;endl;</text:span></text:p>
              <text:p text:style-name="P21"><text:span text:style-name="T20">}</text:span></text:p>
            </text:list-header>
          </text:list>
          <draw:enhanced-geometry svg:viewBox="0 0 21600 21600" draw:type="mso-spt202" draw:enhanced-path="M 0 0 L 21600 0 21600 21600 0 21600 0 0 Z N"/>
        </draw:custom-shape>
        <draw:custom-shape draw:name="Text Box 3" draw:style-name="gr401" draw:text-style-name="P34" xml:id="id590" draw:id="id590" draw:layer="layout" svg:width="5.715cm" svg:height="3.413cm" svg:x="13.758cm" svg:y="5.715cm">
          <text:list text:style-name="L4">
            <text:list-header>
              <text:p text:style-name="P33"><text:span text:style-name="T27">不同的参数个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90" smil:attributeName="visibility" smil:to="visible"/>
                  <anim:transitionFilter smil:dur="0.5s" smil:targetElement="id590" smil:type="irisWipe" smil:subtype="rectangle" smil:direction="reverse"/>
                </anim:par>
              </anim:par>
            </anim:par>
          </anim:seq>
        </anim:par>
        <presentation:notes draw:style-name="dp2">
          <draw:page-thumbnail draw:style-name="gr3" draw:layer="layout" svg:width="12.7cm" svg:height="9.525cm" svg:x="3.175cm" svg:y="1.904cm" draw:page-number="89" presentation:class="page"/>
          <draw:frame presentation:style-name="pr1" draw:text-style-name="P5" draw:layer="layout" svg:width="13.97cm" svg:height="11.43cm" svg:x="2.54cm" svg:y="12.065cm" presentation:class="notes" presentation:placeholder="true">
            <draw:text-box/>
          </draw:frame>
        </presentation:notes>
      </draw:page>
      <draw:page draw:name="page9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59" draw:layer="layout" svg:width="14.605cm" svg:height="1.446cm" svg:x="0.847cm" svg:y="2.117cm">
          <text:list text:style-name="L1">
            <text:list-header>
              <text:p text:style-name="P58"><text:span text:style-name="T11">高级语言编译过程</text:span></text:p>
            </text:list-header>
          </text:list>
          <draw:enhanced-geometry svg:viewBox="0 0 21600 21600" draw:type="mso-spt202" draw:enhanced-path="M 0 0 L 21600 0 21600 21600 0 21600 0 0 Z N"/>
        </draw:custom-shape>
        <draw:custom-shape draw:name="Text Box 3" draw:style-name="gr402" draw:text-style-name="P76" xml:id="id591" draw:id="id591" draw:layer="layout" svg:width="5.503cm" svg:height="4.367cm" svg:x="0.635cm" svg:y="7.408cm">
          <text:list text:style-name="L1">
            <text:list-header>
              <text:p text:style-name="P75"><text:span text:style-name="T8">源程序</text:span></text:p>
              <text:p text:style-name="P75"><text:span text:style-name="T8">（文本文件）</text:span></text:p>
              <text:p text:style-name="P75"><text:span text:style-name="T8">*</text:span><text:span text:style-name="T9">.CPP</text:span></text:p>
            </text:list-header>
          </text:list>
          <draw:enhanced-geometry svg:viewBox="0 0 21600 21600" draw:type="mso-spt202" draw:enhanced-path="M 0 0 L 21600 0 21600 21600 0 21600 0 0 Z N"/>
        </draw:custom-shape>
        <draw:custom-shape draw:name="Text Box 4" draw:style-name="gr402" draw:text-style-name="P76" xml:id="id593" draw:id="id593" draw:layer="layout" svg:width="5.926cm" svg:height="4.367cm" svg:x="9.102cm" svg:y="7.408cm">
          <text:list text:style-name="L1">
            <text:list-header>
              <text:p text:style-name="P75"><text:span text:style-name="T8">目标文件</text:span></text:p>
              <text:p text:style-name="P75"><text:span text:style-name="T9">(</text:span><text:span text:style-name="T8">二进制文件</text:span><text:span text:style-name="T9">)</text:span></text:p>
              <text:p text:style-name="P75"><text:span text:style-name="T9">*.OBJ</text:span></text:p>
            </text:list-header>
          </text:list>
          <draw:enhanced-geometry svg:viewBox="0 0 21600 21600" draw:type="mso-spt202" draw:enhanced-path="M 0 0 L 21600 0 21600 21600 0 21600 0 0 Z N"/>
        </draw:custom-shape>
        <draw:custom-shape draw:name="Text Box 5" draw:style-name="gr402" draw:text-style-name="P76" xml:id="id597" draw:id="id597" draw:layer="layout" svg:width="6.138cm" svg:height="4.367cm" svg:x="17.992cm" svg:y="7.197cm">
          <text:list text:style-name="L1">
            <text:list-header>
              <text:p text:style-name="P75"><text:span text:style-name="T8">可执行文件</text:span></text:p>
              <text:p text:style-name="P75"><text:span text:style-name="T8">（二进制文件）</text:span></text:p>
              <text:p text:style-name="P75"><text:span text:style-name="T8">*</text:span><text:span text:style-name="T9">.EXE</text:span></text:p>
            </text:list-header>
          </text:list>
          <draw:enhanced-geometry svg:viewBox="0 0 21600 21600" draw:type="mso-spt202" draw:enhanced-path="M 0 0 L 21600 0 21600 21600 0 21600 0 0 Z N"/>
        </draw:custom-shape>
        <draw:custom-shape draw:name="Text Box 6" draw:style-name="gr402" draw:text-style-name="P76" xml:id="id595" draw:id="id595" draw:layer="layout" svg:width="5.291cm" svg:height="2.822cm" svg:x="13.547cm" svg:y="2.963cm">
          <text:list text:style-name="L1">
            <text:list-header>
              <text:p text:style-name="P75"><text:span text:style-name="T8">库文件</text:span></text:p>
              <text:p text:style-name="P75"><text:span text:style-name="T8">（各种函数）</text:span></text:p>
            </text:list-header>
          </text:list>
          <draw:enhanced-geometry svg:viewBox="0 0 21600 21600" draw:type="mso-spt202" draw:enhanced-path="M 0 0 L 21600 0 21600 21600 0 21600 0 0 Z N"/>
        </draw:custom-shape>
        <draw:g draw:name="Group 7" xml:id="id598" draw:id="id598">
          <draw:line draw:name="Line 8" draw:style-name="gr403" draw:text-style-name="P40" draw:layer="layout" svg:x1="3.387cm" svg:y1="11.853cm" svg:x2="3.387cm" svg:y2="13.97cm">
            <text:p/>
          </draw:line>
          <draw:line draw:name="Line 9" draw:style-name="gr403" draw:text-style-name="P40" draw:layer="layout" svg:x1="3.387cm" svg:y1="13.97cm" svg:x2="20.743cm" svg:y2="13.97cm">
            <text:p/>
          </draw:line>
          <draw:line draw:name="Line 10" draw:style-name="gr404" draw:text-style-name="P40" draw:layer="layout" svg:x1="20.743cm" svg:y1="13.97cm" svg:x2="20.743cm" svg:y2="11.642cm">
            <text:p/>
          </draw:line>
        </draw:g>
        <draw:g draw:name="Group 11" xml:id="id592" draw:id="id592">
          <draw:custom-shape draw:name="Text Box 12" draw:style-name="gr405" draw:text-style-name="P76" draw:layer="layout" svg:width="2.116cm" svg:height="1.017cm" svg:x="6.562cm" svg:y="9.737cm">
            <text:list text:style-name="L6">
              <text:list-header>
                <text:p text:style-name="P75"><text:span text:style-name="T86">编译</text:span></text:p>
              </text:list-header>
            </text:list>
            <draw:enhanced-geometry svg:viewBox="0 0 21600 21600" draw:type="mso-spt202" draw:enhanced-path="M 0 0 L 21600 0 21600 21600 0 21600 0 0 Z N"/>
          </draw:custom-shape>
          <draw:custom-shape draw:name="AutoShape 13" draw:style-name="gr311" draw:text-style-name="P10" draw:layer="layout" svg:width="2.54cm" svg:height="0.635cm" svg:x="6.35cm" svg:y="9.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4" xml:id="id594" draw:id="id594">
          <draw:custom-shape draw:name="Text Box 15" draw:style-name="gr406" draw:text-style-name="P76" draw:layer="layout" svg:width="2.116cm" svg:height="1.017cm" svg:x="15.452cm" svg:y="9.737cm">
            <text:list text:style-name="L6">
              <text:list-header>
                <text:p text:style-name="P75"><text:span text:style-name="T86">连接</text:span></text:p>
              </text:list-header>
            </text:list>
            <draw:enhanced-geometry svg:viewBox="0 0 21600 21600" draw:type="mso-spt202" draw:enhanced-path="M 0 0 L 21600 0 21600 21600 0 21600 0 0 Z N"/>
          </draw:custom-shape>
          <draw:custom-shape draw:name="AutoShape 16" draw:style-name="gr311" draw:text-style-name="P10" draw:layer="layout" svg:width="2.54cm" svg:height="0.635cm" svg:x="15.452cm" svg:y="9.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AutoShape 17" draw:style-name="gr311" draw:text-style-name="P10" xml:id="id596" draw:id="id596" draw:layer="layout" svg:width="0.635cm" svg:height="2.54cm" svg:x="16.087cm" svg:y="6.138cm">
          <text:list text:style-name="L1">
            <text:list-header>
              <text:p text:style-name="P25"><text:span text:style-name="T11"/></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18" draw:style-name="gr407" draw:text-style-name="P132" xml:id="id599" draw:id="id599" draw:layer="layout" svg:width="7.408cm" svg:height="1.785cm" svg:x="3.81cm" svg:y="4.657cm">
          <text:list text:style-name="L3">
            <text:list-header>
              <text:p text:style-name="P131"><text:span text:style-name="T67">编译预处理</text:span></text:p>
            </text:list-header>
          </text:list>
          <draw:enhanced-geometry svg:viewBox="0 0 21600 21600" draw:type="mso-spt202" draw:enhanced-path="M 0 0 L 21600 0 21600 21600 0 21600 0 0 Z N"/>
        </draw:custom-shape>
        <draw:custom-shape draw:name="AutoShape 19" draw:style-name="gr311" draw:text-style-name="P10" xml:id="id600" draw:id="id600" draw:layer="layout" svg:width="0.635cm" svg:height="2.54cm" svg:x="6.985cm" svg:y="6.562cm">
          <text:list text:style-name="L1">
            <text:list-header>
              <text:p text:style-name="P25"><text:span text:style-name="T11"/></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20" draw:style-name="gr408" draw:text-style-name="P16" xml:id="id601" draw:id="id601" draw:layer="layout" svg:width="20.108cm" svg:height="1.364cm" svg:x="0.847cm" svg:y="14.817cm">
          <text:list text:style-name="L4">
            <text:list-header>
              <text:p text:style-name="P15"><text:span text:style-name="T31">C</text:span><text:span text:style-name="T33">语言提供的编译预处理的功能有以下三种：</text:span></text:p>
            </text:list-header>
          </text:list>
          <draw:enhanced-geometry svg:viewBox="0 0 21600 21600" draw:type="mso-spt202" draw:enhanced-path="M 0 0 L 21600 0 21600 21600 0 21600 0 0 Z N"/>
        </draw:custom-shape>
        <draw:custom-shape draw:name="Text Box 21" draw:style-name="gr409" draw:text-style-name="P16" xml:id="id602" draw:id="id602" draw:layer="layout" svg:width="4.022cm" svg:height="1.364cm" svg:x="1.27cm" svg:y="16.51cm">
          <text:list text:style-name="L4">
            <text:list-header>
              <text:p text:style-name="P15"><text:span text:style-name="T33">宏定义</text:span></text:p>
            </text:list-header>
          </text:list>
          <draw:enhanced-geometry svg:viewBox="0 0 21600 21600" draw:type="mso-spt202" draw:enhanced-path="M 0 0 L 21600 0 21600 21600 0 21600 0 0 Z N"/>
        </draw:custom-shape>
        <draw:custom-shape draw:name="Text Box 22" draw:style-name="gr410" draw:text-style-name="P16" xml:id="id603" draw:id="id603" draw:layer="layout" svg:width="6.138cm" svg:height="1.364cm" svg:x="6.562cm" svg:y="16.51cm">
          <text:list text:style-name="L4">
            <text:list-header>
              <text:p text:style-name="P15"><text:span text:style-name="T33">文件包含</text:span></text:p>
            </text:list-header>
          </text:list>
          <draw:enhanced-geometry svg:viewBox="0 0 21600 21600" draw:type="mso-spt202" draw:enhanced-path="M 0 0 L 21600 0 21600 21600 0 21600 0 0 Z N"/>
        </draw:custom-shape>
        <draw:custom-shape draw:name="Text Box 23" draw:style-name="gr411" draw:text-style-name="P16" xml:id="id604" draw:id="id604" draw:layer="layout" svg:width="6.138cm" svg:height="1.364cm" svg:x="12.7cm" svg:y="16.51cm">
          <text:list text:style-name="L4">
            <text:list-header>
              <text:p text:style-name="P15"><text:span text:style-name="T33">条件编译</text:span></text:p>
            </text:list-header>
          </text:list>
          <draw:enhanced-geometry svg:viewBox="0 0 21600 21600" draw:type="mso-spt202" draw:enhanced-path="M 0 0 L 21600 0 21600 21600 0 21600 0 0 Z N"/>
        </draw:custom-shape>
        <draw:custom-shape draw:name="Text Box 24" draw:style-name="gr4" draw:text-style-name="P59" draw:layer="layout" svg:width="17.992cm" svg:height="1.446cm" svg:x="0.423cm" svg:y="0.423cm">
          <text:list text:style-name="L1">
            <text:list-header>
              <text:p text:style-name="P58"><text:span text:style-name="T11">编译预处理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91" smil:attributeName="visibility" smil:to="visible"/>
                  <anim:transitionFilter smil:dur="0.5s" smil:targetElement="id591" smil:type="blindsWipe" smil:subtype="horizontal"/>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92" smil:attributeName="visibility" smil:to="visible"/>
                  <anim:transitionFilter smil:dur="0.5s" smil:targetElement="id592" smil:type="barWipe" smil:subtype="leftToRight"/>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93" smil:attributeName="visibility" smil:to="visible"/>
                  <anim:transitionFilter smil:dur="0.5s" smil:targetElement="id593" smil:type="blindsWipe" smil:subtype="horizontal"/>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94" smil:attributeName="visibility" smil:to="visible"/>
                  <anim:transitionFilter smil:dur="0.5s" smil:targetElement="id594" smil:type="barWipe" smil:subtype="leftToRight"/>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95" smil:attributeName="visibility" smil:to="visible"/>
                  <anim:transitionFilter smil:dur="0.5s" smil:targetElement="id595" smil:type="blindsWipe" smil:subtype="horizontal"/>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96" smil:attributeName="visibility" smil:to="visible"/>
                  <anim:transitionFilter smil:dur="0.5s" smil:targetElement="id596" smil:type="barWipe" smil:subtype="topToBottom"/>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9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9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99" smil:attributeName="visibility" smil:to="visible"/>
                  <anim:transitionFilter smil:dur="0.5s" smil:targetElement="id599" smil:type="blindsWipe" smil:subtype="horizontal"/>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600" smil:attributeName="visibility" smil:to="visible"/>
                  <anim:transitionFilter smil:dur="0.5s" smil:targetElement="id60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01" smil:attributeName="visibility" smil:to="visible"/>
                  <anim:transitionFilter smil:dur="0.5s" smil:targetElement="id60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02" smil:attributeName="visibility" smil:to="visible"/>
                  <anim:transitionFilter smil:dur="0.5s" smil:targetElement="id60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03" smil:attributeName="visibility" smil:to="visible"/>
                  <anim:transitionFilter smil:dur="0.5s" smil:targetElement="id60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04" smil:attributeName="visibility" smil:to="visible"/>
                  <anim:transitionFilter smil:dur="0.5s" smil:targetElement="id604" smil:type="barWipe" smil:subtype="leftToRight"/>
                </anim:par>
              </anim:par>
            </anim:par>
          </anim:seq>
        </anim:par>
        <presentation:notes draw:style-name="dp2">
          <draw:page-thumbnail draw:style-name="gr3" draw:layer="layout" svg:width="12.7cm" svg:height="9.525cm" svg:x="3.175cm" svg:y="1.904cm" draw:page-number="90" presentation:class="page"/>
          <draw:frame presentation:style-name="pr1" draw:text-style-name="P5" draw:layer="layout" svg:width="13.97cm" svg:height="11.43cm" svg:x="2.54cm" svg:y="12.065cm" presentation:class="notes" presentation:placeholder="true">
            <draw:text-box/>
          </draw:frame>
        </presentation:notes>
      </draw:page>
      <draw:page draw:name="page9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 draw:text-style-name="P55" draw:layer="layout" svg:width="4.312cm" svg:height="1.785cm" svg:x="0.011cm" svg:y="0cm">
          <text:list text:style-name="L1">
            <text:list-header>
              <text:p text:style-name="P54"><text:span text:style-name="T4">宏定义</text:span></text:p>
            </text:list-header>
          </text:list>
          <draw:enhanced-geometry svg:viewBox="0 0 21600 21600" draw:type="mso-spt202" draw:enhanced-path="M 0 0 L 21600 0 21600 21600 0 21600 0 0 Z N"/>
        </draw:custom-shape>
        <draw:custom-shape draw:name="Text Box 3" draw:style-name="gr5" draw:text-style-name="P22" draw:layer="layout" svg:width="25.4cm" svg:height="1.55cm" svg:x="0cm" svg:y="2.752cm">
          <text:list text:style-name="L1">
            <text:list-header>
              <text:p text:style-name="P21"><text:span text:style-name="T17">不带参数的宏定义</text:span></text:p>
            </text:list-header>
          </text:list>
          <draw:enhanced-geometry svg:viewBox="0 0 21600 21600" draw:type="mso-spt202" draw:enhanced-path="M 0 0 L 21600 0 21600 21600 0 21600 0 0 Z N"/>
        </draw:custom-shape>
        <draw:custom-shape draw:name="Text Box 4" draw:style-name="gr5" draw:text-style-name="P22" xml:id="id605" draw:id="id605" draw:layer="layout" svg:width="25.4cm" svg:height="4.528cm" svg:x="0cm" svg:y="4.868cm">
          <text:list text:style-name="L1">
            <text:list-header>
              <text:p text:style-name="P21"><text:span text:style-name="T17">用一个指定的标识符（即名字）来代表一个字符串，以后凡在程序中碰到这个标识符的地方都用</text:span><text:span text:style-name="T19">字符串来代替</text:span><text:span text:style-name="T17">。</text:span></text:p>
            </text:list-header>
          </text:list>
          <draw:enhanced-geometry svg:viewBox="0 0 21600 21600" draw:type="mso-spt202" draw:enhanced-path="M 0 0 L 21600 0 21600 21600 0 21600 0 0 Z N"/>
        </draw:custom-shape>
        <draw:custom-shape draw:name="Text Box 5" draw:style-name="gr5" draw:text-style-name="P22" xml:id="id606" draw:id="id606" draw:layer="layout" svg:width="24.553cm" svg:height="3.039cm" svg:x="0cm" svg:y="10.583cm">
          <text:list text:style-name="L1">
            <text:list-header>
              <text:p text:style-name="P21"><text:span text:style-name="T17">这个标识符称为</text:span><text:span text:style-name="T63">宏名</text:span><text:span text:style-name="T17">，</text:span><text:span text:style-name="T19">编译前</text:span><text:span text:style-name="T17">的替代过程称为“</text:span><text:span text:style-name="T63">宏展开</text:span><text:span text:style-name="T17">”。</text:span></text:p>
            </text:list-header>
          </text:list>
          <draw:enhanced-geometry svg:viewBox="0 0 21600 21600" draw:type="mso-spt202" draw:enhanced-path="M 0 0 L 21600 0 21600 21600 0 21600 0 0 Z N"/>
        </draw:custom-shape>
        <draw:custom-shape draw:name="Text Box 6" draw:style-name="gr412" draw:text-style-name="P22" xml:id="id607" draw:id="id607" draw:layer="layout" svg:width="13.758cm" svg:height="1.55cm" svg:x="3.387cm" svg:y="14.182cm">
          <text:list text:style-name="L4">
            <text:list-header>
              <text:p text:style-name="P21"><text:span text:style-name="T21"># define <text:s text:c="3"/></text:span><text:span text:style-name="T63">标识符 <text:s text:c="4"/>字符串</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05" smil:attributeName="visibility" smil:to="visible"/>
                  <anim:transitionFilter smil:dur="0.5s" smil:targetElement="id60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06" smil:attributeName="visibility" smil:to="visible"/>
                  <anim:transitionFilter smil:dur="0.5s" smil:targetElement="id60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07" smil:attributeName="visibility" smil:to="visible"/>
                  <anim:transitionFilter smil:dur="0.5s" smil:targetElement="id607" smil:type="irisWipe" smil:subtype="rectangle" smil:direction="reverse"/>
                </anim:par>
              </anim:par>
            </anim:par>
          </anim:seq>
        </anim:par>
        <presentation:notes draw:style-name="dp2">
          <draw:page-thumbnail draw:style-name="gr3" draw:layer="layout" svg:width="12.7cm" svg:height="9.525cm" svg:x="3.175cm" svg:y="1.904cm" draw:page-number="91" presentation:class="page"/>
          <draw:frame presentation:style-name="pr1" draw:text-style-name="P5" draw:layer="layout" svg:width="13.97cm" svg:height="11.43cm" svg:x="2.54cm" svg:y="12.065cm" presentation:class="notes" presentation:placeholder="true">
            <draw:text-box/>
          </draw:frame>
        </presentation:notes>
      </draw:page>
      <draw:page draw:name="page9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20" draw:layer="layout" svg:width="18.415cm" svg:height="13.975cm" svg:x="2.117cm" svg:y="1.067cm">
          <text:list text:style-name="L1">
            <text:list-header>
              <text:p text:style-name="P19"><text:span text:style-name="T20">#define <text:s/></text:span><text:span text:style-name="T21">PRICE</text:span><text:span text:style-name="T20"> <text:s text:c="2"/></text:span><text:span text:style-name="T18">30</text:span><text:span text:style-name="T20"> <text:s/></text:span></text:p>
              <text:p text:style-name="P19"><text:span text:style-name="T20">void main(void)</text:span></text:p>
              <text:p text:style-name="P19"><text:span text:style-name="T20">{ <text:s text:c="3"/>int <text:s/>num, total; <text:s/>/*</text:span><text:span text:style-name="T17">定义变量</text:span><text:span text:style-name="T17">*</text:span><text:span text:style-name="T20">/</text:span></text:p>
              <text:p text:style-name="P19"><text:span text:style-name="T20"><text:s text:c="6"/></text:span><text:span text:style-name="T20">num=10; <text:s text:c="7"/>/*</text:span><text:span text:style-name="T17">变量赋值</text:span><text:span text:style-name="T17">*</text:span><text:span text:style-name="T20">/</text:span></text:p>
              <text:p text:style-name="P19"><text:span text:style-name="T20"><text:s text:c="5"/></text:span><text:span text:style-name="T20">total=num*</text:span><text:span text:style-name="T21">PRICE</text:span><text:span text:style-name="T20">;</text:span></text:p>
              <text:p text:style-name="P19"><text:span text:style-name="T20"><text:s text:c="5"/></text:span><text:span text:style-name="T20">cout&lt;&lt;"total=“&lt;&lt;total&lt;&lt;endl;</text:span></text:p>
              <text:p text:style-name="P19"><text:span text:style-name="T20">}</text:span></text:p>
            </text:list-header>
          </text:list>
          <draw:enhanced-geometry svg:viewBox="0 0 21600 21600" draw:type="mso-spt202" draw:enhanced-path="M 0 0 L 21600 0 21600 21600 0 21600 0 0 Z N"/>
        </draw:custom-shape>
        <draw:custom-shape draw:name="AutoShape 3" draw:style-name="gr413" draw:text-style-name="P96" xml:id="id608" draw:id="id608" draw:layer="layout" svg:width="8.043cm" svg:height="1.408cm" svg:x="13.97cm" svg:y="9.102cm">
          <text:list text:style-name="L3">
            <text:list-header>
              <text:p text:style-name="P95"><text:span text:style-name="T26">编译前用</text:span><text:span text:style-name="T42">30</text:span><text:span text:style-name="T26">替代</text:span></text:p>
            </text:list-header>
          </text:list>
          <draw:enhanced-geometry svg:viewBox="0 0 21600 21600" draw:text-areas="800 800 20800 20800" draw:type="round-rectangular-callout" draw:modifiers="-2153.55544505221 15682.6117814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4" draw:style-name="gr4" draw:text-style-name="P18" xml:id="id609" draw:id="id609" draw:layer="layout" svg:width="25.4cm" svg:height="3.509cm" svg:x="0cm" svg:y="15.028cm">
          <text:list text:style-name="L1">
            <text:list-header>
              <text:p text:style-name="P17"><text:span text:style-name="T17">编译程序将宏定义的内容认为是</text:span><text:span text:style-name="T19">字符串</text:span><text:span text:style-name="T17">，没有任何实际的物理意义。</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08" smil:attributeName="visibility" smil:to="visible"/>
                  <anim:transitionFilter smil:dur="0.5s" smil:targetElement="id608" smil:type="dissolv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609" smil:attributeName="visibility" smil:to="visible"/>
                  <anim:transitionFilter smil:dur="0.5s" smil:targetElement="id609" smil:type="blindsWipe" smil:subtype="horizontal"/>
                </anim:par>
              </anim:par>
            </anim:par>
          </anim:seq>
        </anim:par>
        <presentation:notes draw:style-name="dp2">
          <draw:page-thumbnail draw:style-name="gr3" draw:layer="layout" svg:width="12.7cm" svg:height="9.525cm" svg:x="3.175cm" svg:y="1.904cm" draw:page-number="92" presentation:class="page"/>
          <draw:frame presentation:style-name="pr1" draw:text-style-name="P5" draw:layer="layout" svg:width="13.97cm" svg:height="11.43cm" svg:x="2.54cm" svg:y="12.065cm" presentation:class="notes" presentation:placeholder="true">
            <draw:text-box/>
          </draw:frame>
        </presentation:notes>
      </draw:page>
      <draw:page draw:name="page9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draw:layer="layout" svg:width="25.4cm" svg:height="3.039cm" svg:x="0cm" svg:y="1.693cm">
          <text:list text:style-name="L1">
            <text:list-header>
              <text:p text:style-name="P21"><text:span text:style-name="T20">1</text:span><text:span text:style-name="T17">、宏展开只是一个简单的“</text:span><text:span text:style-name="T19">物理</text:span><text:span text:style-name="T17">”替换，不做</text:span><text:span text:style-name="T63">语法检查</text:span><text:span text:style-name="T17">，不是一个语句，</text:span><text:span text:style-name="T22">其后不加分号“</text:span><text:span text:style-name="T19">；</text:span><text:span text:style-name="T22">”</text:span></text:p>
            </text:list-header>
          </text:list>
          <draw:enhanced-geometry svg:viewBox="0 0 21600 21600" draw:type="mso-spt202" draw:enhanced-path="M 0 0 L 21600 0 21600 21600 0 21600 0 0 Z N"/>
        </draw:custom-shape>
        <draw:custom-shape draw:name="Text Box 3" draw:style-name="gr5" draw:text-style-name="P22" draw:layer="layout" svg:width="6.138cm" svg:height="1.55cm" svg:x="0cm" svg:y="0cm">
          <text:list text:style-name="L1">
            <text:list-header>
              <text:p text:style-name="P21"><text:span text:style-name="T17">注意：</text:span></text:p>
            </text:list-header>
          </text:list>
          <draw:enhanced-geometry svg:viewBox="0 0 21600 21600" draw:type="mso-spt202" draw:enhanced-path="M 0 0 L 21600 0 21600 21600 0 21600 0 0 Z N"/>
        </draw:custom-shape>
        <draw:custom-shape draw:name="Text Box 4" draw:style-name="gr5" draw:text-style-name="P22" xml:id="id610" draw:id="id610" draw:layer="layout" svg:width="25.4cm" svg:height="4.528cm" svg:x="0cm" svg:y="5.08cm">
          <text:list text:style-name="L1">
            <text:list-header>
              <text:p text:style-name="P21"><text:span text:style-name="T20">2</text:span><text:span text:style-name="T17">、</text:span><text:span text:style-name="T20">#define</text:span><text:span text:style-name="T17">命令出现在函数的外面，其有效范围为定义处至本源文件结束。可以用</text:span><text:span text:style-name="T20"># undef</text:span><text:span text:style-name="T17">命令终止宏定义的作用域。</text:span></text:p>
            </text:list-header>
          </text:list>
          <draw:enhanced-geometry svg:viewBox="0 0 21600 21600" draw:type="mso-spt202" draw:enhanced-path="M 0 0 L 21600 0 21600 21600 0 21600 0 0 Z N"/>
        </draw:custom-shape>
        <draw:custom-shape draw:name="Text Box 5" draw:style-name="gr414" draw:text-style-name="P62" xml:id="id611" draw:id="id611" draw:layer="layout" svg:width="12.912cm" svg:height="9.114cm" svg:x="8.678cm" svg:y="8.89cm">
          <text:list text:style-name="L6">
            <text:list-header>
              <text:p text:style-name="P61"><text:span text:style-name="T28">#define G <text:s/>9.8</text:span></text:p>
            </text:list-header>
          </text:list>
          <text:list text:style-name="L1">
            <text:list-header>
              <text:p text:style-name="P61"><text:span text:style-name="T12">void main(void )</text:span></text:p>
              <text:p text:style-name="P61"><text:span text:style-name="T12">{.....}</text:span></text:p>
            </text:list-header>
          </text:list>
          <text:list text:style-name="L6">
            <text:list-header>
              <text:p text:style-name="P61"><text:span text:style-name="T28"># undef <text:s text:c="2"/>G</text:span></text:p>
            </text:list-header>
          </text:list>
          <text:list text:style-name="L1">
            <text:list-header>
              <text:p text:style-name="P61"><text:span text:style-name="T12">int max(int a,int b)</text:span></text:p>
              <text:p text:style-name="P61"><text:span text:style-name="T12">{......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10" smil:attributeName="visibility" smil:to="visible"/>
                  <anim:transitionFilter smil:dur="0.5s" smil:targetElement="id610"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11" smil:attributeName="visibility" smil:to="visible"/>
                  <anim:transitionFilter smil:dur="0.5s" smil:targetElement="id611" smil:type="checkerBoardWipe" smil:subtype="across"/>
                </anim:par>
              </anim:par>
            </anim:par>
          </anim:seq>
        </anim:par>
        <presentation:notes draw:style-name="dp2">
          <draw:page-thumbnail draw:style-name="gr3" draw:layer="layout" svg:width="12.7cm" svg:height="9.525cm" svg:x="3.175cm" svg:y="1.904cm" draw:page-number="93" presentation:class="page"/>
          <draw:frame presentation:style-name="pr1" draw:text-style-name="P5" draw:layer="layout" svg:width="13.97cm" svg:height="11.43cm" svg:x="2.54cm" svg:y="12.065cm" presentation:class="notes" presentation:placeholder="true">
            <draw:text-box/>
          </draw:frame>
        </presentation:notes>
      </draw:page>
      <draw:page draw:name="page9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xml:id="id612" draw:id="id612" draw:layer="layout" svg:width="25.4cm" svg:height="3.039cm" svg:x="0cm" svg:y="0.635cm">
          <text:list text:style-name="L1">
            <text:list-header>
              <text:p text:style-name="P21"><text:span text:style-name="T20">3</text:span><text:span text:style-name="T17">、对程序中用双引号括起来的字符串内容，即使与宏名相同，也不进行置换。</text:span></text:p>
            </text:list-header>
          </text:list>
          <draw:enhanced-geometry svg:viewBox="0 0 21600 21600" draw:type="mso-spt202" draw:enhanced-path="M 0 0 L 21600 0 21600 21600 0 21600 0 0 Z N"/>
        </draw:custom-shape>
        <draw:custom-shape draw:name="Text Box 3" draw:style-name="gr5" draw:text-style-name="P22" xml:id="id613" draw:id="id613" draw:layer="layout" svg:width="25.4cm" svg:height="3.039cm" svg:x="0cm" svg:y="5.503cm">
          <text:list text:style-name="L1">
            <text:list-header>
              <text:p text:style-name="P21"><text:span text:style-name="T20">4</text:span><text:span text:style-name="T17">、在进行宏定义中，可以用已定义的宏名，进行层层置换。</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12" smil:attributeName="visibility" smil:to="visible"/>
                  <anim:transitionFilter smil:dur="0.5s" smil:targetElement="id61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13" smil:attributeName="visibility" smil:to="visible"/>
                  <anim:transitionFilter smil:dur="0.5s" smil:targetElement="id613" smil:type="checkerBoardWipe" smil:subtype="across"/>
                </anim:par>
              </anim:par>
            </anim:par>
          </anim:seq>
        </anim:par>
        <presentation:notes draw:style-name="dp2">
          <draw:page-thumbnail draw:style-name="gr3" draw:layer="layout" svg:width="12.7cm" svg:height="9.525cm" svg:x="3.175cm" svg:y="1.904cm" draw:page-number="94" presentation:class="page"/>
          <draw:frame presentation:style-name="pr1" draw:text-style-name="P5" draw:layer="layout" svg:width="13.97cm" svg:height="11.43cm" svg:x="2.54cm" svg:y="12.065cm" presentation:class="notes" presentation:placeholder="true">
            <draw:text-box/>
          </draw:frame>
        </presentation:notes>
      </draw:page>
      <draw:page draw:name="page9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draw:layer="layout" svg:width="20.32cm" svg:height="14.72cm" svg:x="2.963cm" svg:y="0.847cm">
          <text:list text:style-name="L1">
            <text:list-header>
              <text:p text:style-name="P21"><text:span text:style-name="T20"># define <text:s/>R <text:s/>3.0</text:span></text:p>
              <text:p text:style-name="P21"><text:span text:style-name="T20"># define <text:s text:c="2"/>PI <text:s/>3.1415926</text:span></text:p>
              <text:p text:style-name="P21"><text:span text:style-name="T20"># define <text:s text:c="2"/>L <text:s text:c="2"/>2*PI*R</text:span></text:p>
              <text:p text:style-name="P21"><text:span text:style-name="T20"># define <text:s text:c="2"/>S <text:s text:c="3"/>PI*R*R</text:span></text:p>
              <text:p text:style-name="P21"><text:span text:style-name="T20">void main(void)</text:span></text:p>
              <text:p text:style-name="P21"><text:span text:style-name="T20">{ <text:s text:c="5"/>cout&lt;&lt;“L=“&lt;&lt;L&lt;&lt;“ <text:s/>S=”&lt;&lt;S&lt;&lt;endl;</text:span></text:p>
              <text:p text:style-name="P21"><text:span text:style-name="T20">} <text:s/></text:span></text:p>
            </text:list-header>
          </text:list>
          <draw:enhanced-geometry svg:viewBox="0 0 21600 21600" draw:type="mso-spt202" draw:enhanced-path="M 0 0 L 21600 0 21600 21600 0 21600 0 0 Z N"/>
        </draw:custom-shape>
        <draw:custom-shape draw:name="AutoShape 3" draw:style-name="gr415" draw:text-style-name="P134" xml:id="id614" draw:id="id614" draw:layer="layout" svg:width="4.445cm" svg:height="1.608cm" svg:x="7.62cm" svg:y="14.182cm">
          <text:list text:style-name="L3">
            <text:list-header>
              <text:p text:style-name="P133"><text:span text:style-name="T87">不置换</text:span></text:p>
            </text:list-header>
          </text:list>
          <draw:enhanced-geometry svg:viewBox="0 0 21600 21600" draw:text-areas="800 800 20800 20800" draw:type="round-rectangular-callout" draw:modifiers="9381.37651821862 -14928.02983219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416" draw:text-style-name="P134" xml:id="id615" draw:id="id615" draw:layer="layout" svg:width="4.233cm" svg:height="1.608cm" svg:x="14.182cm" svg:y="13.758cm">
          <text:list text:style-name="L3">
            <text:list-header>
              <text:p text:style-name="P133"><text:span text:style-name="T87">不置换</text:span></text:p>
            </text:list-header>
          </text:list>
          <draw:enhanced-geometry svg:viewBox="0 0 21600 21600" draw:text-areas="800 800 20800 20800" draw:type="round-rectangular-callout" draw:modifiers="8662.4468587624 -11128.8999378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417" draw:text-style-name="P134" xml:id="id616" draw:id="id616" draw:layer="layout" svg:width="6.138cm" svg:height="1.608cm" svg:x="14.182cm" svg:y="5.292cm">
          <text:list text:style-name="L3">
            <text:list-header>
              <text:p text:style-name="P133"><text:span text:style-name="T87">层层置换</text:span></text:p>
            </text:list-header>
          </text:list>
          <draw:enhanced-geometry svg:viewBox="0 0 21600 21600" draw:text-areas="800 800 20800 20800" draw:type="round-rectangular-callout" draw:modifiers="-4359.4070695553 11464.5121193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418" draw:text-style-name="P134" xml:id="id617" draw:id="id617" draw:layer="layout" svg:width="6.35cm" svg:height="1.608cm" svg:x="14.393cm" svg:y="8.043cm">
          <text:list text:style-name="L3">
            <text:list-header>
              <text:p text:style-name="P133"><text:span text:style-name="T87">层层置换</text:span></text:p>
            </text:list-header>
          </text:list>
          <draw:enhanced-geometry svg:viewBox="0 0 21600 21600" draw:text-areas="800 800 20800 20800" draw:type="round-rectangular-callout" draw:modifiers="-3866.9815777043 1288.75077688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14" smil:attributeName="visibility" smil:to="visible"/>
                  <anim:transitionFilter smil:dur="0.5s" smil:targetElement="id61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15" smil:attributeName="visibility" smil:to="visible"/>
                  <anim:transitionFilter smil:dur="0.5s" smil:targetElement="id61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16" smil:attributeName="visibility" smil:to="visible"/>
                  <anim:transitionFilter smil:dur="0.5s" smil:targetElement="id61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17" smil:attributeName="visibility" smil:to="visible"/>
                  <anim:transitionFilter smil:dur="0.5s" smil:targetElement="id617" smil:type="dissolve"/>
                </anim:par>
              </anim:par>
            </anim:par>
          </anim:seq>
        </anim:par>
        <presentation:notes draw:style-name="dp2">
          <draw:page-thumbnail draw:style-name="gr3" draw:layer="layout" svg:width="12.7cm" svg:height="9.525cm" svg:x="3.175cm" svg:y="1.904cm" draw:page-number="95" presentation:class="page"/>
          <draw:frame presentation:style-name="pr1" draw:text-style-name="P5" draw:layer="layout" svg:width="13.97cm" svg:height="11.43cm" svg:x="2.54cm" svg:y="12.065cm" presentation:class="notes" presentation:placeholder="true">
            <draw:text-box/>
          </draw:frame>
        </presentation:notes>
      </draw:page>
      <draw:page draw:name="page9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9" draw:layer="layout" svg:width="21.167cm" svg:height="1.737cm" svg:x="0cm" svg:y="0cm">
          <text:list text:style-name="L1">
            <text:list-header>
              <text:p text:style-name="P8"><text:span text:style-name="T4">带参数的宏定义</text:span></text:p>
            </text:list-header>
          </text:list>
          <draw:enhanced-geometry svg:viewBox="0 0 21600 21600" draw:type="mso-spt202" draw:enhanced-path="M 0 0 L 21600 0 21600 21600 0 21600 0 0 Z N"/>
        </draw:custom-shape>
        <draw:custom-shape draw:name="Text Box 3" draw:style-name="gr5" draw:text-style-name="P22" xml:id="id618" draw:id="id618" draw:layer="layout" svg:width="17.78cm" svg:height="3.039cm" svg:x="4.022cm" svg:y="2.963cm">
          <text:list text:style-name="L1">
            <text:list-header>
              <text:p text:style-name="P21"><text:span text:style-name="T20">#define <text:s text:c="4"/></text:span><text:span text:style-name="T17">宏名</text:span><text:span text:style-name="T20">(</text:span><text:span text:style-name="T17">参数表</text:span><text:span text:style-name="T20">) <text:s text:c="6"/></text:span><text:span text:style-name="T17">字符串</text:span></text:p>
            </text:list-header>
          </text:list>
          <draw:enhanced-geometry svg:viewBox="0 0 21600 21600" draw:type="mso-spt202" draw:enhanced-path="M 0 0 L 21600 0 21600 21600 0 21600 0 0 Z N"/>
        </draw:custom-shape>
        <draw:custom-shape draw:name="Text Box 4" draw:style-name="gr419" draw:text-style-name="P22" xml:id="id619" draw:id="id619" draw:layer="layout" svg:width="16.51cm" svg:height="10.33cm" svg:x="5.292cm" svg:y="5.715cm">
          <text:list text:style-name="L4">
            <text:list-header>
              <text:p text:style-name="P21"><text:span text:style-name="T21">#define <text:s text:c="7"/>S(a, b) <text:s text:c="10"/></text:span><text:span text:style-name="T18">a*b</text:span></text:p>
            </text:list-header>
          </text:list>
          <text:list text:style-name="L1">
            <text:list-header>
              <text:p text:style-name="P21"><text:span text:style-name="T20">....</text:span></text:p>
              <text:p text:style-name="P21"><text:span text:style-name="T20">float <text:s/>x, y,area;</text:span></text:p>
              <text:p text:style-name="P21"><text:span text:style-name="T20">cin&gt;&gt;x&gt;&gt;y;</text:span></text:p>
              <text:p text:style-name="P21"><text:span text:style-name="T20"><text:s/></text:span><text:span text:style-name="T20">area=</text:span><text:span text:style-name="T18">S(x, y)</text:span><text:span text:style-name="T20">; <text:s text:c="3"/>/* <text:s/>area=</text:span><text:span text:style-name="T18">x*y</text:span><text:span text:style-name="T20">; <text:s/>*/</text:span></text:p>
            </text:list-header>
          </text:list>
          <draw:enhanced-geometry svg:viewBox="0 0 21600 21600" draw:type="mso-spt202" draw:enhanced-path="M 0 0 L 21600 0 21600 21600 0 21600 0 0 Z N"/>
        </draw:custom-shape>
        <draw:custom-shape draw:name="AutoShape 5" draw:style-name="gr420" draw:text-style-name="P135" xml:id="id620" draw:id="id620" draw:layer="layout" svg:width="5.08cm" svg:height="1.693cm" svg:x="11.642cm" svg:y="7.832cm">
          <text:list text:style-name="L1">
            <text:list-header>
              <text:p text:style-name="P13"><text:span text:style-name="T17">形式参数</text:span></text:p>
            </text:list-header>
          </text:list>
          <draw:enhanced-geometry svg:viewBox="0 0 21600 21600" draw:text-areas="800 800 20800 20800" draw:type="round-rectangular-callout" draw:modifiers="6188 -9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421" draw:text-style-name="P135" xml:id="id623" draw:id="id623" draw:layer="layout" svg:width="7.197cm" svg:height="1.905cm" svg:x="10.16cm" svg:y="16.51cm">
          <text:list text:style-name="L1">
            <text:list-header>
              <text:p text:style-name="P13"><text:span text:style-name="T10">实际参数</text:span></text:p>
            </text:list-header>
          </text:list>
          <draw:enhanced-geometry svg:viewBox="0 0 21600 21600" draw:text-areas="800 800 20800 20800" draw:type="round-rectangular-callout" draw:modifiers="2607 -72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5" draw:style-name="gr422" draw:text-style-name="P135" xml:id="id621" draw:id="id621" draw:layer="layout" svg:width="4.657cm" svg:height="1.905cm" svg:x="6.138cm" svg:y="7.62cm">
          <text:list text:style-name="L3">
            <text:list-header>
              <text:p text:style-name="P13"><text:span text:style-name="T87">宏定义</text:span></text:p>
            </text:list-header>
          </text:list>
          <draw:enhanced-geometry svg:viewBox="0 0 21600 21600" draw:text-areas="800 800 20800 20800" draw:type="round-rectangular-callout" draw:modifiers="22827 -106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6" draw:style-name="gr423" draw:text-style-name="P135" xml:id="id624" draw:id="id624" draw:layer="layout" svg:width="4.868cm" svg:height="1.693cm" svg:x="4.022cm" svg:y="16.722cm">
          <text:list text:style-name="L3">
            <text:list-header>
              <text:p text:style-name="P13"><text:span text:style-name="T87">宏调用</text:span></text:p>
            </text:list-header>
          </text:list>
          <draw:enhanced-geometry svg:viewBox="0 0 21600 21600" draw:text-areas="800 800 20800 20800" draw:type="round-rectangular-callout" draw:modifiers="20954 -149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7" draw:style-name="gr424" draw:text-style-name="P136" xml:id="id622" draw:id="id622" draw:layer="layout" svg:width="5.08cm" svg:height="1.694cm" svg:x="19.05cm" svg:y="8.043cm">
          <text:list text:style-name="L3">
            <text:list-header>
              <text:p text:style-name="P13"><text:span text:style-name="T87">定义的宏</text:span></text:p>
            </text:list-header>
          </text:list>
          <draw:enhanced-geometry svg:viewBox="0 0 21600 21600" draw:text-areas="800 800 20800 20800" draw:type="round-rectangular-callout" draw:modifiers="-2794 -12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8" draw:style-name="gr425" draw:text-style-name="P136" xml:id="id625" draw:id="id625" draw:layer="layout" svg:width="9.313cm" svg:height="1.694cm" svg:x="15.452cm" svg:y="11.853cm">
          <text:list text:style-name="L3">
            <text:list-header>
              <text:p text:style-name="P13"><text:span text:style-name="T87">实参代入后还原</text:span></text:p>
            </text:list-header>
          </text:list>
          <draw:enhanced-geometry svg:viewBox="0 0 21600 21600" draw:text-areas="800 800 20800 20800" draw:type="round-rectangular-callout" draw:modifiers="5001 336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618" smil:attributeName="visibility" smil:to="visible"/>
                  <anim:transitionFilter smil:dur="0.5s" smil:targetElement="id618" smil:type="blinds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619" smil:attributeName="visibility" smil:to="visible"/>
                  <anim:transitionFilter smil:dur="0.5s" smil:targetElement="id619"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20" smil:attributeName="visibility" smil:to="visible"/>
                  <anim:transitionFilter smil:dur="0.5s" smil:targetElement="id62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21" smil:attributeName="visibility" smil:to="visible"/>
                  <anim:transitionFilter smil:dur="0.5s" smil:targetElement="id62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22" smil:attributeName="visibility" smil:to="visible"/>
                  <anim:transitionFilter smil:dur="0.5s" smil:targetElement="id62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23" smil:attributeName="visibility" smil:to="visible"/>
                  <anim:transitionFilter smil:dur="0.5s" smil:targetElement="id62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24" smil:attributeName="visibility" smil:to="visible"/>
                  <anim:transitionFilter smil:dur="0.5s" smil:targetElement="id62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25" smil:attributeName="visibility" smil:to="visible"/>
                  <anim:transitionFilter smil:dur="0.5s" smil:targetElement="id625" smil:type="dissolve"/>
                </anim:par>
              </anim:par>
            </anim:par>
          </anim:seq>
        </anim:par>
        <presentation:notes draw:style-name="dp2">
          <draw:page-thumbnail draw:style-name="gr3" draw:layer="layout" svg:width="12.7cm" svg:height="9.525cm" svg:x="3.175cm" svg:y="1.904cm" draw:page-number="96" presentation:class="page"/>
          <draw:frame presentation:style-name="pr1" draw:text-style-name="P5" draw:layer="layout" svg:width="13.97cm" svg:height="11.43cm" svg:x="2.54cm" svg:y="12.065cm" presentation:class="notes" presentation:placeholder="true">
            <draw:text-box/>
          </draw:frame>
        </presentation:notes>
      </draw:page>
      <draw:page draw:name="page9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draw:layer="layout" svg:width="25.4cm" svg:height="4.528cm" svg:x="0cm" svg:y="0.635cm">
          <text:list text:style-name="L1">
            <text:list-header>
              <text:p text:style-name="P21"><text:span text:style-name="T17">按</text:span><text:span text:style-name="T20">#define</text:span><text:span text:style-name="T17">命令行中指定的字符串从左至右进行置换宏名，字符串中的</text:span><text:span text:style-name="T63">形参以相应的实参代替</text:span><text:span text:style-name="T17">，字符串中的非形参字符保持不变。</text:span></text:p>
            </text:list-header>
          </text:list>
          <draw:enhanced-geometry svg:viewBox="0 0 21600 21600" draw:type="mso-spt202" draw:enhanced-path="M 0 0 L 21600 0 21600 21600 0 21600 0 0 Z N"/>
        </draw:custom-shape>
        <draw:custom-shape draw:name="Text Box 3" draw:style-name="gr5" draw:text-style-name="P22" xml:id="id626" draw:id="id626" draw:layer="layout" svg:width="15.028cm" svg:height="1.55cm" svg:x="1.27cm" svg:y="7.62cm">
          <text:list text:style-name="L1">
            <text:list-header>
              <text:p text:style-name="P21"><text:span text:style-name="T20">#define <text:s/>S(a, b) <text:s text:c="3"/>a*b</text:span></text:p>
            </text:list-header>
          </text:list>
          <draw:enhanced-geometry svg:viewBox="0 0 21600 21600" draw:type="mso-spt202" draw:enhanced-path="M 0 0 L 21600 0 21600 21600 0 21600 0 0 Z N"/>
        </draw:custom-shape>
        <draw:custom-shape draw:name="Text Box 4" draw:style-name="gr5" draw:text-style-name="P22" xml:id="id627" draw:id="id627" draw:layer="layout" svg:width="5.715cm" svg:height="1.55cm" svg:x="2.752cm" svg:y="10.583cm">
          <text:list text:style-name="L1">
            <text:list-header>
              <text:p text:style-name="P21"><text:span text:style-name="T20">area=S(3,2)</text:span></text:p>
            </text:list-header>
          </text:list>
          <draw:enhanced-geometry svg:viewBox="0 0 21600 21600" draw:type="mso-spt202" draw:enhanced-path="M 0 0 L 21600 0 21600 21600 0 21600 0 0 Z N"/>
        </draw:custom-shape>
        <draw:custom-shape draw:name="Text Box 5" draw:style-name="gr5" draw:text-style-name="P22" xml:id="id631" draw:id="id631" draw:layer="layout" svg:width="3.387cm" svg:height="1.55cm" svg:x="9.948cm" svg:y="10.795cm">
          <text:list text:style-name="L1">
            <text:list-header>
              <text:p text:style-name="P21"><text:span text:style-name="T20">3*2</text:span></text:p>
            </text:list-header>
          </text:list>
          <draw:enhanced-geometry svg:viewBox="0 0 21600 21600" draw:type="mso-spt202" draw:enhanced-path="M 0 0 L 21600 0 21600 21600 0 21600 0 0 Z N"/>
        </draw:custom-shape>
        <draw:g draw:name="Group 6" xml:id="id629" draw:id="id629">
          <draw:line draw:name="Line 7" draw:style-name="gr426" draw:text-style-name="P40" draw:layer="layout" svg:x1="6.773cm" svg:y1="8.043cm" svg:x2="6.773cm" svg:y2="6.773cm">
            <text:p/>
          </draw:line>
          <draw:line draw:name="Line 8" draw:style-name="gr426" draw:text-style-name="P40" draw:layer="layout" svg:x1="6.773cm" svg:y1="6.773cm" svg:x2="9.948cm" svg:y2="6.773cm">
            <text:p/>
          </draw:line>
          <draw:line draw:name="Line 9" draw:style-name="gr427" draw:text-style-name="P40" draw:layer="layout" svg:x1="9.948cm" svg:y1="6.773cm" svg:x2="9.948cm" svg:y2="8.043cm">
            <text:p/>
          </draw:line>
          <draw:line draw:name="Line 10" draw:style-name="gr428" draw:text-style-name="P40" draw:layer="layout" svg:x1="7.408cm" svg:y1="7.83cm" svg:x2="7.408cm" svg:y2="6.349cm">
            <text:p/>
          </draw:line>
          <draw:line draw:name="Line 11" draw:style-name="gr428" draw:text-style-name="P40" draw:layer="layout" svg:x1="7.408cm" svg:y1="6.35cm" svg:x2="10.583cm" svg:y2="6.35cm">
            <text:p/>
          </draw:line>
          <draw:line draw:name="Line 12" draw:style-name="gr429" draw:text-style-name="P40" draw:layer="layout" svg:x1="10.583cm" svg:y1="6.35cm" svg:x2="10.583cm" svg:y2="7.831cm">
            <text:p/>
          </draw:line>
        </draw:g>
        <draw:g draw:name="Group 13" xml:id="id630" draw:id="id630">
          <draw:line draw:name="Line 14" draw:style-name="gr430" draw:text-style-name="P40" draw:layer="layout" svg:x1="10.16cm" svg:y1="9.525cm" svg:x2="10.16cm" svg:y2="11.007cm">
            <text:p/>
          </draw:line>
          <draw:line draw:name="Line 15" draw:style-name="gr431" draw:text-style-name="P40" draw:layer="layout" svg:x1="11.006cm" svg:y1="9.525cm" svg:x2="11.006cm" svg:y2="11.007cm">
            <text:p/>
          </draw:line>
        </draw:g>
        <draw:g draw:name="Group 16" xml:id="id628" draw:id="id628">
          <draw:line draw:name="Line 17" draw:style-name="gr432" draw:text-style-name="P40" draw:layer="layout" svg:x1="6.773cm" svg:y1="10.794cm" svg:x2="6.773cm" svg:y2="9.101cm">
            <text:p/>
          </draw:line>
          <draw:line draw:name="Line 18" draw:style-name="gr433" draw:text-style-name="P40" draw:layer="layout" svg:x1="7.619cm" svg:y1="10.794cm" svg:x2="7.619cm" svg:y2="9.101cm">
            <text:p/>
          </draw:line>
        </draw:g>
        <draw:custom-shape draw:name="AutoShape 19" draw:style-name="gr6" draw:text-style-name="P10" xml:id="id632" draw:id="id632" draw:layer="layout" svg:width="4.868cm" svg:height="1.481cm" draw:transform="rotate (-3.14159265358979) translate (11.218cm 13.757cm)">
          <text:list text:style-name="L1">
            <text:list-header>
              <text:p text:style-name="P25"><text:span text:style-name="T11"/></text:p>
            </text:list-header>
          </text:list>
          <draw:enhanced-geometry svg:viewBox="0 0 21600 21600" draw:glue-points="?f17 0 ?f16 ?f22 ?f12 ?f2 ?f8 ?f22 ?f14 ?f2" draw:text-areas="?f45 ?f47 ?f46 ?f48" draw:type="mso-spt105" draw:modifiers="11763 19147 10092" draw:enhanced-path="V 0 0 ?f3 ?f23 0 ?f22 ?f4 0 W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Text Box 20" draw:style-name="gr434" draw:text-style-name="P18" xml:id="id633" draw:id="id633" draw:layer="layout" svg:width="9.948cm" svg:height="3.509cm" svg:x="14.605cm" svg:y="7.62cm">
          <text:list text:style-name="L6">
            <text:list-header>
              <text:p text:style-name="P17"><text:span text:style-name="T19">机械</text:span><text:span text:style-name="T17">地将实参代入宏定义的形参形式</text:span></text:p>
            </text:list-header>
          </text:list>
          <draw:enhanced-geometry svg:viewBox="0 0 21600 21600" draw:type="mso-spt202" draw:enhanced-path="M 0 0 L 21600 0 21600 21600 0 21600 0 0 Z N"/>
        </draw:custom-shape>
        <draw:custom-shape draw:name="Text Box 21" draw:style-name="gr435" draw:text-style-name="P18" xml:id="id634" draw:id="id634" draw:layer="layout" svg:width="9.525cm" svg:height="3.509cm" svg:x="1.693cm" svg:y="14.817cm">
          <text:list text:style-name="L2">
            <text:list-header>
              <text:p text:style-name="P17"><text:span text:style-name="T23">S(a,b)</text:span><text:span text:style-name="T22">等同于 <text:s/></text:span><text:span text:style-name="T23">a*b</text:span></text:p>
            </text:list-header>
          </text:list>
          <draw:enhanced-geometry svg:viewBox="0 0 21600 21600" draw:type="mso-spt202" draw:enhanced-path="M 0 0 L 21600 0 21600 21600 0 21600 0 0 Z N"/>
        </draw:custom-shape>
        <draw:custom-shape draw:name="Text Box 22" draw:style-name="gr436" draw:text-style-name="P18" xml:id="id635" draw:id="id635" draw:layer="layout" svg:width="9.525cm" svg:height="1.885cm" svg:x="13.123cm" svg:y="14.605cm">
          <text:list text:style-name="L2">
            <text:list-header>
              <text:p text:style-name="P17"><text:span text:style-name="T23">S(3,2)</text:span><text:span text:style-name="T22">等同于 <text:s/></text:span><text:span text:style-name="T23">3*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26" smil:attributeName="visibility" smil:to="visible"/>
                  <anim:transitionFilter smil:dur="0.5s" smil:targetElement="id626"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27" smil:attributeName="visibility" smil:to="visible"/>
                  <anim:transitionFilter smil:dur="0.5s" smil:targetElement="id627"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28" smil:attributeName="visibility" smil:to="visible"/>
                  <anim:transitionFilter smil:dur="0.5s" smil:targetElement="id628"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29" smil:attributeName="visibility" smil:to="visible"/>
                  <anim:transitionFilter smil:dur="0.5s" smil:targetElement="id62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30" smil:attributeName="visibility" smil:to="visible"/>
                  <anim:transitionFilter smil:dur="0.5s" smil:targetElement="id630" smil:type="barWipe" smil:subtype="topToBottom"/>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3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632" smil:attributeName="visibility" smil:to="visible"/>
                  <anim:transitionFilter smil:dur="0.5s" smil:targetElement="id632"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33" smil:attributeName="visibility" smil:to="visible"/>
                  <anim:transitionFilter smil:dur="0.5s" smil:targetElement="id633"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34" smil:attributeName="visibility" smil:to="visible"/>
                  <anim:transitionFilter smil:dur="0.5s" smil:targetElement="id63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35" smil:attributeName="visibility" smil:to="visible"/>
                  <anim:transitionFilter smil:dur="0.5s" smil:targetElement="id635" smil:type="dissolve"/>
                </anim:par>
              </anim:par>
            </anim:par>
          </anim:seq>
        </anim:par>
        <presentation:notes draw:style-name="dp2">
          <draw:page-thumbnail draw:style-name="gr3" draw:layer="layout" svg:width="12.7cm" svg:height="9.525cm" svg:x="3.175cm" svg:y="1.904cm" draw:page-number="97" presentation:class="page"/>
          <draw:frame presentation:style-name="pr1" draw:text-style-name="P5" draw:layer="layout" svg:width="13.97cm" svg:height="11.43cm" svg:x="2.54cm" svg:y="12.065cm" presentation:class="notes" presentation:placeholder="true">
            <draw:text-box/>
          </draw:frame>
        </presentation:notes>
      </draw:page>
      <draw:page draw:name="page9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draw:layer="layout" svg:width="22.014cm" svg:height="16.915cm" svg:x="1.058cm" svg:y="0.847cm">
          <text:list text:style-name="L1">
            <text:list-header>
              <text:p text:style-name="P21"><text:span text:style-name="T20">#define <text:s/>PI <text:s/>3.1415926</text:span></text:p>
              <text:p text:style-name="P21"><text:span text:style-name="T20">#define <text:s text:c="2"/></text:span><text:span text:style-name="T21">S(r)</text:span><text:span text:style-name="T20"> <text:s text:c="2"/>PI*r*r</text:span></text:p>
              <text:p text:style-name="P21"><text:span text:style-name="T20">void main(void)</text:span></text:p>
              <text:p text:style-name="P21"><text:span text:style-name="T20">{ <text:s/>float <text:s/>a, <text:s/>area, <text:s/>b;</text:span></text:p>
              <text:p text:style-name="P21"><text:span text:style-name="T20"><text:s text:c="4"/></text:span><text:span text:style-name="T20">a=3.6; b=4.0;</text:span></text:p>
              <text:p text:style-name="P21"><text:span text:style-name="T20"><text:s text:c="4"/></text:span><text:span text:style-name="T65">area=</text:span><text:span text:style-name="T88">S(a)</text:span><text:span text:style-name="T20">;</text:span></text:p>
              <text:p text:style-name="P21"><text:span text:style-name="T20"><text:s text:c="3"/></text:span><text:span text:style-name="T20">cout&lt;&lt;“r=“&lt;&lt;a&lt;&lt;“\narea=”&lt;&lt;area&lt;&lt;endl;</text:span></text:p>
              <text:p text:style-name="P21"><text:span text:style-name="T20">}</text:span></text:p>
            </text:list-header>
          </text:list>
          <draw:enhanced-geometry svg:viewBox="0 0 21600 21600" draw:type="mso-spt202" draw:enhanced-path="M 0 0 L 21600 0 21600 21600 0 21600 0 0 Z N"/>
        </draw:custom-shape>
        <draw:custom-shape draw:name="Text Box 8" draw:style-name="gr437" draw:text-style-name="P22" xml:id="id636" draw:id="id636" draw:layer="layout" svg:width="1.905cm" svg:height="3.039cm" svg:x="13.335cm" svg:y="3.175cm">
          <text:list text:style-name="L4">
            <text:list-header>
              <text:p text:style-name="P21"><text:span text:style-name="T21">S(r)</text:span></text:p>
            </text:list-header>
          </text:list>
          <draw:enhanced-geometry svg:viewBox="0 0 21600 21600" draw:type="mso-spt202" draw:enhanced-path="M 0 0 L 21600 0 21600 21600 0 21600 0 0 Z N"/>
        </draw:custom-shape>
        <draw:custom-shape draw:name="AutoShape 9" draw:style-name="gr311" draw:text-style-name="P10" xml:id="id637" draw:id="id637" draw:layer="layout" svg:width="2.963cm" svg:height="0.635cm" svg:x="15.452cm" svg:y="3.81cm">
          <text:list text:style-name="L1">
            <text:list-header>
              <text:p text:style-name="P25"><text:span text:style-name="T11"/></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0" draw:style-name="gr438" draw:text-style-name="P22" xml:id="id638" draw:id="id638" draw:layer="layout" svg:width="3.81cm" svg:height="1.55cm" svg:x="18.415cm" svg:y="3.175cm">
          <text:list text:style-name="L4">
            <text:list-header>
              <text:p text:style-name="P21"><text:span text:style-name="T21">PI*r*r</text:span></text:p>
            </text:list-header>
          </text:list>
          <draw:enhanced-geometry svg:viewBox="0 0 21600 21600" draw:type="mso-spt202" draw:enhanced-path="M 0 0 L 21600 0 21600 21600 0 21600 0 0 Z N"/>
        </draw:custom-shape>
        <draw:custom-shape draw:name="Text Box 11" draw:style-name="gr439" draw:text-style-name="P22" xml:id="id639" draw:id="id639" draw:layer="layout" svg:width="1.905cm" svg:height="3.039cm" svg:x="13.335cm" svg:y="5.503cm">
          <text:list text:style-name="L12">
            <text:list-header>
              <text:p text:style-name="P21"><text:span text:style-name="T88">S(a)</text:span></text:p>
            </text:list-header>
          </text:list>
          <draw:enhanced-geometry svg:viewBox="0 0 21600 21600" draw:type="mso-spt202" draw:enhanced-path="M 0 0 L 21600 0 21600 21600 0 21600 0 0 Z N"/>
        </draw:custom-shape>
        <draw:custom-shape draw:name="AutoShape 12" draw:style-name="gr311" draw:text-style-name="P10" xml:id="id640" draw:id="id640" draw:layer="layout" svg:width="2.963cm" svg:height="0.635cm" svg:x="15.452cm" svg:y="6.138cm">
          <text:list text:style-name="L1">
            <text:list-header>
              <text:p text:style-name="P25"><text:span text:style-name="T11"/></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3" draw:style-name="gr440" draw:text-style-name="P22" xml:id="id641" draw:id="id641" draw:layer="layout" svg:width="3.81cm" svg:height="1.55cm" svg:x="18.415cm" svg:y="5.503cm">
          <text:list text:style-name="L12">
            <text:list-header>
              <text:p text:style-name="P21"><text:span text:style-name="T88">PI*a*a</text:span></text:p>
            </text:list-header>
          </text:list>
          <draw:enhanced-geometry svg:viewBox="0 0 21600 21600" draw:type="mso-spt202" draw:enhanced-path="M 0 0 L 21600 0 21600 21600 0 21600 0 0 Z N"/>
        </draw:custom-shape>
        <draw:custom-shape draw:name="Text Box 14" draw:style-name="gr441" draw:text-style-name="P137" xml:id="id642" draw:id="id642" draw:layer="layout" svg:width="5.927cm" svg:height="1.55cm" svg:x="4.868cm" svg:y="11.642cm">
          <text:list text:style-name="L5">
            <text:list-header>
              <text:p text:style-name="P21"><text:span text:style-name="T25">PI*a*a</text:span></text:p>
            </text:list-header>
          </text:list>
          <draw:enhanced-geometry svg:viewBox="0 0 21600 21600" draw:type="mso-spt202" draw:enhanced-path="M 0 0 L 21600 0 21600 21600 0 21600 0 0 Z N"/>
        </draw:custom-shape>
        <draw:custom-shape draw:name="Text Box 15" draw:style-name="gr442" draw:text-style-name="P135" xml:id="id643" draw:id="id643" draw:layer="layout" svg:width="9.737cm" svg:height="3.039cm" svg:x="12.488cm" svg:y="9.102cm">
          <text:list text:style-name="L3">
            <text:list-header>
              <text:p text:style-name="P13"><text:span text:style-name="T87">编译前机械替换，实参形参一一对应</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36" smil:attributeName="visibility" smil:to="visible"/>
                  <anim:transitionFilter smil:dur="0.5s" smil:targetElement="id63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37" smil:attributeName="visibility" smil:to="visible"/>
                  <anim:transitionFilter smil:dur="0.5s" smil:targetElement="id63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38" smil:attributeName="visibility" smil:to="visible"/>
                  <anim:transitionFilter smil:dur="0.5s" smil:targetElement="id63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39" smil:attributeName="visibility" smil:to="visible"/>
                  <anim:transitionFilter smil:dur="0.5s" smil:targetElement="id63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0" smil:attributeName="visibility" smil:to="visible"/>
                  <anim:transitionFilter smil:dur="0.5s" smil:targetElement="id64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1" smil:attributeName="visibility" smil:to="visible"/>
                  <anim:transitionFilter smil:dur="0.5s" smil:targetElement="id64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2" smil:attributeName="visibility" smil:to="visible"/>
                  <anim:transitionFilter smil:dur="0.5s" smil:targetElement="id642" smil:type="barWipe" smil:subtype="leftToRight"/>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43" smil:attributeName="visibility" smil:to="visible"/>
                  <anim:transitionFilter smil:dur="0.5s" smil:targetElement="id643" smil:type="checkerBoardWipe" smil:subtype="across"/>
                </anim:par>
              </anim:par>
            </anim:par>
          </anim:seq>
        </anim:par>
        <presentation:notes draw:style-name="dp2">
          <draw:page-thumbnail draw:style-name="gr3" draw:layer="layout" svg:width="12.7cm" svg:height="9.525cm" svg:x="3.175cm" svg:y="1.904cm" draw:page-number="98" presentation:class="page"/>
          <draw:frame presentation:style-name="pr1" draw:text-style-name="P5" draw:layer="layout" svg:width="13.97cm" svg:height="11.43cm" svg:x="2.54cm" svg:y="12.065cm" presentation:class="notes" presentation:placeholder="true">
            <draw:text-box/>
          </draw:frame>
        </presentation:notes>
      </draw:page>
      <draw:page draw:name="page9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5" draw:style-name="gr5" draw:text-style-name="P22" draw:layer="layout" svg:width="22.014cm" svg:height="16.915cm" svg:x="1.058cm" svg:y="0.847cm">
          <text:list text:style-name="L1">
            <text:list-header>
              <text:p text:style-name="P21"><text:span text:style-name="T20">#define <text:s/>PI <text:s/>3.1415926</text:span></text:p>
              <text:p text:style-name="P21"><text:span text:style-name="T20">#define <text:s text:c="2"/></text:span><text:span text:style-name="T21">S(r)</text:span><text:span text:style-name="T20"> <text:s text:c="2"/>PI*r*r</text:span></text:p>
              <text:p text:style-name="P21"><text:span text:style-name="T20">void main(void)</text:span></text:p>
              <text:p text:style-name="P21"><text:span text:style-name="T20">{ <text:s/>float <text:s/>a, <text:s/>area, <text:s/>b;</text:span></text:p>
              <text:p text:style-name="P21"><text:span text:style-name="T20"><text:s text:c="4"/></text:span><text:span text:style-name="T20">a=1; b=2;</text:span></text:p>
              <text:p text:style-name="P21"><text:span text:style-name="T20"><text:s text:c="4"/></text:span><text:span text:style-name="T65">area=</text:span><text:span text:style-name="T88">S(a+b)</text:span><text:span text:style-name="T20">;</text:span></text:p>
              <text:p text:style-name="P21"><text:span text:style-name="T20"><text:s text:c="3"/></text:span><text:span text:style-name="T20">cout&lt;&lt;“r=“&lt;&lt;a&lt;&lt;“\narea=”&lt;&lt;area&lt;&lt;endl;</text:span></text:p>
              <text:p text:style-name="P21"><text:span text:style-name="T20">}</text:span></text:p>
            </text:list-header>
          </text:list>
          <draw:enhanced-geometry svg:viewBox="0 0 21600 21600" draw:type="mso-spt202" draw:enhanced-path="M 0 0 L 21600 0 21600 21600 0 21600 0 0 Z N"/>
        </draw:custom-shape>
        <draw:custom-shape draw:name="Text Box 6" draw:style-name="gr443" draw:text-style-name="P22" xml:id="id644" draw:id="id644" draw:layer="layout" svg:width="1.905cm" svg:height="3.039cm" svg:x="13.547cm" svg:y="1.058cm">
          <text:list text:style-name="L4">
            <text:list-header>
              <text:p text:style-name="P21"><text:span text:style-name="T21">S(r)</text:span></text:p>
            </text:list-header>
          </text:list>
          <draw:enhanced-geometry svg:viewBox="0 0 21600 21600" draw:type="mso-spt202" draw:enhanced-path="M 0 0 L 21600 0 21600 21600 0 21600 0 0 Z N"/>
        </draw:custom-shape>
        <draw:custom-shape draw:name="AutoShape 7" draw:style-name="gr311" draw:text-style-name="P10" xml:id="id645" draw:id="id645" draw:layer="layout" svg:width="2.964cm" svg:height="0.635cm" svg:x="15.663cm" svg:y="1.693cm">
          <text:list text:style-name="L1">
            <text:list-header>
              <text:p text:style-name="P25"><text:span text:style-name="T11"/></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 draw:style-name="gr444" draw:text-style-name="P22" xml:id="id646" draw:id="id646" draw:layer="layout" svg:width="3.81cm" svg:height="1.55cm" svg:x="18.627cm" svg:y="1.058cm">
          <text:list text:style-name="L4">
            <text:list-header>
              <text:p text:style-name="P21"><text:span text:style-name="T21">PI*r*r</text:span></text:p>
            </text:list-header>
          </text:list>
          <draw:enhanced-geometry svg:viewBox="0 0 21600 21600" draw:type="mso-spt202" draw:enhanced-path="M 0 0 L 21600 0 21600 21600 0 21600 0 0 Z N"/>
        </draw:custom-shape>
        <draw:custom-shape draw:name="Text Box 9" draw:style-name="gr445" draw:text-style-name="P22" xml:id="id647" draw:id="id647" draw:layer="layout" svg:width="2.963cm" svg:height="3.039cm" svg:x="12.277cm" svg:y="2.963cm">
          <text:list text:style-name="L12">
            <text:list-header>
              <text:p text:style-name="P21"><text:span text:style-name="T88">S(a+b)</text:span></text:p>
            </text:list-header>
          </text:list>
          <draw:enhanced-geometry svg:viewBox="0 0 21600 21600" draw:type="mso-spt202" draw:enhanced-path="M 0 0 L 21600 0 21600 21600 0 21600 0 0 Z N"/>
        </draw:custom-shape>
        <draw:custom-shape draw:name="AutoShape 10" draw:style-name="gr6" draw:text-style-name="P10" xml:id="id648" draw:id="id648" draw:layer="layout" svg:width="2.117cm" svg:height="0.635cm" svg:x="15.663cm" svg:y="3.598cm">
          <text:list text:style-name="L1">
            <text:list-header>
              <text:p text:style-name="P25"><text:span text:style-name="T11"/></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1" draw:style-name="gr446" draw:text-style-name="P22" xml:id="id649" draw:id="id649" draw:layer="layout" svg:width="6.773cm" svg:height="1.55cm" svg:x="17.992cm" svg:y="2.963cm">
          <text:list text:style-name="L12">
            <text:list-header>
              <text:p text:style-name="P21"><text:span text:style-name="T88">PI*a+b*a+b</text:span></text:p>
            </text:list-header>
          </text:list>
          <draw:enhanced-geometry svg:viewBox="0 0 21600 21600" draw:type="mso-spt202" draw:enhanced-path="M 0 0 L 21600 0 21600 21600 0 21600 0 0 Z N"/>
        </draw:custom-shape>
        <draw:custom-shape draw:name="Text Box 12" draw:style-name="gr447" draw:text-style-name="P135" xml:id="id654" draw:id="id654" draw:layer="layout" svg:width="9.737cm" svg:height="3.039cm" svg:x="12.7cm" svg:y="6.562cm">
          <text:list text:style-name="L3">
            <text:list-header>
              <text:p text:style-name="P13"><text:span text:style-name="T87">编译前机械替换，实参形参一一对应</text:span></text:p>
            </text:list-header>
          </text:list>
          <draw:enhanced-geometry svg:viewBox="0 0 21600 21600" draw:type="mso-spt202" draw:enhanced-path="M 0 0 L 21600 0 21600 21600 0 21600 0 0 Z N"/>
        </draw:custom-shape>
        <draw:custom-shape draw:name="Text Box 13" draw:style-name="gr448" draw:text-style-name="P135" xml:id="id655" draw:id="id655" draw:layer="layout" svg:width="10.16cm" svg:height="3.039cm" svg:x="12.488cm" svg:y="10.583cm">
          <text:list text:style-name="L3">
            <text:list-header>
              <text:p text:style-name="P13"><text:span text:style-name="T87">宏展开时实参不运算，不作语法检查</text:span></text:p>
            </text:list-header>
          </text:list>
          <draw:enhanced-geometry svg:viewBox="0 0 21600 21600" draw:type="mso-spt202" draw:enhanced-path="M 0 0 L 21600 0 21600 21600 0 21600 0 0 Z N"/>
        </draw:custom-shape>
        <draw:custom-shape draw:name="Text Box 14" draw:style-name="gr449" draw:text-style-name="P138" xml:id="id656" draw:id="id656" draw:layer="layout" svg:width="12.7cm" svg:height="1.55cm" svg:x="4.445cm" svg:y="16.51cm">
          <text:list text:style-name="L3">
            <text:list-header>
              <text:p text:style-name="P21"><text:span text:style-name="T89">#define <text:s text:c="2"/>S(r) <text:s text:c="2"/>PI*(r)*(r)</text:span></text:p>
            </text:list-header>
          </text:list>
          <draw:enhanced-geometry svg:viewBox="0 0 21600 21600" draw:type="mso-spt202" draw:enhanced-path="M 0 0 L 21600 0 21600 21600 0 21600 0 0 Z N"/>
        </draw:custom-shape>
        <draw:custom-shape draw:name="Text Box 15" draw:style-name="gr450" draw:text-style-name="P22" xml:id="id650" draw:id="id650" draw:layer="layout" svg:width="2.963cm" svg:height="3.039cm" svg:x="12.277cm" svg:y="4.657cm">
          <text:list text:style-name="L13">
            <text:list-header>
              <text:p text:style-name="P21"><text:span text:style-name="T90">S(a+b)</text:span></text:p>
            </text:list-header>
          </text:list>
          <draw:enhanced-geometry svg:viewBox="0 0 21600 21600" draw:type="mso-spt202" draw:enhanced-path="M 0 0 L 21600 0 21600 21600 0 21600 0 0 Z N"/>
        </draw:custom-shape>
        <draw:custom-shape draw:name="AutoShape 16" draw:style-name="gr451" draw:text-style-name="P139" xml:id="id651" draw:id="id651" draw:layer="layout" svg:width="2.117cm" svg:height="0.635cm" svg:x="15.663cm" svg:y="5.292cm">
          <text:list text:style-name="L1">
            <text:list-header>
              <text:p text:style-name="P25"><text:span text:style-name="T11"/></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452" draw:text-style-name="P22" xml:id="id652" draw:id="id652" draw:layer="layout" svg:width="7.408cm" svg:height="3.039cm" svg:x="17.992cm" svg:y="4.657cm">
          <text:list text:style-name="L13">
            <text:list-header>
              <text:p text:style-name="P21"><text:span text:style-name="T90">PI*(a+b)*(a+b)</text:span></text:p>
            </text:list-header>
          </text:list>
          <draw:enhanced-geometry svg:viewBox="0 0 21600 21600" draw:type="mso-spt202" draw:enhanced-path="M 0 0 L 21600 0 21600 21600 0 21600 0 0 Z N"/>
        </draw:custom-shape>
        <draw:custom-shape draw:name="AutoShape 18" draw:style-name="gr453" draw:text-style-name="P136" xml:id="id653" draw:id="id653" draw:layer="layout" svg:width="2.751cm" svg:height="1.693cm" svg:x="9.102cm" svg:y="5.715cm">
          <text:list text:style-name="L3">
            <text:list-header>
              <text:p text:style-name="P13"><text:span text:style-name="T87">错误</text:span></text:p>
            </text:list-header>
          </text:list>
          <draw:enhanced-geometry svg:viewBox="0 0 21600 21600" draw:text-areas="800 800 20800 20800" draw:type="round-rectangular-callout" draw:modifiers="24508 -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4" smil:attributeName="visibility" smil:to="visible"/>
                  <anim:transitionFilter smil:dur="0.5s" smil:targetElement="id64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5" smil:attributeName="visibility" smil:to="visible"/>
                  <anim:transitionFilter smil:dur="0.5s" smil:targetElement="id64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6" smil:attributeName="visibility" smil:to="visible"/>
                  <anim:transitionFilter smil:dur="0.5s" smil:targetElement="id64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7" smil:attributeName="visibility" smil:to="visible"/>
                  <anim:transitionFilter smil:dur="0.5s" smil:targetElement="id64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8" smil:attributeName="visibility" smil:to="visible"/>
                  <anim:transitionFilter smil:dur="0.5s" smil:targetElement="id64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9" smil:attributeName="visibility" smil:to="visible"/>
                  <anim:transitionFilter smil:dur="0.5s" smil:targetElement="id64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50" smil:attributeName="visibility" smil:to="visible"/>
                  <anim:transitionFilter smil:dur="0.5s" smil:targetElement="id65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51" smil:attributeName="visibility" smil:to="visible"/>
                  <anim:transitionFilter smil:dur="0.5s" smil:targetElement="id65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52" smil:attributeName="visibility" smil:to="visible"/>
                  <anim:transitionFilter smil:dur="0.5s" smil:targetElement="id652"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53" smil:attributeName="visibility" smil:to="visible"/>
                  <anim:transitionFilter smil:dur="0.5s" smil:targetElement="id653"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54" smil:attributeName="visibility" smil:to="visible"/>
                  <anim:transitionFilter smil:dur="0.5s" smil:targetElement="id654"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55" smil:attributeName="visibility" smil:to="visible"/>
                  <anim:transitionFilter smil:dur="0.5s" smil:targetElement="id655" smil:type="dissolv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656" smil:attributeName="visibility" smil:to="visible"/>
                  <anim:transitionFilter smil:dur="0.5s" smil:targetElement="id656" smil:type="waterfallWipe" smil:subtype="horizontalRight"/>
                </anim:par>
              </anim:par>
            </anim:par>
          </anim:seq>
        </anim:par>
        <presentation:notes draw:style-name="dp2">
          <draw:page-thumbnail draw:style-name="gr3" draw:layer="layout" svg:width="12.7cm" svg:height="9.525cm" svg:x="3.175cm" svg:y="1.904cm" draw:page-number="99" presentation:class="page"/>
          <draw:frame presentation:style-name="pr1" draw:text-style-name="P5" draw:layer="layout" svg:width="13.97cm" svg:height="11.43cm" svg:x="2.54cm" svg:y="12.065cm" presentation:class="notes" presentation:placeholder="true">
            <draw:text-box/>
          </draw:frame>
        </presentation:notes>
      </draw:page>
      <draw:page draw:name="page10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3.707cm" svg:height="1.364cm" svg:x="0cm" svg:y="0cm">
          <text:list text:style-name="L1">
            <text:list-header>
              <text:p text:style-name="P15"><text:span text:style-name="T11">定义宏时在宏名与带参数的括弧间不能有空格。</text:span></text:p>
            </text:list-header>
          </text:list>
          <draw:enhanced-geometry svg:viewBox="0 0 21600 21600" draw:type="mso-spt202" draw:enhanced-path="M 0 0 L 21600 0 21600 21600 0 21600 0 0 Z N"/>
        </draw:custom-shape>
        <draw:custom-shape draw:name="Text Box 3" draw:style-name="gr454" draw:text-style-name="P16" xml:id="id657" draw:id="id657" draw:layer="layout" svg:width="12.065cm" svg:height="1.364cm" svg:x="3.387cm" svg:y="1.482cm">
          <text:list text:style-name="L11">
            <text:list-header>
              <text:p text:style-name="P15"><text:span text:style-name="T84">#define <text:s/>S_ (r) <text:s text:c="2"/>P*r*r </text:span></text:p>
            </text:list-header>
          </text:list>
          <draw:enhanced-geometry svg:viewBox="0 0 21600 21600" draw:type="mso-spt202" draw:enhanced-path="M 0 0 L 21600 0 21600 21600 0 21600 0 0 Z N"/>
        </draw:custom-shape>
        <draw:custom-shape draw:name="Text Box 4" draw:style-name="gr5" draw:text-style-name="P16" xml:id="id658" draw:id="id658" draw:layer="layout" svg:width="15.24cm" svg:height="1.364cm" svg:x="0cm" svg:y="2.963cm">
          <text:list text:style-name="L1">
            <text:list-header>
              <text:p text:style-name="P15"><text:span text:style-name="T11">带参数的宏与函数调用的区别</text:span></text:p>
            </text:list-header>
          </text:list>
          <draw:enhanced-geometry svg:viewBox="0 0 21600 21600" draw:type="mso-spt202" draw:enhanced-path="M 0 0 L 21600 0 21600 21600 0 21600 0 0 Z N"/>
        </draw:custom-shape>
        <draw:custom-shape draw:name="Text Box 5" draw:style-name="gr455" draw:text-style-name="P16" xml:id="id659" draw:id="id659" draw:layer="layout" svg:width="23.918cm" svg:height="1.364cm" svg:x="0cm" svg:y="4.233cm">
          <text:list text:style-name="L2">
            <text:list-header>
              <text:p text:style-name="P15"><text:span text:style-name="T14">相同：有实参、形参，代入调用。</text:span></text:p>
            </text:list-header>
          </text:list>
          <draw:enhanced-geometry svg:viewBox="0 0 21600 21600" draw:type="mso-spt202" draw:enhanced-path="M 0 0 L 21600 0 21600 21600 0 21600 0 0 Z N"/>
        </draw:custom-shape>
        <draw:custom-shape draw:name="Text Box 6" draw:style-name="gr456" draw:text-style-name="P16" xml:id="id660" draw:id="id660" draw:layer="layout" svg:width="5.292cm" svg:height="1.364cm" svg:x="0cm" svg:y="5.927cm">
          <text:list text:style-name="L6">
            <text:list-header>
              <text:p text:style-name="P15"><text:span text:style-name="T16">不同之处：</text:span></text:p>
            </text:list-header>
          </text:list>
          <draw:enhanced-geometry svg:viewBox="0 0 21600 21600" draw:type="mso-spt202" draw:enhanced-path="M 0 0 L 21600 0 21600 21600 0 21600 0 0 Z N"/>
        </draw:custom-shape>
        <draw:custom-shape draw:name="Text Box 7" draw:style-name="gr5" draw:text-style-name="P16" xml:id="id661" draw:id="id661" draw:layer="layout" svg:width="25.4cm" svg:height="2.667cm" svg:x="0cm" svg:y="7.62cm">
          <text:list text:style-name="L1">
            <text:list-header>
              <text:p text:style-name="P15"><text:span text:style-name="T12">1</text:span><text:span text:style-name="T11">、</text:span><text:span text:style-name="T15">函数调用先求表达式的值，然后代入形参</text:span><text:span text:style-name="T11">，而宏只是</text:span><text:span text:style-name="T34">机械替换</text:span><text:span text:style-name="T11">。</text:span></text:p>
            </text:list-header>
          </text:list>
          <draw:enhanced-geometry svg:viewBox="0 0 21600 21600" draw:type="mso-spt202" draw:enhanced-path="M 0 0 L 21600 0 21600 21600 0 21600 0 0 Z N"/>
        </draw:custom-shape>
        <draw:custom-shape draw:name="Text Box 8" draw:style-name="gr5" draw:text-style-name="P16" xml:id="id662" draw:id="id662" draw:layer="layout" svg:width="25.4cm" svg:height="2.667cm" svg:x="0cm" svg:y="10.372cm">
          <text:list text:style-name="L1">
            <text:list-header>
              <text:p text:style-name="P15"><text:span text:style-name="T12">2</text:span><text:span text:style-name="T11">、</text:span><text:span text:style-name="T15">函数调用时形参、实参进行类型定义</text:span><text:span text:style-name="T11">，而宏不需要，只是作为</text:span><text:span text:style-name="T34">字符串替代</text:span><text:span text:style-name="T11">。</text:span></text:p>
            </text:list-header>
          </text:list>
          <draw:enhanced-geometry svg:viewBox="0 0 21600 21600" draw:type="mso-spt202" draw:enhanced-path="M 0 0 L 21600 0 21600 21600 0 21600 0 0 Z N"/>
        </draw:custom-shape>
        <draw:custom-shape draw:name="Text Box 9" draw:style-name="gr5" draw:text-style-name="P16" xml:id="id663" draw:id="id663" draw:layer="layout" svg:width="25.4cm" svg:height="3.97cm" svg:x="0cm" svg:y="13.335cm">
          <text:list text:style-name="L1">
            <text:list-header>
              <text:p text:style-name="P15"><text:span text:style-name="T12">3</text:span><text:span text:style-name="T11">、</text:span><text:span text:style-name="T15">函数调用是在运行程序时进行的，其目标代码短，但程序执行时间长</text:span><text:span text:style-name="T11">。而宏调用是在编译之前完成的，运行时已将代码替换进程序中，目标代码长，执行时间稍快。</text:span></text:p>
            </text:list-header>
          </text:list>
          <draw:enhanced-geometry svg:viewBox="0 0 21600 21600" draw:type="mso-spt202" draw:enhanced-path="M 0 0 L 21600 0 21600 21600 0 21600 0 0 Z N"/>
        </draw:custom-shape>
        <draw:custom-shape draw:name="Text Box 10" draw:style-name="gr457" draw:text-style-name="P16" xml:id="id664" draw:id="id664" draw:layer="layout" svg:width="25.4cm" svg:height="1.364cm" svg:x="0cm" svg:y="17.683cm">
          <text:list text:style-name="L2">
            <text:list-header>
              <text:p text:style-name="P15"><text:span text:style-name="T14">一般用宏表示实时的、短小的表达式。</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split" presentation:preset-sub-type="vertical-out">
                  <anim:set smil:begin="0s" smil:dur="0.001s" smil:fill="hold" smil:targetElement="id657" smil:attributeName="visibility" smil:to="visible"/>
                  <anim:transitionFilter smil:dur="0.5s" smil:targetElement="id657" smil:type="barnDoorWipe" smil:subtype="vertical"/>
                </anim:par>
              </anim:par>
            </anim:par>
            <anim:par smil:begin="next" smil:fill="hold">
              <anim:par smil:begin="0s" smil:fill="hold">
                <anim:par smil:begin="0s" smil:fill="hold" presentation:node-type="on-click" presentation:group-id="0" presentation:preset-class="entrance" presentation:preset-id="ooo-entrance-split" presentation:preset-sub-type="vertical-out">
                  <anim:set smil:begin="0s" smil:dur="0.001s" smil:fill="hold" smil:targetElement="id658" smil:attributeName="visibility" smil:to="visible"/>
                  <anim:transitionFilter smil:dur="0.5s" smil:targetElement="id658" smil:type="barnDoorWipe" smil:subtype="vertical"/>
                </anim:par>
              </anim:par>
            </anim:par>
            <anim:par smil:begin="next" smil:fill="hold">
              <anim:par smil:begin="0s" smil:fill="hold">
                <anim:par smil:begin="0s" smil:fill="hold" presentation:node-type="on-click" presentation:group-id="0" presentation:preset-class="entrance" presentation:preset-id="ooo-entrance-split" presentation:preset-sub-type="vertical-out">
                  <anim:set smil:begin="0s" smil:dur="0.001s" smil:fill="hold" smil:targetElement="id659" smil:attributeName="visibility" smil:to="visible"/>
                  <anim:transitionFilter smil:dur="0.5s" smil:targetElement="id659" smil:type="barnDoorWipe" smil:subtype="vertical"/>
                </anim:par>
              </anim:par>
            </anim:par>
            <anim:par smil:begin="next" smil:fill="hold">
              <anim:par smil:begin="0s" smil:fill="hold">
                <anim:par smil:begin="0s" smil:fill="hold" presentation:node-type="on-click" presentation:group-id="0" presentation:preset-class="entrance" presentation:preset-id="ooo-entrance-split" presentation:preset-sub-type="vertical-out">
                  <anim:set smil:begin="0s" smil:dur="0.001s" smil:fill="hold" smil:targetElement="id660" smil:attributeName="visibility" smil:to="visible"/>
                  <anim:transitionFilter smil:dur="0.5s" smil:targetElement="id660" smil:type="barnDoorWipe" smil:subtype="vertical"/>
                </anim:par>
              </anim:par>
            </anim:par>
            <anim:par smil:begin="next" smil:fill="hold">
              <anim:par smil:begin="0s" smil:fill="hold">
                <anim:par smil:begin="0s" smil:fill="hold" presentation:node-type="on-click" presentation:group-id="0" presentation:preset-class="entrance" presentation:preset-id="ooo-entrance-split" presentation:preset-sub-type="vertical-out">
                  <anim:set smil:begin="0s" smil:dur="0.001s" smil:fill="hold" smil:targetElement="id661" smil:attributeName="visibility" smil:to="visible"/>
                  <anim:transitionFilter smil:dur="0.5s" smil:targetElement="id661" smil:type="barnDoorWipe" smil:subtype="vertical"/>
                </anim:par>
              </anim:par>
            </anim:par>
            <anim:par smil:begin="next" smil:fill="hold">
              <anim:par smil:begin="0s" smil:fill="hold">
                <anim:par smil:begin="0s" smil:fill="hold" presentation:node-type="on-click" presentation:group-id="0" presentation:preset-class="entrance" presentation:preset-id="ooo-entrance-split" presentation:preset-sub-type="vertical-out">
                  <anim:set smil:begin="0s" smil:dur="0.001s" smil:fill="hold" smil:targetElement="id662" smil:attributeName="visibility" smil:to="visible"/>
                  <anim:transitionFilter smil:dur="0.5s" smil:targetElement="id662" smil:type="barnDoorWipe" smil:subtype="vertical"/>
                </anim:par>
              </anim:par>
            </anim:par>
            <anim:par smil:begin="next" smil:fill="hold">
              <anim:par smil:begin="0s" smil:fill="hold">
                <anim:par smil:begin="0s" smil:fill="hold" presentation:node-type="on-click" presentation:group-id="0" presentation:preset-class="entrance" presentation:preset-id="ooo-entrance-split" presentation:preset-sub-type="vertical-out">
                  <anim:set smil:begin="0s" smil:dur="0.001s" smil:fill="hold" smil:targetElement="id663" smil:attributeName="visibility" smil:to="visible"/>
                  <anim:transitionFilter smil:dur="0.5s" smil:targetElement="id663" smil:type="barnDoorWipe" smil:subtype="vertical"/>
                </anim:par>
              </anim:par>
            </anim:par>
            <anim:par smil:begin="next" smil:fill="hold">
              <anim:par smil:begin="0s" smil:fill="hold">
                <anim:par smil:begin="0s" smil:fill="hold" presentation:node-type="on-click" presentation:group-id="0" presentation:preset-class="entrance" presentation:preset-id="ooo-entrance-split" presentation:preset-sub-type="vertical-out">
                  <anim:set smil:begin="0s" smil:dur="0.001s" smil:fill="hold" smil:targetElement="id664" smil:attributeName="visibility" smil:to="visible"/>
                  <anim:transitionFilter smil:dur="0.5s" smil:targetElement="id664" smil:type="barnDoorWipe" smil:subtype="vertical"/>
                </anim:par>
              </anim:par>
            </anim:par>
          </anim:seq>
        </anim:par>
        <presentation:notes draw:style-name="dp2">
          <draw:page-thumbnail draw:style-name="gr3" draw:layer="layout" svg:width="12.7cm" svg:height="9.525cm" svg:x="3.175cm" svg:y="1.904cm" draw:page-number="100" presentation:class="page"/>
          <draw:frame presentation:style-name="pr1" draw:text-style-name="P5" draw:layer="layout" svg:width="13.97cm" svg:height="11.43cm" svg:x="2.54cm" svg:y="12.065cm" presentation:class="notes" presentation:placeholder="true">
            <draw:text-box/>
          </draw:frame>
        </presentation:notes>
      </draw:page>
      <draw:page draw:name="page10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16.087cm" svg:height="5.204cm" svg:x="0cm" svg:y="0.847cm">
          <text:list text:style-name="L1">
            <text:list-header>
              <text:p text:style-name="P15"><text:span text:style-name="T12">#define <text:s/>A <text:s/>3</text:span></text:p>
              <text:p text:style-name="P15"><text:span text:style-name="T12">#define B(a) <text:s/>((A+1)*a)</text:span></text:p>
              <text:p text:style-name="P15"><text:span text:style-name="T11">执行 </text:span><text:span text:style-name="T12">x=3*(A+B(7)); </text:span><text:span text:style-name="T11">后， </text:span><text:span text:style-name="T12">x</text:span><text:span text:style-name="T11">的值为</text:span><text:span text:style-name="T12">:</text:span></text:p>
            </text:list-header>
          </text:list>
          <draw:enhanced-geometry svg:viewBox="0 0 21600 21600" draw:type="mso-spt202" draw:enhanced-path="M 0 0 L 21600 0 21600 21600 0 21600 0 0 Z N"/>
        </draw:custom-shape>
        <draw:custom-shape draw:name="Text Box 3" draw:style-name="gr458" draw:text-style-name="P14" xml:id="id665" draw:id="id665" draw:layer="layout" svg:width="3.387cm" svg:height="1.55cm" svg:x="13.97cm" svg:y="2.54cm">
          <text:list text:style-name="L4">
            <text:list-header>
              <text:p text:style-name="P13"><text:span text:style-name="T21">93</text:span></text:p>
            </text:list-header>
          </text:list>
          <draw:enhanced-geometry svg:viewBox="0 0 21600 21600" draw:type="mso-spt202" draw:enhanced-path="M 0 0 L 21600 0 21600 21600 0 21600 0 0 Z N"/>
        </draw:custom-shape>
        <draw:custom-shape draw:name="Text Box 4" draw:style-name="gr459" draw:text-style-name="P62" xml:id="id666" draw:id="id666" draw:layer="layout" svg:width="13.123cm" svg:height="12.214cm" svg:x="0.635cm" svg:y="6.879cm">
          <text:list text:style-name="L4">
            <text:list-header>
              <text:p text:style-name="P61"><text:span text:style-name="T31">#define <text:s/>neg(x) <text:s text:c="2"/>((-x)+1)</text:span></text:p>
            </text:list-header>
          </text:list>
          <text:list text:style-name="L5">
            <text:list-header>
              <text:p text:style-name="P61"><text:span text:style-name="T35">int <text:s/>neg( int x)</text:span></text:p>
              <text:p text:style-name="P61"><text:span text:style-name="T35">{return <text:s/>x+1; <text:s/>}</text:span></text:p>
            </text:list-header>
          </text:list>
          <text:list text:style-name="L1">
            <text:list-header>
              <text:p text:style-name="P61"><text:span text:style-name="T12">void main(void)</text:span></text:p>
              <text:p text:style-name="P61"><text:span text:style-name="T12">{ <text:s/>int y;</text:span></text:p>
              <text:p text:style-name="P61"><text:span text:style-name="T12"><text:s text:c="3"/></text:span><text:span text:style-name="T12">y=neg(1);</text:span></text:p>
              <text:p text:style-name="P61"><text:span text:style-name="T12"><text:s text:c="2"/></text:span><text:span text:style-name="T12">cout&lt;&lt;“y=“&lt;&lt;y&lt;&lt;endl;</text:span></text:p>
              <text:p text:style-name="P61"><text:span text:style-name="T12">}</text:span></text:p>
            </text:list-header>
          </text:list>
          <draw:enhanced-geometry svg:viewBox="0 0 21600 21600" draw:type="mso-spt202" draw:enhanced-path="M 0 0 L 21600 0 21600 21600 0 21600 0 0 Z N"/>
        </draw:custom-shape>
        <draw:custom-shape draw:name="Text Box 5" draw:style-name="gr460" draw:text-style-name="P14" xml:id="id667" draw:id="id667" draw:layer="layout" svg:width="3.386cm" svg:height="1.55cm" svg:x="11.642cm" svg:y="12.277cm">
          <text:list text:style-name="L4">
            <text:list-header>
              <text:p text:style-name="P13"><text:span text:style-name="T21">y=0</text:span></text:p>
            </text:list-header>
          </text:list>
          <draw:enhanced-geometry svg:viewBox="0 0 21600 21600" draw:type="mso-spt202" draw:enhanced-path="M 0 0 L 21600 0 21600 21600 0 21600 0 0 Z N"/>
        </draw:custom-shape>
        <draw:custom-shape draw:name="Text Box 6" draw:style-name="gr461" draw:text-style-name="P135" xml:id="id668" draw:id="id668" draw:layer="layout" svg:width="9.737cm" svg:height="3.039cm" svg:x="13.335cm" svg:y="8.255cm">
          <text:list text:style-name="L3">
            <text:list-header>
              <text:p text:style-name="P13"><text:span text:style-name="T87">编译前机械替换，实参形参一一对应</text:span></text:p>
            </text:list-header>
          </text:list>
          <draw:enhanced-geometry svg:viewBox="0 0 21600 21600" draw:type="mso-spt202" draw:enhanced-path="M 0 0 L 21600 0 21600 21600 0 21600 0 0 Z N"/>
        </draw:custom-shape>
        <draw:custom-shape draw:name="Text Box 7" draw:style-name="gr462" draw:text-style-name="P137" xml:id="id669" draw:id="id669" draw:layer="layout" svg:width="5.08cm" svg:height="1.55cm" svg:x="2.328cm" svg:y="14.393cm">
          <text:list text:style-name="L5">
            <text:list-header>
              <text:p text:style-name="P21"><text:span text:style-name="T25">((-1)+1)</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65" smil:attributeName="visibility" smil:to="visible"/>
                  <anim:transitionFilter smil:dur="0.5s" smil:targetElement="id66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66" smil:attributeName="visibility" smil:to="visible"/>
                  <anim:transitionFilter smil:dur="0.5s" smil:targetElement="id66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67" smil:attributeName="visibility" smil:to="visible"/>
                  <anim:transitionFilter smil:dur="0.5s" smil:targetElement="id667" smil:type="dissolve"/>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68" smil:attributeName="visibility" smil:to="visible"/>
                  <anim:transitionFilter smil:dur="0.5s" smil:targetElement="id668"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69" smil:attributeName="visibility" smil:to="visible"/>
                  <anim:transitionFilter smil:dur="0.5s" smil:targetElement="id669" smil:type="barWipe" smil:subtype="leftToRight"/>
                </anim:par>
              </anim:par>
            </anim:par>
          </anim:seq>
        </anim:par>
        <presentation:notes draw:style-name="dp2">
          <draw:page-thumbnail draw:style-name="gr3" draw:layer="layout" svg:width="12.7cm" svg:height="9.525cm" svg:x="3.175cm" svg:y="1.904cm" draw:page-number="101" presentation:class="page"/>
          <draw:frame presentation:style-name="pr1" draw:text-style-name="P5" draw:layer="layout" svg:width="13.97cm" svg:height="11.43cm" svg:x="2.54cm" svg:y="12.065cm" presentation:class="notes" presentation:placeholder="true">
            <draw:text-box/>
          </draw:frame>
        </presentation:notes>
      </draw:page>
      <draw:page draw:name="page10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 draw:text-style-name="P59" draw:layer="layout" svg:width="4.447cm" svg:height="1.446cm" svg:x="0.016cm" svg:y="0cm">
          <text:list text:style-name="L1">
            <text:list-header>
              <text:p text:style-name="P58"><text:span text:style-name="T11">文件包含</text:span></text:p>
            </text:list-header>
          </text:list>
          <draw:enhanced-geometry svg:viewBox="0 0 21600 21600" draw:type="mso-spt202" draw:enhanced-path="M 0 0 L 21600 0 21600 21600 0 21600 0 0 Z N"/>
        </draw:custom-shape>
        <draw:custom-shape draw:name="Text Box 3" draw:style-name="gr5" draw:text-style-name="P16" xml:id="id670" draw:id="id670" draw:layer="layout" svg:width="25.4cm" svg:height="2.667cm" svg:x="0cm" svg:y="1.905cm">
          <text:list text:style-name="L1">
            <text:list-header>
              <text:p text:style-name="P15"><text:span text:style-name="T11">一个源文件可以将另外一个源文件的全部内容包含进来，即将另外的文件包含到本文件之中。</text:span></text:p>
            </text:list-header>
          </text:list>
          <draw:enhanced-geometry svg:viewBox="0 0 21600 21600" draw:type="mso-spt202" draw:enhanced-path="M 0 0 L 21600 0 21600 21600 0 21600 0 0 Z N"/>
        </draw:custom-shape>
        <draw:custom-shape draw:name="Text Box 4" draw:style-name="gr463" draw:text-style-name="P22" xml:id="id671" draw:id="id671" draw:layer="layout" svg:width="12.7cm" svg:height="1.55cm" svg:x="2.963cm" svg:y="5.08cm">
          <text:list text:style-name="L4">
            <text:list-header>
              <text:p text:style-name="P21"><text:span text:style-name="T21"># <text:s/>include <text:s text:c="2"/>“</text:span><text:span text:style-name="T63">文件名”</text:span></text:p>
            </text:list-header>
          </text:list>
          <draw:enhanced-geometry svg:viewBox="0 0 21600 21600" draw:type="mso-spt202" draw:enhanced-path="M 0 0 L 21600 0 21600 21600 0 21600 0 0 Z N"/>
        </draw:custom-shape>
        <draw:g draw:name="Group 5" xml:id="id672" draw:id="id672">
          <draw:custom-shape draw:name="Text Box 6" draw:style-name="gr5" draw:text-style-name="P12" draw:layer="layout" svg:width="3.175cm" svg:height="2.295cm" svg:x="19.05cm" svg:y="7.408cm">
            <text:list text:style-name="L1">
              <text:list-header>
                <text:p text:style-name="P11"><text:span text:style-name="T9">file1.cpp</text:span></text:p>
              </text:list-header>
            </text:list>
            <draw:enhanced-geometry svg:viewBox="0 0 21600 21600" draw:type="mso-spt202" draw:enhanced-path="M 0 0 L 21600 0 21600 21600 0 21600 0 0 Z N"/>
          </draw:custom-shape>
          <draw:custom-shape draw:name="Rectangle 7" draw:style-name="gr246" draw:text-style-name="P45" draw:layer="layout" svg:width="6.985cm" svg:height="8.467cm" svg:x="17.145cm" svg:y="8.89cm">
            <text:p/>
            <draw:enhanced-geometry svg:viewBox="0 0 21600 21600" draw:type="rectangle" draw:enhanced-path="M 0 0 L 21600 0 21600 21600 0 21600 0 0 Z N"/>
          </draw:custom-shape>
          <draw:custom-shape draw:name="Rectangle 8" draw:style-name="gr246" draw:text-style-name="P45" draw:layer="layout" svg:width="5.291cm" svg:height="2.752cm" svg:x="17.992cm" svg:y="9.525cm">
            <text:p/>
            <draw:enhanced-geometry svg:viewBox="0 0 21600 21600" draw:type="rectangle" draw:enhanced-path="M 0 0 L 21600 0 21600 21600 0 21600 0 0 Z N"/>
          </draw:custom-shape>
          <draw:custom-shape draw:name="Rectangle 9" draw:style-name="gr246" draw:text-style-name="P45" draw:layer="layout" svg:width="5.291cm" svg:height="2.963cm" svg:x="17.992cm" svg:y="13.335cm">
            <text:p/>
            <draw:enhanced-geometry svg:viewBox="0 0 21600 21600" draw:type="rectangle" draw:enhanced-path="M 0 0 L 21600 0 21600 21600 0 21600 0 0 Z N"/>
          </draw:custom-shape>
          <draw:custom-shape draw:name="Text Box 10" draw:style-name="gr5" draw:text-style-name="P60" draw:layer="layout" svg:width="2.328cm" svg:height="1.178cm" svg:x="19.262cm" svg:y="10.372cm">
            <text:list text:style-name="L1">
              <text:list-header>
                <text:p text:style-name="P23"><text:span text:style-name="T9">B</text:span></text:p>
              </text:list-header>
            </text:list>
            <draw:enhanced-geometry svg:viewBox="0 0 21600 21600" draw:type="mso-spt202" draw:enhanced-path="M 0 0 L 21600 0 21600 21600 0 21600 0 0 Z N"/>
          </draw:custom-shape>
          <draw:custom-shape draw:name="Text Box 11" draw:style-name="gr5" draw:text-style-name="P60" draw:layer="layout" svg:width="2.328cm" svg:height="1.178cm" svg:x="19.262cm" svg:y="14.393cm">
            <text:list text:style-name="L1">
              <text:list-header>
                <text:p text:style-name="P23"><text:span text:style-name="T9">A</text:span></text:p>
              </text:list-header>
            </text:list>
            <draw:enhanced-geometry svg:viewBox="0 0 21600 21600" draw:type="mso-spt202" draw:enhanced-path="M 0 0 L 21600 0 21600 21600 0 21600 0 0 Z N"/>
          </draw:custom-shape>
        </draw:g>
        <draw:custom-shape draw:name="Rectangle 13" draw:style-name="gr246" draw:text-style-name="P45" draw:layer="layout" svg:width="7.285cm" svg:height="8.466cm" svg:x="0.847cm" svg:y="9.102cm">
          <text:p/>
          <draw:enhanced-geometry svg:viewBox="0 0 21600 21600" draw:type="rectangle" draw:enhanced-path="M 0 0 L 21600 0 21600 21600 0 21600 0 0 Z N"/>
        </draw:custom-shape>
        <draw:custom-shape draw:name="Text Box 14" draw:style-name="gr5" draw:text-style-name="P12" draw:layer="layout" svg:width="8.612cm" svg:height="1.178cm" svg:x="0.9cm" svg:y="9.926cm">
          <text:list text:style-name="L1">
            <text:list-header>
              <text:p text:style-name="P11"><text:span text:style-name="T9">#include “file2.cpp”</text:span></text:p>
            </text:list-header>
          </text:list>
          <draw:enhanced-geometry svg:viewBox="0 0 21600 21600" draw:type="mso-spt202" draw:enhanced-path="M 0 0 L 21600 0 21600 21600 0 21600 0 0 Z N"/>
        </draw:custom-shape>
        <draw:custom-shape draw:name="Rectangle 15" draw:style-name="gr246" draw:text-style-name="P45" draw:layer="layout" svg:width="4.414cm" svg:height="4.868cm" svg:x="2.17cm" svg:y="11.642cm">
          <text:p/>
          <draw:enhanced-geometry svg:viewBox="0 0 21600 21600" draw:type="rectangle" draw:enhanced-path="M 0 0 L 21600 0 21600 21600 0 21600 0 0 Z N"/>
        </draw:custom-shape>
        <draw:custom-shape draw:name="Text Box 16" draw:style-name="gr5" draw:text-style-name="P60" draw:layer="layout" svg:width="1.984cm" svg:height="1.178cm" svg:x="3.497cm" svg:y="13.335cm">
          <text:list text:style-name="L1">
            <text:list-header>
              <text:p text:style-name="P23"><text:span text:style-name="T9">A</text:span></text:p>
            </text:list-header>
          </text:list>
          <draw:enhanced-geometry svg:viewBox="0 0 21600 21600" draw:type="mso-spt202" draw:enhanced-path="M 0 0 L 21600 0 21600 21600 0 21600 0 0 Z N"/>
        </draw:custom-shape>
        <draw:custom-shape draw:name="Rectangle 17" draw:style-name="gr246" draw:text-style-name="P45" draw:layer="layout" svg:width="5.516cm" svg:height="4.445cm" svg:x="10.782cm" svg:y="9.102cm">
          <text:p/>
          <draw:enhanced-geometry svg:viewBox="0 0 21600 21600" draw:type="rectangle" draw:enhanced-path="M 0 0 L 21600 0 21600 21600 0 21600 0 0 Z N"/>
        </draw:custom-shape>
        <draw:custom-shape draw:name="Text Box 18" draw:style-name="gr5" draw:text-style-name="P60" draw:layer="layout" svg:width="2.43cm" svg:height="1.178cm" svg:x="12.325cm" svg:y="10.583cm">
          <text:list text:style-name="L1">
            <text:list-header>
              <text:p text:style-name="P23"><text:span text:style-name="T9">B</text:span></text:p>
            </text:list-header>
          </text:list>
          <draw:enhanced-geometry svg:viewBox="0 0 21600 21600" draw:type="mso-spt202" draw:enhanced-path="M 0 0 L 21600 0 21600 21600 0 21600 0 0 Z N"/>
        </draw:custom-shape>
        <draw:custom-shape draw:name="Text Box 19" draw:style-name="gr5" draw:text-style-name="P12" draw:layer="layout" svg:width="3.308cm" svg:height="1.178cm" svg:x="3.276cm" svg:y="7.408cm">
          <text:list text:style-name="L1">
            <text:list-header>
              <text:p text:style-name="P11"><text:span text:style-name="T9">file1.cpp</text:span></text:p>
            </text:list-header>
          </text:list>
          <draw:enhanced-geometry svg:viewBox="0 0 21600 21600" draw:type="mso-spt202" draw:enhanced-path="M 0 0 L 21600 0 21600 21600 0 21600 0 0 Z N"/>
        </draw:custom-shape>
        <draw:custom-shape draw:name="Text Box 20" draw:style-name="gr5" draw:text-style-name="P12" draw:layer="layout" svg:width="3.312cm" svg:height="1.178cm" svg:x="11.884cm" svg:y="7.62cm">
          <text:list text:style-name="L1">
            <text:list-header>
              <text:p text:style-name="P11"><text:span text:style-name="T9">file2.cpp</text:span></text:p>
            </text:list-header>
          </text:list>
          <draw:enhanced-geometry svg:viewBox="0 0 21600 21600" draw:type="mso-spt202" draw:enhanced-path="M 0 0 L 21600 0 21600 21600 0 21600 0 0 Z N"/>
        </draw:custom-shape>
        <draw:custom-shape draw:name="AutoShape 21" draw:style-name="gr6" draw:text-style-name="P10" draw:layer="layout" svg:width="2.429cm" svg:height="1.27cm" svg:x="8.132cm" svg:y="10.583cm">
          <text:p/>
          <draw:enhanced-geometry svg:viewBox="0 0 21600 21600" draw:text-areas="?f7 ?f0 21600 ?f2" draw:type="left-arrow" draw:modifiers="9500 645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70" smil:attributeName="visibility" smil:to="visible"/>
                  <anim:transitionFilter smil:dur="0.5s" smil:targetElement="id670"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71" smil:attributeName="visibility" smil:to="visible"/>
                  <anim:transitionFilter smil:dur="0.5s" smil:targetElement="id671" smil:type="irisWipe" smil:subtype="rectangle" smil:direction="revers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672" smil:attributeName="visibility" smil:to="visible"/>
                </anim:par>
              </anim:par>
            </anim:par>
          </anim:seq>
        </anim:par>
        <presentation:notes draw:style-name="dp2">
          <draw:page-thumbnail draw:style-name="gr3" draw:layer="layout" svg:width="12.7cm" svg:height="9.525cm" svg:x="3.175cm" svg:y="1.904cm" draw:page-number="102" presentation:class="page"/>
          <draw:frame presentation:style-name="pr1" draw:text-style-name="P5" draw:layer="layout" svg:width="13.97cm" svg:height="11.43cm" svg:x="2.54cm" svg:y="12.065cm" presentation:class="notes" presentation:placeholder="true">
            <draw:text-box/>
          </draw:frame>
        </presentation:notes>
      </draw:page>
      <draw:page draw:name="page10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64" draw:text-style-name="P22" draw:layer="layout" svg:width="7.832cm" svg:height="1.55cm" svg:x="0cm" svg:y="1.27cm">
          <text:list text:style-name="L1">
            <text:list-header>
              <text:p text:style-name="P21"><text:span text:style-name="T10">注意：</text:span></text:p>
            </text:list-header>
          </text:list>
          <draw:enhanced-geometry svg:viewBox="0 0 21600 21600" draw:type="mso-spt202" draw:enhanced-path="M 0 0 L 21600 0 21600 21600 0 21600 0 0 Z N"/>
        </draw:custom-shape>
        <draw:custom-shape draw:name="Text Box 3" draw:style-name="gr5" draw:text-style-name="P22" draw:layer="layout" svg:width="25.4cm" svg:height="3.039cm" svg:x="0cm" svg:y="4.233cm">
          <text:list text:style-name="L1">
            <text:list-header>
              <text:p text:style-name="P21"><text:span text:style-name="T20">1</text:span><text:span text:style-name="T17">、文件名是</text:span><text:span text:style-name="T20">C</text:span><text:span text:style-name="T17">的源文件名，是文本文件，后缀名可以任选。</text:span><text:span text:style-name="T17">*</text:span><text:span text:style-name="T20">.cpp *.h</text:span></text:p>
            </text:list-header>
          </text:list>
          <draw:enhanced-geometry svg:viewBox="0 0 21600 21600" draw:type="mso-spt202" draw:enhanced-path="M 0 0 L 21600 0 21600 21600 0 21600 0 0 Z N"/>
        </draw:custom-shape>
        <draw:custom-shape draw:name="Text Box 4" draw:style-name="gr5" draw:text-style-name="P22" xml:id="id673" draw:id="id673" draw:layer="layout" svg:width="25.4cm" svg:height="1.55cm" svg:x="0cm" svg:y="8.043cm">
          <text:list text:style-name="L1">
            <text:list-header>
              <text:p text:style-name="P21"><text:span text:style-name="T20">2</text:span><text:span text:style-name="T17">、一个</text:span><text:span text:style-name="T20">#include</text:span><text:span text:style-name="T17">语句只能指定一个被包含文件。</text:span></text:p>
            </text:list-header>
          </text:list>
          <draw:enhanced-geometry svg:viewBox="0 0 21600 21600" draw:type="mso-spt202" draw:enhanced-path="M 0 0 L 21600 0 21600 21600 0 21600 0 0 Z N"/>
        </draw:custom-shape>
        <draw:custom-shape draw:name="Text Box 5" draw:style-name="gr5" draw:text-style-name="P22" xml:id="id674" draw:id="id674" draw:layer="layout" svg:width="25.4cm" svg:height="1.55cm" svg:x="0cm" svg:y="10.583cm">
          <text:list text:style-name="L1">
            <text:list-header>
              <text:p text:style-name="P21"><text:span text:style-name="T20">3</text:span><text:span text:style-name="T17">、文件名用双引号或尖括号括起来。</text:span></text:p>
            </text:list-header>
          </text:list>
          <draw:enhanced-geometry svg:viewBox="0 0 21600 21600" draw:type="mso-spt202" draw:enhanced-path="M 0 0 L 21600 0 21600 21600 0 21600 0 0 Z N"/>
        </draw:custom-shape>
        <draw:custom-shape draw:name="Text Box 6" draw:style-name="gr5" draw:text-style-name="P22" xml:id="id675" draw:id="id675" draw:layer="layout" svg:width="25.4cm" svg:height="1.55cm" svg:x="0cm" svg:y="13.758cm">
          <text:list text:style-name="L1">
            <text:list-header>
              <text:p text:style-name="P21"><text:span text:style-name="T20">4</text:span><text:span text:style-name="T17">、</text:span><text:span text:style-name="T63">包含后所有源文件编译为一个可执行文件。</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73" smil:attributeName="visibility" smil:to="visible"/>
                  <anim:transitionFilter smil:dur="0.5s" smil:targetElement="id673"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74" smil:attributeName="visibility" smil:to="visible"/>
                  <anim:transitionFilter smil:dur="0.5s" smil:targetElement="id674"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75" smil:attributeName="visibility" smil:to="visible"/>
                  <anim:transitionFilter smil:dur="0.5s" smil:targetElement="id675" smil:type="irisWipe" smil:subtype="rectangle" smil:direction="reverse"/>
                </anim:par>
              </anim:par>
            </anim:par>
          </anim:seq>
        </anim:par>
        <presentation:notes draw:style-name="dp2">
          <draw:page-thumbnail draw:style-name="gr3" draw:layer="layout" svg:width="12.7cm" svg:height="9.525cm" svg:x="3.175cm" svg:y="1.904cm" draw:page-number="103" presentation:class="page"/>
          <draw:frame presentation:style-name="pr1" draw:text-style-name="P5" draw:layer="layout" svg:width="13.97cm" svg:height="11.43cm" svg:x="2.54cm" svg:y="12.065cm" presentation:class="notes" presentation:placeholder="true">
            <draw:text-box/>
          </draw:frame>
        </presentation:notes>
      </draw:page>
      <draw:page draw:name="page10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 draw:text-style-name="P20" draw:layer="layout" svg:width="5.023cm" svg:height="1.615cm" svg:x="0.011cm" svg:y="0cm">
          <text:list text:style-name="L1">
            <text:list-header>
              <text:p text:style-name="P19"><text:span text:style-name="T17">条件编译</text:span></text:p>
            </text:list-header>
          </text:list>
          <draw:enhanced-geometry svg:viewBox="0 0 21600 21600" draw:type="mso-spt202" draw:enhanced-path="M 0 0 L 21600 0 21600 21600 0 21600 0 0 Z N"/>
        </draw:custom-shape>
        <draw:custom-shape draw:name="Text Box 3" draw:style-name="gr5" draw:text-style-name="P22" xml:id="id676" draw:id="id676" draw:layer="layout" svg:width="25.4cm" svg:height="3.039cm" svg:x="0cm" svg:y="2.117cm">
          <text:list text:style-name="L1">
            <text:list-header>
              <text:p text:style-name="P21"><text:span text:style-name="T20">C</text:span><text:span text:style-name="T17">语言允许有选择地对程序的某一部分进行编译。也就是对一部分源程序指定编译条件。</text:span></text:p>
            </text:list-header>
          </text:list>
          <draw:enhanced-geometry svg:viewBox="0 0 21600 21600" draw:type="mso-spt202" draw:enhanced-path="M 0 0 L 21600 0 21600 21600 0 21600 0 0 Z N"/>
        </draw:custom-shape>
        <draw:g draw:name="Group 10" xml:id="id677" draw:id="id677">
          <draw:custom-shape draw:name="Rectangle 4" draw:style-name="gr465" draw:text-style-name="P45" draw:layer="layout" svg:width="2.964cm" svg:height="9.736cm" svg:x="11.853cm" svg:y="7.832cm">
            <text:p/>
            <draw:enhanced-geometry svg:viewBox="0 0 21600 21600" draw:type="rectangle" draw:enhanced-path="M 0 0 L 21600 0 21600 21600 0 21600 0 0 Z N"/>
          </draw:custom-shape>
          <draw:custom-shape draw:name="AutoShape 5" draw:style-name="gr466" draw:text-style-name="P45" draw:layer="layout" svg:width="1.27cm" svg:height="5.08cm" svg:x="10.16cm" svg:y="10.37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name="Line 6" draw:style-name="gr467" draw:text-style-name="P40" draw:layer="layout" svg:x1="11.853cm" svg:y1="10.372cm" svg:x2="14.817cm" svg:y2="10.372cm">
            <text:p/>
          </draw:line>
          <draw:line draw:name="Line 7" draw:style-name="gr467" draw:text-style-name="P40" draw:layer="layout" svg:x1="11.853cm" svg:y1="15.452cm" svg:x2="14.817cm" svg:y2="15.452cm">
            <text:p/>
          </draw:line>
          <draw:custom-shape draw:name="Text Box 8" draw:style-name="gr4" draw:text-style-name="P141" draw:layer="layout" svg:width="4.233cm" svg:height="1.446cm" svg:x="11.43cm" svg:y="6.138cm">
            <text:list text:style-name="L1">
              <text:list-header>
                <text:p text:style-name="P140"><text:span text:style-name="T11">源程序</text:span></text:p>
              </text:list-header>
            </text:list>
            <draw:enhanced-geometry svg:viewBox="0 0 21600 21600" draw:type="mso-spt202" draw:enhanced-path="M 0 0 L 21600 0 21600 21600 0 21600 0 0 Z N"/>
          </draw:custom-shape>
          <draw:custom-shape draw:name="Text Box 9" draw:style-name="gr468" draw:text-style-name="P141" draw:layer="layout" svg:width="8.679cm" svg:height="2.631cm" svg:x="1.058cm" svg:y="11.642cm">
            <text:list text:style-name="L5">
              <text:list-header>
                <text:p text:style-name="P140"><text:span text:style-name="T34">可以将部分源程序</text:span><text:span text:style-name="T33">不</text:span><text:span text:style-name="T34">转换为机器码</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76" smil:attributeName="visibility" smil:to="visible"/>
                  <anim:transitionFilter smil:dur="0.5s" smil:targetElement="id676"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77" smil:attributeName="visibility" smil:to="visible"/>
                  <anim:transitionFilter smil:dur="0.5s" smil:targetElement="id677" smil:type="barWipe" smil:subtype="topToBottom"/>
                </anim:par>
              </anim:par>
            </anim:par>
          </anim:seq>
        </anim:par>
        <presentation:notes draw:style-name="dp2">
          <draw:page-thumbnail draw:style-name="gr3" draw:layer="layout" svg:width="12.7cm" svg:height="9.525cm" svg:x="3.175cm" svg:y="1.904cm" draw:page-number="104" presentation:class="page"/>
          <draw:frame presentation:style-name="pr1" draw:text-style-name="P5" draw:layer="layout" svg:width="13.97cm" svg:height="11.43cm" svg:x="2.54cm" svg:y="12.065cm" presentation:class="notes" presentation:placeholder="true">
            <draw:text-box/>
          </draw:frame>
        </presentation:notes>
      </draw:page>
      <draw:page draw:name="page10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22" draw:layer="layout" svg:width="13.97cm" svg:height="1.55cm" svg:x="0cm" svg:y="0.635cm">
          <text:list text:style-name="L1">
            <text:list-header>
              <text:p text:style-name="P21"><text:span text:style-name="T17">条件编译有以下几种形式：</text:span></text:p>
            </text:list-header>
          </text:list>
          <draw:enhanced-geometry svg:viewBox="0 0 21600 21600" draw:type="mso-spt202" draw:enhanced-path="M 0 0 L 21600 0 21600 21600 0 21600 0 0 Z N"/>
        </draw:custom-shape>
        <draw:custom-shape draw:name="Text Box 3" draw:style-name="gr5" draw:text-style-name="P16" xml:id="id678" draw:id="id678" draw:layer="layout" svg:width="9.525cm" svg:height="10.347cm" svg:x="0cm" svg:y="3.175cm">
          <text:list text:style-name="L1">
            <text:list-header>
              <text:p text:style-name="P15"><text:span text:style-name="T12">1</text:span><text:span text:style-name="T11">、 <text:s/></text:span><text:span text:style-name="T12"># ifdef <text:s text:c="5"/></text:span><text:span text:style-name="T16">标识符</text:span></text:p>
              <text:p text:style-name="P15"><text:span text:style-name="T11"><text:s text:c="15"/></text:span><text:span text:style-name="T16">程序段</text:span><text:span text:style-name="T28">1</text:span></text:p>
              <text:p text:style-name="P15"><text:span text:style-name="T12"><text:s text:c="8"/></text:span><text:span text:style-name="T12"># else</text:span></text:p>
              <text:p text:style-name="P15"><text:span text:style-name="T12"><text:s text:c="15"/></text:span><text:span text:style-name="T14">程序段</text:span><text:span text:style-name="T13">2</text:span></text:p>
              <text:p text:style-name="P15"><text:span text:style-name="T12"><text:s text:c="8"/></text:span><text:span text:style-name="T12"># end if</text:span></text:p>
            </text:list-header>
          </text:list>
          <draw:enhanced-geometry svg:viewBox="0 0 21600 21600" draw:type="mso-spt202" draw:enhanced-path="M 0 0 L 21600 0 21600 21600 0 21600 0 0 Z N"/>
        </draw:custom-shape>
        <draw:custom-shape draw:name="Text Box 4" draw:style-name="gr469" draw:text-style-name="P22" xml:id="id679" draw:id="id679" draw:layer="layout" svg:width="16.722cm" svg:height="4.528cm" svg:x="3.598cm" svg:y="13.123cm">
          <text:list text:style-name="L1">
            <text:list-header>
              <text:p text:style-name="P21"><text:span text:style-name="T17">当标识符已被定义过（用</text:span><text:span text:style-name="T20">#define</text:span><text:span text:style-name="T17">定义</text:span><text:span text:style-name="T20">)</text:span><text:span text:style-name="T17">，则对程序段</text:span><text:span text:style-name="T20">1</text:span><text:span text:style-name="T17">进行编译，否则编译程序段</text:span><text:span text:style-name="T20">2.</text:span></text:p>
            </text:list-header>
          </text:list>
          <draw:enhanced-geometry svg:viewBox="0 0 21600 21600" draw:type="mso-spt202" draw:enhanced-path="M 0 0 L 21600 0 21600 21600 0 21600 0 0 Z N"/>
        </draw:custom-shape>
        <draw:custom-shape draw:name="Text Box 5" draw:style-name="gr470" draw:text-style-name="P16" xml:id="id680" draw:id="id680" draw:layer="layout" svg:width="13.123cm" svg:height="9.044cm" svg:x="12.277cm" svg:y="3.175cm">
          <text:list text:style-name="L2">
            <text:list-header>
              <text:p text:style-name="P15"><text:span text:style-name="T13"># define <text:s/>DEBUG</text:span></text:p>
              <text:p text:style-name="P15"><text:span text:style-name="T13">......</text:span></text:p>
            </text:list-header>
          </text:list>
          <text:list text:style-name="L6">
            <text:list-header>
              <text:p text:style-name="P15"><text:span text:style-name="T28"># <text:s/>ifdef <text:s text:c="2"/>DEBUG</text:span></text:p>
            </text:list-header>
          </text:list>
          <text:list text:style-name="L2">
            <text:list-header>
              <text:p text:style-name="P15"><text:span text:style-name="T13"><text:s text:c="6"/></text:span><text:span text:style-name="T13">cout&lt;&lt;x&lt;&lt;‘\t’&lt;&lt;y&lt;&lt;endl;</text:span></text:p>
            </text:list-header>
          </text:list>
          <text:list text:style-name="L6">
            <text:list-header>
              <text:p text:style-name="P15"><text:span text:style-name="T28"># <text:s/>endif</text:span></text:p>
            </text:list-header>
          </text:list>
          <draw:enhanced-geometry svg:viewBox="0 0 21600 21600" draw:type="mso-spt202" draw:enhanced-path="M 0 0 L 21600 0 21600 21600 0 21600 0 0 Z N"/>
        </draw:custom-shape>
        <draw:custom-shape draw:name="AutoShape 6" draw:style-name="gr471" draw:text-style-name="P30" xml:id="id681" draw:id="id681" draw:layer="layout" svg:width="4.869cm" svg:height="1.693cm" svg:x="16.933cm" svg:y="0.847cm">
          <text:list text:style-name="L3">
            <text:list-header>
              <text:p text:style-name="P29"><text:span text:style-name="T26">标识符</text:span></text:p>
            </text:list-header>
          </text:list>
          <draw:enhanced-geometry svg:viewBox="0 0 21600 21600" draw:text-areas="800 800 20800 20800" draw:type="round-rectangular-callout" draw:modifiers="9743 30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78" smil:attributeName="visibility" smil:to="visible"/>
                  <anim:transitionFilter smil:dur="0.5s" smil:targetElement="id67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79" smil:attributeName="visibility" smil:to="visible"/>
                  <anim:transitionFilter smil:dur="0.5s" smil:targetElement="id67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0" smil:attributeName="visibility" smil:to="visible"/>
                  <anim:transitionFilter smil:dur="0.5s" smil:targetElement="id680" smil:type="barWipe" smil:subtype="leftToRight"/>
                </anim:par>
              </anim:par>
            </anim:par>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681" smil:attributeName="visibility" smil:to="visible"/>
                  <anim:transitionFilter smil:dur="0.5s" smil:targetElement="id681" smil:type="barnDoorWipe" smil:subtype="horizontal" smil:direction="reverse"/>
                </anim:par>
              </anim:par>
            </anim:par>
          </anim:seq>
        </anim:par>
        <presentation:notes draw:style-name="dp2">
          <draw:page-thumbnail draw:style-name="gr3" draw:layer="layout" svg:width="12.7cm" svg:height="9.525cm" svg:x="3.175cm" svg:y="1.904cm" draw:page-number="105" presentation:class="page"/>
          <draw:frame presentation:style-name="pr1" draw:text-style-name="P5" draw:layer="layout" svg:width="13.97cm" svg:height="11.43cm" svg:x="2.54cm" svg:y="12.065cm" presentation:class="notes" presentation:placeholder="true">
            <draw:text-box/>
          </draw:frame>
        </presentation:notes>
      </draw:page>
      <draw:page draw:name="page10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xml:id="id682" draw:id="id682" draw:layer="layout" svg:width="11.43cm" svg:height="9.044cm" svg:x="0cm" svg:y="1.27cm">
          <text:list text:style-name="L1">
            <text:list-header>
              <text:p text:style-name="P15"><text:span text:style-name="T12">2</text:span><text:span text:style-name="T11">、 <text:s/></text:span><text:span text:style-name="T12"># ifndef <text:s text:c="5"/></text:span><text:span text:style-name="T11">标识符</text:span></text:p>
              <text:p text:style-name="P15"><text:span text:style-name="T11"><text:s text:c="15"/></text:span><text:span text:style-name="T11">程序段</text:span><text:span text:style-name="T12">1</text:span></text:p>
              <text:p text:style-name="P15"><text:span text:style-name="T12"><text:s text:c="8"/></text:span><text:span text:style-name="T12"># else</text:span></text:p>
              <text:p text:style-name="P15"><text:span text:style-name="T12"><text:s text:c="15"/></text:span><text:span text:style-name="T11">程序段</text:span><text:span text:style-name="T12">2</text:span></text:p>
              <text:p text:style-name="P15"><text:span text:style-name="T12"><text:s text:c="8"/></text:span><text:span text:style-name="T12"># endif</text:span></text:p>
            </text:list-header>
          </text:list>
          <draw:enhanced-geometry svg:viewBox="0 0 21600 21600" draw:type="mso-spt202" draw:enhanced-path="M 0 0 L 21600 0 21600 21600 0 21600 0 0 Z N"/>
        </draw:custom-shape>
        <draw:custom-shape draw:name="Text Box 3" draw:style-name="gr469" draw:text-style-name="P22" xml:id="id683" draw:id="id683" draw:layer="layout" svg:width="15.452cm" svg:height="6.017cm" svg:x="0.635cm" svg:y="11.642cm">
          <text:list text:style-name="L1">
            <text:list-header>
              <text:p text:style-name="P21"><text:span text:style-name="T17">与形式</text:span><text:span text:style-name="T20">1</text:span><text:span text:style-name="T17">相反，当标识符没有被定义过（用</text:span><text:span text:style-name="T20">#define</text:span><text:span text:style-name="T17">定义</text:span><text:span text:style-name="T20">)</text:span><text:span text:style-name="T17">，则对程序段</text:span><text:span text:style-name="T20">1</text:span><text:span text:style-name="T17">进行编译，否则编译程序段</text:span><text:span text:style-name="T20">2</text:span><text:span text:style-name="T17">。</text:span></text:p>
            </text:list-header>
          </text:list>
          <draw:enhanced-geometry svg:viewBox="0 0 21600 21600" draw:type="mso-spt202" draw:enhanced-path="M 0 0 L 21600 0 21600 21600 0 21600 0 0 Z N"/>
        </draw:custom-shape>
        <draw:custom-shape draw:name="Text Box 4" draw:style-name="gr472" draw:text-style-name="P16" xml:id="id684" draw:id="id684" draw:layer="layout" svg:width="12.911cm" svg:height="9.044cm" svg:x="11.642cm" svg:y="1.058cm">
          <text:list text:style-name="L2">
            <text:list-header>
              <text:p text:style-name="P15"><text:span text:style-name="T13"># define <text:s/>DEBUG</text:span></text:p>
              <text:p text:style-name="P15"><text:span text:style-name="T13">......</text:span></text:p>
            </text:list-header>
          </text:list>
          <text:list text:style-name="L6">
            <text:list-header>
              <text:p text:style-name="P15"><text:span text:style-name="T28"># <text:s/>ifndef <text:s text:c="2"/>DEBUG</text:span></text:p>
            </text:list-header>
          </text:list>
          <text:list text:style-name="L2">
            <text:list-header>
              <text:p text:style-name="P15"><text:span text:style-name="T13"><text:s text:c="6"/></text:span><text:span text:style-name="T13">cout&lt;&lt;x&lt;&lt;‘\t’&lt;&lt;y&lt;&lt;endl;</text:span></text:p>
            </text:list-header>
          </text:list>
          <text:list text:style-name="L6">
            <text:list-header>
              <text:p text:style-name="P15"><text:span text:style-name="T28"># <text:s/>endif</text:span></text:p>
            </text:list-header>
          </text:list>
          <draw:enhanced-geometry svg:viewBox="0 0 21600 21600" draw:type="mso-spt202" draw:enhanced-path="M 0 0 L 21600 0 21600 21600 0 21600 0 0 Z N"/>
        </draw:custom-shape>
        <draw:custom-shape draw:name="Text Box 5" draw:style-name="gr473" draw:text-style-name="P16" xml:id="id685" draw:id="id685" draw:layer="layout" svg:width="8.678cm" svg:height="3.97cm" svg:x="16.722cm" svg:y="12.277cm">
          <text:list text:style-name="L1">
            <text:list-header>
              <text:p text:style-name="P15"><text:span text:style-name="T15">调试完后加</text:span><text:span text:style-name="T32">#define <text:s/>DEBUG</text:span><text:span text:style-name="T15">，则不输出调试信息。</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2" smil:attributeName="visibility" smil:to="visible"/>
                  <anim:transitionFilter smil:dur="0.5s" smil:targetElement="id68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3" smil:attributeName="visibility" smil:to="visible"/>
                  <anim:transitionFilter smil:dur="0.5s" smil:targetElement="id68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4" smil:attributeName="visibility" smil:to="visible"/>
                  <anim:transitionFilter smil:dur="0.5s" smil:targetElement="id68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5" smil:attributeName="visibility" smil:to="visible"/>
                  <anim:transitionFilter smil:dur="0.5s" smil:targetElement="id685" smil:type="barWipe" smil:subtype="leftToRight"/>
                </anim:par>
              </anim:par>
            </anim:par>
          </anim:seq>
        </anim:par>
        <presentation:notes draw:style-name="dp2">
          <draw:page-thumbnail draw:style-name="gr3" draw:layer="layout" svg:width="12.7cm" svg:height="9.525cm" svg:x="3.175cm" svg:y="1.904cm" draw:page-number="106" presentation:class="page"/>
          <draw:frame presentation:style-name="pr1" draw:text-style-name="P5" draw:layer="layout" svg:width="13.97cm" svg:height="11.43cm" svg:x="2.54cm" svg:y="12.065cm" presentation:class="notes" presentation:placeholder="true">
            <draw:text-box/>
          </draw:frame>
        </presentation:notes>
      </draw:page>
      <draw:page draw:name="page10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xml:id="id686" draw:id="id686" draw:layer="layout" svg:width="9.525cm" svg:height="9.044cm" svg:x="0cm" svg:y="0.847cm">
          <text:list text:style-name="L1">
            <text:list-header>
              <text:p text:style-name="P15"><text:span text:style-name="T12">3</text:span><text:span text:style-name="T11">、 <text:s/></text:span><text:span text:style-name="T12"># if <text:s text:c="4"/></text:span><text:span text:style-name="T11">表达式</text:span></text:p>
              <text:p text:style-name="P15"><text:span text:style-name="T11"><text:s text:c="15"/></text:span><text:span text:style-name="T11">程序段</text:span><text:span text:style-name="T12">1</text:span></text:p>
              <text:p text:style-name="P15"><text:span text:style-name="T12"><text:s text:c="8"/></text:span><text:span text:style-name="T12"># else</text:span></text:p>
              <text:p text:style-name="P15"><text:span text:style-name="T12"><text:s text:c="15"/></text:span><text:span text:style-name="T11">程序段</text:span><text:span text:style-name="T12">2</text:span></text:p>
              <text:p text:style-name="P15"><text:span text:style-name="T12"><text:s text:c="8"/></text:span><text:span text:style-name="T12"># endif</text:span></text:p>
            </text:list-header>
          </text:list>
          <draw:enhanced-geometry svg:viewBox="0 0 21600 21600" draw:type="mso-spt202" draw:enhanced-path="M 0 0 L 21600 0 21600 21600 0 21600 0 0 Z N"/>
        </draw:custom-shape>
        <draw:custom-shape draw:name="Text Box 3" draw:style-name="gr469" draw:text-style-name="P16" xml:id="id687" draw:id="id687" draw:layer="layout" svg:width="10.16cm" svg:height="3.97cm" svg:x="0.423cm" svg:y="10.583cm">
          <text:list text:style-name="L1">
            <text:list-header>
              <text:p text:style-name="P15"><text:span text:style-name="T11">当表达式为真</text:span><text:span text:style-name="T12">(</text:span><text:span text:style-name="T11">非零</text:span><text:span text:style-name="T12">)</text:span><text:span text:style-name="T11">，编译程序段</text:span><text:span text:style-name="T12">1</text:span><text:span text:style-name="T11">，表达式为零，编译程序段</text:span><text:span text:style-name="T12">2</text:span><text:span text:style-name="T11">。</text:span></text:p>
            </text:list-header>
          </text:list>
          <draw:enhanced-geometry svg:viewBox="0 0 21600 21600" draw:type="mso-spt202" draw:enhanced-path="M 0 0 L 21600 0 21600 21600 0 21600 0 0 Z N"/>
        </draw:custom-shape>
        <draw:custom-shape draw:name="Text Box 4" draw:style-name="gr474" draw:text-style-name="P16" xml:id="id688" draw:id="id688" draw:layer="layout" svg:width="14.182cm" svg:height="9.044cm" svg:x="9.948cm" svg:y="0.847cm">
          <text:list text:style-name="L2">
            <text:list-header>
              <text:p text:style-name="P15"><text:span text:style-name="T13"># define <text:s/>DEBUG <text:s text:c="3"/>1</text:span></text:p>
              <text:p text:style-name="P15"><text:span text:style-name="T13">......</text:span></text:p>
              <text:p text:style-name="P15"><text:span text:style-name="T13"># <text:s/>if <text:s text:c="2"/>DEBUG</text:span></text:p>
              <text:p text:style-name="P15"><text:span text:style-name="T13"><text:s text:c="6"/></text:span><text:span text:style-name="T13">cout&lt;&lt;x&lt;&lt;‘\t’&lt;&lt;y&lt;&lt;endl;</text:span></text:p>
              <text:p text:style-name="P15"><text:span text:style-name="T13"># <text:s/>endif</text:span></text:p>
            </text:list-header>
          </text:list>
          <draw:enhanced-geometry svg:viewBox="0 0 21600 21600" draw:type="mso-spt202" draw:enhanced-path="M 0 0 L 21600 0 21600 21600 0 21600 0 0 Z N"/>
        </draw:custom-shape>
        <draw:custom-shape draw:name="Text Box 5" draw:style-name="gr475" draw:text-style-name="P16" xml:id="id689" draw:id="id689" draw:layer="layout" svg:width="13.758cm" svg:height="2.667cm" svg:x="11.007cm" svg:y="10.795cm">
          <text:list text:style-name="L1">
            <text:list-header>
              <text:p text:style-name="P15"><text:span text:style-name="T15">调试完后改为 </text:span><text:span text:style-name="T32">#define <text:s/>DEBUG <text:s text:c="2"/>0</text:span><text:span text:style-name="T15">，则不输出调试信息。</text:span></text:p>
            </text:list-header>
          </text:list>
          <draw:enhanced-geometry svg:viewBox="0 0 21600 21600" draw:type="mso-spt202" draw:enhanced-path="M 0 0 L 21600 0 21600 21600 0 21600 0 0 Z N"/>
        </draw:custom-shape>
        <draw:custom-shape draw:name="Text Box 6" draw:style-name="gr476" draw:text-style-name="P16" xml:id="id690" draw:id="id690" draw:layer="layout" svg:width="25.4cm" svg:height="1.364cm" svg:x="0cm" svg:y="15.663cm">
          <text:list text:style-name="L2">
            <text:list-header>
              <text:p text:style-name="P15"><text:span text:style-name="T14">采用条件编译后，可以使机器代码程序缩短。</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6" smil:attributeName="visibility" smil:to="visible"/>
                  <anim:transitionFilter smil:dur="0.5s" smil:targetElement="id68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7" smil:attributeName="visibility" smil:to="visible"/>
                  <anim:transitionFilter smil:dur="0.5s" smil:targetElement="id68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8" smil:attributeName="visibility" smil:to="visible"/>
                  <anim:transitionFilter smil:dur="0.5s" smil:targetElement="id68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9" smil:attributeName="visibility" smil:to="visible"/>
                  <anim:transitionFilter smil:dur="0.5s" smil:targetElement="id68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90" smil:attributeName="visibility" smil:to="visible"/>
                  <anim:transitionFilter smil:dur="0.5s" smil:targetElement="id690" smil:type="barWipe" smil:subtype="leftToRight"/>
                </anim:par>
              </anim:par>
            </anim:par>
          </anim:seq>
        </anim:par>
        <presentation:notes draw:style-name="dp2">
          <draw:page-thumbnail draw:style-name="gr3" draw:layer="layout" svg:width="12.7cm" svg:height="9.525cm" svg:x="3.175cm" svg:y="1.904cm" draw:page-number="107" presentation:class="page"/>
          <draw:frame presentation:style-name="pr1" draw:text-style-name="P5" draw:layer="layout" svg:width="13.97cm" svg:height="11.43cm" svg:x="2.54cm" svg:y="12.065cm" presentation:class="notes" presentation:placeholder="true">
            <draw:text-box/>
          </draw:frame>
        </presentation:notes>
      </draw:page>
      <draw:page draw:name="page10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 draw:text-style-name="P16" draw:layer="layout" svg:width="25.171cm" svg:height="1.364cm" svg:x="0.229cm" svg:y="0cm">
          <text:list text:style-name="L1">
            <text:list-header>
              <text:p text:style-name="P15"><text:span text:style-name="T11">以下程序的运行结果是：</text:span></text:p>
            </text:list-header>
          </text:list>
          <draw:enhanced-geometry svg:viewBox="0 0 21600 21600" draw:type="mso-spt202" draw:enhanced-path="M 0 0 L 21600 0 21600 21600 0 21600 0 0 Z N"/>
        </draw:custom-shape>
        <draw:custom-shape draw:name="Text Box 3" draw:style-name="gr5" draw:text-style-name="P16" draw:layer="layout" svg:width="19.261cm" svg:height="16.724cm" svg:x="2.752cm" svg:y="1.693cm">
          <text:list text:style-name="L1">
            <text:list-header>
              <text:p text:style-name="P15"><text:span text:style-name="T12">#define <text:s/>DEBUG</text:span></text:p>
              <text:p text:style-name="P15"><text:span text:style-name="T12">void main(void)</text:span></text:p>
              <text:p text:style-name="P15"><text:span text:style-name="T12">{ <text:s text:c="2"/>int <text:s/>a=14, b=15, <text:s/>c;</text:span></text:p>
              <text:p text:style-name="P15"><text:span text:style-name="T12"><text:s text:c="4"/></text:span><text:span text:style-name="T12">c=a/b;</text:span></text:p>
            </text:list-header>
          </text:list>
          <text:list text:style-name="L2">
            <text:list-header>
              <text:p text:style-name="P15"><text:span text:style-name="T13"><text:s text:c="4"/></text:span><text:span text:style-name="T13"># ifdef <text:s/>DEBUG</text:span></text:p>
            </text:list-header>
          </text:list>
          <text:list text:style-name="L1">
            <text:list-header>
              <text:p text:style-name="P15"><text:span text:style-name="T12"><text:s text:c="4"/></text:span><text:span text:style-name="T12">cout&lt;&lt;“a=“&lt;&lt;oct&lt;&lt;a&lt;&lt;“ b=“&lt;&lt;b&lt;&lt;endl;</text:span></text:p>
            </text:list-header>
          </text:list>
          <text:list text:style-name="L2">
            <text:list-header>
              <text:p text:style-name="P15"><text:span text:style-name="T13"><text:s text:c="4"/></text:span><text:span text:style-name="T13"># endif</text:span></text:p>
            </text:list-header>
          </text:list>
          <text:list text:style-name="L1">
            <text:list-header>
              <text:p text:style-name="P15"><text:span text:style-name="T12"><text:s text:c="4"/></text:span><text:span text:style-name="T12">cout&lt;&lt;“c=“&lt;&lt;dec&lt;&lt;c&lt;&lt;endl;</text:span></text:p>
              <text:p text:style-name="P15"><text:span text:style-name="T12">} <text:s/></text:span></text:p>
            </text:list-header>
          </text:list>
          <draw:enhanced-geometry svg:viewBox="0 0 21600 21600" draw:type="mso-spt202" draw:enhanced-path="M 0 0 L 21600 0 21600 21600 0 21600 0 0 Z N"/>
        </draw:custom-shape>
        <draw:custom-shape draw:name="Text Box 4" draw:style-name="gr477" draw:text-style-name="P16" xml:id="id691" draw:id="id691" draw:layer="layout" svg:width="9.41cm" svg:height="2.667cm" svg:x="9.102cm" svg:y="16.51cm">
          <text:list text:style-name="L2">
            <text:list-header>
              <text:p text:style-name="P15"><text:span text:style-name="T14">输出：</text:span><text:span text:style-name="T13">a=16, b=17c=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91" smil:attributeName="visibility" smil:to="visible"/>
                  <anim:transitionFilter smil:dur="0.5s" smil:targetElement="id691" smil:type="dissolve"/>
                </anim:par>
              </anim:par>
            </anim:par>
          </anim:seq>
        </anim:par>
        <presentation:notes draw:style-name="dp2">
          <draw:page-thumbnail draw:style-name="gr3" draw:layer="layout" svg:width="12.7cm" svg:height="9.525cm" svg:x="3.175cm" svg:y="1.904cm" draw:page-number="108" presentation:class="page"/>
          <draw:frame presentation:style-name="pr1" draw:text-style-name="P5" draw:layer="layout" svg:width="13.97cm" svg:height="11.43cm" svg:x="2.54cm" svg:y="12.065cm" presentation:class="notes" presentation:placeholder="true">
            <draw:text-box/>
          </draw:frame>
        </presentation:notes>
      </draw:page>
      <draw:page draw:name="page10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 draw:text-style-name="P143" draw:layer="layout" svg:width="16.087cm" svg:height="1.277cm" svg:x="0.423cm" svg:y="0cm">
          <text:list text:style-name="L1">
            <text:list-header>
              <text:p text:style-name="P142"><text:span text:style-name="T8">程序的多文件组织</text:span><text:span text:style-name="T77"> </text:span></text:p>
            </text:list-header>
          </text:list>
          <draw:enhanced-geometry svg:viewBox="0 0 21600 21600" draw:type="mso-spt202" draw:enhanced-path="M 0 0 L 21600 0 21600 21600 0 21600 0 0 Z N"/>
        </draw:custom-shape>
        <draw:custom-shape draw:name="Text Box 3" draw:style-name="gr4" draw:text-style-name="P143" draw:layer="layout" svg:width="24.977cm" svg:height="4.325cm" svg:x="0cm" svg:y="2.117cm">
          <text:list text:style-name="L1">
            <text:list-header>
              <text:p text:style-name="P142"><text:span text:style-name="T77">而在设计一个功能复杂的大程序时，为了便于程序的设计和调试，通常将程序分成若干个模块，把实现一个模块的程序或数据放在一个文件中。</text:span><text:span text:style-name="T8">当一个完整的程序被存放在多于一个文件中时，称为程序的多文件组织。</text:span><text:span text:style-name="T77">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09" presentation:class="page"/>
          <draw:frame presentation:style-name="pr1" draw:text-style-name="P5" draw:layer="layout" svg:width="13.97cm" svg:height="11.43cm" svg:x="2.54cm" svg:y="12.065cm" presentation:class="notes" presentation:placeholder="true">
            <draw:text-box/>
          </draw:frame>
        </presentation:notes>
      </draw:page>
      <draw:page draw:name="page110" draw:style-name="dp1" draw:master-page-name="默认" presentation:use-date-time-name="dtd1">
        <draw:custom-shape draw:name="灯片编号占位符 1"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1" draw:style-name="gr4" draw:text-style-name="P59" draw:layer="layout" svg:width="11.642cm" svg:height="1.446cm" svg:x="0cm" svg:y="0cm">
          <text:list text:style-name="L1">
            <text:list-header>
              <text:p text:style-name="P58"><text:span text:style-name="T11">内部函数和外部函数</text:span></text:p>
            </text:list-header>
          </text:list>
          <draw:enhanced-geometry svg:viewBox="0 0 21600 21600" draw:type="mso-spt202" draw:enhanced-path="M 0 0 L 21600 0 21600 21600 0 21600 0 0 Z N"/>
        </draw:custom-shape>
        <draw:custom-shape draw:name="Text Box 47" draw:style-name="gr5" draw:text-style-name="P16" xml:id="id692" draw:id="id692" draw:layer="layout" svg:width="25.4cm" svg:height="2.667cm" svg:x="0cm" svg:y="1.905cm">
          <text:list text:style-name="L1">
            <text:list-header>
              <text:p text:style-name="P15"><text:span text:style-name="T11">内部函数：函数只限于在本文件中调用，其它文件不能调用，用</text:span><text:span text:style-name="T13">static</text:span><text:span text:style-name="T12"> </text:span><text:span text:style-name="T11">定义该函数。</text:span></text:p>
            </text:list-header>
          </text:list>
          <draw:enhanced-geometry svg:viewBox="0 0 21600 21600" draw:type="mso-spt202" draw:enhanced-path="M 0 0 L 21600 0 21600 21600 0 21600 0 0 Z N"/>
        </draw:custom-shape>
        <draw:custom-shape draw:name="Text Box 48" draw:style-name="gr5" draw:text-style-name="P12" xml:id="id693" draw:id="id693" draw:layer="layout" svg:width="9.949cm" svg:height="2.824cm" svg:x="4.233cm" svg:y="4.657cm">
          <text:list text:style-name="L1">
            <text:list-header>
              <text:p text:style-name="P11"><text:span text:style-name="T9">static <text:s/>float <text:s/>fac( int <text:s/>n)</text:span></text:p>
              <text:p text:style-name="P11"><text:span text:style-name="T9">{ <text:s text:c="2"/>...... <text:s text:c="5"/>}</text:span></text:p>
            </text:list-header>
          </text:list>
          <draw:enhanced-geometry svg:viewBox="0 0 21600 21600" draw:type="mso-spt202" draw:enhanced-path="M 0 0 L 21600 0 21600 21600 0 21600 0 0 Z N"/>
        </draw:custom-shape>
        <draw:custom-shape draw:name="Text Box 53" draw:style-name="gr5" draw:text-style-name="P16" xml:id="id694" draw:id="id694" draw:layer="layout" svg:width="25.4cm" svg:height="2.667cm" svg:x="0cm" svg:y="8.043cm">
          <text:list text:style-name="L1">
            <text:list-header>
              <text:p text:style-name="P15"><text:span text:style-name="T11">外部函数：函数的默认形式，可以被其它文件调用，用</text:span><text:span text:style-name="T12">extern </text:span><text:span text:style-name="T11">定义该函数。调用时，在文件中用</text:span><text:span text:style-name="T28">extern </text:span><text:span text:style-name="T11">说明。</text:span></text:p>
            </text:list-header>
          </text:list>
          <draw:enhanced-geometry svg:viewBox="0 0 21600 21600" draw:type="mso-spt202" draw:enhanced-path="M 0 0 L 21600 0 21600 21600 0 21600 0 0 Z N"/>
        </draw:custom-shape>
        <draw:custom-shape draw:name="Text Box 56" draw:style-name="gr5" draw:text-style-name="P74" xml:id="id695" draw:id="id695" draw:layer="layout" svg:width="10.16cm" svg:height="7.293cm" svg:x="4.657cm" svg:y="11.007cm">
          <text:list text:style-name="L1">
            <text:list-header>
              <text:p text:style-name="P73"><text:span text:style-name="T9">void main(void)</text:span></text:p>
              <text:p text:style-name="P73"><text:span text:style-name="T9">{ <text:s/></text:span><text:span text:style-name="T47">extern <text:s/>enter_string( );</text:span></text:p>
              <text:p text:style-name="P73"><text:span text:style-name="T9"><text:s text:c="4"/></text:span><text:span text:style-name="T9">char <text:s text:c="2"/>str[80];</text:span></text:p>
              <text:p text:style-name="P73"><text:span text:style-name="T9"><text:s text:c="4"/></text:span><text:span text:style-name="T9">enter_string(str);</text:span></text:p>
              <text:p text:style-name="P73"><text:span text:style-name="T9"><text:s text:c="4"/></text:span><text:span text:style-name="T9">..........</text:span></text:p>
              <text:p text:style-name="P73"><text:span text:style-name="T9">}</text:span></text:p>
            </text:list-header>
          </text:list>
          <draw:enhanced-geometry svg:viewBox="0 0 21600 21600" draw:type="mso-spt202" draw:enhanced-path="M 0 0 L 21600 0 21600 21600 0 21600 0 0 Z N"/>
        </draw:custom-shape>
        <draw:custom-shape draw:name="AutoShape 1" draw:style-name="gr478" draw:text-style-name="P30" xml:id="id696" draw:id="id696" draw:layer="layout" svg:width="6.774cm" svg:height="1.694cm" svg:x="14.393cm" svg:y="13.123cm">
          <text:list text:style-name="L3">
            <text:list-header>
              <text:p text:style-name="P29"><text:span text:style-name="T26">说明外部函数</text:span></text:p>
            </text:list-header>
          </text:list>
          <draw:enhanced-geometry svg:viewBox="0 0 21600 21600" draw:text-areas="800 800 20800 20800" draw:type="round-rectangular-callout" draw:modifiers="-2419 -1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692" smil:attributeName="visibility" smil:to="visible"/>
                  <anim:transitionFilter smil:dur="0.5s" smil:targetElement="id692" smil:type="blindsWipe" smil:subtype="vertic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693" smil:attributeName="visibility" smil:to="visible"/>
                  <anim:transitionFilter smil:dur="0.5s" smil:targetElement="id693" smil:type="blindsWipe" smil:subtype="vertic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694" smil:attributeName="visibility" smil:to="visible"/>
                  <anim:transitionFilter smil:dur="0.5s" smil:targetElement="id694" smil:type="blindsWipe" smil:subtype="vertic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695" smil:attributeName="visibility" smil:to="visible"/>
                  <anim:transitionFilter smil:dur="0.5s" smil:targetElement="id695" smil:type="blindsWipe" smil:subtype="vertic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696" smil:attributeName="visibility" smil:to="visible"/>
                  <anim:transitionFilter smil:dur="0.5s" smil:targetElement="id696" smil:type="barnDoorWipe" smil:subtype="horizontal" smil:direction="reverse"/>
                </anim:par>
              </anim:par>
            </anim:par>
          </anim:seq>
        </anim:par>
        <presentation:notes draw:style-name="dp2">
          <draw:page-thumbnail draw:style-name="gr3" draw:layer="layout" svg:width="12.7cm" svg:height="9.525cm" svg:x="3.175cm" svg:y="1.904cm" draw:page-number="110" presentation:class="page"/>
          <draw:frame presentation:style-name="pr1" draw:text-style-name="P5" draw:layer="layout" svg:width="13.97cm" svg:height="11.43cm" svg:x="2.54cm" svg:y="12.065cm" presentation:class="notes" presentation:placeholder="true">
            <draw:text-box/>
          </draw:frame>
        </presentation:notes>
      </draw:page>
      <draw:page draw:name="page111" draw:style-name="dp1" draw:master-page-name="默认" presentation:use-date-time-name="dtd1">
        <draw:custom-shape draw:name="灯片编号占位符 2"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57" draw:style-name="gr479" draw:text-style-name="P144" draw:layer="layout" svg:width="5.023cm" svg:height="1.615cm" svg:x="0.011cm" svg:y="0cm">
          <text:list text:style-name="L1">
            <text:list-header>
              <text:p text:style-name="P19"><text:span text:style-name="T17">补充算法</text:span></text:p>
            </text:list-header>
          </text:list>
          <draw:enhanced-geometry svg:viewBox="0 0 21600 21600" draw:type="mso-spt202" draw:enhanced-path="M 0 0 L 21600 0 21600 21600 0 21600 0 0 Z N"/>
        </draw:custom-shape>
        <draw:custom-shape draw:name="Text Box 58" draw:style-name="gr480" draw:text-style-name="P22" draw:layer="layout" svg:width="21.167cm" svg:height="1.55cm" svg:x="0cm" svg:y="1.905cm">
          <text:list text:style-name="L1">
            <text:list-header>
              <text:p text:style-name="P21"><text:span text:style-name="T10">方程求解</text:span></text:p>
            </text:list-header>
          </text:list>
          <draw:enhanced-geometry svg:viewBox="0 0 21600 21600" draw:type="mso-spt202" draw:enhanced-path="M 0 0 L 21600 0 21600 21600 0 21600 0 0 Z N"/>
        </draw:custom-shape>
        <draw:custom-shape draw:name="Text Box 59" draw:style-name="gr481" draw:text-style-name="P45" draw:layer="layout" svg:width="25.4cm" svg:height="6.366cm" svg:x="0cm" svg:y="3.81cm">
          <text:list text:style-name="L2">
            <text:list-header>
              <text:p text:style-name="P25"><text:span text:style-name="T13">1</text:span><text:span text:style-name="T14">、牛顿切线法</text:span></text:p>
              <text:p text:style-name="P25"><text:span text:style-name="T14">只有为数不多的方程有精确解，一般都是用迭代方法近似求方程的解。方程</text:span><text:span text:style-name="T13">f(x)=0</text:span><text:span text:style-name="T14">的实数解实际上是曲线</text:span><text:span text:style-name="T13">f (x)</text:span><text:span text:style-name="T14">在</text:span><text:span text:style-name="T13">x</text:span><text:span text:style-name="T14">轴上交点的值。</text:span></text:p>
            </text:list-header>
          </text:list>
          <draw:enhanced-geometry svg:viewBox="0 0 21600 21600" draw:type="mso-spt202" draw:enhanced-path="M 0 0 L 21600 0 21600 21600 0 21600 0 0 Z N"/>
        </draw:custom-shape>
        <draw:line draw:name="Line 1" draw:style-name="gr482" draw:text-style-name="P40" draw:layer="layout" svg:x1="9.102cm" svg:y1="13.97cm" svg:x2="20.108cm" svg:y2="13.97cm">
          <text:p/>
        </draw:line>
        <draw:line draw:name="Line 2" draw:style-name="gr483" draw:text-style-name="P40" draw:layer="layout" svg:x1="13.758cm" svg:y1="17.992cm" svg:x2="13.758cm" svg:y2="9.102cm">
          <text:p/>
        </draw:line>
        <draw:custom-shape draw:name="Freeform 1" draw:style-name="gr484" draw:text-style-name="P45" draw:layer="layout" svg:width="7.62cm" svg:height="5.292cm" svg:x="10.16cm" svg:y="10.16cm">
          <text:p/>
          <draw:enhanced-geometry svg:viewBox="0 0 1728 1200" draw:extrusion-allowed="true" draw:text-areas="0 0 1728 1200" draw:glue-points="1728 0 1632 384 1344 720 576 1104 0 1200" draw:type="mso-spt100" draw:enhanced-path="M 1728 0 C 1712 132 1696 264 1632 384 1568 504 1520 600 1344 720 1168 840 800 1024 576 1104 352 1184 96 1184 0 1200 N">
            <draw:equation draw:name="f0" draw:formula=""/>
            <draw:equation draw:name="f1" draw:formula=""/>
            <draw:equation draw:name="f2" draw:formula=""/>
            <draw:equation draw:name="f3" draw:formula=""/>
            <draw:equation draw:name="f4" draw:formula=""/>
            <draw:equation draw:name="f5" draw:formula=""/>
            <draw:equation draw:name="f6" draw:formula="1200+6-8"/>
            <draw:equation draw:name="f7" draw:formula="(16384+8193)/2"/>
            <draw:equation draw:name="f8" draw:formula="*-32768/5"/>
            <draw:equation draw:name="f9" draw:formula="atan2(1728,8)/(pi/180)"/>
            <draw:equation draw:name="f10" draw:formula="1632"/>
            <draw:equation draw:name="f11" draw:formula="sqrt(0*0-0*0)"/>
            <draw:equation draw:name="f12" draw:formula=""/>
          </draw:enhanced-geometry>
        </draw:custom-shape>
        <draw:custom-shape draw:name="Text Box 60" draw:style-name="gr5" draw:text-style-name="P12" draw:layer="layout" svg:width="1.905cm" svg:height="1.178cm" svg:x="18.203cm" svg:y="10.16cm">
          <text:list text:style-name="L1">
            <text:list-header>
              <text:p text:style-name="P11"><text:span text:style-name="T9">f(x)</text:span></text:p>
            </text:list-header>
          </text:list>
          <draw:enhanced-geometry svg:viewBox="0 0 21600 21600" draw:type="mso-spt202" draw:enhanced-path="M 0 0 L 21600 0 21600 21600 0 21600 0 0 Z N"/>
        </draw:custom-shape>
        <draw:custom-shape draw:name="Text Box 61" draw:style-name="gr5" draw:text-style-name="P12" draw:layer="layout" svg:width="2.117cm" svg:height="1.178cm" svg:x="19.685cm" svg:y="14.393cm">
          <text:list text:style-name="L1">
            <text:list-header>
              <text:p text:style-name="P11"><text:span text:style-name="T9">x</text:span></text:p>
            </text:list-header>
          </text:list>
          <draw:enhanced-geometry svg:viewBox="0 0 21600 21600" draw:type="mso-spt202" draw:enhanced-path="M 0 0 L 21600 0 21600 21600 0 21600 0 0 Z N"/>
        </draw:custom-shape>
        <draw:custom-shape draw:name="Text Box 62" draw:style-name="gr5" draw:text-style-name="P12" draw:layer="layout" svg:width="2.116cm" svg:height="1.178cm" svg:x="14.182cm" svg:y="8.89cm">
          <text:list text:style-name="L1">
            <text:list-header>
              <text:p text:style-name="P11"><text:span text:style-name="T9">y</text:span></text:p>
            </text:list-header>
          </text:list>
          <draw:enhanced-geometry svg:viewBox="0 0 21600 21600" draw:type="mso-spt202" draw:enhanced-path="M 0 0 L 21600 0 21600 21600 0 21600 0 0 Z N"/>
        </draw:custom-shape>
        <draw:custom-shape draw:name="AutoShape 2" draw:style-name="gr485" draw:text-style-name="P145" draw:layer="layout" svg:width="1.693cm" svg:height="1.693cm" svg:x="14.817cm" svg:y="14.817cm">
          <text:list text:style-name="L1">
            <text:list-header>
              <text:p text:style-name="P23"><text:span text:style-name="T9">x</text:span><text:span text:style-name="T91">0</text:span></text:p>
            </text:list-header>
          </text:list>
          <draw:enhanced-geometry svg:viewBox="0 0 21600 21600" draw:glue-points="10800 0 3160 3160 0 10800 3160 18440 10800 21600 18440 18440 21600 10800 18440 3160 ?f14 ?f15" draw:text-areas="3200 3200 18400 18400" draw:type="round-callout" draw:modifiers="3713 -10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2.7cm" svg:height="9.525cm" svg:x="3.175cm" svg:y="1.904cm" draw:page-number="111" presentation:class="page"/>
          <draw:frame presentation:style-name="pr1" draw:text-style-name="P5" draw:layer="layout" svg:width="13.97cm" svg:height="11.43cm" svg:x="2.54cm" svg:y="12.065cm" presentation:class="notes" presentation:placeholder="true">
            <draw:text-box/>
          </draw:frame>
        </presentation:notes>
      </draw:page>
      <draw:page draw:name="page112" draw:style-name="dp1" draw:master-page-name="默认" presentation:use-date-time-name="dtd1">
        <draw:custom-shape draw:name="灯片编号占位符 4"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63" draw:style-name="gr5" draw:text-style-name="P147" draw:layer="layout" svg:width="25.4cm" svg:height="3.141cm" svg:x="0cm" svg:y="0cm">
          <text:list text:style-name="L1">
            <text:list-header>
              <text:p text:style-name="P146"><text:span text:style-name="T12">1</text:span><text:span text:style-name="T11">、任选一</text:span><text:span text:style-name="T12">x</text:span><text:span text:style-name="T11">值</text:span><text:span text:style-name="T12">x1,</text:span><text:span text:style-name="T11">在</text:span><text:span text:style-name="T12">y1=f(x1)</text:span><text:span text:style-name="T11">处做切线与</text:span><text:span text:style-name="T12">x</text:span><text:span text:style-name="T11">轴相交于</text:span><text:span text:style-name="T12">x2</text:span><text:span text:style-name="T11">处。</text:span></text:p>
            </text:list-header>
          </text:list>
          <draw:enhanced-geometry svg:viewBox="0 0 21600 21600" draw:type="mso-spt202" draw:enhanced-path="M 0 0 L 21600 0 21600 21600 0 21600 0 0 Z N"/>
        </draw:custom-shape>
        <draw:line draw:name="Line 5" draw:style-name="gr486" draw:text-style-name="P40" draw:layer="layout" svg:x1="9.948cm" svg:y1="11.853cm" svg:x2="20.955cm" svg:y2="11.853cm">
          <text:p/>
        </draw:line>
        <draw:line draw:name="Line 34" draw:style-name="gr487" draw:text-style-name="P40" draw:layer="layout" svg:x1="14.605cm" svg:y1="15.875cm" svg:x2="14.605cm" svg:y2="6.985cm">
          <text:p/>
        </draw:line>
        <draw:custom-shape draw:name="Freeform 2" draw:style-name="gr484" draw:text-style-name="P45" draw:layer="layout" svg:width="7.62cm" svg:height="5.292cm" svg:x="11.007cm" svg:y="8.043cm">
          <text:p/>
          <draw:enhanced-geometry svg:viewBox="0 0 1728 1200" draw:extrusion-allowed="true" draw:text-areas="0 0 1728 1200" draw:glue-points="1728 0 1632 384 1344 720 576 1104 0 1200" draw:type="mso-spt100" draw:enhanced-path="M 1728 0 C 1712 132 1696 264 1632 384 1568 504 1520 600 1344 720 1168 840 800 1024 576 1104 352 1184 96 1184 0 1200 N">
            <draw:equation draw:name="f0" draw:formula=""/>
            <draw:equation draw:name="f1" draw:formula=""/>
            <draw:equation draw:name="f2" draw:formula=""/>
            <draw:equation draw:name="f3" draw:formula=""/>
            <draw:equation draw:name="f4" draw:formula=""/>
            <draw:equation draw:name="f5" draw:formula=""/>
            <draw:equation draw:name="f6" draw:formula="1200+6-8"/>
            <draw:equation draw:name="f7" draw:formula="(16384+8193)/2"/>
            <draw:equation draw:name="f8" draw:formula="*-32768/5"/>
            <draw:equation draw:name="f9" draw:formula="atan2(1728,8)/(pi/180)"/>
            <draw:equation draw:name="f10" draw:formula="1632"/>
            <draw:equation draw:name="f11" draw:formula="sqrt(0*0-0*0)"/>
            <draw:equation draw:name="f12" draw:formula=""/>
          </draw:enhanced-geometry>
        </draw:custom-shape>
        <draw:custom-shape draw:name="Text Box 64" draw:style-name="gr5" draw:text-style-name="P149" draw:layer="layout" svg:width="1.905cm" svg:height="1.381cm" svg:x="19.05cm" svg:y="8.043cm">
          <text:list text:style-name="L1">
            <text:list-header>
              <text:p text:style-name="P148"><text:span text:style-name="T9">f(x)</text:span></text:p>
            </text:list-header>
          </text:list>
          <draw:enhanced-geometry svg:viewBox="0 0 21600 21600" draw:type="mso-spt202" draw:enhanced-path="M 0 0 L 21600 0 21600 21600 0 21600 0 0 Z N"/>
        </draw:custom-shape>
        <draw:custom-shape draw:name="Text Box 65" draw:style-name="gr5" draw:text-style-name="P149" draw:layer="layout" svg:width="2.116cm" svg:height="1.381cm" svg:x="20.532cm" svg:y="12.277cm">
          <text:list text:style-name="L1">
            <text:list-header>
              <text:p text:style-name="P148"><text:span text:style-name="T9">x</text:span></text:p>
            </text:list-header>
          </text:list>
          <draw:enhanced-geometry svg:viewBox="0 0 21600 21600" draw:type="mso-spt202" draw:enhanced-path="M 0 0 L 21600 0 21600 21600 0 21600 0 0 Z N"/>
        </draw:custom-shape>
        <draw:custom-shape draw:name="Text Box 66" draw:style-name="gr5" draw:text-style-name="P149" draw:layer="layout" svg:width="2.117cm" svg:height="1.381cm" svg:x="15.028cm" svg:y="6.773cm">
          <text:list text:style-name="L1">
            <text:list-header>
              <text:p text:style-name="P148"><text:span text:style-name="T9">y</text:span></text:p>
            </text:list-header>
          </text:list>
          <draw:enhanced-geometry svg:viewBox="0 0 21600 21600" draw:type="mso-spt202" draw:enhanced-path="M 0 0 L 21600 0 21600 21600 0 21600 0 0 Z N"/>
        </draw:custom-shape>
        <draw:custom-shape draw:name="AutoShape 22" draw:style-name="gr488" draw:text-style-name="P151" draw:layer="layout" svg:width="1.27cm" svg:height="1.482cm" svg:x="15.663cm" svg:y="12.7cm">
          <text:list text:style-name="L1">
            <text:list-header>
              <text:p text:style-name="P150"><text:span text:style-name="T9">x</text:span><text:span text:style-name="T91">0</text:span></text:p>
            </text:list-header>
          </text:list>
          <draw:enhanced-geometry svg:viewBox="0 0 21600 21600" draw:glue-points="10800 0 3160 3160 0 10800 3160 18440 10800 21600 18440 18440 21600 10800 18440 3160 ?f14 ?f15" draw:text-areas="3200 3200 18400 18400" draw:type="round-callout" draw:modifiers="4950 -117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name="Line 39" draw:style-name="gr489" draw:text-style-name="P40" xml:id="id698" draw:id="id698" draw:layer="layout" svg:width="0cm" svg:height="2.539cm" svg:x="18.415cm" svg:y="9.313cm" svg:viewBox="0 0 0 2540" draw:points="0,2540 0,0">
          <text:p/>
        </draw:polyline>
        <draw:custom-shape draw:name="AutoShape 31" draw:style-name="gr490" draw:text-style-name="P151" xml:id="id699" draw:id="id699" draw:layer="layout" svg:width="2.54cm" svg:height="1.694cm" svg:x="16.51cm" svg:y="6.138cm">
          <text:list text:style-name="L1">
            <text:list-header>
              <text:p text:style-name="P150"><text:span text:style-name="T9">f(x1)</text:span></text:p>
            </text:list-header>
          </text:list>
          <draw:enhanced-geometry svg:viewBox="0 0 21600 21600" draw:glue-points="10800 0 3160 3160 0 10800 3160 18440 10800 21600 18440 18440 21600 10800 18440 3160 ?f14 ?f15" draw:text-areas="3200 3200 18400 18400" draw:type="round-callout" draw:modifiers="15563 3645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name="Line 42" draw:style-name="gr491" draw:text-style-name="P40" xml:id="id700" draw:id="id700" draw:layer="layout" svg:width="3.174cm" svg:height="6.561cm" svg:x="16.932cm" svg:y="6.138cm" svg:viewBox="0 0 3175 6562" draw:points="3175,0 0,6562">
          <text:p/>
        </draw:polyline>
        <draw:custom-shape draw:name="AutoShape 32" draw:style-name="gr492" draw:text-style-name="P151" xml:id="id697" draw:id="id697" draw:layer="layout" svg:width="1.694cm" svg:height="1.482cm" svg:x="18.838cm" svg:y="9.948cm">
          <text:list text:style-name="L1">
            <text:list-header>
              <text:p text:style-name="P150"><text:span text:style-name="T9">x1</text:span></text:p>
            </text:list-header>
          </text:list>
          <draw:enhanced-geometry svg:viewBox="0 0 21600 21600" draw:glue-points="10800 0 3160 3160 0 10800 3160 18440 10800 21600 18440 18440 21600 10800 18440 3160 ?f14 ?f15" draw:text-areas="3200 3200 18400 18400" draw:type="round-callout" draw:modifiers="-4388 266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33" draw:style-name="gr492" draw:text-style-name="P151" xml:id="id701" draw:id="id701" draw:layer="layout" svg:width="1.694cm" svg:height="1.482cm" svg:x="18.203cm" svg:y="12.065cm">
          <text:list text:style-name="L1">
            <text:list-header>
              <text:p text:style-name="P150"><text:span text:style-name="T9">x2</text:span></text:p>
            </text:list-header>
          </text:list>
          <draw:enhanced-geometry svg:viewBox="0 0 21600 21600" draw:glue-points="10800 0 3160 3160 0 10800 3160 18440 10800 21600 18440 18440 21600 10800 18440 3160 ?f14 ?f15" draw:text-areas="3200 3200 18400 18400" draw:type="round-callout" draw:modifiers="-10181 -15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67" draw:style-name="gr493" draw:text-style-name="P147" xml:id="id702" draw:id="id702" draw:layer="layout" svg:width="25.4cm" svg:height="3.141cm" svg:x="0cm" svg:y="1.482cm">
          <text:list text:style-name="L2">
            <text:list-header>
              <text:p text:style-name="P146"><text:span text:style-name="T13">2</text:span><text:span text:style-name="T14">、若</text:span><text:span text:style-name="T13">|x2-x1|</text:span><text:span text:style-name="T14">或</text:span><text:span text:style-name="T13">|f(x2)|</text:span><text:span text:style-name="T14">小于指定的精度，则令</text:span><text:span text:style-name="T13">x1=x2</text:span><text:span text:style-name="T14">，继续做</text:span><text:span text:style-name="T13">1</text:span><text:span text:style-name="T14">。当其满足所需的精度时，</text:span><text:span text:style-name="T13">x2</text:span><text:span text:style-name="T14">就是方程的近似解。</text:span></text:p>
            </text:list-header>
          </text:list>
          <draw:enhanced-geometry svg:viewBox="0 0 21600 21600" draw:type="mso-spt202" draw:enhanced-path="M 0 0 L 21600 0 21600 21600 0 21600 0 0 Z N"/>
        </draw:custom-shape>
        <draw:polyline draw:name="Line 43" draw:style-name="gr494" draw:text-style-name="P40" xml:id="id704" draw:id="id704" draw:layer="layout" svg:width="0cm" svg:height="1.057cm" svg:x="17.357cm" svg:y="10.795cm" svg:viewBox="0 0 0 1058" draw:points="0,1058 0,0">
          <text:p/>
        </draw:polyline>
        <draw:polyline draw:name="Line 44" draw:style-name="gr495" draw:text-style-name="P40" xml:id="id705" draw:id="id705" draw:layer="layout" svg:width="6.349cm" svg:height="6.773cm" svg:x="14.817cm" svg:y="6.773cm" svg:viewBox="0 0 6350 6774" draw:points="6350,0 0,6774">
          <text:p/>
        </draw:polyline>
        <draw:custom-shape draw:name="AutoShape 35" draw:style-name="gr496" draw:text-style-name="P152" xml:id="id703" draw:id="id703" draw:layer="layout" svg:width="1.482cm" svg:height="1.693cm" svg:x="17.568cm" svg:y="13.547cm">
          <text:list text:style-name="L3">
            <text:list-header>
              <text:p text:style-name="P150"><text:span text:style-name="T85">x1</text:span></text:p>
            </text:list-header>
          </text:list>
          <draw:enhanced-geometry svg:viewBox="0 0 21600 21600" draw:glue-points="10800 0 3160 3160 0 10800 3160 18440 10800 21600 18440 18440 21600 10800 18440 3160 ?f14 ?f15" draw:text-areas="3200 3200 18400 18400" draw:type="round-callout" draw:modifiers="-3279 -2098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36" draw:style-name="gr497" draw:text-style-name="P152" xml:id="id706" draw:id="id706" draw:layer="layout" svg:width="1.693cm" svg:height="1.482cm" svg:x="14.817cm" svg:y="9.313cm">
          <text:list text:style-name="L3">
            <text:list-header>
              <text:p text:style-name="P150"><text:span text:style-name="T85">x2</text:span></text:p>
            </text:list-header>
          </text:list>
          <draw:enhanced-geometry svg:viewBox="0 0 21600 21600" draw:glue-points="10800 0 3160 3160 0 10800 3160 18440 10800 21600 18440 18440 21600 10800 18440 3160 ?f14 ?f15" draw:text-areas="3200 3200 18400 18400" draw:type="round-callout" draw:modifiers="19913 359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name="Group 1" xml:id="id707" draw:id="id707">
          <draw:g draw:name="Group 24">
            <draw:custom-shape draw:name="Text Box 68" draw:style-name="gr216" draw:text-style-name="P153" draw:layer="layout" svg:width="7.408cm" svg:height="3.403cm" svg:x="2.54cm" svg:y="6.349cm">
              <text:list text:style-name="L1">
                <text:list-header>
                  <text:p text:style-name="P146"><text:span text:style-name="T12"/></text:p>
                  <text:p text:style-name="P146"><text:span text:style-name="T12"/></text:p>
                </text:list-header>
              </text:list>
              <draw:enhanced-geometry svg:viewBox="0 0 21600 21600" draw:type="mso-spt202" draw:enhanced-path="M 0 0 L 21600 0 21600 21600 0 21600 0 0 Z N"/>
            </draw:custom-shape>
            <draw:frame draw:name="Object 1" draw:style-name="gr498" draw:text-style-name="P154" draw:layer="layout" svg:width="5.816cm" svg:height="2.367cm" svg:x="3.174cm" svg:y="6.56cm">
              <draw:object xlink:href="./Object 1" xlink:type="simple" xlink:show="embed" xlink:actuate="onLoad">
                <loext:p/>
              </draw:object>
              <draw:image xlink:href="./ObjectReplacements/Object 1" xlink:type="simple" xlink:show="embed" xlink:actuate="onLoad"/>
            </draw:frame>
          </draw:g>
          <draw:custom-shape draw:name="Text Box 69" draw:style-name="gr216" draw:text-style-name="P153" draw:layer="layout" svg:width="14.605cm" svg:height="1.601cm" svg:x="1.27cm" svg:y="4.657cm">
            <text:list text:style-name="L1">
              <text:list-header>
                <text:p text:style-name="P146"><text:span text:style-name="T11">根据已知点求其切线的公式为：</text:span></text:p>
              </text:list-header>
            </text:list>
            <draw:enhanced-geometry svg:viewBox="0 0 21600 21600" draw:type="mso-spt202" draw:enhanced-path="M 0 0 L 21600 0 21600 21600 0 21600 0 0 Z N"/>
          </draw:custom-shape>
          <draw:custom-shape draw:name="Text Box 70" draw:style-name="gr216" draw:text-style-name="P153" draw:layer="layout" svg:width="8.467cm" svg:height="1.601cm" svg:x="1.27cm" svg:y="9.948cm">
            <text:list text:style-name="L1">
              <text:list-header>
                <text:p text:style-name="P146"><text:span text:style-name="T11">这就是牛顿切线法。</text:span></text:p>
              </text:list-header>
            </text:list>
            <draw:enhanced-geometry svg:viewBox="0 0 21600 21600" draw:type="mso-spt202" draw:enhanced-path="M 0 0 L 21600 0 21600 21600 0 21600 0 0 Z N"/>
          </draw:custom-shape>
        </draw:g>
        <draw:custom-shape draw:name="Text Box 71" draw:style-name="gr499" draw:text-style-name="P155" xml:id="id708" draw:id="id708" draw:layer="layout" svg:width="9.525cm" svg:height="4.681cm" svg:x="1.058cm" svg:y="12.488cm">
          <text:list text:style-name="L3">
            <text:list-header>
              <text:p text:style-name="P146"><text:span text:style-name="T26">牛顿切线法收敛快，适用性强，缺陷是必须求出方程的导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97" smil:attributeName="visibility" smil:to="visible"/>
                  <anim:transitionFilter smil:dur="0.5s" smil:targetElement="id69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98" smil:attributeName="visibility" smil:to="visible"/>
                  <anim:transitionFilter smil:dur="0.5s" smil:targetElement="id69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99" smil:attributeName="visibility" smil:to="visible"/>
                  <anim:transitionFilter smil:dur="0.5s" smil:targetElement="id69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00" smil:attributeName="visibility" smil:to="visible"/>
                  <anim:transitionFilter smil:dur="0.5s" smil:targetElement="id70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01" smil:attributeName="visibility" smil:to="visible"/>
                  <anim:transitionFilter smil:dur="0.5s" smil:targetElement="id70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02" smil:attributeName="visibility" smil:to="visible"/>
                  <anim:transitionFilter smil:dur="0.5s" smil:targetElement="id70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03" smil:attributeName="visibility" smil:to="visible"/>
                  <anim:transitionFilter smil:dur="0.5s" smil:targetElement="id70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04" smil:attributeName="visibility" smil:to="visible"/>
                  <anim:transitionFilter smil:dur="0.5s" smil:targetElement="id70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05" smil:attributeName="visibility" smil:to="visible"/>
                  <anim:transitionFilter smil:dur="0.5s" smil:targetElement="id70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06" smil:attributeName="visibility" smil:to="visible"/>
                  <anim:transitionFilter smil:dur="0.5s" smil:targetElement="id70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07" smil:attributeName="visibility" smil:to="visible"/>
                  <anim:transitionFilter smil:dur="0.5s" smil:targetElement="id70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08" smil:attributeName="visibility" smil:to="visible"/>
                  <anim:transitionFilter smil:dur="0.5s" smil:targetElement="id708" smil:type="barWipe" smil:subtype="leftToRight"/>
                </anim:par>
              </anim:par>
            </anim:par>
          </anim:seq>
        </anim:par>
        <presentation:notes draw:style-name="dp2">
          <draw:page-thumbnail draw:style-name="gr3" draw:layer="layout" svg:width="12.7cm" svg:height="9.525cm" svg:x="3.175cm" svg:y="1.904cm" draw:page-number="112" presentation:class="page"/>
          <draw:frame presentation:style-name="pr1" draw:text-style-name="P5" draw:layer="layout" svg:width="13.97cm" svg:height="11.43cm" svg:x="2.54cm" svg:y="12.065cm" presentation:class="notes" presentation:placeholder="true">
            <draw:text-box/>
          </draw:frame>
        </presentation:notes>
      </draw:page>
      <draw:page draw:name="page113" draw:style-name="dp1" draw:master-page-name="默认" presentation:use-date-time-name="dtd1">
        <draw:custom-shape draw:name="灯片编号占位符 5"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72" draw:style-name="gr5" draw:text-style-name="P16" draw:layer="layout" svg:width="25.4cm" svg:height="2.667cm" svg:x="0cm" svg:y="0cm">
          <text:list text:style-name="L1">
            <text:list-header>
              <text:p text:style-name="P15"><text:span text:style-name="T11">已知方程为</text:span><text:span text:style-name="T12">f(x)=x*x-a</text:span><text:span text:style-name="T11">时，用牛顿切线法求方程的解。给定初值</text:span><text:span text:style-name="T12">x0</text:span><text:span text:style-name="T11">，精度</text:span><text:span text:style-name="T12">10</text:span><text:span text:style-name="T72">-6</text:span><text:span text:style-name="T11">，算法编程如下。</text:span></text:p>
            </text:list-header>
          </text:list>
          <draw:enhanced-geometry svg:viewBox="0 0 21600 21600" draw:type="mso-spt202" draw:enhanced-path="M 0 0 L 21600 0 21600 21600 0 21600 0 0 Z N"/>
        </draw:custom-shape>
        <draw:custom-shape draw:name="Text Box 73" draw:style-name="gr500" draw:text-style-name="P147" draw:layer="layout" svg:width="23.495cm" svg:height="12.386cm" svg:x="1.905cm" svg:y="3.81cm">
          <text:list text:style-name="L4">
            <text:list-header>
              <text:p text:style-name="P146"><text:span text:style-name="T31">cin&gt;&gt;x1; //</text:span><text:span text:style-name="T33">从键盘输入</text:span><text:span text:style-name="T31">x0 </text:span></text:p>
              <text:p text:style-name="P146"><text:span text:style-name="T31">do</text:span></text:p>
              <text:p text:style-name="P146"><text:span text:style-name="T31">{ <text:s text:c="2"/></text:span><text:span text:style-name="T13">x0=</text:span><text:span text:style-name="T28">x1;</text:span></text:p>
            </text:list-header>
          </text:list>
          <text:list text:style-name="L6">
            <text:list-header>
              <text:p text:style-name="P146"><text:span text:style-name="T28"><text:s text:c="5"/></text:span><text:span text:style-name="T28">x1</text:span><text:span text:style-name="T13">=x0-(x0*x0-a)/(2*x0) ;</text:span><text:span text:style-name="T31"> <text:s/>//</text:span><text:span text:style-name="T31"><text:tab/></text:span><text:span text:style-name="T31"><text:tab/></text:span><text:span text:style-name="T31"><text:tab/></text:span><text:span text:style-name="T31"><text:tab/></text:span></text:p>
            </text:list-header>
          </text:list>
          <text:list text:style-name="L4">
            <text:list-header>
              <text:p text:style-name="P146"><text:span text:style-name="T31"><text:s/></text:span><text:span text:style-name="T31">} while (fabs(x1-x0)&gt;=1e-6) ;</text:span></text:p>
              <text:p text:style-name="P146"><text:span text:style-name="T31">cout&gt;&gt;”x=”&gt;&gt;x1&gt;&gt;endl;</text:span></text:p>
            </text:list-header>
          </text:list>
          <draw:enhanced-geometry svg:viewBox="0 0 21600 21600" draw:type="mso-spt202" draw:enhanced-path="M 0 0 L 21600 0 21600 21600 0 21600 0 0 Z N"/>
        </draw:custom-shape>
        <draw:custom-shape draw:name="Text Box 74" draw:style-name="gr216" draw:text-style-name="P99" draw:layer="layout" svg:width="7.409cm" svg:height="3.166cm" svg:x="15.028cm" svg:y="7.62cm">
          <text:list text:style-name="L1">
            <text:list-header>
              <text:p text:style-name="P15"><text:span text:style-name="T12"/></text:p>
              <text:p text:style-name="P15"><text:span text:style-name="T12"/></text:p>
            </text:list-header>
          </text:list>
          <draw:enhanced-geometry svg:viewBox="0 0 21600 21600" draw:type="mso-spt202" draw:enhanced-path="M 0 0 L 21600 0 21600 21600 0 21600 0 0 Z N"/>
        </draw:custom-shape>
        <draw:frame draw:name="Object 6" draw:style-name="gr498" draw:text-style-name="P154" draw:layer="layout" svg:width="8.886cm" svg:height="3.532cm" svg:x="15.028cm" svg:y="9.525cm">
          <draw:object xlink:href="./Object 2" xlink:type="simple" xlink:show="embed" xlink:actuate="onLoad">
            <loext:p/>
          </draw:object>
          <draw:image xlink:href="./ObjectReplacements/Object 2" xlink:type="simple" xlink:show="embed" xlink:actuate="onLoad"/>
        </draw:frame>
        <draw:custom-shape draw:name="AutoShape 37" draw:style-name="gr501" draw:text-style-name="P30" xml:id="id710" draw:id="id710" draw:layer="layout" svg:width="11.007cm" svg:height="1.482cm" svg:x="9.313cm" svg:y="8.678cm">
          <text:list text:style-name="L3">
            <text:list-header>
              <text:p text:style-name="P29"><text:span text:style-name="T26">旧值算本次循环的新值</text:span></text:p>
            </text:list-header>
          </text:list>
          <draw:enhanced-geometry svg:viewBox="0 0 21600 21600" draw:text-areas="800 800 20800 20800" draw:type="round-rectangular-callout" draw:modifiers="943 30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38" draw:style-name="gr502" draw:text-style-name="P30" xml:id="id709" draw:id="id709" draw:layer="layout" svg:width="17.568cm" svg:height="1.481cm" svg:x="4.657cm" svg:y="6.562cm">
          <text:list text:style-name="L3">
            <text:list-header>
              <text:p text:style-name="P29"><text:span text:style-name="T26">上一循环的新值成为本次循环的旧值</text:span></text:p>
            </text:list-header>
          </text:list>
          <draw:enhanced-geometry svg:viewBox="0 0 21600 21600" draw:text-areas="800 800 20800 20800" draw:type="round-rectangular-callout" draw:modifiers="1800 374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709" smil:attributeName="visibility" smil:to="visible"/>
                  <anim:transitionFilter smil:dur="0.5s" smil:targetElement="id709" smil:type="barnDoorWipe" smil:subtype="horizontal" smil:direction="reverse"/>
                </anim:par>
              </anim:par>
            </anim:par>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710" smil:attributeName="visibility" smil:to="visible"/>
                  <anim:transitionFilter smil:dur="0.5s" smil:targetElement="id710" smil:type="barnDoorWipe" smil:subtype="horizontal" smil:direction="reverse"/>
                </anim:par>
              </anim:par>
            </anim:par>
          </anim:seq>
        </anim:par>
        <presentation:notes draw:style-name="dp2">
          <draw:page-thumbnail draw:style-name="gr3" draw:layer="layout" svg:width="12.7cm" svg:height="9.525cm" svg:x="3.175cm" svg:y="1.904cm" draw:page-number="113" presentation:class="page"/>
          <draw:frame presentation:style-name="pr1" draw:text-style-name="P5" draw:layer="layout" svg:width="13.97cm" svg:height="11.43cm" svg:x="2.54cm" svg:y="12.065cm" presentation:class="notes" presentation:placeholder="true">
            <draw:text-box/>
          </draw:frame>
        </presentation:notes>
      </draw:page>
      <draw:page draw:name="page114" draw:style-name="dp1" draw:master-page-name="默认" presentation:use-date-time-name="dtd1">
        <draw:custom-shape draw:name="灯片编号占位符 6"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75" draw:style-name="gr5" draw:text-style-name="P12" draw:layer="layout" svg:width="7.62cm" svg:height="1.178cm" svg:x="0cm" svg:y="0.847cm">
          <text:list text:style-name="L1">
            <text:list-header>
              <text:p text:style-name="P11"><text:span text:style-name="T9">2</text:span><text:span text:style-name="T8">、弦截法</text:span></text:p>
            </text:list-header>
          </text:list>
          <draw:enhanced-geometry svg:viewBox="0 0 21600 21600" draw:type="mso-spt202" draw:enhanced-path="M 0 0 L 21600 0 21600 21600 0 21600 0 0 Z N"/>
        </draw:custom-shape>
        <draw:line draw:name="Line 45" draw:style-name="gr503" draw:text-style-name="P40" draw:layer="layout" svg:x1="10.583cm" svg:y1="5.08cm" svg:x2="22.648cm" svg:y2="5.08cm">
          <text:p/>
        </draw:line>
        <draw:line draw:name="Line 46" draw:style-name="gr504" draw:text-style-name="P40" draw:layer="layout" svg:x1="16.298cm" svg:y1="9.102cm" svg:x2="16.298cm" svg:y2="0.212cm">
          <text:p/>
        </draw:line>
        <draw:custom-shape draw:name="Freeform 3" draw:style-name="gr505" draw:text-style-name="P45" draw:layer="layout" svg:width="8.678cm" svg:height="5.503cm" svg:x="11.642cm" svg:y="1.27cm">
          <text:p/>
          <draw:enhanced-geometry svg:viewBox="0 0 1728 1200" draw:extrusion-allowed="true" draw:text-areas="0 0 1728 1200" draw:glue-points="1728 0 1632 384 1344 720 576 1104 0 1200" draw:type="mso-spt100" draw:enhanced-path="M 1728 0 C 1712 132 1696 264 1632 384 1568 504 1520 600 1344 720 1168 840 800 1024 576 1104 352 1184 96 1184 0 1200 N">
            <draw:equation draw:name="f0" draw:formula=""/>
            <draw:equation draw:name="f1" draw:formula=""/>
            <draw:equation draw:name="f2" draw:formula=""/>
            <draw:equation draw:name="f3" draw:formula=""/>
            <draw:equation draw:name="f4" draw:formula=""/>
            <draw:equation draw:name="f5" draw:formula=""/>
            <draw:equation draw:name="f6" draw:formula="1200+6-8"/>
            <draw:equation draw:name="f7" draw:formula="(16384+8193)/2"/>
            <draw:equation draw:name="f8" draw:formula="*-32768/5"/>
            <draw:equation draw:name="f9" draw:formula="atan2(1728,8)/(pi/180)"/>
            <draw:equation draw:name="f10" draw:formula="1632"/>
            <draw:equation draw:name="f11" draw:formula="sqrt(0*0-0*0)"/>
            <draw:equation draw:name="f12" draw:formula=""/>
          </draw:enhanced-geometry>
        </draw:custom-shape>
        <draw:custom-shape draw:name="Text Box 76" draw:style-name="gr5" draw:text-style-name="P12" draw:layer="layout" svg:width="1.905cm" svg:height="1.178cm" svg:x="20.743cm" svg:y="1.27cm">
          <text:list text:style-name="L1">
            <text:list-header>
              <text:p text:style-name="P11"><text:span text:style-name="T9">f(x)</text:span></text:p>
            </text:list-header>
          </text:list>
          <draw:enhanced-geometry svg:viewBox="0 0 21600 21600" draw:type="mso-spt202" draw:enhanced-path="M 0 0 L 21600 0 21600 21600 0 21600 0 0 Z N"/>
        </draw:custom-shape>
        <draw:custom-shape draw:name="Text Box 77" draw:style-name="gr5" draw:text-style-name="P12" draw:layer="layout" svg:width="2.117cm" svg:height="1.178cm" svg:x="22.225cm" svg:y="5.503cm">
          <text:list text:style-name="L1">
            <text:list-header>
              <text:p text:style-name="P11"><text:span text:style-name="T9">x</text:span></text:p>
            </text:list-header>
          </text:list>
          <draw:enhanced-geometry svg:viewBox="0 0 21600 21600" draw:type="mso-spt202" draw:enhanced-path="M 0 0 L 21600 0 21600 21600 0 21600 0 0 Z N"/>
        </draw:custom-shape>
        <draw:custom-shape draw:name="Text Box 78" draw:style-name="gr5" draw:text-style-name="P12" draw:layer="layout" svg:width="2.116cm" svg:height="1.178cm" svg:x="16.722cm" svg:y="0cm">
          <text:list text:style-name="L1">
            <text:list-header>
              <text:p text:style-name="P11"><text:span text:style-name="T9">y</text:span></text:p>
            </text:list-header>
          </text:list>
          <draw:enhanced-geometry svg:viewBox="0 0 21600 21600" draw:type="mso-spt202" draw:enhanced-path="M 0 0 L 21600 0 21600 21600 0 21600 0 0 Z N"/>
        </draw:custom-shape>
        <draw:custom-shape draw:name="AutoShape 39" draw:style-name="gr506" draw:text-style-name="P145" draw:layer="layout" svg:width="1.693cm" svg:height="1.481cm" svg:x="17.357cm" svg:y="5.927cm">
          <text:list text:style-name="L1">
            <text:list-header>
              <text:p text:style-name="P23"><text:span text:style-name="T9">x</text:span></text:p>
            </text:list-header>
          </text:list>
          <draw:enhanced-geometry svg:viewBox="0 0 21600 21600" draw:glue-points="10800 0 3160 3160 0 10800 3160 18440 10800 21600 18440 18440 21600 10800 18440 3160 ?f14 ?f15" draw:text-areas="3200 3200 18400 18400" draw:type="round-callout" draw:modifiers="4106 -1215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79" draw:style-name="gr5" draw:text-style-name="P12" xml:id="id711" draw:id="id711" draw:layer="layout" svg:width="25.4cm" svg:height="2.295cm" svg:x="0cm" svg:y="10.028cm">
          <text:list text:style-name="L1">
            <text:list-header>
              <text:p text:style-name="P11"><text:span text:style-name="T9">1</text:span><text:span text:style-name="T8">、在</text:span><text:span text:style-name="T9">x</text:span><text:span text:style-name="T8">轴上取两点</text:span><text:span text:style-name="T9">x1</text:span><text:span text:style-name="T8">和</text:span><text:span text:style-name="T9">x2, </text:span><text:span text:style-name="T73">要确保</text:span><text:span text:style-name="T57">x1</text:span><text:span text:style-name="T73">与</text:span><text:span text:style-name="T57">x2</text:span><text:span text:style-name="T73">之间有且只有方程唯一的解</text:span><text:span text:style-name="T8">。</text:span></text:p>
            </text:list-header>
          </text:list>
          <draw:enhanced-geometry svg:viewBox="0 0 21600 21600" draw:type="mso-spt202" draw:enhanced-path="M 0 0 L 21600 0 21600 21600 0 21600 0 0 Z N"/>
        </draw:custom-shape>
        <draw:custom-shape draw:name="AutoShape 40" draw:style-name="gr507" draw:text-style-name="P145" xml:id="id712" draw:id="id712" draw:layer="layout" svg:width="1.693cm" svg:height="1.482cm" svg:x="19.685cm" svg:y="5.715cm">
          <text:list text:style-name="L1">
            <text:list-header>
              <text:p text:style-name="P23"><text:span text:style-name="T9">x1</text:span></text:p>
            </text:list-header>
          </text:list>
          <draw:enhanced-geometry svg:viewBox="0 0 21600 21600" draw:glue-points="10800 0 3160 3160 0 10800 3160 18440 10800 21600 18440 18440 21600 10800 18440 3160 ?f14 ?f15" draw:text-areas="3200 3200 18400 18400" draw:type="round-callout" draw:modifiers="3319 -8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41" draw:style-name="gr507" draw:text-style-name="P145" xml:id="id713" draw:id="id713" draw:layer="layout" svg:width="1.693cm" svg:height="1.482cm" svg:x="10.16cm" svg:y="2.963cm">
          <text:list text:style-name="L1">
            <text:list-header>
              <text:p text:style-name="P23"><text:span text:style-name="T9">x2</text:span></text:p>
            </text:list-header>
          </text:list>
          <draw:enhanced-geometry svg:viewBox="0 0 21600 21600" draw:glue-points="10800 0 3160 3160 0 10800 3160 18440 10800 21600 18440 18440 21600 10800 18440 3160 ?f14 ?f15" draw:text-areas="3200 3200 18400 18400" draw:type="round-callout" draw:modifiers="20306 315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name="Line 47" draw:style-name="gr489" draw:text-style-name="P40" xml:id="id715" draw:id="id715" draw:layer="layout" svg:width="0cm" svg:height="2.116cm" svg:x="19.897cm" svg:y="2.962cm" svg:viewBox="0 0 0 2117" draw:points="0,2117 0,0">
          <text:p/>
        </draw:polyline>
        <draw:polyline draw:name="Line 49" draw:style-name="gr489" draw:text-style-name="P40" xml:id="id716" draw:id="id716" draw:layer="layout" svg:width="0cm" svg:height="1.481cm" svg:x="11.853cm" svg:y="5.08cm" svg:viewBox="0 0 0 1482" draw:points="0,1482 0,0">
          <text:p/>
        </draw:polyline>
        <draw:polyline draw:name="Line 50" draw:style-name="gr508" draw:text-style-name="P40" xml:id="id720" draw:id="id720" draw:layer="layout" svg:width="16.509cm" svg:height="7.408cm" svg:x="7.832cm" svg:y="1.058cm" svg:viewBox="0 0 16510 7409" draw:points="16510,0 0,7409">
          <text:p/>
        </draw:polyline>
        <draw:custom-shape draw:name="AutoShape 42" draw:style-name="gr509" draw:text-style-name="P145" xml:id="id717" draw:id="id717" draw:layer="layout" svg:width="2.54cm" svg:height="1.693cm" svg:x="17.78cm" svg:y="0.212cm">
          <text:list text:style-name="L1">
            <text:list-header>
              <text:p text:style-name="P23"><text:span text:style-name="T9">f(x1)</text:span></text:p>
            </text:list-header>
          </text:list>
          <draw:enhanced-geometry svg:viewBox="0 0 21600 21600" draw:glue-points="10800 0 3160 3160 0 10800 3160 18440 10800 21600 18440 18440 21600 10800 18440 3160 ?f14 ?f15" draw:text-areas="3200 3200 18400 18400" draw:type="round-callout" draw:modifiers="17813 356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43" draw:style-name="gr509" draw:text-style-name="P145" xml:id="id718" draw:id="id718" draw:layer="layout" svg:width="2.54cm" svg:height="1.693cm" svg:x="9.948cm" svg:y="7.832cm">
          <text:list text:style-name="L1">
            <text:list-header>
              <text:p text:style-name="P23"><text:span text:style-name="T9">f(x2)</text:span></text:p>
            </text:list-header>
          </text:list>
          <draw:enhanced-geometry svg:viewBox="0 0 21600 21600" draw:glue-points="10800 0 3160 3160 0 10800 3160 18440 10800 21600 18440 18440 21600 10800 18440 3160 ?f14 ?f15" draw:text-areas="3200 3200 18400 18400" draw:type="round-callout" draw:modifiers="15525 -136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80" draw:style-name="gr5" draw:text-style-name="P12" xml:id="id714" draw:id="id714" draw:layer="layout" svg:width="23.918cm" svg:height="1.178cm" svg:x="0cm" svg:y="11.298cm">
          <text:list text:style-name="L1">
            <text:list-header>
              <text:p text:style-name="P11"><text:span text:style-name="T9">2</text:span><text:span text:style-name="T8">、</text:span><text:span text:style-name="T9">x1</text:span><text:span text:style-name="T8">与</text:span><text:span text:style-name="T9">x2</text:span><text:span text:style-name="T8">分别与</text:span><text:span text:style-name="T9">f(x)</text:span><text:span text:style-name="T8">相交于</text:span><text:span text:style-name="T9">y1=f(x1)</text:span><text:span text:style-name="T8">、</text:span><text:span text:style-name="T9">y2=f(x2)</text:span><text:span text:style-name="T8">。</text:span></text:p>
            </text:list-header>
          </text:list>
          <draw:enhanced-geometry svg:viewBox="0 0 21600 21600" draw:type="mso-spt202" draw:enhanced-path="M 0 0 L 21600 0 21600 21600 0 21600 0 0 Z N"/>
        </draw:custom-shape>
        <draw:custom-shape draw:name="Text Box 81" draw:style-name="gr5" draw:text-style-name="P12" xml:id="id719" draw:id="id719" draw:layer="layout" svg:width="25.4cm" svg:height="1.178cm" svg:x="0cm" svg:y="12.779cm">
          <text:list text:style-name="L1">
            <text:list-header>
              <text:p text:style-name="P11"><text:span text:style-name="T9">3</text:span><text:span text:style-name="T8">、做直线通过</text:span><text:span text:style-name="T9">y1</text:span><text:span text:style-name="T8">、</text:span><text:span text:style-name="T9">y2</text:span><text:span text:style-name="T8">与</text:span><text:span text:style-name="T9">x</text:span><text:span text:style-name="T8">轴交于</text:span><text:span text:style-name="T9">x0</text:span><text:span text:style-name="T8">点。</text:span></text:p>
            </text:list-header>
          </text:list>
          <draw:enhanced-geometry svg:viewBox="0 0 21600 21600" draw:type="mso-spt202" draw:enhanced-path="M 0 0 L 21600 0 21600 21600 0 21600 0 0 Z N"/>
        </draw:custom-shape>
        <draw:custom-shape draw:name="AutoShape 44" draw:style-name="gr510" draw:text-style-name="P156" xml:id="id721" draw:id="id721" draw:layer="layout" svg:width="1.693cm" svg:height="1.482cm" svg:x="14.605cm" svg:y="3.175cm">
          <text:list text:style-name="L3">
            <text:list-header>
              <text:p text:style-name="P23"><text:span text:style-name="T85">x0</text:span></text:p>
            </text:list-header>
          </text:list>
          <draw:enhanced-geometry svg:viewBox="0 0 21600 21600" draw:glue-points="10800 0 3160 3160 0 10800 3160 18440 10800 21600 18440 18440 21600 10800 18440 3160 ?f14 ?f15" draw:text-areas="3200 3200 18400 18400" draw:type="round-callout" draw:modifiers="8381 266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45" draw:style-name="gr511" draw:text-style-name="P156" xml:id="id723" draw:id="id723" draw:layer="layout" svg:width="1.693cm" svg:height="1.481cm" svg:x="12.912cm" svg:y="3.387cm">
          <text:list text:style-name="L3">
            <text:list-header>
              <text:p text:style-name="P23"><text:span text:style-name="T85">x2</text:span></text:p>
            </text:list-header>
          </text:list>
          <draw:enhanced-geometry svg:viewBox="0 0 21600 21600" draw:glue-points="10800 0 3160 3160 0 10800 3160 18440 10800 21600 18440 18440 21600 10800 18440 3160 ?f14 ?f15" draw:text-areas="3200 3200 18400 18400" draw:type="round-callout" draw:modifiers="27619 244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name="Line 51" draw:style-name="gr512" draw:text-style-name="P40" xml:id="id724" draw:id="id724" draw:layer="layout" svg:width="0cm" svg:height="1.057cm" svg:x="15.24cm" svg:y="5.08cm" svg:viewBox="0 0 0 1058" draw:points="0,0 0,1058">
          <text:p/>
        </draw:polyline>
        <draw:polyline draw:name="Line 52" draw:style-name="gr495" draw:text-style-name="P40" xml:id="id725" draw:id="id725" draw:layer="layout" svg:width="9.735cm" svg:height="6.349cm" svg:x="12.912cm" svg:y="1.27cm" svg:viewBox="0 0 9736 6350" draw:points="9736,0 0,6350">
          <text:p/>
        </draw:polyline>
        <draw:custom-shape draw:name="AutoShape 46" draw:style-name="gr513" draw:text-style-name="P157" xml:id="id726" draw:id="id726" draw:layer="layout" svg:width="1.693cm" svg:height="1.482cm" svg:x="16.51cm" svg:y="2.54cm">
          <text:list text:style-name="L3">
            <text:list-header>
              <text:p text:style-name="P23"><text:span text:style-name="T85">x0</text:span></text:p>
            </text:list-header>
          </text:list>
          <draw:enhanced-geometry svg:viewBox="0 0 21600 21600" draw:glue-points="10800 0 3160 3160 0 10800 3160 18440 10800 21600 18440 18440 21600 10800 18440 3160 ?f14 ?f15" draw:text-areas="3200 3200 18400 18400" draw:type="round-callout" draw:modifiers="4163 368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82" draw:style-name="gr514" draw:text-style-name="P12" xml:id="id722" draw:id="id722" draw:layer="layout" svg:width="25.4cm" svg:height="4.529cm" svg:x="0cm" svg:y="13.97cm">
          <text:list text:style-name="L4">
            <text:list-header>
              <text:p text:style-name="P11"><text:span text:style-name="T45">4</text:span><text:span text:style-name="T71">、若</text:span><text:span text:style-name="T45">|f(x0)|</text:span><text:span text:style-name="T71">满足给定的精度，则</text:span><text:span text:style-name="T45">x0</text:span><text:span text:style-name="T71">即是方程的解，否则，若</text:span><text:span text:style-name="T45">f(x0)*f(x1)&lt;0</text:span><text:span text:style-name="T71">，则方程的解应在</text:span><text:span text:style-name="T45">x1</text:span><text:span text:style-name="T71">与</text:span><text:span text:style-name="T45">x0</text:span><text:span text:style-name="T71">之间，令</text:span><text:span text:style-name="T45">x2=x0</text:span><text:span text:style-name="T71">，继续做</text:span><text:span text:style-name="T45">2</text:span><text:span text:style-name="T71">。同理，若</text:span><text:span text:style-name="T45">f(x0)*f(x1)&gt;0</text:span><text:span text:style-name="T71">，则方程的解应在</text:span><text:span text:style-name="T45">x2</text:span><text:span text:style-name="T71">与</text:span><text:span text:style-name="T45">x0</text:span><text:span text:style-name="T71">之间，令</text:span><text:span text:style-name="T45">x1=x0</text:span><text:span text:style-name="T71">，继续做</text:span><text:span text:style-name="T45">2 ,</text:span><text:span text:style-name="T71">直至满足精度为止。</text:span></text:p>
            </text:list-header>
          </text:list>
          <draw:enhanced-geometry svg:viewBox="0 0 21600 21600" draw:type="mso-spt202" draw:enhanced-path="M 0 0 L 21600 0 21600 21600 0 21600 0 0 Z N"/>
        </draw:custom-shape>
        <draw:g draw:name="Group 28" xml:id="id727" draw:id="id727">
          <draw:custom-shape draw:name="Text Box 83" draw:style-name="gr515" draw:text-style-name="P94" draw:layer="layout" svg:width="8.678cm" svg:height="2.723cm" svg:x="0.847cm" svg:y="2.54cm">
            <text:list text:style-name="L1">
              <text:list-header>
                <text:p text:style-name="P23"><text:span text:style-name="T9"/></text:p>
                <text:p text:style-name="P23"><text:span text:style-name="T9"/></text:p>
              </text:list-header>
            </text:list>
            <draw:enhanced-geometry svg:viewBox="0 0 21600 21600" draw:type="mso-spt202" draw:enhanced-path="M 0 0 L 21600 0 21600 21600 0 21600 0 0 Z N"/>
          </draw:custom-shape>
          <draw:frame draw:name="Object 5" draw:style-name="gr498" draw:text-style-name="P154" draw:layer="layout" svg:width="8.194cm" svg:height="1.989cm" svg:x="1.058cm" svg:y="3.175cm">
            <draw:object xlink:href="./Object 3" xlink:type="simple" xlink:show="embed" xlink:actuate="onLoad">
              <loext:p/>
            </draw:object>
            <draw:image xlink:href="./ObjectReplacements/Object 3" xlink:type="simple" xlink:show="embed" xlink:actuate="onLoad"/>
          </draw:fram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11" smil:attributeName="visibility" smil:to="visible"/>
                  <anim:transitionFilter smil:dur="0.5s" smil:targetElement="id711"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12" smil:attributeName="visibility" smil:to="visible"/>
                  <anim:transitionFilter smil:dur="0.5s" smil:targetElement="id712"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13" smil:attributeName="visibility" smil:to="visible"/>
                  <anim:transitionFilter smil:dur="0.5s" smil:targetElement="id713"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14" smil:attributeName="visibility" smil:to="visible"/>
                  <anim:transitionFilter smil:dur="0.5s" smil:targetElement="id714"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715" smil:attributeName="visibility" smil:to="visible"/>
                  <anim:transitionFilter smil:dur="0.5s" smil:targetElement="id715"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716" smil:attributeName="visibility" smil:to="visible"/>
                  <anim:transitionFilter smil:dur="0.5s" smil:targetElement="id716"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17" smil:attributeName="visibility" smil:to="visible"/>
                  <anim:transitionFilter smil:dur="0.5s" smil:targetElement="id717"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18" smil:attributeName="visibility" smil:to="visible"/>
                  <anim:transitionFilter smil:dur="0.5s" smil:targetElement="id718"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19" smil:attributeName="visibility" smil:to="visible"/>
                  <anim:transitionFilter smil:dur="0.5s" smil:targetElement="id719"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720" smil:attributeName="visibility" smil:to="visible"/>
                  <anim:transitionFilter smil:dur="0.5s" smil:targetElement="id720"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21" smil:attributeName="visibility" smil:to="visible"/>
                  <anim:transitionFilter smil:dur="0.5s" smil:targetElement="id721"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22" smil:attributeName="visibility" smil:to="visible"/>
                  <anim:transitionFilter smil:dur="0.5s" smil:targetElement="id722"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23" smil:attributeName="visibility" smil:to="visible"/>
                  <anim:transitionFilter smil:dur="0.5s" smil:targetElement="id723"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724" smil:attributeName="visibility" smil:to="visible"/>
                  <anim:transitionFilter smil:dur="0.5s" smil:targetElement="id724"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725" smil:attributeName="visibility" smil:to="visible"/>
                  <anim:transitionFilter smil:dur="0.5s" smil:targetElement="id725"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26" smil:attributeName="visibility" smil:to="visible"/>
                  <anim:transitionFilter smil:dur="0.5s" smil:targetElement="id726"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727" smil:attributeName="visibility" smil:to="visible"/>
                  <anim:transitionFilter smil:dur="0.5s" smil:targetElement="id727" smil:type="barWipe" smil:subtype="leftToRight" smil:direction="reverse"/>
                </anim:par>
              </anim:par>
            </anim:par>
          </anim:seq>
        </anim:par>
        <presentation:notes draw:style-name="dp2">
          <draw:page-thumbnail draw:style-name="gr3" draw:layer="layout" svg:width="12.7cm" svg:height="9.525cm" svg:x="3.175cm" svg:y="1.904cm" draw:page-number="114" presentation:class="page"/>
          <draw:frame presentation:style-name="pr1" draw:text-style-name="P5" draw:layer="layout" svg:width="13.97cm" svg:height="11.43cm" svg:x="2.54cm" svg:y="12.065cm" presentation:class="notes" presentation:placeholder="true">
            <draw:text-box/>
          </draw:frame>
        </presentation:notes>
      </draw:page>
      <draw:page draw:name="page115" draw:style-name="dp1" draw:master-page-name="默认" presentation:use-date-time-name="dtd1">
        <draw:custom-shape draw:name="灯片编号占位符 7"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84" draw:style-name="gr5" draw:text-style-name="P12" draw:layer="layout" svg:width="25.4cm" svg:height="1.178cm" svg:x="0cm" svg:y="0cm">
          <text:list text:style-name="L1">
            <text:list-header>
              <text:p text:style-name="P11"><text:span text:style-name="T8">用两分法求方程的根。 <text:s text:c="5"/></text:span><text:span text:style-name="T58">x</text:span><text:span text:style-name="T92">3</text:span><text:span text:style-name="T58">-5x</text:span><text:span text:style-name="T92">2</text:span><text:span text:style-name="T58">+16x-80=0</text:span></text:p>
            </text:list-header>
          </text:list>
          <draw:enhanced-geometry svg:viewBox="0 0 21600 21600" draw:type="mso-spt202" draw:enhanced-path="M 0 0 L 21600 0 21600 21600 0 21600 0 0 Z N"/>
        </draw:custom-shape>
        <draw:g draw:name="Group 30">
          <draw:custom-shape draw:name="Text Box 85" draw:style-name="gr515" draw:text-style-name="P94" draw:layer="layout" svg:width="8.678cm" svg:height="2.723cm" svg:x="0.847cm" svg:y="1.27cm">
            <text:list text:style-name="L1">
              <text:list-header>
                <text:p text:style-name="P23"><text:span text:style-name="T9"/></text:p>
                <text:p text:style-name="P23"><text:span text:style-name="T9"/></text:p>
              </text:list-header>
            </text:list>
            <draw:enhanced-geometry svg:viewBox="0 0 21600 21600" draw:type="mso-spt202" draw:enhanced-path="M 0 0 L 21600 0 21600 21600 0 21600 0 0 Z N"/>
          </draw:custom-shape>
          <draw:frame draw:name="Object 7" draw:style-name="gr498" draw:text-style-name="P154" draw:layer="layout" svg:width="8.194cm" svg:height="1.989cm" svg:x="1.058cm" svg:y="1.905cm">
            <draw:object xlink:href="./Object 4" xlink:type="simple" xlink:show="embed" xlink:actuate="onLoad">
              <loext:p/>
            </draw:object>
            <draw:image xlink:href="./ObjectReplacements/Object 4" xlink:type="simple" xlink:show="embed" xlink:actuate="onLoad"/>
          </draw:frame>
        </draw:g>
        <draw:custom-shape draw:name="Text Box 86" draw:style-name="gr5" draw:text-style-name="P28" xml:id="id728" draw:id="id728" draw:layer="layout" svg:width="12.065cm" svg:height="5.165cm" svg:x="0cm" svg:y="4.233cm">
          <text:list text:style-name="L1">
            <text:list-header>
              <text:p text:style-name="P27"><text:span text:style-name="T9">#include &lt;math.h&gt;</text:span></text:p>
              <text:p text:style-name="P27"><text:span text:style-name="T9">float f (float x)</text:span></text:p>
              <text:p text:style-name="P27"><text:span text:style-name="T9">{return <text:s/>x*x*x-5*x*x+16*x-80;</text:span></text:p>
              <text:p text:style-name="P27"><text:span text:style-name="T9">}</text:span></text:p>
            </text:list-header>
          </text:list>
          <draw:enhanced-geometry svg:viewBox="0 0 21600 21600" draw:type="mso-spt202" draw:enhanced-path="M 0 0 L 21600 0 21600 21600 0 21600 0 0 Z N"/>
        </draw:custom-shape>
        <draw:custom-shape draw:name="Text Box 87" draw:style-name="gr5" draw:text-style-name="P28" xml:id="id729" draw:id="id729" draw:layer="layout" svg:width="14.393cm" svg:height="6.494cm" svg:x="0cm" svg:y="11.28cm">
          <text:list text:style-name="L1">
            <text:list-header>
              <text:p text:style-name="P27"><text:span text:style-name="T9">float <text:s/>xpoint(float x1,float x2) </text:span></text:p>
              <text:p text:style-name="P27"><text:span text:style-name="T9">{ <text:s/>float <text:s/>x0;</text:span></text:p>
              <text:p text:style-name="P27"><text:span text:style-name="T9"><text:s text:c="5"/></text:span><text:span text:style-name="T9">x0=(x1*f(x2)-x2*f(x1))/(f(x2)-f(x1));</text:span></text:p>
              <text:p text:style-name="P27"><text:span text:style-name="T9"><text:s text:c="5"/></text:span><text:span text:style-name="T9">return <text:s text:c="2"/>x0;</text:span></text:p>
              <text:p text:style-name="P27"><text:span text:style-name="T9">}</text:span></text:p>
            </text:list-header>
          </text:list>
          <draw:enhanced-geometry svg:viewBox="0 0 21600 21600" draw:type="mso-spt202" draw:enhanced-path="M 0 0 L 21600 0 21600 21600 0 21600 0 0 Z N"/>
        </draw:custom-shape>
        <draw:custom-shape draw:name="Text Box 88" draw:style-name="gr516" draw:text-style-name="P74" xml:id="id730" draw:id="id730" draw:layer="layout" svg:width="12.065cm" svg:height="18.3cm" svg:x="13.335cm" svg:y="0.833cm">
          <text:list text:style-name="L4">
            <text:list-header>
              <text:p text:style-name="P73"><text:span text:style-name="T45">void main(void )</text:span></text:p>
              <text:p text:style-name="P73"><text:span text:style-name="T45">{ float x1,x2, x0, f0, f1, f2;</text:span></text:p>
              <text:p text:style-name="P73"><text:span text:style-name="T45"><text:s text:c="3"/></text:span><text:span text:style-name="T45">do </text:span></text:p>
              <text:p text:style-name="P73"><text:span text:style-name="T45"><text:s text:c="3"/></text:span><text:span text:style-name="T45">{ <text:s/>cout&lt;&lt;“Input x1, x2\n”;</text:span></text:p>
              <text:p text:style-name="P73"><text:span text:style-name="T45"><text:s text:c="7"/></text:span><text:span text:style-name="T45">cin&gt;&gt;x1&gt;&gt;x2;</text:span></text:p>
              <text:p text:style-name="P73"><text:span text:style-name="T45"><text:s text:c="7"/></text:span><text:span text:style-name="T45">f1=f(x1); <text:s text:c="2"/>f2=f(x2);</text:span></text:p>
              <text:p text:style-name="P73"><text:span text:style-name="T45"><text:s text:c="5"/></text:span><text:span text:style-name="T45">} while (f1*f2&gt;0); </text:span></text:p>
              <text:p text:style-name="P73"><text:span text:style-name="T45"><text:s text:c="4"/></text:span><text:span text:style-name="T58">do</text:span></text:p>
            </text:list-header>
          </text:list>
          <text:list text:style-name="L5">
            <text:list-header>
              <text:p text:style-name="P73"><text:span text:style-name="T58"><text:s text:c="4"/></text:span><text:span text:style-name="T58">{ <text:s/></text:span><text:span text:style-name="T93">x0=xpoint(x1,x2);</text:span></text:p>
              <text:p text:style-name="P73"><text:span text:style-name="T58"><text:s text:c="6"/></text:span><text:span text:style-name="T58">f0=f(x0);</text:span></text:p>
              <text:p text:style-name="P73"><text:span text:style-name="T58"><text:s text:c="3"/></text:span><text:span text:style-name="T58">if ((f0*f1) &gt;0) { x1=x0;f1=f0;}</text:span></text:p>
              <text:p text:style-name="P73"><text:span text:style-name="T58"><text:s text:c="3"/></text:span><text:span text:style-name="T58">else { <text:s/>x2=x0; <text:s/>f2=f0;}</text:span></text:p>
              <text:p text:style-name="P73"><text:span text:style-name="T58"><text:s text:c="6"/></text:span><text:span text:style-name="T58">}while (fabs(f0)&gt;=0.0001);</text:span></text:p>
            </text:list-header>
          </text:list>
          <text:list text:style-name="L4">
            <text:list-header>
              <text:p text:style-name="P73"><text:span text:style-name="T45"><text:s text:c="4"/></text:span><text:span text:style-name="T45">cout&lt;&lt;”x=”&lt;&lt; x0&lt;&lt;endl;</text:span></text:p>
              <text:p text:style-name="P73"><text:span text:style-name="T45">}</text:span></text:p>
            </text:list-header>
          </text:list>
          <draw:enhanced-geometry svg:viewBox="0 0 21600 21600" draw:type="mso-spt202" draw:enhanced-path="M 0 0 L 21600 0 21600 21600 0 21600 0 0 Z N"/>
        </draw:custom-shape>
        <draw:custom-shape draw:name="AutoShape 48" draw:style-name="gr517" draw:text-style-name="P24" xml:id="id732" draw:id="id732" draw:layer="layout" svg:width="6.562cm" svg:height="1.27cm" svg:x="6.35cm" svg:y="5.292cm">
          <text:list text:style-name="L3">
            <text:list-header>
              <text:p text:style-name="P23"><text:span text:style-name="T24">输入</text:span><text:span text:style-name="T85">x</text:span><text:span text:style-name="T24">，输出</text:span><text:span text:style-name="T85">f(x)</text:span></text:p>
            </text:list-header>
          </text:list>
          <draw:enhanced-geometry svg:viewBox="0 0 21600 21600" draw:text-areas="800 800 20800 20800" draw:type="round-rectangular-callout" draw:modifiers="-3310 157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9" draw:style-name="gr518" draw:text-style-name="P158" xml:id="id733" draw:id="id733" draw:layer="layout" svg:width="8.678cm" svg:height="1.27cm" svg:x="3.387cm" svg:y="9.737cm">
          <text:list text:style-name="L3">
            <text:list-header>
              <text:p text:style-name="P23"><text:span text:style-name="T24">输入</text:span><text:span text:style-name="T85">x1,x2</text:span><text:span text:style-name="T24">，输出</text:span><text:span text:style-name="T85">x0</text:span></text:p>
            </text:list-header>
          </text:list>
          <draw:enhanced-geometry svg:viewBox="0 0 21600 21600" draw:text-areas="800 800 20800 20800" draw:type="round-rectangular-callout" draw:modifiers="10767 311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0" draw:style-name="gr519" draw:text-style-name="P24" xml:id="id731" draw:id="id731" draw:layer="layout" svg:width="7.832cm" svg:height="1.482cm" svg:x="6.138cm" svg:y="8.043cm">
          <text:list text:style-name="L3">
            <text:list-header>
              <text:p text:style-name="P23"><text:span text:style-name="T24">判断输入是否合法</text:span></text:p>
            </text:list-header>
          </text:list>
          <draw:enhanced-geometry svg:viewBox="0 0 21600 21600" draw:text-areas="800 800 20800 20800" draw:type="round-rectangular-callout" draw:modifiers="22220 -120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728" smil:attributeName="visibility" smil:to="visible"/>
                  <anim:transitionFilter smil:dur="0.5s" smil:targetElement="id728"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729" smil:attributeName="visibility" smil:to="visible"/>
                  <anim:transitionFilter smil:dur="0.5s" smil:targetElement="id729"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30" smil:attributeName="visibility" smil:to="visible"/>
                  <anim:transitionFilter smil:dur="0.5s" smil:targetElement="id730" smil:type="blindsWipe" smil:subtype="horizontal"/>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31" smil:attributeName="visibility" smil:to="visible"/>
                  <anim:transitionFilter smil:dur="0.5s" smil:targetElement="id73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32" smil:attributeName="visibility" smil:to="visible"/>
                  <anim:transitionFilter smil:dur="0.5s" smil:targetElement="id73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33" smil:attributeName="visibility" smil:to="visible"/>
                  <anim:transitionFilter smil:dur="0.5s" smil:targetElement="id733" smil:type="dissolve"/>
                </anim:par>
              </anim:par>
            </anim:par>
          </anim:seq>
        </anim:par>
        <presentation:notes draw:style-name="dp2">
          <draw:page-thumbnail draw:style-name="gr3" draw:layer="layout" svg:width="12.7cm" svg:height="9.525cm" svg:x="3.175cm" svg:y="1.904cm" draw:page-number="115" presentation:class="page"/>
          <draw:frame presentation:style-name="pr1" draw:text-style-name="P5" draw:layer="layout" svg:width="13.97cm" svg:height="11.43cm" svg:x="2.54cm" svg:y="12.065cm" presentation:class="notes" presentation:placeholder="true">
            <draw:text-box/>
          </draw:frame>
        </presentation:notes>
      </draw:page>
      <draw:page draw:name="page116" draw:style-name="dp1" draw:master-page-name="默认" presentation:use-date-time-name="dtd1">
        <draw:custom-shape draw:name="灯片编号占位符 8"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89" draw:style-name="gr5" draw:text-style-name="P22" draw:layer="layout" svg:width="7.62cm" svg:height="1.55cm" svg:x="0cm" svg:y="0.847cm">
          <text:list text:style-name="L1">
            <text:list-header>
              <text:p text:style-name="P21"><text:span text:style-name="T20">3</text:span><text:span text:style-name="T17">、两分法</text:span></text:p>
            </text:list-header>
          </text:list>
          <draw:enhanced-geometry svg:viewBox="0 0 21600 21600" draw:type="mso-spt202" draw:enhanced-path="M 0 0 L 21600 0 21600 21600 0 21600 0 0 Z N"/>
        </draw:custom-shape>
        <draw:line draw:name="Line 53" draw:style-name="gr520" draw:text-style-name="P40" draw:layer="layout" svg:x1="10.583cm" svg:y1="5.08cm" svg:x2="22.648cm" svg:y2="5.08cm">
          <text:p/>
        </draw:line>
        <draw:line draw:name="Line 54" draw:style-name="gr521" draw:text-style-name="P40" draw:layer="layout" svg:x1="16.298cm" svg:y1="9.102cm" svg:x2="16.298cm" svg:y2="0.212cm">
          <text:p/>
        </draw:line>
        <draw:custom-shape draw:name="Freeform 4" draw:style-name="gr505" draw:text-style-name="P45" draw:layer="layout" svg:width="8.678cm" svg:height="5.503cm" svg:x="11.642cm" svg:y="1.27cm">
          <text:p/>
          <draw:enhanced-geometry svg:viewBox="0 0 1728 1200" draw:extrusion-allowed="true" draw:text-areas="0 0 1728 1200" draw:glue-points="1728 0 1632 384 1344 720 576 1104 0 1200" draw:type="mso-spt100" draw:enhanced-path="M 1728 0 C 1712 132 1696 264 1632 384 1568 504 1520 600 1344 720 1168 840 800 1024 576 1104 352 1184 96 1184 0 1200 N">
            <draw:equation draw:name="f0" draw:formula=""/>
            <draw:equation draw:name="f1" draw:formula=""/>
            <draw:equation draw:name="f2" draw:formula=""/>
            <draw:equation draw:name="f3" draw:formula=""/>
            <draw:equation draw:name="f4" draw:formula=""/>
            <draw:equation draw:name="f5" draw:formula=""/>
            <draw:equation draw:name="f6" draw:formula="1200+6-8"/>
            <draw:equation draw:name="f7" draw:formula="(16384+8193)/2"/>
            <draw:equation draw:name="f8" draw:formula="*-32768/5"/>
            <draw:equation draw:name="f9" draw:formula="atan2(1728,8)/(pi/180)"/>
            <draw:equation draw:name="f10" draw:formula="1632"/>
            <draw:equation draw:name="f11" draw:formula="sqrt(0*0-0*0)"/>
            <draw:equation draw:name="f12" draw:formula=""/>
          </draw:enhanced-geometry>
        </draw:custom-shape>
        <draw:custom-shape draw:name="Text Box 90" draw:style-name="gr5" draw:text-style-name="P12" draw:layer="layout" svg:width="1.905cm" svg:height="1.178cm" svg:x="20.743cm" svg:y="1.27cm">
          <text:list text:style-name="L1">
            <text:list-header>
              <text:p text:style-name="P11"><text:span text:style-name="T9">f(x)</text:span></text:p>
            </text:list-header>
          </text:list>
          <draw:enhanced-geometry svg:viewBox="0 0 21600 21600" draw:type="mso-spt202" draw:enhanced-path="M 0 0 L 21600 0 21600 21600 0 21600 0 0 Z N"/>
        </draw:custom-shape>
        <draw:custom-shape draw:name="Text Box 91" draw:style-name="gr5" draw:text-style-name="P12" draw:layer="layout" svg:width="2.117cm" svg:height="1.178cm" svg:x="22.225cm" svg:y="5.503cm">
          <text:list text:style-name="L1">
            <text:list-header>
              <text:p text:style-name="P11"><text:span text:style-name="T9">x</text:span></text:p>
            </text:list-header>
          </text:list>
          <draw:enhanced-geometry svg:viewBox="0 0 21600 21600" draw:type="mso-spt202" draw:enhanced-path="M 0 0 L 21600 0 21600 21600 0 21600 0 0 Z N"/>
        </draw:custom-shape>
        <draw:custom-shape draw:name="Text Box 92" draw:style-name="gr5" draw:text-style-name="P12" draw:layer="layout" svg:width="2.116cm" svg:height="1.178cm" svg:x="16.722cm" svg:y="0cm">
          <text:list text:style-name="L1">
            <text:list-header>
              <text:p text:style-name="P11"><text:span text:style-name="T9">y</text:span></text:p>
            </text:list-header>
          </text:list>
          <draw:enhanced-geometry svg:viewBox="0 0 21600 21600" draw:type="mso-spt202" draw:enhanced-path="M 0 0 L 21600 0 21600 21600 0 21600 0 0 Z N"/>
        </draw:custom-shape>
        <draw:custom-shape draw:name="AutoShape 51" draw:style-name="gr506" draw:text-style-name="P145" draw:layer="layout" svg:width="1.693cm" svg:height="1.481cm" svg:x="17.357cm" svg:y="5.927cm">
          <text:list text:style-name="L1">
            <text:list-header>
              <text:p text:style-name="P23"><text:span text:style-name="T9">x</text:span></text:p>
            </text:list-header>
          </text:list>
          <draw:enhanced-geometry svg:viewBox="0 0 21600 21600" draw:glue-points="10800 0 3160 3160 0 10800 3160 18440 10800 21600 18440 18440 21600 10800 18440 3160 ?f14 ?f15" draw:text-areas="3200 3200 18400 18400" draw:type="round-callout" draw:modifiers="4106 -1215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93" draw:style-name="gr5" draw:text-style-name="P16" xml:id="id734" draw:id="id734" draw:layer="layout" svg:width="25.4cm" svg:height="2.667cm" svg:x="0cm" svg:y="9.102cm">
          <text:list text:style-name="L1">
            <text:list-header>
              <text:p text:style-name="P15"><text:span text:style-name="T12">1</text:span><text:span text:style-name="T11">、在</text:span><text:span text:style-name="T12">x</text:span><text:span text:style-name="T11">轴上取两点</text:span><text:span text:style-name="T12">x1</text:span><text:span text:style-name="T11">和</text:span><text:span text:style-name="T12">x2, </text:span><text:span text:style-name="T15">要确保</text:span><text:span text:style-name="T32">x1</text:span><text:span text:style-name="T15">与</text:span><text:span text:style-name="T32">x2</text:span><text:span text:style-name="T15">之间有且只有方程唯一的解</text:span><text:span text:style-name="T11">。</text:span></text:p>
            </text:list-header>
          </text:list>
          <draw:enhanced-geometry svg:viewBox="0 0 21600 21600" draw:type="mso-spt202" draw:enhanced-path="M 0 0 L 21600 0 21600 21600 0 21600 0 0 Z N"/>
        </draw:custom-shape>
        <draw:custom-shape draw:name="AutoShape 52" draw:style-name="gr507" draw:text-style-name="P145" xml:id="id735" draw:id="id735" draw:layer="layout" svg:width="1.693cm" svg:height="1.482cm" svg:x="19.685cm" svg:y="5.715cm">
          <text:list text:style-name="L1">
            <text:list-header>
              <text:p text:style-name="P23"><text:span text:style-name="T9">x1</text:span></text:p>
            </text:list-header>
          </text:list>
          <draw:enhanced-geometry svg:viewBox="0 0 21600 21600" draw:glue-points="10800 0 3160 3160 0 10800 3160 18440 10800 21600 18440 18440 21600 10800 18440 3160 ?f14 ?f15" draw:text-areas="3200 3200 18400 18400" draw:type="round-callout" draw:modifiers="3319 -8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53" draw:style-name="gr507" draw:text-style-name="P145" xml:id="id736" draw:id="id736" draw:layer="layout" svg:width="1.693cm" svg:height="1.482cm" svg:x="10.16cm" svg:y="2.963cm">
          <text:list text:style-name="L1">
            <text:list-header>
              <text:p text:style-name="P23"><text:span text:style-name="T9">x2</text:span></text:p>
            </text:list-header>
          </text:list>
          <draw:enhanced-geometry svg:viewBox="0 0 21600 21600" draw:glue-points="10800 0 3160 3160 0 10800 3160 18440 10800 21600 18440 18440 21600 10800 18440 3160 ?f14 ?f15" draw:text-areas="3200 3200 18400 18400" draw:type="round-callout" draw:modifiers="20306 315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94" draw:style-name="gr5" draw:text-style-name="P16" xml:id="id737" draw:id="id737" draw:layer="layout" svg:width="25.4cm" svg:height="1.364cm" svg:x="0cm" svg:y="11.853cm">
          <text:list text:style-name="L1">
            <text:list-header>
              <text:p text:style-name="P15"><text:span text:style-name="T12">2</text:span><text:span text:style-name="T11">、求出</text:span><text:span text:style-name="T12">x1,x2</text:span><text:span text:style-name="T11">的中点</text:span><text:span text:style-name="T12">x0</text:span><text:span text:style-name="T11">。</text:span></text:p>
            </text:list-header>
          </text:list>
          <draw:enhanced-geometry svg:viewBox="0 0 21600 21600" draw:type="mso-spt202" draw:enhanced-path="M 0 0 L 21600 0 21600 21600 0 21600 0 0 Z N"/>
        </draw:custom-shape>
        <draw:custom-shape draw:name="AutoShape 54" draw:style-name="gr522" draw:text-style-name="P156" xml:id="id738" draw:id="id738" draw:layer="layout" svg:width="1.693cm" svg:height="1.482cm" svg:x="14.605cm" svg:y="3.175cm">
          <text:list text:style-name="L3">
            <text:list-header>
              <text:p text:style-name="P23"><text:span text:style-name="T85">x0</text:span></text:p>
            </text:list-header>
          </text:list>
          <draw:enhanced-geometry svg:viewBox="0 0 21600 21600" draw:glue-points="10800 0 3160 3160 0 10800 3160 18440 10800 21600 18440 18440 21600 10800 18440 3160 ?f14 ?f15" draw:text-areas="3200 3200 18400 18400" draw:type="round-callout" draw:modifiers="8381 266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55" draw:style-name="gr523" draw:text-style-name="P156" xml:id="id740" draw:id="id740" draw:layer="layout" svg:width="1.693cm" svg:height="1.481cm" svg:x="12.912cm" svg:y="3.387cm">
          <text:list text:style-name="L3">
            <text:list-header>
              <text:p text:style-name="P23"><text:span text:style-name="T85">x2</text:span></text:p>
            </text:list-header>
          </text:list>
          <draw:enhanced-geometry svg:viewBox="0 0 21600 21600" draw:glue-points="10800 0 3160 3160 0 10800 3160 18440 10800 21600 18440 18440 21600 10800 18440 3160 ?f14 ?f15" draw:text-areas="3200 3200 18400 18400" draw:type="round-callout" draw:modifiers="27619 244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56" draw:style-name="gr524" draw:text-style-name="P157" xml:id="id741" draw:id="id741" draw:layer="layout" svg:width="1.693cm" svg:height="1.481cm" svg:x="17.357cm" svg:y="2.752cm">
          <text:list text:style-name="L3">
            <text:list-header>
              <text:p text:style-name="P23"><text:span text:style-name="T85">x0</text:span></text:p>
            </text:list-header>
          </text:list>
          <draw:enhanced-geometry svg:viewBox="0 0 21600 21600" draw:glue-points="10800 0 3160 3160 0 10800 3160 18440 10800 21600 18440 18440 21600 10800 18440 3160 ?f14 ?f15" draw:text-areas="3200 3200 18400 18400" draw:type="round-callout" draw:modifiers="11644 3375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95" draw:style-name="gr525" draw:text-style-name="P16" xml:id="id739" draw:id="id739" draw:layer="layout" svg:width="25.4cm" svg:height="6.576cm" svg:x="0cm" svg:y="13.335cm">
          <text:list text:style-name="L4">
            <text:list-header>
              <text:p text:style-name="P15"><text:span text:style-name="T31">3</text:span><text:span text:style-name="T33">、若</text:span><text:span text:style-name="T31">|f(x0)|</text:span><text:span text:style-name="T33">满足给定的精度，则</text:span><text:span text:style-name="T31">x0</text:span><text:span text:style-name="T33">即是方程的解，否则，若</text:span><text:span text:style-name="T31">f(x0)*f(x1)&lt;0</text:span><text:span text:style-name="T33">，则方程的解应在</text:span><text:span text:style-name="T31">x1</text:span><text:span text:style-name="T33">与</text:span><text:span text:style-name="T31">x0</text:span><text:span text:style-name="T33">之间，令</text:span><text:span text:style-name="T31">x2=x0</text:span><text:span text:style-name="T33">，继续做</text:span><text:span text:style-name="T31">2</text:span><text:span text:style-name="T33">。同理，若</text:span><text:span text:style-name="T31">f(x0)*f(x1)&gt;0</text:span><text:span text:style-name="T33">，则方程的解应在</text:span><text:span text:style-name="T31">x2</text:span><text:span text:style-name="T33">与</text:span><text:span text:style-name="T31">x0</text:span><text:span text:style-name="T33">之间，令</text:span><text:span text:style-name="T31">x1=x0</text:span><text:span text:style-name="T33">，继续做</text:span><text:span text:style-name="T31">2 ,</text:span><text:span text:style-name="T33">直至满足精度为止。</text:span></text:p>
            </text:list-header>
          </text:list>
          <draw:enhanced-geometry svg:viewBox="0 0 21600 21600" draw:type="mso-spt202" draw:enhanced-path="M 0 0 L 21600 0 21600 21600 0 21600 0 0 Z N"/>
        </draw:custom-shape>
        <draw:custom-shape draw:name="Text Box 96" draw:style-name="gr4" draw:text-style-name="P18" draw:layer="layout" svg:width="7.832cm" svg:height="1.885cm" svg:x="0.423cm" svg:y="3.598cm">
          <text:list text:style-name="L1">
            <text:list-header>
              <text:p text:style-name="P17"><text:span text:style-name="T20">x0=(x1+x2)/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34" smil:attributeName="visibility" smil:to="visible"/>
                  <anim:transitionFilter smil:dur="0.5s" smil:targetElement="id734"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35" smil:attributeName="visibility" smil:to="visible"/>
                  <anim:transitionFilter smil:dur="0.5s" smil:targetElement="id735"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36" smil:attributeName="visibility" smil:to="visible"/>
                  <anim:transitionFilter smil:dur="0.5s" smil:targetElement="id736"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37" smil:attributeName="visibility" smil:to="visible"/>
                  <anim:transitionFilter smil:dur="0.5s" smil:targetElement="id737"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38" smil:attributeName="visibility" smil:to="visible"/>
                  <anim:transitionFilter smil:dur="0.5s" smil:targetElement="id738"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39" smil:attributeName="visibility" smil:to="visible"/>
                  <anim:transitionFilter smil:dur="0.5s" smil:targetElement="id739"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40" smil:attributeName="visibility" smil:to="visible"/>
                  <anim:transitionFilter smil:dur="0.5s" smil:targetElement="id740"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41" smil:attributeName="visibility" smil:to="visible"/>
                  <anim:transitionFilter smil:dur="0.5s" smil:targetElement="id741" smil:type="barWipe" smil:subtype="leftToRight" smil:direction="reverse"/>
                </anim:par>
              </anim:par>
            </anim:par>
          </anim:seq>
        </anim:par>
        <presentation:notes draw:style-name="dp2">
          <draw:page-thumbnail draw:style-name="gr3" draw:layer="layout" svg:width="12.7cm" svg:height="9.525cm" svg:x="3.175cm" svg:y="1.904cm" draw:page-number="116" presentation:class="page"/>
          <draw:frame presentation:style-name="pr1" draw:text-style-name="P5" draw:layer="layout" svg:width="13.97cm" svg:height="11.43cm" svg:x="2.54cm" svg:y="12.065cm" presentation:class="notes" presentation:placeholder="true">
            <draw:text-box/>
          </draw:frame>
        </presentation:notes>
      </draw:page>
      <draw:page draw:name="page117" draw:style-name="dp1" draw:master-page-name="默认" presentation:use-date-time-name="dtd1">
        <draw:custom-shape draw:name="灯片编号占位符 9"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97" draw:style-name="gr5" draw:text-style-name="P12" draw:layer="layout" svg:width="25.4cm" svg:height="1.178cm" svg:x="0cm" svg:y="0cm">
          <text:list text:style-name="L1">
            <text:list-header>
              <text:p text:style-name="P11"><text:span text:style-name="T8">用两分法求方程的根。 <text:s text:c="5"/></text:span><text:span text:style-name="T58">x</text:span><text:span text:style-name="T92">3</text:span><text:span text:style-name="T58">-5x</text:span><text:span text:style-name="T92">2</text:span><text:span text:style-name="T58">+16x-80=0</text:span></text:p>
            </text:list-header>
          </text:list>
          <draw:enhanced-geometry svg:viewBox="0 0 21600 21600" draw:type="mso-spt202" draw:enhanced-path="M 0 0 L 21600 0 21600 21600 0 21600 0 0 Z N"/>
        </draw:custom-shape>
        <draw:custom-shape draw:name="Text Box 98" draw:style-name="gr5" draw:text-style-name="P28" xml:id="id742" draw:id="id742" draw:layer="layout" svg:width="12.065cm" svg:height="5.165cm" svg:x="0cm" svg:y="4.233cm">
          <text:list text:style-name="L1">
            <text:list-header>
              <text:p text:style-name="P27"><text:span text:style-name="T9">#include &lt;math.h&gt;</text:span></text:p>
              <text:p text:style-name="P27"><text:span text:style-name="T9">float f (float x)</text:span></text:p>
              <text:p text:style-name="P27"><text:span text:style-name="T9">{return <text:s/>x*x*x-5*x*x+16*x-80;</text:span></text:p>
              <text:p text:style-name="P27"><text:span text:style-name="T9">}</text:span></text:p>
            </text:list-header>
          </text:list>
          <draw:enhanced-geometry svg:viewBox="0 0 21600 21600" draw:type="mso-spt202" draw:enhanced-path="M 0 0 L 21600 0 21600 21600 0 21600 0 0 Z N"/>
        </draw:custom-shape>
        <draw:custom-shape draw:name="Text Box 99" draw:style-name="gr526" draw:text-style-name="P74" xml:id="id743" draw:id="id743" draw:layer="layout" svg:width="12.065cm" svg:height="18.3cm" svg:x="13.335cm" svg:y="0.833cm">
          <text:list text:style-name="L4">
            <text:list-header>
              <text:p text:style-name="P73"><text:span text:style-name="T45">void main(void )</text:span></text:p>
              <text:p text:style-name="P73"><text:span text:style-name="T45">{ float x1,x2, x0, f0, f1, f2;</text:span></text:p>
              <text:p text:style-name="P73"><text:span text:style-name="T45"><text:s text:c="3"/></text:span><text:span text:style-name="T45">do </text:span></text:p>
              <text:p text:style-name="P73"><text:span text:style-name="T45"><text:s text:c="3"/></text:span><text:span text:style-name="T45">{ <text:s/>cout&lt;&lt;“Input x1, x2\n”;</text:span></text:p>
              <text:p text:style-name="P73"><text:span text:style-name="T45"><text:s text:c="7"/></text:span><text:span text:style-name="T45">cin&gt;&gt;x1&gt;&gt;x2;</text:span></text:p>
              <text:p text:style-name="P73"><text:span text:style-name="T45"><text:s text:c="7"/></text:span><text:span text:style-name="T45">f1=f(x1); <text:s text:c="2"/>f2=f(x2);</text:span></text:p>
              <text:p text:style-name="P73"><text:span text:style-name="T45"><text:s text:c="5"/></text:span><text:span text:style-name="T45">} while (f1*f2&gt;0); </text:span></text:p>
              <text:p text:style-name="P73"><text:span text:style-name="T45"><text:s text:c="4"/></text:span><text:span text:style-name="T58">do</text:span></text:p>
            </text:list-header>
          </text:list>
          <text:list text:style-name="L5">
            <text:list-header>
              <text:p text:style-name="P73"><text:span text:style-name="T58"><text:s text:c="4"/></text:span><text:span text:style-name="T58">{ <text:s/></text:span><text:span text:style-name="T93">x0=(x1+x2)/2;</text:span></text:p>
              <text:p text:style-name="P73"><text:span text:style-name="T58"><text:s text:c="8"/></text:span><text:span text:style-name="T58">f0=f(x0);</text:span></text:p>
              <text:p text:style-name="P73"><text:span text:style-name="T58"><text:s text:c="6"/></text:span><text:span text:style-name="T58">if ((f0*f1) &gt;0){ x1=x0;f1=f0;}</text:span></text:p>
              <text:p text:style-name="P73"><text:span text:style-name="T58"><text:s text:c="6"/></text:span><text:span text:style-name="T58">else { x2=x0;f2=f0;} </text:span></text:p>
              <text:p text:style-name="P73"><text:span text:style-name="T58"><text:s text:c="6"/></text:span><text:span text:style-name="T58">}while (fabs(f0)&gt;=0.0001);</text:span></text:p>
            </text:list-header>
          </text:list>
          <text:list text:style-name="L4">
            <text:list-header>
              <text:p text:style-name="P73"><text:span text:style-name="T45"><text:s text:c="4"/></text:span><text:span text:style-name="T45">cout&lt;&lt;”x=”&lt;&lt; x0&lt;&lt;endl;</text:span></text:p>
              <text:p text:style-name="P73"><text:span text:style-name="T45">}</text:span></text:p>
            </text:list-header>
          </text:list>
          <draw:enhanced-geometry svg:viewBox="0 0 21600 21600" draw:type="mso-spt202" draw:enhanced-path="M 0 0 L 21600 0 21600 21600 0 21600 0 0 Z N"/>
        </draw:custom-shape>
        <draw:custom-shape draw:name="AutoShape 57" draw:style-name="gr527" draw:text-style-name="P24" xml:id="id746" draw:id="id746" draw:layer="layout" svg:width="6.562cm" svg:height="1.27cm" svg:x="6.35cm" svg:y="5.292cm">
          <text:list text:style-name="L3">
            <text:list-header>
              <text:p text:style-name="P23"><text:span text:style-name="T24">输入</text:span><text:span text:style-name="T85">x</text:span><text:span text:style-name="T24">，输出</text:span><text:span text:style-name="T85">f(x)</text:span></text:p>
            </text:list-header>
          </text:list>
          <draw:enhanced-geometry svg:viewBox="0 0 21600 21600" draw:text-areas="800 800 20800 20800" draw:type="round-rectangular-callout" draw:modifiers="-3310 157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8" draw:style-name="gr528" draw:text-style-name="P159" xml:id="id744" draw:id="id744" draw:layer="layout" svg:width="9.313cm" svg:height="1.482cm" svg:x="4.657cm" svg:y="8.89cm">
          <text:list text:style-name="L3">
            <text:list-header>
              <text:p text:style-name="P29"><text:span text:style-name="T26">判断输入是否合法</text:span></text:p>
            </text:list-header>
          </text:list>
          <draw:enhanced-geometry svg:viewBox="0 0 21600 21600" draw:text-areas="800 800 20800 20800" draw:type="round-rectangular-callout" draw:modifiers="22715 -21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00" draw:style-name="gr4" draw:text-style-name="P18" draw:layer="layout" svg:width="7.832cm" svg:height="1.885cm" svg:x="0.635cm" svg:y="1.693cm">
          <text:list text:style-name="L1">
            <text:list-header>
              <text:p text:style-name="P17"><text:span text:style-name="T20">x0=(x1+x2)/2</text:span></text:p>
            </text:list-header>
          </text:list>
          <draw:enhanced-geometry svg:viewBox="0 0 21600 21600" draw:type="mso-spt202" draw:enhanced-path="M 0 0 L 21600 0 21600 21600 0 21600 0 0 Z N"/>
        </draw:custom-shape>
        <draw:custom-shape draw:name="AutoShape 59" draw:style-name="gr529" draw:text-style-name="P30" xml:id="id745" draw:id="id745" draw:layer="layout" svg:width="7.831cm" svg:height="1.482cm" svg:x="5.927cm" svg:y="12.065cm">
          <text:list text:style-name="L3">
            <text:list-header>
              <text:p text:style-name="P29"><text:span text:style-name="T26">求</text:span><text:span text:style-name="T42">x1</text:span><text:span text:style-name="T26">与</text:span><text:span text:style-name="T42">x2</text:span><text:span text:style-name="T26">的中点</text:span></text:p>
            </text:list-header>
          </text:list>
          <draw:enhanced-geometry svg:viewBox="0 0 21600 21600" draw:text-areas="800 800 20800 20800" draw:type="round-rectangular-callout" draw:modifiers="24981 -9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742" smil:attributeName="visibility" smil:to="visible"/>
                  <anim:transitionFilter smil:dur="0.5s" smil:targetElement="id742"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43" smil:attributeName="visibility" smil:to="visible"/>
                  <anim:transitionFilter smil:dur="0.5s" smil:targetElement="id743" smil:type="blindsWipe" smil:subtype="horizontal"/>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44" smil:attributeName="visibility" smil:to="visible"/>
                  <anim:transitionFilter smil:dur="0.5s" smil:targetElement="id74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45" smil:attributeName="visibility" smil:to="visible"/>
                  <anim:transitionFilter smil:dur="0.5s" smil:targetElement="id74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46" smil:attributeName="visibility" smil:to="visible"/>
                  <anim:transitionFilter smil:dur="0.5s" smil:targetElement="id746" smil:type="dissolve"/>
                </anim:par>
              </anim:par>
            </anim:par>
          </anim:seq>
        </anim:par>
        <presentation:notes draw:style-name="dp2">
          <draw:page-thumbnail draw:style-name="gr3" draw:layer="layout" svg:width="12.7cm" svg:height="9.525cm" svg:x="3.175cm" svg:y="1.904cm" draw:page-number="117" presentation:class="page"/>
          <draw:frame presentation:style-name="pr1" draw:text-style-name="P5" draw:layer="layout" svg:width="13.97cm" svg:height="11.43cm" svg:x="2.54cm" svg:y="12.065cm" presentation:class="notes" presentation:placeholder="true">
            <draw:text-box/>
          </draw:frame>
        </presentation:notes>
      </draw:page>
      <draw:page draw:name="page118" draw:style-name="dp1" draw:master-page-name="默认" presentation:use-date-time-name="dtd1">
        <draw:custom-shape draw:name="灯片编号占位符 10"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101" draw:style-name="gr530" draw:text-style-name="P108" draw:layer="layout" svg:width="11.642cm" svg:height="19.26cm" svg:x="1.058cm" svg:y="0cm">
          <text:list text:style-name="L4">
            <text:list-header>
              <text:p text:style-name="P107"><text:span text:style-name="T21">int q(int x)</text:span></text:p>
              <text:p text:style-name="P107"><text:span text:style-name="T21">{ <text:s text:c="2"/>int y=1;</text:span></text:p>
              <text:p text:style-name="P107"><text:span text:style-name="T21"><text:s text:c="4"/></text:span><text:span text:style-name="T21">static int z=1;</text:span></text:p>
              <text:p text:style-name="P107"><text:span text:style-name="T21"><text:s text:c="4"/></text:span><text:span text:style-name="T21">z+=z+y++;</text:span></text:p>
              <text:p text:style-name="P107"><text:span text:style-name="T21"><text:s text:c="4"/></text:span><text:span text:style-name="T21">return x+z;</text:span></text:p>
              <text:p text:style-name="P107"><text:span text:style-name="T21">}</text:span></text:p>
            </text:list-header>
          </text:list>
          <text:list text:style-name="L1">
            <text:list-header>
              <text:p text:style-name="P107"><text:span text:style-name="T20">void main(void)</text:span></text:p>
              <text:p text:style-name="P107"><text:span text:style-name="T20">{ <text:s/>cout&lt;&lt;q(1)&lt;&lt;‘\t’;</text:span></text:p>
              <text:p text:style-name="P107"><text:span text:style-name="T20"><text:s text:c="4"/></text:span><text:span text:style-name="T20">cout&lt;&lt;q(2)&lt;&lt;‘\t’;</text:span></text:p>
              <text:p text:style-name="P107"><text:span text:style-name="T20"><text:s text:c="4"/></text:span><text:span text:style-name="T20">cout&lt;&lt;q(3)&lt;&lt;‘\t’;</text:span></text:p>
              <text:p text:style-name="P107"><text:span text:style-name="T20">}</text:span></text:p>
            </text:list-header>
          </text:list>
          <draw:enhanced-geometry svg:viewBox="0 0 21600 21600" draw:type="mso-spt202" draw:enhanced-path="M 0 0 L 21600 0 21600 21600 0 21600 0 0 Z N"/>
        </draw:custom-shape>
        <draw:custom-shape draw:name="Text Box 102" draw:style-name="gr531" draw:text-style-name="P22" xml:id="id747" draw:id="id747" draw:layer="layout" svg:width="12.065cm" svg:height="1.55cm" svg:x="12.065cm" svg:y="9.525cm">
          <text:list text:style-name="L4">
            <text:list-header>
              <text:p text:style-name="P21"><text:span text:style-name="T21">4 <text:s text:c="5"/>9 <text:s text:c="7"/>18</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47" smil:attributeName="visibility" smil:to="visible"/>
                  <anim:transitionFilter smil:dur="0.5s" smil:targetElement="id747" smil:type="dissolve"/>
                </anim:par>
              </anim:par>
            </anim:par>
          </anim:seq>
        </anim:par>
        <presentation:notes draw:style-name="dp2">
          <draw:page-thumbnail draw:style-name="gr3" draw:layer="layout" svg:width="12.7cm" svg:height="9.525cm" svg:x="3.175cm" svg:y="1.904cm" draw:page-number="118" presentation:class="page"/>
          <draw:frame presentation:style-name="pr1" draw:text-style-name="P5" draw:layer="layout" svg:width="13.97cm" svg:height="11.43cm" svg:x="2.54cm" svg:y="12.065cm" presentation:class="notes" presentation:placeholder="true">
            <draw:text-box/>
          </draw:frame>
        </presentation:notes>
      </draw:page>
      <draw:page draw:name="page119" draw:style-name="dp1" draw:master-page-name="默认" presentation:use-date-time-name="dtd1">
        <draw:custom-shape draw:name="灯片编号占位符 11"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103" draw:style-name="gr5" draw:text-style-name="P12" draw:layer="layout" svg:width="25.4cm" svg:height="2.295cm" svg:x="0cm" svg:y="0cm">
          <text:list text:style-name="L1">
            <text:list-header>
              <text:p text:style-name="P11"><text:span text:style-name="T8">下面函数</text:span><text:span text:style-name="T9">pi</text:span><text:span text:style-name="T8">的功能是：根据以下公式，返回满足精度（</text:span><text:span text:style-name="T9">0.0005</text:span><text:span text:style-name="T8">）要求的</text:span><text:span text:style-name="T94">π</text:span><text:span text:style-name="T8">的值，请填空。</text:span></text:p>
            </text:list-header>
          </text:list>
          <draw:enhanced-geometry svg:viewBox="0 0 21600 21600" draw:type="mso-spt202" draw:enhanced-path="M 0 0 L 21600 0 21600 21600 0 21600 0 0 Z N"/>
        </draw:custom-shape>
        <draw:g draw:name="Group 31">
          <draw:custom-shape draw:name="Text Box 104" draw:style-name="gr5" draw:text-style-name="P12" draw:layer="layout" svg:width="17.567cm" svg:height="2.723cm" svg:x="0.635cm" svg:y="2.117cm">
            <text:list text:style-name="L1">
              <text:list-header>
                <text:p text:style-name="P11"><text:span text:style-name="T9"/></text:p>
                <text:p text:style-name="P11"><text:span text:style-name="T9"/></text:p>
              </text:list-header>
            </text:list>
            <draw:enhanced-geometry svg:viewBox="0 0 21600 21600" draw:type="mso-spt202" draw:enhanced-path="M 0 0 L 21600 0 21600 21600 0 21600 0 0 Z N"/>
          </draw:custom-shape>
          <draw:frame draw:name="Object 8" draw:style-name="gr133" draw:text-style-name="P40" draw:layer="layout" svg:width="16.855cm" svg:height="3.385cm" svg:x="0.635cm" svg:y="2.117cm">
            <draw:object xlink:href="./Object 5" xlink:type="simple" xlink:show="embed" xlink:actuate="onLoad">
              <loext:p/>
            </draw:object>
            <draw:image xlink:href="./ObjectReplacements/Object 5" xlink:type="simple" xlink:show="embed" xlink:actuate="onLoad"/>
          </draw:frame>
        </draw:g>
        <draw:custom-shape draw:name="Text Box 105" draw:style-name="gr5" draw:text-style-name="P28" draw:layer="layout" svg:width="13.335cm" svg:height="11.81cm" svg:x="0cm" svg:y="7.325cm">
          <text:list text:style-name="L1">
            <text:list-header>
              <text:p text:style-name="P27"><text:span text:style-name="T9">#include “math.h”</text:span></text:p>
              <text:p text:style-name="P27"><text:span text:style-name="T9">double pi(double eps)</text:span></text:p>
              <text:p text:style-name="P27"><text:span text:style-name="T9">{ <text:s/>double <text:s/>s, t; <text:s/>int n;</text:span></text:p>
              <text:p text:style-name="P27"><text:span text:style-name="T9"><text:s text:c="3"/></text:span><text:span text:style-name="T9">for ( ___________; t&gt;eps; n++)</text:span></text:p>
              <text:p text:style-name="P27"><text:span text:style-name="T9"><text:s text:c="5"/></text:span><text:span text:style-name="T9">{ <text:s/>s+=t;</text:span></text:p>
              <text:p text:style-name="P27"><text:span text:style-name="T9"><text:s text:c="9"/></text:span><text:span text:style-name="T9">t=n*t/(2*n+1);</text:span></text:p>
              <text:p text:style-name="P27"><text:span text:style-name="T9"><text:s text:c="6"/></text:span><text:span text:style-name="T9">}</text:span></text:p>
              <text:p text:style-name="P27"><text:span text:style-name="T9"><text:s text:c="5"/></text:span><text:span text:style-name="T9">return <text:s/>___________ ;</text:span></text:p>
              <text:p text:style-name="P27"><text:span text:style-name="T9">}</text:span></text:p>
            </text:list-header>
          </text:list>
          <draw:enhanced-geometry svg:viewBox="0 0 21600 21600" draw:type="mso-spt202" draw:enhanced-path="M 0 0 L 21600 0 21600 21600 0 21600 0 0 Z N"/>
        </draw:custom-shape>
        <draw:custom-shape draw:name="Text Box 106" draw:style-name="gr532" draw:text-style-name="P12" draw:layer="layout" svg:width="14.182cm" svg:height="9.408cm" svg:x="11.218cm" svg:y="8.255cm">
          <text:list text:style-name="L4">
            <text:list-header>
              <text:p text:style-name="P11"><text:span text:style-name="T45">main( )</text:span></text:p>
              <text:p text:style-name="P11"><text:span text:style-name="T45">{ <text:s/>double x;</text:span></text:p>
              <text:p text:style-name="P11"><text:span text:style-name="T45"><text:s text:c="5"/></text:span><text:span text:style-name="T45">cout&lt;&lt;“\nInput a precision:”;</text:span></text:p>
              <text:p text:style-name="P11"><text:span text:style-name="T45"><text:s text:c="5"/></text:span><text:span text:style-name="T45">cin&gt;&gt;x;</text:span></text:p>
              <text:p text:style-name="P11"><text:span text:style-name="T45"><text:s text:c="5"/></text:span><text:span text:style-name="T45">cout&lt;&lt; “π=“&lt;&lt;pi(x);</text:span></text:p>
              <text:p text:style-name="P11"><text:span text:style-name="T45">} <text:s text:c="2"/></text:span></text:p>
            </text:list-header>
          </text:list>
          <draw:enhanced-geometry svg:viewBox="0 0 21600 21600" draw:type="mso-spt202" draw:enhanced-path="M 0 0 L 21600 0 21600 21600 0 21600 0 0 Z N"/>
        </draw:custom-shape>
        <draw:custom-shape draw:name="Text Box 107" draw:style-name="gr533" draw:text-style-name="P60" xml:id="id749" draw:id="id749" draw:layer="layout" svg:width="4.868cm" svg:height="1.178cm" svg:x="2.117cm" svg:y="11.135cm">
          <text:list text:style-name="L5">
            <text:list-header>
              <text:p text:style-name="P23"><text:span text:style-name="T58">t=1,s=0,n=1</text:span></text:p>
            </text:list-header>
          </text:list>
          <draw:enhanced-geometry svg:viewBox="0 0 21600 21600" draw:type="mso-spt202" draw:enhanced-path="M 0 0 L 21600 0 21600 21600 0 21600 0 0 Z N"/>
        </draw:custom-shape>
        <draw:custom-shape draw:name="Text Box 108" draw:style-name="gr534" draw:text-style-name="P60" xml:id="id750" draw:id="id750" draw:layer="layout" svg:width="3.599cm" svg:height="1.178cm" svg:x="4.233cm" svg:y="16.638cm">
          <text:list text:style-name="L5">
            <text:list-header>
              <text:p text:style-name="P23"><text:span text:style-name="T58">2*s</text:span></text:p>
            </text:list-header>
          </text:list>
          <draw:enhanced-geometry svg:viewBox="0 0 21600 21600" draw:type="mso-spt202" draw:enhanced-path="M 0 0 L 21600 0 21600 21600 0 21600 0 0 Z N"/>
        </draw:custom-shape>
        <draw:custom-shape draw:name="AutoShape 60" draw:style-name="gr535" draw:text-style-name="P161" xml:id="id751" draw:id="id751" draw:layer="layout" svg:width="4.868cm" svg:height="2.54cm" svg:x="6.562cm" svg:y="5.927cm">
          <text:list text:style-name="L3">
            <text:list-header>
              <text:p text:style-name="P160"><text:span text:style-name="T26">输入精度输出</text:span><text:span text:style-name="T42">π</text:span></text:p>
            </text:list-header>
          </text:list>
          <draw:enhanced-geometry svg:viewBox="0 0 21600 21600" draw:text-areas="800 800 20800 20800" draw:type="round-rectangular-callout" draw:modifiers="2661 268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09" draw:style-name="gr536" draw:text-style-name="P14" xml:id="id748" draw:id="id748" draw:layer="layout" svg:width="6.138cm" svg:height="4.528cm" svg:x="18.415cm" svg:y="2.328cm">
          <text:list text:style-name="L1">
            <text:list-header>
              <text:p text:style-name="P13"><text:span text:style-name="T10">将后一项除以前一项，找规律</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48" smil:attributeName="visibility" smil:to="visible"/>
                  <anim:transitionFilter smil:dur="0.5s" smil:targetElement="id748" smil:type="dissolve"/>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749" smil:attributeName="visibility" smil:to="visible"/>
                  <anim:transitionFilter smil:dur="0.5s" smil:targetElement="id749"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750" smil:attributeName="visibility" smil:to="visible"/>
                  <anim:transitionFilter smil:dur="0.5s" smil:targetElement="id750" smil:type="slideWipe" smil:subtype="from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51" smil:attributeName="visibility" smil:to="visible"/>
                  <anim:transitionFilter smil:dur="0.5s" smil:targetElement="id751" smil:type="dissolve"/>
                </anim:par>
              </anim:par>
            </anim:par>
          </anim:seq>
        </anim:par>
        <presentation:notes draw:style-name="dp2">
          <draw:page-thumbnail draw:style-name="gr3" draw:layer="layout" svg:width="12.7cm" svg:height="9.525cm" svg:x="3.175cm" svg:y="1.904cm" draw:page-number="119" presentation:class="page"/>
          <draw:frame presentation:style-name="pr1" draw:text-style-name="P5" draw:layer="layout" svg:width="13.97cm" svg:height="11.43cm" svg:x="2.54cm" svg:y="12.065cm" presentation:class="notes" presentation:placeholder="true">
            <draw:text-box/>
          </draw:frame>
        </presentation:notes>
      </draw:page>
      <draw:page draw:name="page120" draw:style-name="dp1" draw:master-page-name="默认" presentation:use-date-time-name="dtd1">
        <draw:custom-shape draw:name="灯片编号占位符 12"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110" draw:style-name="gr5" draw:text-style-name="P22" draw:layer="layout" svg:width="11.219cm" svg:height="16.915cm" svg:x="0.423cm" svg:y="0.635cm">
          <text:list text:style-name="L1">
            <text:list-header>
              <text:p text:style-name="P21"><text:span text:style-name="T20">void f(int n)</text:span></text:p>
              <text:p text:style-name="P21"><text:span text:style-name="T20">{ <text:s/>if(n&gt;=10)</text:span></text:p>
              <text:p text:style-name="P21"><text:span text:style-name="T20"><text:s text:c="7"/></text:span><text:span text:style-name="T20">f(n/10);</text:span></text:p>
              <text:p text:style-name="P21"><text:span text:style-name="T20"><text:s/></text:span><text:span text:style-name="T20">cout&lt;&lt;n&lt;&lt;endl;</text:span></text:p>
              <text:p text:style-name="P21"><text:span text:style-name="T20">}</text:span></text:p>
              <text:p text:style-name="P21"><text:span text:style-name="T20">void main(void)</text:span></text:p>
              <text:p text:style-name="P21"><text:span text:style-name="T20">{ <text:s/>f(12345);</text:span></text:p>
              <text:p text:style-name="P21"><text:span text:style-name="T20">}</text:span></text:p>
            </text:list-header>
          </text:list>
          <draw:enhanced-geometry svg:viewBox="0 0 21600 21600" draw:type="mso-spt202" draw:enhanced-path="M 0 0 L 21600 0 21600 21600 0 21600 0 0 Z N"/>
        </draw:custom-shape>
        <draw:custom-shape draw:name="Text Box 111" draw:style-name="gr537" draw:text-style-name="P22" xml:id="id752" draw:id="id752" draw:layer="layout" svg:width="4.022cm" svg:height="10.33cm" svg:x="12.488cm" svg:y="3.175cm">
          <text:list text:style-name="L4">
            <text:list-header>
              <text:p text:style-name="P21"><text:span text:style-name="T21">1</text:span></text:p>
              <text:p text:style-name="P21"><text:span text:style-name="T21">12</text:span></text:p>
              <text:p text:style-name="P21"><text:span text:style-name="T21">123</text:span></text:p>
              <text:p text:style-name="P21"><text:span text:style-name="T21">1234</text:span></text:p>
              <text:p text:style-name="P21"><text:span text:style-name="T21">12345</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52" smil:attributeName="visibility" smil:to="visible"/>
                  <anim:transitionFilter smil:dur="0.5s" smil:targetElement="id752" smil:type="dissolve"/>
                </anim:par>
              </anim:par>
            </anim:par>
          </anim:seq>
        </anim:par>
        <presentation:notes draw:style-name="dp2">
          <draw:page-thumbnail draw:style-name="gr3" draw:layer="layout" svg:width="12.7cm" svg:height="9.525cm" svg:x="3.175cm" svg:y="1.904cm" draw:page-number="120" presentation:class="page"/>
          <draw:frame presentation:style-name="pr1" draw:text-style-name="P5" draw:layer="layout" svg:width="13.97cm" svg:height="11.43cm" svg:x="2.54cm" svg:y="12.065cm" presentation:class="notes" presentation:placeholder="true">
            <draw:text-box/>
          </draw:frame>
        </presentation:notes>
      </draw:page>
      <draw:page draw:name="page121" draw:style-name="dp1" draw:master-page-name="默认" presentation:use-date-time-name="dtd1">
        <draw:custom-shape draw:name="灯片编号占位符 1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112" draw:style-name="gr5" draw:text-style-name="P66" draw:layer="layout" svg:width="16.722cm" svg:height="18.476cm" svg:x="0.423cm" svg:y="0.423cm">
          <text:list text:style-name="L1">
            <text:list-header>
              <text:p text:style-name="P65"><text:span text:style-name="T12">void main(void)</text:span></text:p>
              <text:p text:style-name="P65"><text:span text:style-name="T12">{ <text:s text:c="2"/>char <text:s/>s; <text:s/>cin.get(s);</text:span></text:p>
              <text:p text:style-name="P65"><text:span text:style-name="T12"><text:s text:c="4"/></text:span><text:span text:style-name="T12">while(s!=‘\n’)</text:span></text:p>
              <text:p text:style-name="P65"><text:span text:style-name="T12"><text:s text:c="3"/></text:span><text:span text:style-name="T12">{ <text:s/>switch(s-’2’)</text:span></text:p>
              <text:p text:style-name="P65"><text:span text:style-name="T12"><text:s text:c="5"/></text:span><text:span text:style-name="T12">{ <text:s text:c="2"/>case 0:</text:span></text:p>
              <text:p text:style-name="P65"><text:span text:style-name="T12"><text:s text:c="9"/></text:span><text:span text:style-name="T12">case 1: <text:s/>cout&lt;&lt;s+4;</text:span></text:p>
              <text:p text:style-name="P65"><text:span text:style-name="T12"><text:s text:c="9"/></text:span><text:span text:style-name="T12">case 2: cout&lt;&lt;s+4;break;</text:span></text:p>
              <text:p text:style-name="P65"><text:span text:style-name="T12"><text:s text:c="9"/></text:span><text:span text:style-name="T12">case 3: cout&lt;&lt;s+3;</text:span></text:p>
              <text:p text:style-name="P65"><text:span text:style-name="T12"><text:s text:c="9"/></text:span><text:span text:style-name="T12">default: cout&lt;&lt;s+2; break;</text:span></text:p>
              <text:p text:style-name="P65"><text:span text:style-name="T12"><text:s text:c="5"/></text:span><text:span text:style-name="T12">} </text:span></text:p>
              <text:p text:style-name="P65"><text:span text:style-name="T12"><text:s text:c="5"/></text:span><text:span text:style-name="T12">cin.get(s);</text:span></text:p>
              <text:p text:style-name="P65"><text:span text:style-name="T12"><text:s text:c="3"/></text:span><text:span text:style-name="T12">}cout&lt;&lt;endl;</text:span></text:p>
              <text:p text:style-name="P65"><text:span text:style-name="T12">} <text:s text:c="3"/></text:span></text:p>
            </text:list-header>
          </text:list>
          <draw:enhanced-geometry svg:viewBox="0 0 21600 21600" draw:type="mso-spt202" draw:enhanced-path="M 0 0 L 21600 0 21600 21600 0 21600 0 0 Z N"/>
        </draw:custom-shape>
        <draw:custom-shape draw:name="Text Box 113" draw:style-name="gr538" draw:text-style-name="P16" draw:layer="layout" svg:width="9.736cm" svg:height="1.364cm" svg:x="12.912cm" svg:y="1.905cm">
          <text:list text:style-name="L4">
            <text:list-header>
              <text:p text:style-name="P15"><text:span text:style-name="T33">输入：</text:span><text:span text:style-name="T31">2347&lt;CR&gt;</text:span></text:p>
            </text:list-header>
          </text:list>
          <draw:enhanced-geometry svg:viewBox="0 0 21600 21600" draw:type="mso-spt202" draw:enhanced-path="M 0 0 L 21600 0 21600 21600 0 21600 0 0 Z N"/>
        </draw:custom-shape>
        <draw:custom-shape draw:name="Text Box 114" draw:style-name="gr539" draw:text-style-name="P22" xml:id="id753" draw:id="id753" draw:layer="layout" svg:width="11.853cm" svg:height="1.55cm" svg:x="12.7cm" svg:y="5.503cm">
          <text:list text:style-name="L4">
            <text:list-header>
              <text:p text:style-name="P21"><text:span text:style-name="T21">54545555565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53" smil:attributeName="visibility" smil:to="visible"/>
                  <anim:transitionFilter smil:dur="0.5s" smil:targetElement="id753" smil:type="dissolve"/>
                </anim:par>
              </anim:par>
            </anim:par>
          </anim:seq>
        </anim:par>
        <presentation:notes draw:style-name="dp2">
          <draw:page-thumbnail draw:style-name="gr3" draw:layer="layout" svg:width="12.7cm" svg:height="9.525cm" svg:x="3.175cm" svg:y="1.904cm" draw:page-number="121" presentation:class="page"/>
          <draw:frame presentation:style-name="pr1" draw:text-style-name="P5"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family-generic="system" style:font-pitch="variable"/>
    <style:font-face style:name="Noto Serif CJK SC1" svg:font-family="'Noto Serif CJK SC'" style:font-pitch="variable"/>
    <style:font-face style:name="Times New Roman" svg:font-family="'Times New Roman'" style:font-family-generic="roman" style:font-pitch="variable"/>
    <style:font-face style:name="Times New Roman1" svg:font-family="'Times New Roman'" style:font-pitch="variable"/>
    <style:font-face style:name="华文细黑" svg:font-family="华文细黑" style:font-pitch="variable"/>
    <style:font-face style:name="宋体" svg:font-family="宋体" style:font-pitch="variable"/>
    <style:font-face style:name="宋体1" svg:font-family="宋体" style:font-family-generic="modern" style:font-pitch="variable"/>
    <style:font-face style:name="宋体2" svg:font-family="宋体" style:font-family-generic="roman" style:font-pitch="variable"/>
    <style:font-face style:name="隶书" svg:font-family="隶书" style:font-family-generic="modern" style:font-pitch="fixed"/>
    <style:font-face style:name="隶书1" svg:font-family="隶书" style:font-family-generic="modern" style:font-pitch="variable"/>
    <style:font-face style:name="黑体" svg:font-family="黑体"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30" svg:d="M10 0l-10 30h20z"/>
    <draw:marker draw:name="msArrowStealthEnd_20_6" draw:display-name="msArrowStealthEnd 6" svg:viewBox="0 0 318 530" svg:d="M159 0l159 530-159-212-159 212z"/>
    <draw:marker draw:name="msArrowStealthEnd_20_9" draw:display-name="msArrowStealthEnd 9" svg:viewBox="0 0 575 575" svg:d="M288 0l287 575-287-230-288 230z"/>
    <draw:marker draw:name="线条箭头_20_43" draw:display-name="线条箭头 43" svg:viewBox="0 0 636 636" svg:d="M318 0l318 636h-636z"/>
    <draw:marker draw:name="线条箭头_20_44" draw:display-name="线条箭头 44" svg:viewBox="0 0 636 636" svg:d="M318 0l318 636h-636z"/>
    <draw:marker draw:name="线条箭头_20_45" draw:display-name="线条箭头 45" svg:viewBox="0 0 636 636" svg:d="M318 0l318 636h-636z"/>
    <draw:marker draw:name="线条箭头_20_46" draw:display-name="线条箭头 46" svg:viewBox="0 0 636 636" svg:d="M318 0l318 636h-636z"/>
    <draw:marker draw:name="线条箭头_20_47" draw:display-name="线条箭头 47" svg:viewBox="0 0 636 636" svg:d="M318 0l318 636h-636z"/>
    <draw:marker draw:name="线条箭头_20_48" draw:display-name="线条箭头 48" svg:viewBox="0 0 636 636" svg:d="M318 0l318 636h-636z"/>
    <draw:marker draw:name="线条箭头_20_49" draw:display-name="线条箭头 49" svg:viewBox="0 0 636 636" svg:d="M318 0l318 636h-636z"/>
    <draw:marker draw:name="线条箭头_20_50" draw:display-name="线条箭头 50" svg:viewBox="0 0 795 795" svg:d="M398 0l397 795-397-318-398 318z"/>
    <draw:marker draw:name="线条箭头_20_51" draw:display-name="线条箭头 51" svg:viewBox="0 0 795 795" svg:d="M398 0l397 795-397-318-398 318z"/>
    <draw:marker draw:name="线条箭头_20_52" draw:display-name="线条箭头 52" svg:viewBox="0 0 477 477" svg:d="M239 0l238 477h-477z"/>
    <draw:marker draw:name="线条箭头_20_53" draw:display-name="线条箭头 53" svg:viewBox="0 0 477 477" svg:d="M239 0l238 477h-477z"/>
    <draw:marker draw:name="线条箭头_20_54" draw:display-name="线条箭头 54" svg:viewBox="0 0 477 477" svg:d="M239 0l238 477h-477z"/>
    <draw:marker draw:name="线条箭头_20_55" draw:display-name="线条箭头 55" svg:viewBox="0 0 477 477" svg:d="M239 0l238 477h-477z"/>
    <draw:marker draw:name="线条箭头_20_56" draw:display-name="线条箭头 56" svg:viewBox="0 0 477 477" svg:d="M239 0l238 477h-477z"/>
    <draw:marker draw:name="线条箭头_20_57" draw:display-name="线条箭头 57" svg:viewBox="0 0 477 477" svg:d="M239 0l238 477h-477z"/>
    <draw:marker draw:name="线条箭头_20_58" draw:display-name="线条箭头 58" svg:viewBox="0 0 477 477" svg:d="M239 0l238 477h-477z"/>
    <draw:marker draw:name="线条箭头_20_59" draw:display-name="线条箭头 59" svg:viewBox="0 0 350 350" svg:d="M175 0l175 350-175-140-175 140z"/>
    <draw:marker draw:name="线条箭头_20_60" draw:display-name="线条箭头 60" svg:viewBox="0 0 350 350" svg:d="M175 0l175 350-175-140-175 140z"/>
    <draw:marker draw:name="线条箭头_20_61" draw:display-name="线条箭头 61" svg:viewBox="0 0 345 575" svg:d="M173 0l172 575-172-230-173 230z"/>
    <draw:marker draw:name="线条箭头_20_62" draw:display-name="线条箭头 62" svg:viewBox="0 0 345 575" svg:d="M173 0l172 575-172-230-173 230z"/>
    <draw:marker draw:name="线条箭头_20_63" draw:display-name="线条箭头 63" svg:viewBox="0 0 345 575" svg:d="M173 0l172 575-172-230-173 230z"/>
    <draw:marker draw:name="线条箭头_20_64" draw:display-name="线条箭头 64" svg:viewBox="0 0 345 575" svg:d="M173 0l172 575-172-230-173 230z"/>
    <draw:marker draw:name="线条箭头_20_65" draw:display-name="线条箭头 65" svg:viewBox="0 0 345 575" svg:d="M173 0l172 575-172-230-173 230z"/>
    <draw:marker draw:name="线条箭头_20_66" draw:display-name="线条箭头 66" svg:viewBox="0 0 345 575" svg:d="M173 0l172 575-172-230-173 230z"/>
    <draw:marker draw:name="线条箭头_20_67" draw:display-name="线条箭头 67" svg:viewBox="0 0 237 395" svg:d="M119 0l118 395-118-158-119 158z"/>
    <draw:marker draw:name="线条箭头_20_68" draw:display-name="线条箭头 68" svg:viewBox="0 0 237 395" svg:d="M119 0l118 395-118-158-119 158z"/>
    <draw:marker draw:name="线条箭头_20_69" draw:display-name="线条箭头 69" svg:viewBox="0 0 237 395" svg:d="M119 0l118 395-118-158-119 158z"/>
    <draw:marker draw:name="线条箭头_20_70" draw:display-name="线条箭头 70" svg:viewBox="0 0 237 395" svg:d="M119 0l118 395-118-158-119 158z"/>
    <draw:marker draw:name="线条箭头_20_71" draw:display-name="线条箭头 71" svg:viewBox="0 0 237 395" svg:d="M119 0l118 395-118-158-119 158z"/>
    <draw:marker draw:name="线条箭头_20_72" draw:display-name="线条箭头 72" svg:viewBox="0 0 237 395" svg:d="M119 0l118 395-118-158-119 158z"/>
    <draw:marker draw:name="线条箭头_20_73" draw:display-name="线条箭头 73" svg:viewBox="0 0 237 395" svg:d="M119 0l118 395-118-158-119 158z"/>
    <draw:marker draw:name="线条箭头_20_74" draw:display-name="线条箭头 74" svg:viewBox="0 0 237 395" svg:d="M119 0l118 395-118-158-119 158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617cm" fo:margin-bottom="0cm" fo:line-height="12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bold" style:font-name-asian="宋体" style:font-family-asian="宋体" style:font-pitch-asian="variable" style:font-size-asian="28pt" style:font-style-asian="normal" style:font-weight-asian="bold" style:font-name-complex="宋体" style:font-family-complex="宋体" style:font-pitch-complex="variable" style:font-size-complex="28pt" style:font-style-complex="normal" style:font-weight-complex="bold"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默认-background" style:family="presentation">
      <style:graphic-properties draw:stroke="none" draw:fill="solid" draw:fill-color="#ccccff" draw:textarea-horizontal-align="center" draw:textarea-vertical-align="middle" draw:shadow-color="#808080"/>
      <style:paragraph-properties fo:text-align="center"/>
    </style:style>
    <style:style style:name="默认-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默认-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617cm" fo:margin-bottom="0cm" fo:line-height="12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bold" style:font-name-asian="宋体" style:font-family-asian="宋体" style:font-pitch-asian="variable" style:font-size-asian="28pt" style:font-style-asian="normal" style:font-weight-asian="bold" style:font-name-complex="宋体" style:font-family-complex="宋体" style:font-pitch-complex="variable" style:font-size-complex="28pt" style:font-style-complex="normal" style:font-weight-complex="bold" style:font-relief="none"/>
    </style:style>
    <style:style style:name="默认-notes" style:family="presentation">
      <style:graphic-properties draw:stroke="none" draw:fill="none">
        <text:list-style style:name="默认-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宋体" style:font-family-asian="宋体" style:font-pitch-asian="variable" style:font-size-asian="12pt" style:font-style-asian="normal" style:font-weight-asian="normal" style:font-name-complex="宋体" style:font-family-complex="宋体" style:font-pitch-complex="variable" style:font-size-complex="12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默认-outline1">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宋体" style:font-family-asian="宋体" style:font-pitch-asian="variable" style:font-size-asian="28pt" style:font-style-asian="normal" style:font-weight-asian="normal" style:font-name-complex="宋体" style:font-family-complex="宋体" style:font-pitch-complex="variable" style:font-size-complex="28pt" style:font-style-complex="normal" style:font-weight-complex="normal" style:font-relief="none"/>
    </style:style>
    <style:style style:name="默认-outline3" style:family="presentation" style:parent-style-name="默认-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 style:font-family-asian="宋体" style:font-pitch-asian="variable" style:font-size-asian="24pt" style:font-style-asian="normal" style:font-weight-asian="normal" style:font-name-complex="宋体" style:font-family-complex="宋体" style:font-pitch-complex="variable" style:font-size-complex="24pt" style:font-style-complex="normal" style:font-weight-complex="normal" style:font-relief="none"/>
    </style:style>
    <style:style style:name="默认-outline4" style:family="presentation" style:parent-style-name="默认-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5" style:family="presentation" style:parent-style-name="默认-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6" style:family="presentation" style:parent-style-name="默认-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7" style:family="presentation" style:parent-style-name="默认-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8" style:family="presentation" style:parent-style-name="默认-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9" style:family="presentation" style:parent-style-name="默认-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subtitle" style:family="presentation">
      <style:graphic-properties draw:stroke="none" draw:fill="none" draw:textarea-vertical-align="middle">
        <text:list-style style:name="默认-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horizontal-align="justify" draw:textarea-vertical-align="middle" fo:padding-top="0.13cm" fo:padding-bottom="0.13cm" fo:padding-left="0.25cm" fo:padding-right="0.25cm">
        <text:list-style style:name="默认-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宋体" style:font-family-asian="宋体" style:font-pitch-asian="variable" style:font-size-asian="44pt" style:font-style-asian="normal" style:font-weight-asian="normal" style:font-name-complex="宋体" style:font-family-complex="宋体"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ccc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margin-top="0.265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ffffff"/>
      <style:paragraph-properties fo:margin-left="0cm" fo:margin-right="0cm" fo:margin-top="0.265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margin-top="0.265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margin-top="0.265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margin-top="0.265cm" fo:margin-bottom="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margin-top="0.265cm" fo:margin-bottom="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3" draw:layer="backgroundobjects" svg:width="8.255cm" svg:height="1.27cm" svg:x="10.794cm" svg:y="0cm" presentation:class="date-time">
        <draw:text-box>
          <text:p/>
        </draw:text-box>
      </draw:frame>
      <draw:frame draw:style-name="Mgr3" draw:text-style-name="MP2" draw:layer="backgroundobjects" svg:width="8.255cm" svg:height="1.27cm" svg:x="-0.001cm" svg:y="24.13cm" presentation:class="footer">
        <draw:text-box>
          <text:p/>
        </draw:text-box>
      </draw:frame>
      <draw:frame draw:style-name="Mgr3" draw:text-style-name="MP3" draw:layer="backgroundobjects" svg:width="8.255cm" svg:height="1.27cm" svg:x="10.794cm" svg:y="24.13cm" presentation:class="page-number">
        <draw:text-box>
          <text:list text:style-name="ML1">
            <text:list-header>
              <text:p text:style-name="MP4"><text:span text:style-name="MT1"><text:page-number>&lt;编号&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默认" style:page-layout-name="PM1" draw:style-name="Mdp1">
      <draw:frame presentation:style-name="默认-title" draw:layer="backgroundobjects" svg:width="21.59cm" svg:height="3.175cm" svg:x="1.905cm" svg:y="1.692cm" presentation:class="title" presentation:placeholder="true">
        <draw:text-box/>
      </draw:frame>
      <draw:frame presentation:style-name="默认-outline1" draw:layer="backgroundobjects" svg:width="21.59cm" svg:height="11.43cm" svg:x="1.905cm" svg:y="5.503cm" presentation:class="outline" presentation:placeholder="true">
        <draw:text-box/>
      </draw:frame>
      <draw:frame draw:style-name="Mgr2" draw:text-style-name="MP5" draw:layer="backgroundobjects" svg:width="5.292cm" svg:height="1.27cm" svg:x="1.905cm" svg:y="17.357cm" presentation:class="date-time">
        <draw:text-box>
          <text:p/>
        </draw:text-box>
      </draw:frame>
      <draw:frame draw:style-name="Mgr2" draw:text-style-name="MP6" draw:layer="backgroundobjects" svg:width="8.044cm" svg:height="1.27cm" svg:x="8.678cm" svg:y="17.357cm" presentation:class="footer">
        <draw:text-box>
          <text:p/>
        </draw:text-box>
      </draw:frame>
      <draw:frame draw:style-name="Mgr2" draw:text-style-name="MP8" draw:layer="backgroundobjects" svg:width="5.292cm" svg:height="1.27cm" svg:x="18.203cm" svg:y="17.357cm" presentation:class="page-number">
        <draw:text-box>
          <text:list text:style-name="ML1">
            <text:list-header>
              <text:p text:style-name="MP7"><text:span text:style-name="MT2"><text:page-number>&lt;编号&gt;</text:page-number></text:span></text:p>
            </text:list-header>
          </text:list>
        </draw:text-box>
      </draw:frame>
      <presentation:notes style:page-layout-name="PM0">
        <draw:rect draw:style-name="Mgr1" draw:text-style-name="MP1" draw:layer="backgroundobjects" svg:width="19.05cm" svg:height="25.4cm" svg:x="0cm" svg:y="0cm">
          <text:p/>
        </draw:rect>
        <draw:frame draw:style-name="Mgr2" draw:text-style-name="MP9" draw:layer="backgroundobjects" svg:width="8.255cm" svg:height="1.27cm" svg:x="-0.001cm" svg:y="0cm" presentation:class="header">
          <draw:text-box>
            <text:p/>
          </draw:text-box>
        </draw:frame>
        <draw:frame draw:style-name="Mgr2" draw:text-style-name="MP10" draw:layer="backgroundobjects" svg:width="8.255cm" svg:height="1.27cm" svg:x="10.794cm" svg:y="0cm" presentation:class="date-time">
          <draw:text-box>
            <text:p/>
          </draw:text-box>
        </draw:frame>
        <draw:page-thumbnail presentation:style-name="默认-title" draw:layer="backgroundobjects" svg:width="12.7cm" svg:height="9.525cm" svg:x="3.175cm" svg:y="1.904cm" presentation:class="page"/>
        <draw:frame presentation:style-name="默认-notes" draw:layer="backgroundobjects" svg:width="13.97cm" svg:height="11.43cm" svg:x="2.54cm" svg:y="12.065cm" presentation:class="notes" presentation:placeholder="true">
          <draw:text-box/>
        </draw:frame>
        <draw:frame draw:style-name="Mgr3" draw:text-style-name="MP9" draw:layer="backgroundobjects" svg:width="8.255cm" svg:height="1.27cm" svg:x="-0.001cm" svg:y="24.13cm" presentation:class="footer">
          <draw:text-box>
            <text:p/>
          </draw:text-box>
        </draw:frame>
        <draw:frame draw:style-name="Mgr3" draw:text-style-name="MP10" draw:layer="backgroundobjects" svg:width="8.255cm" svg:height="1.27cm" svg:x="10.794cm" svg:y="24.13cm" presentation:class="page-number">
          <draw:text-box>
            <text:list text:style-name="ML1">
              <text:list-header>
                <text:p text:style-name="MP11"><text:span text:style-name="MT3"><text:page-number>&lt;编号&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_Lecture</dc:title>
    <meta:initial-creator>朱红</meta:initial-creator>
    <meta:creation-date>2002-01-08T14:03:06.320000000</meta:creation-date>
    <dc:date>2024-01-26T10:50:20.616053252</dc:date>
    <meta:editing-cycles>544</meta:editing-cycles>
    <meta:editing-duration>P14DT23H8M52S</meta:editing-duration>
    <meta:generator>LibreOffice/7.3.7.2$Linux_X86_64 LibreOffice_project/30$Build-2</meta:generator>
    <meta:document-statistic meta:object-count="1590"/>
  </office:meta>
</office:document-meta>
</file>

<file path=Object 1/content.xml><?xml version="1.0" encoding="utf-8"?>
<math xmlns="http://www.w3.org/1998/Math/MathML" display="block">
  <semantics>
    <mrow>
      <mstyle mathsize="12pt">
        <mrow>
          <mi>x</mi>
          <mrow>
            <mn>2</mn>
            <mo stretchy="false">=</mo>
            <mi>x</mi>
          </mrow>
          <mrow>
            <mn>1</mn>
            <mo stretchy="false">−</mo>
            <mfrac>
              <mrow>
                <mi>f</mi>
                <mo stretchy="false">(</mo>
                <mi>x</mi>
                <mn>1</mn>
                <mo stretchy="false">)</mo>
              </mrow>
              <mrow>
                <msup>
                  <mi>f</mi>
                  <mi>'</mi>
                </msup>
                <mo stretchy="false">(</mo>
                <mi>x</mi>
                <mn>1</mn>
                <mo stretchy="false">)</mo>
              </mrow>
            </mfrac>
          </mrow>
        </mrow>
      </mstyle>
      <mrow/>
    </mrow>
    <annotation encoding="StarMath 5.0"> size 12{x2=x1 -  {  {f \( x1 \) }  over  { { {f}} sup { ' } \( x1 \) } } } {}</annotation>
  </semantics>
</math>
</file>

<file path=Object 10/content.xml><?xml version="1.0" encoding="utf-8"?>
<math xmlns="http://www.w3.org/1998/Math/MathML" display="block">
  <semantics>
    <mrow>
      <mstyle mathsize="12pt">
        <mrow>
          <mrow>
            <mi>s</mi>
            <mo stretchy="false">=</mo>
            <mrow>
              <mn>1</mn>
              <mo stretchy="false">+</mo>
              <mfrac>
                <mn>1</mn>
                <mi>x</mi>
              </mfrac>
              <mo stretchy="false">+</mo>
              <mfrac>
                <mn>1</mn>
                <msup>
                  <mi>x</mi>
                  <mstyle mathsize="8pt">
                    <mn>2</mn>
                  </mstyle>
                </msup>
              </mfrac>
              <mo stretchy="false">+</mo>
              <mfrac>
                <mn>1</mn>
                <msup>
                  <mi>x</mi>
                  <mstyle mathsize="8pt">
                    <mn>3</mn>
                  </mstyle>
                </msup>
              </mfrac>
              <mo stretchy="false">+</mo>
              <mo stretchy="false">⋯</mo>
            </mrow>
          </mrow>
          <mrow>
            <mo fence="true" form="prefix" stretchy="true">(</mo>
            <mrow>
              <mrow>
                <mi>x</mi>
                <mo stretchy="false">&gt;</mo>
                <mn>1</mn>
              </mrow>
            </mrow>
            <mo fence="true" form="postfix" stretchy="true">)</mo>
          </mrow>
        </mrow>
      </mstyle>
      <mrow/>
    </mrow>
    <annotation encoding="StarMath 5.0"> size 12{s=1+ {  {1}  over  {x} } + {  {1}  over  {x rSup { size 8{2} } } } + {  {1}  over  {x rSup { size 8{3} } } } + dotsaxis  left (x&gt;1 right )} {}</annotation>
  </semantics>
</math>
</file>

<file path=Object 11/content.xml><?xml version="1.0" encoding="utf-8"?>
<math xmlns="http://www.w3.org/1998/Math/MathML" display="block">
  <semantics>
    <mrow>
      <mstyle mathsize="12pt">
        <mrow>
          <mi>f</mi>
          <mo stretchy="false">(</mo>
          <mi>k</mi>
          <mi>,</mi>
          <mi>n</mi>
          <mrow>
            <mo stretchy="false">)</mo>
            <mo stretchy="false">=</mo>
            <mrow>
              <msup>
                <mn>1</mn>
                <mstyle mathsize="8pt">
                  <mi>k</mi>
                </mstyle>
              </msup>
              <mo stretchy="false">+</mo>
              <msup>
                <mn>2</mn>
                <mstyle mathsize="8pt">
                  <mi>k</mi>
                </mstyle>
              </msup>
              <mo stretchy="false">+</mo>
              <msup>
                <mn>3</mn>
                <mstyle mathsize="8pt">
                  <mi>k</mi>
                </mstyle>
              </msup>
              <mo stretchy="false">+</mo>
              <mtext>.</mtext>
            </mrow>
          </mrow>
          <mtext>.</mtext>
          <mtext>.</mtext>
          <mrow>
            <mtext>.</mtext>
            <mo stretchy="false">+</mo>
            <msup>
              <mi>n</mi>
              <mstyle mathsize="8pt">
                <mi>k</mi>
              </mstyle>
            </msup>
          </mrow>
        </mrow>
      </mstyle>
      <mrow/>
    </mrow>
    <annotation encoding="StarMath 5.0"> size 12{f \( k,n \) =1 rSup { size 8{k} } +2 rSup { size 8{k} } +3 rSup { size 8{k} } + "."  "."  "."  "." +n rSup { size 8{k} } } {}</annotation>
  </semantics>
</math>
</file>

<file path=Object 2/content.xml><?xml version="1.0" encoding="utf-8"?>
<math xmlns="http://www.w3.org/1998/Math/MathML" display="block">
  <semantics>
    <mrow>
      <mstyle mathsize="12pt">
        <mrow>
          <mi>x</mi>
          <mrow>
            <mn>1</mn>
            <mo stretchy="false">=</mo>
            <mi>x</mi>
          </mrow>
          <mrow>
            <mn>0</mn>
            <mo stretchy="false">−</mo>
            <mfrac>
              <mrow>
                <mi>f</mi>
                <mo stretchy="false">(</mo>
                <mi>x</mi>
                <mn>0</mn>
                <mo stretchy="false">)</mo>
              </mrow>
              <mrow>
                <msup>
                  <mi>f</mi>
                  <mi>'</mi>
                </msup>
                <mo stretchy="false">(</mo>
                <mi>x</mi>
                <mn>0</mn>
                <mo stretchy="false">)</mo>
              </mrow>
            </mfrac>
          </mrow>
        </mrow>
      </mstyle>
      <mrow/>
    </mrow>
    <annotation encoding="StarMath 5.0"> size 12{x1=x0 -  {  {f \( x0 \) }  over  { { {f}} sup { ' } \( x0 \) } } } {}</annotation>
  </semantics>
</math>
</file>

<file path=Object 3/content.xml><?xml version="1.0" encoding="utf-8"?>
<math xmlns="http://www.w3.org/1998/Math/MathML" display="block">
  <semantics>
    <mrow>
      <mstyle mathsize="12pt">
        <mrow>
          <mi>x</mi>
          <mrow>
            <mn>0</mn>
            <mo stretchy="false">=</mo>
            <mfrac>
              <mrow>
                <mi>x</mi>
                <mrow>
                  <mn>1</mn>
                  <mo stretchy="false">∗</mo>
                  <mi>f</mi>
                </mrow>
                <mo stretchy="false">(</mo>
                <mi>x</mi>
                <mn>2</mn>
                <mrow>
                  <mo stretchy="false">)</mo>
                  <mo stretchy="false">−</mo>
                  <mi>x</mi>
                </mrow>
                <mrow>
                  <mn>2</mn>
                  <mo stretchy="false">∗</mo>
                  <mi>f</mi>
                </mrow>
                <mo stretchy="false">(</mo>
                <mi>x</mi>
                <mn>1</mn>
                <mo stretchy="false">)</mo>
              </mrow>
              <mrow>
                <mi>f</mi>
                <mo stretchy="false">(</mo>
                <mi>x</mi>
                <mn>2</mn>
                <mrow>
                  <mo stretchy="false">)</mo>
                  <mo stretchy="false">−</mo>
                  <mi>f</mi>
                </mrow>
                <mo stretchy="false">(</mo>
                <mi>x</mi>
                <mn>1</mn>
                <mo stretchy="false">)</mo>
              </mrow>
            </mfrac>
          </mrow>
        </mrow>
      </mstyle>
      <mrow/>
    </mrow>
    <annotation encoding="StarMath 5.0"> size 12{x0= {  {x1*f \( x2 \)  - x2*f \( x1 \) }  over  {f \( x2 \)  - f \( x1 \) } } } {}</annotation>
  </semantics>
</math>
</file>

<file path=Object 4/content.xml><?xml version="1.0" encoding="utf-8"?>
<math xmlns="http://www.w3.org/1998/Math/MathML" display="block">
  <semantics>
    <mrow>
      <mstyle mathsize="12pt">
        <mrow>
          <mi>x</mi>
          <mrow>
            <mn>0</mn>
            <mo stretchy="false">=</mo>
            <mfrac>
              <mrow>
                <mi>x</mi>
                <mrow>
                  <mn>1</mn>
                  <mo stretchy="false">∗</mo>
                  <mi>f</mi>
                </mrow>
                <mo stretchy="false">(</mo>
                <mi>x</mi>
                <mn>2</mn>
                <mrow>
                  <mo stretchy="false">)</mo>
                  <mo stretchy="false">−</mo>
                  <mi>x</mi>
                </mrow>
                <mrow>
                  <mn>2</mn>
                  <mo stretchy="false">∗</mo>
                  <mi>f</mi>
                </mrow>
                <mo stretchy="false">(</mo>
                <mi>x</mi>
                <mn>1</mn>
                <mo stretchy="false">)</mo>
              </mrow>
              <mrow>
                <mi>f</mi>
                <mo stretchy="false">(</mo>
                <mi>x</mi>
                <mn>2</mn>
                <mrow>
                  <mo stretchy="false">)</mo>
                  <mo stretchy="false">−</mo>
                  <mi>f</mi>
                </mrow>
                <mo stretchy="false">(</mo>
                <mi>x</mi>
                <mn>1</mn>
                <mo stretchy="false">)</mo>
              </mrow>
            </mfrac>
          </mrow>
        </mrow>
      </mstyle>
      <mrow/>
    </mrow>
    <annotation encoding="StarMath 5.0"> size 12{x0= {  {x1*f \( x2 \)  - x2*f \( x1 \) }  over  {f \( x2 \)  - f \( x1 \) } } } {}</annotation>
  </semantics>
</math>
</file>

<file path=Object 5/content.xml><?xml version="1.0" encoding="utf-8"?>
<math xmlns="http://www.w3.org/1998/Math/MathML" display="block">
  <semantics>
    <mrow>
      <mstyle mathsize="12pt">
        <mrow>
          <mrow>
            <mfrac>
              <mi>π</mi>
              <mn>2</mn>
            </mfrac>
            <mo stretchy="false">=</mo>
            <mrow>
              <mn>1</mn>
              <mo stretchy="false">+</mo>
              <mfrac>
                <mn>1</mn>
                <mn>3</mn>
              </mfrac>
              <mo stretchy="false">+</mo>
              <mfrac>
                <mn>1</mn>
                <mn>3</mn>
              </mfrac>
            </mrow>
          </mrow>
          <mrow>
            <mfrac>
              <mn>2</mn>
              <mn>5</mn>
            </mfrac>
            <mo stretchy="false">+</mo>
            <mfrac>
              <mn>1</mn>
              <mn>3</mn>
            </mfrac>
          </mrow>
          <mfrac>
            <mn>2</mn>
            <mn>5</mn>
          </mfrac>
          <mrow>
            <mfrac>
              <mn>3</mn>
              <mn>7</mn>
            </mfrac>
            <mo stretchy="false">+</mo>
            <mfrac>
              <mn>1</mn>
              <mn>3</mn>
            </mfrac>
          </mrow>
          <mfrac>
            <mn>2</mn>
            <mn>5</mn>
          </mfrac>
          <mfrac>
            <mn>3</mn>
            <mn>7</mn>
          </mfrac>
          <mrow>
            <mfrac>
              <mn>4</mn>
              <mn>9</mn>
            </mfrac>
            <mo stretchy="false">+</mo>
            <mo stretchy="false">⋯</mo>
          </mrow>
        </mrow>
      </mstyle>
      <mrow/>
    </mrow>
    <annotation encoding="StarMath 5.0"> size 12{ {  {π}  over  {2} } =1+ {  {1}  over  {3} } + {  {1}  over  {3} }  {  {2}  over  {5} } + {  {1}  over  {3} }  {  {2}  over  {5} }  {  {3}  over  {7} } + {  {1}  over  {3} }  {  {2}  over  {5} }  {  {3}  over  {7} }  {  {4}  over  {9} } + dotsaxis } {}</annotation>
  </semantics>
</math>
</file>

<file path=Object 8/content.xml><?xml version="1.0" encoding="utf-8"?>
<math xmlns="http://www.w3.org/1998/Math/MathML" display="block">
  <semantics>
    <mrow>
      <mstyle mathsize="12pt">
        <mrow>
          <msub>
            <mi>f</mi>
            <mstyle mathsize="8pt">
              <mn>1</mn>
            </mstyle>
          </msub>
          <mrow>
            <mrow>
              <mo fence="true" form="prefix" stretchy="true">(</mo>
              <mrow>
                <mi>x</mi>
              </mrow>
              <mo fence="true" form="postfix" stretchy="true">)</mo>
            </mrow>
            <mo stretchy="false">=</mo>
            <mn>3</mn>
          </mrow>
          <mrow>
            <msup>
              <mi>x</mi>
              <mstyle mathsize="8pt">
                <mn>3</mn>
              </mstyle>
            </msup>
            <mo stretchy="false">+</mo>
            <mn>2</mn>
          </mrow>
          <mrow>
            <msup>
              <mi>x</mi>
              <mstyle mathsize="8pt">
                <mn>2</mn>
              </mstyle>
            </msup>
            <mo stretchy="false">−</mo>
            <mn>1</mn>
          </mrow>
        </mrow>
      </mstyle>
      <mrow/>
    </mrow>
    <annotation encoding="StarMath 5.0"> size 12{f rSub { size 8{1} }  left (x right )=3x rSup { size 8{3} } +2x rSup { size 8{2} }  - 1} {}</annotation>
  </semantics>
</math>
</file>

<file path=Object 9/content.xml><?xml version="1.0" encoding="utf-8"?>
<math xmlns="http://www.w3.org/1998/Math/MathML" display="block">
  <semantics>
    <mrow>
      <mstyle mathsize="12pt">
        <mrow>
          <msub>
            <mi>f</mi>
            <mstyle mathsize="8pt">
              <mn>2</mn>
            </mstyle>
          </msub>
          <mrow>
            <mrow>
              <mo fence="true" form="prefix" stretchy="true">(</mo>
              <mrow>
                <mi>x</mi>
              </mrow>
              <mo fence="true" form="postfix" stretchy="true">)</mo>
            </mrow>
            <mo stretchy="false">=</mo>
            <mrow>
              <msup>
                <mi>x</mi>
                <mstyle mathsize="8pt">
                  <mn>2</mn>
                </mstyle>
              </msup>
              <mo stretchy="false">+</mo>
              <mn>2</mn>
            </mrow>
          </mrow>
          <mrow>
            <mi>x</mi>
            <mo stretchy="false">+</mo>
            <mn>1</mn>
          </mrow>
        </mrow>
      </mstyle>
      <mrow/>
    </mrow>
    <annotation encoding="StarMath 5.0"> size 12{f rSub { size 8{2} }  left (x right )=x rSup { size 8{2} } +2x+1} {}</annotation>
  </semantics>
</math>
</file>